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in" svg:height="3.5453in" svg:x="8.915in" svg:y="2.2587in">
            <draw:object draw:notify-on-update-of-ranges="Sheet1.L1:Sheet1.P1 Sheet1.L2:Sheet1.P2 Sheet1.L3:Sheet1.P3 Sheet1.L3:Sheet1.P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5618488" calcext:value-type="float">
            <text:p>5618488</text:p>
          </table:table-cell>
          <table:table-cell office:value-type="float" office:value="62607096" calcext:value-type="float">
            <text:p>62607096</text:p>
          </table:table-cell>
          <table:table-cell office:value-type="float" office:value="18678048" calcext:value-type="float">
            <text:p>18678048</text:p>
          </table:table-cell>
          <table:table-cell office:value-type="float" office:value="9416952" calcext:value-type="float">
            <text:p>9416952</text:p>
          </table:table-cell>
          <table:table-cell office:value-type="float" office:value="9421664" calcext:value-type="float">
            <text:p>9421664</text:p>
          </table:table-cell>
          <table:table-cell office:value-type="float" office:value="8082288" calcext:value-type="float">
            <text:p>8082288</text:p>
          </table:table-cell>
          <table:table-cell office:value-type="float" office:value="79984016" calcext:value-type="float">
            <text:p>79984016</text:p>
          </table:table-cell>
          <table:table-cell office:value-type="float" office:value="20339696" calcext:value-type="float">
            <text:p>20339696</text:p>
          </table:table-cell>
          <table:table-cell office:value-type="float" office:value="13430192" calcext:value-type="float">
            <text:p>13430192</text:p>
          </table:table-cell>
          <table:table-cell office:value-type="float" office:value="13112848" calcext:value-type="float">
            <text:p>13112848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float" office:value="5620448" calcext:value-type="float">
            <text:p>5620448</text:p>
          </table:table-cell>
          <table:table-cell office:value-type="float" office:value="62609176" calcext:value-type="float">
            <text:p>62609176</text:p>
          </table:table-cell>
          <table:table-cell office:value-type="float" office:value="18679432" calcext:value-type="float">
            <text:p>18679432</text:p>
          </table:table-cell>
          <table:table-cell office:value-type="float" office:value="9422616" calcext:value-type="float">
            <text:p>9422616</text:p>
          </table:table-cell>
          <table:table-cell office:value-type="float" office:value="9433784" calcext:value-type="float">
            <text:p>9433784</text:p>
          </table:table-cell>
          <table:table-cell office:value-type="float" office:value="8090840" calcext:value-type="float">
            <text:p>8090840</text:p>
          </table:table-cell>
          <table:table-cell office:value-type="float" office:value="80952880" calcext:value-type="float">
            <text:p>80952880</text:p>
          </table:table-cell>
          <table:table-cell office:value-type="float" office:value="20377480" calcext:value-type="float">
            <text:p>20377480</text:p>
          </table:table-cell>
          <table:table-cell office:value-type="float" office:value="13831192" calcext:value-type="float">
            <text:p>13831192</text:p>
          </table:table-cell>
          <table:table-cell office:value-type="float" office:value="13423272" calcext:value-type="float">
            <text:p>13423272</text:p>
          </table:table-cell>
          <table:table-cell/>
          <table:table-cell table:formula="of:=AVERAGE([.A200:.A801])" office:value-type="float" office:value="5913728.67774086" calcext:value-type="float">
            <text:p>5913728.67774086</text:p>
          </table:table-cell>
          <table:table-cell table:formula="of:=AVERAGE([.B200:.B801])" office:value-type="float" office:value="62875359.1096346" calcext:value-type="float">
            <text:p>62875359.1096346</text:p>
          </table:table-cell>
          <table:table-cell table:formula="of:=AVERAGE([.C200:.C801])" office:value-type="float" office:value="18949521.6212625" calcext:value-type="float">
            <text:p>18949521.6212625</text:p>
          </table:table-cell>
          <table:table-cell table:formula="of:=AVERAGE([.D200:.D801])" office:value-type="float" office:value="9607845.3820598" calcext:value-type="float">
            <text:p>9607845.3820598</text:p>
          </table:table-cell>
          <table:table-cell table:formula="of:=AVERAGE([.E200:.E801])" office:value-type="float" office:value="9633029.06312292" calcext:value-type="float">
            <text:p>9633029.06312292</text:p>
          </table:table-cell>
        </table:table-row>
        <table:table-row table:style-name="ro1">
          <table:table-cell office:value-type="float" office:value="5631776" calcext:value-type="float">
            <text:p>5631776</text:p>
          </table:table-cell>
          <table:table-cell office:value-type="float" office:value="62610152" calcext:value-type="float">
            <text:p>62610152</text:p>
          </table:table-cell>
          <table:table-cell office:value-type="float" office:value="18682216" calcext:value-type="float">
            <text:p>18682216</text:p>
          </table:table-cell>
          <table:table-cell office:value-type="float" office:value="9424464" calcext:value-type="float">
            <text:p>9424464</text:p>
          </table:table-cell>
          <table:table-cell office:value-type="float" office:value="9436600" calcext:value-type="float">
            <text:p>9436600</text:p>
          </table:table-cell>
          <table:table-cell office:value-type="float" office:value="8091288" calcext:value-type="float">
            <text:p>8091288</text:p>
          </table:table-cell>
          <table:table-cell office:value-type="float" office:value="81148584" calcext:value-type="float">
            <text:p>81148584</text:p>
          </table:table-cell>
          <table:table-cell office:value-type="float" office:value="20407160" calcext:value-type="float">
            <text:p>20407160</text:p>
          </table:table-cell>
          <table:table-cell office:value-type="float" office:value="13832424" calcext:value-type="float">
            <text:p>13832424</text:p>
          </table:table-cell>
          <table:table-cell office:value-type="float" office:value="13790152" calcext:value-type="float">
            <text:p>13790152</text:p>
          </table:table-cell>
          <table:table-cell/>
          <table:table-cell table:formula="of:=SQRT(VAR([.A200:.A801]))" office:value-type="float" office:value="42822.0877842514" calcext:value-type="float">
            <text:p>42822.0877842514</text:p>
          </table:table-cell>
          <table:table-cell table:formula="of:=SQRT(VAR([.B200:.B801]))" office:value-type="float" office:value="91503.4127956031" calcext:value-type="float">
            <text:p>91503.4127956031</text:p>
          </table:table-cell>
          <table:table-cell table:formula="of:=SQRT(VAR([.C200:.C801]))" office:value-type="float" office:value="50012.2322445813" calcext:value-type="float">
            <text:p>50012.2322445813</text:p>
          </table:table-cell>
          <table:table-cell table:formula="of:=SQRT(VAR([.D200:.D801]))" office:value-type="float" office:value="56802.6064490987" calcext:value-type="float">
            <text:p>56802.6064490987</text:p>
          </table:table-cell>
          <table:table-cell table:formula="of:=SQRT(VAR([.E200:.E801]))" office:value-type="float" office:value="65522.9359556808" calcext:value-type="float">
            <text:p>65522.9359556808</text:p>
          </table:table-cell>
        </table:table-row>
        <table:table-row table:style-name="ro1">
          <table:table-cell office:value-type="float" office:value="5635608" calcext:value-type="float">
            <text:p>5635608</text:p>
          </table:table-cell>
          <table:table-cell office:value-type="float" office:value="62611056" calcext:value-type="float">
            <text:p>62611056</text:p>
          </table:table-cell>
          <table:table-cell office:value-type="float" office:value="18687232" calcext:value-type="float">
            <text:p>18687232</text:p>
          </table:table-cell>
          <table:table-cell office:value-type="float" office:value="9426968" calcext:value-type="float">
            <text:p>9426968</text:p>
          </table:table-cell>
          <table:table-cell office:value-type="float" office:value="9439648" calcext:value-type="float">
            <text:p>9439648</text:p>
          </table:table-cell>
          <table:table-cell office:value-type="float" office:value="8101624" calcext:value-type="float">
            <text:p>8101624</text:p>
          </table:table-cell>
          <table:table-cell office:value-type="float" office:value="81247952" calcext:value-type="float">
            <text:p>81247952</text:p>
          </table:table-cell>
          <table:table-cell office:value-type="float" office:value="20412504" calcext:value-type="float">
            <text:p>20412504</text:p>
          </table:table-cell>
          <table:table-cell office:value-type="float" office:value="13876248" calcext:value-type="float">
            <text:p>13876248</text:p>
          </table:table-cell>
          <table:table-cell office:value-type="float" office:value="13818992" calcext:value-type="float">
            <text:p>13818992</text:p>
          </table:table-cell>
          <table:table-cell table:number-columns-repeated="6"/>
        </table:table-row>
        <table:table-row table:style-name="ro1">
          <table:table-cell office:value-type="float" office:value="5638088" calcext:value-type="float">
            <text:p>5638088</text:p>
          </table:table-cell>
          <table:table-cell office:value-type="float" office:value="62612592" calcext:value-type="float">
            <text:p>62612592</text:p>
          </table:table-cell>
          <table:table-cell office:value-type="float" office:value="18687632" calcext:value-type="float">
            <text:p>18687632</text:p>
          </table:table-cell>
          <table:table-cell office:value-type="float" office:value="9427640" calcext:value-type="float">
            <text:p>9427640</text:p>
          </table:table-cell>
          <table:table-cell office:value-type="float" office:value="9443840" calcext:value-type="float">
            <text:p>9443840</text:p>
          </table:table-cell>
          <table:table-cell office:value-type="float" office:value="8103504" calcext:value-type="float">
            <text:p>8103504</text:p>
          </table:table-cell>
          <table:table-cell office:value-type="float" office:value="81259528" calcext:value-type="float">
            <text:p>81259528</text:p>
          </table:table-cell>
          <table:table-cell office:value-type="float" office:value="20414888" calcext:value-type="float">
            <text:p>20414888</text:p>
          </table:table-cell>
          <table:table-cell office:value-type="float" office:value="13877376" calcext:value-type="float">
            <text:p>13877376</text:p>
          </table:table-cell>
          <table:table-cell office:value-type="float" office:value="13870640" calcext:value-type="float">
            <text:p>13870640</text:p>
          </table:table-cell>
          <table:table-cell table:number-columns-repeated="6"/>
        </table:table-row>
        <table:table-row table:style-name="ro1">
          <table:table-cell office:value-type="float" office:value="5639544" calcext:value-type="float">
            <text:p>5639544</text:p>
          </table:table-cell>
          <table:table-cell office:value-type="float" office:value="62614568" calcext:value-type="float">
            <text:p>62614568</text:p>
          </table:table-cell>
          <table:table-cell office:value-type="float" office:value="18688736" calcext:value-type="float">
            <text:p>18688736</text:p>
          </table:table-cell>
          <table:table-cell office:value-type="float" office:value="9429808" calcext:value-type="float">
            <text:p>9429808</text:p>
          </table:table-cell>
          <table:table-cell office:value-type="float" office:value="9444448" calcext:value-type="float">
            <text:p>9444448</text:p>
          </table:table-cell>
          <table:table-cell office:value-type="float" office:value="8103904" calcext:value-type="float">
            <text:p>8103904</text:p>
          </table:table-cell>
          <table:table-cell office:value-type="float" office:value="81329800" calcext:value-type="float">
            <text:p>81329800</text:p>
          </table:table-cell>
          <table:table-cell office:value-type="float" office:value="20445344" calcext:value-type="float">
            <text:p>20445344</text:p>
          </table:table-cell>
          <table:table-cell office:value-type="float" office:value="13908584" calcext:value-type="float">
            <text:p>13908584</text:p>
          </table:table-cell>
          <table:table-cell office:value-type="float" office:value="13898608" calcext:value-type="float">
            <text:p>13898608</text:p>
          </table:table-cell>
          <table:table-cell table:number-columns-repeated="6"/>
        </table:table-row>
        <table:table-row table:style-name="ro1">
          <table:table-cell office:value-type="float" office:value="5645240" calcext:value-type="float">
            <text:p>5645240</text:p>
          </table:table-cell>
          <table:table-cell office:value-type="float" office:value="62615224" calcext:value-type="float">
            <text:p>62615224</text:p>
          </table:table-cell>
          <table:table-cell office:value-type="float" office:value="18702512" calcext:value-type="float">
            <text:p>18702512</text:p>
          </table:table-cell>
          <table:table-cell office:value-type="float" office:value="9440832" calcext:value-type="float">
            <text:p>9440832</text:p>
          </table:table-cell>
          <table:table-cell office:value-type="float" office:value="9445272" calcext:value-type="float">
            <text:p>9445272</text:p>
          </table:table-cell>
          <table:table-cell office:value-type="float" office:value="8108096" calcext:value-type="float">
            <text:p>8108096</text:p>
          </table:table-cell>
          <table:table-cell office:value-type="float" office:value="81335968" calcext:value-type="float">
            <text:p>81335968</text:p>
          </table:table-cell>
          <table:table-cell office:value-type="float" office:value="20459072" calcext:value-type="float">
            <text:p>20459072</text:p>
          </table:table-cell>
          <table:table-cell office:value-type="float" office:value="13920312" calcext:value-type="float">
            <text:p>13920312</text:p>
          </table:table-cell>
          <table:table-cell office:value-type="float" office:value="13906320" calcext:value-type="float">
            <text:p>13906320</text:p>
          </table:table-cell>
          <table:table-cell table:number-columns-repeated="6"/>
        </table:table-row>
        <table:table-row table:style-name="ro1">
          <table:table-cell office:value-type="float" office:value="5649016" calcext:value-type="float">
            <text:p>5649016</text:p>
          </table:table-cell>
          <table:table-cell office:value-type="float" office:value="62618632" calcext:value-type="float">
            <text:p>62618632</text:p>
          </table:table-cell>
          <table:table-cell office:value-type="float" office:value="18716096" calcext:value-type="float">
            <text:p>18716096</text:p>
          </table:table-cell>
          <table:table-cell office:value-type="float" office:value="9446016" calcext:value-type="float">
            <text:p>9446016</text:p>
          </table:table-cell>
          <table:table-cell office:value-type="float" office:value="9452112" calcext:value-type="float">
            <text:p>9452112</text:p>
          </table:table-cell>
          <table:table-cell office:value-type="float" office:value="8108624" calcext:value-type="float">
            <text:p>8108624</text:p>
          </table:table-cell>
          <table:table-cell office:value-type="float" office:value="81339232" calcext:value-type="float">
            <text:p>81339232</text:p>
          </table:table-cell>
          <table:table-cell office:value-type="float" office:value="20480232" calcext:value-type="float">
            <text:p>20480232</text:p>
          </table:table-cell>
          <table:table-cell office:value-type="float" office:value="13949624" calcext:value-type="float">
            <text:p>13949624</text:p>
          </table:table-cell>
          <table:table-cell office:value-type="float" office:value="13907784" calcext:value-type="float">
            <text:p>13907784</text:p>
          </table:table-cell>
          <table:table-cell table:number-columns-repeated="6"/>
        </table:table-row>
        <table:table-row table:style-name="ro1">
          <table:table-cell office:value-type="float" office:value="5654944" calcext:value-type="float">
            <text:p>5654944</text:p>
          </table:table-cell>
          <table:table-cell office:value-type="float" office:value="62621280" calcext:value-type="float">
            <text:p>62621280</text:p>
          </table:table-cell>
          <table:table-cell office:value-type="float" office:value="18718896" calcext:value-type="float">
            <text:p>18718896</text:p>
          </table:table-cell>
          <table:table-cell office:value-type="float" office:value="9446840" calcext:value-type="float">
            <text:p>9446840</text:p>
          </table:table-cell>
          <table:table-cell office:value-type="float" office:value="9453000" calcext:value-type="float">
            <text:p>9453000</text:p>
          </table:table-cell>
          <table:table-cell office:value-type="float" office:value="8112720" calcext:value-type="float">
            <text:p>8112720</text:p>
          </table:table-cell>
          <table:table-cell office:value-type="float" office:value="81359144" calcext:value-type="float">
            <text:p>81359144</text:p>
          </table:table-cell>
          <table:table-cell office:value-type="float" office:value="20483664" calcext:value-type="float">
            <text:p>20483664</text:p>
          </table:table-cell>
          <table:table-cell office:value-type="float" office:value="13967072" calcext:value-type="float">
            <text:p>13967072</text:p>
          </table:table-cell>
          <table:table-cell office:value-type="float" office:value="13909064" calcext:value-type="float">
            <text:p>13909064</text:p>
          </table:table-cell>
          <table:table-cell table:number-columns-repeated="6"/>
        </table:table-row>
        <table:table-row table:style-name="ro1">
          <table:table-cell office:value-type="float" office:value="5654944" calcext:value-type="float">
            <text:p>5654944</text:p>
          </table:table-cell>
          <table:table-cell office:value-type="float" office:value="62628568" calcext:value-type="float">
            <text:p>62628568</text:p>
          </table:table-cell>
          <table:table-cell office:value-type="float" office:value="18720976" calcext:value-type="float">
            <text:p>18720976</text:p>
          </table:table-cell>
          <table:table-cell office:value-type="float" office:value="9447720" calcext:value-type="float">
            <text:p>9447720</text:p>
          </table:table-cell>
          <table:table-cell office:value-type="float" office:value="9454240" calcext:value-type="float">
            <text:p>9454240</text:p>
          </table:table-cell>
          <table:table-cell office:value-type="float" office:value="8113248" calcext:value-type="float">
            <text:p>8113248</text:p>
          </table:table-cell>
          <table:table-cell office:value-type="float" office:value="81359256" calcext:value-type="float">
            <text:p>81359256</text:p>
          </table:table-cell>
          <table:table-cell office:value-type="float" office:value="20497640" calcext:value-type="float">
            <text:p>20497640</text:p>
          </table:table-cell>
          <table:table-cell office:value-type="float" office:value="13970056" calcext:value-type="float">
            <text:p>13970056</text:p>
          </table:table-cell>
          <table:table-cell office:value-type="float" office:value="13928760" calcext:value-type="float">
            <text:p>13928760</text:p>
          </table:table-cell>
          <table:table-cell table:number-columns-repeated="6"/>
        </table:table-row>
        <table:table-row table:style-name="ro1">
          <table:table-cell office:value-type="float" office:value="5656448" calcext:value-type="float">
            <text:p>5656448</text:p>
          </table:table-cell>
          <table:table-cell office:value-type="float" office:value="62631576" calcext:value-type="float">
            <text:p>62631576</text:p>
          </table:table-cell>
          <table:table-cell office:value-type="float" office:value="18721848" calcext:value-type="float">
            <text:p>18721848</text:p>
          </table:table-cell>
          <table:table-cell office:value-type="float" office:value="9447880" calcext:value-type="float">
            <text:p>9447880</text:p>
          </table:table-cell>
          <table:table-cell office:value-type="float" office:value="9456920" calcext:value-type="float">
            <text:p>9456920</text:p>
          </table:table-cell>
          <table:table-cell office:value-type="float" office:value="8115896" calcext:value-type="float">
            <text:p>8115896</text:p>
          </table:table-cell>
          <table:table-cell office:value-type="float" office:value="81440704" calcext:value-type="float">
            <text:p>81440704</text:p>
          </table:table-cell>
          <table:table-cell office:value-type="float" office:value="20523168" calcext:value-type="float">
            <text:p>20523168</text:p>
          </table:table-cell>
          <table:table-cell office:value-type="float" office:value="14023280" calcext:value-type="float">
            <text:p>14023280</text:p>
          </table:table-cell>
          <table:table-cell office:value-type="float" office:value="13934912" calcext:value-type="float">
            <text:p>13934912</text:p>
          </table:table-cell>
          <table:table-cell table:number-columns-repeated="6"/>
        </table:table-row>
        <table:table-row table:style-name="ro1">
          <table:table-cell office:value-type="float" office:value="5658048" calcext:value-type="float">
            <text:p>5658048</text:p>
          </table:table-cell>
          <table:table-cell office:value-type="float" office:value="62635944" calcext:value-type="float">
            <text:p>62635944</text:p>
          </table:table-cell>
          <table:table-cell office:value-type="float" office:value="18722312" calcext:value-type="float">
            <text:p>18722312</text:p>
          </table:table-cell>
          <table:table-cell office:value-type="float" office:value="9448528" calcext:value-type="float">
            <text:p>9448528</text:p>
          </table:table-cell>
          <table:table-cell office:value-type="float" office:value="9457968" calcext:value-type="float">
            <text:p>9457968</text:p>
          </table:table-cell>
          <table:table-cell office:value-type="float" office:value="8121856" calcext:value-type="float">
            <text:p>8121856</text:p>
          </table:table-cell>
          <table:table-cell office:value-type="float" office:value="81444232" calcext:value-type="float">
            <text:p>81444232</text:p>
          </table:table-cell>
          <table:table-cell office:value-type="float" office:value="20530904" calcext:value-type="float">
            <text:p>20530904</text:p>
          </table:table-cell>
          <table:table-cell office:value-type="float" office:value="14027520" calcext:value-type="float">
            <text:p>14027520</text:p>
          </table:table-cell>
          <table:table-cell office:value-type="float" office:value="13937560" calcext:value-type="float">
            <text:p>13937560</text:p>
          </table:table-cell>
          <table:table-cell table:number-columns-repeated="6"/>
        </table:table-row>
        <table:table-row table:style-name="ro1">
          <table:table-cell office:value-type="float" office:value="5660528" calcext:value-type="float">
            <text:p>5660528</text:p>
          </table:table-cell>
          <table:table-cell office:value-type="float" office:value="62638728" calcext:value-type="float">
            <text:p>62638728</text:p>
          </table:table-cell>
          <table:table-cell office:value-type="float" office:value="18728992" calcext:value-type="float">
            <text:p>18728992</text:p>
          </table:table-cell>
          <table:table-cell office:value-type="float" office:value="9448552" calcext:value-type="float">
            <text:p>9448552</text:p>
          </table:table-cell>
          <table:table-cell office:value-type="float" office:value="9459224" calcext:value-type="float">
            <text:p>9459224</text:p>
          </table:table-cell>
          <table:table-cell office:value-type="float" office:value="8122344" calcext:value-type="float">
            <text:p>8122344</text:p>
          </table:table-cell>
          <table:table-cell office:value-type="float" office:value="81529776" calcext:value-type="float">
            <text:p>81529776</text:p>
          </table:table-cell>
          <table:table-cell office:value-type="float" office:value="20535720" calcext:value-type="float">
            <text:p>20535720</text:p>
          </table:table-cell>
          <table:table-cell office:value-type="float" office:value="14030176" calcext:value-type="float">
            <text:p>14030176</text:p>
          </table:table-cell>
          <table:table-cell office:value-type="float" office:value="13939056" calcext:value-type="float">
            <text:p>13939056</text:p>
          </table:table-cell>
          <table:table-cell table:number-columns-repeated="6"/>
        </table:table-row>
        <table:table-row table:style-name="ro1">
          <table:table-cell office:value-type="float" office:value="5662296" calcext:value-type="float">
            <text:p>5662296</text:p>
          </table:table-cell>
          <table:table-cell office:value-type="float" office:value="62641192" calcext:value-type="float">
            <text:p>62641192</text:p>
          </table:table-cell>
          <table:table-cell office:value-type="float" office:value="18729624" calcext:value-type="float">
            <text:p>18729624</text:p>
          </table:table-cell>
          <table:table-cell office:value-type="float" office:value="9449488" calcext:value-type="float">
            <text:p>9449488</text:p>
          </table:table-cell>
          <table:table-cell office:value-type="float" office:value="9459968" calcext:value-type="float">
            <text:p>9459968</text:p>
          </table:table-cell>
          <table:table-cell office:value-type="float" office:value="8122552" calcext:value-type="float">
            <text:p>8122552</text:p>
          </table:table-cell>
          <table:table-cell office:value-type="float" office:value="81616536" calcext:value-type="float">
            <text:p>81616536</text:p>
          </table:table-cell>
          <table:table-cell office:value-type="float" office:value="20545912" calcext:value-type="float">
            <text:p>20545912</text:p>
          </table:table-cell>
          <table:table-cell office:value-type="float" office:value="14041528" calcext:value-type="float">
            <text:p>14041528</text:p>
          </table:table-cell>
          <table:table-cell office:value-type="float" office:value="13940832" calcext:value-type="float">
            <text:p>13940832</text:p>
          </table:table-cell>
          <table:table-cell table:number-columns-repeated="6"/>
        </table:table-row>
        <table:table-row table:style-name="ro1">
          <table:table-cell office:value-type="float" office:value="5664112" calcext:value-type="float">
            <text:p>5664112</text:p>
          </table:table-cell>
          <table:table-cell office:value-type="float" office:value="62641784" calcext:value-type="float">
            <text:p>62641784</text:p>
          </table:table-cell>
          <table:table-cell office:value-type="float" office:value="18729880" calcext:value-type="float">
            <text:p>18729880</text:p>
          </table:table-cell>
          <table:table-cell office:value-type="float" office:value="9451800" calcext:value-type="float">
            <text:p>9451800</text:p>
          </table:table-cell>
          <table:table-cell office:value-type="float" office:value="9461264" calcext:value-type="float">
            <text:p>9461264</text:p>
          </table:table-cell>
          <table:table-cell office:value-type="float" office:value="8123968" calcext:value-type="float">
            <text:p>8123968</text:p>
          </table:table-cell>
          <table:table-cell office:value-type="float" office:value="81684304" calcext:value-type="float">
            <text:p>81684304</text:p>
          </table:table-cell>
          <table:table-cell office:value-type="float" office:value="20552056" calcext:value-type="float">
            <text:p>20552056</text:p>
          </table:table-cell>
          <table:table-cell office:value-type="float" office:value="14043984" calcext:value-type="float">
            <text:p>14043984</text:p>
          </table:table-cell>
          <table:table-cell office:value-type="float" office:value="13944448" calcext:value-type="float">
            <text:p>13944448</text:p>
          </table:table-cell>
          <table:table-cell table:number-columns-repeated="6"/>
        </table:table-row>
        <table:table-row table:style-name="ro1">
          <table:table-cell office:value-type="float" office:value="5664808" calcext:value-type="float">
            <text:p>5664808</text:p>
          </table:table-cell>
          <table:table-cell office:value-type="float" office:value="62646240" calcext:value-type="float">
            <text:p>62646240</text:p>
          </table:table-cell>
          <table:table-cell office:value-type="float" office:value="18732168" calcext:value-type="float">
            <text:p>18732168</text:p>
          </table:table-cell>
          <table:table-cell office:value-type="float" office:value="9453664" calcext:value-type="float">
            <text:p>9453664</text:p>
          </table:table-cell>
          <table:table-cell office:value-type="float" office:value="9461592" calcext:value-type="float">
            <text:p>9461592</text:p>
          </table:table-cell>
          <table:table-cell office:value-type="float" office:value="8124072" calcext:value-type="float">
            <text:p>8124072</text:p>
          </table:table-cell>
          <table:table-cell office:value-type="float" office:value="81693296" calcext:value-type="float">
            <text:p>81693296</text:p>
          </table:table-cell>
          <table:table-cell office:value-type="float" office:value="20565720" calcext:value-type="float">
            <text:p>20565720</text:p>
          </table:table-cell>
          <table:table-cell office:value-type="float" office:value="14052344" calcext:value-type="float">
            <text:p>14052344</text:p>
          </table:table-cell>
          <table:table-cell office:value-type="float" office:value="13952176" calcext:value-type="float">
            <text:p>13952176</text:p>
          </table:table-cell>
          <table:table-cell table:number-columns-repeated="6"/>
        </table:table-row>
        <table:table-row table:style-name="ro1">
          <table:table-cell office:value-type="float" office:value="5671416" calcext:value-type="float">
            <text:p>5671416</text:p>
          </table:table-cell>
          <table:table-cell office:value-type="float" office:value="62648104" calcext:value-type="float">
            <text:p>62648104</text:p>
          </table:table-cell>
          <table:table-cell office:value-type="float" office:value="18735248" calcext:value-type="float">
            <text:p>18735248</text:p>
          </table:table-cell>
          <table:table-cell office:value-type="float" office:value="9453936" calcext:value-type="float">
            <text:p>9453936</text:p>
          </table:table-cell>
          <table:table-cell office:value-type="float" office:value="9463312" calcext:value-type="float">
            <text:p>9463312</text:p>
          </table:table-cell>
          <table:table-cell office:value-type="float" office:value="8124144" calcext:value-type="float">
            <text:p>8124144</text:p>
          </table:table-cell>
          <table:table-cell office:value-type="float" office:value="81757048" calcext:value-type="float">
            <text:p>81757048</text:p>
          </table:table-cell>
          <table:table-cell office:value-type="float" office:value="20568248" calcext:value-type="float">
            <text:p>20568248</text:p>
          </table:table-cell>
          <table:table-cell office:value-type="float" office:value="14058576" calcext:value-type="float">
            <text:p>14058576</text:p>
          </table:table-cell>
          <table:table-cell office:value-type="float" office:value="13954232" calcext:value-type="float">
            <text:p>13954232</text:p>
          </table:table-cell>
          <table:table-cell table:number-columns-repeated="6"/>
        </table:table-row>
        <table:table-row table:style-name="ro1">
          <table:table-cell office:value-type="float" office:value="5679496" calcext:value-type="float">
            <text:p>5679496</text:p>
          </table:table-cell>
          <table:table-cell office:value-type="float" office:value="62648136" calcext:value-type="float">
            <text:p>62648136</text:p>
          </table:table-cell>
          <table:table-cell office:value-type="float" office:value="18737232" calcext:value-type="float">
            <text:p>18737232</text:p>
          </table:table-cell>
          <table:table-cell office:value-type="float" office:value="9454896" calcext:value-type="float">
            <text:p>9454896</text:p>
          </table:table-cell>
          <table:table-cell office:value-type="float" office:value="9464008" calcext:value-type="float">
            <text:p>9464008</text:p>
          </table:table-cell>
          <table:table-cell office:value-type="float" office:value="8124648" calcext:value-type="float">
            <text:p>8124648</text:p>
          </table:table-cell>
          <table:table-cell office:value-type="float" office:value="81794504" calcext:value-type="float">
            <text:p>81794504</text:p>
          </table:table-cell>
          <table:table-cell office:value-type="float" office:value="20575800" calcext:value-type="float">
            <text:p>20575800</text:p>
          </table:table-cell>
          <table:table-cell office:value-type="float" office:value="14062544" calcext:value-type="float">
            <text:p>14062544</text:p>
          </table:table-cell>
          <table:table-cell office:value-type="float" office:value="13963872" calcext:value-type="float">
            <text:p>13963872</text:p>
          </table:table-cell>
          <table:table-cell table:number-columns-repeated="6"/>
        </table:table-row>
        <table:table-row table:style-name="ro1">
          <table:table-cell office:value-type="float" office:value="5681688" calcext:value-type="float">
            <text:p>5681688</text:p>
          </table:table-cell>
          <table:table-cell office:value-type="float" office:value="62648864" calcext:value-type="float">
            <text:p>62648864</text:p>
          </table:table-cell>
          <table:table-cell office:value-type="float" office:value="18738280" calcext:value-type="float">
            <text:p>18738280</text:p>
          </table:table-cell>
          <table:table-cell office:value-type="float" office:value="9457168" calcext:value-type="float">
            <text:p>9457168</text:p>
          </table:table-cell>
          <table:table-cell office:value-type="float" office:value="9464024" calcext:value-type="float">
            <text:p>9464024</text:p>
          </table:table-cell>
          <table:table-cell office:value-type="float" office:value="8125584" calcext:value-type="float">
            <text:p>8125584</text:p>
          </table:table-cell>
          <table:table-cell office:value-type="float" office:value="81813888" calcext:value-type="float">
            <text:p>81813888</text:p>
          </table:table-cell>
          <table:table-cell office:value-type="float" office:value="20588208" calcext:value-type="float">
            <text:p>20588208</text:p>
          </table:table-cell>
          <table:table-cell office:value-type="float" office:value="14076432" calcext:value-type="float">
            <text:p>14076432</text:p>
          </table:table-cell>
          <table:table-cell office:value-type="float" office:value="13971528" calcext:value-type="float">
            <text:p>13971528</text:p>
          </table:table-cell>
          <table:table-cell table:number-columns-repeated="6"/>
        </table:table-row>
        <table:table-row table:style-name="ro1">
          <table:table-cell office:value-type="float" office:value="5682400" calcext:value-type="float">
            <text:p>5682400</text:p>
          </table:table-cell>
          <table:table-cell office:value-type="float" office:value="62651424" calcext:value-type="float">
            <text:p>62651424</text:p>
          </table:table-cell>
          <table:table-cell office:value-type="float" office:value="18739968" calcext:value-type="float">
            <text:p>18739968</text:p>
          </table:table-cell>
          <table:table-cell office:value-type="float" office:value="9457856" calcext:value-type="float">
            <text:p>9457856</text:p>
          </table:table-cell>
          <table:table-cell office:value-type="float" office:value="9466944" calcext:value-type="float">
            <text:p>9466944</text:p>
          </table:table-cell>
          <table:table-cell office:value-type="float" office:value="8125784" calcext:value-type="float">
            <text:p>8125784</text:p>
          </table:table-cell>
          <table:table-cell office:value-type="float" office:value="81821496" calcext:value-type="float">
            <text:p>81821496</text:p>
          </table:table-cell>
          <table:table-cell office:value-type="float" office:value="20605064" calcext:value-type="float">
            <text:p>20605064</text:p>
          </table:table-cell>
          <table:table-cell office:value-type="float" office:value="14076816" calcext:value-type="float">
            <text:p>14076816</text:p>
          </table:table-cell>
          <table:table-cell office:value-type="float" office:value="13977784" calcext:value-type="float">
            <text:p>13977784</text:p>
          </table:table-cell>
          <table:table-cell table:number-columns-repeated="6"/>
        </table:table-row>
        <table:table-row table:style-name="ro1">
          <table:table-cell office:value-type="float" office:value="5683664" calcext:value-type="float">
            <text:p>5683664</text:p>
          </table:table-cell>
          <table:table-cell office:value-type="float" office:value="62652496" calcext:value-type="float">
            <text:p>62652496</text:p>
          </table:table-cell>
          <table:table-cell office:value-type="float" office:value="18740248" calcext:value-type="float">
            <text:p>18740248</text:p>
          </table:table-cell>
          <table:table-cell office:value-type="float" office:value="9459336" calcext:value-type="float">
            <text:p>9459336</text:p>
          </table:table-cell>
          <table:table-cell office:value-type="float" office:value="9468080" calcext:value-type="float">
            <text:p>9468080</text:p>
          </table:table-cell>
          <table:table-cell office:value-type="float" office:value="8126376" calcext:value-type="float">
            <text:p>8126376</text:p>
          </table:table-cell>
          <table:table-cell office:value-type="float" office:value="81834616" calcext:value-type="float">
            <text:p>81834616</text:p>
          </table:table-cell>
          <table:table-cell office:value-type="float" office:value="20623544" calcext:value-type="float">
            <text:p>20623544</text:p>
          </table:table-cell>
          <table:table-cell office:value-type="float" office:value="14087672" calcext:value-type="float">
            <text:p>14087672</text:p>
          </table:table-cell>
          <table:table-cell office:value-type="float" office:value="13978792" calcext:value-type="float">
            <text:p>13978792</text:p>
          </table:table-cell>
          <table:table-cell table:number-columns-repeated="6"/>
        </table:table-row>
        <table:table-row table:style-name="ro1">
          <table:table-cell office:value-type="float" office:value="5684232" calcext:value-type="float">
            <text:p>5684232</text:p>
          </table:table-cell>
          <table:table-cell office:value-type="float" office:value="62653824" calcext:value-type="float">
            <text:p>62653824</text:p>
          </table:table-cell>
          <table:table-cell office:value-type="float" office:value="18745256" calcext:value-type="float">
            <text:p>18745256</text:p>
          </table:table-cell>
          <table:table-cell office:value-type="float" office:value="9460696" calcext:value-type="float">
            <text:p>9460696</text:p>
          </table:table-cell>
          <table:table-cell office:value-type="float" office:value="9468560" calcext:value-type="float">
            <text:p>9468560</text:p>
          </table:table-cell>
          <table:table-cell office:value-type="float" office:value="8126408" calcext:value-type="float">
            <text:p>8126408</text:p>
          </table:table-cell>
          <table:table-cell office:value-type="float" office:value="81849504" calcext:value-type="float">
            <text:p>81849504</text:p>
          </table:table-cell>
          <table:table-cell office:value-type="float" office:value="20629928" calcext:value-type="float">
            <text:p>20629928</text:p>
          </table:table-cell>
          <table:table-cell office:value-type="float" office:value="14128200" calcext:value-type="float">
            <text:p>14128200</text:p>
          </table:table-cell>
          <table:table-cell office:value-type="float" office:value="13979384" calcext:value-type="float">
            <text:p>13979384</text:p>
          </table:table-cell>
          <table:table-cell table:number-columns-repeated="6"/>
        </table:table-row>
        <table:table-row table:style-name="ro1">
          <table:table-cell office:value-type="float" office:value="5689088" calcext:value-type="float">
            <text:p>5689088</text:p>
          </table:table-cell>
          <table:table-cell office:value-type="float" office:value="62654392" calcext:value-type="float">
            <text:p>62654392</text:p>
          </table:table-cell>
          <table:table-cell office:value-type="float" office:value="18749344" calcext:value-type="float">
            <text:p>18749344</text:p>
          </table:table-cell>
          <table:table-cell office:value-type="float" office:value="9461104" calcext:value-type="float">
            <text:p>9461104</text:p>
          </table:table-cell>
          <table:table-cell office:value-type="float" office:value="9469424" calcext:value-type="float">
            <text:p>9469424</text:p>
          </table:table-cell>
          <table:table-cell office:value-type="float" office:value="8126744" calcext:value-type="float">
            <text:p>8126744</text:p>
          </table:table-cell>
          <table:table-cell office:value-type="float" office:value="81896472" calcext:value-type="float">
            <text:p>81896472</text:p>
          </table:table-cell>
          <table:table-cell office:value-type="float" office:value="20632656" calcext:value-type="float">
            <text:p>20632656</text:p>
          </table:table-cell>
          <table:table-cell office:value-type="float" office:value="14159312" calcext:value-type="float">
            <text:p>14159312</text:p>
          </table:table-cell>
          <table:table-cell office:value-type="float" office:value="13983968" calcext:value-type="float">
            <text:p>13983968</text:p>
          </table:table-cell>
          <table:table-cell table:number-columns-repeated="6"/>
        </table:table-row>
        <table:table-row table:style-name="ro1">
          <table:table-cell office:value-type="float" office:value="5690112" calcext:value-type="float">
            <text:p>5690112</text:p>
          </table:table-cell>
          <table:table-cell office:value-type="float" office:value="62654576" calcext:value-type="float">
            <text:p>62654576</text:p>
          </table:table-cell>
          <table:table-cell office:value-type="float" office:value="18749560" calcext:value-type="float">
            <text:p>18749560</text:p>
          </table:table-cell>
          <table:table-cell office:value-type="float" office:value="9461912" calcext:value-type="float">
            <text:p>9461912</text:p>
          </table:table-cell>
          <table:table-cell office:value-type="float" office:value="9471504" calcext:value-type="float">
            <text:p>9471504</text:p>
          </table:table-cell>
          <table:table-cell office:value-type="float" office:value="8127648" calcext:value-type="float">
            <text:p>8127648</text:p>
          </table:table-cell>
          <table:table-cell office:value-type="float" office:value="81902712" calcext:value-type="float">
            <text:p>81902712</text:p>
          </table:table-cell>
          <table:table-cell office:value-type="float" office:value="20707944" calcext:value-type="float">
            <text:p>20707944</text:p>
          </table:table-cell>
          <table:table-cell office:value-type="float" office:value="14164048" calcext:value-type="float">
            <text:p>14164048</text:p>
          </table:table-cell>
          <table:table-cell office:value-type="float" office:value="13984984" calcext:value-type="float">
            <text:p>13984984</text:p>
          </table:table-cell>
          <table:table-cell table:number-columns-repeated="6"/>
        </table:table-row>
        <table:table-row table:style-name="ro1">
          <table:table-cell office:value-type="float" office:value="5692576" calcext:value-type="float">
            <text:p>5692576</text:p>
          </table:table-cell>
          <table:table-cell office:value-type="float" office:value="62656040" calcext:value-type="float">
            <text:p>62656040</text:p>
          </table:table-cell>
          <table:table-cell office:value-type="float" office:value="18750600" calcext:value-type="float">
            <text:p>18750600</text:p>
          </table:table-cell>
          <table:table-cell office:value-type="float" office:value="9462000" calcext:value-type="float">
            <text:p>9462000</text:p>
          </table:table-cell>
          <table:table-cell office:value-type="float" office:value="9472880" calcext:value-type="float">
            <text:p>9472880</text:p>
          </table:table-cell>
          <table:table-cell office:value-type="float" office:value="8129656" calcext:value-type="float">
            <text:p>8129656</text:p>
          </table:table-cell>
          <table:table-cell office:value-type="float" office:value="81904696" calcext:value-type="float">
            <text:p>81904696</text:p>
          </table:table-cell>
          <table:table-cell office:value-type="float" office:value="20712328" calcext:value-type="float">
            <text:p>20712328</text:p>
          </table:table-cell>
          <table:table-cell office:value-type="float" office:value="14169664" calcext:value-type="float">
            <text:p>14169664</text:p>
          </table:table-cell>
          <table:table-cell office:value-type="float" office:value="13986256" calcext:value-type="float">
            <text:p>13986256</text:p>
          </table:table-cell>
          <table:table-cell table:number-columns-repeated="6"/>
        </table:table-row>
        <table:table-row table:style-name="ro1">
          <table:table-cell office:value-type="float" office:value="5692848" calcext:value-type="float">
            <text:p>5692848</text:p>
          </table:table-cell>
          <table:table-cell office:value-type="float" office:value="62656576" calcext:value-type="float">
            <text:p>62656576</text:p>
          </table:table-cell>
          <table:table-cell office:value-type="float" office:value="18750696" calcext:value-type="float">
            <text:p>18750696</text:p>
          </table:table-cell>
          <table:table-cell office:value-type="float" office:value="9462208" calcext:value-type="float">
            <text:p>9462208</text:p>
          </table:table-cell>
          <table:table-cell office:value-type="float" office:value="9474472" calcext:value-type="float">
            <text:p>9474472</text:p>
          </table:table-cell>
          <table:table-cell office:value-type="float" office:value="8130584" calcext:value-type="float">
            <text:p>8130584</text:p>
          </table:table-cell>
          <table:table-cell office:value-type="float" office:value="81914584" calcext:value-type="float">
            <text:p>81914584</text:p>
          </table:table-cell>
          <table:table-cell office:value-type="float" office:value="20717816" calcext:value-type="float">
            <text:p>20717816</text:p>
          </table:table-cell>
          <table:table-cell office:value-type="float" office:value="14193312" calcext:value-type="float">
            <text:p>14193312</text:p>
          </table:table-cell>
          <table:table-cell office:value-type="float" office:value="13987128" calcext:value-type="float">
            <text:p>13987128</text:p>
          </table:table-cell>
          <table:table-cell table:number-columns-repeated="6"/>
        </table:table-row>
        <table:table-row table:style-name="ro1">
          <table:table-cell office:value-type="float" office:value="5693032" calcext:value-type="float">
            <text:p>5693032</text:p>
          </table:table-cell>
          <table:table-cell office:value-type="float" office:value="62657456" calcext:value-type="float">
            <text:p>62657456</text:p>
          </table:table-cell>
          <table:table-cell office:value-type="float" office:value="18750832" calcext:value-type="float">
            <text:p>18750832</text:p>
          </table:table-cell>
          <table:table-cell office:value-type="float" office:value="9464272" calcext:value-type="float">
            <text:p>9464272</text:p>
          </table:table-cell>
          <table:table-cell office:value-type="float" office:value="9474864" calcext:value-type="float">
            <text:p>9474864</text:p>
          </table:table-cell>
          <table:table-cell office:value-type="float" office:value="8131912" calcext:value-type="float">
            <text:p>8131912</text:p>
          </table:table-cell>
          <table:table-cell office:value-type="float" office:value="81919872" calcext:value-type="float">
            <text:p>81919872</text:p>
          </table:table-cell>
          <table:table-cell office:value-type="float" office:value="20719608" calcext:value-type="float">
            <text:p>20719608</text:p>
          </table:table-cell>
          <table:table-cell office:value-type="float" office:value="14196904" calcext:value-type="float">
            <text:p>14196904</text:p>
          </table:table-cell>
          <table:table-cell office:value-type="float" office:value="13988760" calcext:value-type="float">
            <text:p>13988760</text:p>
          </table:table-cell>
          <table:table-cell table:number-columns-repeated="6"/>
        </table:table-row>
        <table:table-row table:style-name="ro1">
          <table:table-cell office:value-type="float" office:value="5695376" calcext:value-type="float">
            <text:p>5695376</text:p>
          </table:table-cell>
          <table:table-cell office:value-type="float" office:value="62661480" calcext:value-type="float">
            <text:p>62661480</text:p>
          </table:table-cell>
          <table:table-cell office:value-type="float" office:value="18750896" calcext:value-type="float">
            <text:p>18750896</text:p>
          </table:table-cell>
          <table:table-cell office:value-type="float" office:value="9464944" calcext:value-type="float">
            <text:p>9464944</text:p>
          </table:table-cell>
          <table:table-cell office:value-type="float" office:value="9475320" calcext:value-type="float">
            <text:p>9475320</text:p>
          </table:table-cell>
          <table:table-cell office:value-type="float" office:value="8132216" calcext:value-type="float">
            <text:p>8132216</text:p>
          </table:table-cell>
          <table:table-cell office:value-type="float" office:value="81924904" calcext:value-type="float">
            <text:p>81924904</text:p>
          </table:table-cell>
          <table:table-cell office:value-type="float" office:value="20722248" calcext:value-type="float">
            <text:p>20722248</text:p>
          </table:table-cell>
          <table:table-cell office:value-type="float" office:value="14275144" calcext:value-type="float">
            <text:p>14275144</text:p>
          </table:table-cell>
          <table:table-cell office:value-type="float" office:value="13989184" calcext:value-type="float">
            <text:p>13989184</text:p>
          </table:table-cell>
          <table:table-cell table:number-columns-repeated="6"/>
        </table:table-row>
        <table:table-row table:style-name="ro1">
          <table:table-cell office:value-type="float" office:value="5698384" calcext:value-type="float">
            <text:p>5698384</text:p>
          </table:table-cell>
          <table:table-cell office:value-type="float" office:value="62662856" calcext:value-type="float">
            <text:p>62662856</text:p>
          </table:table-cell>
          <table:table-cell office:value-type="float" office:value="18755984" calcext:value-type="float">
            <text:p>18755984</text:p>
          </table:table-cell>
          <table:table-cell office:value-type="float" office:value="9466664" calcext:value-type="float">
            <text:p>9466664</text:p>
          </table:table-cell>
          <table:table-cell office:value-type="float" office:value="9475368" calcext:value-type="float">
            <text:p>9475368</text:p>
          </table:table-cell>
          <table:table-cell office:value-type="float" office:value="8132336" calcext:value-type="float">
            <text:p>8132336</text:p>
          </table:table-cell>
          <table:table-cell office:value-type="float" office:value="81979144" calcext:value-type="float">
            <text:p>81979144</text:p>
          </table:table-cell>
          <table:table-cell office:value-type="float" office:value="20731808" calcext:value-type="float">
            <text:p>20731808</text:p>
          </table:table-cell>
          <table:table-cell office:value-type="float" office:value="14276272" calcext:value-type="float">
            <text:p>14276272</text:p>
          </table:table-cell>
          <table:table-cell office:value-type="float" office:value="13998280" calcext:value-type="float">
            <text:p>13998280</text:p>
          </table:table-cell>
          <table:table-cell table:number-columns-repeated="6"/>
        </table:table-row>
        <table:table-row table:style-name="ro1">
          <table:table-cell office:value-type="float" office:value="5700016" calcext:value-type="float">
            <text:p>5700016</text:p>
          </table:table-cell>
          <table:table-cell office:value-type="float" office:value="62663016" calcext:value-type="float">
            <text:p>62663016</text:p>
          </table:table-cell>
          <table:table-cell office:value-type="float" office:value="18758688" calcext:value-type="float">
            <text:p>18758688</text:p>
          </table:table-cell>
          <table:table-cell office:value-type="float" office:value="9466776" calcext:value-type="float">
            <text:p>9466776</text:p>
          </table:table-cell>
          <table:table-cell office:value-type="float" office:value="9475544" calcext:value-type="float">
            <text:p>9475544</text:p>
          </table:table-cell>
          <table:table-cell office:value-type="float" office:value="8133032" calcext:value-type="float">
            <text:p>8133032</text:p>
          </table:table-cell>
          <table:table-cell office:value-type="float" office:value="81992288" calcext:value-type="float">
            <text:p>81992288</text:p>
          </table:table-cell>
          <table:table-cell office:value-type="float" office:value="20736872" calcext:value-type="float">
            <text:p>20736872</text:p>
          </table:table-cell>
          <table:table-cell office:value-type="float" office:value="14290616" calcext:value-type="float">
            <text:p>14290616</text:p>
          </table:table-cell>
          <table:table-cell office:value-type="float" office:value="14000360" calcext:value-type="float">
            <text:p>14000360</text:p>
          </table:table-cell>
          <table:table-cell table:number-columns-repeated="6"/>
        </table:table-row>
        <table:table-row table:style-name="ro1">
          <table:table-cell office:value-type="float" office:value="5700120" calcext:value-type="float">
            <text:p>5700120</text:p>
          </table:table-cell>
          <table:table-cell office:value-type="float" office:value="62663280" calcext:value-type="float">
            <text:p>62663280</text:p>
          </table:table-cell>
          <table:table-cell office:value-type="float" office:value="18759648" calcext:value-type="float">
            <text:p>18759648</text:p>
          </table:table-cell>
          <table:table-cell office:value-type="float" office:value="9466840" calcext:value-type="float">
            <text:p>9466840</text:p>
          </table:table-cell>
          <table:table-cell office:value-type="float" office:value="9476216" calcext:value-type="float">
            <text:p>9476216</text:p>
          </table:table-cell>
          <table:table-cell office:value-type="float" office:value="8136104" calcext:value-type="float">
            <text:p>8136104</text:p>
          </table:table-cell>
          <table:table-cell office:value-type="float" office:value="82003976" calcext:value-type="float">
            <text:p>82003976</text:p>
          </table:table-cell>
          <table:table-cell office:value-type="float" office:value="20736920" calcext:value-type="float">
            <text:p>20736920</text:p>
          </table:table-cell>
          <table:table-cell office:value-type="float" office:value="14292160" calcext:value-type="float">
            <text:p>14292160</text:p>
          </table:table-cell>
          <table:table-cell office:value-type="float" office:value="14010960" calcext:value-type="float">
            <text:p>14010960</text:p>
          </table:table-cell>
          <table:table-cell table:number-columns-repeated="6"/>
        </table:table-row>
        <table:table-row table:style-name="ro1">
          <table:table-cell office:value-type="float" office:value="5701448" calcext:value-type="float">
            <text:p>5701448</text:p>
          </table:table-cell>
          <table:table-cell office:value-type="float" office:value="62666248" calcext:value-type="float">
            <text:p>62666248</text:p>
          </table:table-cell>
          <table:table-cell office:value-type="float" office:value="18762896" calcext:value-type="float">
            <text:p>18762896</text:p>
          </table:table-cell>
          <table:table-cell office:value-type="float" office:value="9467064" calcext:value-type="float">
            <text:p>9467064</text:p>
          </table:table-cell>
          <table:table-cell office:value-type="float" office:value="9476568" calcext:value-type="float">
            <text:p>9476568</text:p>
          </table:table-cell>
          <table:table-cell office:value-type="float" office:value="8136144" calcext:value-type="float">
            <text:p>8136144</text:p>
          </table:table-cell>
          <table:table-cell office:value-type="float" office:value="82019072" calcext:value-type="float">
            <text:p>82019072</text:p>
          </table:table-cell>
          <table:table-cell office:value-type="float" office:value="20737088" calcext:value-type="float">
            <text:p>20737088</text:p>
          </table:table-cell>
          <table:table-cell office:value-type="float" office:value="14301168" calcext:value-type="float">
            <text:p>14301168</text:p>
          </table:table-cell>
          <table:table-cell office:value-type="float" office:value="14018256" calcext:value-type="float">
            <text:p>14018256</text:p>
          </table:table-cell>
          <table:table-cell table:number-columns-repeated="6"/>
        </table:table-row>
        <table:table-row table:style-name="ro1">
          <table:table-cell office:value-type="float" office:value="5701576" calcext:value-type="float">
            <text:p>5701576</text:p>
          </table:table-cell>
          <table:table-cell office:value-type="float" office:value="62671744" calcext:value-type="float">
            <text:p>62671744</text:p>
          </table:table-cell>
          <table:table-cell office:value-type="float" office:value="18764304" calcext:value-type="float">
            <text:p>18764304</text:p>
          </table:table-cell>
          <table:table-cell office:value-type="float" office:value="9467272" calcext:value-type="float">
            <text:p>9467272</text:p>
          </table:table-cell>
          <table:table-cell office:value-type="float" office:value="9478968" calcext:value-type="float">
            <text:p>9478968</text:p>
          </table:table-cell>
          <table:table-cell office:value-type="float" office:value="8136808" calcext:value-type="float">
            <text:p>8136808</text:p>
          </table:table-cell>
          <table:table-cell office:value-type="float" office:value="82026664" calcext:value-type="float">
            <text:p>82026664</text:p>
          </table:table-cell>
          <table:table-cell office:value-type="float" office:value="20742696" calcext:value-type="float">
            <text:p>20742696</text:p>
          </table:table-cell>
          <table:table-cell office:value-type="float" office:value="14314280" calcext:value-type="float">
            <text:p>14314280</text:p>
          </table:table-cell>
          <table:table-cell office:value-type="float" office:value="14018376" calcext:value-type="float">
            <text:p>14018376</text:p>
          </table:table-cell>
          <table:table-cell table:number-columns-repeated="6"/>
        </table:table-row>
        <table:table-row table:style-name="ro1">
          <table:table-cell office:value-type="float" office:value="5703840" calcext:value-type="float">
            <text:p>5703840</text:p>
          </table:table-cell>
          <table:table-cell office:value-type="float" office:value="62671776" calcext:value-type="float">
            <text:p>62671776</text:p>
          </table:table-cell>
          <table:table-cell office:value-type="float" office:value="18764488" calcext:value-type="float">
            <text:p>18764488</text:p>
          </table:table-cell>
          <table:table-cell office:value-type="float" office:value="9467576" calcext:value-type="float">
            <text:p>9467576</text:p>
          </table:table-cell>
          <table:table-cell office:value-type="float" office:value="9480144" calcext:value-type="float">
            <text:p>9480144</text:p>
          </table:table-cell>
          <table:table-cell office:value-type="float" office:value="8138528" calcext:value-type="float">
            <text:p>8138528</text:p>
          </table:table-cell>
          <table:table-cell office:value-type="float" office:value="82029592" calcext:value-type="float">
            <text:p>82029592</text:p>
          </table:table-cell>
          <table:table-cell office:value-type="float" office:value="20747776" calcext:value-type="float">
            <text:p>20747776</text:p>
          </table:table-cell>
          <table:table-cell office:value-type="float" office:value="14344784" calcext:value-type="float">
            <text:p>14344784</text:p>
          </table:table-cell>
          <table:table-cell office:value-type="float" office:value="14026344" calcext:value-type="float">
            <text:p>14026344</text:p>
          </table:table-cell>
          <table:table-cell table:number-columns-repeated="6"/>
        </table:table-row>
        <table:table-row table:style-name="ro1">
          <table:table-cell office:value-type="float" office:value="5704136" calcext:value-type="float">
            <text:p>5704136</text:p>
          </table:table-cell>
          <table:table-cell office:value-type="float" office:value="62675760" calcext:value-type="float">
            <text:p>62675760</text:p>
          </table:table-cell>
          <table:table-cell office:value-type="float" office:value="18766520" calcext:value-type="float">
            <text:p>18766520</text:p>
          </table:table-cell>
          <table:table-cell office:value-type="float" office:value="9469488" calcext:value-type="float">
            <text:p>9469488</text:p>
          </table:table-cell>
          <table:table-cell office:value-type="float" office:value="9480440" calcext:value-type="float">
            <text:p>9480440</text:p>
          </table:table-cell>
          <table:table-cell office:value-type="float" office:value="8140288" calcext:value-type="float">
            <text:p>8140288</text:p>
          </table:table-cell>
          <table:table-cell office:value-type="float" office:value="82032904" calcext:value-type="float">
            <text:p>82032904</text:p>
          </table:table-cell>
          <table:table-cell office:value-type="float" office:value="20755592" calcext:value-type="float">
            <text:p>20755592</text:p>
          </table:table-cell>
          <table:table-cell office:value-type="float" office:value="14359640" calcext:value-type="float">
            <text:p>14359640</text:p>
          </table:table-cell>
          <table:table-cell office:value-type="float" office:value="14028600" calcext:value-type="float">
            <text:p>14028600</text:p>
          </table:table-cell>
          <table:table-cell table:number-columns-repeated="6"/>
        </table:table-row>
        <table:table-row table:style-name="ro1">
          <table:table-cell office:value-type="float" office:value="5704160" calcext:value-type="float">
            <text:p>5704160</text:p>
          </table:table-cell>
          <table:table-cell office:value-type="float" office:value="62675904" calcext:value-type="float">
            <text:p>62675904</text:p>
          </table:table-cell>
          <table:table-cell office:value-type="float" office:value="18767768" calcext:value-type="float">
            <text:p>18767768</text:p>
          </table:table-cell>
          <table:table-cell office:value-type="float" office:value="9469624" calcext:value-type="float">
            <text:p>9469624</text:p>
          </table:table-cell>
          <table:table-cell office:value-type="float" office:value="9480880" calcext:value-type="float">
            <text:p>9480880</text:p>
          </table:table-cell>
          <table:table-cell office:value-type="float" office:value="8140416" calcext:value-type="float">
            <text:p>8140416</text:p>
          </table:table-cell>
          <table:table-cell office:value-type="float" office:value="82049720" calcext:value-type="float">
            <text:p>82049720</text:p>
          </table:table-cell>
          <table:table-cell office:value-type="float" office:value="20763024" calcext:value-type="float">
            <text:p>20763024</text:p>
          </table:table-cell>
          <table:table-cell office:value-type="float" office:value="14365328" calcext:value-type="float">
            <text:p>14365328</text:p>
          </table:table-cell>
          <table:table-cell office:value-type="float" office:value="14028672" calcext:value-type="float">
            <text:p>14028672</text:p>
          </table:table-cell>
          <table:table-cell table:number-columns-repeated="6"/>
        </table:table-row>
        <table:table-row table:style-name="ro1">
          <table:table-cell office:value-type="float" office:value="5704816" calcext:value-type="float">
            <text:p>5704816</text:p>
          </table:table-cell>
          <table:table-cell office:value-type="float" office:value="62677272" calcext:value-type="float">
            <text:p>62677272</text:p>
          </table:table-cell>
          <table:table-cell office:value-type="float" office:value="18768928" calcext:value-type="float">
            <text:p>18768928</text:p>
          </table:table-cell>
          <table:table-cell office:value-type="float" office:value="9470464" calcext:value-type="float">
            <text:p>9470464</text:p>
          </table:table-cell>
          <table:table-cell office:value-type="float" office:value="9487008" calcext:value-type="float">
            <text:p>9487008</text:p>
          </table:table-cell>
          <table:table-cell office:value-type="float" office:value="8140680" calcext:value-type="float">
            <text:p>8140680</text:p>
          </table:table-cell>
          <table:table-cell office:value-type="float" office:value="82060456" calcext:value-type="float">
            <text:p>82060456</text:p>
          </table:table-cell>
          <table:table-cell office:value-type="float" office:value="20771808" calcext:value-type="float">
            <text:p>20771808</text:p>
          </table:table-cell>
          <table:table-cell office:value-type="float" office:value="14373624" calcext:value-type="float">
            <text:p>14373624</text:p>
          </table:table-cell>
          <table:table-cell office:value-type="float" office:value="14030808" calcext:value-type="float">
            <text:p>14030808</text:p>
          </table:table-cell>
          <table:table-cell table:number-columns-repeated="6"/>
        </table:table-row>
        <table:table-row table:style-name="ro1">
          <table:table-cell office:value-type="float" office:value="5706168" calcext:value-type="float">
            <text:p>5706168</text:p>
          </table:table-cell>
          <table:table-cell office:value-type="float" office:value="62678216" calcext:value-type="float">
            <text:p>62678216</text:p>
          </table:table-cell>
          <table:table-cell office:value-type="float" office:value="18771480" calcext:value-type="float">
            <text:p>18771480</text:p>
          </table:table-cell>
          <table:table-cell office:value-type="float" office:value="9470640" calcext:value-type="float">
            <text:p>9470640</text:p>
          </table:table-cell>
          <table:table-cell office:value-type="float" office:value="9487112" calcext:value-type="float">
            <text:p>9487112</text:p>
          </table:table-cell>
          <table:table-cell office:value-type="float" office:value="8141592" calcext:value-type="float">
            <text:p>8141592</text:p>
          </table:table-cell>
          <table:table-cell office:value-type="float" office:value="82136464" calcext:value-type="float">
            <text:p>82136464</text:p>
          </table:table-cell>
          <table:table-cell office:value-type="float" office:value="20778728" calcext:value-type="float">
            <text:p>20778728</text:p>
          </table:table-cell>
          <table:table-cell office:value-type="float" office:value="14385360" calcext:value-type="float">
            <text:p>14385360</text:p>
          </table:table-cell>
          <table:table-cell office:value-type="float" office:value="14037352" calcext:value-type="float">
            <text:p>14037352</text:p>
          </table:table-cell>
          <table:table-cell table:number-columns-repeated="6"/>
        </table:table-row>
        <table:table-row table:style-name="ro1">
          <table:table-cell office:value-type="float" office:value="5709208" calcext:value-type="float">
            <text:p>5709208</text:p>
          </table:table-cell>
          <table:table-cell office:value-type="float" office:value="62679544" calcext:value-type="float">
            <text:p>62679544</text:p>
          </table:table-cell>
          <table:table-cell office:value-type="float" office:value="18772696" calcext:value-type="float">
            <text:p>18772696</text:p>
          </table:table-cell>
          <table:table-cell office:value-type="float" office:value="9470808" calcext:value-type="float">
            <text:p>9470808</text:p>
          </table:table-cell>
          <table:table-cell office:value-type="float" office:value="9487896" calcext:value-type="float">
            <text:p>9487896</text:p>
          </table:table-cell>
          <table:table-cell office:value-type="float" office:value="8141656" calcext:value-type="float">
            <text:p>8141656</text:p>
          </table:table-cell>
          <table:table-cell office:value-type="float" office:value="82143592" calcext:value-type="float">
            <text:p>82143592</text:p>
          </table:table-cell>
          <table:table-cell office:value-type="float" office:value="20790336" calcext:value-type="float">
            <text:p>20790336</text:p>
          </table:table-cell>
          <table:table-cell office:value-type="float" office:value="14399304" calcext:value-type="float">
            <text:p>14399304</text:p>
          </table:table-cell>
          <table:table-cell office:value-type="float" office:value="14051440" calcext:value-type="float">
            <text:p>14051440</text:p>
          </table:table-cell>
          <table:table-cell table:number-columns-repeated="6"/>
        </table:table-row>
        <table:table-row table:style-name="ro1">
          <table:table-cell office:value-type="float" office:value="5709224" calcext:value-type="float">
            <text:p>5709224</text:p>
          </table:table-cell>
          <table:table-cell office:value-type="float" office:value="62680896" calcext:value-type="float">
            <text:p>62680896</text:p>
          </table:table-cell>
          <table:table-cell office:value-type="float" office:value="18773992" calcext:value-type="float">
            <text:p>18773992</text:p>
          </table:table-cell>
          <table:table-cell office:value-type="float" office:value="9471936" calcext:value-type="float">
            <text:p>9471936</text:p>
          </table:table-cell>
          <table:table-cell office:value-type="float" office:value="9488072" calcext:value-type="float">
            <text:p>9488072</text:p>
          </table:table-cell>
          <table:table-cell office:value-type="float" office:value="8141864" calcext:value-type="float">
            <text:p>8141864</text:p>
          </table:table-cell>
          <table:table-cell office:value-type="float" office:value="82167760" calcext:value-type="float">
            <text:p>82167760</text:p>
          </table:table-cell>
          <table:table-cell office:value-type="float" office:value="20795712" calcext:value-type="float">
            <text:p>20795712</text:p>
          </table:table-cell>
          <table:table-cell office:value-type="float" office:value="14399496" calcext:value-type="float">
            <text:p>14399496</text:p>
          </table:table-cell>
          <table:table-cell office:value-type="float" office:value="14062824" calcext:value-type="float">
            <text:p>14062824</text:p>
          </table:table-cell>
          <table:table-cell table:number-columns-repeated="6"/>
        </table:table-row>
        <table:table-row table:style-name="ro1">
          <table:table-cell office:value-type="float" office:value="5709784" calcext:value-type="float">
            <text:p>5709784</text:p>
          </table:table-cell>
          <table:table-cell office:value-type="float" office:value="62683344" calcext:value-type="float">
            <text:p>62683344</text:p>
          </table:table-cell>
          <table:table-cell office:value-type="float" office:value="18776016" calcext:value-type="float">
            <text:p>18776016</text:p>
          </table:table-cell>
          <table:table-cell office:value-type="float" office:value="9473232" calcext:value-type="float">
            <text:p>9473232</text:p>
          </table:table-cell>
          <table:table-cell office:value-type="float" office:value="9488744" calcext:value-type="float">
            <text:p>9488744</text:p>
          </table:table-cell>
          <table:table-cell office:value-type="float" office:value="8142848" calcext:value-type="float">
            <text:p>8142848</text:p>
          </table:table-cell>
          <table:table-cell office:value-type="float" office:value="82172144" calcext:value-type="float">
            <text:p>82172144</text:p>
          </table:table-cell>
          <table:table-cell office:value-type="float" office:value="20873264" calcext:value-type="float">
            <text:p>20873264</text:p>
          </table:table-cell>
          <table:table-cell office:value-type="float" office:value="14399904" calcext:value-type="float">
            <text:p>14399904</text:p>
          </table:table-cell>
          <table:table-cell office:value-type="float" office:value="14074320" calcext:value-type="float">
            <text:p>14074320</text:p>
          </table:table-cell>
          <table:table-cell table:number-columns-repeated="6"/>
        </table:table-row>
        <table:table-row table:style-name="ro1">
          <table:table-cell office:value-type="float" office:value="5709968" calcext:value-type="float">
            <text:p>5709968</text:p>
          </table:table-cell>
          <table:table-cell office:value-type="float" office:value="62684344" calcext:value-type="float">
            <text:p>62684344</text:p>
          </table:table-cell>
          <table:table-cell office:value-type="float" office:value="18776128" calcext:value-type="float">
            <text:p>18776128</text:p>
          </table:table-cell>
          <table:table-cell office:value-type="float" office:value="9476472" calcext:value-type="float">
            <text:p>9476472</text:p>
          </table:table-cell>
          <table:table-cell office:value-type="float" office:value="9488952" calcext:value-type="float">
            <text:p>9488952</text:p>
          </table:table-cell>
          <table:table-cell office:value-type="float" office:value="8143112" calcext:value-type="float">
            <text:p>8143112</text:p>
          </table:table-cell>
          <table:table-cell office:value-type="float" office:value="82305656" calcext:value-type="float">
            <text:p>82305656</text:p>
          </table:table-cell>
          <table:table-cell office:value-type="float" office:value="20879272" calcext:value-type="float">
            <text:p>20879272</text:p>
          </table:table-cell>
          <table:table-cell office:value-type="float" office:value="14401432" calcext:value-type="float">
            <text:p>14401432</text:p>
          </table:table-cell>
          <table:table-cell office:value-type="float" office:value="14076520" calcext:value-type="float">
            <text:p>14076520</text:p>
          </table:table-cell>
          <table:table-cell table:number-columns-repeated="6"/>
        </table:table-row>
        <table:table-row table:style-name="ro1">
          <table:table-cell office:value-type="float" office:value="5711976" calcext:value-type="float">
            <text:p>5711976</text:p>
          </table:table-cell>
          <table:table-cell office:value-type="float" office:value="62685288" calcext:value-type="float">
            <text:p>62685288</text:p>
          </table:table-cell>
          <table:table-cell office:value-type="float" office:value="18776720" calcext:value-type="float">
            <text:p>18776720</text:p>
          </table:table-cell>
          <table:table-cell office:value-type="float" office:value="9476872" calcext:value-type="float">
            <text:p>9476872</text:p>
          </table:table-cell>
          <table:table-cell office:value-type="float" office:value="9489368" calcext:value-type="float">
            <text:p>9489368</text:p>
          </table:table-cell>
          <table:table-cell office:value-type="float" office:value="8143192" calcext:value-type="float">
            <text:p>8143192</text:p>
          </table:table-cell>
          <table:table-cell office:value-type="float" office:value="82319200" calcext:value-type="float">
            <text:p>82319200</text:p>
          </table:table-cell>
          <table:table-cell office:value-type="float" office:value="20880944" calcext:value-type="float">
            <text:p>20880944</text:p>
          </table:table-cell>
          <table:table-cell office:value-type="float" office:value="14424568" calcext:value-type="float">
            <text:p>14424568</text:p>
          </table:table-cell>
          <table:table-cell office:value-type="float" office:value="14096856" calcext:value-type="float">
            <text:p>14096856</text:p>
          </table:table-cell>
          <table:table-cell table:number-columns-repeated="6"/>
        </table:table-row>
        <table:table-row table:style-name="ro1">
          <table:table-cell office:value-type="float" office:value="5716672" calcext:value-type="float">
            <text:p>5716672</text:p>
          </table:table-cell>
          <table:table-cell office:value-type="float" office:value="62685752" calcext:value-type="float">
            <text:p>62685752</text:p>
          </table:table-cell>
          <table:table-cell office:value-type="float" office:value="18779760" calcext:value-type="float">
            <text:p>18779760</text:p>
          </table:table-cell>
          <table:table-cell office:value-type="float" office:value="9477192" calcext:value-type="float">
            <text:p>9477192</text:p>
          </table:table-cell>
          <table:table-cell office:value-type="float" office:value="9489616" calcext:value-type="float">
            <text:p>9489616</text:p>
          </table:table-cell>
          <table:table-cell office:value-type="float" office:value="8143400" calcext:value-type="float">
            <text:p>8143400</text:p>
          </table:table-cell>
          <table:table-cell office:value-type="float" office:value="82323064" calcext:value-type="float">
            <text:p>82323064</text:p>
          </table:table-cell>
          <table:table-cell office:value-type="float" office:value="20904504" calcext:value-type="float">
            <text:p>20904504</text:p>
          </table:table-cell>
          <table:table-cell office:value-type="float" office:value="14431352" calcext:value-type="float">
            <text:p>14431352</text:p>
          </table:table-cell>
          <table:table-cell office:value-type="float" office:value="14101080" calcext:value-type="float">
            <text:p>14101080</text:p>
          </table:table-cell>
          <table:table-cell table:number-columns-repeated="6"/>
        </table:table-row>
        <table:table-row table:style-name="ro1">
          <table:table-cell office:value-type="float" office:value="5717312" calcext:value-type="float">
            <text:p>5717312</text:p>
          </table:table-cell>
          <table:table-cell office:value-type="float" office:value="62685752" calcext:value-type="float">
            <text:p>62685752</text:p>
          </table:table-cell>
          <table:table-cell office:value-type="float" office:value="18780528" calcext:value-type="float">
            <text:p>18780528</text:p>
          </table:table-cell>
          <table:table-cell office:value-type="float" office:value="9477408" calcext:value-type="float">
            <text:p>9477408</text:p>
          </table:table-cell>
          <table:table-cell office:value-type="float" office:value="9489704" calcext:value-type="float">
            <text:p>9489704</text:p>
          </table:table-cell>
          <table:table-cell office:value-type="float" office:value="8143720" calcext:value-type="float">
            <text:p>8143720</text:p>
          </table:table-cell>
          <table:table-cell office:value-type="float" office:value="82391248" calcext:value-type="float">
            <text:p>82391248</text:p>
          </table:table-cell>
          <table:table-cell office:value-type="float" office:value="20911304" calcext:value-type="float">
            <text:p>20911304</text:p>
          </table:table-cell>
          <table:table-cell office:value-type="float" office:value="14441936" calcext:value-type="float">
            <text:p>14441936</text:p>
          </table:table-cell>
          <table:table-cell office:value-type="float" office:value="14110344" calcext:value-type="float">
            <text:p>14110344</text:p>
          </table:table-cell>
          <table:table-cell table:number-columns-repeated="6"/>
        </table:table-row>
        <table:table-row table:style-name="ro1">
          <table:table-cell office:value-type="float" office:value="5718032" calcext:value-type="float">
            <text:p>5718032</text:p>
          </table:table-cell>
          <table:table-cell office:value-type="float" office:value="62686104" calcext:value-type="float">
            <text:p>62686104</text:p>
          </table:table-cell>
          <table:table-cell office:value-type="float" office:value="18780536" calcext:value-type="float">
            <text:p>18780536</text:p>
          </table:table-cell>
          <table:table-cell office:value-type="float" office:value="9477584" calcext:value-type="float">
            <text:p>9477584</text:p>
          </table:table-cell>
          <table:table-cell office:value-type="float" office:value="9489768" calcext:value-type="float">
            <text:p>9489768</text:p>
          </table:table-cell>
          <table:table-cell office:value-type="float" office:value="8144216" calcext:value-type="float">
            <text:p>8144216</text:p>
          </table:table-cell>
          <table:table-cell office:value-type="float" office:value="82459592" calcext:value-type="float">
            <text:p>82459592</text:p>
          </table:table-cell>
          <table:table-cell office:value-type="float" office:value="20938328" calcext:value-type="float">
            <text:p>20938328</text:p>
          </table:table-cell>
          <table:table-cell office:value-type="float" office:value="14446192" calcext:value-type="float">
            <text:p>14446192</text:p>
          </table:table-cell>
          <table:table-cell office:value-type="float" office:value="14114472" calcext:value-type="float">
            <text:p>14114472</text:p>
          </table:table-cell>
          <table:table-cell table:number-columns-repeated="6"/>
        </table:table-row>
        <table:table-row table:style-name="ro1">
          <table:table-cell office:value-type="float" office:value="5719360" calcext:value-type="float">
            <text:p>5719360</text:p>
          </table:table-cell>
          <table:table-cell office:value-type="float" office:value="62687944" calcext:value-type="float">
            <text:p>62687944</text:p>
          </table:table-cell>
          <table:table-cell office:value-type="float" office:value="18781328" calcext:value-type="float">
            <text:p>18781328</text:p>
          </table:table-cell>
          <table:table-cell office:value-type="float" office:value="9477592" calcext:value-type="float">
            <text:p>9477592</text:p>
          </table:table-cell>
          <table:table-cell office:value-type="float" office:value="9490112" calcext:value-type="float">
            <text:p>9490112</text:p>
          </table:table-cell>
          <table:table-cell office:value-type="float" office:value="8144424" calcext:value-type="float">
            <text:p>8144424</text:p>
          </table:table-cell>
          <table:table-cell office:value-type="float" office:value="82465336" calcext:value-type="float">
            <text:p>82465336</text:p>
          </table:table-cell>
          <table:table-cell office:value-type="float" office:value="21000192" calcext:value-type="float">
            <text:p>21000192</text:p>
          </table:table-cell>
          <table:table-cell office:value-type="float" office:value="14453536" calcext:value-type="float">
            <text:p>14453536</text:p>
          </table:table-cell>
          <table:table-cell office:value-type="float" office:value="14126104" calcext:value-type="float">
            <text:p>14126104</text:p>
          </table:table-cell>
          <table:table-cell table:number-columns-repeated="6"/>
        </table:table-row>
        <table:table-row table:style-name="ro1">
          <table:table-cell office:value-type="float" office:value="5719456" calcext:value-type="float">
            <text:p>5719456</text:p>
          </table:table-cell>
          <table:table-cell office:value-type="float" office:value="62688024" calcext:value-type="float">
            <text:p>62688024</text:p>
          </table:table-cell>
          <table:table-cell office:value-type="float" office:value="18782768" calcext:value-type="float">
            <text:p>18782768</text:p>
          </table:table-cell>
          <table:table-cell office:value-type="float" office:value="9477720" calcext:value-type="float">
            <text:p>9477720</text:p>
          </table:table-cell>
          <table:table-cell office:value-type="float" office:value="9490240" calcext:value-type="float">
            <text:p>9490240</text:p>
          </table:table-cell>
          <table:table-cell office:value-type="float" office:value="8144544" calcext:value-type="float">
            <text:p>8144544</text:p>
          </table:table-cell>
          <table:table-cell office:value-type="float" office:value="82485912" calcext:value-type="float">
            <text:p>82485912</text:p>
          </table:table-cell>
          <table:table-cell office:value-type="float" office:value="21020096" calcext:value-type="float">
            <text:p>21020096</text:p>
          </table:table-cell>
          <table:table-cell office:value-type="float" office:value="14454744" calcext:value-type="float">
            <text:p>14454744</text:p>
          </table:table-cell>
          <table:table-cell office:value-type="float" office:value="14127440" calcext:value-type="float">
            <text:p>14127440</text:p>
          </table:table-cell>
          <table:table-cell table:number-columns-repeated="6"/>
        </table:table-row>
        <table:table-row table:style-name="ro1">
          <table:table-cell office:value-type="float" office:value="5721632" calcext:value-type="float">
            <text:p>5721632</text:p>
          </table:table-cell>
          <table:table-cell office:value-type="float" office:value="62688192" calcext:value-type="float">
            <text:p>62688192</text:p>
          </table:table-cell>
          <table:table-cell office:value-type="float" office:value="18783216" calcext:value-type="float">
            <text:p>18783216</text:p>
          </table:table-cell>
          <table:table-cell office:value-type="float" office:value="9479056" calcext:value-type="float">
            <text:p>9479056</text:p>
          </table:table-cell>
          <table:table-cell office:value-type="float" office:value="9490848" calcext:value-type="float">
            <text:p>9490848</text:p>
          </table:table-cell>
          <table:table-cell office:value-type="float" office:value="8145520" calcext:value-type="float">
            <text:p>8145520</text:p>
          </table:table-cell>
          <table:table-cell office:value-type="float" office:value="82510064" calcext:value-type="float">
            <text:p>82510064</text:p>
          </table:table-cell>
          <table:table-cell office:value-type="float" office:value="21156816" calcext:value-type="float">
            <text:p>21156816</text:p>
          </table:table-cell>
          <table:table-cell office:value-type="float" office:value="14455184" calcext:value-type="float">
            <text:p>14455184</text:p>
          </table:table-cell>
          <table:table-cell office:value-type="float" office:value="14152144" calcext:value-type="float">
            <text:p>14152144</text:p>
          </table:table-cell>
          <table:table-cell table:number-columns-repeated="6"/>
        </table:table-row>
        <table:table-row table:style-name="ro1">
          <table:table-cell office:value-type="float" office:value="5725640" calcext:value-type="float">
            <text:p>5725640</text:p>
          </table:table-cell>
          <table:table-cell office:value-type="float" office:value="62689816" calcext:value-type="float">
            <text:p>62689816</text:p>
          </table:table-cell>
          <table:table-cell office:value-type="float" office:value="18783824" calcext:value-type="float">
            <text:p>18783824</text:p>
          </table:table-cell>
          <table:table-cell office:value-type="float" office:value="9479176" calcext:value-type="float">
            <text:p>9479176</text:p>
          </table:table-cell>
          <table:table-cell office:value-type="float" office:value="9491192" calcext:value-type="float">
            <text:p>9491192</text:p>
          </table:table-cell>
          <table:table-cell office:value-type="float" office:value="8146960" calcext:value-type="float">
            <text:p>8146960</text:p>
          </table:table-cell>
          <table:table-cell office:value-type="float" office:value="82514744" calcext:value-type="float">
            <text:p>82514744</text:p>
          </table:table-cell>
          <table:table-cell office:value-type="float" office:value="21231768" calcext:value-type="float">
            <text:p>21231768</text:p>
          </table:table-cell>
          <table:table-cell office:value-type="float" office:value="14457192" calcext:value-type="float">
            <text:p>14457192</text:p>
          </table:table-cell>
          <table:table-cell office:value-type="float" office:value="14156912" calcext:value-type="float">
            <text:p>14156912</text:p>
          </table:table-cell>
          <table:table-cell table:number-columns-repeated="6"/>
        </table:table-row>
        <table:table-row table:style-name="ro1">
          <table:table-cell office:value-type="float" office:value="5726824" calcext:value-type="float">
            <text:p>5726824</text:p>
          </table:table-cell>
          <table:table-cell office:value-type="float" office:value="62689968" calcext:value-type="float">
            <text:p>62689968</text:p>
          </table:table-cell>
          <table:table-cell office:value-type="float" office:value="18785888" calcext:value-type="float">
            <text:p>18785888</text:p>
          </table:table-cell>
          <table:table-cell office:value-type="float" office:value="9479240" calcext:value-type="float">
            <text:p>9479240</text:p>
          </table:table-cell>
          <table:table-cell office:value-type="float" office:value="9491952" calcext:value-type="float">
            <text:p>9491952</text:p>
          </table:table-cell>
          <table:table-cell office:value-type="float" office:value="8147304" calcext:value-type="float">
            <text:p>8147304</text:p>
          </table:table-cell>
          <table:table-cell office:value-type="float" office:value="82516080" calcext:value-type="float">
            <text:p>82516080</text:p>
          </table:table-cell>
          <table:table-cell office:value-type="float" office:value="21241648" calcext:value-type="float">
            <text:p>21241648</text:p>
          </table:table-cell>
          <table:table-cell office:value-type="float" office:value="14461832" calcext:value-type="float">
            <text:p>14461832</text:p>
          </table:table-cell>
          <table:table-cell office:value-type="float" office:value="14162488" calcext:value-type="float">
            <text:p>14162488</text:p>
          </table:table-cell>
          <table:table-cell table:number-columns-repeated="6"/>
        </table:table-row>
        <table:table-row table:style-name="ro1">
          <table:table-cell office:value-type="float" office:value="5727960" calcext:value-type="float">
            <text:p>5727960</text:p>
          </table:table-cell>
          <table:table-cell office:value-type="float" office:value="62690112" calcext:value-type="float">
            <text:p>62690112</text:p>
          </table:table-cell>
          <table:table-cell office:value-type="float" office:value="18787168" calcext:value-type="float">
            <text:p>18787168</text:p>
          </table:table-cell>
          <table:table-cell office:value-type="float" office:value="9479440" calcext:value-type="float">
            <text:p>9479440</text:p>
          </table:table-cell>
          <table:table-cell office:value-type="float" office:value="9492152" calcext:value-type="float">
            <text:p>9492152</text:p>
          </table:table-cell>
          <table:table-cell office:value-type="float" office:value="8147552" calcext:value-type="float">
            <text:p>8147552</text:p>
          </table:table-cell>
          <table:table-cell office:value-type="float" office:value="82558808" calcext:value-type="float">
            <text:p>82558808</text:p>
          </table:table-cell>
          <table:table-cell office:value-type="float" office:value="21261312" calcext:value-type="float">
            <text:p>21261312</text:p>
          </table:table-cell>
          <table:table-cell office:value-type="float" office:value="14462792" calcext:value-type="float">
            <text:p>14462792</text:p>
          </table:table-cell>
          <table:table-cell office:value-type="float" office:value="14163040" calcext:value-type="float">
            <text:p>14163040</text:p>
          </table:table-cell>
          <table:table-cell table:number-columns-repeated="6"/>
        </table:table-row>
        <table:table-row table:style-name="ro1">
          <table:table-cell office:value-type="float" office:value="5729888" calcext:value-type="float">
            <text:p>5729888</text:p>
          </table:table-cell>
          <table:table-cell office:value-type="float" office:value="62692400" calcext:value-type="float">
            <text:p>62692400</text:p>
          </table:table-cell>
          <table:table-cell office:value-type="float" office:value="18787400" calcext:value-type="float">
            <text:p>18787400</text:p>
          </table:table-cell>
          <table:table-cell office:value-type="float" office:value="9479784" calcext:value-type="float">
            <text:p>9479784</text:p>
          </table:table-cell>
          <table:table-cell office:value-type="float" office:value="9492776" calcext:value-type="float">
            <text:p>9492776</text:p>
          </table:table-cell>
          <table:table-cell office:value-type="float" office:value="8148928" calcext:value-type="float">
            <text:p>8148928</text:p>
          </table:table-cell>
          <table:table-cell office:value-type="float" office:value="82569376" calcext:value-type="float">
            <text:p>82569376</text:p>
          </table:table-cell>
          <table:table-cell office:value-type="float" office:value="21265272" calcext:value-type="float">
            <text:p>21265272</text:p>
          </table:table-cell>
          <table:table-cell office:value-type="float" office:value="14463720" calcext:value-type="float">
            <text:p>14463720</text:p>
          </table:table-cell>
          <table:table-cell office:value-type="float" office:value="14171024" calcext:value-type="float">
            <text:p>14171024</text:p>
          </table:table-cell>
          <table:table-cell table:number-columns-repeated="6"/>
        </table:table-row>
        <table:table-row table:style-name="ro1">
          <table:table-cell office:value-type="float" office:value="5730680" calcext:value-type="float">
            <text:p>5730680</text:p>
          </table:table-cell>
          <table:table-cell office:value-type="float" office:value="62692576" calcext:value-type="float">
            <text:p>62692576</text:p>
          </table:table-cell>
          <table:table-cell office:value-type="float" office:value="18787544" calcext:value-type="float">
            <text:p>18787544</text:p>
          </table:table-cell>
          <table:table-cell office:value-type="float" office:value="9479928" calcext:value-type="float">
            <text:p>9479928</text:p>
          </table:table-cell>
          <table:table-cell office:value-type="float" office:value="9492912" calcext:value-type="float">
            <text:p>9492912</text:p>
          </table:table-cell>
          <table:table-cell office:value-type="float" office:value="8149640" calcext:value-type="float">
            <text:p>8149640</text:p>
          </table:table-cell>
          <table:table-cell office:value-type="float" office:value="82579888" calcext:value-type="float">
            <text:p>82579888</text:p>
          </table:table-cell>
          <table:table-cell office:value-type="float" office:value="21265712" calcext:value-type="float">
            <text:p>21265712</text:p>
          </table:table-cell>
          <table:table-cell office:value-type="float" office:value="14465672" calcext:value-type="float">
            <text:p>14465672</text:p>
          </table:table-cell>
          <table:table-cell office:value-type="float" office:value="14173552" calcext:value-type="float">
            <text:p>14173552</text:p>
          </table:table-cell>
          <table:table-cell table:number-columns-repeated="6"/>
        </table:table-row>
        <table:table-row table:style-name="ro1">
          <table:table-cell office:value-type="float" office:value="5730984" calcext:value-type="float">
            <text:p>5730984</text:p>
          </table:table-cell>
          <table:table-cell office:value-type="float" office:value="62693384" calcext:value-type="float">
            <text:p>62693384</text:p>
          </table:table-cell>
          <table:table-cell office:value-type="float" office:value="18787936" calcext:value-type="float">
            <text:p>18787936</text:p>
          </table:table-cell>
          <table:table-cell office:value-type="float" office:value="9479952" calcext:value-type="float">
            <text:p>9479952</text:p>
          </table:table-cell>
          <table:table-cell office:value-type="float" office:value="9492944" calcext:value-type="float">
            <text:p>9492944</text:p>
          </table:table-cell>
          <table:table-cell office:value-type="float" office:value="8149808" calcext:value-type="float">
            <text:p>8149808</text:p>
          </table:table-cell>
          <table:table-cell office:value-type="float" office:value="82583048" calcext:value-type="float">
            <text:p>82583048</text:p>
          </table:table-cell>
          <table:table-cell office:value-type="float" office:value="21271888" calcext:value-type="float">
            <text:p>21271888</text:p>
          </table:table-cell>
          <table:table-cell office:value-type="float" office:value="14482832" calcext:value-type="float">
            <text:p>14482832</text:p>
          </table:table-cell>
          <table:table-cell office:value-type="float" office:value="14174664" calcext:value-type="float">
            <text:p>14174664</text:p>
          </table:table-cell>
          <table:table-cell table:number-columns-repeated="6"/>
        </table:table-row>
        <table:table-row table:style-name="ro1">
          <table:table-cell office:value-type="float" office:value="5731744" calcext:value-type="float">
            <text:p>5731744</text:p>
          </table:table-cell>
          <table:table-cell office:value-type="float" office:value="62693552" calcext:value-type="float">
            <text:p>62693552</text:p>
          </table:table-cell>
          <table:table-cell office:value-type="float" office:value="18788232" calcext:value-type="float">
            <text:p>18788232</text:p>
          </table:table-cell>
          <table:table-cell office:value-type="float" office:value="9480224" calcext:value-type="float">
            <text:p>9480224</text:p>
          </table:table-cell>
          <table:table-cell office:value-type="float" office:value="9493224" calcext:value-type="float">
            <text:p>9493224</text:p>
          </table:table-cell>
          <table:table-cell office:value-type="float" office:value="8149808" calcext:value-type="float">
            <text:p>8149808</text:p>
          </table:table-cell>
          <table:table-cell office:value-type="float" office:value="82583152" calcext:value-type="float">
            <text:p>82583152</text:p>
          </table:table-cell>
          <table:table-cell office:value-type="float" office:value="21278832" calcext:value-type="float">
            <text:p>21278832</text:p>
          </table:table-cell>
          <table:table-cell office:value-type="float" office:value="14483616" calcext:value-type="float">
            <text:p>14483616</text:p>
          </table:table-cell>
          <table:table-cell office:value-type="float" office:value="14179440" calcext:value-type="float">
            <text:p>14179440</text:p>
          </table:table-cell>
          <table:table-cell table:number-columns-repeated="6"/>
        </table:table-row>
        <table:table-row table:style-name="ro1">
          <table:table-cell office:value-type="float" office:value="5733632" calcext:value-type="float">
            <text:p>5733632</text:p>
          </table:table-cell>
          <table:table-cell office:value-type="float" office:value="62695880" calcext:value-type="float">
            <text:p>62695880</text:p>
          </table:table-cell>
          <table:table-cell office:value-type="float" office:value="18788888" calcext:value-type="float">
            <text:p>18788888</text:p>
          </table:table-cell>
          <table:table-cell office:value-type="float" office:value="9480424" calcext:value-type="float">
            <text:p>9480424</text:p>
          </table:table-cell>
          <table:table-cell office:value-type="float" office:value="9493280" calcext:value-type="float">
            <text:p>9493280</text:p>
          </table:table-cell>
          <table:table-cell office:value-type="float" office:value="8149992" calcext:value-type="float">
            <text:p>8149992</text:p>
          </table:table-cell>
          <table:table-cell office:value-type="float" office:value="82613696" calcext:value-type="float">
            <text:p>82613696</text:p>
          </table:table-cell>
          <table:table-cell office:value-type="float" office:value="21284592" calcext:value-type="float">
            <text:p>21284592</text:p>
          </table:table-cell>
          <table:table-cell office:value-type="float" office:value="14486568" calcext:value-type="float">
            <text:p>14486568</text:p>
          </table:table-cell>
          <table:table-cell office:value-type="float" office:value="14185312" calcext:value-type="float">
            <text:p>14185312</text:p>
          </table:table-cell>
          <table:table-cell table:number-columns-repeated="6"/>
        </table:table-row>
        <table:table-row table:style-name="ro1">
          <table:table-cell office:value-type="float" office:value="5734408" calcext:value-type="float">
            <text:p>5734408</text:p>
          </table:table-cell>
          <table:table-cell office:value-type="float" office:value="62696208" calcext:value-type="float">
            <text:p>62696208</text:p>
          </table:table-cell>
          <table:table-cell office:value-type="float" office:value="18789376" calcext:value-type="float">
            <text:p>18789376</text:p>
          </table:table-cell>
          <table:table-cell office:value-type="float" office:value="9480688" calcext:value-type="float">
            <text:p>9480688</text:p>
          </table:table-cell>
          <table:table-cell office:value-type="float" office:value="9494024" calcext:value-type="float">
            <text:p>9494024</text:p>
          </table:table-cell>
          <table:table-cell office:value-type="float" office:value="8150040" calcext:value-type="float">
            <text:p>8150040</text:p>
          </table:table-cell>
          <table:table-cell office:value-type="float" office:value="82639528" calcext:value-type="float">
            <text:p>82639528</text:p>
          </table:table-cell>
          <table:table-cell office:value-type="float" office:value="21286200" calcext:value-type="float">
            <text:p>21286200</text:p>
          </table:table-cell>
          <table:table-cell office:value-type="float" office:value="14493200" calcext:value-type="float">
            <text:p>14493200</text:p>
          </table:table-cell>
          <table:table-cell office:value-type="float" office:value="14185728" calcext:value-type="float">
            <text:p>14185728</text:p>
          </table:table-cell>
          <table:table-cell table:number-columns-repeated="6"/>
        </table:table-row>
        <table:table-row table:style-name="ro1">
          <table:table-cell office:value-type="float" office:value="5739984" calcext:value-type="float">
            <text:p>5739984</text:p>
          </table:table-cell>
          <table:table-cell office:value-type="float" office:value="62697784" calcext:value-type="float">
            <text:p>62697784</text:p>
          </table:table-cell>
          <table:table-cell office:value-type="float" office:value="18791752" calcext:value-type="float">
            <text:p>18791752</text:p>
          </table:table-cell>
          <table:table-cell office:value-type="float" office:value="9480760" calcext:value-type="float">
            <text:p>9480760</text:p>
          </table:table-cell>
          <table:table-cell office:value-type="float" office:value="9494344" calcext:value-type="float">
            <text:p>9494344</text:p>
          </table:table-cell>
          <table:table-cell office:value-type="float" office:value="8150376" calcext:value-type="float">
            <text:p>8150376</text:p>
          </table:table-cell>
          <table:table-cell office:value-type="float" office:value="82643224" calcext:value-type="float">
            <text:p>82643224</text:p>
          </table:table-cell>
          <table:table-cell office:value-type="float" office:value="21292152" calcext:value-type="float">
            <text:p>21292152</text:p>
          </table:table-cell>
          <table:table-cell office:value-type="float" office:value="14497552" calcext:value-type="float">
            <text:p>14497552</text:p>
          </table:table-cell>
          <table:table-cell office:value-type="float" office:value="14192696" calcext:value-type="float">
            <text:p>14192696</text:p>
          </table:table-cell>
          <table:table-cell table:number-columns-repeated="6"/>
        </table:table-row>
        <table:table-row table:style-name="ro1">
          <table:table-cell office:value-type="float" office:value="5742336" calcext:value-type="float">
            <text:p>5742336</text:p>
          </table:table-cell>
          <table:table-cell office:value-type="float" office:value="62699144" calcext:value-type="float">
            <text:p>62699144</text:p>
          </table:table-cell>
          <table:table-cell office:value-type="float" office:value="18792288" calcext:value-type="float">
            <text:p>18792288</text:p>
          </table:table-cell>
          <table:table-cell office:value-type="float" office:value="9480840" calcext:value-type="float">
            <text:p>9480840</text:p>
          </table:table-cell>
          <table:table-cell office:value-type="float" office:value="9494808" calcext:value-type="float">
            <text:p>9494808</text:p>
          </table:table-cell>
          <table:table-cell office:value-type="float" office:value="8150816" calcext:value-type="float">
            <text:p>8150816</text:p>
          </table:table-cell>
          <table:table-cell office:value-type="float" office:value="82651496" calcext:value-type="float">
            <text:p>82651496</text:p>
          </table:table-cell>
          <table:table-cell office:value-type="float" office:value="21350520" calcext:value-type="float">
            <text:p>21350520</text:p>
          </table:table-cell>
          <table:table-cell office:value-type="float" office:value="14499560" calcext:value-type="float">
            <text:p>14499560</text:p>
          </table:table-cell>
          <table:table-cell office:value-type="float" office:value="14195784" calcext:value-type="float">
            <text:p>14195784</text:p>
          </table:table-cell>
          <table:table-cell table:number-columns-repeated="6"/>
        </table:table-row>
        <table:table-row table:style-name="ro1">
          <table:table-cell office:value-type="float" office:value="5742816" calcext:value-type="float">
            <text:p>5742816</text:p>
          </table:table-cell>
          <table:table-cell office:value-type="float" office:value="62699512" calcext:value-type="float">
            <text:p>62699512</text:p>
          </table:table-cell>
          <table:table-cell office:value-type="float" office:value="18792296" calcext:value-type="float">
            <text:p>18792296</text:p>
          </table:table-cell>
          <table:table-cell office:value-type="float" office:value="9481104" calcext:value-type="float">
            <text:p>9481104</text:p>
          </table:table-cell>
          <table:table-cell office:value-type="float" office:value="9495128" calcext:value-type="float">
            <text:p>9495128</text:p>
          </table:table-cell>
          <table:table-cell office:value-type="float" office:value="8150976" calcext:value-type="float">
            <text:p>8150976</text:p>
          </table:table-cell>
          <table:table-cell office:value-type="float" office:value="82675168" calcext:value-type="float">
            <text:p>82675168</text:p>
          </table:table-cell>
          <table:table-cell office:value-type="float" office:value="21367304" calcext:value-type="float">
            <text:p>21367304</text:p>
          </table:table-cell>
          <table:table-cell office:value-type="float" office:value="14500840" calcext:value-type="float">
            <text:p>14500840</text:p>
          </table:table-cell>
          <table:table-cell office:value-type="float" office:value="14201048" calcext:value-type="float">
            <text:p>14201048</text:p>
          </table:table-cell>
          <table:table-cell table:number-columns-repeated="6"/>
        </table:table-row>
        <table:table-row table:style-name="ro1">
          <table:table-cell office:value-type="float" office:value="5743800" calcext:value-type="float">
            <text:p>5743800</text:p>
          </table:table-cell>
          <table:table-cell office:value-type="float" office:value="62699664" calcext:value-type="float">
            <text:p>62699664</text:p>
          </table:table-cell>
          <table:table-cell office:value-type="float" office:value="18794344" calcext:value-type="float">
            <text:p>18794344</text:p>
          </table:table-cell>
          <table:table-cell office:value-type="float" office:value="9481200" calcext:value-type="float">
            <text:p>9481200</text:p>
          </table:table-cell>
          <table:table-cell office:value-type="float" office:value="9495176" calcext:value-type="float">
            <text:p>9495176</text:p>
          </table:table-cell>
          <table:table-cell office:value-type="float" office:value="8151704" calcext:value-type="float">
            <text:p>8151704</text:p>
          </table:table-cell>
          <table:table-cell office:value-type="float" office:value="82703280" calcext:value-type="float">
            <text:p>82703280</text:p>
          </table:table-cell>
          <table:table-cell office:value-type="float" office:value="21370040" calcext:value-type="float">
            <text:p>21370040</text:p>
          </table:table-cell>
          <table:table-cell office:value-type="float" office:value="14502088" calcext:value-type="float">
            <text:p>14502088</text:p>
          </table:table-cell>
          <table:table-cell office:value-type="float" office:value="14226872" calcext:value-type="float">
            <text:p>14226872</text:p>
          </table:table-cell>
          <table:table-cell table:number-columns-repeated="6"/>
        </table:table-row>
        <table:table-row table:style-name="ro1">
          <table:table-cell office:value-type="float" office:value="5743928" calcext:value-type="float">
            <text:p>5743928</text:p>
          </table:table-cell>
          <table:table-cell office:value-type="float" office:value="62700640" calcext:value-type="float">
            <text:p>62700640</text:p>
          </table:table-cell>
          <table:table-cell office:value-type="float" office:value="18794616" calcext:value-type="float">
            <text:p>18794616</text:p>
          </table:table-cell>
          <table:table-cell office:value-type="float" office:value="9482200" calcext:value-type="float">
            <text:p>9482200</text:p>
          </table:table-cell>
          <table:table-cell office:value-type="float" office:value="9495584" calcext:value-type="float">
            <text:p>9495584</text:p>
          </table:table-cell>
          <table:table-cell office:value-type="float" office:value="8152464" calcext:value-type="float">
            <text:p>8152464</text:p>
          </table:table-cell>
          <table:table-cell office:value-type="float" office:value="82715672" calcext:value-type="float">
            <text:p>82715672</text:p>
          </table:table-cell>
          <table:table-cell office:value-type="float" office:value="21395736" calcext:value-type="float">
            <text:p>21395736</text:p>
          </table:table-cell>
          <table:table-cell office:value-type="float" office:value="14503944" calcext:value-type="float">
            <text:p>14503944</text:p>
          </table:table-cell>
          <table:table-cell office:value-type="float" office:value="14230976" calcext:value-type="float">
            <text:p>14230976</text:p>
          </table:table-cell>
          <table:table-cell table:number-columns-repeated="6"/>
        </table:table-row>
        <table:table-row table:style-name="ro1">
          <table:table-cell office:value-type="float" office:value="5745896" calcext:value-type="float">
            <text:p>5745896</text:p>
          </table:table-cell>
          <table:table-cell office:value-type="float" office:value="62701192" calcext:value-type="float">
            <text:p>62701192</text:p>
          </table:table-cell>
          <table:table-cell office:value-type="float" office:value="18795024" calcext:value-type="float">
            <text:p>18795024</text:p>
          </table:table-cell>
          <table:table-cell office:value-type="float" office:value="9482592" calcext:value-type="float">
            <text:p>9482592</text:p>
          </table:table-cell>
          <table:table-cell office:value-type="float" office:value="9495928" calcext:value-type="float">
            <text:p>9495928</text:p>
          </table:table-cell>
          <table:table-cell office:value-type="float" office:value="8155496" calcext:value-type="float">
            <text:p>8155496</text:p>
          </table:table-cell>
          <table:table-cell office:value-type="float" office:value="82718136" calcext:value-type="float">
            <text:p>82718136</text:p>
          </table:table-cell>
          <table:table-cell office:value-type="float" office:value="21403128" calcext:value-type="float">
            <text:p>21403128</text:p>
          </table:table-cell>
          <table:table-cell office:value-type="float" office:value="14507248" calcext:value-type="float">
            <text:p>14507248</text:p>
          </table:table-cell>
          <table:table-cell office:value-type="float" office:value="14233664" calcext:value-type="float">
            <text:p>14233664</text:p>
          </table:table-cell>
          <table:table-cell table:number-columns-repeated="6"/>
        </table:table-row>
        <table:table-row table:style-name="ro1">
          <table:table-cell office:value-type="float" office:value="5749232" calcext:value-type="float">
            <text:p>5749232</text:p>
          </table:table-cell>
          <table:table-cell office:value-type="float" office:value="62701208" calcext:value-type="float">
            <text:p>62701208</text:p>
          </table:table-cell>
          <table:table-cell office:value-type="float" office:value="18795880" calcext:value-type="float">
            <text:p>18795880</text:p>
          </table:table-cell>
          <table:table-cell office:value-type="float" office:value="9483184" calcext:value-type="float">
            <text:p>9483184</text:p>
          </table:table-cell>
          <table:table-cell office:value-type="float" office:value="9496704" calcext:value-type="float">
            <text:p>9496704</text:p>
          </table:table-cell>
          <table:table-cell office:value-type="float" office:value="8155928" calcext:value-type="float">
            <text:p>8155928</text:p>
          </table:table-cell>
          <table:table-cell office:value-type="float" office:value="82727512" calcext:value-type="float">
            <text:p>82727512</text:p>
          </table:table-cell>
          <table:table-cell office:value-type="float" office:value="21414272" calcext:value-type="float">
            <text:p>21414272</text:p>
          </table:table-cell>
          <table:table-cell office:value-type="float" office:value="14515712" calcext:value-type="float">
            <text:p>14515712</text:p>
          </table:table-cell>
          <table:table-cell office:value-type="float" office:value="14246208" calcext:value-type="float">
            <text:p>14246208</text:p>
          </table:table-cell>
          <table:table-cell table:number-columns-repeated="6"/>
        </table:table-row>
        <table:table-row table:style-name="ro1">
          <table:table-cell office:value-type="float" office:value="5750160" calcext:value-type="float">
            <text:p>5750160</text:p>
          </table:table-cell>
          <table:table-cell office:value-type="float" office:value="62701920" calcext:value-type="float">
            <text:p>62701920</text:p>
          </table:table-cell>
          <table:table-cell office:value-type="float" office:value="18796576" calcext:value-type="float">
            <text:p>18796576</text:p>
          </table:table-cell>
          <table:table-cell office:value-type="float" office:value="9484952" calcext:value-type="float">
            <text:p>9484952</text:p>
          </table:table-cell>
          <table:table-cell office:value-type="float" office:value="9497624" calcext:value-type="float">
            <text:p>9497624</text:p>
          </table:table-cell>
          <table:table-cell office:value-type="float" office:value="8156480" calcext:value-type="float">
            <text:p>8156480</text:p>
          </table:table-cell>
          <table:table-cell office:value-type="float" office:value="82761024" calcext:value-type="float">
            <text:p>82761024</text:p>
          </table:table-cell>
          <table:table-cell office:value-type="float" office:value="21424776" calcext:value-type="float">
            <text:p>21424776</text:p>
          </table:table-cell>
          <table:table-cell office:value-type="float" office:value="14519832" calcext:value-type="float">
            <text:p>14519832</text:p>
          </table:table-cell>
          <table:table-cell office:value-type="float" office:value="14250864" calcext:value-type="float">
            <text:p>14250864</text:p>
          </table:table-cell>
          <table:table-cell table:number-columns-repeated="6"/>
        </table:table-row>
        <table:table-row table:style-name="ro1">
          <table:table-cell office:value-type="float" office:value="5750760" calcext:value-type="float">
            <text:p>5750760</text:p>
          </table:table-cell>
          <table:table-cell office:value-type="float" office:value="62701992" calcext:value-type="float">
            <text:p>62701992</text:p>
          </table:table-cell>
          <table:table-cell office:value-type="float" office:value="18797144" calcext:value-type="float">
            <text:p>18797144</text:p>
          </table:table-cell>
          <table:table-cell office:value-type="float" office:value="9486152" calcext:value-type="float">
            <text:p>9486152</text:p>
          </table:table-cell>
          <table:table-cell office:value-type="float" office:value="9497744" calcext:value-type="float">
            <text:p>9497744</text:p>
          </table:table-cell>
          <table:table-cell office:value-type="float" office:value="8157040" calcext:value-type="float">
            <text:p>8157040</text:p>
          </table:table-cell>
          <table:table-cell office:value-type="float" office:value="82774000" calcext:value-type="float">
            <text:p>82774000</text:p>
          </table:table-cell>
          <table:table-cell office:value-type="float" office:value="21500592" calcext:value-type="float">
            <text:p>21500592</text:p>
          </table:table-cell>
          <table:table-cell office:value-type="float" office:value="14539272" calcext:value-type="float">
            <text:p>14539272</text:p>
          </table:table-cell>
          <table:table-cell office:value-type="float" office:value="14252888" calcext:value-type="float">
            <text:p>14252888</text:p>
          </table:table-cell>
          <table:table-cell table:number-columns-repeated="6"/>
        </table:table-row>
        <table:table-row table:style-name="ro1">
          <table:table-cell office:value-type="float" office:value="5751584" calcext:value-type="float">
            <text:p>5751584</text:p>
          </table:table-cell>
          <table:table-cell office:value-type="float" office:value="62703104" calcext:value-type="float">
            <text:p>62703104</text:p>
          </table:table-cell>
          <table:table-cell office:value-type="float" office:value="18797168" calcext:value-type="float">
            <text:p>18797168</text:p>
          </table:table-cell>
          <table:table-cell office:value-type="float" office:value="9486328" calcext:value-type="float">
            <text:p>9486328</text:p>
          </table:table-cell>
          <table:table-cell office:value-type="float" office:value="9498400" calcext:value-type="float">
            <text:p>9498400</text:p>
          </table:table-cell>
          <table:table-cell office:value-type="float" office:value="8157120" calcext:value-type="float">
            <text:p>8157120</text:p>
          </table:table-cell>
          <table:table-cell office:value-type="float" office:value="82783984" calcext:value-type="float">
            <text:p>82783984</text:p>
          </table:table-cell>
          <table:table-cell office:value-type="float" office:value="21503784" calcext:value-type="float">
            <text:p>21503784</text:p>
          </table:table-cell>
          <table:table-cell office:value-type="float" office:value="14541888" calcext:value-type="float">
            <text:p>14541888</text:p>
          </table:table-cell>
          <table:table-cell office:value-type="float" office:value="14258776" calcext:value-type="float">
            <text:p>14258776</text:p>
          </table:table-cell>
          <table:table-cell table:number-columns-repeated="6"/>
        </table:table-row>
        <table:table-row table:style-name="ro1">
          <table:table-cell office:value-type="float" office:value="5753264" calcext:value-type="float">
            <text:p>5753264</text:p>
          </table:table-cell>
          <table:table-cell office:value-type="float" office:value="62703512" calcext:value-type="float">
            <text:p>62703512</text:p>
          </table:table-cell>
          <table:table-cell office:value-type="float" office:value="18797520" calcext:value-type="float">
            <text:p>18797520</text:p>
          </table:table-cell>
          <table:table-cell office:value-type="float" office:value="9486624" calcext:value-type="float">
            <text:p>9486624</text:p>
          </table:table-cell>
          <table:table-cell office:value-type="float" office:value="9498608" calcext:value-type="float">
            <text:p>9498608</text:p>
          </table:table-cell>
          <table:table-cell office:value-type="float" office:value="8157688" calcext:value-type="float">
            <text:p>8157688</text:p>
          </table:table-cell>
          <table:table-cell office:value-type="float" office:value="82826432" calcext:value-type="float">
            <text:p>82826432</text:p>
          </table:table-cell>
          <table:table-cell office:value-type="float" office:value="21566968" calcext:value-type="float">
            <text:p>21566968</text:p>
          </table:table-cell>
          <table:table-cell office:value-type="float" office:value="14546776" calcext:value-type="float">
            <text:p>14546776</text:p>
          </table:table-cell>
          <table:table-cell office:value-type="float" office:value="14274448" calcext:value-type="float">
            <text:p>14274448</text:p>
          </table:table-cell>
          <table:table-cell table:number-columns-repeated="6"/>
        </table:table-row>
        <table:table-row table:style-name="ro1">
          <table:table-cell office:value-type="float" office:value="5753736" calcext:value-type="float">
            <text:p>5753736</text:p>
          </table:table-cell>
          <table:table-cell office:value-type="float" office:value="62705272" calcext:value-type="float">
            <text:p>62705272</text:p>
          </table:table-cell>
          <table:table-cell office:value-type="float" office:value="18797920" calcext:value-type="float">
            <text:p>18797920</text:p>
          </table:table-cell>
          <table:table-cell office:value-type="float" office:value="9486640" calcext:value-type="float">
            <text:p>9486640</text:p>
          </table:table-cell>
          <table:table-cell office:value-type="float" office:value="9498984" calcext:value-type="float">
            <text:p>9498984</text:p>
          </table:table-cell>
          <table:table-cell office:value-type="float" office:value="8157864" calcext:value-type="float">
            <text:p>8157864</text:p>
          </table:table-cell>
          <table:table-cell office:value-type="float" office:value="82833680" calcext:value-type="float">
            <text:p>82833680</text:p>
          </table:table-cell>
          <table:table-cell office:value-type="float" office:value="21598688" calcext:value-type="float">
            <text:p>21598688</text:p>
          </table:table-cell>
          <table:table-cell office:value-type="float" office:value="14554696" calcext:value-type="float">
            <text:p>14554696</text:p>
          </table:table-cell>
          <table:table-cell office:value-type="float" office:value="14279472" calcext:value-type="float">
            <text:p>14279472</text:p>
          </table:table-cell>
          <table:table-cell table:number-columns-repeated="6"/>
        </table:table-row>
        <table:table-row table:style-name="ro1">
          <table:table-cell office:value-type="float" office:value="5757472" calcext:value-type="float">
            <text:p>5757472</text:p>
          </table:table-cell>
          <table:table-cell office:value-type="float" office:value="62705320" calcext:value-type="float">
            <text:p>62705320</text:p>
          </table:table-cell>
          <table:table-cell office:value-type="float" office:value="18797928" calcext:value-type="float">
            <text:p>18797928</text:p>
          </table:table-cell>
          <table:table-cell office:value-type="float" office:value="9486664" calcext:value-type="float">
            <text:p>9486664</text:p>
          </table:table-cell>
          <table:table-cell office:value-type="float" office:value="9499936" calcext:value-type="float">
            <text:p>9499936</text:p>
          </table:table-cell>
          <table:table-cell office:value-type="float" office:value="8158648" calcext:value-type="float">
            <text:p>8158648</text:p>
          </table:table-cell>
          <table:table-cell office:value-type="float" office:value="82841920" calcext:value-type="float">
            <text:p>82841920</text:p>
          </table:table-cell>
          <table:table-cell office:value-type="float" office:value="21605296" calcext:value-type="float">
            <text:p>21605296</text:p>
          </table:table-cell>
          <table:table-cell office:value-type="float" office:value="14573992" calcext:value-type="float">
            <text:p>14573992</text:p>
          </table:table-cell>
          <table:table-cell office:value-type="float" office:value="14282256" calcext:value-type="float">
            <text:p>14282256</text:p>
          </table:table-cell>
          <table:table-cell table:number-columns-repeated="6"/>
        </table:table-row>
        <table:table-row table:style-name="ro1">
          <table:table-cell office:value-type="float" office:value="5759504" calcext:value-type="float">
            <text:p>5759504</text:p>
          </table:table-cell>
          <table:table-cell office:value-type="float" office:value="62705864" calcext:value-type="float">
            <text:p>62705864</text:p>
          </table:table-cell>
          <table:table-cell office:value-type="float" office:value="18798064" calcext:value-type="float">
            <text:p>18798064</text:p>
          </table:table-cell>
          <table:table-cell office:value-type="float" office:value="9486992" calcext:value-type="float">
            <text:p>9486992</text:p>
          </table:table-cell>
          <table:table-cell office:value-type="float" office:value="9501064" calcext:value-type="float">
            <text:p>9501064</text:p>
          </table:table-cell>
          <table:table-cell office:value-type="float" office:value="8158744" calcext:value-type="float">
            <text:p>8158744</text:p>
          </table:table-cell>
          <table:table-cell office:value-type="float" office:value="82860888" calcext:value-type="float">
            <text:p>82860888</text:p>
          </table:table-cell>
          <table:table-cell office:value-type="float" office:value="21679408" calcext:value-type="float">
            <text:p>21679408</text:p>
          </table:table-cell>
          <table:table-cell office:value-type="float" office:value="14583496" calcext:value-type="float">
            <text:p>14583496</text:p>
          </table:table-cell>
          <table:table-cell office:value-type="float" office:value="14284592" calcext:value-type="float">
            <text:p>14284592</text:p>
          </table:table-cell>
          <table:table-cell table:number-columns-repeated="6"/>
        </table:table-row>
        <table:table-row table:style-name="ro1">
          <table:table-cell office:value-type="float" office:value="5762336" calcext:value-type="float">
            <text:p>5762336</text:p>
          </table:table-cell>
          <table:table-cell office:value-type="float" office:value="62707064" calcext:value-type="float">
            <text:p>62707064</text:p>
          </table:table-cell>
          <table:table-cell office:value-type="float" office:value="18798408" calcext:value-type="float">
            <text:p>18798408</text:p>
          </table:table-cell>
          <table:table-cell office:value-type="float" office:value="9487424" calcext:value-type="float">
            <text:p>9487424</text:p>
          </table:table-cell>
          <table:table-cell office:value-type="float" office:value="9501096" calcext:value-type="float">
            <text:p>9501096</text:p>
          </table:table-cell>
          <table:table-cell office:value-type="float" office:value="8158800" calcext:value-type="float">
            <text:p>8158800</text:p>
          </table:table-cell>
          <table:table-cell office:value-type="float" office:value="82886848" calcext:value-type="float">
            <text:p>82886848</text:p>
          </table:table-cell>
          <table:table-cell office:value-type="float" office:value="21683520" calcext:value-type="float">
            <text:p>21683520</text:p>
          </table:table-cell>
          <table:table-cell office:value-type="float" office:value="14590984" calcext:value-type="float">
            <text:p>14590984</text:p>
          </table:table-cell>
          <table:table-cell office:value-type="float" office:value="14299088" calcext:value-type="float">
            <text:p>14299088</text:p>
          </table:table-cell>
          <table:table-cell table:number-columns-repeated="6"/>
        </table:table-row>
        <table:table-row table:style-name="ro1">
          <table:table-cell office:value-type="float" office:value="5764184" calcext:value-type="float">
            <text:p>5764184</text:p>
          </table:table-cell>
          <table:table-cell office:value-type="float" office:value="62707440" calcext:value-type="float">
            <text:p>62707440</text:p>
          </table:table-cell>
          <table:table-cell office:value-type="float" office:value="18799408" calcext:value-type="float">
            <text:p>18799408</text:p>
          </table:table-cell>
          <table:table-cell office:value-type="float" office:value="9488176" calcext:value-type="float">
            <text:p>9488176</text:p>
          </table:table-cell>
          <table:table-cell office:value-type="float" office:value="9501432" calcext:value-type="float">
            <text:p>9501432</text:p>
          </table:table-cell>
          <table:table-cell office:value-type="float" office:value="8159512" calcext:value-type="float">
            <text:p>8159512</text:p>
          </table:table-cell>
          <table:table-cell office:value-type="float" office:value="82934000" calcext:value-type="float">
            <text:p>82934000</text:p>
          </table:table-cell>
          <table:table-cell office:value-type="float" office:value="21825832" calcext:value-type="float">
            <text:p>21825832</text:p>
          </table:table-cell>
          <table:table-cell office:value-type="float" office:value="14591424" calcext:value-type="float">
            <text:p>14591424</text:p>
          </table:table-cell>
          <table:table-cell office:value-type="float" office:value="14315808" calcext:value-type="float">
            <text:p>14315808</text:p>
          </table:table-cell>
          <table:table-cell table:number-columns-repeated="6"/>
        </table:table-row>
        <table:table-row table:style-name="ro1">
          <table:table-cell office:value-type="float" office:value="5764456" calcext:value-type="float">
            <text:p>5764456</text:p>
          </table:table-cell>
          <table:table-cell office:value-type="float" office:value="62707696" calcext:value-type="float">
            <text:p>62707696</text:p>
          </table:table-cell>
          <table:table-cell office:value-type="float" office:value="18800800" calcext:value-type="float">
            <text:p>18800800</text:p>
          </table:table-cell>
          <table:table-cell office:value-type="float" office:value="9488624" calcext:value-type="float">
            <text:p>9488624</text:p>
          </table:table-cell>
          <table:table-cell office:value-type="float" office:value="9501536" calcext:value-type="float">
            <text:p>9501536</text:p>
          </table:table-cell>
          <table:table-cell office:value-type="float" office:value="8159896" calcext:value-type="float">
            <text:p>8159896</text:p>
          </table:table-cell>
          <table:table-cell office:value-type="float" office:value="82979920" calcext:value-type="float">
            <text:p>82979920</text:p>
          </table:table-cell>
          <table:table-cell office:value-type="float" office:value="21832144" calcext:value-type="float">
            <text:p>21832144</text:p>
          </table:table-cell>
          <table:table-cell office:value-type="float" office:value="14611216" calcext:value-type="float">
            <text:p>14611216</text:p>
          </table:table-cell>
          <table:table-cell office:value-type="float" office:value="14323544" calcext:value-type="float">
            <text:p>14323544</text:p>
          </table:table-cell>
          <table:table-cell table:number-columns-repeated="6"/>
        </table:table-row>
        <table:table-row table:style-name="ro1">
          <table:table-cell office:value-type="float" office:value="5767936" calcext:value-type="float">
            <text:p>5767936</text:p>
          </table:table-cell>
          <table:table-cell office:value-type="float" office:value="62707824" calcext:value-type="float">
            <text:p>62707824</text:p>
          </table:table-cell>
          <table:table-cell office:value-type="float" office:value="18801064" calcext:value-type="float">
            <text:p>18801064</text:p>
          </table:table-cell>
          <table:table-cell office:value-type="float" office:value="9490144" calcext:value-type="float">
            <text:p>9490144</text:p>
          </table:table-cell>
          <table:table-cell office:value-type="float" office:value="9501664" calcext:value-type="float">
            <text:p>9501664</text:p>
          </table:table-cell>
          <table:table-cell office:value-type="float" office:value="8160080" calcext:value-type="float">
            <text:p>8160080</text:p>
          </table:table-cell>
          <table:table-cell office:value-type="float" office:value="83003488" calcext:value-type="float">
            <text:p>83003488</text:p>
          </table:table-cell>
          <table:table-cell office:value-type="float" office:value="21832896" calcext:value-type="float">
            <text:p>21832896</text:p>
          </table:table-cell>
          <table:table-cell office:value-type="float" office:value="14632384" calcext:value-type="float">
            <text:p>14632384</text:p>
          </table:table-cell>
          <table:table-cell office:value-type="float" office:value="14327416" calcext:value-type="float">
            <text:p>14327416</text:p>
          </table:table-cell>
          <table:table-cell table:number-columns-repeated="6"/>
        </table:table-row>
        <table:table-row table:style-name="ro1">
          <table:table-cell office:value-type="float" office:value="5768392" calcext:value-type="float">
            <text:p>5768392</text:p>
          </table:table-cell>
          <table:table-cell office:value-type="float" office:value="62708440" calcext:value-type="float">
            <text:p>62708440</text:p>
          </table:table-cell>
          <table:table-cell office:value-type="float" office:value="18802176" calcext:value-type="float">
            <text:p>18802176</text:p>
          </table:table-cell>
          <table:table-cell office:value-type="float" office:value="9491048" calcext:value-type="float">
            <text:p>9491048</text:p>
          </table:table-cell>
          <table:table-cell office:value-type="float" office:value="9501824" calcext:value-type="float">
            <text:p>9501824</text:p>
          </table:table-cell>
          <table:table-cell office:value-type="float" office:value="8160232" calcext:value-type="float">
            <text:p>8160232</text:p>
          </table:table-cell>
          <table:table-cell office:value-type="float" office:value="83014064" calcext:value-type="float">
            <text:p>83014064</text:p>
          </table:table-cell>
          <table:table-cell office:value-type="float" office:value="21835808" calcext:value-type="float">
            <text:p>21835808</text:p>
          </table:table-cell>
          <table:table-cell office:value-type="float" office:value="14656088" calcext:value-type="float">
            <text:p>14656088</text:p>
          </table:table-cell>
          <table:table-cell office:value-type="float" office:value="14339824" calcext:value-type="float">
            <text:p>14339824</text:p>
          </table:table-cell>
          <table:table-cell table:number-columns-repeated="6"/>
        </table:table-row>
        <table:table-row table:style-name="ro1">
          <table:table-cell office:value-type="float" office:value="5768448" calcext:value-type="float">
            <text:p>5768448</text:p>
          </table:table-cell>
          <table:table-cell office:value-type="float" office:value="62709608" calcext:value-type="float">
            <text:p>62709608</text:p>
          </table:table-cell>
          <table:table-cell office:value-type="float" office:value="18803496" calcext:value-type="float">
            <text:p>18803496</text:p>
          </table:table-cell>
          <table:table-cell office:value-type="float" office:value="9492336" calcext:value-type="float">
            <text:p>9492336</text:p>
          </table:table-cell>
          <table:table-cell office:value-type="float" office:value="9502000" calcext:value-type="float">
            <text:p>9502000</text:p>
          </table:table-cell>
          <table:table-cell office:value-type="float" office:value="8160264" calcext:value-type="float">
            <text:p>8160264</text:p>
          </table:table-cell>
          <table:table-cell office:value-type="float" office:value="83029496" calcext:value-type="float">
            <text:p>83029496</text:p>
          </table:table-cell>
          <table:table-cell office:value-type="float" office:value="21871176" calcext:value-type="float">
            <text:p>21871176</text:p>
          </table:table-cell>
          <table:table-cell office:value-type="float" office:value="14660160" calcext:value-type="float">
            <text:p>14660160</text:p>
          </table:table-cell>
          <table:table-cell office:value-type="float" office:value="14339912" calcext:value-type="float">
            <text:p>14339912</text:p>
          </table:table-cell>
          <table:table-cell table:number-columns-repeated="6"/>
        </table:table-row>
        <table:table-row table:style-name="ro1">
          <table:table-cell office:value-type="float" office:value="5768776" calcext:value-type="float">
            <text:p>5768776</text:p>
          </table:table-cell>
          <table:table-cell office:value-type="float" office:value="62709880" calcext:value-type="float">
            <text:p>62709880</text:p>
          </table:table-cell>
          <table:table-cell office:value-type="float" office:value="18804376" calcext:value-type="float">
            <text:p>18804376</text:p>
          </table:table-cell>
          <table:table-cell office:value-type="float" office:value="9492600" calcext:value-type="float">
            <text:p>9492600</text:p>
          </table:table-cell>
          <table:table-cell office:value-type="float" office:value="9502088" calcext:value-type="float">
            <text:p>9502088</text:p>
          </table:table-cell>
          <table:table-cell office:value-type="float" office:value="8161632" calcext:value-type="float">
            <text:p>8161632</text:p>
          </table:table-cell>
          <table:table-cell office:value-type="float" office:value="83052440" calcext:value-type="float">
            <text:p>83052440</text:p>
          </table:table-cell>
          <table:table-cell office:value-type="float" office:value="21911856" calcext:value-type="float">
            <text:p>21911856</text:p>
          </table:table-cell>
          <table:table-cell office:value-type="float" office:value="14661656" calcext:value-type="float">
            <text:p>14661656</text:p>
          </table:table-cell>
          <table:table-cell office:value-type="float" office:value="14340112" calcext:value-type="float">
            <text:p>14340112</text:p>
          </table:table-cell>
          <table:table-cell table:number-columns-repeated="6"/>
        </table:table-row>
        <table:table-row table:style-name="ro1">
          <table:table-cell office:value-type="float" office:value="5770688" calcext:value-type="float">
            <text:p>5770688</text:p>
          </table:table-cell>
          <table:table-cell office:value-type="float" office:value="62712360" calcext:value-type="float">
            <text:p>62712360</text:p>
          </table:table-cell>
          <table:table-cell office:value-type="float" office:value="18805008" calcext:value-type="float">
            <text:p>18805008</text:p>
          </table:table-cell>
          <table:table-cell office:value-type="float" office:value="9492624" calcext:value-type="float">
            <text:p>9492624</text:p>
          </table:table-cell>
          <table:table-cell office:value-type="float" office:value="9502320" calcext:value-type="float">
            <text:p>9502320</text:p>
          </table:table-cell>
          <table:table-cell office:value-type="float" office:value="8162344" calcext:value-type="float">
            <text:p>8162344</text:p>
          </table:table-cell>
          <table:table-cell office:value-type="float" office:value="83056536" calcext:value-type="float">
            <text:p>83056536</text:p>
          </table:table-cell>
          <table:table-cell office:value-type="float" office:value="21918408" calcext:value-type="float">
            <text:p>21918408</text:p>
          </table:table-cell>
          <table:table-cell office:value-type="float" office:value="14671184" calcext:value-type="float">
            <text:p>14671184</text:p>
          </table:table-cell>
          <table:table-cell office:value-type="float" office:value="14343984" calcext:value-type="float">
            <text:p>14343984</text:p>
          </table:table-cell>
          <table:table-cell table:number-columns-repeated="6"/>
        </table:table-row>
        <table:table-row table:style-name="ro1">
          <table:table-cell office:value-type="float" office:value="5771000" calcext:value-type="float">
            <text:p>5771000</text:p>
          </table:table-cell>
          <table:table-cell office:value-type="float" office:value="62714280" calcext:value-type="float">
            <text:p>62714280</text:p>
          </table:table-cell>
          <table:table-cell office:value-type="float" office:value="18805928" calcext:value-type="float">
            <text:p>18805928</text:p>
          </table:table-cell>
          <table:table-cell office:value-type="float" office:value="9492752" calcext:value-type="float">
            <text:p>9492752</text:p>
          </table:table-cell>
          <table:table-cell office:value-type="float" office:value="9502336" calcext:value-type="float">
            <text:p>9502336</text:p>
          </table:table-cell>
          <table:table-cell office:value-type="float" office:value="8162544" calcext:value-type="float">
            <text:p>8162544</text:p>
          </table:table-cell>
          <table:table-cell office:value-type="float" office:value="83057496" calcext:value-type="float">
            <text:p>83057496</text:p>
          </table:table-cell>
          <table:table-cell office:value-type="float" office:value="21923168" calcext:value-type="float">
            <text:p>21923168</text:p>
          </table:table-cell>
          <table:table-cell office:value-type="float" office:value="14677816" calcext:value-type="float">
            <text:p>14677816</text:p>
          </table:table-cell>
          <table:table-cell office:value-type="float" office:value="14350344" calcext:value-type="float">
            <text:p>14350344</text:p>
          </table:table-cell>
          <table:table-cell table:number-columns-repeated="6"/>
        </table:table-row>
        <table:table-row table:style-name="ro1">
          <table:table-cell office:value-type="float" office:value="5772296" calcext:value-type="float">
            <text:p>5772296</text:p>
          </table:table-cell>
          <table:table-cell office:value-type="float" office:value="62714280" calcext:value-type="float">
            <text:p>62714280</text:p>
          </table:table-cell>
          <table:table-cell office:value-type="float" office:value="18805976" calcext:value-type="float">
            <text:p>18805976</text:p>
          </table:table-cell>
          <table:table-cell office:value-type="float" office:value="9493056" calcext:value-type="float">
            <text:p>9493056</text:p>
          </table:table-cell>
          <table:table-cell office:value-type="float" office:value="9503112" calcext:value-type="float">
            <text:p>9503112</text:p>
          </table:table-cell>
          <table:table-cell office:value-type="float" office:value="8163016" calcext:value-type="float">
            <text:p>8163016</text:p>
          </table:table-cell>
          <table:table-cell office:value-type="float" office:value="83058264" calcext:value-type="float">
            <text:p>83058264</text:p>
          </table:table-cell>
          <table:table-cell office:value-type="float" office:value="21927856" calcext:value-type="float">
            <text:p>21927856</text:p>
          </table:table-cell>
          <table:table-cell office:value-type="float" office:value="14679128" calcext:value-type="float">
            <text:p>14679128</text:p>
          </table:table-cell>
          <table:table-cell office:value-type="float" office:value="14368088" calcext:value-type="float">
            <text:p>14368088</text:p>
          </table:table-cell>
          <table:table-cell table:number-columns-repeated="6"/>
        </table:table-row>
        <table:table-row table:style-name="ro1">
          <table:table-cell office:value-type="float" office:value="5773472" calcext:value-type="float">
            <text:p>5773472</text:p>
          </table:table-cell>
          <table:table-cell office:value-type="float" office:value="62715392" calcext:value-type="float">
            <text:p>62715392</text:p>
          </table:table-cell>
          <table:table-cell office:value-type="float" office:value="18806208" calcext:value-type="float">
            <text:p>18806208</text:p>
          </table:table-cell>
          <table:table-cell office:value-type="float" office:value="9493432" calcext:value-type="float">
            <text:p>9493432</text:p>
          </table:table-cell>
          <table:table-cell office:value-type="float" office:value="9503136" calcext:value-type="float">
            <text:p>9503136</text:p>
          </table:table-cell>
          <table:table-cell office:value-type="float" office:value="8163112" calcext:value-type="float">
            <text:p>8163112</text:p>
          </table:table-cell>
          <table:table-cell office:value-type="float" office:value="83061192" calcext:value-type="float">
            <text:p>83061192</text:p>
          </table:table-cell>
          <table:table-cell office:value-type="float" office:value="21933792" calcext:value-type="float">
            <text:p>21933792</text:p>
          </table:table-cell>
          <table:table-cell office:value-type="float" office:value="14708264" calcext:value-type="float">
            <text:p>14708264</text:p>
          </table:table-cell>
          <table:table-cell office:value-type="float" office:value="14371592" calcext:value-type="float">
            <text:p>14371592</text:p>
          </table:table-cell>
          <table:table-cell table:number-columns-repeated="6"/>
        </table:table-row>
        <table:table-row table:style-name="ro1">
          <table:table-cell office:value-type="float" office:value="5774872" calcext:value-type="float">
            <text:p>5774872</text:p>
          </table:table-cell>
          <table:table-cell office:value-type="float" office:value="62715792" calcext:value-type="float">
            <text:p>62715792</text:p>
          </table:table-cell>
          <table:table-cell office:value-type="float" office:value="18806824" calcext:value-type="float">
            <text:p>18806824</text:p>
          </table:table-cell>
          <table:table-cell office:value-type="float" office:value="9494016" calcext:value-type="float">
            <text:p>9494016</text:p>
          </table:table-cell>
          <table:table-cell office:value-type="float" office:value="9503712" calcext:value-type="float">
            <text:p>9503712</text:p>
          </table:table-cell>
          <table:table-cell office:value-type="float" office:value="8163992" calcext:value-type="float">
            <text:p>8163992</text:p>
          </table:table-cell>
          <table:table-cell office:value-type="float" office:value="83067936" calcext:value-type="float">
            <text:p>83067936</text:p>
          </table:table-cell>
          <table:table-cell office:value-type="float" office:value="21951968" calcext:value-type="float">
            <text:p>21951968</text:p>
          </table:table-cell>
          <table:table-cell office:value-type="float" office:value="14718216" calcext:value-type="float">
            <text:p>14718216</text:p>
          </table:table-cell>
          <table:table-cell office:value-type="float" office:value="14379432" calcext:value-type="float">
            <text:p>14379432</text:p>
          </table:table-cell>
          <table:table-cell table:number-columns-repeated="6"/>
        </table:table-row>
        <table:table-row table:style-name="ro1">
          <table:table-cell office:value-type="float" office:value="5778048" calcext:value-type="float">
            <text:p>5778048</text:p>
          </table:table-cell>
          <table:table-cell office:value-type="float" office:value="62715952" calcext:value-type="float">
            <text:p>62715952</text:p>
          </table:table-cell>
          <table:table-cell office:value-type="float" office:value="18807448" calcext:value-type="float">
            <text:p>18807448</text:p>
          </table:table-cell>
          <table:table-cell office:value-type="float" office:value="9494312" calcext:value-type="float">
            <text:p>9494312</text:p>
          </table:table-cell>
          <table:table-cell office:value-type="float" office:value="9504432" calcext:value-type="float">
            <text:p>9504432</text:p>
          </table:table-cell>
          <table:table-cell office:value-type="float" office:value="8164016" calcext:value-type="float">
            <text:p>8164016</text:p>
          </table:table-cell>
          <table:table-cell office:value-type="float" office:value="83070976" calcext:value-type="float">
            <text:p>83070976</text:p>
          </table:table-cell>
          <table:table-cell office:value-type="float" office:value="21967760" calcext:value-type="float">
            <text:p>21967760</text:p>
          </table:table-cell>
          <table:table-cell office:value-type="float" office:value="14737560" calcext:value-type="float">
            <text:p>14737560</text:p>
          </table:table-cell>
          <table:table-cell office:value-type="float" office:value="14390280" calcext:value-type="float">
            <text:p>14390280</text:p>
          </table:table-cell>
          <table:table-cell table:number-columns-repeated="6"/>
        </table:table-row>
        <table:table-row table:style-name="ro1">
          <table:table-cell office:value-type="float" office:value="5778672" calcext:value-type="float">
            <text:p>5778672</text:p>
          </table:table-cell>
          <table:table-cell office:value-type="float" office:value="62716032" calcext:value-type="float">
            <text:p>62716032</text:p>
          </table:table-cell>
          <table:table-cell office:value-type="float" office:value="18808112" calcext:value-type="float">
            <text:p>18808112</text:p>
          </table:table-cell>
          <table:table-cell office:value-type="float" office:value="9494512" calcext:value-type="float">
            <text:p>9494512</text:p>
          </table:table-cell>
          <table:table-cell office:value-type="float" office:value="9504712" calcext:value-type="float">
            <text:p>9504712</text:p>
          </table:table-cell>
          <table:table-cell office:value-type="float" office:value="8164336" calcext:value-type="float">
            <text:p>8164336</text:p>
          </table:table-cell>
          <table:table-cell office:value-type="float" office:value="83073384" calcext:value-type="float">
            <text:p>83073384</text:p>
          </table:table-cell>
          <table:table-cell office:value-type="float" office:value="21972152" calcext:value-type="float">
            <text:p>21972152</text:p>
          </table:table-cell>
          <table:table-cell office:value-type="float" office:value="14740288" calcext:value-type="float">
            <text:p>14740288</text:p>
          </table:table-cell>
          <table:table-cell office:value-type="float" office:value="14392296" calcext:value-type="float">
            <text:p>14392296</text:p>
          </table:table-cell>
          <table:table-cell table:number-columns-repeated="6"/>
        </table:table-row>
        <table:table-row table:style-name="ro1">
          <table:table-cell office:value-type="float" office:value="5780120" calcext:value-type="float">
            <text:p>5780120</text:p>
          </table:table-cell>
          <table:table-cell office:value-type="float" office:value="62716040" calcext:value-type="float">
            <text:p>62716040</text:p>
          </table:table-cell>
          <table:table-cell office:value-type="float" office:value="18808616" calcext:value-type="float">
            <text:p>18808616</text:p>
          </table:table-cell>
          <table:table-cell office:value-type="float" office:value="9494776" calcext:value-type="float">
            <text:p>9494776</text:p>
          </table:table-cell>
          <table:table-cell office:value-type="float" office:value="9504832" calcext:value-type="float">
            <text:p>9504832</text:p>
          </table:table-cell>
          <table:table-cell office:value-type="float" office:value="8164880" calcext:value-type="float">
            <text:p>8164880</text:p>
          </table:table-cell>
          <table:table-cell office:value-type="float" office:value="83082928" calcext:value-type="float">
            <text:p>83082928</text:p>
          </table:table-cell>
          <table:table-cell office:value-type="float" office:value="21979104" calcext:value-type="float">
            <text:p>21979104</text:p>
          </table:table-cell>
          <table:table-cell office:value-type="float" office:value="14741712" calcext:value-type="float">
            <text:p>14741712</text:p>
          </table:table-cell>
          <table:table-cell office:value-type="float" office:value="14395224" calcext:value-type="float">
            <text:p>14395224</text:p>
          </table:table-cell>
          <table:table-cell table:number-columns-repeated="6"/>
        </table:table-row>
        <table:table-row table:style-name="ro1">
          <table:table-cell office:value-type="float" office:value="5783904" calcext:value-type="float">
            <text:p>5783904</text:p>
          </table:table-cell>
          <table:table-cell office:value-type="float" office:value="62716648" calcext:value-type="float">
            <text:p>62716648</text:p>
          </table:table-cell>
          <table:table-cell office:value-type="float" office:value="18809400" calcext:value-type="float">
            <text:p>18809400</text:p>
          </table:table-cell>
          <table:table-cell office:value-type="float" office:value="9495192" calcext:value-type="float">
            <text:p>9495192</text:p>
          </table:table-cell>
          <table:table-cell office:value-type="float" office:value="9505528" calcext:value-type="float">
            <text:p>9505528</text:p>
          </table:table-cell>
          <table:table-cell office:value-type="float" office:value="8164896" calcext:value-type="float">
            <text:p>8164896</text:p>
          </table:table-cell>
          <table:table-cell office:value-type="float" office:value="83092064" calcext:value-type="float">
            <text:p>83092064</text:p>
          </table:table-cell>
          <table:table-cell office:value-type="float" office:value="21980424" calcext:value-type="float">
            <text:p>21980424</text:p>
          </table:table-cell>
          <table:table-cell office:value-type="float" office:value="14743608" calcext:value-type="float">
            <text:p>14743608</text:p>
          </table:table-cell>
          <table:table-cell office:value-type="float" office:value="14401192" calcext:value-type="float">
            <text:p>14401192</text:p>
          </table:table-cell>
          <table:table-cell table:number-columns-repeated="6"/>
        </table:table-row>
        <table:table-row table:style-name="ro1">
          <table:table-cell office:value-type="float" office:value="5784208" calcext:value-type="float">
            <text:p>5784208</text:p>
          </table:table-cell>
          <table:table-cell office:value-type="float" office:value="62717384" calcext:value-type="float">
            <text:p>62717384</text:p>
          </table:table-cell>
          <table:table-cell office:value-type="float" office:value="18810040" calcext:value-type="float">
            <text:p>18810040</text:p>
          </table:table-cell>
          <table:table-cell office:value-type="float" office:value="9495272" calcext:value-type="float">
            <text:p>9495272</text:p>
          </table:table-cell>
          <table:table-cell office:value-type="float" office:value="9505568" calcext:value-type="float">
            <text:p>9505568</text:p>
          </table:table-cell>
          <table:table-cell office:value-type="float" office:value="8165376" calcext:value-type="float">
            <text:p>8165376</text:p>
          </table:table-cell>
          <table:table-cell office:value-type="float" office:value="83093560" calcext:value-type="float">
            <text:p>83093560</text:p>
          </table:table-cell>
          <table:table-cell office:value-type="float" office:value="21985344" calcext:value-type="float">
            <text:p>21985344</text:p>
          </table:table-cell>
          <table:table-cell office:value-type="float" office:value="14749872" calcext:value-type="float">
            <text:p>14749872</text:p>
          </table:table-cell>
          <table:table-cell office:value-type="float" office:value="14401776" calcext:value-type="float">
            <text:p>14401776</text:p>
          </table:table-cell>
          <table:table-cell table:number-columns-repeated="6"/>
        </table:table-row>
        <table:table-row table:style-name="ro1">
          <table:table-cell office:value-type="float" office:value="5788408" calcext:value-type="float">
            <text:p>5788408</text:p>
          </table:table-cell>
          <table:table-cell office:value-type="float" office:value="62718056" calcext:value-type="float">
            <text:p>62718056</text:p>
          </table:table-cell>
          <table:table-cell office:value-type="float" office:value="18810072" calcext:value-type="float">
            <text:p>18810072</text:p>
          </table:table-cell>
          <table:table-cell office:value-type="float" office:value="9495544" calcext:value-type="float">
            <text:p>9495544</text:p>
          </table:table-cell>
          <table:table-cell office:value-type="float" office:value="9506104" calcext:value-type="float">
            <text:p>9506104</text:p>
          </table:table-cell>
          <table:table-cell office:value-type="float" office:value="8165496" calcext:value-type="float">
            <text:p>8165496</text:p>
          </table:table-cell>
          <table:table-cell office:value-type="float" office:value="83100520" calcext:value-type="float">
            <text:p>83100520</text:p>
          </table:table-cell>
          <table:table-cell office:value-type="float" office:value="21992544" calcext:value-type="float">
            <text:p>21992544</text:p>
          </table:table-cell>
          <table:table-cell office:value-type="float" office:value="14750432" calcext:value-type="float">
            <text:p>14750432</text:p>
          </table:table-cell>
          <table:table-cell office:value-type="float" office:value="14407496" calcext:value-type="float">
            <text:p>14407496</text:p>
          </table:table-cell>
          <table:table-cell table:number-columns-repeated="6"/>
        </table:table-row>
        <table:table-row table:style-name="ro1">
          <table:table-cell office:value-type="float" office:value="5788672" calcext:value-type="float">
            <text:p>5788672</text:p>
          </table:table-cell>
          <table:table-cell office:value-type="float" office:value="62718248" calcext:value-type="float">
            <text:p>62718248</text:p>
          </table:table-cell>
          <table:table-cell office:value-type="float" office:value="18811304" calcext:value-type="float">
            <text:p>18811304</text:p>
          </table:table-cell>
          <table:table-cell office:value-type="float" office:value="9495696" calcext:value-type="float">
            <text:p>9495696</text:p>
          </table:table-cell>
          <table:table-cell office:value-type="float" office:value="9506168" calcext:value-type="float">
            <text:p>9506168</text:p>
          </table:table-cell>
          <table:table-cell office:value-type="float" office:value="8166328" calcext:value-type="float">
            <text:p>8166328</text:p>
          </table:table-cell>
          <table:table-cell office:value-type="float" office:value="83111352" calcext:value-type="float">
            <text:p>83111352</text:p>
          </table:table-cell>
          <table:table-cell office:value-type="float" office:value="21994640" calcext:value-type="float">
            <text:p>21994640</text:p>
          </table:table-cell>
          <table:table-cell office:value-type="float" office:value="14786032" calcext:value-type="float">
            <text:p>14786032</text:p>
          </table:table-cell>
          <table:table-cell office:value-type="float" office:value="14411960" calcext:value-type="float">
            <text:p>14411960</text:p>
          </table:table-cell>
          <table:table-cell table:number-columns-repeated="6"/>
        </table:table-row>
        <table:table-row table:style-name="ro1">
          <table:table-cell office:value-type="float" office:value="5788864" calcext:value-type="float">
            <text:p>5788864</text:p>
          </table:table-cell>
          <table:table-cell office:value-type="float" office:value="62719272" calcext:value-type="float">
            <text:p>62719272</text:p>
          </table:table-cell>
          <table:table-cell office:value-type="float" office:value="18812272" calcext:value-type="float">
            <text:p>18812272</text:p>
          </table:table-cell>
          <table:table-cell office:value-type="float" office:value="9495952" calcext:value-type="float">
            <text:p>9495952</text:p>
          </table:table-cell>
          <table:table-cell office:value-type="float" office:value="9506312" calcext:value-type="float">
            <text:p>9506312</text:p>
          </table:table-cell>
          <table:table-cell office:value-type="float" office:value="8166632" calcext:value-type="float">
            <text:p>8166632</text:p>
          </table:table-cell>
          <table:table-cell office:value-type="float" office:value="83111768" calcext:value-type="float">
            <text:p>83111768</text:p>
          </table:table-cell>
          <table:table-cell office:value-type="float" office:value="21998296" calcext:value-type="float">
            <text:p>21998296</text:p>
          </table:table-cell>
          <table:table-cell office:value-type="float" office:value="14794816" calcext:value-type="float">
            <text:p>14794816</text:p>
          </table:table-cell>
          <table:table-cell office:value-type="float" office:value="14420448" calcext:value-type="float">
            <text:p>14420448</text:p>
          </table:table-cell>
          <table:table-cell table:number-columns-repeated="6"/>
        </table:table-row>
        <table:table-row table:style-name="ro1">
          <table:table-cell office:value-type="float" office:value="5788984" calcext:value-type="float">
            <text:p>5788984</text:p>
          </table:table-cell>
          <table:table-cell office:value-type="float" office:value="62719360" calcext:value-type="float">
            <text:p>62719360</text:p>
          </table:table-cell>
          <table:table-cell office:value-type="float" office:value="18812688" calcext:value-type="float">
            <text:p>18812688</text:p>
          </table:table-cell>
          <table:table-cell office:value-type="float" office:value="9496384" calcext:value-type="float">
            <text:p>9496384</text:p>
          </table:table-cell>
          <table:table-cell office:value-type="float" office:value="9506424" calcext:value-type="float">
            <text:p>9506424</text:p>
          </table:table-cell>
          <table:table-cell office:value-type="float" office:value="8166960" calcext:value-type="float">
            <text:p>8166960</text:p>
          </table:table-cell>
          <table:table-cell office:value-type="float" office:value="83114360" calcext:value-type="float">
            <text:p>83114360</text:p>
          </table:table-cell>
          <table:table-cell office:value-type="float" office:value="22001664" calcext:value-type="float">
            <text:p>22001664</text:p>
          </table:table-cell>
          <table:table-cell office:value-type="float" office:value="14806048" calcext:value-type="float">
            <text:p>14806048</text:p>
          </table:table-cell>
          <table:table-cell office:value-type="float" office:value="14422072" calcext:value-type="float">
            <text:p>14422072</text:p>
          </table:table-cell>
          <table:table-cell table:number-columns-repeated="6"/>
        </table:table-row>
        <table:table-row table:style-name="ro1">
          <table:table-cell office:value-type="float" office:value="5789472" calcext:value-type="float">
            <text:p>5789472</text:p>
          </table:table-cell>
          <table:table-cell office:value-type="float" office:value="62721592" calcext:value-type="float">
            <text:p>62721592</text:p>
          </table:table-cell>
          <table:table-cell office:value-type="float" office:value="18813312" calcext:value-type="float">
            <text:p>18813312</text:p>
          </table:table-cell>
          <table:table-cell office:value-type="float" office:value="9496504" calcext:value-type="float">
            <text:p>9496504</text:p>
          </table:table-cell>
          <table:table-cell office:value-type="float" office:value="9507120" calcext:value-type="float">
            <text:p>9507120</text:p>
          </table:table-cell>
          <table:table-cell office:value-type="float" office:value="8166968" calcext:value-type="float">
            <text:p>8166968</text:p>
          </table:table-cell>
          <table:table-cell office:value-type="float" office:value="83117216" calcext:value-type="float">
            <text:p>83117216</text:p>
          </table:table-cell>
          <table:table-cell office:value-type="float" office:value="22004600" calcext:value-type="float">
            <text:p>22004600</text:p>
          </table:table-cell>
          <table:table-cell office:value-type="float" office:value="14819800" calcext:value-type="float">
            <text:p>14819800</text:p>
          </table:table-cell>
          <table:table-cell office:value-type="float" office:value="14428792" calcext:value-type="float">
            <text:p>14428792</text:p>
          </table:table-cell>
          <table:table-cell table:number-columns-repeated="6"/>
        </table:table-row>
        <table:table-row table:style-name="ro1">
          <table:table-cell office:value-type="float" office:value="5791696" calcext:value-type="float">
            <text:p>5791696</text:p>
          </table:table-cell>
          <table:table-cell office:value-type="float" office:value="62721672" calcext:value-type="float">
            <text:p>62721672</text:p>
          </table:table-cell>
          <table:table-cell office:value-type="float" office:value="18814400" calcext:value-type="float">
            <text:p>18814400</text:p>
          </table:table-cell>
          <table:table-cell office:value-type="float" office:value="9496736" calcext:value-type="float">
            <text:p>9496736</text:p>
          </table:table-cell>
          <table:table-cell office:value-type="float" office:value="9507792" calcext:value-type="float">
            <text:p>9507792</text:p>
          </table:table-cell>
          <table:table-cell office:value-type="float" office:value="8167096" calcext:value-type="float">
            <text:p>8167096</text:p>
          </table:table-cell>
          <table:table-cell office:value-type="float" office:value="83117480" calcext:value-type="float">
            <text:p>83117480</text:p>
          </table:table-cell>
          <table:table-cell office:value-type="float" office:value="22006728" calcext:value-type="float">
            <text:p>22006728</text:p>
          </table:table-cell>
          <table:table-cell office:value-type="float" office:value="14824568" calcext:value-type="float">
            <text:p>14824568</text:p>
          </table:table-cell>
          <table:table-cell office:value-type="float" office:value="14429952" calcext:value-type="float">
            <text:p>14429952</text:p>
          </table:table-cell>
          <table:table-cell table:number-columns-repeated="6"/>
        </table:table-row>
        <table:table-row table:style-name="ro1">
          <table:table-cell office:value-type="float" office:value="5794048" calcext:value-type="float">
            <text:p>5794048</text:p>
          </table:table-cell>
          <table:table-cell office:value-type="float" office:value="62722952" calcext:value-type="float">
            <text:p>62722952</text:p>
          </table:table-cell>
          <table:table-cell office:value-type="float" office:value="18815248" calcext:value-type="float">
            <text:p>18815248</text:p>
          </table:table-cell>
          <table:table-cell office:value-type="float" office:value="9496880" calcext:value-type="float">
            <text:p>9496880</text:p>
          </table:table-cell>
          <table:table-cell office:value-type="float" office:value="9507880" calcext:value-type="float">
            <text:p>9507880</text:p>
          </table:table-cell>
          <table:table-cell office:value-type="float" office:value="8167216" calcext:value-type="float">
            <text:p>8167216</text:p>
          </table:table-cell>
          <table:table-cell office:value-type="float" office:value="83122456" calcext:value-type="float">
            <text:p>83122456</text:p>
          </table:table-cell>
          <table:table-cell office:value-type="float" office:value="22008568" calcext:value-type="float">
            <text:p>22008568</text:p>
          </table:table-cell>
          <table:table-cell office:value-type="float" office:value="14829688" calcext:value-type="float">
            <text:p>14829688</text:p>
          </table:table-cell>
          <table:table-cell office:value-type="float" office:value="14432344" calcext:value-type="float">
            <text:p>14432344</text:p>
          </table:table-cell>
          <table:table-cell table:number-columns-repeated="6"/>
        </table:table-row>
        <table:table-row table:style-name="ro1">
          <table:table-cell office:value-type="float" office:value="5794128" calcext:value-type="float">
            <text:p>5794128</text:p>
          </table:table-cell>
          <table:table-cell office:value-type="float" office:value="62723016" calcext:value-type="float">
            <text:p>62723016</text:p>
          </table:table-cell>
          <table:table-cell office:value-type="float" office:value="18815464" calcext:value-type="float">
            <text:p>18815464</text:p>
          </table:table-cell>
          <table:table-cell office:value-type="float" office:value="9497016" calcext:value-type="float">
            <text:p>9497016</text:p>
          </table:table-cell>
          <table:table-cell office:value-type="float" office:value="9508408" calcext:value-type="float">
            <text:p>9508408</text:p>
          </table:table-cell>
          <table:table-cell office:value-type="float" office:value="8167512" calcext:value-type="float">
            <text:p>8167512</text:p>
          </table:table-cell>
          <table:table-cell office:value-type="float" office:value="83124216" calcext:value-type="float">
            <text:p>83124216</text:p>
          </table:table-cell>
          <table:table-cell office:value-type="float" office:value="22013064" calcext:value-type="float">
            <text:p>22013064</text:p>
          </table:table-cell>
          <table:table-cell office:value-type="float" office:value="14832024" calcext:value-type="float">
            <text:p>14832024</text:p>
          </table:table-cell>
          <table:table-cell office:value-type="float" office:value="14448704" calcext:value-type="float">
            <text:p>14448704</text:p>
          </table:table-cell>
          <table:table-cell table:number-columns-repeated="6"/>
        </table:table-row>
        <table:table-row table:style-name="ro1">
          <table:table-cell office:value-type="float" office:value="5795184" calcext:value-type="float">
            <text:p>5795184</text:p>
          </table:table-cell>
          <table:table-cell office:value-type="float" office:value="62723536" calcext:value-type="float">
            <text:p>62723536</text:p>
          </table:table-cell>
          <table:table-cell office:value-type="float" office:value="18815528" calcext:value-type="float">
            <text:p>18815528</text:p>
          </table:table-cell>
          <table:table-cell office:value-type="float" office:value="9497136" calcext:value-type="float">
            <text:p>9497136</text:p>
          </table:table-cell>
          <table:table-cell office:value-type="float" office:value="9508488" calcext:value-type="float">
            <text:p>9508488</text:p>
          </table:table-cell>
          <table:table-cell office:value-type="float" office:value="8167688" calcext:value-type="float">
            <text:p>8167688</text:p>
          </table:table-cell>
          <table:table-cell office:value-type="float" office:value="83131512" calcext:value-type="float">
            <text:p>83131512</text:p>
          </table:table-cell>
          <table:table-cell office:value-type="float" office:value="22021472" calcext:value-type="float">
            <text:p>22021472</text:p>
          </table:table-cell>
          <table:table-cell office:value-type="float" office:value="14833776" calcext:value-type="float">
            <text:p>14833776</text:p>
          </table:table-cell>
          <table:table-cell office:value-type="float" office:value="14467936" calcext:value-type="float">
            <text:p>14467936</text:p>
          </table:table-cell>
          <table:table-cell table:number-columns-repeated="6"/>
        </table:table-row>
        <table:table-row table:style-name="ro1">
          <table:table-cell office:value-type="float" office:value="5795936" calcext:value-type="float">
            <text:p>5795936</text:p>
          </table:table-cell>
          <table:table-cell office:value-type="float" office:value="62723848" calcext:value-type="float">
            <text:p>62723848</text:p>
          </table:table-cell>
          <table:table-cell office:value-type="float" office:value="18816328" calcext:value-type="float">
            <text:p>18816328</text:p>
          </table:table-cell>
          <table:table-cell office:value-type="float" office:value="9497400" calcext:value-type="float">
            <text:p>9497400</text:p>
          </table:table-cell>
          <table:table-cell office:value-type="float" office:value="9508728" calcext:value-type="float">
            <text:p>9508728</text:p>
          </table:table-cell>
          <table:table-cell office:value-type="float" office:value="8167792" calcext:value-type="float">
            <text:p>8167792</text:p>
          </table:table-cell>
          <table:table-cell office:value-type="float" office:value="83135856" calcext:value-type="float">
            <text:p>83135856</text:p>
          </table:table-cell>
          <table:table-cell office:value-type="float" office:value="22024952" calcext:value-type="float">
            <text:p>22024952</text:p>
          </table:table-cell>
          <table:table-cell office:value-type="float" office:value="14836384" calcext:value-type="float">
            <text:p>14836384</text:p>
          </table:table-cell>
          <table:table-cell office:value-type="float" office:value="14472608" calcext:value-type="float">
            <text:p>14472608</text:p>
          </table:table-cell>
          <table:table-cell table:number-columns-repeated="6"/>
        </table:table-row>
        <table:table-row table:style-name="ro1">
          <table:table-cell office:value-type="float" office:value="5796448" calcext:value-type="float">
            <text:p>5796448</text:p>
          </table:table-cell>
          <table:table-cell office:value-type="float" office:value="62724608" calcext:value-type="float">
            <text:p>62724608</text:p>
          </table:table-cell>
          <table:table-cell office:value-type="float" office:value="18816440" calcext:value-type="float">
            <text:p>18816440</text:p>
          </table:table-cell>
          <table:table-cell office:value-type="float" office:value="9497464" calcext:value-type="float">
            <text:p>9497464</text:p>
          </table:table-cell>
          <table:table-cell office:value-type="float" office:value="9508736" calcext:value-type="float">
            <text:p>9508736</text:p>
          </table:table-cell>
          <table:table-cell office:value-type="float" office:value="8167880" calcext:value-type="float">
            <text:p>8167880</text:p>
          </table:table-cell>
          <table:table-cell office:value-type="float" office:value="83148216" calcext:value-type="float">
            <text:p>83148216</text:p>
          </table:table-cell>
          <table:table-cell office:value-type="float" office:value="22026080" calcext:value-type="float">
            <text:p>22026080</text:p>
          </table:table-cell>
          <table:table-cell office:value-type="float" office:value="14842760" calcext:value-type="float">
            <text:p>14842760</text:p>
          </table:table-cell>
          <table:table-cell office:value-type="float" office:value="14493288" calcext:value-type="float">
            <text:p>14493288</text:p>
          </table:table-cell>
          <table:table-cell table:number-columns-repeated="6"/>
        </table:table-row>
        <table:table-row table:style-name="ro1">
          <table:table-cell office:value-type="float" office:value="5796768" calcext:value-type="float">
            <text:p>5796768</text:p>
          </table:table-cell>
          <table:table-cell office:value-type="float" office:value="62724648" calcext:value-type="float">
            <text:p>62724648</text:p>
          </table:table-cell>
          <table:table-cell office:value-type="float" office:value="18816488" calcext:value-type="float">
            <text:p>18816488</text:p>
          </table:table-cell>
          <table:table-cell office:value-type="float" office:value="9497776" calcext:value-type="float">
            <text:p>9497776</text:p>
          </table:table-cell>
          <table:table-cell office:value-type="float" office:value="9509024" calcext:value-type="float">
            <text:p>9509024</text:p>
          </table:table-cell>
          <table:table-cell office:value-type="float" office:value="8168024" calcext:value-type="float">
            <text:p>8168024</text:p>
          </table:table-cell>
          <table:table-cell office:value-type="float" office:value="83148752" calcext:value-type="float">
            <text:p>83148752</text:p>
          </table:table-cell>
          <table:table-cell office:value-type="float" office:value="22052560" calcext:value-type="float">
            <text:p>22052560</text:p>
          </table:table-cell>
          <table:table-cell office:value-type="float" office:value="14861704" calcext:value-type="float">
            <text:p>14861704</text:p>
          </table:table-cell>
          <table:table-cell office:value-type="float" office:value="14499904" calcext:value-type="float">
            <text:p>14499904</text:p>
          </table:table-cell>
          <table:table-cell table:number-columns-repeated="6"/>
        </table:table-row>
        <table:table-row table:style-name="ro1">
          <table:table-cell office:value-type="float" office:value="5797320" calcext:value-type="float">
            <text:p>5797320</text:p>
          </table:table-cell>
          <table:table-cell office:value-type="float" office:value="62724856" calcext:value-type="float">
            <text:p>62724856</text:p>
          </table:table-cell>
          <table:table-cell office:value-type="float" office:value="18818464" calcext:value-type="float">
            <text:p>18818464</text:p>
          </table:table-cell>
          <table:table-cell office:value-type="float" office:value="9497888" calcext:value-type="float">
            <text:p>9497888</text:p>
          </table:table-cell>
          <table:table-cell office:value-type="float" office:value="9509528" calcext:value-type="float">
            <text:p>9509528</text:p>
          </table:table-cell>
          <table:table-cell office:value-type="float" office:value="8168280" calcext:value-type="float">
            <text:p>8168280</text:p>
          </table:table-cell>
          <table:table-cell office:value-type="float" office:value="83153152" calcext:value-type="float">
            <text:p>83153152</text:p>
          </table:table-cell>
          <table:table-cell office:value-type="float" office:value="22071056" calcext:value-type="float">
            <text:p>22071056</text:p>
          </table:table-cell>
          <table:table-cell office:value-type="float" office:value="14863696" calcext:value-type="float">
            <text:p>14863696</text:p>
          </table:table-cell>
          <table:table-cell office:value-type="float" office:value="14511096" calcext:value-type="float">
            <text:p>14511096</text:p>
          </table:table-cell>
          <table:table-cell table:number-columns-repeated="6"/>
        </table:table-row>
        <table:table-row table:style-name="ro1">
          <table:table-cell office:value-type="float" office:value="5798016" calcext:value-type="float">
            <text:p>5798016</text:p>
          </table:table-cell>
          <table:table-cell office:value-type="float" office:value="62725016" calcext:value-type="float">
            <text:p>62725016</text:p>
          </table:table-cell>
          <table:table-cell office:value-type="float" office:value="18819384" calcext:value-type="float">
            <text:p>18819384</text:p>
          </table:table-cell>
          <table:table-cell office:value-type="float" office:value="9498424" calcext:value-type="float">
            <text:p>9498424</text:p>
          </table:table-cell>
          <table:table-cell office:value-type="float" office:value="9509736" calcext:value-type="float">
            <text:p>9509736</text:p>
          </table:table-cell>
          <table:table-cell office:value-type="float" office:value="8168360" calcext:value-type="float">
            <text:p>8168360</text:p>
          </table:table-cell>
          <table:table-cell office:value-type="float" office:value="83159600" calcext:value-type="float">
            <text:p>83159600</text:p>
          </table:table-cell>
          <table:table-cell office:value-type="float" office:value="22071784" calcext:value-type="float">
            <text:p>22071784</text:p>
          </table:table-cell>
          <table:table-cell office:value-type="float" office:value="14873296" calcext:value-type="float">
            <text:p>14873296</text:p>
          </table:table-cell>
          <table:table-cell office:value-type="float" office:value="14515312" calcext:value-type="float">
            <text:p>14515312</text:p>
          </table:table-cell>
          <table:table-cell table:number-columns-repeated="6"/>
        </table:table-row>
        <table:table-row table:style-name="ro1">
          <table:table-cell office:value-type="float" office:value="5799880" calcext:value-type="float">
            <text:p>5799880</text:p>
          </table:table-cell>
          <table:table-cell office:value-type="float" office:value="62725336" calcext:value-type="float">
            <text:p>62725336</text:p>
          </table:table-cell>
          <table:table-cell office:value-type="float" office:value="18819768" calcext:value-type="float">
            <text:p>18819768</text:p>
          </table:table-cell>
          <table:table-cell office:value-type="float" office:value="9498544" calcext:value-type="float">
            <text:p>9498544</text:p>
          </table:table-cell>
          <table:table-cell office:value-type="float" office:value="9510312" calcext:value-type="float">
            <text:p>9510312</text:p>
          </table:table-cell>
          <table:table-cell office:value-type="float" office:value="8168632" calcext:value-type="float">
            <text:p>8168632</text:p>
          </table:table-cell>
          <table:table-cell office:value-type="float" office:value="83160040" calcext:value-type="float">
            <text:p>83160040</text:p>
          </table:table-cell>
          <table:table-cell office:value-type="float" office:value="22081728" calcext:value-type="float">
            <text:p>22081728</text:p>
          </table:table-cell>
          <table:table-cell office:value-type="float" office:value="14885104" calcext:value-type="float">
            <text:p>14885104</text:p>
          </table:table-cell>
          <table:table-cell office:value-type="float" office:value="14545184" calcext:value-type="float">
            <text:p>14545184</text:p>
          </table:table-cell>
          <table:table-cell table:number-columns-repeated="6"/>
        </table:table-row>
        <table:table-row table:style-name="ro1">
          <table:table-cell office:value-type="float" office:value="5800216" calcext:value-type="float">
            <text:p>5800216</text:p>
          </table:table-cell>
          <table:table-cell office:value-type="float" office:value="62725816" calcext:value-type="float">
            <text:p>62725816</text:p>
          </table:table-cell>
          <table:table-cell office:value-type="float" office:value="18820176" calcext:value-type="float">
            <text:p>18820176</text:p>
          </table:table-cell>
          <table:table-cell office:value-type="float" office:value="9498632" calcext:value-type="float">
            <text:p>9498632</text:p>
          </table:table-cell>
          <table:table-cell office:value-type="float" office:value="9510376" calcext:value-type="float">
            <text:p>9510376</text:p>
          </table:table-cell>
          <table:table-cell office:value-type="float" office:value="8168704" calcext:value-type="float">
            <text:p>8168704</text:p>
          </table:table-cell>
          <table:table-cell office:value-type="float" office:value="83161160" calcext:value-type="float">
            <text:p>83161160</text:p>
          </table:table-cell>
          <table:table-cell office:value-type="float" office:value="22093584" calcext:value-type="float">
            <text:p>22093584</text:p>
          </table:table-cell>
          <table:table-cell office:value-type="float" office:value="14887760" calcext:value-type="float">
            <text:p>14887760</text:p>
          </table:table-cell>
          <table:table-cell office:value-type="float" office:value="14581976" calcext:value-type="float">
            <text:p>14581976</text:p>
          </table:table-cell>
          <table:table-cell table:number-columns-repeated="6"/>
        </table:table-row>
        <table:table-row table:style-name="ro1">
          <table:table-cell office:value-type="float" office:value="5800520" calcext:value-type="float">
            <text:p>5800520</text:p>
          </table:table-cell>
          <table:table-cell office:value-type="float" office:value="62726272" calcext:value-type="float">
            <text:p>62726272</text:p>
          </table:table-cell>
          <table:table-cell office:value-type="float" office:value="18820184" calcext:value-type="float">
            <text:p>18820184</text:p>
          </table:table-cell>
          <table:table-cell office:value-type="float" office:value="9498912" calcext:value-type="float">
            <text:p>9498912</text:p>
          </table:table-cell>
          <table:table-cell office:value-type="float" office:value="9510584" calcext:value-type="float">
            <text:p>9510584</text:p>
          </table:table-cell>
          <table:table-cell office:value-type="float" office:value="8168784" calcext:value-type="float">
            <text:p>8168784</text:p>
          </table:table-cell>
          <table:table-cell office:value-type="float" office:value="83161184" calcext:value-type="float">
            <text:p>83161184</text:p>
          </table:table-cell>
          <table:table-cell office:value-type="float" office:value="22107248" calcext:value-type="float">
            <text:p>22107248</text:p>
          </table:table-cell>
          <table:table-cell office:value-type="float" office:value="14912304" calcext:value-type="float">
            <text:p>14912304</text:p>
          </table:table-cell>
          <table:table-cell office:value-type="float" office:value="14596824" calcext:value-type="float">
            <text:p>14596824</text:p>
          </table:table-cell>
          <table:table-cell table:number-columns-repeated="6"/>
        </table:table-row>
        <table:table-row table:style-name="ro1">
          <table:table-cell office:value-type="float" office:value="5800888" calcext:value-type="float">
            <text:p>5800888</text:p>
          </table:table-cell>
          <table:table-cell office:value-type="float" office:value="62726432" calcext:value-type="float">
            <text:p>62726432</text:p>
          </table:table-cell>
          <table:table-cell office:value-type="float" office:value="18820824" calcext:value-type="float">
            <text:p>18820824</text:p>
          </table:table-cell>
          <table:table-cell office:value-type="float" office:value="9499144" calcext:value-type="float">
            <text:p>9499144</text:p>
          </table:table-cell>
          <table:table-cell office:value-type="float" office:value="9511064" calcext:value-type="float">
            <text:p>9511064</text:p>
          </table:table-cell>
          <table:table-cell office:value-type="float" office:value="8168912" calcext:value-type="float">
            <text:p>8168912</text:p>
          </table:table-cell>
          <table:table-cell office:value-type="float" office:value="83161648" calcext:value-type="float">
            <text:p>83161648</text:p>
          </table:table-cell>
          <table:table-cell office:value-type="float" office:value="22117440" calcext:value-type="float">
            <text:p>22117440</text:p>
          </table:table-cell>
          <table:table-cell office:value-type="float" office:value="14913352" calcext:value-type="float">
            <text:p>14913352</text:p>
          </table:table-cell>
          <table:table-cell office:value-type="float" office:value="14609672" calcext:value-type="float">
            <text:p>14609672</text:p>
          </table:table-cell>
          <table:table-cell table:number-columns-repeated="6"/>
        </table:table-row>
        <table:table-row table:style-name="ro1">
          <table:table-cell office:value-type="float" office:value="5802272" calcext:value-type="float">
            <text:p>5802272</text:p>
          </table:table-cell>
          <table:table-cell office:value-type="float" office:value="62726904" calcext:value-type="float">
            <text:p>62726904</text:p>
          </table:table-cell>
          <table:table-cell office:value-type="float" office:value="18821088" calcext:value-type="float">
            <text:p>18821088</text:p>
          </table:table-cell>
          <table:table-cell office:value-type="float" office:value="9499224" calcext:value-type="float">
            <text:p>9499224</text:p>
          </table:table-cell>
          <table:table-cell office:value-type="float" office:value="9511216" calcext:value-type="float">
            <text:p>9511216</text:p>
          </table:table-cell>
          <table:table-cell office:value-type="float" office:value="8169064" calcext:value-type="float">
            <text:p>8169064</text:p>
          </table:table-cell>
          <table:table-cell office:value-type="float" office:value="83162016" calcext:value-type="float">
            <text:p>83162016</text:p>
          </table:table-cell>
          <table:table-cell office:value-type="float" office:value="22140904" calcext:value-type="float">
            <text:p>22140904</text:p>
          </table:table-cell>
          <table:table-cell office:value-type="float" office:value="14921928" calcext:value-type="float">
            <text:p>14921928</text:p>
          </table:table-cell>
          <table:table-cell office:value-type="float" office:value="14621816" calcext:value-type="float">
            <text:p>14621816</text:p>
          </table:table-cell>
          <table:table-cell table:number-columns-repeated="6"/>
        </table:table-row>
        <table:table-row table:style-name="ro1">
          <table:table-cell office:value-type="float" office:value="5803048" calcext:value-type="float">
            <text:p>5803048</text:p>
          </table:table-cell>
          <table:table-cell office:value-type="float" office:value="62728016" calcext:value-type="float">
            <text:p>62728016</text:p>
          </table:table-cell>
          <table:table-cell office:value-type="float" office:value="18821264" calcext:value-type="float">
            <text:p>18821264</text:p>
          </table:table-cell>
          <table:table-cell office:value-type="float" office:value="9499504" calcext:value-type="float">
            <text:p>9499504</text:p>
          </table:table-cell>
          <table:table-cell office:value-type="float" office:value="9511424" calcext:value-type="float">
            <text:p>9511424</text:p>
          </table:table-cell>
          <table:table-cell office:value-type="float" office:value="8169152" calcext:value-type="float">
            <text:p>8169152</text:p>
          </table:table-cell>
          <table:table-cell office:value-type="float" office:value="83164208" calcext:value-type="float">
            <text:p>83164208</text:p>
          </table:table-cell>
          <table:table-cell office:value-type="float" office:value="22165968" calcext:value-type="float">
            <text:p>22165968</text:p>
          </table:table-cell>
          <table:table-cell office:value-type="float" office:value="14923816" calcext:value-type="float">
            <text:p>14923816</text:p>
          </table:table-cell>
          <table:table-cell office:value-type="float" office:value="14652248" calcext:value-type="float">
            <text:p>14652248</text:p>
          </table:table-cell>
          <table:table-cell table:number-columns-repeated="6"/>
        </table:table-row>
        <table:table-row table:style-name="ro1">
          <table:table-cell office:value-type="float" office:value="5803160" calcext:value-type="float">
            <text:p>5803160</text:p>
          </table:table-cell>
          <table:table-cell office:value-type="float" office:value="62728768" calcext:value-type="float">
            <text:p>62728768</text:p>
          </table:table-cell>
          <table:table-cell office:value-type="float" office:value="18821904" calcext:value-type="float">
            <text:p>18821904</text:p>
          </table:table-cell>
          <table:table-cell office:value-type="float" office:value="9499568" calcext:value-type="float">
            <text:p>9499568</text:p>
          </table:table-cell>
          <table:table-cell office:value-type="float" office:value="9511464" calcext:value-type="float">
            <text:p>9511464</text:p>
          </table:table-cell>
          <table:table-cell office:value-type="float" office:value="8169240" calcext:value-type="float">
            <text:p>8169240</text:p>
          </table:table-cell>
          <table:table-cell office:value-type="float" office:value="83167440" calcext:value-type="float">
            <text:p>83167440</text:p>
          </table:table-cell>
          <table:table-cell office:value-type="float" office:value="22177760" calcext:value-type="float">
            <text:p>22177760</text:p>
          </table:table-cell>
          <table:table-cell office:value-type="float" office:value="14931448" calcext:value-type="float">
            <text:p>14931448</text:p>
          </table:table-cell>
          <table:table-cell office:value-type="float" office:value="14719848" calcext:value-type="float">
            <text:p>14719848</text:p>
          </table:table-cell>
          <table:table-cell table:number-columns-repeated="6"/>
        </table:table-row>
        <table:table-row table:style-name="ro1">
          <table:table-cell office:value-type="float" office:value="5804336" calcext:value-type="float">
            <text:p>5804336</text:p>
          </table:table-cell>
          <table:table-cell office:value-type="float" office:value="62728840" calcext:value-type="float">
            <text:p>62728840</text:p>
          </table:table-cell>
          <table:table-cell office:value-type="float" office:value="18822928" calcext:value-type="float">
            <text:p>18822928</text:p>
          </table:table-cell>
          <table:table-cell office:value-type="float" office:value="9499840" calcext:value-type="float">
            <text:p>9499840</text:p>
          </table:table-cell>
          <table:table-cell office:value-type="float" office:value="9511576" calcext:value-type="float">
            <text:p>9511576</text:p>
          </table:table-cell>
          <table:table-cell office:value-type="float" office:value="8169408" calcext:value-type="float">
            <text:p>8169408</text:p>
          </table:table-cell>
          <table:table-cell office:value-type="float" office:value="83171384" calcext:value-type="float">
            <text:p>83171384</text:p>
          </table:table-cell>
          <table:table-cell office:value-type="float" office:value="22183160" calcext:value-type="float">
            <text:p>22183160</text:p>
          </table:table-cell>
          <table:table-cell office:value-type="float" office:value="14934712" calcext:value-type="float">
            <text:p>14934712</text:p>
          </table:table-cell>
          <table:table-cell office:value-type="float" office:value="14721568" calcext:value-type="float">
            <text:p>14721568</text:p>
          </table:table-cell>
          <table:table-cell table:number-columns-repeated="6"/>
        </table:table-row>
        <table:table-row table:style-name="ro1">
          <table:table-cell office:value-type="float" office:value="5804608" calcext:value-type="float">
            <text:p>5804608</text:p>
          </table:table-cell>
          <table:table-cell office:value-type="float" office:value="62728920" calcext:value-type="float">
            <text:p>62728920</text:p>
          </table:table-cell>
          <table:table-cell office:value-type="float" office:value="18823080" calcext:value-type="float">
            <text:p>18823080</text:p>
          </table:table-cell>
          <table:table-cell office:value-type="float" office:value="9500032" calcext:value-type="float">
            <text:p>9500032</text:p>
          </table:table-cell>
          <table:table-cell office:value-type="float" office:value="9511752" calcext:value-type="float">
            <text:p>9511752</text:p>
          </table:table-cell>
          <table:table-cell office:value-type="float" office:value="8169656" calcext:value-type="float">
            <text:p>8169656</text:p>
          </table:table-cell>
          <table:table-cell office:value-type="float" office:value="83174504" calcext:value-type="float">
            <text:p>83174504</text:p>
          </table:table-cell>
          <table:table-cell office:value-type="float" office:value="22189376" calcext:value-type="float">
            <text:p>22189376</text:p>
          </table:table-cell>
          <table:table-cell office:value-type="float" office:value="14979736" calcext:value-type="float">
            <text:p>14979736</text:p>
          </table:table-cell>
          <table:table-cell office:value-type="float" office:value="14744144" calcext:value-type="float">
            <text:p>14744144</text:p>
          </table:table-cell>
          <table:table-cell table:number-columns-repeated="6"/>
        </table:table-row>
        <table:table-row table:style-name="ro1">
          <table:table-cell office:value-type="float" office:value="5804816" calcext:value-type="float">
            <text:p>5804816</text:p>
          </table:table-cell>
          <table:table-cell office:value-type="float" office:value="62729664" calcext:value-type="float">
            <text:p>62729664</text:p>
          </table:table-cell>
          <table:table-cell office:value-type="float" office:value="18824112" calcext:value-type="float">
            <text:p>18824112</text:p>
          </table:table-cell>
          <table:table-cell office:value-type="float" office:value="9500080" calcext:value-type="float">
            <text:p>9500080</text:p>
          </table:table-cell>
          <table:table-cell office:value-type="float" office:value="9511904" calcext:value-type="float">
            <text:p>9511904</text:p>
          </table:table-cell>
          <table:table-cell office:value-type="float" office:value="8169656" calcext:value-type="float">
            <text:p>8169656</text:p>
          </table:table-cell>
          <table:table-cell office:value-type="float" office:value="83178808" calcext:value-type="float">
            <text:p>83178808</text:p>
          </table:table-cell>
          <table:table-cell office:value-type="float" office:value="22199736" calcext:value-type="float">
            <text:p>22199736</text:p>
          </table:table-cell>
          <table:table-cell office:value-type="float" office:value="15028336" calcext:value-type="float">
            <text:p>15028336</text:p>
          </table:table-cell>
          <table:table-cell office:value-type="float" office:value="14775024" calcext:value-type="float">
            <text:p>14775024</text:p>
          </table:table-cell>
          <table:table-cell table:number-columns-repeated="6"/>
        </table:table-row>
        <table:table-row table:style-name="ro1">
          <table:table-cell office:value-type="float" office:value="5805200" calcext:value-type="float">
            <text:p>5805200</text:p>
          </table:table-cell>
          <table:table-cell office:value-type="float" office:value="62729672" calcext:value-type="float">
            <text:p>62729672</text:p>
          </table:table-cell>
          <table:table-cell office:value-type="float" office:value="18824200" calcext:value-type="float">
            <text:p>18824200</text:p>
          </table:table-cell>
          <table:table-cell office:value-type="float" office:value="9500704" calcext:value-type="float">
            <text:p>9500704</text:p>
          </table:table-cell>
          <table:table-cell office:value-type="float" office:value="9512120" calcext:value-type="float">
            <text:p>9512120</text:p>
          </table:table-cell>
          <table:table-cell office:value-type="float" office:value="8170120" calcext:value-type="float">
            <text:p>8170120</text:p>
          </table:table-cell>
          <table:table-cell office:value-type="float" office:value="83180824" calcext:value-type="float">
            <text:p>83180824</text:p>
          </table:table-cell>
          <table:table-cell office:value-type="float" office:value="22227328" calcext:value-type="float">
            <text:p>22227328</text:p>
          </table:table-cell>
          <table:table-cell office:value-type="float" office:value="15032568" calcext:value-type="float">
            <text:p>15032568</text:p>
          </table:table-cell>
          <table:table-cell office:value-type="float" office:value="14775672" calcext:value-type="float">
            <text:p>14775672</text:p>
          </table:table-cell>
          <table:table-cell table:number-columns-repeated="6"/>
        </table:table-row>
        <table:table-row table:style-name="ro1">
          <table:table-cell office:value-type="float" office:value="5805240" calcext:value-type="float">
            <text:p>5805240</text:p>
          </table:table-cell>
          <table:table-cell office:value-type="float" office:value="62729696" calcext:value-type="float">
            <text:p>62729696</text:p>
          </table:table-cell>
          <table:table-cell office:value-type="float" office:value="18824464" calcext:value-type="float">
            <text:p>18824464</text:p>
          </table:table-cell>
          <table:table-cell office:value-type="float" office:value="9500792" calcext:value-type="float">
            <text:p>9500792</text:p>
          </table:table-cell>
          <table:table-cell office:value-type="float" office:value="9512192" calcext:value-type="float">
            <text:p>9512192</text:p>
          </table:table-cell>
          <table:table-cell office:value-type="float" office:value="8170168" calcext:value-type="float">
            <text:p>8170168</text:p>
          </table:table-cell>
          <table:table-cell office:value-type="float" office:value="83183464" calcext:value-type="float">
            <text:p>83183464</text:p>
          </table:table-cell>
          <table:table-cell office:value-type="float" office:value="22253136" calcext:value-type="float">
            <text:p>22253136</text:p>
          </table:table-cell>
          <table:table-cell office:value-type="float" office:value="15060904" calcext:value-type="float">
            <text:p>15060904</text:p>
          </table:table-cell>
          <table:table-cell office:value-type="float" office:value="14793152" calcext:value-type="float">
            <text:p>14793152</text:p>
          </table:table-cell>
          <table:table-cell table:number-columns-repeated="6"/>
        </table:table-row>
        <table:table-row table:style-name="ro1">
          <table:table-cell office:value-type="float" office:value="5805288" calcext:value-type="float">
            <text:p>5805288</text:p>
          </table:table-cell>
          <table:table-cell office:value-type="float" office:value="62730248" calcext:value-type="float">
            <text:p>62730248</text:p>
          </table:table-cell>
          <table:table-cell office:value-type="float" office:value="18825584" calcext:value-type="float">
            <text:p>18825584</text:p>
          </table:table-cell>
          <table:table-cell office:value-type="float" office:value="9500840" calcext:value-type="float">
            <text:p>9500840</text:p>
          </table:table-cell>
          <table:table-cell office:value-type="float" office:value="9512232" calcext:value-type="float">
            <text:p>9512232</text:p>
          </table:table-cell>
          <table:table-cell office:value-type="float" office:value="8170384" calcext:value-type="float">
            <text:p>8170384</text:p>
          </table:table-cell>
          <table:table-cell office:value-type="float" office:value="83187232" calcext:value-type="float">
            <text:p>83187232</text:p>
          </table:table-cell>
          <table:table-cell office:value-type="float" office:value="22259904" calcext:value-type="float">
            <text:p>22259904</text:p>
          </table:table-cell>
          <table:table-cell office:value-type="float" office:value="15064952" calcext:value-type="float">
            <text:p>15064952</text:p>
          </table:table-cell>
          <table:table-cell office:value-type="float" office:value="14807928" calcext:value-type="float">
            <text:p>14807928</text:p>
          </table:table-cell>
          <table:table-cell table:number-columns-repeated="6"/>
        </table:table-row>
        <table:table-row table:style-name="ro1">
          <table:table-cell office:value-type="float" office:value="5806048" calcext:value-type="float">
            <text:p>5806048</text:p>
          </table:table-cell>
          <table:table-cell office:value-type="float" office:value="62730560" calcext:value-type="float">
            <text:p>62730560</text:p>
          </table:table-cell>
          <table:table-cell office:value-type="float" office:value="18826000" calcext:value-type="float">
            <text:p>18826000</text:p>
          </table:table-cell>
          <table:table-cell office:value-type="float" office:value="9500944" calcext:value-type="float">
            <text:p>9500944</text:p>
          </table:table-cell>
          <table:table-cell office:value-type="float" office:value="9512536" calcext:value-type="float">
            <text:p>9512536</text:p>
          </table:table-cell>
          <table:table-cell office:value-type="float" office:value="8170416" calcext:value-type="float">
            <text:p>8170416</text:p>
          </table:table-cell>
          <table:table-cell office:value-type="float" office:value="83187472" calcext:value-type="float">
            <text:p>83187472</text:p>
          </table:table-cell>
          <table:table-cell office:value-type="float" office:value="22272928" calcext:value-type="float">
            <text:p>22272928</text:p>
          </table:table-cell>
          <table:table-cell office:value-type="float" office:value="15070680" calcext:value-type="float">
            <text:p>15070680</text:p>
          </table:table-cell>
          <table:table-cell office:value-type="float" office:value="14812512" calcext:value-type="float">
            <text:p>14812512</text:p>
          </table:table-cell>
          <table:table-cell table:number-columns-repeated="6"/>
        </table:table-row>
        <table:table-row table:style-name="ro1">
          <table:table-cell office:value-type="float" office:value="5806536" calcext:value-type="float">
            <text:p>5806536</text:p>
          </table:table-cell>
          <table:table-cell office:value-type="float" office:value="62730800" calcext:value-type="float">
            <text:p>62730800</text:p>
          </table:table-cell>
          <table:table-cell office:value-type="float" office:value="18826328" calcext:value-type="float">
            <text:p>18826328</text:p>
          </table:table-cell>
          <table:table-cell office:value-type="float" office:value="9501432" calcext:value-type="float">
            <text:p>9501432</text:p>
          </table:table-cell>
          <table:table-cell office:value-type="float" office:value="9512928" calcext:value-type="float">
            <text:p>9512928</text:p>
          </table:table-cell>
          <table:table-cell office:value-type="float" office:value="8170696" calcext:value-type="float">
            <text:p>8170696</text:p>
          </table:table-cell>
          <table:table-cell office:value-type="float" office:value="83189080" calcext:value-type="float">
            <text:p>83189080</text:p>
          </table:table-cell>
          <table:table-cell office:value-type="float" office:value="22287656" calcext:value-type="float">
            <text:p>22287656</text:p>
          </table:table-cell>
          <table:table-cell office:value-type="float" office:value="15110288" calcext:value-type="float">
            <text:p>15110288</text:p>
          </table:table-cell>
          <table:table-cell office:value-type="float" office:value="14814320" calcext:value-type="float">
            <text:p>14814320</text:p>
          </table:table-cell>
          <table:table-cell table:number-columns-repeated="6"/>
        </table:table-row>
        <table:table-row table:style-name="ro1">
          <table:table-cell office:value-type="float" office:value="5807016" calcext:value-type="float">
            <text:p>5807016</text:p>
          </table:table-cell>
          <table:table-cell office:value-type="float" office:value="62731776" calcext:value-type="float">
            <text:p>62731776</text:p>
          </table:table-cell>
          <table:table-cell office:value-type="float" office:value="18827632" calcext:value-type="float">
            <text:p>18827632</text:p>
          </table:table-cell>
          <table:table-cell office:value-type="float" office:value="9502504" calcext:value-type="float">
            <text:p>9502504</text:p>
          </table:table-cell>
          <table:table-cell office:value-type="float" office:value="9513120" calcext:value-type="float">
            <text:p>9513120</text:p>
          </table:table-cell>
          <table:table-cell office:value-type="float" office:value="8170920" calcext:value-type="float">
            <text:p>8170920</text:p>
          </table:table-cell>
          <table:table-cell office:value-type="float" office:value="83192104" calcext:value-type="float">
            <text:p>83192104</text:p>
          </table:table-cell>
          <table:table-cell office:value-type="float" office:value="22331056" calcext:value-type="float">
            <text:p>22331056</text:p>
          </table:table-cell>
          <table:table-cell office:value-type="float" office:value="15118568" calcext:value-type="float">
            <text:p>15118568</text:p>
          </table:table-cell>
          <table:table-cell office:value-type="float" office:value="14846416" calcext:value-type="float">
            <text:p>14846416</text:p>
          </table:table-cell>
          <table:table-cell table:number-columns-repeated="6"/>
        </table:table-row>
        <table:table-row table:style-name="ro1">
          <table:table-cell office:value-type="float" office:value="5808296" calcext:value-type="float">
            <text:p>5808296</text:p>
          </table:table-cell>
          <table:table-cell office:value-type="float" office:value="62732320" calcext:value-type="float">
            <text:p>62732320</text:p>
          </table:table-cell>
          <table:table-cell office:value-type="float" office:value="18831144" calcext:value-type="float">
            <text:p>18831144</text:p>
          </table:table-cell>
          <table:table-cell office:value-type="float" office:value="9502896" calcext:value-type="float">
            <text:p>9502896</text:p>
          </table:table-cell>
          <table:table-cell office:value-type="float" office:value="9513296" calcext:value-type="float">
            <text:p>9513296</text:p>
          </table:table-cell>
          <table:table-cell office:value-type="float" office:value="8171520" calcext:value-type="float">
            <text:p>8171520</text:p>
          </table:table-cell>
          <table:table-cell office:value-type="float" office:value="83192272" calcext:value-type="float">
            <text:p>83192272</text:p>
          </table:table-cell>
          <table:table-cell office:value-type="float" office:value="22349376" calcext:value-type="float">
            <text:p>22349376</text:p>
          </table:table-cell>
          <table:table-cell office:value-type="float" office:value="15129128" calcext:value-type="float">
            <text:p>15129128</text:p>
          </table:table-cell>
          <table:table-cell office:value-type="float" office:value="14848360" calcext:value-type="float">
            <text:p>14848360</text:p>
          </table:table-cell>
          <table:table-cell table:number-columns-repeated="6"/>
        </table:table-row>
        <table:table-row table:style-name="ro1">
          <table:table-cell office:value-type="float" office:value="5808688" calcext:value-type="float">
            <text:p>5808688</text:p>
          </table:table-cell>
          <table:table-cell office:value-type="float" office:value="62733184" calcext:value-type="float">
            <text:p>62733184</text:p>
          </table:table-cell>
          <table:table-cell office:value-type="float" office:value="18831696" calcext:value-type="float">
            <text:p>18831696</text:p>
          </table:table-cell>
          <table:table-cell office:value-type="float" office:value="9503120" calcext:value-type="float">
            <text:p>9503120</text:p>
          </table:table-cell>
          <table:table-cell office:value-type="float" office:value="9513600" calcext:value-type="float">
            <text:p>9513600</text:p>
          </table:table-cell>
          <table:table-cell office:value-type="float" office:value="8172568" calcext:value-type="float">
            <text:p>8172568</text:p>
          </table:table-cell>
          <table:table-cell office:value-type="float" office:value="83192560" calcext:value-type="float">
            <text:p>83192560</text:p>
          </table:table-cell>
          <table:table-cell office:value-type="float" office:value="22361200" calcext:value-type="float">
            <text:p>22361200</text:p>
          </table:table-cell>
          <table:table-cell office:value-type="float" office:value="15142024" calcext:value-type="float">
            <text:p>15142024</text:p>
          </table:table-cell>
          <table:table-cell office:value-type="float" office:value="14852440" calcext:value-type="float">
            <text:p>14852440</text:p>
          </table:table-cell>
          <table:table-cell table:number-columns-repeated="6"/>
        </table:table-row>
        <table:table-row table:style-name="ro1">
          <table:table-cell office:value-type="float" office:value="5808880" calcext:value-type="float">
            <text:p>5808880</text:p>
          </table:table-cell>
          <table:table-cell office:value-type="float" office:value="62735464" calcext:value-type="float">
            <text:p>62735464</text:p>
          </table:table-cell>
          <table:table-cell office:value-type="float" office:value="18832616" calcext:value-type="float">
            <text:p>18832616</text:p>
          </table:table-cell>
          <table:table-cell office:value-type="float" office:value="9503728" calcext:value-type="float">
            <text:p>9503728</text:p>
          </table:table-cell>
          <table:table-cell office:value-type="float" office:value="9513704" calcext:value-type="float">
            <text:p>9513704</text:p>
          </table:table-cell>
          <table:table-cell office:value-type="float" office:value="8172984" calcext:value-type="float">
            <text:p>8172984</text:p>
          </table:table-cell>
          <table:table-cell office:value-type="float" office:value="83196176" calcext:value-type="float">
            <text:p>83196176</text:p>
          </table:table-cell>
          <table:table-cell office:value-type="float" office:value="22361288" calcext:value-type="float">
            <text:p>22361288</text:p>
          </table:table-cell>
          <table:table-cell office:value-type="float" office:value="15214568" calcext:value-type="float">
            <text:p>15214568</text:p>
          </table:table-cell>
          <table:table-cell office:value-type="float" office:value="14870208" calcext:value-type="float">
            <text:p>14870208</text:p>
          </table:table-cell>
          <table:table-cell table:number-columns-repeated="6"/>
        </table:table-row>
        <table:table-row table:style-name="ro1">
          <table:table-cell office:value-type="float" office:value="5809880" calcext:value-type="float">
            <text:p>5809880</text:p>
          </table:table-cell>
          <table:table-cell office:value-type="float" office:value="62736400" calcext:value-type="float">
            <text:p>62736400</text:p>
          </table:table-cell>
          <table:table-cell office:value-type="float" office:value="18832696" calcext:value-type="float">
            <text:p>18832696</text:p>
          </table:table-cell>
          <table:table-cell office:value-type="float" office:value="9504112" calcext:value-type="float">
            <text:p>9504112</text:p>
          </table:table-cell>
          <table:table-cell office:value-type="float" office:value="9514592" calcext:value-type="float">
            <text:p>9514592</text:p>
          </table:table-cell>
          <table:table-cell office:value-type="float" office:value="8173120" calcext:value-type="float">
            <text:p>8173120</text:p>
          </table:table-cell>
          <table:table-cell office:value-type="float" office:value="83198984" calcext:value-type="float">
            <text:p>83198984</text:p>
          </table:table-cell>
          <table:table-cell office:value-type="float" office:value="22374704" calcext:value-type="float">
            <text:p>22374704</text:p>
          </table:table-cell>
          <table:table-cell office:value-type="float" office:value="15229496" calcext:value-type="float">
            <text:p>15229496</text:p>
          </table:table-cell>
          <table:table-cell office:value-type="float" office:value="14878032" calcext:value-type="float">
            <text:p>14878032</text:p>
          </table:table-cell>
          <table:table-cell table:number-columns-repeated="6"/>
        </table:table-row>
        <table:table-row table:style-name="ro1">
          <table:table-cell office:value-type="float" office:value="5810352" calcext:value-type="float">
            <text:p>5810352</text:p>
          </table:table-cell>
          <table:table-cell office:value-type="float" office:value="62736808" calcext:value-type="float">
            <text:p>62736808</text:p>
          </table:table-cell>
          <table:table-cell office:value-type="float" office:value="18833008" calcext:value-type="float">
            <text:p>18833008</text:p>
          </table:table-cell>
          <table:table-cell office:value-type="float" office:value="9504808" calcext:value-type="float">
            <text:p>9504808</text:p>
          </table:table-cell>
          <table:table-cell office:value-type="float" office:value="9514848" calcext:value-type="float">
            <text:p>9514848</text:p>
          </table:table-cell>
          <table:table-cell office:value-type="float" office:value="8173184" calcext:value-type="float">
            <text:p>8173184</text:p>
          </table:table-cell>
          <table:table-cell office:value-type="float" office:value="83203376" calcext:value-type="float">
            <text:p>83203376</text:p>
          </table:table-cell>
          <table:table-cell office:value-type="float" office:value="22374760" calcext:value-type="float">
            <text:p>22374760</text:p>
          </table:table-cell>
          <table:table-cell office:value-type="float" office:value="15234760" calcext:value-type="float">
            <text:p>15234760</text:p>
          </table:table-cell>
          <table:table-cell office:value-type="float" office:value="14915456" calcext:value-type="float">
            <text:p>14915456</text:p>
          </table:table-cell>
          <table:table-cell table:number-columns-repeated="6"/>
        </table:table-row>
        <table:table-row table:style-name="ro1">
          <table:table-cell office:value-type="float" office:value="5810672" calcext:value-type="float">
            <text:p>5810672</text:p>
          </table:table-cell>
          <table:table-cell office:value-type="float" office:value="62737208" calcext:value-type="float">
            <text:p>62737208</text:p>
          </table:table-cell>
          <table:table-cell office:value-type="float" office:value="18833768" calcext:value-type="float">
            <text:p>18833768</text:p>
          </table:table-cell>
          <table:table-cell office:value-type="float" office:value="9505624" calcext:value-type="float">
            <text:p>9505624</text:p>
          </table:table-cell>
          <table:table-cell office:value-type="float" office:value="9515608" calcext:value-type="float">
            <text:p>9515608</text:p>
          </table:table-cell>
          <table:table-cell office:value-type="float" office:value="8173424" calcext:value-type="float">
            <text:p>8173424</text:p>
          </table:table-cell>
          <table:table-cell office:value-type="float" office:value="83208032" calcext:value-type="float">
            <text:p>83208032</text:p>
          </table:table-cell>
          <table:table-cell office:value-type="float" office:value="22394376" calcext:value-type="float">
            <text:p>22394376</text:p>
          </table:table-cell>
          <table:table-cell office:value-type="float" office:value="15326088" calcext:value-type="float">
            <text:p>15326088</text:p>
          </table:table-cell>
          <table:table-cell office:value-type="float" office:value="14919376" calcext:value-type="float">
            <text:p>14919376</text:p>
          </table:table-cell>
          <table:table-cell table:number-columns-repeated="6"/>
        </table:table-row>
        <table:table-row table:style-name="ro1">
          <table:table-cell office:value-type="float" office:value="5810840" calcext:value-type="float">
            <text:p>5810840</text:p>
          </table:table-cell>
          <table:table-cell office:value-type="float" office:value="62737288" calcext:value-type="float">
            <text:p>62737288</text:p>
          </table:table-cell>
          <table:table-cell office:value-type="float" office:value="18834584" calcext:value-type="float">
            <text:p>18834584</text:p>
          </table:table-cell>
          <table:table-cell office:value-type="float" office:value="9505752" calcext:value-type="float">
            <text:p>9505752</text:p>
          </table:table-cell>
          <table:table-cell office:value-type="float" office:value="9515808" calcext:value-type="float">
            <text:p>9515808</text:p>
          </table:table-cell>
          <table:table-cell office:value-type="float" office:value="8173480" calcext:value-type="float">
            <text:p>8173480</text:p>
          </table:table-cell>
          <table:table-cell office:value-type="float" office:value="83208832" calcext:value-type="float">
            <text:p>83208832</text:p>
          </table:table-cell>
          <table:table-cell office:value-type="float" office:value="22396896" calcext:value-type="float">
            <text:p>22396896</text:p>
          </table:table-cell>
          <table:table-cell office:value-type="float" office:value="15358352" calcext:value-type="float">
            <text:p>15358352</text:p>
          </table:table-cell>
          <table:table-cell office:value-type="float" office:value="14922712" calcext:value-type="float">
            <text:p>14922712</text:p>
          </table:table-cell>
          <table:table-cell table:number-columns-repeated="6"/>
        </table:table-row>
        <table:table-row table:style-name="ro1">
          <table:table-cell office:value-type="float" office:value="5810848" calcext:value-type="float">
            <text:p>5810848</text:p>
          </table:table-cell>
          <table:table-cell office:value-type="float" office:value="62737480" calcext:value-type="float">
            <text:p>62737480</text:p>
          </table:table-cell>
          <table:table-cell office:value-type="float" office:value="18835240" calcext:value-type="float">
            <text:p>18835240</text:p>
          </table:table-cell>
          <table:table-cell office:value-type="float" office:value="9505768" calcext:value-type="float">
            <text:p>9505768</text:p>
          </table:table-cell>
          <table:table-cell office:value-type="float" office:value="9516840" calcext:value-type="float">
            <text:p>9516840</text:p>
          </table:table-cell>
          <table:table-cell office:value-type="float" office:value="8174048" calcext:value-type="float">
            <text:p>8174048</text:p>
          </table:table-cell>
          <table:table-cell office:value-type="float" office:value="83209768" calcext:value-type="float">
            <text:p>83209768</text:p>
          </table:table-cell>
          <table:table-cell office:value-type="float" office:value="22403208" calcext:value-type="float">
            <text:p>22403208</text:p>
          </table:table-cell>
          <table:table-cell office:value-type="float" office:value="15379056" calcext:value-type="float">
            <text:p>15379056</text:p>
          </table:table-cell>
          <table:table-cell office:value-type="float" office:value="14923464" calcext:value-type="float">
            <text:p>14923464</text:p>
          </table:table-cell>
          <table:table-cell table:number-columns-repeated="6"/>
        </table:table-row>
        <table:table-row table:style-name="ro1">
          <table:table-cell office:value-type="float" office:value="5811864" calcext:value-type="float">
            <text:p>5811864</text:p>
          </table:table-cell>
          <table:table-cell office:value-type="float" office:value="62737752" calcext:value-type="float">
            <text:p>62737752</text:p>
          </table:table-cell>
          <table:table-cell office:value-type="float" office:value="18835584" calcext:value-type="float">
            <text:p>18835584</text:p>
          </table:table-cell>
          <table:table-cell office:value-type="float" office:value="9505800" calcext:value-type="float">
            <text:p>9505800</text:p>
          </table:table-cell>
          <table:table-cell office:value-type="float" office:value="9516968" calcext:value-type="float">
            <text:p>9516968</text:p>
          </table:table-cell>
          <table:table-cell office:value-type="float" office:value="8174192" calcext:value-type="float">
            <text:p>8174192</text:p>
          </table:table-cell>
          <table:table-cell office:value-type="float" office:value="83209928" calcext:value-type="float">
            <text:p>83209928</text:p>
          </table:table-cell>
          <table:table-cell office:value-type="float" office:value="22404128" calcext:value-type="float">
            <text:p>22404128</text:p>
          </table:table-cell>
          <table:table-cell office:value-type="float" office:value="15380896" calcext:value-type="float">
            <text:p>15380896</text:p>
          </table:table-cell>
          <table:table-cell office:value-type="float" office:value="14943168" calcext:value-type="float">
            <text:p>14943168</text:p>
          </table:table-cell>
          <table:table-cell table:number-columns-repeated="6"/>
        </table:table-row>
        <table:table-row table:style-name="ro1">
          <table:table-cell office:value-type="float" office:value="5812296" calcext:value-type="float">
            <text:p>5812296</text:p>
          </table:table-cell>
          <table:table-cell office:value-type="float" office:value="62739320" calcext:value-type="float">
            <text:p>62739320</text:p>
          </table:table-cell>
          <table:table-cell office:value-type="float" office:value="18836616" calcext:value-type="float">
            <text:p>18836616</text:p>
          </table:table-cell>
          <table:table-cell office:value-type="float" office:value="9506584" calcext:value-type="float">
            <text:p>9506584</text:p>
          </table:table-cell>
          <table:table-cell office:value-type="float" office:value="9517040" calcext:value-type="float">
            <text:p>9517040</text:p>
          </table:table-cell>
          <table:table-cell office:value-type="float" office:value="8174744" calcext:value-type="float">
            <text:p>8174744</text:p>
          </table:table-cell>
          <table:table-cell office:value-type="float" office:value="83210568" calcext:value-type="float">
            <text:p>83210568</text:p>
          </table:table-cell>
          <table:table-cell office:value-type="float" office:value="22404664" calcext:value-type="float">
            <text:p>22404664</text:p>
          </table:table-cell>
          <table:table-cell office:value-type="float" office:value="15391568" calcext:value-type="float">
            <text:p>15391568</text:p>
          </table:table-cell>
          <table:table-cell office:value-type="float" office:value="14958256" calcext:value-type="float">
            <text:p>14958256</text:p>
          </table:table-cell>
          <table:table-cell table:number-columns-repeated="6"/>
        </table:table-row>
        <table:table-row table:style-name="ro1">
          <table:table-cell office:value-type="float" office:value="5812504" calcext:value-type="float">
            <text:p>5812504</text:p>
          </table:table-cell>
          <table:table-cell office:value-type="float" office:value="62739536" calcext:value-type="float">
            <text:p>62739536</text:p>
          </table:table-cell>
          <table:table-cell office:value-type="float" office:value="18836616" calcext:value-type="float">
            <text:p>18836616</text:p>
          </table:table-cell>
          <table:table-cell office:value-type="float" office:value="9506840" calcext:value-type="float">
            <text:p>9506840</text:p>
          </table:table-cell>
          <table:table-cell office:value-type="float" office:value="9517368" calcext:value-type="float">
            <text:p>9517368</text:p>
          </table:table-cell>
          <table:table-cell office:value-type="float" office:value="8175296" calcext:value-type="float">
            <text:p>8175296</text:p>
          </table:table-cell>
          <table:table-cell office:value-type="float" office:value="83212216" calcext:value-type="float">
            <text:p>83212216</text:p>
          </table:table-cell>
          <table:table-cell office:value-type="float" office:value="22406408" calcext:value-type="float">
            <text:p>22406408</text:p>
          </table:table-cell>
          <table:table-cell office:value-type="float" office:value="15422200" calcext:value-type="float">
            <text:p>15422200</text:p>
          </table:table-cell>
          <table:table-cell office:value-type="float" office:value="14983568" calcext:value-type="float">
            <text:p>14983568</text:p>
          </table:table-cell>
          <table:table-cell table:number-columns-repeated="6"/>
        </table:table-row>
        <table:table-row table:style-name="ro1">
          <table:table-cell office:value-type="float" office:value="5812672" calcext:value-type="float">
            <text:p>5812672</text:p>
          </table:table-cell>
          <table:table-cell office:value-type="float" office:value="62739632" calcext:value-type="float">
            <text:p>62739632</text:p>
          </table:table-cell>
          <table:table-cell office:value-type="float" office:value="18836696" calcext:value-type="float">
            <text:p>18836696</text:p>
          </table:table-cell>
          <table:table-cell office:value-type="float" office:value="9506856" calcext:value-type="float">
            <text:p>9506856</text:p>
          </table:table-cell>
          <table:table-cell office:value-type="float" office:value="9517440" calcext:value-type="float">
            <text:p>9517440</text:p>
          </table:table-cell>
          <table:table-cell office:value-type="float" office:value="8175320" calcext:value-type="float">
            <text:p>8175320</text:p>
          </table:table-cell>
          <table:table-cell office:value-type="float" office:value="83213072" calcext:value-type="float">
            <text:p>83213072</text:p>
          </table:table-cell>
          <table:table-cell office:value-type="float" office:value="22409984" calcext:value-type="float">
            <text:p>22409984</text:p>
          </table:table-cell>
          <table:table-cell office:value-type="float" office:value="15466360" calcext:value-type="float">
            <text:p>15466360</text:p>
          </table:table-cell>
          <table:table-cell office:value-type="float" office:value="14994384" calcext:value-type="float">
            <text:p>14994384</text:p>
          </table:table-cell>
          <table:table-cell table:number-columns-repeated="6"/>
        </table:table-row>
        <table:table-row table:style-name="ro1">
          <table:table-cell office:value-type="float" office:value="5813520" calcext:value-type="float">
            <text:p>5813520</text:p>
          </table:table-cell>
          <table:table-cell office:value-type="float" office:value="62739792" calcext:value-type="float">
            <text:p>62739792</text:p>
          </table:table-cell>
          <table:table-cell office:value-type="float" office:value="18837256" calcext:value-type="float">
            <text:p>18837256</text:p>
          </table:table-cell>
          <table:table-cell office:value-type="float" office:value="9506912" calcext:value-type="float">
            <text:p>9506912</text:p>
          </table:table-cell>
          <table:table-cell office:value-type="float" office:value="9517544" calcext:value-type="float">
            <text:p>9517544</text:p>
          </table:table-cell>
          <table:table-cell office:value-type="float" office:value="8175840" calcext:value-type="float">
            <text:p>8175840</text:p>
          </table:table-cell>
          <table:table-cell office:value-type="float" office:value="83214072" calcext:value-type="float">
            <text:p>83214072</text:p>
          </table:table-cell>
          <table:table-cell office:value-type="float" office:value="22410520" calcext:value-type="float">
            <text:p>22410520</text:p>
          </table:table-cell>
          <table:table-cell office:value-type="float" office:value="15489640" calcext:value-type="float">
            <text:p>15489640</text:p>
          </table:table-cell>
          <table:table-cell office:value-type="float" office:value="14999816" calcext:value-type="float">
            <text:p>14999816</text:p>
          </table:table-cell>
          <table:table-cell table:number-columns-repeated="6"/>
        </table:table-row>
        <table:table-row table:style-name="ro1">
          <table:table-cell office:value-type="float" office:value="5814064" calcext:value-type="float">
            <text:p>5814064</text:p>
          </table:table-cell>
          <table:table-cell office:value-type="float" office:value="62740152" calcext:value-type="float">
            <text:p>62740152</text:p>
          </table:table-cell>
          <table:table-cell office:value-type="float" office:value="18837720" calcext:value-type="float">
            <text:p>18837720</text:p>
          </table:table-cell>
          <table:table-cell office:value-type="float" office:value="9507040" calcext:value-type="float">
            <text:p>9507040</text:p>
          </table:table-cell>
          <table:table-cell office:value-type="float" office:value="9517624" calcext:value-type="float">
            <text:p>9517624</text:p>
          </table:table-cell>
          <table:table-cell office:value-type="float" office:value="8175904" calcext:value-type="float">
            <text:p>8175904</text:p>
          </table:table-cell>
          <table:table-cell office:value-type="float" office:value="83216208" calcext:value-type="float">
            <text:p>83216208</text:p>
          </table:table-cell>
          <table:table-cell office:value-type="float" office:value="22410640" calcext:value-type="float">
            <text:p>22410640</text:p>
          </table:table-cell>
          <table:table-cell office:value-type="float" office:value="15502416" calcext:value-type="float">
            <text:p>15502416</text:p>
          </table:table-cell>
          <table:table-cell office:value-type="float" office:value="15003664" calcext:value-type="float">
            <text:p>15003664</text:p>
          </table:table-cell>
          <table:table-cell table:number-columns-repeated="6"/>
        </table:table-row>
        <table:table-row table:style-name="ro1">
          <table:table-cell office:value-type="float" office:value="5814368" calcext:value-type="float">
            <text:p>5814368</text:p>
          </table:table-cell>
          <table:table-cell office:value-type="float" office:value="62740400" calcext:value-type="float">
            <text:p>62740400</text:p>
          </table:table-cell>
          <table:table-cell office:value-type="float" office:value="18837912" calcext:value-type="float">
            <text:p>18837912</text:p>
          </table:table-cell>
          <table:table-cell office:value-type="float" office:value="9507368" calcext:value-type="float">
            <text:p>9507368</text:p>
          </table:table-cell>
          <table:table-cell office:value-type="float" office:value="9517640" calcext:value-type="float">
            <text:p>9517640</text:p>
          </table:table-cell>
          <table:table-cell office:value-type="float" office:value="8176296" calcext:value-type="float">
            <text:p>8176296</text:p>
          </table:table-cell>
          <table:table-cell office:value-type="float" office:value="83218760" calcext:value-type="float">
            <text:p>83218760</text:p>
          </table:table-cell>
          <table:table-cell office:value-type="float" office:value="22426768" calcext:value-type="float">
            <text:p>22426768</text:p>
          </table:table-cell>
          <table:table-cell office:value-type="float" office:value="15503576" calcext:value-type="float">
            <text:p>15503576</text:p>
          </table:table-cell>
          <table:table-cell office:value-type="float" office:value="15032664" calcext:value-type="float">
            <text:p>15032664</text:p>
          </table:table-cell>
          <table:table-cell table:number-columns-repeated="6"/>
        </table:table-row>
        <table:table-row table:style-name="ro1">
          <table:table-cell office:value-type="float" office:value="5815312" calcext:value-type="float">
            <text:p>5815312</text:p>
          </table:table-cell>
          <table:table-cell office:value-type="float" office:value="62740616" calcext:value-type="float">
            <text:p>62740616</text:p>
          </table:table-cell>
          <table:table-cell office:value-type="float" office:value="18838576" calcext:value-type="float">
            <text:p>18838576</text:p>
          </table:table-cell>
          <table:table-cell office:value-type="float" office:value="9507680" calcext:value-type="float">
            <text:p>9507680</text:p>
          </table:table-cell>
          <table:table-cell office:value-type="float" office:value="9517648" calcext:value-type="float">
            <text:p>9517648</text:p>
          </table:table-cell>
          <table:table-cell office:value-type="float" office:value="8176488" calcext:value-type="float">
            <text:p>8176488</text:p>
          </table:table-cell>
          <table:table-cell office:value-type="float" office:value="83222176" calcext:value-type="float">
            <text:p>83222176</text:p>
          </table:table-cell>
          <table:table-cell office:value-type="float" office:value="22428680" calcext:value-type="float">
            <text:p>22428680</text:p>
          </table:table-cell>
          <table:table-cell office:value-type="float" office:value="15506544" calcext:value-type="float">
            <text:p>15506544</text:p>
          </table:table-cell>
          <table:table-cell office:value-type="float" office:value="15149240" calcext:value-type="float">
            <text:p>15149240</text:p>
          </table:table-cell>
          <table:table-cell table:number-columns-repeated="6"/>
        </table:table-row>
        <table:table-row table:style-name="ro1">
          <table:table-cell office:value-type="float" office:value="5815672" calcext:value-type="float">
            <text:p>5815672</text:p>
          </table:table-cell>
          <table:table-cell office:value-type="float" office:value="62741976" calcext:value-type="float">
            <text:p>62741976</text:p>
          </table:table-cell>
          <table:table-cell office:value-type="float" office:value="18838632" calcext:value-type="float">
            <text:p>18838632</text:p>
          </table:table-cell>
          <table:table-cell office:value-type="float" office:value="9508224" calcext:value-type="float">
            <text:p>9508224</text:p>
          </table:table-cell>
          <table:table-cell office:value-type="float" office:value="9518040" calcext:value-type="float">
            <text:p>9518040</text:p>
          </table:table-cell>
          <table:table-cell office:value-type="float" office:value="8176600" calcext:value-type="float">
            <text:p>8176600</text:p>
          </table:table-cell>
          <table:table-cell office:value-type="float" office:value="83225128" calcext:value-type="float">
            <text:p>83225128</text:p>
          </table:table-cell>
          <table:table-cell office:value-type="float" office:value="22434616" calcext:value-type="float">
            <text:p>22434616</text:p>
          </table:table-cell>
          <table:table-cell office:value-type="float" office:value="15508704" calcext:value-type="float">
            <text:p>15508704</text:p>
          </table:table-cell>
          <table:table-cell office:value-type="float" office:value="15170184" calcext:value-type="float">
            <text:p>15170184</text:p>
          </table:table-cell>
          <table:table-cell table:number-columns-repeated="6"/>
        </table:table-row>
        <table:table-row table:style-name="ro1">
          <table:table-cell office:value-type="float" office:value="5815824" calcext:value-type="float">
            <text:p>5815824</text:p>
          </table:table-cell>
          <table:table-cell office:value-type="float" office:value="62742096" calcext:value-type="float">
            <text:p>62742096</text:p>
          </table:table-cell>
          <table:table-cell office:value-type="float" office:value="18838696" calcext:value-type="float">
            <text:p>18838696</text:p>
          </table:table-cell>
          <table:table-cell office:value-type="float" office:value="9508232" calcext:value-type="float">
            <text:p>9508232</text:p>
          </table:table-cell>
          <table:table-cell office:value-type="float" office:value="9518256" calcext:value-type="float">
            <text:p>9518256</text:p>
          </table:table-cell>
          <table:table-cell office:value-type="float" office:value="8176704" calcext:value-type="float">
            <text:p>8176704</text:p>
          </table:table-cell>
          <table:table-cell office:value-type="float" office:value="83226096" calcext:value-type="float">
            <text:p>83226096</text:p>
          </table:table-cell>
          <table:table-cell office:value-type="float" office:value="22438584" calcext:value-type="float">
            <text:p>22438584</text:p>
          </table:table-cell>
          <table:table-cell office:value-type="float" office:value="15509272" calcext:value-type="float">
            <text:p>15509272</text:p>
          </table:table-cell>
          <table:table-cell office:value-type="float" office:value="15185800" calcext:value-type="float">
            <text:p>15185800</text:p>
          </table:table-cell>
          <table:table-cell table:number-columns-repeated="6"/>
        </table:table-row>
        <table:table-row table:style-name="ro1">
          <table:table-cell office:value-type="float" office:value="5816080" calcext:value-type="float">
            <text:p>5816080</text:p>
          </table:table-cell>
          <table:table-cell office:value-type="float" office:value="62742248" calcext:value-type="float">
            <text:p>62742248</text:p>
          </table:table-cell>
          <table:table-cell office:value-type="float" office:value="18838712" calcext:value-type="float">
            <text:p>18838712</text:p>
          </table:table-cell>
          <table:table-cell office:value-type="float" office:value="9508512" calcext:value-type="float">
            <text:p>9508512</text:p>
          </table:table-cell>
          <table:table-cell office:value-type="float" office:value="9518328" calcext:value-type="float">
            <text:p>9518328</text:p>
          </table:table-cell>
          <table:table-cell office:value-type="float" office:value="8176768" calcext:value-type="float">
            <text:p>8176768</text:p>
          </table:table-cell>
          <table:table-cell office:value-type="float" office:value="83227736" calcext:value-type="float">
            <text:p>83227736</text:p>
          </table:table-cell>
          <table:table-cell office:value-type="float" office:value="22438680" calcext:value-type="float">
            <text:p>22438680</text:p>
          </table:table-cell>
          <table:table-cell office:value-type="float" office:value="15523552" calcext:value-type="float">
            <text:p>15523552</text:p>
          </table:table-cell>
          <table:table-cell office:value-type="float" office:value="15225928" calcext:value-type="float">
            <text:p>15225928</text:p>
          </table:table-cell>
          <table:table-cell table:number-columns-repeated="6"/>
        </table:table-row>
        <table:table-row table:style-name="ro1">
          <table:table-cell office:value-type="float" office:value="5816120" calcext:value-type="float">
            <text:p>5816120</text:p>
          </table:table-cell>
          <table:table-cell office:value-type="float" office:value="62743136" calcext:value-type="float">
            <text:p>62743136</text:p>
          </table:table-cell>
          <table:table-cell office:value-type="float" office:value="18840344" calcext:value-type="float">
            <text:p>18840344</text:p>
          </table:table-cell>
          <table:table-cell office:value-type="float" office:value="9508752" calcext:value-type="float">
            <text:p>9508752</text:p>
          </table:table-cell>
          <table:table-cell office:value-type="float" office:value="9519392" calcext:value-type="float">
            <text:p>9519392</text:p>
          </table:table-cell>
          <table:table-cell office:value-type="float" office:value="8176848" calcext:value-type="float">
            <text:p>8176848</text:p>
          </table:table-cell>
          <table:table-cell office:value-type="float" office:value="83230336" calcext:value-type="float">
            <text:p>83230336</text:p>
          </table:table-cell>
          <table:table-cell office:value-type="float" office:value="22439392" calcext:value-type="float">
            <text:p>22439392</text:p>
          </table:table-cell>
          <table:table-cell office:value-type="float" office:value="15530232" calcext:value-type="float">
            <text:p>15530232</text:p>
          </table:table-cell>
          <table:table-cell office:value-type="float" office:value="15283016" calcext:value-type="float">
            <text:p>15283016</text:p>
          </table:table-cell>
          <table:table-cell table:number-columns-repeated="6"/>
        </table:table-row>
        <table:table-row table:style-name="ro1">
          <table:table-cell office:value-type="float" office:value="5816864" calcext:value-type="float">
            <text:p>5816864</text:p>
          </table:table-cell>
          <table:table-cell office:value-type="float" office:value="62743176" calcext:value-type="float">
            <text:p>62743176</text:p>
          </table:table-cell>
          <table:table-cell office:value-type="float" office:value="18841160" calcext:value-type="float">
            <text:p>18841160</text:p>
          </table:table-cell>
          <table:table-cell office:value-type="float" office:value="9508880" calcext:value-type="float">
            <text:p>9508880</text:p>
          </table:table-cell>
          <table:table-cell office:value-type="float" office:value="9520296" calcext:value-type="float">
            <text:p>9520296</text:p>
          </table:table-cell>
          <table:table-cell office:value-type="float" office:value="8177376" calcext:value-type="float">
            <text:p>8177376</text:p>
          </table:table-cell>
          <table:table-cell office:value-type="float" office:value="83231992" calcext:value-type="float">
            <text:p>83231992</text:p>
          </table:table-cell>
          <table:table-cell office:value-type="float" office:value="22442032" calcext:value-type="float">
            <text:p>22442032</text:p>
          </table:table-cell>
          <table:table-cell office:value-type="float" office:value="15533440" calcext:value-type="float">
            <text:p>15533440</text:p>
          </table:table-cell>
          <table:table-cell office:value-type="float" office:value="15289664" calcext:value-type="float">
            <text:p>15289664</text:p>
          </table:table-cell>
          <table:table-cell table:number-columns-repeated="6"/>
        </table:table-row>
        <table:table-row table:style-name="ro1">
          <table:table-cell office:value-type="float" office:value="5817456" calcext:value-type="float">
            <text:p>5817456</text:p>
          </table:table-cell>
          <table:table-cell office:value-type="float" office:value="62744928" calcext:value-type="float">
            <text:p>62744928</text:p>
          </table:table-cell>
          <table:table-cell office:value-type="float" office:value="18841304" calcext:value-type="float">
            <text:p>18841304</text:p>
          </table:table-cell>
          <table:table-cell office:value-type="float" office:value="9509160" calcext:value-type="float">
            <text:p>9509160</text:p>
          </table:table-cell>
          <table:table-cell office:value-type="float" office:value="9520400" calcext:value-type="float">
            <text:p>9520400</text:p>
          </table:table-cell>
          <table:table-cell office:value-type="float" office:value="8177480" calcext:value-type="float">
            <text:p>8177480</text:p>
          </table:table-cell>
          <table:table-cell office:value-type="float" office:value="83232424" calcext:value-type="float">
            <text:p>83232424</text:p>
          </table:table-cell>
          <table:table-cell office:value-type="float" office:value="22442704" calcext:value-type="float">
            <text:p>22442704</text:p>
          </table:table-cell>
          <table:table-cell office:value-type="float" office:value="15548992" calcext:value-type="float">
            <text:p>15548992</text:p>
          </table:table-cell>
          <table:table-cell office:value-type="float" office:value="15292344" calcext:value-type="float">
            <text:p>15292344</text:p>
          </table:table-cell>
          <table:table-cell table:number-columns-repeated="6"/>
        </table:table-row>
        <table:table-row table:style-name="ro1">
          <table:table-cell office:value-type="float" office:value="5817600" calcext:value-type="float">
            <text:p>5817600</text:p>
          </table:table-cell>
          <table:table-cell office:value-type="float" office:value="62745136" calcext:value-type="float">
            <text:p>62745136</text:p>
          </table:table-cell>
          <table:table-cell office:value-type="float" office:value="18841592" calcext:value-type="float">
            <text:p>18841592</text:p>
          </table:table-cell>
          <table:table-cell office:value-type="float" office:value="9509264" calcext:value-type="float">
            <text:p>9509264</text:p>
          </table:table-cell>
          <table:table-cell office:value-type="float" office:value="9520944" calcext:value-type="float">
            <text:p>9520944</text:p>
          </table:table-cell>
          <table:table-cell office:value-type="float" office:value="8177576" calcext:value-type="float">
            <text:p>8177576</text:p>
          </table:table-cell>
          <table:table-cell office:value-type="float" office:value="83248744" calcext:value-type="float">
            <text:p>83248744</text:p>
          </table:table-cell>
          <table:table-cell office:value-type="float" office:value="22444888" calcext:value-type="float">
            <text:p>22444888</text:p>
          </table:table-cell>
          <table:table-cell office:value-type="float" office:value="15579976" calcext:value-type="float">
            <text:p>15579976</text:p>
          </table:table-cell>
          <table:table-cell office:value-type="float" office:value="15307520" calcext:value-type="float">
            <text:p>15307520</text:p>
          </table:table-cell>
          <table:table-cell table:number-columns-repeated="6"/>
        </table:table-row>
        <table:table-row table:style-name="ro1">
          <table:table-cell office:value-type="float" office:value="5817960" calcext:value-type="float">
            <text:p>5817960</text:p>
          </table:table-cell>
          <table:table-cell office:value-type="float" office:value="62745392" calcext:value-type="float">
            <text:p>62745392</text:p>
          </table:table-cell>
          <table:table-cell office:value-type="float" office:value="18841712" calcext:value-type="float">
            <text:p>18841712</text:p>
          </table:table-cell>
          <table:table-cell office:value-type="float" office:value="9509296" calcext:value-type="float">
            <text:p>9509296</text:p>
          </table:table-cell>
          <table:table-cell office:value-type="float" office:value="9521224" calcext:value-type="float">
            <text:p>9521224</text:p>
          </table:table-cell>
          <table:table-cell office:value-type="float" office:value="8178624" calcext:value-type="float">
            <text:p>8178624</text:p>
          </table:table-cell>
          <table:table-cell office:value-type="float" office:value="83256920" calcext:value-type="float">
            <text:p>83256920</text:p>
          </table:table-cell>
          <table:table-cell office:value-type="float" office:value="22452224" calcext:value-type="float">
            <text:p>22452224</text:p>
          </table:table-cell>
          <table:table-cell office:value-type="float" office:value="15616664" calcext:value-type="float">
            <text:p>15616664</text:p>
          </table:table-cell>
          <table:table-cell office:value-type="float" office:value="15310520" calcext:value-type="float">
            <text:p>15310520</text:p>
          </table:table-cell>
          <table:table-cell table:number-columns-repeated="6"/>
        </table:table-row>
        <table:table-row table:style-name="ro1">
          <table:table-cell office:value-type="float" office:value="5817984" calcext:value-type="float">
            <text:p>5817984</text:p>
          </table:table-cell>
          <table:table-cell office:value-type="float" office:value="62745960" calcext:value-type="float">
            <text:p>62745960</text:p>
          </table:table-cell>
          <table:table-cell office:value-type="float" office:value="18842496" calcext:value-type="float">
            <text:p>18842496</text:p>
          </table:table-cell>
          <table:table-cell office:value-type="float" office:value="9509312" calcext:value-type="float">
            <text:p>9509312</text:p>
          </table:table-cell>
          <table:table-cell office:value-type="float" office:value="9521424" calcext:value-type="float">
            <text:p>9521424</text:p>
          </table:table-cell>
          <table:table-cell office:value-type="float" office:value="8178696" calcext:value-type="float">
            <text:p>8178696</text:p>
          </table:table-cell>
          <table:table-cell office:value-type="float" office:value="83257760" calcext:value-type="float">
            <text:p>83257760</text:p>
          </table:table-cell>
          <table:table-cell office:value-type="float" office:value="22454440" calcext:value-type="float">
            <text:p>22454440</text:p>
          </table:table-cell>
          <table:table-cell office:value-type="float" office:value="15640624" calcext:value-type="float">
            <text:p>15640624</text:p>
          </table:table-cell>
          <table:table-cell office:value-type="float" office:value="15339608" calcext:value-type="float">
            <text:p>15339608</text:p>
          </table:table-cell>
          <table:table-cell table:number-columns-repeated="6"/>
        </table:table-row>
        <table:table-row table:style-name="ro1">
          <table:table-cell office:value-type="float" office:value="5818648" calcext:value-type="float">
            <text:p>5818648</text:p>
          </table:table-cell>
          <table:table-cell office:value-type="float" office:value="62745984" calcext:value-type="float">
            <text:p>62745984</text:p>
          </table:table-cell>
          <table:table-cell office:value-type="float" office:value="18842928" calcext:value-type="float">
            <text:p>18842928</text:p>
          </table:table-cell>
          <table:table-cell office:value-type="float" office:value="9509672" calcext:value-type="float">
            <text:p>9509672</text:p>
          </table:table-cell>
          <table:table-cell office:value-type="float" office:value="9521608" calcext:value-type="float">
            <text:p>9521608</text:p>
          </table:table-cell>
          <table:table-cell office:value-type="float" office:value="8179176" calcext:value-type="float">
            <text:p>8179176</text:p>
          </table:table-cell>
          <table:table-cell office:value-type="float" office:value="83262320" calcext:value-type="float">
            <text:p>83262320</text:p>
          </table:table-cell>
          <table:table-cell office:value-type="float" office:value="22455688" calcext:value-type="float">
            <text:p>22455688</text:p>
          </table:table-cell>
          <table:table-cell office:value-type="float" office:value="15645944" calcext:value-type="float">
            <text:p>15645944</text:p>
          </table:table-cell>
          <table:table-cell office:value-type="float" office:value="15386344" calcext:value-type="float">
            <text:p>15386344</text:p>
          </table:table-cell>
          <table:table-cell table:number-columns-repeated="6"/>
        </table:table-row>
        <table:table-row table:style-name="ro1">
          <table:table-cell office:value-type="float" office:value="5818944" calcext:value-type="float">
            <text:p>5818944</text:p>
          </table:table-cell>
          <table:table-cell office:value-type="float" office:value="62746664" calcext:value-type="float">
            <text:p>62746664</text:p>
          </table:table-cell>
          <table:table-cell office:value-type="float" office:value="18843848" calcext:value-type="float">
            <text:p>18843848</text:p>
          </table:table-cell>
          <table:table-cell office:value-type="float" office:value="9509808" calcext:value-type="float">
            <text:p>9509808</text:p>
          </table:table-cell>
          <table:table-cell office:value-type="float" office:value="9521840" calcext:value-type="float">
            <text:p>9521840</text:p>
          </table:table-cell>
          <table:table-cell office:value-type="float" office:value="8179200" calcext:value-type="float">
            <text:p>8179200</text:p>
          </table:table-cell>
          <table:table-cell office:value-type="float" office:value="83263432" calcext:value-type="float">
            <text:p>83263432</text:p>
          </table:table-cell>
          <table:table-cell office:value-type="float" office:value="22455912" calcext:value-type="float">
            <text:p>22455912</text:p>
          </table:table-cell>
          <table:table-cell office:value-type="float" office:value="15649440" calcext:value-type="float">
            <text:p>15649440</text:p>
          </table:table-cell>
          <table:table-cell office:value-type="float" office:value="15396144" calcext:value-type="float">
            <text:p>15396144</text:p>
          </table:table-cell>
          <table:table-cell table:number-columns-repeated="6"/>
        </table:table-row>
        <table:table-row table:style-name="ro1">
          <table:table-cell office:value-type="float" office:value="5819152" calcext:value-type="float">
            <text:p>5819152</text:p>
          </table:table-cell>
          <table:table-cell office:value-type="float" office:value="62746688" calcext:value-type="float">
            <text:p>62746688</text:p>
          </table:table-cell>
          <table:table-cell office:value-type="float" office:value="18843976" calcext:value-type="float">
            <text:p>18843976</text:p>
          </table:table-cell>
          <table:table-cell office:value-type="float" office:value="9509896" calcext:value-type="float">
            <text:p>9509896</text:p>
          </table:table-cell>
          <table:table-cell office:value-type="float" office:value="9521872" calcext:value-type="float">
            <text:p>9521872</text:p>
          </table:table-cell>
          <table:table-cell office:value-type="float" office:value="8179408" calcext:value-type="float">
            <text:p>8179408</text:p>
          </table:table-cell>
          <table:table-cell office:value-type="float" office:value="83264408" calcext:value-type="float">
            <text:p>83264408</text:p>
          </table:table-cell>
          <table:table-cell office:value-type="float" office:value="22457784" calcext:value-type="float">
            <text:p>22457784</text:p>
          </table:table-cell>
          <table:table-cell office:value-type="float" office:value="15650784" calcext:value-type="float">
            <text:p>15650784</text:p>
          </table:table-cell>
          <table:table-cell office:value-type="float" office:value="15423368" calcext:value-type="float">
            <text:p>15423368</text:p>
          </table:table-cell>
          <table:table-cell table:number-columns-repeated="6"/>
        </table:table-row>
        <table:table-row table:style-name="ro1">
          <table:table-cell office:value-type="float" office:value="5820832" calcext:value-type="float">
            <text:p>5820832</text:p>
          </table:table-cell>
          <table:table-cell office:value-type="float" office:value="62746800" calcext:value-type="float">
            <text:p>62746800</text:p>
          </table:table-cell>
          <table:table-cell office:value-type="float" office:value="18844592" calcext:value-type="float">
            <text:p>18844592</text:p>
          </table:table-cell>
          <table:table-cell office:value-type="float" office:value="9510632" calcext:value-type="float">
            <text:p>9510632</text:p>
          </table:table-cell>
          <table:table-cell office:value-type="float" office:value="9522064" calcext:value-type="float">
            <text:p>9522064</text:p>
          </table:table-cell>
          <table:table-cell office:value-type="float" office:value="8179504" calcext:value-type="float">
            <text:p>8179504</text:p>
          </table:table-cell>
          <table:table-cell office:value-type="float" office:value="83268040" calcext:value-type="float">
            <text:p>83268040</text:p>
          </table:table-cell>
          <table:table-cell office:value-type="float" office:value="22461456" calcext:value-type="float">
            <text:p>22461456</text:p>
          </table:table-cell>
          <table:table-cell office:value-type="float" office:value="15652600" calcext:value-type="float">
            <text:p>15652600</text:p>
          </table:table-cell>
          <table:table-cell office:value-type="float" office:value="15429024" calcext:value-type="float">
            <text:p>15429024</text:p>
          </table:table-cell>
          <table:table-cell table:number-columns-repeated="6"/>
        </table:table-row>
        <table:table-row table:style-name="ro1">
          <table:table-cell office:value-type="float" office:value="5821040" calcext:value-type="float">
            <text:p>5821040</text:p>
          </table:table-cell>
          <table:table-cell office:value-type="float" office:value="62749536" calcext:value-type="float">
            <text:p>62749536</text:p>
          </table:table-cell>
          <table:table-cell office:value-type="float" office:value="18844720" calcext:value-type="float">
            <text:p>18844720</text:p>
          </table:table-cell>
          <table:table-cell office:value-type="float" office:value="9510696" calcext:value-type="float">
            <text:p>9510696</text:p>
          </table:table-cell>
          <table:table-cell office:value-type="float" office:value="9522424" calcext:value-type="float">
            <text:p>9522424</text:p>
          </table:table-cell>
          <table:table-cell office:value-type="float" office:value="8179520" calcext:value-type="float">
            <text:p>8179520</text:p>
          </table:table-cell>
          <table:table-cell office:value-type="float" office:value="83268104" calcext:value-type="float">
            <text:p>83268104</text:p>
          </table:table-cell>
          <table:table-cell office:value-type="float" office:value="22463912" calcext:value-type="float">
            <text:p>22463912</text:p>
          </table:table-cell>
          <table:table-cell office:value-type="float" office:value="15656072" calcext:value-type="float">
            <text:p>15656072</text:p>
          </table:table-cell>
          <table:table-cell office:value-type="float" office:value="15440208" calcext:value-type="float">
            <text:p>15440208</text:p>
          </table:table-cell>
          <table:table-cell table:number-columns-repeated="6"/>
        </table:table-row>
        <table:table-row table:style-name="ro1">
          <table:table-cell office:value-type="float" office:value="5821128" calcext:value-type="float">
            <text:p>5821128</text:p>
          </table:table-cell>
          <table:table-cell office:value-type="float" office:value="62750568" calcext:value-type="float">
            <text:p>62750568</text:p>
          </table:table-cell>
          <table:table-cell office:value-type="float" office:value="18844872" calcext:value-type="float">
            <text:p>18844872</text:p>
          </table:table-cell>
          <table:table-cell office:value-type="float" office:value="9510776" calcext:value-type="float">
            <text:p>9510776</text:p>
          </table:table-cell>
          <table:table-cell office:value-type="float" office:value="9522552" calcext:value-type="float">
            <text:p>9522552</text:p>
          </table:table-cell>
          <table:table-cell office:value-type="float" office:value="8179664" calcext:value-type="float">
            <text:p>8179664</text:p>
          </table:table-cell>
          <table:table-cell office:value-type="float" office:value="83269592" calcext:value-type="float">
            <text:p>83269592</text:p>
          </table:table-cell>
          <table:table-cell office:value-type="float" office:value="22465672" calcext:value-type="float">
            <text:p>22465672</text:p>
          </table:table-cell>
          <table:table-cell office:value-type="float" office:value="15666120" calcext:value-type="float">
            <text:p>15666120</text:p>
          </table:table-cell>
          <table:table-cell office:value-type="float" office:value="15454984" calcext:value-type="float">
            <text:p>15454984</text:p>
          </table:table-cell>
          <table:table-cell table:number-columns-repeated="6"/>
        </table:table-row>
        <table:table-row table:style-name="ro1">
          <table:table-cell office:value-type="float" office:value="5821304" calcext:value-type="float">
            <text:p>5821304</text:p>
          </table:table-cell>
          <table:table-cell office:value-type="float" office:value="62750760" calcext:value-type="float">
            <text:p>62750760</text:p>
          </table:table-cell>
          <table:table-cell office:value-type="float" office:value="18845088" calcext:value-type="float">
            <text:p>18845088</text:p>
          </table:table-cell>
          <table:table-cell office:value-type="float" office:value="9510896" calcext:value-type="float">
            <text:p>9510896</text:p>
          </table:table-cell>
          <table:table-cell office:value-type="float" office:value="9522696" calcext:value-type="float">
            <text:p>9522696</text:p>
          </table:table-cell>
          <table:table-cell office:value-type="float" office:value="8179944" calcext:value-type="float">
            <text:p>8179944</text:p>
          </table:table-cell>
          <table:table-cell office:value-type="float" office:value="83272224" calcext:value-type="float">
            <text:p>83272224</text:p>
          </table:table-cell>
          <table:table-cell office:value-type="float" office:value="22466112" calcext:value-type="float">
            <text:p>22466112</text:p>
          </table:table-cell>
          <table:table-cell office:value-type="float" office:value="15666344" calcext:value-type="float">
            <text:p>15666344</text:p>
          </table:table-cell>
          <table:table-cell office:value-type="float" office:value="15462400" calcext:value-type="float">
            <text:p>15462400</text:p>
          </table:table-cell>
          <table:table-cell table:number-columns-repeated="6"/>
        </table:table-row>
        <table:table-row table:style-name="ro1">
          <table:table-cell office:value-type="float" office:value="5821392" calcext:value-type="float">
            <text:p>5821392</text:p>
          </table:table-cell>
          <table:table-cell office:value-type="float" office:value="62750800" calcext:value-type="float">
            <text:p>62750800</text:p>
          </table:table-cell>
          <table:table-cell office:value-type="float" office:value="18846528" calcext:value-type="float">
            <text:p>18846528</text:p>
          </table:table-cell>
          <table:table-cell office:value-type="float" office:value="9511128" calcext:value-type="float">
            <text:p>9511128</text:p>
          </table:table-cell>
          <table:table-cell office:value-type="float" office:value="9523280" calcext:value-type="float">
            <text:p>9523280</text:p>
          </table:table-cell>
          <table:table-cell office:value-type="float" office:value="8180224" calcext:value-type="float">
            <text:p>8180224</text:p>
          </table:table-cell>
          <table:table-cell office:value-type="float" office:value="83276864" calcext:value-type="float">
            <text:p>83276864</text:p>
          </table:table-cell>
          <table:table-cell office:value-type="float" office:value="22469752" calcext:value-type="float">
            <text:p>22469752</text:p>
          </table:table-cell>
          <table:table-cell office:value-type="float" office:value="15667464" calcext:value-type="float">
            <text:p>15667464</text:p>
          </table:table-cell>
          <table:table-cell office:value-type="float" office:value="15473416" calcext:value-type="float">
            <text:p>15473416</text:p>
          </table:table-cell>
          <table:table-cell table:number-columns-repeated="6"/>
        </table:table-row>
        <table:table-row table:style-name="ro1">
          <table:table-cell office:value-type="float" office:value="5821776" calcext:value-type="float">
            <text:p>5821776</text:p>
          </table:table-cell>
          <table:table-cell office:value-type="float" office:value="62751032" calcext:value-type="float">
            <text:p>62751032</text:p>
          </table:table-cell>
          <table:table-cell office:value-type="float" office:value="18846736" calcext:value-type="float">
            <text:p>18846736</text:p>
          </table:table-cell>
          <table:table-cell office:value-type="float" office:value="9511440" calcext:value-type="float">
            <text:p>9511440</text:p>
          </table:table-cell>
          <table:table-cell office:value-type="float" office:value="9523304" calcext:value-type="float">
            <text:p>9523304</text:p>
          </table:table-cell>
          <table:table-cell office:value-type="float" office:value="8180264" calcext:value-type="float">
            <text:p>8180264</text:p>
          </table:table-cell>
          <table:table-cell office:value-type="float" office:value="83280064" calcext:value-type="float">
            <text:p>83280064</text:p>
          </table:table-cell>
          <table:table-cell office:value-type="float" office:value="22475440" calcext:value-type="float">
            <text:p>22475440</text:p>
          </table:table-cell>
          <table:table-cell office:value-type="float" office:value="15676536" calcext:value-type="float">
            <text:p>15676536</text:p>
          </table:table-cell>
          <table:table-cell office:value-type="float" office:value="15478064" calcext:value-type="float">
            <text:p>15478064</text:p>
          </table:table-cell>
          <table:table-cell table:number-columns-repeated="6"/>
        </table:table-row>
        <table:table-row table:style-name="ro1">
          <table:table-cell office:value-type="float" office:value="5822208" calcext:value-type="float">
            <text:p>5822208</text:p>
          </table:table-cell>
          <table:table-cell office:value-type="float" office:value="62751760" calcext:value-type="float">
            <text:p>62751760</text:p>
          </table:table-cell>
          <table:table-cell office:value-type="float" office:value="18846968" calcext:value-type="float">
            <text:p>18846968</text:p>
          </table:table-cell>
          <table:table-cell office:value-type="float" office:value="9512376" calcext:value-type="float">
            <text:p>9512376</text:p>
          </table:table-cell>
          <table:table-cell office:value-type="float" office:value="9523688" calcext:value-type="float">
            <text:p>9523688</text:p>
          </table:table-cell>
          <table:table-cell office:value-type="float" office:value="8180512" calcext:value-type="float">
            <text:p>8180512</text:p>
          </table:table-cell>
          <table:table-cell office:value-type="float" office:value="83286096" calcext:value-type="float">
            <text:p>83286096</text:p>
          </table:table-cell>
          <table:table-cell office:value-type="float" office:value="22476584" calcext:value-type="float">
            <text:p>22476584</text:p>
          </table:table-cell>
          <table:table-cell office:value-type="float" office:value="15689136" calcext:value-type="float">
            <text:p>15689136</text:p>
          </table:table-cell>
          <table:table-cell office:value-type="float" office:value="15490960" calcext:value-type="float">
            <text:p>15490960</text:p>
          </table:table-cell>
          <table:table-cell table:number-columns-repeated="6"/>
        </table:table-row>
        <table:table-row table:style-name="ro1">
          <table:table-cell office:value-type="float" office:value="5822840" calcext:value-type="float">
            <text:p>5822840</text:p>
          </table:table-cell>
          <table:table-cell office:value-type="float" office:value="62752312" calcext:value-type="float">
            <text:p>62752312</text:p>
          </table:table-cell>
          <table:table-cell office:value-type="float" office:value="18846976" calcext:value-type="float">
            <text:p>18846976</text:p>
          </table:table-cell>
          <table:table-cell office:value-type="float" office:value="9512552" calcext:value-type="float">
            <text:p>9512552</text:p>
          </table:table-cell>
          <table:table-cell office:value-type="float" office:value="9523792" calcext:value-type="float">
            <text:p>9523792</text:p>
          </table:table-cell>
          <table:table-cell office:value-type="float" office:value="8180528" calcext:value-type="float">
            <text:p>8180528</text:p>
          </table:table-cell>
          <table:table-cell office:value-type="float" office:value="83287312" calcext:value-type="float">
            <text:p>83287312</text:p>
          </table:table-cell>
          <table:table-cell office:value-type="float" office:value="22477016" calcext:value-type="float">
            <text:p>22477016</text:p>
          </table:table-cell>
          <table:table-cell office:value-type="float" office:value="15711288" calcext:value-type="float">
            <text:p>15711288</text:p>
          </table:table-cell>
          <table:table-cell office:value-type="float" office:value="15507824" calcext:value-type="float">
            <text:p>15507824</text:p>
          </table:table-cell>
          <table:table-cell table:number-columns-repeated="6"/>
        </table:table-row>
        <table:table-row table:style-name="ro1">
          <table:table-cell office:value-type="float" office:value="5822944" calcext:value-type="float">
            <text:p>5822944</text:p>
          </table:table-cell>
          <table:table-cell office:value-type="float" office:value="62752688" calcext:value-type="float">
            <text:p>62752688</text:p>
          </table:table-cell>
          <table:table-cell office:value-type="float" office:value="18847104" calcext:value-type="float">
            <text:p>18847104</text:p>
          </table:table-cell>
          <table:table-cell office:value-type="float" office:value="9512760" calcext:value-type="float">
            <text:p>9512760</text:p>
          </table:table-cell>
          <table:table-cell office:value-type="float" office:value="9523976" calcext:value-type="float">
            <text:p>9523976</text:p>
          </table:table-cell>
          <table:table-cell office:value-type="float" office:value="8181064" calcext:value-type="float">
            <text:p>8181064</text:p>
          </table:table-cell>
          <table:table-cell office:value-type="float" office:value="83295056" calcext:value-type="float">
            <text:p>83295056</text:p>
          </table:table-cell>
          <table:table-cell office:value-type="float" office:value="22477464" calcext:value-type="float">
            <text:p>22477464</text:p>
          </table:table-cell>
          <table:table-cell office:value-type="float" office:value="15714472" calcext:value-type="float">
            <text:p>15714472</text:p>
          </table:table-cell>
          <table:table-cell office:value-type="float" office:value="15518664" calcext:value-type="float">
            <text:p>15518664</text:p>
          </table:table-cell>
          <table:table-cell table:number-columns-repeated="6"/>
        </table:table-row>
        <table:table-row table:style-name="ro1">
          <table:table-cell office:value-type="float" office:value="5825128" calcext:value-type="float">
            <text:p>5825128</text:p>
          </table:table-cell>
          <table:table-cell office:value-type="float" office:value="62752800" calcext:value-type="float">
            <text:p>62752800</text:p>
          </table:table-cell>
          <table:table-cell office:value-type="float" office:value="18848488" calcext:value-type="float">
            <text:p>18848488</text:p>
          </table:table-cell>
          <table:table-cell office:value-type="float" office:value="9513288" calcext:value-type="float">
            <text:p>9513288</text:p>
          </table:table-cell>
          <table:table-cell office:value-type="float" office:value="9524304" calcext:value-type="float">
            <text:p>9524304</text:p>
          </table:table-cell>
          <table:table-cell office:value-type="float" office:value="8181568" calcext:value-type="float">
            <text:p>8181568</text:p>
          </table:table-cell>
          <table:table-cell office:value-type="float" office:value="83301664" calcext:value-type="float">
            <text:p>83301664</text:p>
          </table:table-cell>
          <table:table-cell office:value-type="float" office:value="22481488" calcext:value-type="float">
            <text:p>22481488</text:p>
          </table:table-cell>
          <table:table-cell office:value-type="float" office:value="15720760" calcext:value-type="float">
            <text:p>15720760</text:p>
          </table:table-cell>
          <table:table-cell office:value-type="float" office:value="15526520" calcext:value-type="float">
            <text:p>15526520</text:p>
          </table:table-cell>
          <table:table-cell table:number-columns-repeated="6"/>
        </table:table-row>
        <table:table-row table:style-name="ro1">
          <table:table-cell office:value-type="float" office:value="5825288" calcext:value-type="float">
            <text:p>5825288</text:p>
          </table:table-cell>
          <table:table-cell office:value-type="float" office:value="62752864" calcext:value-type="float">
            <text:p>62752864</text:p>
          </table:table-cell>
          <table:table-cell office:value-type="float" office:value="18848696" calcext:value-type="float">
            <text:p>18848696</text:p>
          </table:table-cell>
          <table:table-cell office:value-type="float" office:value="9514080" calcext:value-type="float">
            <text:p>9514080</text:p>
          </table:table-cell>
          <table:table-cell office:value-type="float" office:value="9525552" calcext:value-type="float">
            <text:p>9525552</text:p>
          </table:table-cell>
          <table:table-cell office:value-type="float" office:value="8181600" calcext:value-type="float">
            <text:p>8181600</text:p>
          </table:table-cell>
          <table:table-cell office:value-type="float" office:value="83302544" calcext:value-type="float">
            <text:p>83302544</text:p>
          </table:table-cell>
          <table:table-cell office:value-type="float" office:value="22482080" calcext:value-type="float">
            <text:p>22482080</text:p>
          </table:table-cell>
          <table:table-cell office:value-type="float" office:value="15730496" calcext:value-type="float">
            <text:p>15730496</text:p>
          </table:table-cell>
          <table:table-cell office:value-type="float" office:value="15528136" calcext:value-type="float">
            <text:p>15528136</text:p>
          </table:table-cell>
          <table:table-cell table:number-columns-repeated="6"/>
        </table:table-row>
        <table:table-row table:style-name="ro1">
          <table:table-cell office:value-type="float" office:value="5825288" calcext:value-type="float">
            <text:p>5825288</text:p>
          </table:table-cell>
          <table:table-cell office:value-type="float" office:value="62753008" calcext:value-type="float">
            <text:p>62753008</text:p>
          </table:table-cell>
          <table:table-cell office:value-type="float" office:value="18849240" calcext:value-type="float">
            <text:p>18849240</text:p>
          </table:table-cell>
          <table:table-cell office:value-type="float" office:value="9514464" calcext:value-type="float">
            <text:p>9514464</text:p>
          </table:table-cell>
          <table:table-cell office:value-type="float" office:value="9525624" calcext:value-type="float">
            <text:p>9525624</text:p>
          </table:table-cell>
          <table:table-cell office:value-type="float" office:value="8181728" calcext:value-type="float">
            <text:p>8181728</text:p>
          </table:table-cell>
          <table:table-cell office:value-type="float" office:value="83303120" calcext:value-type="float">
            <text:p>83303120</text:p>
          </table:table-cell>
          <table:table-cell office:value-type="float" office:value="22483280" calcext:value-type="float">
            <text:p>22483280</text:p>
          </table:table-cell>
          <table:table-cell office:value-type="float" office:value="15733824" calcext:value-type="float">
            <text:p>15733824</text:p>
          </table:table-cell>
          <table:table-cell office:value-type="float" office:value="15535168" calcext:value-type="float">
            <text:p>15535168</text:p>
          </table:table-cell>
          <table:table-cell table:number-columns-repeated="6"/>
        </table:table-row>
        <table:table-row table:style-name="ro1">
          <table:table-cell office:value-type="float" office:value="5825480" calcext:value-type="float">
            <text:p>5825480</text:p>
          </table:table-cell>
          <table:table-cell office:value-type="float" office:value="62753200" calcext:value-type="float">
            <text:p>62753200</text:p>
          </table:table-cell>
          <table:table-cell office:value-type="float" office:value="18849272" calcext:value-type="float">
            <text:p>18849272</text:p>
          </table:table-cell>
          <table:table-cell office:value-type="float" office:value="9514600" calcext:value-type="float">
            <text:p>9514600</text:p>
          </table:table-cell>
          <table:table-cell office:value-type="float" office:value="9526152" calcext:value-type="float">
            <text:p>9526152</text:p>
          </table:table-cell>
          <table:table-cell office:value-type="float" office:value="8181984" calcext:value-type="float">
            <text:p>8181984</text:p>
          </table:table-cell>
          <table:table-cell office:value-type="float" office:value="83307304" calcext:value-type="float">
            <text:p>83307304</text:p>
          </table:table-cell>
          <table:table-cell office:value-type="float" office:value="22484496" calcext:value-type="float">
            <text:p>22484496</text:p>
          </table:table-cell>
          <table:table-cell office:value-type="float" office:value="15737576" calcext:value-type="float">
            <text:p>15737576</text:p>
          </table:table-cell>
          <table:table-cell office:value-type="float" office:value="15536168" calcext:value-type="float">
            <text:p>15536168</text:p>
          </table:table-cell>
          <table:table-cell table:number-columns-repeated="6"/>
        </table:table-row>
        <table:table-row table:style-name="ro1">
          <table:table-cell office:value-type="float" office:value="5825616" calcext:value-type="float">
            <text:p>5825616</text:p>
          </table:table-cell>
          <table:table-cell office:value-type="float" office:value="62753232" calcext:value-type="float">
            <text:p>62753232</text:p>
          </table:table-cell>
          <table:table-cell office:value-type="float" office:value="18849968" calcext:value-type="float">
            <text:p>18849968</text:p>
          </table:table-cell>
          <table:table-cell office:value-type="float" office:value="9514632" calcext:value-type="float">
            <text:p>9514632</text:p>
          </table:table-cell>
          <table:table-cell office:value-type="float" office:value="9527176" calcext:value-type="float">
            <text:p>9527176</text:p>
          </table:table-cell>
          <table:table-cell office:value-type="float" office:value="8182440" calcext:value-type="float">
            <text:p>8182440</text:p>
          </table:table-cell>
          <table:table-cell office:value-type="float" office:value="83307984" calcext:value-type="float">
            <text:p>83307984</text:p>
          </table:table-cell>
          <table:table-cell office:value-type="float" office:value="22484952" calcext:value-type="float">
            <text:p>22484952</text:p>
          </table:table-cell>
          <table:table-cell office:value-type="float" office:value="15752776" calcext:value-type="float">
            <text:p>15752776</text:p>
          </table:table-cell>
          <table:table-cell office:value-type="float" office:value="15541528" calcext:value-type="float">
            <text:p>15541528</text:p>
          </table:table-cell>
          <table:table-cell table:number-columns-repeated="6"/>
        </table:table-row>
        <table:table-row table:style-name="ro1">
          <table:table-cell office:value-type="float" office:value="5825656" calcext:value-type="float">
            <text:p>5825656</text:p>
          </table:table-cell>
          <table:table-cell office:value-type="float" office:value="62753512" calcext:value-type="float">
            <text:p>62753512</text:p>
          </table:table-cell>
          <table:table-cell office:value-type="float" office:value="18850048" calcext:value-type="float">
            <text:p>18850048</text:p>
          </table:table-cell>
          <table:table-cell office:value-type="float" office:value="9514808" calcext:value-type="float">
            <text:p>9514808</text:p>
          </table:table-cell>
          <table:table-cell office:value-type="float" office:value="9527200" calcext:value-type="float">
            <text:p>9527200</text:p>
          </table:table-cell>
          <table:table-cell office:value-type="float" office:value="8182800" calcext:value-type="float">
            <text:p>8182800</text:p>
          </table:table-cell>
          <table:table-cell office:value-type="float" office:value="83312288" calcext:value-type="float">
            <text:p>83312288</text:p>
          </table:table-cell>
          <table:table-cell office:value-type="float" office:value="22487712" calcext:value-type="float">
            <text:p>22487712</text:p>
          </table:table-cell>
          <table:table-cell office:value-type="float" office:value="15755928" calcext:value-type="float">
            <text:p>15755928</text:p>
          </table:table-cell>
          <table:table-cell office:value-type="float" office:value="15548944" calcext:value-type="float">
            <text:p>15548944</text:p>
          </table:table-cell>
          <table:table-cell table:number-columns-repeated="6"/>
        </table:table-row>
        <table:table-row table:style-name="ro1">
          <table:table-cell office:value-type="float" office:value="5826160" calcext:value-type="float">
            <text:p>5826160</text:p>
          </table:table-cell>
          <table:table-cell office:value-type="float" office:value="62754016" calcext:value-type="float">
            <text:p>62754016</text:p>
          </table:table-cell>
          <table:table-cell office:value-type="float" office:value="18851496" calcext:value-type="float">
            <text:p>18851496</text:p>
          </table:table-cell>
          <table:table-cell office:value-type="float" office:value="9515632" calcext:value-type="float">
            <text:p>9515632</text:p>
          </table:table-cell>
          <table:table-cell office:value-type="float" office:value="9527960" calcext:value-type="float">
            <text:p>9527960</text:p>
          </table:table-cell>
          <table:table-cell office:value-type="float" office:value="8182824" calcext:value-type="float">
            <text:p>8182824</text:p>
          </table:table-cell>
          <table:table-cell office:value-type="float" office:value="83314768" calcext:value-type="float">
            <text:p>83314768</text:p>
          </table:table-cell>
          <table:table-cell office:value-type="float" office:value="22489096" calcext:value-type="float">
            <text:p>22489096</text:p>
          </table:table-cell>
          <table:table-cell office:value-type="float" office:value="15758592" calcext:value-type="float">
            <text:p>15758592</text:p>
          </table:table-cell>
          <table:table-cell office:value-type="float" office:value="15557680" calcext:value-type="float">
            <text:p>15557680</text:p>
          </table:table-cell>
          <table:table-cell table:number-columns-repeated="6"/>
        </table:table-row>
        <table:table-row table:style-name="ro1">
          <table:table-cell office:value-type="float" office:value="5826224" calcext:value-type="float">
            <text:p>5826224</text:p>
          </table:table-cell>
          <table:table-cell office:value-type="float" office:value="62754104" calcext:value-type="float">
            <text:p>62754104</text:p>
          </table:table-cell>
          <table:table-cell office:value-type="float" office:value="18851952" calcext:value-type="float">
            <text:p>18851952</text:p>
          </table:table-cell>
          <table:table-cell office:value-type="float" office:value="9515688" calcext:value-type="float">
            <text:p>9515688</text:p>
          </table:table-cell>
          <table:table-cell office:value-type="float" office:value="9528168" calcext:value-type="float">
            <text:p>9528168</text:p>
          </table:table-cell>
          <table:table-cell office:value-type="float" office:value="8182992" calcext:value-type="float">
            <text:p>8182992</text:p>
          </table:table-cell>
          <table:table-cell office:value-type="float" office:value="83315264" calcext:value-type="float">
            <text:p>83315264</text:p>
          </table:table-cell>
          <table:table-cell office:value-type="float" office:value="22490648" calcext:value-type="float">
            <text:p>22490648</text:p>
          </table:table-cell>
          <table:table-cell office:value-type="float" office:value="15758760" calcext:value-type="float">
            <text:p>15758760</text:p>
          </table:table-cell>
          <table:table-cell office:value-type="float" office:value="15560976" calcext:value-type="float">
            <text:p>15560976</text:p>
          </table:table-cell>
          <table:table-cell table:number-columns-repeated="6"/>
        </table:table-row>
        <table:table-row table:style-name="ro1">
          <table:table-cell office:value-type="float" office:value="5826408" calcext:value-type="float">
            <text:p>5826408</text:p>
          </table:table-cell>
          <table:table-cell office:value-type="float" office:value="62754352" calcext:value-type="float">
            <text:p>62754352</text:p>
          </table:table-cell>
          <table:table-cell office:value-type="float" office:value="18852856" calcext:value-type="float">
            <text:p>18852856</text:p>
          </table:table-cell>
          <table:table-cell office:value-type="float" office:value="9516368" calcext:value-type="float">
            <text:p>9516368</text:p>
          </table:table-cell>
          <table:table-cell office:value-type="float" office:value="9529184" calcext:value-type="float">
            <text:p>9529184</text:p>
          </table:table-cell>
          <table:table-cell office:value-type="float" office:value="8183256" calcext:value-type="float">
            <text:p>8183256</text:p>
          </table:table-cell>
          <table:table-cell office:value-type="float" office:value="83318576" calcext:value-type="float">
            <text:p>83318576</text:p>
          </table:table-cell>
          <table:table-cell office:value-type="float" office:value="22491416" calcext:value-type="float">
            <text:p>22491416</text:p>
          </table:table-cell>
          <table:table-cell office:value-type="float" office:value="15850160" calcext:value-type="float">
            <text:p>15850160</text:p>
          </table:table-cell>
          <table:table-cell office:value-type="float" office:value="15566312" calcext:value-type="float">
            <text:p>15566312</text:p>
          </table:table-cell>
          <table:table-cell table:number-columns-repeated="6"/>
        </table:table-row>
        <table:table-row table:style-name="ro1">
          <table:table-cell office:value-type="float" office:value="5826640" calcext:value-type="float">
            <text:p>5826640</text:p>
          </table:table-cell>
          <table:table-cell office:value-type="float" office:value="62755784" calcext:value-type="float">
            <text:p>62755784</text:p>
          </table:table-cell>
          <table:table-cell office:value-type="float" office:value="18853520" calcext:value-type="float">
            <text:p>18853520</text:p>
          </table:table-cell>
          <table:table-cell office:value-type="float" office:value="9516432" calcext:value-type="float">
            <text:p>9516432</text:p>
          </table:table-cell>
          <table:table-cell office:value-type="float" office:value="9529872" calcext:value-type="float">
            <text:p>9529872</text:p>
          </table:table-cell>
          <table:table-cell office:value-type="float" office:value="8183464" calcext:value-type="float">
            <text:p>8183464</text:p>
          </table:table-cell>
          <table:table-cell office:value-type="float" office:value="83322928" calcext:value-type="float">
            <text:p>83322928</text:p>
          </table:table-cell>
          <table:table-cell office:value-type="float" office:value="22493912" calcext:value-type="float">
            <text:p>22493912</text:p>
          </table:table-cell>
          <table:table-cell office:value-type="float" office:value="15884336" calcext:value-type="float">
            <text:p>15884336</text:p>
          </table:table-cell>
          <table:table-cell office:value-type="float" office:value="15568888" calcext:value-type="float">
            <text:p>15568888</text:p>
          </table:table-cell>
          <table:table-cell table:number-columns-repeated="6"/>
        </table:table-row>
        <table:table-row table:style-name="ro1">
          <table:table-cell office:value-type="float" office:value="5826648" calcext:value-type="float">
            <text:p>5826648</text:p>
          </table:table-cell>
          <table:table-cell office:value-type="float" office:value="62756016" calcext:value-type="float">
            <text:p>62756016</text:p>
          </table:table-cell>
          <table:table-cell office:value-type="float" office:value="18854544" calcext:value-type="float">
            <text:p>18854544</text:p>
          </table:table-cell>
          <table:table-cell office:value-type="float" office:value="9517152" calcext:value-type="float">
            <text:p>9517152</text:p>
          </table:table-cell>
          <table:table-cell office:value-type="float" office:value="9530024" calcext:value-type="float">
            <text:p>9530024</text:p>
          </table:table-cell>
          <table:table-cell office:value-type="float" office:value="8183760" calcext:value-type="float">
            <text:p>8183760</text:p>
          </table:table-cell>
          <table:table-cell office:value-type="float" office:value="83323776" calcext:value-type="float">
            <text:p>83323776</text:p>
          </table:table-cell>
          <table:table-cell office:value-type="float" office:value="22494728" calcext:value-type="float">
            <text:p>22494728</text:p>
          </table:table-cell>
          <table:table-cell office:value-type="float" office:value="15891440" calcext:value-type="float">
            <text:p>15891440</text:p>
          </table:table-cell>
          <table:table-cell office:value-type="float" office:value="15570904" calcext:value-type="float">
            <text:p>15570904</text:p>
          </table:table-cell>
          <table:table-cell table:number-columns-repeated="6"/>
        </table:table-row>
        <table:table-row table:style-name="ro1">
          <table:table-cell office:value-type="float" office:value="5826920" calcext:value-type="float">
            <text:p>5826920</text:p>
          </table:table-cell>
          <table:table-cell office:value-type="float" office:value="62756224" calcext:value-type="float">
            <text:p>62756224</text:p>
          </table:table-cell>
          <table:table-cell office:value-type="float" office:value="18855296" calcext:value-type="float">
            <text:p>18855296</text:p>
          </table:table-cell>
          <table:table-cell office:value-type="float" office:value="9517224" calcext:value-type="float">
            <text:p>9517224</text:p>
          </table:table-cell>
          <table:table-cell office:value-type="float" office:value="9530064" calcext:value-type="float">
            <text:p>9530064</text:p>
          </table:table-cell>
          <table:table-cell office:value-type="float" office:value="8183856" calcext:value-type="float">
            <text:p>8183856</text:p>
          </table:table-cell>
          <table:table-cell office:value-type="float" office:value="83330600" calcext:value-type="float">
            <text:p>83330600</text:p>
          </table:table-cell>
          <table:table-cell office:value-type="float" office:value="22498672" calcext:value-type="float">
            <text:p>22498672</text:p>
          </table:table-cell>
          <table:table-cell office:value-type="float" office:value="15896264" calcext:value-type="float">
            <text:p>15896264</text:p>
          </table:table-cell>
          <table:table-cell office:value-type="float" office:value="15574272" calcext:value-type="float">
            <text:p>15574272</text:p>
          </table:table-cell>
          <table:table-cell table:number-columns-repeated="6"/>
        </table:table-row>
        <table:table-row table:style-name="ro1">
          <table:table-cell office:value-type="float" office:value="5827000" calcext:value-type="float">
            <text:p>5827000</text:p>
          </table:table-cell>
          <table:table-cell office:value-type="float" office:value="62756376" calcext:value-type="float">
            <text:p>62756376</text:p>
          </table:table-cell>
          <table:table-cell office:value-type="float" office:value="18855432" calcext:value-type="float">
            <text:p>18855432</text:p>
          </table:table-cell>
          <table:table-cell office:value-type="float" office:value="9517936" calcext:value-type="float">
            <text:p>9517936</text:p>
          </table:table-cell>
          <table:table-cell office:value-type="float" office:value="9530552" calcext:value-type="float">
            <text:p>9530552</text:p>
          </table:table-cell>
          <table:table-cell office:value-type="float" office:value="8184032" calcext:value-type="float">
            <text:p>8184032</text:p>
          </table:table-cell>
          <table:table-cell office:value-type="float" office:value="83334184" calcext:value-type="float">
            <text:p>83334184</text:p>
          </table:table-cell>
          <table:table-cell office:value-type="float" office:value="22499176" calcext:value-type="float">
            <text:p>22499176</text:p>
          </table:table-cell>
          <table:table-cell office:value-type="float" office:value="15904664" calcext:value-type="float">
            <text:p>15904664</text:p>
          </table:table-cell>
          <table:table-cell office:value-type="float" office:value="15576000" calcext:value-type="float">
            <text:p>15576000</text:p>
          </table:table-cell>
          <table:table-cell table:number-columns-repeated="6"/>
        </table:table-row>
        <table:table-row table:style-name="ro1">
          <table:table-cell office:value-type="float" office:value="5827456" calcext:value-type="float">
            <text:p>5827456</text:p>
          </table:table-cell>
          <table:table-cell office:value-type="float" office:value="62756472" calcext:value-type="float">
            <text:p>62756472</text:p>
          </table:table-cell>
          <table:table-cell office:value-type="float" office:value="18856216" calcext:value-type="float">
            <text:p>18856216</text:p>
          </table:table-cell>
          <table:table-cell office:value-type="float" office:value="9518320" calcext:value-type="float">
            <text:p>9518320</text:p>
          </table:table-cell>
          <table:table-cell office:value-type="float" office:value="9530608" calcext:value-type="float">
            <text:p>9530608</text:p>
          </table:table-cell>
          <table:table-cell office:value-type="float" office:value="8184600" calcext:value-type="float">
            <text:p>8184600</text:p>
          </table:table-cell>
          <table:table-cell office:value-type="float" office:value="83344432" calcext:value-type="float">
            <text:p>83344432</text:p>
          </table:table-cell>
          <table:table-cell office:value-type="float" office:value="22499296" calcext:value-type="float">
            <text:p>22499296</text:p>
          </table:table-cell>
          <table:table-cell office:value-type="float" office:value="15915320" calcext:value-type="float">
            <text:p>15915320</text:p>
          </table:table-cell>
          <table:table-cell office:value-type="float" office:value="15578504" calcext:value-type="float">
            <text:p>15578504</text:p>
          </table:table-cell>
          <table:table-cell table:number-columns-repeated="6"/>
        </table:table-row>
        <table:table-row table:style-name="ro1">
          <table:table-cell office:value-type="float" office:value="5827776" calcext:value-type="float">
            <text:p>5827776</text:p>
          </table:table-cell>
          <table:table-cell office:value-type="float" office:value="62756624" calcext:value-type="float">
            <text:p>62756624</text:p>
          </table:table-cell>
          <table:table-cell office:value-type="float" office:value="18856296" calcext:value-type="float">
            <text:p>18856296</text:p>
          </table:table-cell>
          <table:table-cell office:value-type="float" office:value="9518848" calcext:value-type="float">
            <text:p>9518848</text:p>
          </table:table-cell>
          <table:table-cell office:value-type="float" office:value="9530648" calcext:value-type="float">
            <text:p>9530648</text:p>
          </table:table-cell>
          <table:table-cell office:value-type="float" office:value="8184736" calcext:value-type="float">
            <text:p>8184736</text:p>
          </table:table-cell>
          <table:table-cell office:value-type="float" office:value="83345944" calcext:value-type="float">
            <text:p>83345944</text:p>
          </table:table-cell>
          <table:table-cell office:value-type="float" office:value="22499968" calcext:value-type="float">
            <text:p>22499968</text:p>
          </table:table-cell>
          <table:table-cell office:value-type="float" office:value="15916776" calcext:value-type="float">
            <text:p>15916776</text:p>
          </table:table-cell>
          <table:table-cell office:value-type="float" office:value="15582296" calcext:value-type="float">
            <text:p>15582296</text:p>
          </table:table-cell>
          <table:table-cell table:number-columns-repeated="6"/>
        </table:table-row>
        <table:table-row table:style-name="ro1">
          <table:table-cell office:value-type="float" office:value="5828456" calcext:value-type="float">
            <text:p>5828456</text:p>
          </table:table-cell>
          <table:table-cell office:value-type="float" office:value="62757056" calcext:value-type="float">
            <text:p>62757056</text:p>
          </table:table-cell>
          <table:table-cell office:value-type="float" office:value="18856496" calcext:value-type="float">
            <text:p>18856496</text:p>
          </table:table-cell>
          <table:table-cell office:value-type="float" office:value="9518904" calcext:value-type="float">
            <text:p>9518904</text:p>
          </table:table-cell>
          <table:table-cell office:value-type="float" office:value="9530816" calcext:value-type="float">
            <text:p>9530816</text:p>
          </table:table-cell>
          <table:table-cell office:value-type="float" office:value="8185032" calcext:value-type="float">
            <text:p>8185032</text:p>
          </table:table-cell>
          <table:table-cell office:value-type="float" office:value="83348992" calcext:value-type="float">
            <text:p>83348992</text:p>
          </table:table-cell>
          <table:table-cell office:value-type="float" office:value="22500736" calcext:value-type="float">
            <text:p>22500736</text:p>
          </table:table-cell>
          <table:table-cell office:value-type="float" office:value="15925648" calcext:value-type="float">
            <text:p>15925648</text:p>
          </table:table-cell>
          <table:table-cell office:value-type="float" office:value="15588296" calcext:value-type="float">
            <text:p>15588296</text:p>
          </table:table-cell>
          <table:table-cell table:number-columns-repeated="6"/>
        </table:table-row>
        <table:table-row table:style-name="ro1">
          <table:table-cell office:value-type="float" office:value="5829320" calcext:value-type="float">
            <text:p>5829320</text:p>
          </table:table-cell>
          <table:table-cell office:value-type="float" office:value="62757072" calcext:value-type="float">
            <text:p>62757072</text:p>
          </table:table-cell>
          <table:table-cell office:value-type="float" office:value="18857504" calcext:value-type="float">
            <text:p>18857504</text:p>
          </table:table-cell>
          <table:table-cell office:value-type="float" office:value="9519280" calcext:value-type="float">
            <text:p>9519280</text:p>
          </table:table-cell>
          <table:table-cell office:value-type="float" office:value="9531048" calcext:value-type="float">
            <text:p>9531048</text:p>
          </table:table-cell>
          <table:table-cell office:value-type="float" office:value="8185624" calcext:value-type="float">
            <text:p>8185624</text:p>
          </table:table-cell>
          <table:table-cell office:value-type="float" office:value="83358448" calcext:value-type="float">
            <text:p>83358448</text:p>
          </table:table-cell>
          <table:table-cell office:value-type="float" office:value="22504176" calcext:value-type="float">
            <text:p>22504176</text:p>
          </table:table-cell>
          <table:table-cell office:value-type="float" office:value="15948128" calcext:value-type="float">
            <text:p>15948128</text:p>
          </table:table-cell>
          <table:table-cell office:value-type="float" office:value="15595640" calcext:value-type="float">
            <text:p>15595640</text:p>
          </table:table-cell>
          <table:table-cell table:number-columns-repeated="6"/>
        </table:table-row>
        <table:table-row table:style-name="ro1">
          <table:table-cell office:value-type="float" office:value="5829616" calcext:value-type="float">
            <text:p>5829616</text:p>
          </table:table-cell>
          <table:table-cell office:value-type="float" office:value="62757136" calcext:value-type="float">
            <text:p>62757136</text:p>
          </table:table-cell>
          <table:table-cell office:value-type="float" office:value="18857968" calcext:value-type="float">
            <text:p>18857968</text:p>
          </table:table-cell>
          <table:table-cell office:value-type="float" office:value="9519328" calcext:value-type="float">
            <text:p>9519328</text:p>
          </table:table-cell>
          <table:table-cell office:value-type="float" office:value="9531456" calcext:value-type="float">
            <text:p>9531456</text:p>
          </table:table-cell>
          <table:table-cell office:value-type="float" office:value="8185992" calcext:value-type="float">
            <text:p>8185992</text:p>
          </table:table-cell>
          <table:table-cell office:value-type="float" office:value="83358528" calcext:value-type="float">
            <text:p>83358528</text:p>
          </table:table-cell>
          <table:table-cell office:value-type="float" office:value="22507432" calcext:value-type="float">
            <text:p>22507432</text:p>
          </table:table-cell>
          <table:table-cell office:value-type="float" office:value="15959632" calcext:value-type="float">
            <text:p>15959632</text:p>
          </table:table-cell>
          <table:table-cell office:value-type="float" office:value="15609776" calcext:value-type="float">
            <text:p>15609776</text:p>
          </table:table-cell>
          <table:table-cell table:number-columns-repeated="6"/>
        </table:table-row>
        <table:table-row table:style-name="ro1">
          <table:table-cell office:value-type="float" office:value="5830240" calcext:value-type="float">
            <text:p>5830240</text:p>
          </table:table-cell>
          <table:table-cell office:value-type="float" office:value="62757304" calcext:value-type="float">
            <text:p>62757304</text:p>
          </table:table-cell>
          <table:table-cell office:value-type="float" office:value="18859504" calcext:value-type="float">
            <text:p>18859504</text:p>
          </table:table-cell>
          <table:table-cell office:value-type="float" office:value="9519520" calcext:value-type="float">
            <text:p>9519520</text:p>
          </table:table-cell>
          <table:table-cell office:value-type="float" office:value="9531888" calcext:value-type="float">
            <text:p>9531888</text:p>
          </table:table-cell>
          <table:table-cell office:value-type="float" office:value="8186224" calcext:value-type="float">
            <text:p>8186224</text:p>
          </table:table-cell>
          <table:table-cell office:value-type="float" office:value="83373448" calcext:value-type="float">
            <text:p>83373448</text:p>
          </table:table-cell>
          <table:table-cell office:value-type="float" office:value="22509400" calcext:value-type="float">
            <text:p>22509400</text:p>
          </table:table-cell>
          <table:table-cell office:value-type="float" office:value="15976360" calcext:value-type="float">
            <text:p>15976360</text:p>
          </table:table-cell>
          <table:table-cell office:value-type="float" office:value="15620296" calcext:value-type="float">
            <text:p>15620296</text:p>
          </table:table-cell>
          <table:table-cell table:number-columns-repeated="6"/>
        </table:table-row>
        <table:table-row table:style-name="ro1">
          <table:table-cell office:value-type="float" office:value="5830968" calcext:value-type="float">
            <text:p>5830968</text:p>
          </table:table-cell>
          <table:table-cell office:value-type="float" office:value="62757576" calcext:value-type="float">
            <text:p>62757576</text:p>
          </table:table-cell>
          <table:table-cell office:value-type="float" office:value="18860112" calcext:value-type="float">
            <text:p>18860112</text:p>
          </table:table-cell>
          <table:table-cell office:value-type="float" office:value="9519552" calcext:value-type="float">
            <text:p>9519552</text:p>
          </table:table-cell>
          <table:table-cell office:value-type="float" office:value="9532008" calcext:value-type="float">
            <text:p>9532008</text:p>
          </table:table-cell>
          <table:table-cell office:value-type="float" office:value="8186504" calcext:value-type="float">
            <text:p>8186504</text:p>
          </table:table-cell>
          <table:table-cell office:value-type="float" office:value="83382632" calcext:value-type="float">
            <text:p>83382632</text:p>
          </table:table-cell>
          <table:table-cell office:value-type="float" office:value="22509856" calcext:value-type="float">
            <text:p>22509856</text:p>
          </table:table-cell>
          <table:table-cell office:value-type="float" office:value="15988912" calcext:value-type="float">
            <text:p>15988912</text:p>
          </table:table-cell>
          <table:table-cell office:value-type="float" office:value="15649760" calcext:value-type="float">
            <text:p>15649760</text:p>
          </table:table-cell>
          <table:table-cell table:number-columns-repeated="6"/>
        </table:table-row>
        <table:table-row table:style-name="ro1">
          <table:table-cell office:value-type="float" office:value="5831392" calcext:value-type="float">
            <text:p>5831392</text:p>
          </table:table-cell>
          <table:table-cell office:value-type="float" office:value="62758000" calcext:value-type="float">
            <text:p>62758000</text:p>
          </table:table-cell>
          <table:table-cell office:value-type="float" office:value="18860208" calcext:value-type="float">
            <text:p>18860208</text:p>
          </table:table-cell>
          <table:table-cell office:value-type="float" office:value="9519616" calcext:value-type="float">
            <text:p>9519616</text:p>
          </table:table-cell>
          <table:table-cell office:value-type="float" office:value="9532080" calcext:value-type="float">
            <text:p>9532080</text:p>
          </table:table-cell>
          <table:table-cell office:value-type="float" office:value="8186904" calcext:value-type="float">
            <text:p>8186904</text:p>
          </table:table-cell>
          <table:table-cell office:value-type="float" office:value="83388920" calcext:value-type="float">
            <text:p>83388920</text:p>
          </table:table-cell>
          <table:table-cell office:value-type="float" office:value="22510104" calcext:value-type="float">
            <text:p>22510104</text:p>
          </table:table-cell>
          <table:table-cell office:value-type="float" office:value="15994128" calcext:value-type="float">
            <text:p>15994128</text:p>
          </table:table-cell>
          <table:table-cell office:value-type="float" office:value="15666312" calcext:value-type="float">
            <text:p>15666312</text:p>
          </table:table-cell>
          <table:table-cell table:number-columns-repeated="6"/>
        </table:table-row>
        <table:table-row table:style-name="ro1">
          <table:table-cell office:value-type="float" office:value="5831720" calcext:value-type="float">
            <text:p>5831720</text:p>
          </table:table-cell>
          <table:table-cell office:value-type="float" office:value="62758504" calcext:value-type="float">
            <text:p>62758504</text:p>
          </table:table-cell>
          <table:table-cell office:value-type="float" office:value="18860472" calcext:value-type="float">
            <text:p>18860472</text:p>
          </table:table-cell>
          <table:table-cell office:value-type="float" office:value="9519624" calcext:value-type="float">
            <text:p>9519624</text:p>
          </table:table-cell>
          <table:table-cell office:value-type="float" office:value="9532336" calcext:value-type="float">
            <text:p>9532336</text:p>
          </table:table-cell>
          <table:table-cell office:value-type="float" office:value="8187072" calcext:value-type="float">
            <text:p>8187072</text:p>
          </table:table-cell>
          <table:table-cell office:value-type="float" office:value="83410664" calcext:value-type="float">
            <text:p>83410664</text:p>
          </table:table-cell>
          <table:table-cell office:value-type="float" office:value="22512904" calcext:value-type="float">
            <text:p>22512904</text:p>
          </table:table-cell>
          <table:table-cell office:value-type="float" office:value="15998448" calcext:value-type="float">
            <text:p>15998448</text:p>
          </table:table-cell>
          <table:table-cell office:value-type="float" office:value="15669080" calcext:value-type="float">
            <text:p>15669080</text:p>
          </table:table-cell>
          <table:table-cell table:number-columns-repeated="6"/>
        </table:table-row>
        <table:table-row table:style-name="ro1">
          <table:table-cell office:value-type="float" office:value="5832352" calcext:value-type="float">
            <text:p>5832352</text:p>
          </table:table-cell>
          <table:table-cell office:value-type="float" office:value="62758624" calcext:value-type="float">
            <text:p>62758624</text:p>
          </table:table-cell>
          <table:table-cell office:value-type="float" office:value="18860680" calcext:value-type="float">
            <text:p>18860680</text:p>
          </table:table-cell>
          <table:table-cell office:value-type="float" office:value="9519936" calcext:value-type="float">
            <text:p>9519936</text:p>
          </table:table-cell>
          <table:table-cell office:value-type="float" office:value="9532424" calcext:value-type="float">
            <text:p>9532424</text:p>
          </table:table-cell>
          <table:table-cell office:value-type="float" office:value="8187344" calcext:value-type="float">
            <text:p>8187344</text:p>
          </table:table-cell>
          <table:table-cell office:value-type="float" office:value="83410856" calcext:value-type="float">
            <text:p>83410856</text:p>
          </table:table-cell>
          <table:table-cell office:value-type="float" office:value="22513328" calcext:value-type="float">
            <text:p>22513328</text:p>
          </table:table-cell>
          <table:table-cell office:value-type="float" office:value="15998616" calcext:value-type="float">
            <text:p>15998616</text:p>
          </table:table-cell>
          <table:table-cell office:value-type="float" office:value="15677928" calcext:value-type="float">
            <text:p>15677928</text:p>
          </table:table-cell>
          <table:table-cell table:number-columns-repeated="6"/>
        </table:table-row>
        <table:table-row table:style-name="ro1">
          <table:table-cell office:value-type="float" office:value="5832688" calcext:value-type="float">
            <text:p>5832688</text:p>
          </table:table-cell>
          <table:table-cell office:value-type="float" office:value="62759088" calcext:value-type="float">
            <text:p>62759088</text:p>
          </table:table-cell>
          <table:table-cell office:value-type="float" office:value="18860920" calcext:value-type="float">
            <text:p>18860920</text:p>
          </table:table-cell>
          <table:table-cell office:value-type="float" office:value="9520152" calcext:value-type="float">
            <text:p>9520152</text:p>
          </table:table-cell>
          <table:table-cell office:value-type="float" office:value="9532728" calcext:value-type="float">
            <text:p>9532728</text:p>
          </table:table-cell>
          <table:table-cell office:value-type="float" office:value="8188240" calcext:value-type="float">
            <text:p>8188240</text:p>
          </table:table-cell>
          <table:table-cell office:value-type="float" office:value="83412408" calcext:value-type="float">
            <text:p>83412408</text:p>
          </table:table-cell>
          <table:table-cell office:value-type="float" office:value="22514792" calcext:value-type="float">
            <text:p>22514792</text:p>
          </table:table-cell>
          <table:table-cell office:value-type="float" office:value="16001016" calcext:value-type="float">
            <text:p>16001016</text:p>
          </table:table-cell>
          <table:table-cell office:value-type="float" office:value="15682008" calcext:value-type="float">
            <text:p>15682008</text:p>
          </table:table-cell>
          <table:table-cell table:number-columns-repeated="6"/>
        </table:table-row>
        <table:table-row table:style-name="ro1">
          <table:table-cell office:value-type="float" office:value="5833416" calcext:value-type="float">
            <text:p>5833416</text:p>
          </table:table-cell>
          <table:table-cell office:value-type="float" office:value="62759280" calcext:value-type="float">
            <text:p>62759280</text:p>
          </table:table-cell>
          <table:table-cell office:value-type="float" office:value="18861648" calcext:value-type="float">
            <text:p>18861648</text:p>
          </table:table-cell>
          <table:table-cell office:value-type="float" office:value="9520176" calcext:value-type="float">
            <text:p>9520176</text:p>
          </table:table-cell>
          <table:table-cell office:value-type="float" office:value="9532840" calcext:value-type="float">
            <text:p>9532840</text:p>
          </table:table-cell>
          <table:table-cell office:value-type="float" office:value="8188304" calcext:value-type="float">
            <text:p>8188304</text:p>
          </table:table-cell>
          <table:table-cell office:value-type="float" office:value="83427832" calcext:value-type="float">
            <text:p>83427832</text:p>
          </table:table-cell>
          <table:table-cell office:value-type="float" office:value="22516520" calcext:value-type="float">
            <text:p>22516520</text:p>
          </table:table-cell>
          <table:table-cell office:value-type="float" office:value="16001968" calcext:value-type="float">
            <text:p>16001968</text:p>
          </table:table-cell>
          <table:table-cell office:value-type="float" office:value="15692992" calcext:value-type="float">
            <text:p>15692992</text:p>
          </table:table-cell>
          <table:table-cell table:number-columns-repeated="6"/>
        </table:table-row>
        <table:table-row table:style-name="ro1">
          <table:table-cell office:value-type="float" office:value="5833520" calcext:value-type="float">
            <text:p>5833520</text:p>
          </table:table-cell>
          <table:table-cell office:value-type="float" office:value="62759400" calcext:value-type="float">
            <text:p>62759400</text:p>
          </table:table-cell>
          <table:table-cell office:value-type="float" office:value="18861704" calcext:value-type="float">
            <text:p>18861704</text:p>
          </table:table-cell>
          <table:table-cell office:value-type="float" office:value="9520224" calcext:value-type="float">
            <text:p>9520224</text:p>
          </table:table-cell>
          <table:table-cell office:value-type="float" office:value="9533104" calcext:value-type="float">
            <text:p>9533104</text:p>
          </table:table-cell>
          <table:table-cell office:value-type="float" office:value="8188984" calcext:value-type="float">
            <text:p>8188984</text:p>
          </table:table-cell>
          <table:table-cell office:value-type="float" office:value="83429184" calcext:value-type="float">
            <text:p>83429184</text:p>
          </table:table-cell>
          <table:table-cell office:value-type="float" office:value="22519296" calcext:value-type="float">
            <text:p>22519296</text:p>
          </table:table-cell>
          <table:table-cell office:value-type="float" office:value="16007808" calcext:value-type="float">
            <text:p>16007808</text:p>
          </table:table-cell>
          <table:table-cell office:value-type="float" office:value="15721288" calcext:value-type="float">
            <text:p>15721288</text:p>
          </table:table-cell>
          <table:table-cell table:number-columns-repeated="6"/>
        </table:table-row>
        <table:table-row table:style-name="ro1">
          <table:table-cell office:value-type="float" office:value="5834664" calcext:value-type="float">
            <text:p>5834664</text:p>
          </table:table-cell>
          <table:table-cell office:value-type="float" office:value="62759496" calcext:value-type="float">
            <text:p>62759496</text:p>
          </table:table-cell>
          <table:table-cell office:value-type="float" office:value="18862184" calcext:value-type="float">
            <text:p>18862184</text:p>
          </table:table-cell>
          <table:table-cell office:value-type="float" office:value="9520816" calcext:value-type="float">
            <text:p>9520816</text:p>
          </table:table-cell>
          <table:table-cell office:value-type="float" office:value="9533120" calcext:value-type="float">
            <text:p>9533120</text:p>
          </table:table-cell>
          <table:table-cell office:value-type="float" office:value="8189040" calcext:value-type="float">
            <text:p>8189040</text:p>
          </table:table-cell>
          <table:table-cell office:value-type="float" office:value="83435032" calcext:value-type="float">
            <text:p>83435032</text:p>
          </table:table-cell>
          <table:table-cell office:value-type="float" office:value="22525088" calcext:value-type="float">
            <text:p>22525088</text:p>
          </table:table-cell>
          <table:table-cell office:value-type="float" office:value="16011808" calcext:value-type="float">
            <text:p>16011808</text:p>
          </table:table-cell>
          <table:table-cell office:value-type="float" office:value="15740984" calcext:value-type="float">
            <text:p>15740984</text:p>
          </table:table-cell>
          <table:table-cell table:number-columns-repeated="6"/>
        </table:table-row>
        <table:table-row table:style-name="ro1">
          <table:table-cell office:value-type="float" office:value="5834912" calcext:value-type="float">
            <text:p>5834912</text:p>
          </table:table-cell>
          <table:table-cell office:value-type="float" office:value="62759616" calcext:value-type="float">
            <text:p>62759616</text:p>
          </table:table-cell>
          <table:table-cell office:value-type="float" office:value="18862424" calcext:value-type="float">
            <text:p>18862424</text:p>
          </table:table-cell>
          <table:table-cell office:value-type="float" office:value="9521000" calcext:value-type="float">
            <text:p>9521000</text:p>
          </table:table-cell>
          <table:table-cell office:value-type="float" office:value="9533248" calcext:value-type="float">
            <text:p>9533248</text:p>
          </table:table-cell>
          <table:table-cell office:value-type="float" office:value="8189176" calcext:value-type="float">
            <text:p>8189176</text:p>
          </table:table-cell>
          <table:table-cell office:value-type="float" office:value="83435376" calcext:value-type="float">
            <text:p>83435376</text:p>
          </table:table-cell>
          <table:table-cell office:value-type="float" office:value="22526008" calcext:value-type="float">
            <text:p>22526008</text:p>
          </table:table-cell>
          <table:table-cell office:value-type="float" office:value="16016216" calcext:value-type="float">
            <text:p>16016216</text:p>
          </table:table-cell>
          <table:table-cell office:value-type="float" office:value="15752312" calcext:value-type="float">
            <text:p>15752312</text:p>
          </table:table-cell>
          <table:table-cell table:number-columns-repeated="6"/>
        </table:table-row>
        <table:table-row table:style-name="ro1">
          <table:table-cell office:value-type="float" office:value="5835072" calcext:value-type="float">
            <text:p>5835072</text:p>
          </table:table-cell>
          <table:table-cell office:value-type="float" office:value="62759616" calcext:value-type="float">
            <text:p>62759616</text:p>
          </table:table-cell>
          <table:table-cell office:value-type="float" office:value="18862680" calcext:value-type="float">
            <text:p>18862680</text:p>
          </table:table-cell>
          <table:table-cell office:value-type="float" office:value="9521744" calcext:value-type="float">
            <text:p>9521744</text:p>
          </table:table-cell>
          <table:table-cell office:value-type="float" office:value="9533512" calcext:value-type="float">
            <text:p>9533512</text:p>
          </table:table-cell>
          <table:table-cell office:value-type="float" office:value="8189424" calcext:value-type="float">
            <text:p>8189424</text:p>
          </table:table-cell>
          <table:table-cell office:value-type="float" office:value="83442288" calcext:value-type="float">
            <text:p>83442288</text:p>
          </table:table-cell>
          <table:table-cell office:value-type="float" office:value="22528720" calcext:value-type="float">
            <text:p>22528720</text:p>
          </table:table-cell>
          <table:table-cell office:value-type="float" office:value="16021752" calcext:value-type="float">
            <text:p>16021752</text:p>
          </table:table-cell>
          <table:table-cell office:value-type="float" office:value="15785144" calcext:value-type="float">
            <text:p>15785144</text:p>
          </table:table-cell>
          <table:table-cell table:number-columns-repeated="6"/>
        </table:table-row>
        <table:table-row table:style-name="ro1">
          <table:table-cell office:value-type="float" office:value="5835728" calcext:value-type="float">
            <text:p>5835728</text:p>
          </table:table-cell>
          <table:table-cell office:value-type="float" office:value="62760016" calcext:value-type="float">
            <text:p>62760016</text:p>
          </table:table-cell>
          <table:table-cell office:value-type="float" office:value="18862728" calcext:value-type="float">
            <text:p>18862728</text:p>
          </table:table-cell>
          <table:table-cell office:value-type="float" office:value="9522000" calcext:value-type="float">
            <text:p>9522000</text:p>
          </table:table-cell>
          <table:table-cell office:value-type="float" office:value="9533608" calcext:value-type="float">
            <text:p>9533608</text:p>
          </table:table-cell>
          <table:table-cell office:value-type="float" office:value="8189592" calcext:value-type="float">
            <text:p>8189592</text:p>
          </table:table-cell>
          <table:table-cell office:value-type="float" office:value="83450144" calcext:value-type="float">
            <text:p>83450144</text:p>
          </table:table-cell>
          <table:table-cell office:value-type="float" office:value="22531928" calcext:value-type="float">
            <text:p>22531928</text:p>
          </table:table-cell>
          <table:table-cell office:value-type="float" office:value="16022608" calcext:value-type="float">
            <text:p>16022608</text:p>
          </table:table-cell>
          <table:table-cell office:value-type="float" office:value="15794480" calcext:value-type="float">
            <text:p>15794480</text:p>
          </table:table-cell>
          <table:table-cell table:number-columns-repeated="6"/>
        </table:table-row>
        <table:table-row table:style-name="ro1">
          <table:table-cell office:value-type="float" office:value="5835936" calcext:value-type="float">
            <text:p>5835936</text:p>
          </table:table-cell>
          <table:table-cell office:value-type="float" office:value="62760040" calcext:value-type="float">
            <text:p>62760040</text:p>
          </table:table-cell>
          <table:table-cell office:value-type="float" office:value="18863520" calcext:value-type="float">
            <text:p>18863520</text:p>
          </table:table-cell>
          <table:table-cell office:value-type="float" office:value="9522512" calcext:value-type="float">
            <text:p>9522512</text:p>
          </table:table-cell>
          <table:table-cell office:value-type="float" office:value="9533664" calcext:value-type="float">
            <text:p>9533664</text:p>
          </table:table-cell>
          <table:table-cell office:value-type="float" office:value="8189888" calcext:value-type="float">
            <text:p>8189888</text:p>
          </table:table-cell>
          <table:table-cell office:value-type="float" office:value="83452216" calcext:value-type="float">
            <text:p>83452216</text:p>
          </table:table-cell>
          <table:table-cell office:value-type="float" office:value="22532816" calcext:value-type="float">
            <text:p>22532816</text:p>
          </table:table-cell>
          <table:table-cell office:value-type="float" office:value="16027888" calcext:value-type="float">
            <text:p>16027888</text:p>
          </table:table-cell>
          <table:table-cell office:value-type="float" office:value="15796720" calcext:value-type="float">
            <text:p>15796720</text:p>
          </table:table-cell>
          <table:table-cell table:number-columns-repeated="6"/>
        </table:table-row>
        <table:table-row table:style-name="ro1">
          <table:table-cell office:value-type="float" office:value="5835960" calcext:value-type="float">
            <text:p>5835960</text:p>
          </table:table-cell>
          <table:table-cell office:value-type="float" office:value="62761664" calcext:value-type="float">
            <text:p>62761664</text:p>
          </table:table-cell>
          <table:table-cell office:value-type="float" office:value="18863528" calcext:value-type="float">
            <text:p>18863528</text:p>
          </table:table-cell>
          <table:table-cell office:value-type="float" office:value="9522832" calcext:value-type="float">
            <text:p>9522832</text:p>
          </table:table-cell>
          <table:table-cell office:value-type="float" office:value="9533728" calcext:value-type="float">
            <text:p>9533728</text:p>
          </table:table-cell>
          <table:table-cell office:value-type="float" office:value="8190384" calcext:value-type="float">
            <text:p>8190384</text:p>
          </table:table-cell>
          <table:table-cell office:value-type="float" office:value="83457400" calcext:value-type="float">
            <text:p>83457400</text:p>
          </table:table-cell>
          <table:table-cell office:value-type="float" office:value="22536192" calcext:value-type="float">
            <text:p>22536192</text:p>
          </table:table-cell>
          <table:table-cell office:value-type="float" office:value="16034000" calcext:value-type="float">
            <text:p>16034000</text:p>
          </table:table-cell>
          <table:table-cell office:value-type="float" office:value="15798960" calcext:value-type="float">
            <text:p>15798960</text:p>
          </table:table-cell>
          <table:table-cell table:number-columns-repeated="6"/>
        </table:table-row>
        <table:table-row table:style-name="ro1">
          <table:table-cell office:value-type="float" office:value="5836408" calcext:value-type="float">
            <text:p>5836408</text:p>
          </table:table-cell>
          <table:table-cell office:value-type="float" office:value="62761744" calcext:value-type="float">
            <text:p>62761744</text:p>
          </table:table-cell>
          <table:table-cell office:value-type="float" office:value="18863832" calcext:value-type="float">
            <text:p>18863832</text:p>
          </table:table-cell>
          <table:table-cell office:value-type="float" office:value="9523080" calcext:value-type="float">
            <text:p>9523080</text:p>
          </table:table-cell>
          <table:table-cell office:value-type="float" office:value="9534032" calcext:value-type="float">
            <text:p>9534032</text:p>
          </table:table-cell>
          <table:table-cell office:value-type="float" office:value="8190592" calcext:value-type="float">
            <text:p>8190592</text:p>
          </table:table-cell>
          <table:table-cell office:value-type="float" office:value="83458200" calcext:value-type="float">
            <text:p>83458200</text:p>
          </table:table-cell>
          <table:table-cell office:value-type="float" office:value="22537064" calcext:value-type="float">
            <text:p>22537064</text:p>
          </table:table-cell>
          <table:table-cell office:value-type="float" office:value="16035672" calcext:value-type="float">
            <text:p>16035672</text:p>
          </table:table-cell>
          <table:table-cell office:value-type="float" office:value="15870264" calcext:value-type="float">
            <text:p>15870264</text:p>
          </table:table-cell>
          <table:table-cell table:number-columns-repeated="6"/>
        </table:table-row>
        <table:table-row table:style-name="ro1">
          <table:table-cell office:value-type="float" office:value="5836856" calcext:value-type="float">
            <text:p>5836856</text:p>
          </table:table-cell>
          <table:table-cell office:value-type="float" office:value="62762224" calcext:value-type="float">
            <text:p>62762224</text:p>
          </table:table-cell>
          <table:table-cell office:value-type="float" office:value="18863856" calcext:value-type="float">
            <text:p>18863856</text:p>
          </table:table-cell>
          <table:table-cell office:value-type="float" office:value="9523200" calcext:value-type="float">
            <text:p>9523200</text:p>
          </table:table-cell>
          <table:table-cell office:value-type="float" office:value="9534064" calcext:value-type="float">
            <text:p>9534064</text:p>
          </table:table-cell>
          <table:table-cell office:value-type="float" office:value="8190664" calcext:value-type="float">
            <text:p>8190664</text:p>
          </table:table-cell>
          <table:table-cell office:value-type="float" office:value="83500128" calcext:value-type="float">
            <text:p>83500128</text:p>
          </table:table-cell>
          <table:table-cell office:value-type="float" office:value="22543432" calcext:value-type="float">
            <text:p>22543432</text:p>
          </table:table-cell>
          <table:table-cell office:value-type="float" office:value="16036592" calcext:value-type="float">
            <text:p>16036592</text:p>
          </table:table-cell>
          <table:table-cell office:value-type="float" office:value="15874064" calcext:value-type="float">
            <text:p>15874064</text:p>
          </table:table-cell>
          <table:table-cell table:number-columns-repeated="6"/>
        </table:table-row>
        <table:table-row table:style-name="ro1">
          <table:table-cell office:value-type="float" office:value="5836944" calcext:value-type="float">
            <text:p>5836944</text:p>
          </table:table-cell>
          <table:table-cell office:value-type="float" office:value="62762448" calcext:value-type="float">
            <text:p>62762448</text:p>
          </table:table-cell>
          <table:table-cell office:value-type="float" office:value="18863888" calcext:value-type="float">
            <text:p>18863888</text:p>
          </table:table-cell>
          <table:table-cell office:value-type="float" office:value="9523272" calcext:value-type="float">
            <text:p>9523272</text:p>
          </table:table-cell>
          <table:table-cell office:value-type="float" office:value="9534184" calcext:value-type="float">
            <text:p>9534184</text:p>
          </table:table-cell>
          <table:table-cell office:value-type="float" office:value="8190784" calcext:value-type="float">
            <text:p>8190784</text:p>
          </table:table-cell>
          <table:table-cell office:value-type="float" office:value="83508408" calcext:value-type="float">
            <text:p>83508408</text:p>
          </table:table-cell>
          <table:table-cell office:value-type="float" office:value="22546360" calcext:value-type="float">
            <text:p>22546360</text:p>
          </table:table-cell>
          <table:table-cell office:value-type="float" office:value="16038032" calcext:value-type="float">
            <text:p>16038032</text:p>
          </table:table-cell>
          <table:table-cell office:value-type="float" office:value="15875904" calcext:value-type="float">
            <text:p>15875904</text:p>
          </table:table-cell>
          <table:table-cell table:number-columns-repeated="6"/>
        </table:table-row>
        <table:table-row table:style-name="ro1">
          <table:table-cell office:value-type="float" office:value="5837264" calcext:value-type="float">
            <text:p>5837264</text:p>
          </table:table-cell>
          <table:table-cell office:value-type="float" office:value="62763344" calcext:value-type="float">
            <text:p>62763344</text:p>
          </table:table-cell>
          <table:table-cell office:value-type="float" office:value="18864200" calcext:value-type="float">
            <text:p>18864200</text:p>
          </table:table-cell>
          <table:table-cell office:value-type="float" office:value="9524240" calcext:value-type="float">
            <text:p>9524240</text:p>
          </table:table-cell>
          <table:table-cell office:value-type="float" office:value="9534184" calcext:value-type="float">
            <text:p>9534184</text:p>
          </table:table-cell>
          <table:table-cell office:value-type="float" office:value="8190832" calcext:value-type="float">
            <text:p>8190832</text:p>
          </table:table-cell>
          <table:table-cell office:value-type="float" office:value="83512248" calcext:value-type="float">
            <text:p>83512248</text:p>
          </table:table-cell>
          <table:table-cell office:value-type="float" office:value="22548088" calcext:value-type="float">
            <text:p>22548088</text:p>
          </table:table-cell>
          <table:table-cell office:value-type="float" office:value="16039656" calcext:value-type="float">
            <text:p>16039656</text:p>
          </table:table-cell>
          <table:table-cell office:value-type="float" office:value="15888720" calcext:value-type="float">
            <text:p>15888720</text:p>
          </table:table-cell>
          <table:table-cell table:number-columns-repeated="6"/>
        </table:table-row>
        <table:table-row table:style-name="ro1">
          <table:table-cell office:value-type="float" office:value="5837280" calcext:value-type="float">
            <text:p>5837280</text:p>
          </table:table-cell>
          <table:table-cell office:value-type="float" office:value="62763472" calcext:value-type="float">
            <text:p>62763472</text:p>
          </table:table-cell>
          <table:table-cell office:value-type="float" office:value="18864904" calcext:value-type="float">
            <text:p>18864904</text:p>
          </table:table-cell>
          <table:table-cell office:value-type="float" office:value="9524288" calcext:value-type="float">
            <text:p>9524288</text:p>
          </table:table-cell>
          <table:table-cell office:value-type="float" office:value="9534408" calcext:value-type="float">
            <text:p>9534408</text:p>
          </table:table-cell>
          <table:table-cell office:value-type="float" office:value="8190920" calcext:value-type="float">
            <text:p>8190920</text:p>
          </table:table-cell>
          <table:table-cell office:value-type="float" office:value="83512952" calcext:value-type="float">
            <text:p>83512952</text:p>
          </table:table-cell>
          <table:table-cell office:value-type="float" office:value="22549688" calcext:value-type="float">
            <text:p>22549688</text:p>
          </table:table-cell>
          <table:table-cell office:value-type="float" office:value="16041656" calcext:value-type="float">
            <text:p>16041656</text:p>
          </table:table-cell>
          <table:table-cell office:value-type="float" office:value="15889720" calcext:value-type="float">
            <text:p>15889720</text:p>
          </table:table-cell>
          <table:table-cell table:number-columns-repeated="6"/>
        </table:table-row>
        <table:table-row table:style-name="ro1">
          <table:table-cell office:value-type="float" office:value="5837536" calcext:value-type="float">
            <text:p>5837536</text:p>
          </table:table-cell>
          <table:table-cell office:value-type="float" office:value="62763600" calcext:value-type="float">
            <text:p>62763600</text:p>
          </table:table-cell>
          <table:table-cell office:value-type="float" office:value="18865104" calcext:value-type="float">
            <text:p>18865104</text:p>
          </table:table-cell>
          <table:table-cell office:value-type="float" office:value="9524944" calcext:value-type="float">
            <text:p>9524944</text:p>
          </table:table-cell>
          <table:table-cell office:value-type="float" office:value="9535184" calcext:value-type="float">
            <text:p>9535184</text:p>
          </table:table-cell>
          <table:table-cell office:value-type="float" office:value="8191176" calcext:value-type="float">
            <text:p>8191176</text:p>
          </table:table-cell>
          <table:table-cell office:value-type="float" office:value="83526984" calcext:value-type="float">
            <text:p>83526984</text:p>
          </table:table-cell>
          <table:table-cell office:value-type="float" office:value="22550632" calcext:value-type="float">
            <text:p>22550632</text:p>
          </table:table-cell>
          <table:table-cell office:value-type="float" office:value="16043600" calcext:value-type="float">
            <text:p>16043600</text:p>
          </table:table-cell>
          <table:table-cell office:value-type="float" office:value="15902816" calcext:value-type="float">
            <text:p>15902816</text:p>
          </table:table-cell>
          <table:table-cell table:number-columns-repeated="6"/>
        </table:table-row>
        <table:table-row table:style-name="ro1">
          <table:table-cell office:value-type="float" office:value="5837944" calcext:value-type="float">
            <text:p>5837944</text:p>
          </table:table-cell>
          <table:table-cell office:value-type="float" office:value="62763656" calcext:value-type="float">
            <text:p>62763656</text:p>
          </table:table-cell>
          <table:table-cell office:value-type="float" office:value="18865104" calcext:value-type="float">
            <text:p>18865104</text:p>
          </table:table-cell>
          <table:table-cell office:value-type="float" office:value="9525296" calcext:value-type="float">
            <text:p>9525296</text:p>
          </table:table-cell>
          <table:table-cell office:value-type="float" office:value="9535200" calcext:value-type="float">
            <text:p>9535200</text:p>
          </table:table-cell>
          <table:table-cell office:value-type="float" office:value="8191472" calcext:value-type="float">
            <text:p>8191472</text:p>
          </table:table-cell>
          <table:table-cell office:value-type="float" office:value="83541624" calcext:value-type="float">
            <text:p>83541624</text:p>
          </table:table-cell>
          <table:table-cell office:value-type="float" office:value="22551744" calcext:value-type="float">
            <text:p>22551744</text:p>
          </table:table-cell>
          <table:table-cell office:value-type="float" office:value="16046056" calcext:value-type="float">
            <text:p>16046056</text:p>
          </table:table-cell>
          <table:table-cell office:value-type="float" office:value="15906312" calcext:value-type="float">
            <text:p>15906312</text:p>
          </table:table-cell>
          <table:table-cell table:number-columns-repeated="6"/>
        </table:table-row>
        <table:table-row table:style-name="ro1">
          <table:table-cell office:value-type="float" office:value="5838792" calcext:value-type="float">
            <text:p>5838792</text:p>
          </table:table-cell>
          <table:table-cell office:value-type="float" office:value="62763824" calcext:value-type="float">
            <text:p>62763824</text:p>
          </table:table-cell>
          <table:table-cell office:value-type="float" office:value="18865496" calcext:value-type="float">
            <text:p>18865496</text:p>
          </table:table-cell>
          <table:table-cell office:value-type="float" office:value="9525512" calcext:value-type="float">
            <text:p>9525512</text:p>
          </table:table-cell>
          <table:table-cell office:value-type="float" office:value="9535400" calcext:value-type="float">
            <text:p>9535400</text:p>
          </table:table-cell>
          <table:table-cell office:value-type="float" office:value="8191936" calcext:value-type="float">
            <text:p>8191936</text:p>
          </table:table-cell>
          <table:table-cell office:value-type="float" office:value="83555240" calcext:value-type="float">
            <text:p>83555240</text:p>
          </table:table-cell>
          <table:table-cell office:value-type="float" office:value="22553888" calcext:value-type="float">
            <text:p>22553888</text:p>
          </table:table-cell>
          <table:table-cell office:value-type="float" office:value="16046512" calcext:value-type="float">
            <text:p>16046512</text:p>
          </table:table-cell>
          <table:table-cell office:value-type="float" office:value="15924272" calcext:value-type="float">
            <text:p>15924272</text:p>
          </table:table-cell>
          <table:table-cell table:number-columns-repeated="6"/>
        </table:table-row>
        <table:table-row table:style-name="ro1">
          <table:table-cell office:value-type="float" office:value="5838800" calcext:value-type="float">
            <text:p>5838800</text:p>
          </table:table-cell>
          <table:table-cell office:value-type="float" office:value="62764136" calcext:value-type="float">
            <text:p>62764136</text:p>
          </table:table-cell>
          <table:table-cell office:value-type="float" office:value="18866328" calcext:value-type="float">
            <text:p>18866328</text:p>
          </table:table-cell>
          <table:table-cell office:value-type="float" office:value="9525536" calcext:value-type="float">
            <text:p>9525536</text:p>
          </table:table-cell>
          <table:table-cell office:value-type="float" office:value="9535504" calcext:value-type="float">
            <text:p>9535504</text:p>
          </table:table-cell>
          <table:table-cell office:value-type="float" office:value="8192192" calcext:value-type="float">
            <text:p>8192192</text:p>
          </table:table-cell>
          <table:table-cell office:value-type="float" office:value="83575040" calcext:value-type="float">
            <text:p>83575040</text:p>
          </table:table-cell>
          <table:table-cell office:value-type="float" office:value="22559960" calcext:value-type="float">
            <text:p>22559960</text:p>
          </table:table-cell>
          <table:table-cell office:value-type="float" office:value="16046712" calcext:value-type="float">
            <text:p>16046712</text:p>
          </table:table-cell>
          <table:table-cell office:value-type="float" office:value="15928272" calcext:value-type="float">
            <text:p>15928272</text:p>
          </table:table-cell>
          <table:table-cell table:number-columns-repeated="6"/>
        </table:table-row>
        <table:table-row table:style-name="ro1">
          <table:table-cell office:value-type="float" office:value="5839040" calcext:value-type="float">
            <text:p>5839040</text:p>
          </table:table-cell>
          <table:table-cell office:value-type="float" office:value="62764224" calcext:value-type="float">
            <text:p>62764224</text:p>
          </table:table-cell>
          <table:table-cell office:value-type="float" office:value="18866392" calcext:value-type="float">
            <text:p>18866392</text:p>
          </table:table-cell>
          <table:table-cell office:value-type="float" office:value="9525928" calcext:value-type="float">
            <text:p>9525928</text:p>
          </table:table-cell>
          <table:table-cell office:value-type="float" office:value="9535616" calcext:value-type="float">
            <text:p>9535616</text:p>
          </table:table-cell>
          <table:table-cell office:value-type="float" office:value="8192280" calcext:value-type="float">
            <text:p>8192280</text:p>
          </table:table-cell>
          <table:table-cell office:value-type="float" office:value="83591616" calcext:value-type="float">
            <text:p>83591616</text:p>
          </table:table-cell>
          <table:table-cell office:value-type="float" office:value="22560592" calcext:value-type="float">
            <text:p>22560592</text:p>
          </table:table-cell>
          <table:table-cell office:value-type="float" office:value="16049656" calcext:value-type="float">
            <text:p>16049656</text:p>
          </table:table-cell>
          <table:table-cell office:value-type="float" office:value="15930640" calcext:value-type="float">
            <text:p>15930640</text:p>
          </table:table-cell>
          <table:table-cell table:number-columns-repeated="6"/>
        </table:table-row>
        <table:table-row table:style-name="ro1">
          <table:table-cell office:value-type="float" office:value="5839112" calcext:value-type="float">
            <text:p>5839112</text:p>
          </table:table-cell>
          <table:table-cell office:value-type="float" office:value="62764400" calcext:value-type="float">
            <text:p>62764400</text:p>
          </table:table-cell>
          <table:table-cell office:value-type="float" office:value="18866712" calcext:value-type="float">
            <text:p>18866712</text:p>
          </table:table-cell>
          <table:table-cell office:value-type="float" office:value="9525944" calcext:value-type="float">
            <text:p>9525944</text:p>
          </table:table-cell>
          <table:table-cell office:value-type="float" office:value="9536104" calcext:value-type="float">
            <text:p>9536104</text:p>
          </table:table-cell>
          <table:table-cell office:value-type="float" office:value="8192688" calcext:value-type="float">
            <text:p>8192688</text:p>
          </table:table-cell>
          <table:table-cell office:value-type="float" office:value="83623344" calcext:value-type="float">
            <text:p>83623344</text:p>
          </table:table-cell>
          <table:table-cell office:value-type="float" office:value="22561032" calcext:value-type="float">
            <text:p>22561032</text:p>
          </table:table-cell>
          <table:table-cell office:value-type="float" office:value="16053104" calcext:value-type="float">
            <text:p>16053104</text:p>
          </table:table-cell>
          <table:table-cell office:value-type="float" office:value="15932824" calcext:value-type="float">
            <text:p>15932824</text:p>
          </table:table-cell>
          <table:table-cell table:number-columns-repeated="6"/>
        </table:table-row>
        <table:table-row table:style-name="ro1">
          <table:table-cell office:value-type="float" office:value="5840056" calcext:value-type="float">
            <text:p>5840056</text:p>
          </table:table-cell>
          <table:table-cell office:value-type="float" office:value="62764792" calcext:value-type="float">
            <text:p>62764792</text:p>
          </table:table-cell>
          <table:table-cell office:value-type="float" office:value="18866848" calcext:value-type="float">
            <text:p>18866848</text:p>
          </table:table-cell>
          <table:table-cell office:value-type="float" office:value="9526440" calcext:value-type="float">
            <text:p>9526440</text:p>
          </table:table-cell>
          <table:table-cell office:value-type="float" office:value="9536416" calcext:value-type="float">
            <text:p>9536416</text:p>
          </table:table-cell>
          <table:table-cell office:value-type="float" office:value="8192776" calcext:value-type="float">
            <text:p>8192776</text:p>
          </table:table-cell>
          <table:table-cell office:value-type="float" office:value="83682576" calcext:value-type="float">
            <text:p>83682576</text:p>
          </table:table-cell>
          <table:table-cell office:value-type="float" office:value="22565328" calcext:value-type="float">
            <text:p>22565328</text:p>
          </table:table-cell>
          <table:table-cell office:value-type="float" office:value="16054752" calcext:value-type="float">
            <text:p>16054752</text:p>
          </table:table-cell>
          <table:table-cell office:value-type="float" office:value="15940848" calcext:value-type="float">
            <text:p>15940848</text:p>
          </table:table-cell>
          <table:table-cell table:number-columns-repeated="6"/>
        </table:table-row>
        <table:table-row table:style-name="ro1">
          <table:table-cell office:value-type="float" office:value="5840144" calcext:value-type="float">
            <text:p>5840144</text:p>
          </table:table-cell>
          <table:table-cell office:value-type="float" office:value="62764808" calcext:value-type="float">
            <text:p>62764808</text:p>
          </table:table-cell>
          <table:table-cell office:value-type="float" office:value="18866920" calcext:value-type="float">
            <text:p>18866920</text:p>
          </table:table-cell>
          <table:table-cell office:value-type="float" office:value="9526856" calcext:value-type="float">
            <text:p>9526856</text:p>
          </table:table-cell>
          <table:table-cell office:value-type="float" office:value="9536880" calcext:value-type="float">
            <text:p>9536880</text:p>
          </table:table-cell>
          <table:table-cell office:value-type="float" office:value="8193360" calcext:value-type="float">
            <text:p>8193360</text:p>
          </table:table-cell>
          <table:table-cell office:value-type="float" office:value="83689152" calcext:value-type="float">
            <text:p>83689152</text:p>
          </table:table-cell>
          <table:table-cell office:value-type="float" office:value="22568840" calcext:value-type="float">
            <text:p>22568840</text:p>
          </table:table-cell>
          <table:table-cell office:value-type="float" office:value="16055432" calcext:value-type="float">
            <text:p>16055432</text:p>
          </table:table-cell>
          <table:table-cell office:value-type="float" office:value="15946712" calcext:value-type="float">
            <text:p>15946712</text:p>
          </table:table-cell>
          <table:table-cell table:number-columns-repeated="6"/>
        </table:table-row>
        <table:table-row table:style-name="ro1">
          <table:table-cell office:value-type="float" office:value="5840888" calcext:value-type="float">
            <text:p>5840888</text:p>
          </table:table-cell>
          <table:table-cell office:value-type="float" office:value="62765024" calcext:value-type="float">
            <text:p>62765024</text:p>
          </table:table-cell>
          <table:table-cell office:value-type="float" office:value="18867096" calcext:value-type="float">
            <text:p>18867096</text:p>
          </table:table-cell>
          <table:table-cell office:value-type="float" office:value="9527000" calcext:value-type="float">
            <text:p>9527000</text:p>
          </table:table-cell>
          <table:table-cell office:value-type="float" office:value="9536968" calcext:value-type="float">
            <text:p>9536968</text:p>
          </table:table-cell>
          <table:table-cell office:value-type="float" office:value="8193496" calcext:value-type="float">
            <text:p>8193496</text:p>
          </table:table-cell>
          <table:table-cell office:value-type="float" office:value="83722776" calcext:value-type="float">
            <text:p>83722776</text:p>
          </table:table-cell>
          <table:table-cell office:value-type="float" office:value="22568880" calcext:value-type="float">
            <text:p>22568880</text:p>
          </table:table-cell>
          <table:table-cell office:value-type="float" office:value="16056064" calcext:value-type="float">
            <text:p>16056064</text:p>
          </table:table-cell>
          <table:table-cell office:value-type="float" office:value="15948520" calcext:value-type="float">
            <text:p>15948520</text:p>
          </table:table-cell>
          <table:table-cell table:number-columns-repeated="6"/>
        </table:table-row>
        <table:table-row table:style-name="ro1">
          <table:table-cell office:value-type="float" office:value="5841160" calcext:value-type="float">
            <text:p>5841160</text:p>
          </table:table-cell>
          <table:table-cell office:value-type="float" office:value="62765192" calcext:value-type="float">
            <text:p>62765192</text:p>
          </table:table-cell>
          <table:table-cell office:value-type="float" office:value="18867608" calcext:value-type="float">
            <text:p>18867608</text:p>
          </table:table-cell>
          <table:table-cell office:value-type="float" office:value="9527160" calcext:value-type="float">
            <text:p>9527160</text:p>
          </table:table-cell>
          <table:table-cell office:value-type="float" office:value="9537056" calcext:value-type="float">
            <text:p>9537056</text:p>
          </table:table-cell>
          <table:table-cell office:value-type="float" office:value="8193680" calcext:value-type="float">
            <text:p>8193680</text:p>
          </table:table-cell>
          <table:table-cell office:value-type="float" office:value="83723560" calcext:value-type="float">
            <text:p>83723560</text:p>
          </table:table-cell>
          <table:table-cell office:value-type="float" office:value="22573712" calcext:value-type="float">
            <text:p>22573712</text:p>
          </table:table-cell>
          <table:table-cell office:value-type="float" office:value="16060952" calcext:value-type="float">
            <text:p>16060952</text:p>
          </table:table-cell>
          <table:table-cell office:value-type="float" office:value="15957688" calcext:value-type="float">
            <text:p>15957688</text:p>
          </table:table-cell>
          <table:table-cell table:number-columns-repeated="6"/>
        </table:table-row>
        <table:table-row table:style-name="ro1">
          <table:table-cell office:value-type="float" office:value="5841744" calcext:value-type="float">
            <text:p>5841744</text:p>
          </table:table-cell>
          <table:table-cell office:value-type="float" office:value="62765280" calcext:value-type="float">
            <text:p>62765280</text:p>
          </table:table-cell>
          <table:table-cell office:value-type="float" office:value="18867704" calcext:value-type="float">
            <text:p>18867704</text:p>
          </table:table-cell>
          <table:table-cell office:value-type="float" office:value="9527304" calcext:value-type="float">
            <text:p>9527304</text:p>
          </table:table-cell>
          <table:table-cell office:value-type="float" office:value="9537152" calcext:value-type="float">
            <text:p>9537152</text:p>
          </table:table-cell>
          <table:table-cell office:value-type="float" office:value="8194288" calcext:value-type="float">
            <text:p>8194288</text:p>
          </table:table-cell>
          <table:table-cell office:value-type="float" office:value="83724680" calcext:value-type="float">
            <text:p>83724680</text:p>
          </table:table-cell>
          <table:table-cell office:value-type="float" office:value="22573784" calcext:value-type="float">
            <text:p>22573784</text:p>
          </table:table-cell>
          <table:table-cell office:value-type="float" office:value="16063000" calcext:value-type="float">
            <text:p>16063000</text:p>
          </table:table-cell>
          <table:table-cell office:value-type="float" office:value="15958304" calcext:value-type="float">
            <text:p>15958304</text:p>
          </table:table-cell>
          <table:table-cell table:number-columns-repeated="6"/>
        </table:table-row>
        <table:table-row table:style-name="ro1">
          <table:table-cell office:value-type="float" office:value="5842336" calcext:value-type="float">
            <text:p>5842336</text:p>
          </table:table-cell>
          <table:table-cell office:value-type="float" office:value="62765408" calcext:value-type="float">
            <text:p>62765408</text:p>
          </table:table-cell>
          <table:table-cell office:value-type="float" office:value="18867952" calcext:value-type="float">
            <text:p>18867952</text:p>
          </table:table-cell>
          <table:table-cell office:value-type="float" office:value="9528792" calcext:value-type="float">
            <text:p>9528792</text:p>
          </table:table-cell>
          <table:table-cell office:value-type="float" office:value="9537256" calcext:value-type="float">
            <text:p>9537256</text:p>
          </table:table-cell>
          <table:table-cell office:value-type="float" office:value="8194320" calcext:value-type="float">
            <text:p>8194320</text:p>
          </table:table-cell>
          <table:table-cell office:value-type="float" office:value="83727976" calcext:value-type="float">
            <text:p>83727976</text:p>
          </table:table-cell>
          <table:table-cell office:value-type="float" office:value="22576248" calcext:value-type="float">
            <text:p>22576248</text:p>
          </table:table-cell>
          <table:table-cell office:value-type="float" office:value="16063848" calcext:value-type="float">
            <text:p>16063848</text:p>
          </table:table-cell>
          <table:table-cell office:value-type="float" office:value="15959240" calcext:value-type="float">
            <text:p>15959240</text:p>
          </table:table-cell>
          <table:table-cell table:number-columns-repeated="6"/>
        </table:table-row>
        <table:table-row table:style-name="ro1">
          <table:table-cell office:value-type="float" office:value="5842344" calcext:value-type="float">
            <text:p>5842344</text:p>
          </table:table-cell>
          <table:table-cell office:value-type="float" office:value="62765488" calcext:value-type="float">
            <text:p>62765488</text:p>
          </table:table-cell>
          <table:table-cell office:value-type="float" office:value="18868120" calcext:value-type="float">
            <text:p>18868120</text:p>
          </table:table-cell>
          <table:table-cell office:value-type="float" office:value="9528800" calcext:value-type="float">
            <text:p>9528800</text:p>
          </table:table-cell>
          <table:table-cell office:value-type="float" office:value="9537368" calcext:value-type="float">
            <text:p>9537368</text:p>
          </table:table-cell>
          <table:table-cell office:value-type="float" office:value="8194368" calcext:value-type="float">
            <text:p>8194368</text:p>
          </table:table-cell>
          <table:table-cell office:value-type="float" office:value="83731240" calcext:value-type="float">
            <text:p>83731240</text:p>
          </table:table-cell>
          <table:table-cell office:value-type="float" office:value="22583696" calcext:value-type="float">
            <text:p>22583696</text:p>
          </table:table-cell>
          <table:table-cell office:value-type="float" office:value="16066888" calcext:value-type="float">
            <text:p>16066888</text:p>
          </table:table-cell>
          <table:table-cell office:value-type="float" office:value="15960936" calcext:value-type="float">
            <text:p>15960936</text:p>
          </table:table-cell>
          <table:table-cell table:number-columns-repeated="6"/>
        </table:table-row>
        <table:table-row table:style-name="ro1">
          <table:table-cell office:value-type="float" office:value="5842376" calcext:value-type="float">
            <text:p>5842376</text:p>
          </table:table-cell>
          <table:table-cell office:value-type="float" office:value="62767136" calcext:value-type="float">
            <text:p>62767136</text:p>
          </table:table-cell>
          <table:table-cell office:value-type="float" office:value="18868136" calcext:value-type="float">
            <text:p>18868136</text:p>
          </table:table-cell>
          <table:table-cell office:value-type="float" office:value="9528880" calcext:value-type="float">
            <text:p>9528880</text:p>
          </table:table-cell>
          <table:table-cell office:value-type="float" office:value="9537624" calcext:value-type="float">
            <text:p>9537624</text:p>
          </table:table-cell>
          <table:table-cell office:value-type="float" office:value="8194872" calcext:value-type="float">
            <text:p>8194872</text:p>
          </table:table-cell>
          <table:table-cell office:value-type="float" office:value="83735808" calcext:value-type="float">
            <text:p>83735808</text:p>
          </table:table-cell>
          <table:table-cell office:value-type="float" office:value="22585280" calcext:value-type="float">
            <text:p>22585280</text:p>
          </table:table-cell>
          <table:table-cell office:value-type="float" office:value="16074632" calcext:value-type="float">
            <text:p>16074632</text:p>
          </table:table-cell>
          <table:table-cell office:value-type="float" office:value="15969144" calcext:value-type="float">
            <text:p>15969144</text:p>
          </table:table-cell>
          <table:table-cell table:number-columns-repeated="6"/>
        </table:table-row>
        <table:table-row table:style-name="ro1">
          <table:table-cell office:value-type="float" office:value="5842496" calcext:value-type="float">
            <text:p>5842496</text:p>
          </table:table-cell>
          <table:table-cell office:value-type="float" office:value="62767184" calcext:value-type="float">
            <text:p>62767184</text:p>
          </table:table-cell>
          <table:table-cell office:value-type="float" office:value="18868192" calcext:value-type="float">
            <text:p>18868192</text:p>
          </table:table-cell>
          <table:table-cell office:value-type="float" office:value="9529040" calcext:value-type="float">
            <text:p>9529040</text:p>
          </table:table-cell>
          <table:table-cell office:value-type="float" office:value="9537624" calcext:value-type="float">
            <text:p>9537624</text:p>
          </table:table-cell>
          <table:table-cell office:value-type="float" office:value="8195096" calcext:value-type="float">
            <text:p>8195096</text:p>
          </table:table-cell>
          <table:table-cell office:value-type="float" office:value="83739152" calcext:value-type="float">
            <text:p>83739152</text:p>
          </table:table-cell>
          <table:table-cell office:value-type="float" office:value="22586320" calcext:value-type="float">
            <text:p>22586320</text:p>
          </table:table-cell>
          <table:table-cell office:value-type="float" office:value="16076944" calcext:value-type="float">
            <text:p>16076944</text:p>
          </table:table-cell>
          <table:table-cell office:value-type="float" office:value="15970584" calcext:value-type="float">
            <text:p>15970584</text:p>
          </table:table-cell>
          <table:table-cell table:number-columns-repeated="6"/>
        </table:table-row>
        <table:table-row table:style-name="ro1">
          <table:table-cell office:value-type="float" office:value="5842752" calcext:value-type="float">
            <text:p>5842752</text:p>
          </table:table-cell>
          <table:table-cell office:value-type="float" office:value="62767432" calcext:value-type="float">
            <text:p>62767432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9529208" calcext:value-type="float">
            <text:p>9529208</text:p>
          </table:table-cell>
          <table:table-cell office:value-type="float" office:value="9537824" calcext:value-type="float">
            <text:p>9537824</text:p>
          </table:table-cell>
          <table:table-cell office:value-type="float" office:value="8195152" calcext:value-type="float">
            <text:p>8195152</text:p>
          </table:table-cell>
          <table:table-cell office:value-type="float" office:value="83750432" calcext:value-type="float">
            <text:p>83750432</text:p>
          </table:table-cell>
          <table:table-cell office:value-type="float" office:value="22587184" calcext:value-type="float">
            <text:p>22587184</text:p>
          </table:table-cell>
          <table:table-cell office:value-type="float" office:value="16081480" calcext:value-type="float">
            <text:p>16081480</text:p>
          </table:table-cell>
          <table:table-cell office:value-type="float" office:value="15971376" calcext:value-type="float">
            <text:p>15971376</text:p>
          </table:table-cell>
          <table:table-cell table:number-columns-repeated="6"/>
        </table:table-row>
        <table:table-row table:style-name="ro1">
          <table:table-cell office:value-type="float" office:value="5843384" calcext:value-type="float">
            <text:p>5843384</text:p>
          </table:table-cell>
          <table:table-cell office:value-type="float" office:value="62767608" calcext:value-type="float">
            <text:p>62767608</text:p>
          </table:table-cell>
          <table:table-cell office:value-type="float" office:value="18868544" calcext:value-type="float">
            <text:p>18868544</text:p>
          </table:table-cell>
          <table:table-cell office:value-type="float" office:value="9529248" calcext:value-type="float">
            <text:p>9529248</text:p>
          </table:table-cell>
          <table:table-cell office:value-type="float" office:value="9537824" calcext:value-type="float">
            <text:p>9537824</text:p>
          </table:table-cell>
          <table:table-cell office:value-type="float" office:value="8195832" calcext:value-type="float">
            <text:p>8195832</text:p>
          </table:table-cell>
          <table:table-cell office:value-type="float" office:value="83753024" calcext:value-type="float">
            <text:p>83753024</text:p>
          </table:table-cell>
          <table:table-cell office:value-type="float" office:value="22587264" calcext:value-type="float">
            <text:p>22587264</text:p>
          </table:table-cell>
          <table:table-cell office:value-type="float" office:value="16081832" calcext:value-type="float">
            <text:p>16081832</text:p>
          </table:table-cell>
          <table:table-cell office:value-type="float" office:value="15972992" calcext:value-type="float">
            <text:p>15972992</text:p>
          </table:table-cell>
          <table:table-cell table:number-columns-repeated="6"/>
        </table:table-row>
        <table:table-row table:style-name="ro1">
          <table:table-cell office:value-type="float" office:value="5843872" calcext:value-type="float">
            <text:p>5843872</text:p>
          </table:table-cell>
          <table:table-cell office:value-type="float" office:value="62767784" calcext:value-type="float">
            <text:p>62767784</text:p>
          </table:table-cell>
          <table:table-cell office:value-type="float" office:value="18869200" calcext:value-type="float">
            <text:p>18869200</text:p>
          </table:table-cell>
          <table:table-cell office:value-type="float" office:value="9529296" calcext:value-type="float">
            <text:p>9529296</text:p>
          </table:table-cell>
          <table:table-cell office:value-type="float" office:value="9537840" calcext:value-type="float">
            <text:p>9537840</text:p>
          </table:table-cell>
          <table:table-cell office:value-type="float" office:value="8195840" calcext:value-type="float">
            <text:p>8195840</text:p>
          </table:table-cell>
          <table:table-cell office:value-type="float" office:value="83754120" calcext:value-type="float">
            <text:p>83754120</text:p>
          </table:table-cell>
          <table:table-cell office:value-type="float" office:value="22587544" calcext:value-type="float">
            <text:p>22587544</text:p>
          </table:table-cell>
          <table:table-cell office:value-type="float" office:value="16082280" calcext:value-type="float">
            <text:p>16082280</text:p>
          </table:table-cell>
          <table:table-cell office:value-type="float" office:value="15978120" calcext:value-type="float">
            <text:p>15978120</text:p>
          </table:table-cell>
          <table:table-cell table:number-columns-repeated="6"/>
        </table:table-row>
        <table:table-row table:style-name="ro1">
          <table:table-cell office:value-type="float" office:value="5843888" calcext:value-type="float">
            <text:p>5843888</text:p>
          </table:table-cell>
          <table:table-cell office:value-type="float" office:value="62768088" calcext:value-type="float">
            <text:p>62768088</text:p>
          </table:table-cell>
          <table:table-cell office:value-type="float" office:value="18870136" calcext:value-type="float">
            <text:p>18870136</text:p>
          </table:table-cell>
          <table:table-cell office:value-type="float" office:value="9529648" calcext:value-type="float">
            <text:p>9529648</text:p>
          </table:table-cell>
          <table:table-cell office:value-type="float" office:value="9538008" calcext:value-type="float">
            <text:p>9538008</text:p>
          </table:table-cell>
          <table:table-cell office:value-type="float" office:value="8196072" calcext:value-type="float">
            <text:p>8196072</text:p>
          </table:table-cell>
          <table:table-cell office:value-type="float" office:value="83760032" calcext:value-type="float">
            <text:p>83760032</text:p>
          </table:table-cell>
          <table:table-cell office:value-type="float" office:value="22589200" calcext:value-type="float">
            <text:p>22589200</text:p>
          </table:table-cell>
          <table:table-cell office:value-type="float" office:value="16085216" calcext:value-type="float">
            <text:p>16085216</text:p>
          </table:table-cell>
          <table:table-cell office:value-type="float" office:value="15979256" calcext:value-type="float">
            <text:p>15979256</text:p>
          </table:table-cell>
          <table:table-cell table:number-columns-repeated="6"/>
        </table:table-row>
        <table:table-row table:style-name="ro1">
          <table:table-cell office:value-type="float" office:value="5844280" calcext:value-type="float">
            <text:p>5844280</text:p>
          </table:table-cell>
          <table:table-cell office:value-type="float" office:value="62768392" calcext:value-type="float">
            <text:p>62768392</text:p>
          </table:table-cell>
          <table:table-cell office:value-type="float" office:value="18870152" calcext:value-type="float">
            <text:p>18870152</text:p>
          </table:table-cell>
          <table:table-cell office:value-type="float" office:value="9530232" calcext:value-type="float">
            <text:p>9530232</text:p>
          </table:table-cell>
          <table:table-cell office:value-type="float" office:value="9538104" calcext:value-type="float">
            <text:p>9538104</text:p>
          </table:table-cell>
          <table:table-cell office:value-type="float" office:value="8196104" calcext:value-type="float">
            <text:p>8196104</text:p>
          </table:table-cell>
          <table:table-cell office:value-type="float" office:value="83760808" calcext:value-type="float">
            <text:p>83760808</text:p>
          </table:table-cell>
          <table:table-cell office:value-type="float" office:value="22590840" calcext:value-type="float">
            <text:p>22590840</text:p>
          </table:table-cell>
          <table:table-cell office:value-type="float" office:value="16085704" calcext:value-type="float">
            <text:p>16085704</text:p>
          </table:table-cell>
          <table:table-cell office:value-type="float" office:value="15979440" calcext:value-type="float">
            <text:p>15979440</text:p>
          </table:table-cell>
          <table:table-cell table:number-columns-repeated="6"/>
        </table:table-row>
        <table:table-row table:style-name="ro1">
          <table:table-cell office:value-type="float" office:value="5844344" calcext:value-type="float">
            <text:p>5844344</text:p>
          </table:table-cell>
          <table:table-cell office:value-type="float" office:value="62768400" calcext:value-type="float">
            <text:p>62768400</text:p>
          </table:table-cell>
          <table:table-cell office:value-type="float" office:value="18870240" calcext:value-type="float">
            <text:p>18870240</text:p>
          </table:table-cell>
          <table:table-cell office:value-type="float" office:value="9530440" calcext:value-type="float">
            <text:p>9530440</text:p>
          </table:table-cell>
          <table:table-cell office:value-type="float" office:value="9538184" calcext:value-type="float">
            <text:p>9538184</text:p>
          </table:table-cell>
          <table:table-cell office:value-type="float" office:value="8196824" calcext:value-type="float">
            <text:p>8196824</text:p>
          </table:table-cell>
          <table:table-cell office:value-type="float" office:value="83769496" calcext:value-type="float">
            <text:p>83769496</text:p>
          </table:table-cell>
          <table:table-cell office:value-type="float" office:value="22592272" calcext:value-type="float">
            <text:p>22592272</text:p>
          </table:table-cell>
          <table:table-cell office:value-type="float" office:value="16087752" calcext:value-type="float">
            <text:p>16087752</text:p>
          </table:table-cell>
          <table:table-cell office:value-type="float" office:value="15981736" calcext:value-type="float">
            <text:p>15981736</text:p>
          </table:table-cell>
          <table:table-cell table:number-columns-repeated="6"/>
        </table:table-row>
        <table:table-row table:style-name="ro1">
          <table:table-cell office:value-type="float" office:value="5844344" calcext:value-type="float">
            <text:p>5844344</text:p>
          </table:table-cell>
          <table:table-cell office:value-type="float" office:value="62768584" calcext:value-type="float">
            <text:p>62768584</text:p>
          </table:table-cell>
          <table:table-cell office:value-type="float" office:value="18870544" calcext:value-type="float">
            <text:p>18870544</text:p>
          </table:table-cell>
          <table:table-cell office:value-type="float" office:value="9530480" calcext:value-type="float">
            <text:p>9530480</text:p>
          </table:table-cell>
          <table:table-cell office:value-type="float" office:value="9539256" calcext:value-type="float">
            <text:p>9539256</text:p>
          </table:table-cell>
          <table:table-cell office:value-type="float" office:value="8197400" calcext:value-type="float">
            <text:p>8197400</text:p>
          </table:table-cell>
          <table:table-cell office:value-type="float" office:value="83773128" calcext:value-type="float">
            <text:p>83773128</text:p>
          </table:table-cell>
          <table:table-cell office:value-type="float" office:value="22596064" calcext:value-type="float">
            <text:p>22596064</text:p>
          </table:table-cell>
          <table:table-cell office:value-type="float" office:value="16093864" calcext:value-type="float">
            <text:p>16093864</text:p>
          </table:table-cell>
          <table:table-cell office:value-type="float" office:value="15981768" calcext:value-type="float">
            <text:p>15981768</text:p>
          </table:table-cell>
          <table:table-cell table:number-columns-repeated="6"/>
        </table:table-row>
        <table:table-row table:style-name="ro1">
          <table:table-cell office:value-type="float" office:value="5845344" calcext:value-type="float">
            <text:p>5845344</text:p>
          </table:table-cell>
          <table:table-cell office:value-type="float" office:value="62768824" calcext:value-type="float">
            <text:p>62768824</text:p>
          </table:table-cell>
          <table:table-cell office:value-type="float" office:value="18870680" calcext:value-type="float">
            <text:p>18870680</text:p>
          </table:table-cell>
          <table:table-cell office:value-type="float" office:value="9530624" calcext:value-type="float">
            <text:p>9530624</text:p>
          </table:table-cell>
          <table:table-cell office:value-type="float" office:value="9539256" calcext:value-type="float">
            <text:p>9539256</text:p>
          </table:table-cell>
          <table:table-cell office:value-type="float" office:value="8197784" calcext:value-type="float">
            <text:p>8197784</text:p>
          </table:table-cell>
          <table:table-cell office:value-type="float" office:value="83778776" calcext:value-type="float">
            <text:p>83778776</text:p>
          </table:table-cell>
          <table:table-cell office:value-type="float" office:value="22596344" calcext:value-type="float">
            <text:p>22596344</text:p>
          </table:table-cell>
          <table:table-cell office:value-type="float" office:value="16094000" calcext:value-type="float">
            <text:p>16094000</text:p>
          </table:table-cell>
          <table:table-cell office:value-type="float" office:value="15986872" calcext:value-type="float">
            <text:p>15986872</text:p>
          </table:table-cell>
          <table:table-cell table:number-columns-repeated="6"/>
        </table:table-row>
        <table:table-row table:style-name="ro1">
          <table:table-cell office:value-type="float" office:value="5845352" calcext:value-type="float">
            <text:p>5845352</text:p>
          </table:table-cell>
          <table:table-cell office:value-type="float" office:value="62768832" calcext:value-type="float">
            <text:p>62768832</text:p>
          </table:table-cell>
          <table:table-cell office:value-type="float" office:value="18871048" calcext:value-type="float">
            <text:p>18871048</text:p>
          </table:table-cell>
          <table:table-cell office:value-type="float" office:value="9531192" calcext:value-type="float">
            <text:p>9531192</text:p>
          </table:table-cell>
          <table:table-cell office:value-type="float" office:value="9539304" calcext:value-type="float">
            <text:p>9539304</text:p>
          </table:table-cell>
          <table:table-cell office:value-type="float" office:value="8198192" calcext:value-type="float">
            <text:p>8198192</text:p>
          </table:table-cell>
          <table:table-cell office:value-type="float" office:value="83780520" calcext:value-type="float">
            <text:p>83780520</text:p>
          </table:table-cell>
          <table:table-cell office:value-type="float" office:value="22597592" calcext:value-type="float">
            <text:p>22597592</text:p>
          </table:table-cell>
          <table:table-cell office:value-type="float" office:value="16102576" calcext:value-type="float">
            <text:p>16102576</text:p>
          </table:table-cell>
          <table:table-cell office:value-type="float" office:value="15988360" calcext:value-type="float">
            <text:p>15988360</text:p>
          </table:table-cell>
          <table:table-cell table:number-columns-repeated="6"/>
        </table:table-row>
        <table:table-row table:style-name="ro1">
          <table:table-cell office:value-type="float" office:value="5845576" calcext:value-type="float">
            <text:p>5845576</text:p>
          </table:table-cell>
          <table:table-cell office:value-type="float" office:value="62769024" calcext:value-type="float">
            <text:p>62769024</text:p>
          </table:table-cell>
          <table:table-cell office:value-type="float" office:value="18871232" calcext:value-type="float">
            <text:p>18871232</text:p>
          </table:table-cell>
          <table:table-cell office:value-type="float" office:value="9531248" calcext:value-type="float">
            <text:p>9531248</text:p>
          </table:table-cell>
          <table:table-cell office:value-type="float" office:value="9539728" calcext:value-type="float">
            <text:p>9539728</text:p>
          </table:table-cell>
          <table:table-cell office:value-type="float" office:value="8198640" calcext:value-type="float">
            <text:p>8198640</text:p>
          </table:table-cell>
          <table:table-cell office:value-type="float" office:value="83795216" calcext:value-type="float">
            <text:p>83795216</text:p>
          </table:table-cell>
          <table:table-cell office:value-type="float" office:value="22599008" calcext:value-type="float">
            <text:p>22599008</text:p>
          </table:table-cell>
          <table:table-cell office:value-type="float" office:value="16104664" calcext:value-type="float">
            <text:p>16104664</text:p>
          </table:table-cell>
          <table:table-cell office:value-type="float" office:value="15988640" calcext:value-type="float">
            <text:p>15988640</text:p>
          </table:table-cell>
          <table:table-cell table:number-columns-repeated="6"/>
        </table:table-row>
        <table:table-row table:style-name="ro1">
          <table:table-cell office:value-type="float" office:value="5845592" calcext:value-type="float">
            <text:p>5845592</text:p>
          </table:table-cell>
          <table:table-cell office:value-type="float" office:value="62769112" calcext:value-type="float">
            <text:p>62769112</text:p>
          </table:table-cell>
          <table:table-cell office:value-type="float" office:value="18871440" calcext:value-type="float">
            <text:p>18871440</text:p>
          </table:table-cell>
          <table:table-cell office:value-type="float" office:value="9531496" calcext:value-type="float">
            <text:p>9531496</text:p>
          </table:table-cell>
          <table:table-cell office:value-type="float" office:value="9540104" calcext:value-type="float">
            <text:p>9540104</text:p>
          </table:table-cell>
          <table:table-cell office:value-type="float" office:value="8198792" calcext:value-type="float">
            <text:p>8198792</text:p>
          </table:table-cell>
          <table:table-cell office:value-type="float" office:value="83801472" calcext:value-type="float">
            <text:p>83801472</text:p>
          </table:table-cell>
          <table:table-cell office:value-type="float" office:value="22600312" calcext:value-type="float">
            <text:p>22600312</text:p>
          </table:table-cell>
          <table:table-cell office:value-type="float" office:value="16114432" calcext:value-type="float">
            <text:p>16114432</text:p>
          </table:table-cell>
          <table:table-cell office:value-type="float" office:value="15989096" calcext:value-type="float">
            <text:p>15989096</text:p>
          </table:table-cell>
          <table:table-cell table:number-columns-repeated="6"/>
        </table:table-row>
        <table:table-row table:style-name="ro1">
          <table:table-cell office:value-type="float" office:value="5845624" calcext:value-type="float">
            <text:p>5845624</text:p>
          </table:table-cell>
          <table:table-cell office:value-type="float" office:value="62769224" calcext:value-type="float">
            <text:p>62769224</text:p>
          </table:table-cell>
          <table:table-cell office:value-type="float" office:value="18871920" calcext:value-type="float">
            <text:p>18871920</text:p>
          </table:table-cell>
          <table:table-cell office:value-type="float" office:value="9531768" calcext:value-type="float">
            <text:p>9531768</text:p>
          </table:table-cell>
          <table:table-cell office:value-type="float" office:value="9540416" calcext:value-type="float">
            <text:p>9540416</text:p>
          </table:table-cell>
          <table:table-cell office:value-type="float" office:value="8199000" calcext:value-type="float">
            <text:p>8199000</text:p>
          </table:table-cell>
          <table:table-cell office:value-type="float" office:value="83812744" calcext:value-type="float">
            <text:p>83812744</text:p>
          </table:table-cell>
          <table:table-cell office:value-type="float" office:value="22601216" calcext:value-type="float">
            <text:p>22601216</text:p>
          </table:table-cell>
          <table:table-cell office:value-type="float" office:value="16114656" calcext:value-type="float">
            <text:p>16114656</text:p>
          </table:table-cell>
          <table:table-cell office:value-type="float" office:value="15990592" calcext:value-type="float">
            <text:p>15990592</text:p>
          </table:table-cell>
          <table:table-cell table:number-columns-repeated="6"/>
        </table:table-row>
        <table:table-row table:style-name="ro1">
          <table:table-cell office:value-type="float" office:value="5845880" calcext:value-type="float">
            <text:p>5845880</text:p>
          </table:table-cell>
          <table:table-cell office:value-type="float" office:value="62770600" calcext:value-type="float">
            <text:p>62770600</text:p>
          </table:table-cell>
          <table:table-cell office:value-type="float" office:value="18872024" calcext:value-type="float">
            <text:p>18872024</text:p>
          </table:table-cell>
          <table:table-cell office:value-type="float" office:value="9532416" calcext:value-type="float">
            <text:p>9532416</text:p>
          </table:table-cell>
          <table:table-cell office:value-type="float" office:value="9540544" calcext:value-type="float">
            <text:p>9540544</text:p>
          </table:table-cell>
          <table:table-cell office:value-type="float" office:value="8199096" calcext:value-type="float">
            <text:p>8199096</text:p>
          </table:table-cell>
          <table:table-cell office:value-type="float" office:value="83821440" calcext:value-type="float">
            <text:p>83821440</text:p>
          </table:table-cell>
          <table:table-cell office:value-type="float" office:value="22601464" calcext:value-type="float">
            <text:p>22601464</text:p>
          </table:table-cell>
          <table:table-cell office:value-type="float" office:value="16115176" calcext:value-type="float">
            <text:p>16115176</text:p>
          </table:table-cell>
          <table:table-cell office:value-type="float" office:value="15991000" calcext:value-type="float">
            <text:p>15991000</text:p>
          </table:table-cell>
          <table:table-cell table:number-columns-repeated="6"/>
        </table:table-row>
        <table:table-row table:style-name="ro1">
          <table:table-cell office:value-type="float" office:value="5846280" calcext:value-type="float">
            <text:p>5846280</text:p>
          </table:table-cell>
          <table:table-cell office:value-type="float" office:value="62770600" calcext:value-type="float">
            <text:p>62770600</text:p>
          </table:table-cell>
          <table:table-cell office:value-type="float" office:value="18872344" calcext:value-type="float">
            <text:p>18872344</text:p>
          </table:table-cell>
          <table:table-cell office:value-type="float" office:value="9532416" calcext:value-type="float">
            <text:p>9532416</text:p>
          </table:table-cell>
          <table:table-cell office:value-type="float" office:value="9540936" calcext:value-type="float">
            <text:p>9540936</text:p>
          </table:table-cell>
          <table:table-cell office:value-type="float" office:value="8199576" calcext:value-type="float">
            <text:p>8199576</text:p>
          </table:table-cell>
          <table:table-cell office:value-type="float" office:value="83822040" calcext:value-type="float">
            <text:p>83822040</text:p>
          </table:table-cell>
          <table:table-cell office:value-type="float" office:value="22601528" calcext:value-type="float">
            <text:p>22601528</text:p>
          </table:table-cell>
          <table:table-cell office:value-type="float" office:value="16117216" calcext:value-type="float">
            <text:p>16117216</text:p>
          </table:table-cell>
          <table:table-cell office:value-type="float" office:value="15993800" calcext:value-type="float">
            <text:p>15993800</text:p>
          </table:table-cell>
          <table:table-cell table:number-columns-repeated="6"/>
        </table:table-row>
        <table:table-row table:style-name="ro1">
          <table:table-cell office:value-type="float" office:value="5846640" calcext:value-type="float">
            <text:p>5846640</text:p>
          </table:table-cell>
          <table:table-cell office:value-type="float" office:value="62770872" calcext:value-type="float">
            <text:p>62770872</text:p>
          </table:table-cell>
          <table:table-cell office:value-type="float" office:value="18872928" calcext:value-type="float">
            <text:p>18872928</text:p>
          </table:table-cell>
          <table:table-cell office:value-type="float" office:value="9532664" calcext:value-type="float">
            <text:p>9532664</text:p>
          </table:table-cell>
          <table:table-cell office:value-type="float" office:value="9541720" calcext:value-type="float">
            <text:p>9541720</text:p>
          </table:table-cell>
          <table:table-cell office:value-type="float" office:value="8199624" calcext:value-type="float">
            <text:p>8199624</text:p>
          </table:table-cell>
          <table:table-cell office:value-type="float" office:value="83823544" calcext:value-type="float">
            <text:p>83823544</text:p>
          </table:table-cell>
          <table:table-cell office:value-type="float" office:value="22601920" calcext:value-type="float">
            <text:p>22601920</text:p>
          </table:table-cell>
          <table:table-cell office:value-type="float" office:value="16119400" calcext:value-type="float">
            <text:p>16119400</text:p>
          </table:table-cell>
          <table:table-cell office:value-type="float" office:value="15994472" calcext:value-type="float">
            <text:p>15994472</text:p>
          </table:table-cell>
          <table:table-cell table:number-columns-repeated="6"/>
        </table:table-row>
        <table:table-row table:style-name="ro1">
          <table:table-cell office:value-type="float" office:value="5846800" calcext:value-type="float">
            <text:p>5846800</text:p>
          </table:table-cell>
          <table:table-cell office:value-type="float" office:value="62771048" calcext:value-type="float">
            <text:p>62771048</text:p>
          </table:table-cell>
          <table:table-cell office:value-type="float" office:value="18873768" calcext:value-type="float">
            <text:p>18873768</text:p>
          </table:table-cell>
          <table:table-cell office:value-type="float" office:value="9532840" calcext:value-type="float">
            <text:p>9532840</text:p>
          </table:table-cell>
          <table:table-cell office:value-type="float" office:value="9541808" calcext:value-type="float">
            <text:p>9541808</text:p>
          </table:table-cell>
          <table:table-cell office:value-type="float" office:value="8199688" calcext:value-type="float">
            <text:p>8199688</text:p>
          </table:table-cell>
          <table:table-cell office:value-type="float" office:value="83826888" calcext:value-type="float">
            <text:p>83826888</text:p>
          </table:table-cell>
          <table:table-cell office:value-type="float" office:value="22603928" calcext:value-type="float">
            <text:p>22603928</text:p>
          </table:table-cell>
          <table:table-cell office:value-type="float" office:value="16122608" calcext:value-type="float">
            <text:p>16122608</text:p>
          </table:table-cell>
          <table:table-cell office:value-type="float" office:value="15994960" calcext:value-type="float">
            <text:p>15994960</text:p>
          </table:table-cell>
          <table:table-cell table:number-columns-repeated="6"/>
        </table:table-row>
        <table:table-row table:style-name="ro1">
          <table:table-cell office:value-type="float" office:value="5847440" calcext:value-type="float">
            <text:p>5847440</text:p>
          </table:table-cell>
          <table:table-cell office:value-type="float" office:value="62771088" calcext:value-type="float">
            <text:p>62771088</text:p>
          </table:table-cell>
          <table:table-cell office:value-type="float" office:value="18873952" calcext:value-type="float">
            <text:p>18873952</text:p>
          </table:table-cell>
          <table:table-cell office:value-type="float" office:value="9532856" calcext:value-type="float">
            <text:p>9532856</text:p>
          </table:table-cell>
          <table:table-cell office:value-type="float" office:value="9542016" calcext:value-type="float">
            <text:p>9542016</text:p>
          </table:table-cell>
          <table:table-cell office:value-type="float" office:value="8199976" calcext:value-type="float">
            <text:p>8199976</text:p>
          </table:table-cell>
          <table:table-cell office:value-type="float" office:value="83836576" calcext:value-type="float">
            <text:p>83836576</text:p>
          </table:table-cell>
          <table:table-cell office:value-type="float" office:value="22604520" calcext:value-type="float">
            <text:p>22604520</text:p>
          </table:table-cell>
          <table:table-cell office:value-type="float" office:value="16122800" calcext:value-type="float">
            <text:p>16122800</text:p>
          </table:table-cell>
          <table:table-cell office:value-type="float" office:value="16000208" calcext:value-type="float">
            <text:p>16000208</text:p>
          </table:table-cell>
          <table:table-cell table:number-columns-repeated="6"/>
        </table:table-row>
        <table:table-row table:style-name="ro1">
          <table:table-cell office:value-type="float" office:value="5847768" calcext:value-type="float">
            <text:p>5847768</text:p>
          </table:table-cell>
          <table:table-cell office:value-type="float" office:value="62771208" calcext:value-type="float">
            <text:p>62771208</text:p>
          </table:table-cell>
          <table:table-cell office:value-type="float" office:value="18874432" calcext:value-type="float">
            <text:p>18874432</text:p>
          </table:table-cell>
          <table:table-cell office:value-type="float" office:value="9532928" calcext:value-type="float">
            <text:p>9532928</text:p>
          </table:table-cell>
          <table:table-cell office:value-type="float" office:value="9542088" calcext:value-type="float">
            <text:p>9542088</text:p>
          </table:table-cell>
          <table:table-cell office:value-type="float" office:value="8200008" calcext:value-type="float">
            <text:p>8200008</text:p>
          </table:table-cell>
          <table:table-cell office:value-type="float" office:value="83840496" calcext:value-type="float">
            <text:p>83840496</text:p>
          </table:table-cell>
          <table:table-cell office:value-type="float" office:value="22607032" calcext:value-type="float">
            <text:p>22607032</text:p>
          </table:table-cell>
          <table:table-cell office:value-type="float" office:value="16126768" calcext:value-type="float">
            <text:p>16126768</text:p>
          </table:table-cell>
          <table:table-cell office:value-type="float" office:value="16000320" calcext:value-type="float">
            <text:p>16000320</text:p>
          </table:table-cell>
          <table:table-cell table:number-columns-repeated="6"/>
        </table:table-row>
        <table:table-row table:style-name="ro1">
          <table:table-cell office:value-type="float" office:value="5848248" calcext:value-type="float">
            <text:p>5848248</text:p>
          </table:table-cell>
          <table:table-cell office:value-type="float" office:value="62771256" calcext:value-type="float">
            <text:p>62771256</text:p>
          </table:table-cell>
          <table:table-cell office:value-type="float" office:value="18875080" calcext:value-type="float">
            <text:p>18875080</text:p>
          </table:table-cell>
          <table:table-cell office:value-type="float" office:value="9533048" calcext:value-type="float">
            <text:p>9533048</text:p>
          </table:table-cell>
          <table:table-cell office:value-type="float" office:value="9542400" calcext:value-type="float">
            <text:p>9542400</text:p>
          </table:table-cell>
          <table:table-cell office:value-type="float" office:value="8200424" calcext:value-type="float">
            <text:p>8200424</text:p>
          </table:table-cell>
          <table:table-cell office:value-type="float" office:value="83844120" calcext:value-type="float">
            <text:p>83844120</text:p>
          </table:table-cell>
          <table:table-cell office:value-type="float" office:value="22607768" calcext:value-type="float">
            <text:p>22607768</text:p>
          </table:table-cell>
          <table:table-cell office:value-type="float" office:value="16136600" calcext:value-type="float">
            <text:p>16136600</text:p>
          </table:table-cell>
          <table:table-cell office:value-type="float" office:value="16001416" calcext:value-type="float">
            <text:p>16001416</text:p>
          </table:table-cell>
          <table:table-cell table:number-columns-repeated="6"/>
        </table:table-row>
        <table:table-row table:style-name="ro1">
          <table:table-cell office:value-type="float" office:value="5848448" calcext:value-type="float">
            <text:p>5848448</text:p>
          </table:table-cell>
          <table:table-cell office:value-type="float" office:value="62771392" calcext:value-type="float">
            <text:p>62771392</text:p>
          </table:table-cell>
          <table:table-cell office:value-type="float" office:value="18875088" calcext:value-type="float">
            <text:p>18875088</text:p>
          </table:table-cell>
          <table:table-cell office:value-type="float" office:value="9533328" calcext:value-type="float">
            <text:p>9533328</text:p>
          </table:table-cell>
          <table:table-cell office:value-type="float" office:value="9542968" calcext:value-type="float">
            <text:p>9542968</text:p>
          </table:table-cell>
          <table:table-cell office:value-type="float" office:value="8200664" calcext:value-type="float">
            <text:p>8200664</text:p>
          </table:table-cell>
          <table:table-cell office:value-type="float" office:value="83856736" calcext:value-type="float">
            <text:p>83856736</text:p>
          </table:table-cell>
          <table:table-cell office:value-type="float" office:value="22609336" calcext:value-type="float">
            <text:p>22609336</text:p>
          </table:table-cell>
          <table:table-cell office:value-type="float" office:value="16137216" calcext:value-type="float">
            <text:p>16137216</text:p>
          </table:table-cell>
          <table:table-cell office:value-type="float" office:value="16002592" calcext:value-type="float">
            <text:p>16002592</text:p>
          </table:table-cell>
          <table:table-cell table:number-columns-repeated="6"/>
        </table:table-row>
        <table:table-row table:style-name="ro1">
          <table:table-cell office:value-type="float" office:value="5848664" calcext:value-type="float">
            <text:p>5848664</text:p>
          </table:table-cell>
          <table:table-cell office:value-type="float" office:value="62771432" calcext:value-type="float">
            <text:p>62771432</text:p>
          </table:table-cell>
          <table:table-cell office:value-type="float" office:value="18875560" calcext:value-type="float">
            <text:p>18875560</text:p>
          </table:table-cell>
          <table:table-cell office:value-type="float" office:value="9533704" calcext:value-type="float">
            <text:p>9533704</text:p>
          </table:table-cell>
          <table:table-cell office:value-type="float" office:value="9543240" calcext:value-type="float">
            <text:p>9543240</text:p>
          </table:table-cell>
          <table:table-cell office:value-type="float" office:value="8200992" calcext:value-type="float">
            <text:p>8200992</text:p>
          </table:table-cell>
          <table:table-cell office:value-type="float" office:value="83863888" calcext:value-type="float">
            <text:p>83863888</text:p>
          </table:table-cell>
          <table:table-cell office:value-type="float" office:value="22609568" calcext:value-type="float">
            <text:p>22609568</text:p>
          </table:table-cell>
          <table:table-cell office:value-type="float" office:value="16137808" calcext:value-type="float">
            <text:p>16137808</text:p>
          </table:table-cell>
          <table:table-cell office:value-type="float" office:value="16002768" calcext:value-type="float">
            <text:p>16002768</text:p>
          </table:table-cell>
          <table:table-cell table:number-columns-repeated="6"/>
        </table:table-row>
        <table:table-row table:style-name="ro1">
          <table:table-cell office:value-type="float" office:value="5849656" calcext:value-type="float">
            <text:p>5849656</text:p>
          </table:table-cell>
          <table:table-cell office:value-type="float" office:value="62771696" calcext:value-type="float">
            <text:p>62771696</text:p>
          </table:table-cell>
          <table:table-cell office:value-type="float" office:value="18876680" calcext:value-type="float">
            <text:p>18876680</text:p>
          </table:table-cell>
          <table:table-cell office:value-type="float" office:value="9533792" calcext:value-type="float">
            <text:p>9533792</text:p>
          </table:table-cell>
          <table:table-cell office:value-type="float" office:value="9543400" calcext:value-type="float">
            <text:p>9543400</text:p>
          </table:table-cell>
          <table:table-cell office:value-type="float" office:value="8201080" calcext:value-type="float">
            <text:p>8201080</text:p>
          </table:table-cell>
          <table:table-cell office:value-type="float" office:value="83869320" calcext:value-type="float">
            <text:p>83869320</text:p>
          </table:table-cell>
          <table:table-cell office:value-type="float" office:value="22613120" calcext:value-type="float">
            <text:p>22613120</text:p>
          </table:table-cell>
          <table:table-cell office:value-type="float" office:value="16139872" calcext:value-type="float">
            <text:p>16139872</text:p>
          </table:table-cell>
          <table:table-cell office:value-type="float" office:value="16002832" calcext:value-type="float">
            <text:p>16002832</text:p>
          </table:table-cell>
          <table:table-cell table:number-columns-repeated="6"/>
        </table:table-row>
        <table:table-row table:style-name="ro1">
          <table:table-cell office:value-type="float" office:value="5849776" calcext:value-type="float">
            <text:p>5849776</text:p>
          </table:table-cell>
          <table:table-cell office:value-type="float" office:value="62772360" calcext:value-type="float">
            <text:p>62772360</text:p>
          </table:table-cell>
          <table:table-cell office:value-type="float" office:value="18876696" calcext:value-type="float">
            <text:p>18876696</text:p>
          </table:table-cell>
          <table:table-cell office:value-type="float" office:value="9534032" calcext:value-type="float">
            <text:p>9534032</text:p>
          </table:table-cell>
          <table:table-cell office:value-type="float" office:value="9543456" calcext:value-type="float">
            <text:p>9543456</text:p>
          </table:table-cell>
          <table:table-cell office:value-type="float" office:value="8201232" calcext:value-type="float">
            <text:p>8201232</text:p>
          </table:table-cell>
          <table:table-cell office:value-type="float" office:value="83869944" calcext:value-type="float">
            <text:p>83869944</text:p>
          </table:table-cell>
          <table:table-cell office:value-type="float" office:value="22614144" calcext:value-type="float">
            <text:p>22614144</text:p>
          </table:table-cell>
          <table:table-cell office:value-type="float" office:value="16144072" calcext:value-type="float">
            <text:p>16144072</text:p>
          </table:table-cell>
          <table:table-cell office:value-type="float" office:value="16003696" calcext:value-type="float">
            <text:p>16003696</text:p>
          </table:table-cell>
          <table:table-cell table:number-columns-repeated="6"/>
        </table:table-row>
        <table:table-row table:style-name="ro1">
          <table:table-cell office:value-type="float" office:value="5850024" calcext:value-type="float">
            <text:p>5850024</text:p>
          </table:table-cell>
          <table:table-cell office:value-type="float" office:value="62772592" calcext:value-type="float">
            <text:p>62772592</text:p>
          </table:table-cell>
          <table:table-cell office:value-type="float" office:value="18876736" calcext:value-type="float">
            <text:p>18876736</text:p>
          </table:table-cell>
          <table:table-cell office:value-type="float" office:value="9534272" calcext:value-type="float">
            <text:p>9534272</text:p>
          </table:table-cell>
          <table:table-cell office:value-type="float" office:value="9543600" calcext:value-type="float">
            <text:p>9543600</text:p>
          </table:table-cell>
          <table:table-cell office:value-type="float" office:value="8201320" calcext:value-type="float">
            <text:p>8201320</text:p>
          </table:table-cell>
          <table:table-cell office:value-type="float" office:value="83874704" calcext:value-type="float">
            <text:p>83874704</text:p>
          </table:table-cell>
          <table:table-cell office:value-type="float" office:value="22617080" calcext:value-type="float">
            <text:p>22617080</text:p>
          </table:table-cell>
          <table:table-cell office:value-type="float" office:value="16147048" calcext:value-type="float">
            <text:p>16147048</text:p>
          </table:table-cell>
          <table:table-cell office:value-type="float" office:value="16017856" calcext:value-type="float">
            <text:p>16017856</text:p>
          </table:table-cell>
          <table:table-cell table:number-columns-repeated="6"/>
        </table:table-row>
        <table:table-row table:style-name="ro1">
          <table:table-cell office:value-type="float" office:value="5850456" calcext:value-type="float">
            <text:p>5850456</text:p>
          </table:table-cell>
          <table:table-cell office:value-type="float" office:value="62772760" calcext:value-type="float">
            <text:p>62772760</text:p>
          </table:table-cell>
          <table:table-cell office:value-type="float" office:value="18877456" calcext:value-type="float">
            <text:p>18877456</text:p>
          </table:table-cell>
          <table:table-cell office:value-type="float" office:value="9534280" calcext:value-type="float">
            <text:p>9534280</text:p>
          </table:table-cell>
          <table:table-cell office:value-type="float" office:value="9543616" calcext:value-type="float">
            <text:p>9543616</text:p>
          </table:table-cell>
          <table:table-cell office:value-type="float" office:value="8202448" calcext:value-type="float">
            <text:p>8202448</text:p>
          </table:table-cell>
          <table:table-cell office:value-type="float" office:value="83877512" calcext:value-type="float">
            <text:p>83877512</text:p>
          </table:table-cell>
          <table:table-cell office:value-type="float" office:value="22618872" calcext:value-type="float">
            <text:p>22618872</text:p>
          </table:table-cell>
          <table:table-cell office:value-type="float" office:value="16148016" calcext:value-type="float">
            <text:p>16148016</text:p>
          </table:table-cell>
          <table:table-cell office:value-type="float" office:value="16018544" calcext:value-type="float">
            <text:p>16018544</text:p>
          </table:table-cell>
          <table:table-cell table:number-columns-repeated="6"/>
        </table:table-row>
        <table:table-row table:style-name="ro1">
          <table:table-cell office:value-type="float" office:value="5851512" calcext:value-type="float">
            <text:p>5851512</text:p>
          </table:table-cell>
          <table:table-cell office:value-type="float" office:value="62772832" calcext:value-type="float">
            <text:p>62772832</text:p>
          </table:table-cell>
          <table:table-cell office:value-type="float" office:value="18878088" calcext:value-type="float">
            <text:p>18878088</text:p>
          </table:table-cell>
          <table:table-cell office:value-type="float" office:value="9534312" calcext:value-type="float">
            <text:p>9534312</text:p>
          </table:table-cell>
          <table:table-cell office:value-type="float" office:value="9543736" calcext:value-type="float">
            <text:p>9543736</text:p>
          </table:table-cell>
          <table:table-cell office:value-type="float" office:value="8203800" calcext:value-type="float">
            <text:p>8203800</text:p>
          </table:table-cell>
          <table:table-cell office:value-type="float" office:value="83879400" calcext:value-type="float">
            <text:p>83879400</text:p>
          </table:table-cell>
          <table:table-cell office:value-type="float" office:value="22619792" calcext:value-type="float">
            <text:p>22619792</text:p>
          </table:table-cell>
          <table:table-cell office:value-type="float" office:value="16155280" calcext:value-type="float">
            <text:p>16155280</text:p>
          </table:table-cell>
          <table:table-cell office:value-type="float" office:value="16019968" calcext:value-type="float">
            <text:p>16019968</text:p>
          </table:table-cell>
          <table:table-cell table:number-columns-repeated="6"/>
        </table:table-row>
        <table:table-row table:style-name="ro1">
          <table:table-cell office:value-type="float" office:value="5851880" calcext:value-type="float">
            <text:p>5851880</text:p>
          </table:table-cell>
          <table:table-cell office:value-type="float" office:value="62773488" calcext:value-type="float">
            <text:p>62773488</text:p>
          </table:table-cell>
          <table:table-cell office:value-type="float" office:value="18878728" calcext:value-type="float">
            <text:p>18878728</text:p>
          </table:table-cell>
          <table:table-cell office:value-type="float" office:value="9534600" calcext:value-type="float">
            <text:p>9534600</text:p>
          </table:table-cell>
          <table:table-cell office:value-type="float" office:value="9543768" calcext:value-type="float">
            <text:p>9543768</text:p>
          </table:table-cell>
          <table:table-cell office:value-type="float" office:value="8203848" calcext:value-type="float">
            <text:p>8203848</text:p>
          </table:table-cell>
          <table:table-cell office:value-type="float" office:value="83882072" calcext:value-type="float">
            <text:p>83882072</text:p>
          </table:table-cell>
          <table:table-cell office:value-type="float" office:value="22620512" calcext:value-type="float">
            <text:p>22620512</text:p>
          </table:table-cell>
          <table:table-cell office:value-type="float" office:value="16155480" calcext:value-type="float">
            <text:p>16155480</text:p>
          </table:table-cell>
          <table:table-cell office:value-type="float" office:value="16020048" calcext:value-type="float">
            <text:p>16020048</text:p>
          </table:table-cell>
          <table:table-cell table:number-columns-repeated="6"/>
        </table:table-row>
        <table:table-row table:style-name="ro1">
          <table:table-cell office:value-type="float" office:value="5852248" calcext:value-type="float">
            <text:p>5852248</text:p>
          </table:table-cell>
          <table:table-cell office:value-type="float" office:value="62774040" calcext:value-type="float">
            <text:p>62774040</text:p>
          </table:table-cell>
          <table:table-cell office:value-type="float" office:value="18878880" calcext:value-type="float">
            <text:p>18878880</text:p>
          </table:table-cell>
          <table:table-cell office:value-type="float" office:value="9534928" calcext:value-type="float">
            <text:p>9534928</text:p>
          </table:table-cell>
          <table:table-cell office:value-type="float" office:value="9544480" calcext:value-type="float">
            <text:p>9544480</text:p>
          </table:table-cell>
          <table:table-cell office:value-type="float" office:value="8203976" calcext:value-type="float">
            <text:p>8203976</text:p>
          </table:table-cell>
          <table:table-cell office:value-type="float" office:value="83889368" calcext:value-type="float">
            <text:p>83889368</text:p>
          </table:table-cell>
          <table:table-cell office:value-type="float" office:value="22622224" calcext:value-type="float">
            <text:p>22622224</text:p>
          </table:table-cell>
          <table:table-cell office:value-type="float" office:value="16158440" calcext:value-type="float">
            <text:p>16158440</text:p>
          </table:table-cell>
          <table:table-cell office:value-type="float" office:value="16020160" calcext:value-type="float">
            <text:p>16020160</text:p>
          </table:table-cell>
          <table:table-cell table:number-columns-repeated="6"/>
        </table:table-row>
        <table:table-row table:style-name="ro1">
          <table:table-cell office:value-type="float" office:value="5852288" calcext:value-type="float">
            <text:p>5852288</text:p>
          </table:table-cell>
          <table:table-cell office:value-type="float" office:value="62774248" calcext:value-type="float">
            <text:p>62774248</text:p>
          </table:table-cell>
          <table:table-cell office:value-type="float" office:value="18878920" calcext:value-type="float">
            <text:p>18878920</text:p>
          </table:table-cell>
          <table:table-cell office:value-type="float" office:value="9535016" calcext:value-type="float">
            <text:p>9535016</text:p>
          </table:table-cell>
          <table:table-cell office:value-type="float" office:value="9544600" calcext:value-type="float">
            <text:p>9544600</text:p>
          </table:table-cell>
          <table:table-cell office:value-type="float" office:value="8203984" calcext:value-type="float">
            <text:p>8203984</text:p>
          </table:table-cell>
          <table:table-cell office:value-type="float" office:value="83895648" calcext:value-type="float">
            <text:p>83895648</text:p>
          </table:table-cell>
          <table:table-cell office:value-type="float" office:value="22623456" calcext:value-type="float">
            <text:p>22623456</text:p>
          </table:table-cell>
          <table:table-cell office:value-type="float" office:value="16161080" calcext:value-type="float">
            <text:p>16161080</text:p>
          </table:table-cell>
          <table:table-cell office:value-type="float" office:value="16020344" calcext:value-type="float">
            <text:p>16020344</text:p>
          </table:table-cell>
          <table:table-cell table:number-columns-repeated="6"/>
        </table:table-row>
        <table:table-row table:style-name="ro1">
          <table:table-cell office:value-type="float" office:value="5852544" calcext:value-type="float">
            <text:p>5852544</text:p>
          </table:table-cell>
          <table:table-cell office:value-type="float" office:value="62774264" calcext:value-type="float">
            <text:p>62774264</text:p>
          </table:table-cell>
          <table:table-cell office:value-type="float" office:value="18879416" calcext:value-type="float">
            <text:p>18879416</text:p>
          </table:table-cell>
          <table:table-cell office:value-type="float" office:value="9535224" calcext:value-type="float">
            <text:p>9535224</text:p>
          </table:table-cell>
          <table:table-cell office:value-type="float" office:value="9544656" calcext:value-type="float">
            <text:p>9544656</text:p>
          </table:table-cell>
          <table:table-cell office:value-type="float" office:value="8204064" calcext:value-type="float">
            <text:p>8204064</text:p>
          </table:table-cell>
          <table:table-cell office:value-type="float" office:value="83900680" calcext:value-type="float">
            <text:p>83900680</text:p>
          </table:table-cell>
          <table:table-cell office:value-type="float" office:value="22625120" calcext:value-type="float">
            <text:p>22625120</text:p>
          </table:table-cell>
          <table:table-cell office:value-type="float" office:value="16165432" calcext:value-type="float">
            <text:p>16165432</text:p>
          </table:table-cell>
          <table:table-cell office:value-type="float" office:value="16021992" calcext:value-type="float">
            <text:p>16021992</text:p>
          </table:table-cell>
          <table:table-cell table:number-columns-repeated="6"/>
        </table:table-row>
        <table:table-row table:style-name="ro1">
          <table:table-cell office:value-type="float" office:value="5852688" calcext:value-type="float">
            <text:p>5852688</text:p>
          </table:table-cell>
          <table:table-cell office:value-type="float" office:value="62774584" calcext:value-type="float">
            <text:p>62774584</text:p>
          </table:table-cell>
          <table:table-cell office:value-type="float" office:value="18879448" calcext:value-type="float">
            <text:p>18879448</text:p>
          </table:table-cell>
          <table:table-cell office:value-type="float" office:value="9535328" calcext:value-type="float">
            <text:p>9535328</text:p>
          </table:table-cell>
          <table:table-cell office:value-type="float" office:value="9544704" calcext:value-type="float">
            <text:p>9544704</text:p>
          </table:table-cell>
          <table:table-cell office:value-type="float" office:value="8204504" calcext:value-type="float">
            <text:p>8204504</text:p>
          </table:table-cell>
          <table:table-cell office:value-type="float" office:value="83903464" calcext:value-type="float">
            <text:p>83903464</text:p>
          </table:table-cell>
          <table:table-cell office:value-type="float" office:value="22625672" calcext:value-type="float">
            <text:p>22625672</text:p>
          </table:table-cell>
          <table:table-cell office:value-type="float" office:value="16165656" calcext:value-type="float">
            <text:p>16165656</text:p>
          </table:table-cell>
          <table:table-cell office:value-type="float" office:value="16022192" calcext:value-type="float">
            <text:p>16022192</text:p>
          </table:table-cell>
          <table:table-cell table:number-columns-repeated="6"/>
        </table:table-row>
        <table:table-row table:style-name="ro1">
          <table:table-cell office:value-type="float" office:value="5852744" calcext:value-type="float">
            <text:p>5852744</text:p>
          </table:table-cell>
          <table:table-cell office:value-type="float" office:value="62774952" calcext:value-type="float">
            <text:p>62774952</text:p>
          </table:table-cell>
          <table:table-cell office:value-type="float" office:value="18879448" calcext:value-type="float">
            <text:p>18879448</text:p>
          </table:table-cell>
          <table:table-cell office:value-type="float" office:value="9535472" calcext:value-type="float">
            <text:p>9535472</text:p>
          </table:table-cell>
          <table:table-cell office:value-type="float" office:value="9544928" calcext:value-type="float">
            <text:p>9544928</text:p>
          </table:table-cell>
          <table:table-cell office:value-type="float" office:value="8204632" calcext:value-type="float">
            <text:p>8204632</text:p>
          </table:table-cell>
          <table:table-cell office:value-type="float" office:value="83910400" calcext:value-type="float">
            <text:p>83910400</text:p>
          </table:table-cell>
          <table:table-cell office:value-type="float" office:value="22626080" calcext:value-type="float">
            <text:p>22626080</text:p>
          </table:table-cell>
          <table:table-cell office:value-type="float" office:value="16168464" calcext:value-type="float">
            <text:p>16168464</text:p>
          </table:table-cell>
          <table:table-cell office:value-type="float" office:value="16024408" calcext:value-type="float">
            <text:p>16024408</text:p>
          </table:table-cell>
          <table:table-cell table:number-columns-repeated="6"/>
        </table:table-row>
        <table:table-row table:style-name="ro1">
          <table:table-cell office:value-type="float" office:value="5852960" calcext:value-type="float">
            <text:p>5852960</text:p>
          </table:table-cell>
          <table:table-cell office:value-type="float" office:value="62775008" calcext:value-type="float">
            <text:p>62775008</text:p>
          </table:table-cell>
          <table:table-cell office:value-type="float" office:value="18879608" calcext:value-type="float">
            <text:p>18879608</text:p>
          </table:table-cell>
          <table:table-cell office:value-type="float" office:value="9535928" calcext:value-type="float">
            <text:p>9535928</text:p>
          </table:table-cell>
          <table:table-cell office:value-type="float" office:value="9545032" calcext:value-type="float">
            <text:p>9545032</text:p>
          </table:table-cell>
          <table:table-cell office:value-type="float" office:value="8204824" calcext:value-type="float">
            <text:p>8204824</text:p>
          </table:table-cell>
          <table:table-cell office:value-type="float" office:value="83922552" calcext:value-type="float">
            <text:p>83922552</text:p>
          </table:table-cell>
          <table:table-cell office:value-type="float" office:value="22627488" calcext:value-type="float">
            <text:p>22627488</text:p>
          </table:table-cell>
          <table:table-cell office:value-type="float" office:value="16173872" calcext:value-type="float">
            <text:p>16173872</text:p>
          </table:table-cell>
          <table:table-cell office:value-type="float" office:value="16028456" calcext:value-type="float">
            <text:p>16028456</text:p>
          </table:table-cell>
          <table:table-cell table:number-columns-repeated="6"/>
        </table:table-row>
        <table:table-row table:style-name="ro1">
          <table:table-cell office:value-type="float" office:value="5853168" calcext:value-type="float">
            <text:p>5853168</text:p>
          </table:table-cell>
          <table:table-cell office:value-type="float" office:value="62775080" calcext:value-type="float">
            <text:p>62775080</text:p>
          </table:table-cell>
          <table:table-cell office:value-type="float" office:value="18880264" calcext:value-type="float">
            <text:p>18880264</text:p>
          </table:table-cell>
          <table:table-cell office:value-type="float" office:value="9536128" calcext:value-type="float">
            <text:p>9536128</text:p>
          </table:table-cell>
          <table:table-cell office:value-type="float" office:value="9545424" calcext:value-type="float">
            <text:p>9545424</text:p>
          </table:table-cell>
          <table:table-cell office:value-type="float" office:value="8205728" calcext:value-type="float">
            <text:p>8205728</text:p>
          </table:table-cell>
          <table:table-cell office:value-type="float" office:value="83960888" calcext:value-type="float">
            <text:p>83960888</text:p>
          </table:table-cell>
          <table:table-cell office:value-type="float" office:value="22629528" calcext:value-type="float">
            <text:p>22629528</text:p>
          </table:table-cell>
          <table:table-cell office:value-type="float" office:value="16173968" calcext:value-type="float">
            <text:p>16173968</text:p>
          </table:table-cell>
          <table:table-cell office:value-type="float" office:value="16030744" calcext:value-type="float">
            <text:p>16030744</text:p>
          </table:table-cell>
          <table:table-cell table:number-columns-repeated="6"/>
        </table:table-row>
        <table:table-row table:style-name="ro1">
          <table:table-cell office:value-type="float" office:value="5853600" calcext:value-type="float">
            <text:p>5853600</text:p>
          </table:table-cell>
          <table:table-cell office:value-type="float" office:value="62775744" calcext:value-type="float">
            <text:p>62775744</text:p>
          </table:table-cell>
          <table:table-cell office:value-type="float" office:value="18880480" calcext:value-type="float">
            <text:p>18880480</text:p>
          </table:table-cell>
          <table:table-cell office:value-type="float" office:value="9536144" calcext:value-type="float">
            <text:p>9536144</text:p>
          </table:table-cell>
          <table:table-cell office:value-type="float" office:value="9545480" calcext:value-type="float">
            <text:p>9545480</text:p>
          </table:table-cell>
          <table:table-cell office:value-type="float" office:value="8205952" calcext:value-type="float">
            <text:p>8205952</text:p>
          </table:table-cell>
          <table:table-cell office:value-type="float" office:value="83968512" calcext:value-type="float">
            <text:p>83968512</text:p>
          </table:table-cell>
          <table:table-cell office:value-type="float" office:value="22631928" calcext:value-type="float">
            <text:p>22631928</text:p>
          </table:table-cell>
          <table:table-cell office:value-type="float" office:value="16175624" calcext:value-type="float">
            <text:p>16175624</text:p>
          </table:table-cell>
          <table:table-cell office:value-type="float" office:value="16031328" calcext:value-type="float">
            <text:p>16031328</text:p>
          </table:table-cell>
          <table:table-cell table:number-columns-repeated="6"/>
        </table:table-row>
        <table:table-row table:style-name="ro1">
          <table:table-cell office:value-type="float" office:value="5853744" calcext:value-type="float">
            <text:p>5853744</text:p>
          </table:table-cell>
          <table:table-cell office:value-type="float" office:value="62776352" calcext:value-type="float">
            <text:p>62776352</text:p>
          </table:table-cell>
          <table:table-cell office:value-type="float" office:value="18880816" calcext:value-type="float">
            <text:p>18880816</text:p>
          </table:table-cell>
          <table:table-cell office:value-type="float" office:value="9536536" calcext:value-type="float">
            <text:p>9536536</text:p>
          </table:table-cell>
          <table:table-cell office:value-type="float" office:value="9545752" calcext:value-type="float">
            <text:p>9545752</text:p>
          </table:table-cell>
          <table:table-cell office:value-type="float" office:value="8206104" calcext:value-type="float">
            <text:p>8206104</text:p>
          </table:table-cell>
          <table:table-cell office:value-type="float" office:value="83969920" calcext:value-type="float">
            <text:p>83969920</text:p>
          </table:table-cell>
          <table:table-cell office:value-type="float" office:value="22634208" calcext:value-type="float">
            <text:p>22634208</text:p>
          </table:table-cell>
          <table:table-cell office:value-type="float" office:value="16177776" calcext:value-type="float">
            <text:p>16177776</text:p>
          </table:table-cell>
          <table:table-cell office:value-type="float" office:value="16033024" calcext:value-type="float">
            <text:p>16033024</text:p>
          </table:table-cell>
          <table:table-cell table:number-columns-repeated="6"/>
        </table:table-row>
        <table:table-row table:style-name="ro1">
          <table:table-cell office:value-type="float" office:value="5853928" calcext:value-type="float">
            <text:p>5853928</text:p>
          </table:table-cell>
          <table:table-cell office:value-type="float" office:value="62776360" calcext:value-type="float">
            <text:p>62776360</text:p>
          </table:table-cell>
          <table:table-cell office:value-type="float" office:value="18880824" calcext:value-type="float">
            <text:p>18880824</text:p>
          </table:table-cell>
          <table:table-cell office:value-type="float" office:value="9536728" calcext:value-type="float">
            <text:p>9536728</text:p>
          </table:table-cell>
          <table:table-cell office:value-type="float" office:value="9546744" calcext:value-type="float">
            <text:p>9546744</text:p>
          </table:table-cell>
          <table:table-cell office:value-type="float" office:value="8207432" calcext:value-type="float">
            <text:p>8207432</text:p>
          </table:table-cell>
          <table:table-cell office:value-type="float" office:value="83971128" calcext:value-type="float">
            <text:p>83971128</text:p>
          </table:table-cell>
          <table:table-cell office:value-type="float" office:value="22634336" calcext:value-type="float">
            <text:p>22634336</text:p>
          </table:table-cell>
          <table:table-cell office:value-type="float" office:value="16180880" calcext:value-type="float">
            <text:p>16180880</text:p>
          </table:table-cell>
          <table:table-cell office:value-type="float" office:value="16034536" calcext:value-type="float">
            <text:p>16034536</text:p>
          </table:table-cell>
          <table:table-cell table:number-columns-repeated="6"/>
        </table:table-row>
        <table:table-row table:style-name="ro1">
          <table:table-cell office:value-type="float" office:value="5853944" calcext:value-type="float">
            <text:p>5853944</text:p>
          </table:table-cell>
          <table:table-cell office:value-type="float" office:value="62776368" calcext:value-type="float">
            <text:p>62776368</text:p>
          </table:table-cell>
          <table:table-cell office:value-type="float" office:value="18880864" calcext:value-type="float">
            <text:p>18880864</text:p>
          </table:table-cell>
          <table:table-cell office:value-type="float" office:value="9537136" calcext:value-type="float">
            <text:p>9537136</text:p>
          </table:table-cell>
          <table:table-cell office:value-type="float" office:value="9546984" calcext:value-type="float">
            <text:p>9546984</text:p>
          </table:table-cell>
          <table:table-cell office:value-type="float" office:value="8207840" calcext:value-type="float">
            <text:p>8207840</text:p>
          </table:table-cell>
          <table:table-cell office:value-type="float" office:value="83975920" calcext:value-type="float">
            <text:p>83975920</text:p>
          </table:table-cell>
          <table:table-cell office:value-type="float" office:value="22635376" calcext:value-type="float">
            <text:p>22635376</text:p>
          </table:table-cell>
          <table:table-cell office:value-type="float" office:value="16181032" calcext:value-type="float">
            <text:p>16181032</text:p>
          </table:table-cell>
          <table:table-cell office:value-type="float" office:value="16034832" calcext:value-type="float">
            <text:p>16034832</text:p>
          </table:table-cell>
          <table:table-cell table:number-columns-repeated="6"/>
        </table:table-row>
        <table:table-row table:style-name="ro1">
          <table:table-cell office:value-type="float" office:value="5854352" calcext:value-type="float">
            <text:p>5854352</text:p>
          </table:table-cell>
          <table:table-cell office:value-type="float" office:value="62776504" calcext:value-type="float">
            <text:p>62776504</text:p>
          </table:table-cell>
          <table:table-cell office:value-type="float" office:value="18881560" calcext:value-type="float">
            <text:p>18881560</text:p>
          </table:table-cell>
          <table:table-cell office:value-type="float" office:value="9538064" calcext:value-type="float">
            <text:p>9538064</text:p>
          </table:table-cell>
          <table:table-cell office:value-type="float" office:value="9547000" calcext:value-type="float">
            <text:p>9547000</text:p>
          </table:table-cell>
          <table:table-cell office:value-type="float" office:value="8208208" calcext:value-type="float">
            <text:p>8208208</text:p>
          </table:table-cell>
          <table:table-cell office:value-type="float" office:value="83979240" calcext:value-type="float">
            <text:p>83979240</text:p>
          </table:table-cell>
          <table:table-cell office:value-type="float" office:value="22636152" calcext:value-type="float">
            <text:p>22636152</text:p>
          </table:table-cell>
          <table:table-cell office:value-type="float" office:value="16182424" calcext:value-type="float">
            <text:p>16182424</text:p>
          </table:table-cell>
          <table:table-cell office:value-type="float" office:value="16035688" calcext:value-type="float">
            <text:p>16035688</text:p>
          </table:table-cell>
          <table:table-cell table:number-columns-repeated="6"/>
        </table:table-row>
        <table:table-row table:style-name="ro1">
          <table:table-cell office:value-type="float" office:value="5854408" calcext:value-type="float">
            <text:p>5854408</text:p>
          </table:table-cell>
          <table:table-cell office:value-type="float" office:value="62776544" calcext:value-type="float">
            <text:p>62776544</text:p>
          </table:table-cell>
          <table:table-cell office:value-type="float" office:value="18882096" calcext:value-type="float">
            <text:p>18882096</text:p>
          </table:table-cell>
          <table:table-cell office:value-type="float" office:value="9538080" calcext:value-type="float">
            <text:p>9538080</text:p>
          </table:table-cell>
          <table:table-cell office:value-type="float" office:value="9547072" calcext:value-type="float">
            <text:p>9547072</text:p>
          </table:table-cell>
          <table:table-cell office:value-type="float" office:value="8208416" calcext:value-type="float">
            <text:p>8208416</text:p>
          </table:table-cell>
          <table:table-cell office:value-type="float" office:value="83984240" calcext:value-type="float">
            <text:p>83984240</text:p>
          </table:table-cell>
          <table:table-cell office:value-type="float" office:value="22641000" calcext:value-type="float">
            <text:p>22641000</text:p>
          </table:table-cell>
          <table:table-cell office:value-type="float" office:value="16187320" calcext:value-type="float">
            <text:p>16187320</text:p>
          </table:table-cell>
          <table:table-cell office:value-type="float" office:value="16042840" calcext:value-type="float">
            <text:p>16042840</text:p>
          </table:table-cell>
          <table:table-cell table:number-columns-repeated="6"/>
        </table:table-row>
        <table:table-row table:style-name="ro1">
          <table:table-cell office:value-type="float" office:value="5854568" calcext:value-type="float">
            <text:p>5854568</text:p>
          </table:table-cell>
          <table:table-cell office:value-type="float" office:value="62777024" calcext:value-type="float">
            <text:p>62777024</text:p>
          </table:table-cell>
          <table:table-cell office:value-type="float" office:value="18882296" calcext:value-type="float">
            <text:p>18882296</text:p>
          </table:table-cell>
          <table:table-cell office:value-type="float" office:value="9538120" calcext:value-type="float">
            <text:p>9538120</text:p>
          </table:table-cell>
          <table:table-cell office:value-type="float" office:value="9547720" calcext:value-type="float">
            <text:p>9547720</text:p>
          </table:table-cell>
          <table:table-cell office:value-type="float" office:value="8208504" calcext:value-type="float">
            <text:p>8208504</text:p>
          </table:table-cell>
          <table:table-cell office:value-type="float" office:value="83992152" calcext:value-type="float">
            <text:p>83992152</text:p>
          </table:table-cell>
          <table:table-cell office:value-type="float" office:value="22642520" calcext:value-type="float">
            <text:p>22642520</text:p>
          </table:table-cell>
          <table:table-cell office:value-type="float" office:value="16189048" calcext:value-type="float">
            <text:p>16189048</text:p>
          </table:table-cell>
          <table:table-cell office:value-type="float" office:value="16046328" calcext:value-type="float">
            <text:p>16046328</text:p>
          </table:table-cell>
          <table:table-cell table:number-columns-repeated="6"/>
        </table:table-row>
        <table:table-row table:style-name="ro1">
          <table:table-cell office:value-type="float" office:value="5854664" calcext:value-type="float">
            <text:p>5854664</text:p>
          </table:table-cell>
          <table:table-cell office:value-type="float" office:value="62777480" calcext:value-type="float">
            <text:p>62777480</text:p>
          </table:table-cell>
          <table:table-cell office:value-type="float" office:value="18882800" calcext:value-type="float">
            <text:p>18882800</text:p>
          </table:table-cell>
          <table:table-cell office:value-type="float" office:value="9538280" calcext:value-type="float">
            <text:p>9538280</text:p>
          </table:table-cell>
          <table:table-cell office:value-type="float" office:value="9549320" calcext:value-type="float">
            <text:p>9549320</text:p>
          </table:table-cell>
          <table:table-cell office:value-type="float" office:value="8208592" calcext:value-type="float">
            <text:p>8208592</text:p>
          </table:table-cell>
          <table:table-cell office:value-type="float" office:value="83995336" calcext:value-type="float">
            <text:p>83995336</text:p>
          </table:table-cell>
          <table:table-cell office:value-type="float" office:value="22642840" calcext:value-type="float">
            <text:p>22642840</text:p>
          </table:table-cell>
          <table:table-cell office:value-type="float" office:value="16189672" calcext:value-type="float">
            <text:p>16189672</text:p>
          </table:table-cell>
          <table:table-cell office:value-type="float" office:value="16048264" calcext:value-type="float">
            <text:p>16048264</text:p>
          </table:table-cell>
          <table:table-cell table:number-columns-repeated="6"/>
        </table:table-row>
        <table:table-row table:style-name="ro1">
          <table:table-cell office:value-type="float" office:value="5854872" calcext:value-type="float">
            <text:p>5854872</text:p>
          </table:table-cell>
          <table:table-cell office:value-type="float" office:value="62777512" calcext:value-type="float">
            <text:p>62777512</text:p>
          </table:table-cell>
          <table:table-cell office:value-type="float" office:value="18883168" calcext:value-type="float">
            <text:p>18883168</text:p>
          </table:table-cell>
          <table:table-cell office:value-type="float" office:value="9538392" calcext:value-type="float">
            <text:p>9538392</text:p>
          </table:table-cell>
          <table:table-cell office:value-type="float" office:value="9549568" calcext:value-type="float">
            <text:p>9549568</text:p>
          </table:table-cell>
          <table:table-cell office:value-type="float" office:value="8209128" calcext:value-type="float">
            <text:p>8209128</text:p>
          </table:table-cell>
          <table:table-cell office:value-type="float" office:value="84005864" calcext:value-type="float">
            <text:p>84005864</text:p>
          </table:table-cell>
          <table:table-cell office:value-type="float" office:value="22642968" calcext:value-type="float">
            <text:p>22642968</text:p>
          </table:table-cell>
          <table:table-cell office:value-type="float" office:value="16190152" calcext:value-type="float">
            <text:p>16190152</text:p>
          </table:table-cell>
          <table:table-cell office:value-type="float" office:value="16048520" calcext:value-type="float">
            <text:p>16048520</text:p>
          </table:table-cell>
          <table:table-cell table:number-columns-repeated="6"/>
        </table:table-row>
        <table:table-row table:style-name="ro1">
          <table:table-cell office:value-type="float" office:value="5854920" calcext:value-type="float">
            <text:p>5854920</text:p>
          </table:table-cell>
          <table:table-cell office:value-type="float" office:value="62777856" calcext:value-type="float">
            <text:p>62777856</text:p>
          </table:table-cell>
          <table:table-cell office:value-type="float" office:value="18883480" calcext:value-type="float">
            <text:p>18883480</text:p>
          </table:table-cell>
          <table:table-cell office:value-type="float" office:value="9538656" calcext:value-type="float">
            <text:p>9538656</text:p>
          </table:table-cell>
          <table:table-cell office:value-type="float" office:value="9549856" calcext:value-type="float">
            <text:p>9549856</text:p>
          </table:table-cell>
          <table:table-cell office:value-type="float" office:value="8209336" calcext:value-type="float">
            <text:p>8209336</text:p>
          </table:table-cell>
          <table:table-cell office:value-type="float" office:value="84014128" calcext:value-type="float">
            <text:p>84014128</text:p>
          </table:table-cell>
          <table:table-cell office:value-type="float" office:value="22648160" calcext:value-type="float">
            <text:p>22648160</text:p>
          </table:table-cell>
          <table:table-cell office:value-type="float" office:value="16192624" calcext:value-type="float">
            <text:p>16192624</text:p>
          </table:table-cell>
          <table:table-cell office:value-type="float" office:value="16050360" calcext:value-type="float">
            <text:p>16050360</text:p>
          </table:table-cell>
          <table:table-cell table:number-columns-repeated="6"/>
        </table:table-row>
        <table:table-row table:style-name="ro1">
          <table:table-cell office:value-type="float" office:value="5855152" calcext:value-type="float">
            <text:p>5855152</text:p>
          </table:table-cell>
          <table:table-cell office:value-type="float" office:value="62778096" calcext:value-type="float">
            <text:p>62778096</text:p>
          </table:table-cell>
          <table:table-cell office:value-type="float" office:value="18883632" calcext:value-type="float">
            <text:p>18883632</text:p>
          </table:table-cell>
          <table:table-cell office:value-type="float" office:value="9538776" calcext:value-type="float">
            <text:p>9538776</text:p>
          </table:table-cell>
          <table:table-cell office:value-type="float" office:value="9550608" calcext:value-type="float">
            <text:p>9550608</text:p>
          </table:table-cell>
          <table:table-cell office:value-type="float" office:value="8209632" calcext:value-type="float">
            <text:p>8209632</text:p>
          </table:table-cell>
          <table:table-cell office:value-type="float" office:value="84024160" calcext:value-type="float">
            <text:p>84024160</text:p>
          </table:table-cell>
          <table:table-cell office:value-type="float" office:value="22648344" calcext:value-type="float">
            <text:p>22648344</text:p>
          </table:table-cell>
          <table:table-cell office:value-type="float" office:value="16196128" calcext:value-type="float">
            <text:p>16196128</text:p>
          </table:table-cell>
          <table:table-cell office:value-type="float" office:value="16051400" calcext:value-type="float">
            <text:p>16051400</text:p>
          </table:table-cell>
          <table:table-cell table:number-columns-repeated="6"/>
        </table:table-row>
        <table:table-row table:style-name="ro1">
          <table:table-cell office:value-type="float" office:value="5855304" calcext:value-type="float">
            <text:p>5855304</text:p>
          </table:table-cell>
          <table:table-cell office:value-type="float" office:value="62778152" calcext:value-type="float">
            <text:p>62778152</text:p>
          </table:table-cell>
          <table:table-cell office:value-type="float" office:value="18883968" calcext:value-type="float">
            <text:p>18883968</text:p>
          </table:table-cell>
          <table:table-cell office:value-type="float" office:value="9538784" calcext:value-type="float">
            <text:p>9538784</text:p>
          </table:table-cell>
          <table:table-cell office:value-type="float" office:value="9550624" calcext:value-type="float">
            <text:p>9550624</text:p>
          </table:table-cell>
          <table:table-cell office:value-type="float" office:value="8210992" calcext:value-type="float">
            <text:p>8210992</text:p>
          </table:table-cell>
          <table:table-cell office:value-type="float" office:value="84033720" calcext:value-type="float">
            <text:p>84033720</text:p>
          </table:table-cell>
          <table:table-cell office:value-type="float" office:value="22648360" calcext:value-type="float">
            <text:p>22648360</text:p>
          </table:table-cell>
          <table:table-cell office:value-type="float" office:value="16198152" calcext:value-type="float">
            <text:p>16198152</text:p>
          </table:table-cell>
          <table:table-cell office:value-type="float" office:value="16051944" calcext:value-type="float">
            <text:p>16051944</text:p>
          </table:table-cell>
          <table:table-cell table:number-columns-repeated="6"/>
        </table:table-row>
        <table:table-row table:style-name="ro1">
          <table:table-cell office:value-type="float" office:value="5855528" calcext:value-type="float">
            <text:p>5855528</text:p>
          </table:table-cell>
          <table:table-cell office:value-type="float" office:value="62778224" calcext:value-type="float">
            <text:p>62778224</text:p>
          </table:table-cell>
          <table:table-cell office:value-type="float" office:value="18884272" calcext:value-type="float">
            <text:p>18884272</text:p>
          </table:table-cell>
          <table:table-cell office:value-type="float" office:value="9538880" calcext:value-type="float">
            <text:p>9538880</text:p>
          </table:table-cell>
          <table:table-cell office:value-type="float" office:value="9550744" calcext:value-type="float">
            <text:p>9550744</text:p>
          </table:table-cell>
          <table:table-cell office:value-type="float" office:value="8211016" calcext:value-type="float">
            <text:p>8211016</text:p>
          </table:table-cell>
          <table:table-cell office:value-type="float" office:value="84039632" calcext:value-type="float">
            <text:p>84039632</text:p>
          </table:table-cell>
          <table:table-cell office:value-type="float" office:value="22655632" calcext:value-type="float">
            <text:p>22655632</text:p>
          </table:table-cell>
          <table:table-cell office:value-type="float" office:value="16200320" calcext:value-type="float">
            <text:p>16200320</text:p>
          </table:table-cell>
          <table:table-cell office:value-type="float" office:value="16051960" calcext:value-type="float">
            <text:p>16051960</text:p>
          </table:table-cell>
          <table:table-cell table:number-columns-repeated="6"/>
        </table:table-row>
        <table:table-row table:style-name="ro1">
          <table:table-cell office:value-type="float" office:value="5855824" calcext:value-type="float">
            <text:p>5855824</text:p>
          </table:table-cell>
          <table:table-cell office:value-type="float" office:value="62778720" calcext:value-type="float">
            <text:p>62778720</text:p>
          </table:table-cell>
          <table:table-cell office:value-type="float" office:value="18884320" calcext:value-type="float">
            <text:p>18884320</text:p>
          </table:table-cell>
          <table:table-cell office:value-type="float" office:value="9539240" calcext:value-type="float">
            <text:p>9539240</text:p>
          </table:table-cell>
          <table:table-cell office:value-type="float" office:value="9550792" calcext:value-type="float">
            <text:p>9550792</text:p>
          </table:table-cell>
          <table:table-cell office:value-type="float" office:value="8211264" calcext:value-type="float">
            <text:p>8211264</text:p>
          </table:table-cell>
          <table:table-cell office:value-type="float" office:value="84040064" calcext:value-type="float">
            <text:p>84040064</text:p>
          </table:table-cell>
          <table:table-cell office:value-type="float" office:value="22658088" calcext:value-type="float">
            <text:p>22658088</text:p>
          </table:table-cell>
          <table:table-cell office:value-type="float" office:value="16201944" calcext:value-type="float">
            <text:p>16201944</text:p>
          </table:table-cell>
          <table:table-cell office:value-type="float" office:value="16053480" calcext:value-type="float">
            <text:p>16053480</text:p>
          </table:table-cell>
          <table:table-cell table:number-columns-repeated="6"/>
        </table:table-row>
        <table:table-row table:style-name="ro1">
          <table:table-cell office:value-type="float" office:value="5856320" calcext:value-type="float">
            <text:p>5856320</text:p>
          </table:table-cell>
          <table:table-cell office:value-type="float" office:value="62778776" calcext:value-type="float">
            <text:p>62778776</text:p>
          </table:table-cell>
          <table:table-cell office:value-type="float" office:value="18884584" calcext:value-type="float">
            <text:p>18884584</text:p>
          </table:table-cell>
          <table:table-cell office:value-type="float" office:value="9539288" calcext:value-type="float">
            <text:p>9539288</text:p>
          </table:table-cell>
          <table:table-cell office:value-type="float" office:value="9551752" calcext:value-type="float">
            <text:p>9551752</text:p>
          </table:table-cell>
          <table:table-cell office:value-type="float" office:value="8211656" calcext:value-type="float">
            <text:p>8211656</text:p>
          </table:table-cell>
          <table:table-cell office:value-type="float" office:value="84058648" calcext:value-type="float">
            <text:p>84058648</text:p>
          </table:table-cell>
          <table:table-cell office:value-type="float" office:value="22658224" calcext:value-type="float">
            <text:p>22658224</text:p>
          </table:table-cell>
          <table:table-cell office:value-type="float" office:value="16202952" calcext:value-type="float">
            <text:p>16202952</text:p>
          </table:table-cell>
          <table:table-cell office:value-type="float" office:value="16055768" calcext:value-type="float">
            <text:p>16055768</text:p>
          </table:table-cell>
          <table:table-cell table:number-columns-repeated="6"/>
        </table:table-row>
        <table:table-row table:style-name="ro1">
          <table:table-cell office:value-type="float" office:value="5856840" calcext:value-type="float">
            <text:p>5856840</text:p>
          </table:table-cell>
          <table:table-cell office:value-type="float" office:value="62779064" calcext:value-type="float">
            <text:p>62779064</text:p>
          </table:table-cell>
          <table:table-cell office:value-type="float" office:value="18884896" calcext:value-type="float">
            <text:p>18884896</text:p>
          </table:table-cell>
          <table:table-cell office:value-type="float" office:value="9539368" calcext:value-type="float">
            <text:p>9539368</text:p>
          </table:table-cell>
          <table:table-cell office:value-type="float" office:value="9551824" calcext:value-type="float">
            <text:p>9551824</text:p>
          </table:table-cell>
          <table:table-cell office:value-type="float" office:value="8212128" calcext:value-type="float">
            <text:p>8212128</text:p>
          </table:table-cell>
          <table:table-cell office:value-type="float" office:value="84071088" calcext:value-type="float">
            <text:p>84071088</text:p>
          </table:table-cell>
          <table:table-cell office:value-type="float" office:value="22658528" calcext:value-type="float">
            <text:p>22658528</text:p>
          </table:table-cell>
          <table:table-cell office:value-type="float" office:value="16208344" calcext:value-type="float">
            <text:p>16208344</text:p>
          </table:table-cell>
          <table:table-cell office:value-type="float" office:value="16055784" calcext:value-type="float">
            <text:p>16055784</text:p>
          </table:table-cell>
          <table:table-cell table:number-columns-repeated="6"/>
        </table:table-row>
        <table:table-row table:style-name="ro1">
          <table:table-cell office:value-type="float" office:value="5857072" calcext:value-type="float">
            <text:p>5857072</text:p>
          </table:table-cell>
          <table:table-cell office:value-type="float" office:value="62780512" calcext:value-type="float">
            <text:p>62780512</text:p>
          </table:table-cell>
          <table:table-cell office:value-type="float" office:value="18885000" calcext:value-type="float">
            <text:p>18885000</text:p>
          </table:table-cell>
          <table:table-cell office:value-type="float" office:value="9539576" calcext:value-type="float">
            <text:p>9539576</text:p>
          </table:table-cell>
          <table:table-cell office:value-type="float" office:value="9552592" calcext:value-type="float">
            <text:p>9552592</text:p>
          </table:table-cell>
          <table:table-cell office:value-type="float" office:value="8212200" calcext:value-type="float">
            <text:p>8212200</text:p>
          </table:table-cell>
          <table:table-cell office:value-type="float" office:value="84072048" calcext:value-type="float">
            <text:p>84072048</text:p>
          </table:table-cell>
          <table:table-cell office:value-type="float" office:value="22659952" calcext:value-type="float">
            <text:p>22659952</text:p>
          </table:table-cell>
          <table:table-cell office:value-type="float" office:value="16212048" calcext:value-type="float">
            <text:p>16212048</text:p>
          </table:table-cell>
          <table:table-cell office:value-type="float" office:value="16059592" calcext:value-type="float">
            <text:p>16059592</text:p>
          </table:table-cell>
          <table:table-cell table:number-columns-repeated="6"/>
        </table:table-row>
        <table:table-row table:style-name="ro1">
          <table:table-cell office:value-type="float" office:value="5857400" calcext:value-type="float">
            <text:p>5857400</text:p>
          </table:table-cell>
          <table:table-cell office:value-type="float" office:value="62780528" calcext:value-type="float">
            <text:p>62780528</text:p>
          </table:table-cell>
          <table:table-cell office:value-type="float" office:value="18885112" calcext:value-type="float">
            <text:p>18885112</text:p>
          </table:table-cell>
          <table:table-cell office:value-type="float" office:value="9540080" calcext:value-type="float">
            <text:p>9540080</text:p>
          </table:table-cell>
          <table:table-cell office:value-type="float" office:value="9552672" calcext:value-type="float">
            <text:p>9552672</text:p>
          </table:table-cell>
          <table:table-cell office:value-type="float" office:value="8212288" calcext:value-type="float">
            <text:p>8212288</text:p>
          </table:table-cell>
          <table:table-cell office:value-type="float" office:value="84073080" calcext:value-type="float">
            <text:p>84073080</text:p>
          </table:table-cell>
          <table:table-cell office:value-type="float" office:value="22660680" calcext:value-type="float">
            <text:p>22660680</text:p>
          </table:table-cell>
          <table:table-cell office:value-type="float" office:value="16214000" calcext:value-type="float">
            <text:p>16214000</text:p>
          </table:table-cell>
          <table:table-cell office:value-type="float" office:value="16060896" calcext:value-type="float">
            <text:p>16060896</text:p>
          </table:table-cell>
          <table:table-cell table:number-columns-repeated="6"/>
        </table:table-row>
        <table:table-row table:style-name="ro1">
          <table:table-cell office:value-type="float" office:value="5857504" calcext:value-type="float">
            <text:p>5857504</text:p>
          </table:table-cell>
          <table:table-cell office:value-type="float" office:value="62780592" calcext:value-type="float">
            <text:p>62780592</text:p>
          </table:table-cell>
          <table:table-cell office:value-type="float" office:value="18885304" calcext:value-type="float">
            <text:p>18885304</text:p>
          </table:table-cell>
          <table:table-cell office:value-type="float" office:value="9540232" calcext:value-type="float">
            <text:p>9540232</text:p>
          </table:table-cell>
          <table:table-cell office:value-type="float" office:value="9553264" calcext:value-type="float">
            <text:p>9553264</text:p>
          </table:table-cell>
          <table:table-cell office:value-type="float" office:value="8212392" calcext:value-type="float">
            <text:p>8212392</text:p>
          </table:table-cell>
          <table:table-cell office:value-type="float" office:value="84079880" calcext:value-type="float">
            <text:p>84079880</text:p>
          </table:table-cell>
          <table:table-cell office:value-type="float" office:value="22661840" calcext:value-type="float">
            <text:p>22661840</text:p>
          </table:table-cell>
          <table:table-cell office:value-type="float" office:value="16214624" calcext:value-type="float">
            <text:p>16214624</text:p>
          </table:table-cell>
          <table:table-cell office:value-type="float" office:value="16066168" calcext:value-type="float">
            <text:p>16066168</text:p>
          </table:table-cell>
          <table:table-cell table:number-columns-repeated="6"/>
        </table:table-row>
        <table:table-row table:style-name="ro1">
          <table:table-cell office:value-type="float" office:value="5857504" calcext:value-type="float">
            <text:p>5857504</text:p>
          </table:table-cell>
          <table:table-cell office:value-type="float" office:value="62780624" calcext:value-type="float">
            <text:p>62780624</text:p>
          </table:table-cell>
          <table:table-cell office:value-type="float" office:value="18885552" calcext:value-type="float">
            <text:p>18885552</text:p>
          </table:table-cell>
          <table:table-cell office:value-type="float" office:value="9540456" calcext:value-type="float">
            <text:p>9540456</text:p>
          </table:table-cell>
          <table:table-cell office:value-type="float" office:value="9553976" calcext:value-type="float">
            <text:p>9553976</text:p>
          </table:table-cell>
          <table:table-cell office:value-type="float" office:value="8212592" calcext:value-type="float">
            <text:p>8212592</text:p>
          </table:table-cell>
          <table:table-cell office:value-type="float" office:value="84094440" calcext:value-type="float">
            <text:p>84094440</text:p>
          </table:table-cell>
          <table:table-cell office:value-type="float" office:value="22667344" calcext:value-type="float">
            <text:p>22667344</text:p>
          </table:table-cell>
          <table:table-cell office:value-type="float" office:value="16216920" calcext:value-type="float">
            <text:p>16216920</text:p>
          </table:table-cell>
          <table:table-cell office:value-type="float" office:value="16067376" calcext:value-type="float">
            <text:p>16067376</text:p>
          </table:table-cell>
          <table:table-cell table:number-columns-repeated="6"/>
        </table:table-row>
        <table:table-row table:style-name="ro1">
          <table:table-cell office:value-type="float" office:value="5857600" calcext:value-type="float">
            <text:p>5857600</text:p>
          </table:table-cell>
          <table:table-cell office:value-type="float" office:value="62780672" calcext:value-type="float">
            <text:p>62780672</text:p>
          </table:table-cell>
          <table:table-cell office:value-type="float" office:value="18885768" calcext:value-type="float">
            <text:p>18885768</text:p>
          </table:table-cell>
          <table:table-cell office:value-type="float" office:value="9540600" calcext:value-type="float">
            <text:p>9540600</text:p>
          </table:table-cell>
          <table:table-cell office:value-type="float" office:value="9555448" calcext:value-type="float">
            <text:p>9555448</text:p>
          </table:table-cell>
          <table:table-cell office:value-type="float" office:value="8212912" calcext:value-type="float">
            <text:p>8212912</text:p>
          </table:table-cell>
          <table:table-cell office:value-type="float" office:value="84096384" calcext:value-type="float">
            <text:p>84096384</text:p>
          </table:table-cell>
          <table:table-cell office:value-type="float" office:value="22668448" calcext:value-type="float">
            <text:p>22668448</text:p>
          </table:table-cell>
          <table:table-cell office:value-type="float" office:value="16220064" calcext:value-type="float">
            <text:p>16220064</text:p>
          </table:table-cell>
          <table:table-cell office:value-type="float" office:value="16068952" calcext:value-type="float">
            <text:p>16068952</text:p>
          </table:table-cell>
          <table:table-cell table:number-columns-repeated="6"/>
        </table:table-row>
        <table:table-row table:style-name="ro1">
          <table:table-cell office:value-type="float" office:value="5857792" calcext:value-type="float">
            <text:p>5857792</text:p>
          </table:table-cell>
          <table:table-cell office:value-type="float" office:value="62780776" calcext:value-type="float">
            <text:p>62780776</text:p>
          </table:table-cell>
          <table:table-cell office:value-type="float" office:value="18885816" calcext:value-type="float">
            <text:p>18885816</text:p>
          </table:table-cell>
          <table:table-cell office:value-type="float" office:value="9540736" calcext:value-type="float">
            <text:p>9540736</text:p>
          </table:table-cell>
          <table:table-cell office:value-type="float" office:value="9555488" calcext:value-type="float">
            <text:p>9555488</text:p>
          </table:table-cell>
          <table:table-cell office:value-type="float" office:value="8212984" calcext:value-type="float">
            <text:p>8212984</text:p>
          </table:table-cell>
          <table:table-cell office:value-type="float" office:value="84108288" calcext:value-type="float">
            <text:p>84108288</text:p>
          </table:table-cell>
          <table:table-cell office:value-type="float" office:value="22668880" calcext:value-type="float">
            <text:p>22668880</text:p>
          </table:table-cell>
          <table:table-cell office:value-type="float" office:value="16220200" calcext:value-type="float">
            <text:p>16220200</text:p>
          </table:table-cell>
          <table:table-cell office:value-type="float" office:value="16071432" calcext:value-type="float">
            <text:p>16071432</text:p>
          </table:table-cell>
          <table:table-cell table:number-columns-repeated="6"/>
        </table:table-row>
        <table:table-row table:style-name="ro1">
          <table:table-cell office:value-type="float" office:value="5858080" calcext:value-type="float">
            <text:p>5858080</text:p>
          </table:table-cell>
          <table:table-cell office:value-type="float" office:value="62781480" calcext:value-type="float">
            <text:p>62781480</text:p>
          </table:table-cell>
          <table:table-cell office:value-type="float" office:value="18886176" calcext:value-type="float">
            <text:p>18886176</text:p>
          </table:table-cell>
          <table:table-cell office:value-type="float" office:value="9541040" calcext:value-type="float">
            <text:p>9541040</text:p>
          </table:table-cell>
          <table:table-cell office:value-type="float" office:value="9555712" calcext:value-type="float">
            <text:p>9555712</text:p>
          </table:table-cell>
          <table:table-cell office:value-type="float" office:value="8213536" calcext:value-type="float">
            <text:p>8213536</text:p>
          </table:table-cell>
          <table:table-cell office:value-type="float" office:value="84114296" calcext:value-type="float">
            <text:p>84114296</text:p>
          </table:table-cell>
          <table:table-cell office:value-type="float" office:value="22669712" calcext:value-type="float">
            <text:p>22669712</text:p>
          </table:table-cell>
          <table:table-cell office:value-type="float" office:value="16223184" calcext:value-type="float">
            <text:p>16223184</text:p>
          </table:table-cell>
          <table:table-cell office:value-type="float" office:value="16073832" calcext:value-type="float">
            <text:p>16073832</text:p>
          </table:table-cell>
          <table:table-cell table:number-columns-repeated="6"/>
        </table:table-row>
        <table:table-row table:style-name="ro1">
          <table:table-cell office:value-type="float" office:value="5859080" calcext:value-type="float">
            <text:p>5859080</text:p>
          </table:table-cell>
          <table:table-cell office:value-type="float" office:value="62781848" calcext:value-type="float">
            <text:p>62781848</text:p>
          </table:table-cell>
          <table:table-cell office:value-type="float" office:value="18886320" calcext:value-type="float">
            <text:p>18886320</text:p>
          </table:table-cell>
          <table:table-cell office:value-type="float" office:value="9541104" calcext:value-type="float">
            <text:p>9541104</text:p>
          </table:table-cell>
          <table:table-cell office:value-type="float" office:value="9555968" calcext:value-type="float">
            <text:p>9555968</text:p>
          </table:table-cell>
          <table:table-cell office:value-type="float" office:value="8213928" calcext:value-type="float">
            <text:p>8213928</text:p>
          </table:table-cell>
          <table:table-cell office:value-type="float" office:value="84116376" calcext:value-type="float">
            <text:p>84116376</text:p>
          </table:table-cell>
          <table:table-cell office:value-type="float" office:value="22670904" calcext:value-type="float">
            <text:p>22670904</text:p>
          </table:table-cell>
          <table:table-cell office:value-type="float" office:value="16227024" calcext:value-type="float">
            <text:p>16227024</text:p>
          </table:table-cell>
          <table:table-cell office:value-type="float" office:value="16074248" calcext:value-type="float">
            <text:p>16074248</text:p>
          </table:table-cell>
          <table:table-cell table:number-columns-repeated="6"/>
        </table:table-row>
        <table:table-row table:style-name="ro1">
          <table:table-cell office:value-type="float" office:value="5859480" calcext:value-type="float">
            <text:p>5859480</text:p>
          </table:table-cell>
          <table:table-cell office:value-type="float" office:value="62782008" calcext:value-type="float">
            <text:p>62782008</text:p>
          </table:table-cell>
          <table:table-cell office:value-type="float" office:value="18886520" calcext:value-type="float">
            <text:p>18886520</text:p>
          </table:table-cell>
          <table:table-cell office:value-type="float" office:value="9541424" calcext:value-type="float">
            <text:p>9541424</text:p>
          </table:table-cell>
          <table:table-cell office:value-type="float" office:value="9556448" calcext:value-type="float">
            <text:p>9556448</text:p>
          </table:table-cell>
          <table:table-cell office:value-type="float" office:value="8214296" calcext:value-type="float">
            <text:p>8214296</text:p>
          </table:table-cell>
          <table:table-cell office:value-type="float" office:value="84119208" calcext:value-type="float">
            <text:p>84119208</text:p>
          </table:table-cell>
          <table:table-cell office:value-type="float" office:value="22671024" calcext:value-type="float">
            <text:p>22671024</text:p>
          </table:table-cell>
          <table:table-cell office:value-type="float" office:value="16231448" calcext:value-type="float">
            <text:p>16231448</text:p>
          </table:table-cell>
          <table:table-cell office:value-type="float" office:value="16074544" calcext:value-type="float">
            <text:p>16074544</text:p>
          </table:table-cell>
          <table:table-cell table:number-columns-repeated="6"/>
        </table:table-row>
        <table:table-row table:style-name="ro1">
          <table:table-cell office:value-type="float" office:value="5859680" calcext:value-type="float">
            <text:p>5859680</text:p>
          </table:table-cell>
          <table:table-cell office:value-type="float" office:value="62782224" calcext:value-type="float">
            <text:p>62782224</text:p>
          </table:table-cell>
          <table:table-cell office:value-type="float" office:value="18886560" calcext:value-type="float">
            <text:p>18886560</text:p>
          </table:table-cell>
          <table:table-cell office:value-type="float" office:value="9541736" calcext:value-type="float">
            <text:p>9541736</text:p>
          </table:table-cell>
          <table:table-cell office:value-type="float" office:value="9556520" calcext:value-type="float">
            <text:p>9556520</text:p>
          </table:table-cell>
          <table:table-cell office:value-type="float" office:value="8214928" calcext:value-type="float">
            <text:p>8214928</text:p>
          </table:table-cell>
          <table:table-cell office:value-type="float" office:value="84124744" calcext:value-type="float">
            <text:p>84124744</text:p>
          </table:table-cell>
          <table:table-cell office:value-type="float" office:value="22671824" calcext:value-type="float">
            <text:p>22671824</text:p>
          </table:table-cell>
          <table:table-cell office:value-type="float" office:value="16233032" calcext:value-type="float">
            <text:p>16233032</text:p>
          </table:table-cell>
          <table:table-cell office:value-type="float" office:value="16077272" calcext:value-type="float">
            <text:p>16077272</text:p>
          </table:table-cell>
          <table:table-cell table:number-columns-repeated="6"/>
        </table:table-row>
        <table:table-row table:style-name="ro1">
          <table:table-cell office:value-type="float" office:value="5860016" calcext:value-type="float">
            <text:p>5860016</text:p>
          </table:table-cell>
          <table:table-cell office:value-type="float" office:value="62782272" calcext:value-type="float">
            <text:p>62782272</text:p>
          </table:table-cell>
          <table:table-cell office:value-type="float" office:value="18886592" calcext:value-type="float">
            <text:p>18886592</text:p>
          </table:table-cell>
          <table:table-cell office:value-type="float" office:value="9541896" calcext:value-type="float">
            <text:p>9541896</text:p>
          </table:table-cell>
          <table:table-cell office:value-type="float" office:value="9556728" calcext:value-type="float">
            <text:p>9556728</text:p>
          </table:table-cell>
          <table:table-cell office:value-type="float" office:value="8214944" calcext:value-type="float">
            <text:p>8214944</text:p>
          </table:table-cell>
          <table:table-cell office:value-type="float" office:value="84132200" calcext:value-type="float">
            <text:p>84132200</text:p>
          </table:table-cell>
          <table:table-cell office:value-type="float" office:value="22672824" calcext:value-type="float">
            <text:p>22672824</text:p>
          </table:table-cell>
          <table:table-cell office:value-type="float" office:value="16234800" calcext:value-type="float">
            <text:p>16234800</text:p>
          </table:table-cell>
          <table:table-cell office:value-type="float" office:value="16079528" calcext:value-type="float">
            <text:p>16079528</text:p>
          </table:table-cell>
          <table:table-cell table:number-columns-repeated="6"/>
        </table:table-row>
        <table:table-row table:style-name="ro1">
          <table:table-cell office:value-type="float" office:value="5861504" calcext:value-type="float">
            <text:p>5861504</text:p>
          </table:table-cell>
          <table:table-cell office:value-type="float" office:value="62782488" calcext:value-type="float">
            <text:p>62782488</text:p>
          </table:table-cell>
          <table:table-cell office:value-type="float" office:value="18886848" calcext:value-type="float">
            <text:p>18886848</text:p>
          </table:table-cell>
          <table:table-cell office:value-type="float" office:value="9542024" calcext:value-type="float">
            <text:p>9542024</text:p>
          </table:table-cell>
          <table:table-cell office:value-type="float" office:value="9556880" calcext:value-type="float">
            <text:p>9556880</text:p>
          </table:table-cell>
          <table:table-cell office:value-type="float" office:value="8216176" calcext:value-type="float">
            <text:p>8216176</text:p>
          </table:table-cell>
          <table:table-cell office:value-type="float" office:value="84138464" calcext:value-type="float">
            <text:p>84138464</text:p>
          </table:table-cell>
          <table:table-cell office:value-type="float" office:value="22673440" calcext:value-type="float">
            <text:p>22673440</text:p>
          </table:table-cell>
          <table:table-cell office:value-type="float" office:value="16235936" calcext:value-type="float">
            <text:p>16235936</text:p>
          </table:table-cell>
          <table:table-cell office:value-type="float" office:value="16079552" calcext:value-type="float">
            <text:p>16079552</text:p>
          </table:table-cell>
          <table:table-cell table:number-columns-repeated="6"/>
        </table:table-row>
        <table:table-row table:style-name="ro1">
          <table:table-cell office:value-type="float" office:value="5861696" calcext:value-type="float">
            <text:p>5861696</text:p>
          </table:table-cell>
          <table:table-cell office:value-type="float" office:value="62782856" calcext:value-type="float">
            <text:p>62782856</text:p>
          </table:table-cell>
          <table:table-cell office:value-type="float" office:value="18886952" calcext:value-type="float">
            <text:p>18886952</text:p>
          </table:table-cell>
          <table:table-cell office:value-type="float" office:value="9542504" calcext:value-type="float">
            <text:p>9542504</text:p>
          </table:table-cell>
          <table:table-cell office:value-type="float" office:value="9556888" calcext:value-type="float">
            <text:p>9556888</text:p>
          </table:table-cell>
          <table:table-cell office:value-type="float" office:value="8216184" calcext:value-type="float">
            <text:p>8216184</text:p>
          </table:table-cell>
          <table:table-cell office:value-type="float" office:value="84165056" calcext:value-type="float">
            <text:p>84165056</text:p>
          </table:table-cell>
          <table:table-cell office:value-type="float" office:value="22675808" calcext:value-type="float">
            <text:p>22675808</text:p>
          </table:table-cell>
          <table:table-cell office:value-type="float" office:value="16238016" calcext:value-type="float">
            <text:p>16238016</text:p>
          </table:table-cell>
          <table:table-cell office:value-type="float" office:value="16081168" calcext:value-type="float">
            <text:p>16081168</text:p>
          </table:table-cell>
          <table:table-cell table:number-columns-repeated="6"/>
        </table:table-row>
        <table:table-row table:style-name="ro1">
          <table:table-cell office:value-type="float" office:value="5862144" calcext:value-type="float">
            <text:p>5862144</text:p>
          </table:table-cell>
          <table:table-cell office:value-type="float" office:value="62782880" calcext:value-type="float">
            <text:p>62782880</text:p>
          </table:table-cell>
          <table:table-cell office:value-type="float" office:value="18887240" calcext:value-type="float">
            <text:p>18887240</text:p>
          </table:table-cell>
          <table:table-cell office:value-type="float" office:value="9542752" calcext:value-type="float">
            <text:p>9542752</text:p>
          </table:table-cell>
          <table:table-cell office:value-type="float" office:value="9556936" calcext:value-type="float">
            <text:p>9556936</text:p>
          </table:table-cell>
          <table:table-cell office:value-type="float" office:value="8216256" calcext:value-type="float">
            <text:p>8216256</text:p>
          </table:table-cell>
          <table:table-cell office:value-type="float" office:value="84187160" calcext:value-type="float">
            <text:p>84187160</text:p>
          </table:table-cell>
          <table:table-cell office:value-type="float" office:value="22678384" calcext:value-type="float">
            <text:p>22678384</text:p>
          </table:table-cell>
          <table:table-cell office:value-type="float" office:value="16238464" calcext:value-type="float">
            <text:p>16238464</text:p>
          </table:table-cell>
          <table:table-cell office:value-type="float" office:value="16082872" calcext:value-type="float">
            <text:p>16082872</text:p>
          </table:table-cell>
          <table:table-cell table:number-columns-repeated="6"/>
        </table:table-row>
        <table:table-row table:style-name="ro1">
          <table:table-cell office:value-type="float" office:value="5863112" calcext:value-type="float">
            <text:p>5863112</text:p>
          </table:table-cell>
          <table:table-cell office:value-type="float" office:value="62783024" calcext:value-type="float">
            <text:p>62783024</text:p>
          </table:table-cell>
          <table:table-cell office:value-type="float" office:value="18887416" calcext:value-type="float">
            <text:p>18887416</text:p>
          </table:table-cell>
          <table:table-cell office:value-type="float" office:value="9543032" calcext:value-type="float">
            <text:p>9543032</text:p>
          </table:table-cell>
          <table:table-cell office:value-type="float" office:value="9558000" calcext:value-type="float">
            <text:p>9558000</text:p>
          </table:table-cell>
          <table:table-cell office:value-type="float" office:value="8216320" calcext:value-type="float">
            <text:p>8216320</text:p>
          </table:table-cell>
          <table:table-cell office:value-type="float" office:value="84191496" calcext:value-type="float">
            <text:p>84191496</text:p>
          </table:table-cell>
          <table:table-cell office:value-type="float" office:value="22680616" calcext:value-type="float">
            <text:p>22680616</text:p>
          </table:table-cell>
          <table:table-cell office:value-type="float" office:value="16240688" calcext:value-type="float">
            <text:p>16240688</text:p>
          </table:table-cell>
          <table:table-cell office:value-type="float" office:value="16086976" calcext:value-type="float">
            <text:p>16086976</text:p>
          </table:table-cell>
          <table:table-cell table:number-columns-repeated="6"/>
        </table:table-row>
        <table:table-row table:style-name="ro1">
          <table:table-cell office:value-type="float" office:value="5863264" calcext:value-type="float">
            <text:p>5863264</text:p>
          </table:table-cell>
          <table:table-cell office:value-type="float" office:value="62783272" calcext:value-type="float">
            <text:p>62783272</text:p>
          </table:table-cell>
          <table:table-cell office:value-type="float" office:value="18887624" calcext:value-type="float">
            <text:p>18887624</text:p>
          </table:table-cell>
          <table:table-cell office:value-type="float" office:value="9543576" calcext:value-type="float">
            <text:p>9543576</text:p>
          </table:table-cell>
          <table:table-cell office:value-type="float" office:value="9558072" calcext:value-type="float">
            <text:p>9558072</text:p>
          </table:table-cell>
          <table:table-cell office:value-type="float" office:value="8216320" calcext:value-type="float">
            <text:p>8216320</text:p>
          </table:table-cell>
          <table:table-cell office:value-type="float" office:value="84203320" calcext:value-type="float">
            <text:p>84203320</text:p>
          </table:table-cell>
          <table:table-cell office:value-type="float" office:value="22681864" calcext:value-type="float">
            <text:p>22681864</text:p>
          </table:table-cell>
          <table:table-cell office:value-type="float" office:value="16240864" calcext:value-type="float">
            <text:p>16240864</text:p>
          </table:table-cell>
          <table:table-cell office:value-type="float" office:value="16087424" calcext:value-type="float">
            <text:p>16087424</text:p>
          </table:table-cell>
          <table:table-cell table:number-columns-repeated="6"/>
        </table:table-row>
        <table:table-row table:style-name="ro1">
          <table:table-cell office:value-type="float" office:value="5863336" calcext:value-type="float">
            <text:p>5863336</text:p>
          </table:table-cell>
          <table:table-cell office:value-type="float" office:value="62783296" calcext:value-type="float">
            <text:p>62783296</text:p>
          </table:table-cell>
          <table:table-cell office:value-type="float" office:value="18887976" calcext:value-type="float">
            <text:p>18887976</text:p>
          </table:table-cell>
          <table:table-cell office:value-type="float" office:value="9543648" calcext:value-type="float">
            <text:p>9543648</text:p>
          </table:table-cell>
          <table:table-cell office:value-type="float" office:value="9558160" calcext:value-type="float">
            <text:p>9558160</text:p>
          </table:table-cell>
          <table:table-cell office:value-type="float" office:value="8216408" calcext:value-type="float">
            <text:p>8216408</text:p>
          </table:table-cell>
          <table:table-cell office:value-type="float" office:value="84210352" calcext:value-type="float">
            <text:p>84210352</text:p>
          </table:table-cell>
          <table:table-cell office:value-type="float" office:value="22683856" calcext:value-type="float">
            <text:p>22683856</text:p>
          </table:table-cell>
          <table:table-cell office:value-type="float" office:value="16244064" calcext:value-type="float">
            <text:p>16244064</text:p>
          </table:table-cell>
          <table:table-cell office:value-type="float" office:value="16092712" calcext:value-type="float">
            <text:p>16092712</text:p>
          </table:table-cell>
          <table:table-cell table:number-columns-repeated="6"/>
        </table:table-row>
        <table:table-row table:style-name="ro1">
          <table:table-cell office:value-type="float" office:value="5863576" calcext:value-type="float">
            <text:p>5863576</text:p>
          </table:table-cell>
          <table:table-cell office:value-type="float" office:value="62783384" calcext:value-type="float">
            <text:p>62783384</text:p>
          </table:table-cell>
          <table:table-cell office:value-type="float" office:value="18888024" calcext:value-type="float">
            <text:p>18888024</text:p>
          </table:table-cell>
          <table:table-cell office:value-type="float" office:value="9543680" calcext:value-type="float">
            <text:p>9543680</text:p>
          </table:table-cell>
          <table:table-cell office:value-type="float" office:value="9558192" calcext:value-type="float">
            <text:p>9558192</text:p>
          </table:table-cell>
          <table:table-cell office:value-type="float" office:value="8216808" calcext:value-type="float">
            <text:p>8216808</text:p>
          </table:table-cell>
          <table:table-cell office:value-type="float" office:value="84230272" calcext:value-type="float">
            <text:p>84230272</text:p>
          </table:table-cell>
          <table:table-cell office:value-type="float" office:value="22685008" calcext:value-type="float">
            <text:p>22685008</text:p>
          </table:table-cell>
          <table:table-cell office:value-type="float" office:value="16245584" calcext:value-type="float">
            <text:p>16245584</text:p>
          </table:table-cell>
          <table:table-cell office:value-type="float" office:value="16092792" calcext:value-type="float">
            <text:p>16092792</text:p>
          </table:table-cell>
          <table:table-cell table:number-columns-repeated="6"/>
        </table:table-row>
        <table:table-row table:style-name="ro1">
          <table:table-cell office:value-type="float" office:value="5863704" calcext:value-type="float">
            <text:p>5863704</text:p>
          </table:table-cell>
          <table:table-cell office:value-type="float" office:value="62783608" calcext:value-type="float">
            <text:p>62783608</text:p>
          </table:table-cell>
          <table:table-cell office:value-type="float" office:value="18888328" calcext:value-type="float">
            <text:p>18888328</text:p>
          </table:table-cell>
          <table:table-cell office:value-type="float" office:value="9543800" calcext:value-type="float">
            <text:p>9543800</text:p>
          </table:table-cell>
          <table:table-cell office:value-type="float" office:value="9558600" calcext:value-type="float">
            <text:p>9558600</text:p>
          </table:table-cell>
          <table:table-cell office:value-type="float" office:value="8217048" calcext:value-type="float">
            <text:p>8217048</text:p>
          </table:table-cell>
          <table:table-cell office:value-type="float" office:value="84236200" calcext:value-type="float">
            <text:p>84236200</text:p>
          </table:table-cell>
          <table:table-cell office:value-type="float" office:value="22687072" calcext:value-type="float">
            <text:p>22687072</text:p>
          </table:table-cell>
          <table:table-cell office:value-type="float" office:value="16253504" calcext:value-type="float">
            <text:p>16253504</text:p>
          </table:table-cell>
          <table:table-cell office:value-type="float" office:value="16096896" calcext:value-type="float">
            <text:p>16096896</text:p>
          </table:table-cell>
          <table:table-cell table:number-columns-repeated="6"/>
        </table:table-row>
        <table:table-row table:style-name="ro1">
          <table:table-cell office:value-type="float" office:value="5863920" calcext:value-type="float">
            <text:p>5863920</text:p>
          </table:table-cell>
          <table:table-cell office:value-type="float" office:value="62783992" calcext:value-type="float">
            <text:p>62783992</text:p>
          </table:table-cell>
          <table:table-cell office:value-type="float" office:value="18888392" calcext:value-type="float">
            <text:p>18888392</text:p>
          </table:table-cell>
          <table:table-cell office:value-type="float" office:value="9544048" calcext:value-type="float">
            <text:p>9544048</text:p>
          </table:table-cell>
          <table:table-cell office:value-type="float" office:value="9559056" calcext:value-type="float">
            <text:p>9559056</text:p>
          </table:table-cell>
          <table:table-cell office:value-type="float" office:value="8217192" calcext:value-type="float">
            <text:p>8217192</text:p>
          </table:table-cell>
          <table:table-cell office:value-type="float" office:value="84242936" calcext:value-type="float">
            <text:p>84242936</text:p>
          </table:table-cell>
          <table:table-cell office:value-type="float" office:value="22687240" calcext:value-type="float">
            <text:p>22687240</text:p>
          </table:table-cell>
          <table:table-cell office:value-type="float" office:value="16264344" calcext:value-type="float">
            <text:p>16264344</text:p>
          </table:table-cell>
          <table:table-cell office:value-type="float" office:value="16097464" calcext:value-type="float">
            <text:p>16097464</text:p>
          </table:table-cell>
          <table:table-cell table:number-columns-repeated="6"/>
        </table:table-row>
        <table:table-row table:style-name="ro1">
          <table:table-cell office:value-type="float" office:value="5863984" calcext:value-type="float">
            <text:p>5863984</text:p>
          </table:table-cell>
          <table:table-cell office:value-type="float" office:value="62784104" calcext:value-type="float">
            <text:p>62784104</text:p>
          </table:table-cell>
          <table:table-cell office:value-type="float" office:value="18888392" calcext:value-type="float">
            <text:p>18888392</text:p>
          </table:table-cell>
          <table:table-cell office:value-type="float" office:value="9544176" calcext:value-type="float">
            <text:p>9544176</text:p>
          </table:table-cell>
          <table:table-cell office:value-type="float" office:value="9559136" calcext:value-type="float">
            <text:p>9559136</text:p>
          </table:table-cell>
          <table:table-cell office:value-type="float" office:value="8217848" calcext:value-type="float">
            <text:p>8217848</text:p>
          </table:table-cell>
          <table:table-cell office:value-type="float" office:value="84250360" calcext:value-type="float">
            <text:p>84250360</text:p>
          </table:table-cell>
          <table:table-cell office:value-type="float" office:value="22687656" calcext:value-type="float">
            <text:p>22687656</text:p>
          </table:table-cell>
          <table:table-cell office:value-type="float" office:value="16265080" calcext:value-type="float">
            <text:p>16265080</text:p>
          </table:table-cell>
          <table:table-cell office:value-type="float" office:value="16097992" calcext:value-type="float">
            <text:p>16097992</text:p>
          </table:table-cell>
          <table:table-cell table:number-columns-repeated="6"/>
        </table:table-row>
        <table:table-row table:style-name="ro1">
          <table:table-cell office:value-type="float" office:value="5863984" calcext:value-type="float">
            <text:p>5863984</text:p>
          </table:table-cell>
          <table:table-cell office:value-type="float" office:value="62784264" calcext:value-type="float">
            <text:p>62784264</text:p>
          </table:table-cell>
          <table:table-cell office:value-type="float" office:value="18888736" calcext:value-type="float">
            <text:p>18888736</text:p>
          </table:table-cell>
          <table:table-cell office:value-type="float" office:value="9544224" calcext:value-type="float">
            <text:p>9544224</text:p>
          </table:table-cell>
          <table:table-cell office:value-type="float" office:value="9559456" calcext:value-type="float">
            <text:p>9559456</text:p>
          </table:table-cell>
          <table:table-cell office:value-type="float" office:value="8218008" calcext:value-type="float">
            <text:p>8218008</text:p>
          </table:table-cell>
          <table:table-cell office:value-type="float" office:value="84294048" calcext:value-type="float">
            <text:p>84294048</text:p>
          </table:table-cell>
          <table:table-cell office:value-type="float" office:value="22690128" calcext:value-type="float">
            <text:p>22690128</text:p>
          </table:table-cell>
          <table:table-cell office:value-type="float" office:value="16275432" calcext:value-type="float">
            <text:p>16275432</text:p>
          </table:table-cell>
          <table:table-cell office:value-type="float" office:value="16099016" calcext:value-type="float">
            <text:p>16099016</text:p>
          </table:table-cell>
          <table:table-cell table:number-columns-repeated="6"/>
        </table:table-row>
        <table:table-row table:style-name="ro1">
          <table:table-cell office:value-type="float" office:value="5864440" calcext:value-type="float">
            <text:p>5864440</text:p>
          </table:table-cell>
          <table:table-cell office:value-type="float" office:value="62784384" calcext:value-type="float">
            <text:p>62784384</text:p>
          </table:table-cell>
          <table:table-cell office:value-type="float" office:value="18889064" calcext:value-type="float">
            <text:p>18889064</text:p>
          </table:table-cell>
          <table:table-cell office:value-type="float" office:value="9544464" calcext:value-type="float">
            <text:p>9544464</text:p>
          </table:table-cell>
          <table:table-cell office:value-type="float" office:value="9559824" calcext:value-type="float">
            <text:p>9559824</text:p>
          </table:table-cell>
          <table:table-cell office:value-type="float" office:value="8218352" calcext:value-type="float">
            <text:p>8218352</text:p>
          </table:table-cell>
          <table:table-cell office:value-type="float" office:value="84305840" calcext:value-type="float">
            <text:p>84305840</text:p>
          </table:table-cell>
          <table:table-cell office:value-type="float" office:value="22691160" calcext:value-type="float">
            <text:p>22691160</text:p>
          </table:table-cell>
          <table:table-cell office:value-type="float" office:value="16278888" calcext:value-type="float">
            <text:p>16278888</text:p>
          </table:table-cell>
          <table:table-cell office:value-type="float" office:value="16101120" calcext:value-type="float">
            <text:p>16101120</text:p>
          </table:table-cell>
          <table:table-cell table:number-columns-repeated="6"/>
        </table:table-row>
        <table:table-row table:style-name="ro1">
          <table:table-cell office:value-type="float" office:value="5864704" calcext:value-type="float">
            <text:p>5864704</text:p>
          </table:table-cell>
          <table:table-cell office:value-type="float" office:value="62784592" calcext:value-type="float">
            <text:p>62784592</text:p>
          </table:table-cell>
          <table:table-cell office:value-type="float" office:value="18889256" calcext:value-type="float">
            <text:p>18889256</text:p>
          </table:table-cell>
          <table:table-cell office:value-type="float" office:value="9544576" calcext:value-type="float">
            <text:p>9544576</text:p>
          </table:table-cell>
          <table:table-cell office:value-type="float" office:value="9560408" calcext:value-type="float">
            <text:p>9560408</text:p>
          </table:table-cell>
          <table:table-cell office:value-type="float" office:value="8218792" calcext:value-type="float">
            <text:p>8218792</text:p>
          </table:table-cell>
          <table:table-cell office:value-type="float" office:value="84317464" calcext:value-type="float">
            <text:p>84317464</text:p>
          </table:table-cell>
          <table:table-cell office:value-type="float" office:value="22694008" calcext:value-type="float">
            <text:p>22694008</text:p>
          </table:table-cell>
          <table:table-cell office:value-type="float" office:value="16279240" calcext:value-type="float">
            <text:p>16279240</text:p>
          </table:table-cell>
          <table:table-cell office:value-type="float" office:value="16101672" calcext:value-type="float">
            <text:p>16101672</text:p>
          </table:table-cell>
          <table:table-cell table:number-columns-repeated="6"/>
        </table:table-row>
        <table:table-row table:style-name="ro1">
          <table:table-cell office:value-type="float" office:value="5865160" calcext:value-type="float">
            <text:p>5865160</text:p>
          </table:table-cell>
          <table:table-cell office:value-type="float" office:value="62784616" calcext:value-type="float">
            <text:p>62784616</text:p>
          </table:table-cell>
          <table:table-cell office:value-type="float" office:value="18889760" calcext:value-type="float">
            <text:p>18889760</text:p>
          </table:table-cell>
          <table:table-cell office:value-type="float" office:value="9544624" calcext:value-type="float">
            <text:p>9544624</text:p>
          </table:table-cell>
          <table:table-cell office:value-type="float" office:value="9560472" calcext:value-type="float">
            <text:p>9560472</text:p>
          </table:table-cell>
          <table:table-cell office:value-type="float" office:value="8218904" calcext:value-type="float">
            <text:p>8218904</text:p>
          </table:table-cell>
          <table:table-cell office:value-type="float" office:value="84332624" calcext:value-type="float">
            <text:p>84332624</text:p>
          </table:table-cell>
          <table:table-cell office:value-type="float" office:value="22696216" calcext:value-type="float">
            <text:p>22696216</text:p>
          </table:table-cell>
          <table:table-cell office:value-type="float" office:value="16284992" calcext:value-type="float">
            <text:p>16284992</text:p>
          </table:table-cell>
          <table:table-cell office:value-type="float" office:value="16103272" calcext:value-type="float">
            <text:p>16103272</text:p>
          </table:table-cell>
          <table:table-cell table:number-columns-repeated="6"/>
        </table:table-row>
        <table:table-row table:style-name="ro1">
          <table:table-cell office:value-type="float" office:value="5865296" calcext:value-type="float">
            <text:p>5865296</text:p>
          </table:table-cell>
          <table:table-cell office:value-type="float" office:value="62785192" calcext:value-type="float">
            <text:p>62785192</text:p>
          </table:table-cell>
          <table:table-cell office:value-type="float" office:value="18889952" calcext:value-type="float">
            <text:p>18889952</text:p>
          </table:table-cell>
          <table:table-cell office:value-type="float" office:value="9544752" calcext:value-type="float">
            <text:p>9544752</text:p>
          </table:table-cell>
          <table:table-cell office:value-type="float" office:value="9560584" calcext:value-type="float">
            <text:p>9560584</text:p>
          </table:table-cell>
          <table:table-cell office:value-type="float" office:value="8219096" calcext:value-type="float">
            <text:p>8219096</text:p>
          </table:table-cell>
          <table:table-cell office:value-type="float" office:value="84352328" calcext:value-type="float">
            <text:p>84352328</text:p>
          </table:table-cell>
          <table:table-cell office:value-type="float" office:value="22701240" calcext:value-type="float">
            <text:p>22701240</text:p>
          </table:table-cell>
          <table:table-cell office:value-type="float" office:value="16301944" calcext:value-type="float">
            <text:p>16301944</text:p>
          </table:table-cell>
          <table:table-cell office:value-type="float" office:value="16104128" calcext:value-type="float">
            <text:p>16104128</text:p>
          </table:table-cell>
          <table:table-cell table:number-columns-repeated="6"/>
        </table:table-row>
        <table:table-row table:style-name="ro1">
          <table:table-cell office:value-type="float" office:value="5865576" calcext:value-type="float">
            <text:p>5865576</text:p>
          </table:table-cell>
          <table:table-cell office:value-type="float" office:value="62785232" calcext:value-type="float">
            <text:p>62785232</text:p>
          </table:table-cell>
          <table:table-cell office:value-type="float" office:value="18890408" calcext:value-type="float">
            <text:p>18890408</text:p>
          </table:table-cell>
          <table:table-cell office:value-type="float" office:value="9545024" calcext:value-type="float">
            <text:p>9545024</text:p>
          </table:table-cell>
          <table:table-cell office:value-type="float" office:value="9560616" calcext:value-type="float">
            <text:p>9560616</text:p>
          </table:table-cell>
          <table:table-cell office:value-type="float" office:value="8219144" calcext:value-type="float">
            <text:p>8219144</text:p>
          </table:table-cell>
          <table:table-cell office:value-type="float" office:value="84360944" calcext:value-type="float">
            <text:p>84360944</text:p>
          </table:table-cell>
          <table:table-cell office:value-type="float" office:value="22704752" calcext:value-type="float">
            <text:p>22704752</text:p>
          </table:table-cell>
          <table:table-cell office:value-type="float" office:value="16302456" calcext:value-type="float">
            <text:p>16302456</text:p>
          </table:table-cell>
          <table:table-cell office:value-type="float" office:value="16105160" calcext:value-type="float">
            <text:p>16105160</text:p>
          </table:table-cell>
          <table:table-cell table:number-columns-repeated="6"/>
        </table:table-row>
        <table:table-row table:style-name="ro1">
          <table:table-cell office:value-type="float" office:value="5865832" calcext:value-type="float">
            <text:p>5865832</text:p>
          </table:table-cell>
          <table:table-cell office:value-type="float" office:value="62785400" calcext:value-type="float">
            <text:p>62785400</text:p>
          </table:table-cell>
          <table:table-cell office:value-type="float" office:value="18890776" calcext:value-type="float">
            <text:p>18890776</text:p>
          </table:table-cell>
          <table:table-cell office:value-type="float" office:value="9545240" calcext:value-type="float">
            <text:p>9545240</text:p>
          </table:table-cell>
          <table:table-cell office:value-type="float" office:value="9560952" calcext:value-type="float">
            <text:p>9560952</text:p>
          </table:table-cell>
          <table:table-cell office:value-type="float" office:value="8219272" calcext:value-type="float">
            <text:p>8219272</text:p>
          </table:table-cell>
          <table:table-cell office:value-type="float" office:value="84369024" calcext:value-type="float">
            <text:p>84369024</text:p>
          </table:table-cell>
          <table:table-cell office:value-type="float" office:value="22707968" calcext:value-type="float">
            <text:p>22707968</text:p>
          </table:table-cell>
          <table:table-cell office:value-type="float" office:value="16305776" calcext:value-type="float">
            <text:p>16305776</text:p>
          </table:table-cell>
          <table:table-cell office:value-type="float" office:value="16105240" calcext:value-type="float">
            <text:p>16105240</text:p>
          </table:table-cell>
          <table:table-cell table:number-columns-repeated="6"/>
        </table:table-row>
        <table:table-row table:style-name="ro1">
          <table:table-cell office:value-type="float" office:value="5865912" calcext:value-type="float">
            <text:p>5865912</text:p>
          </table:table-cell>
          <table:table-cell office:value-type="float" office:value="62785608" calcext:value-type="float">
            <text:p>62785608</text:p>
          </table:table-cell>
          <table:table-cell office:value-type="float" office:value="18890856" calcext:value-type="float">
            <text:p>18890856</text:p>
          </table:table-cell>
          <table:table-cell office:value-type="float" office:value="9545280" calcext:value-type="float">
            <text:p>9545280</text:p>
          </table:table-cell>
          <table:table-cell office:value-type="float" office:value="9561368" calcext:value-type="float">
            <text:p>9561368</text:p>
          </table:table-cell>
          <table:table-cell office:value-type="float" office:value="8219296" calcext:value-type="float">
            <text:p>8219296</text:p>
          </table:table-cell>
          <table:table-cell office:value-type="float" office:value="84417128" calcext:value-type="float">
            <text:p>84417128</text:p>
          </table:table-cell>
          <table:table-cell office:value-type="float" office:value="22708624" calcext:value-type="float">
            <text:p>22708624</text:p>
          </table:table-cell>
          <table:table-cell office:value-type="float" office:value="16308488" calcext:value-type="float">
            <text:p>16308488</text:p>
          </table:table-cell>
          <table:table-cell office:value-type="float" office:value="16107248" calcext:value-type="float">
            <text:p>16107248</text:p>
          </table:table-cell>
          <table:table-cell table:number-columns-repeated="6"/>
        </table:table-row>
        <table:table-row table:style-name="ro1">
          <table:table-cell office:value-type="float" office:value="5866160" calcext:value-type="float">
            <text:p>5866160</text:p>
          </table:table-cell>
          <table:table-cell office:value-type="float" office:value="62785832" calcext:value-type="float">
            <text:p>62785832</text:p>
          </table:table-cell>
          <table:table-cell office:value-type="float" office:value="18890976" calcext:value-type="float">
            <text:p>18890976</text:p>
          </table:table-cell>
          <table:table-cell office:value-type="float" office:value="9545752" calcext:value-type="float">
            <text:p>9545752</text:p>
          </table:table-cell>
          <table:table-cell office:value-type="float" office:value="9561552" calcext:value-type="float">
            <text:p>9561552</text:p>
          </table:table-cell>
          <table:table-cell office:value-type="float" office:value="8219848" calcext:value-type="float">
            <text:p>8219848</text:p>
          </table:table-cell>
          <table:table-cell office:value-type="float" office:value="84418440" calcext:value-type="float">
            <text:p>84418440</text:p>
          </table:table-cell>
          <table:table-cell office:value-type="float" office:value="22710016" calcext:value-type="float">
            <text:p>22710016</text:p>
          </table:table-cell>
          <table:table-cell office:value-type="float" office:value="16309544" calcext:value-type="float">
            <text:p>16309544</text:p>
          </table:table-cell>
          <table:table-cell office:value-type="float" office:value="16109176" calcext:value-type="float">
            <text:p>16109176</text:p>
          </table:table-cell>
          <table:table-cell table:number-columns-repeated="6"/>
        </table:table-row>
        <table:table-row table:style-name="ro1">
          <table:table-cell office:value-type="float" office:value="5866168" calcext:value-type="float">
            <text:p>5866168</text:p>
          </table:table-cell>
          <table:table-cell office:value-type="float" office:value="62786000" calcext:value-type="float">
            <text:p>62786000</text:p>
          </table:table-cell>
          <table:table-cell office:value-type="float" office:value="18891168" calcext:value-type="float">
            <text:p>18891168</text:p>
          </table:table-cell>
          <table:table-cell office:value-type="float" office:value="9545752" calcext:value-type="float">
            <text:p>9545752</text:p>
          </table:table-cell>
          <table:table-cell office:value-type="float" office:value="9561616" calcext:value-type="float">
            <text:p>9561616</text:p>
          </table:table-cell>
          <table:table-cell office:value-type="float" office:value="8219888" calcext:value-type="float">
            <text:p>8219888</text:p>
          </table:table-cell>
          <table:table-cell office:value-type="float" office:value="84423168" calcext:value-type="float">
            <text:p>84423168</text:p>
          </table:table-cell>
          <table:table-cell office:value-type="float" office:value="22710520" calcext:value-type="float">
            <text:p>22710520</text:p>
          </table:table-cell>
          <table:table-cell office:value-type="float" office:value="16315072" calcext:value-type="float">
            <text:p>16315072</text:p>
          </table:table-cell>
          <table:table-cell office:value-type="float" office:value="16109664" calcext:value-type="float">
            <text:p>16109664</text:p>
          </table:table-cell>
          <table:table-cell table:number-columns-repeated="6"/>
        </table:table-row>
        <table:table-row table:style-name="ro1">
          <table:table-cell office:value-type="float" office:value="5866232" calcext:value-type="float">
            <text:p>5866232</text:p>
          </table:table-cell>
          <table:table-cell office:value-type="float" office:value="62786056" calcext:value-type="float">
            <text:p>62786056</text:p>
          </table:table-cell>
          <table:table-cell office:value-type="float" office:value="18891592" calcext:value-type="float">
            <text:p>18891592</text:p>
          </table:table-cell>
          <table:table-cell office:value-type="float" office:value="9545840" calcext:value-type="float">
            <text:p>9545840</text:p>
          </table:table-cell>
          <table:table-cell office:value-type="float" office:value="9562016" calcext:value-type="float">
            <text:p>9562016</text:p>
          </table:table-cell>
          <table:table-cell office:value-type="float" office:value="8220008" calcext:value-type="float">
            <text:p>8220008</text:p>
          </table:table-cell>
          <table:table-cell office:value-type="float" office:value="84445112" calcext:value-type="float">
            <text:p>84445112</text:p>
          </table:table-cell>
          <table:table-cell office:value-type="float" office:value="22711640" calcext:value-type="float">
            <text:p>22711640</text:p>
          </table:table-cell>
          <table:table-cell office:value-type="float" office:value="16316552" calcext:value-type="float">
            <text:p>16316552</text:p>
          </table:table-cell>
          <table:table-cell office:value-type="float" office:value="16109824" calcext:value-type="float">
            <text:p>16109824</text:p>
          </table:table-cell>
          <table:table-cell table:number-columns-repeated="6"/>
        </table:table-row>
        <table:table-row table:style-name="ro1">
          <table:table-cell office:value-type="float" office:value="5866272" calcext:value-type="float">
            <text:p>5866272</text:p>
          </table:table-cell>
          <table:table-cell office:value-type="float" office:value="62786264" calcext:value-type="float">
            <text:p>62786264</text:p>
          </table:table-cell>
          <table:table-cell office:value-type="float" office:value="18891688" calcext:value-type="float">
            <text:p>18891688</text:p>
          </table:table-cell>
          <table:table-cell office:value-type="float" office:value="9546216" calcext:value-type="float">
            <text:p>9546216</text:p>
          </table:table-cell>
          <table:table-cell office:value-type="float" office:value="9562032" calcext:value-type="float">
            <text:p>9562032</text:p>
          </table:table-cell>
          <table:table-cell office:value-type="float" office:value="8220104" calcext:value-type="float">
            <text:p>8220104</text:p>
          </table:table-cell>
          <table:table-cell office:value-type="float" office:value="84451632" calcext:value-type="float">
            <text:p>84451632</text:p>
          </table:table-cell>
          <table:table-cell office:value-type="float" office:value="22713040" calcext:value-type="float">
            <text:p>22713040</text:p>
          </table:table-cell>
          <table:table-cell office:value-type="float" office:value="16316712" calcext:value-type="float">
            <text:p>16316712</text:p>
          </table:table-cell>
          <table:table-cell office:value-type="float" office:value="16110232" calcext:value-type="float">
            <text:p>16110232</text:p>
          </table:table-cell>
          <table:table-cell table:number-columns-repeated="6"/>
        </table:table-row>
        <table:table-row table:style-name="ro1">
          <table:table-cell office:value-type="float" office:value="5866360" calcext:value-type="float">
            <text:p>5866360</text:p>
          </table:table-cell>
          <table:table-cell office:value-type="float" office:value="62786424" calcext:value-type="float">
            <text:p>62786424</text:p>
          </table:table-cell>
          <table:table-cell office:value-type="float" office:value="18891712" calcext:value-type="float">
            <text:p>18891712</text:p>
          </table:table-cell>
          <table:table-cell office:value-type="float" office:value="9546800" calcext:value-type="float">
            <text:p>9546800</text:p>
          </table:table-cell>
          <table:table-cell office:value-type="float" office:value="9562224" calcext:value-type="float">
            <text:p>9562224</text:p>
          </table:table-cell>
          <table:table-cell office:value-type="float" office:value="8220560" calcext:value-type="float">
            <text:p>8220560</text:p>
          </table:table-cell>
          <table:table-cell office:value-type="float" office:value="84460144" calcext:value-type="float">
            <text:p>84460144</text:p>
          </table:table-cell>
          <table:table-cell office:value-type="float" office:value="22713624" calcext:value-type="float">
            <text:p>22713624</text:p>
          </table:table-cell>
          <table:table-cell office:value-type="float" office:value="16317600" calcext:value-type="float">
            <text:p>16317600</text:p>
          </table:table-cell>
          <table:table-cell office:value-type="float" office:value="16113472" calcext:value-type="float">
            <text:p>16113472</text:p>
          </table:table-cell>
          <table:table-cell table:number-columns-repeated="6"/>
        </table:table-row>
        <table:table-row table:style-name="ro1">
          <table:table-cell office:value-type="float" office:value="5866392" calcext:value-type="float">
            <text:p>5866392</text:p>
          </table:table-cell>
          <table:table-cell office:value-type="float" office:value="62786640" calcext:value-type="float">
            <text:p>62786640</text:p>
          </table:table-cell>
          <table:table-cell office:value-type="float" office:value="18892104" calcext:value-type="float">
            <text:p>18892104</text:p>
          </table:table-cell>
          <table:table-cell office:value-type="float" office:value="9546968" calcext:value-type="float">
            <text:p>9546968</text:p>
          </table:table-cell>
          <table:table-cell office:value-type="float" office:value="9562264" calcext:value-type="float">
            <text:p>9562264</text:p>
          </table:table-cell>
          <table:table-cell office:value-type="float" office:value="8220624" calcext:value-type="float">
            <text:p>8220624</text:p>
          </table:table-cell>
          <table:table-cell office:value-type="float" office:value="84468472" calcext:value-type="float">
            <text:p>84468472</text:p>
          </table:table-cell>
          <table:table-cell office:value-type="float" office:value="22714840" calcext:value-type="float">
            <text:p>22714840</text:p>
          </table:table-cell>
          <table:table-cell office:value-type="float" office:value="16318816" calcext:value-type="float">
            <text:p>16318816</text:p>
          </table:table-cell>
          <table:table-cell office:value-type="float" office:value="16113672" calcext:value-type="float">
            <text:p>16113672</text:p>
          </table:table-cell>
          <table:table-cell table:number-columns-repeated="6"/>
        </table:table-row>
        <table:table-row table:style-name="ro1">
          <table:table-cell office:value-type="float" office:value="5866608" calcext:value-type="float">
            <text:p>5866608</text:p>
          </table:table-cell>
          <table:table-cell office:value-type="float" office:value="62786880" calcext:value-type="float">
            <text:p>62786880</text:p>
          </table:table-cell>
          <table:table-cell office:value-type="float" office:value="18892232" calcext:value-type="float">
            <text:p>18892232</text:p>
          </table:table-cell>
          <table:table-cell office:value-type="float" office:value="9547192" calcext:value-type="float">
            <text:p>9547192</text:p>
          </table:table-cell>
          <table:table-cell office:value-type="float" office:value="9562280" calcext:value-type="float">
            <text:p>9562280</text:p>
          </table:table-cell>
          <table:table-cell office:value-type="float" office:value="8220688" calcext:value-type="float">
            <text:p>8220688</text:p>
          </table:table-cell>
          <table:table-cell office:value-type="float" office:value="84481104" calcext:value-type="float">
            <text:p>84481104</text:p>
          </table:table-cell>
          <table:table-cell office:value-type="float" office:value="22715320" calcext:value-type="float">
            <text:p>22715320</text:p>
          </table:table-cell>
          <table:table-cell office:value-type="float" office:value="16336800" calcext:value-type="float">
            <text:p>16336800</text:p>
          </table:table-cell>
          <table:table-cell office:value-type="float" office:value="16114592" calcext:value-type="float">
            <text:p>16114592</text:p>
          </table:table-cell>
          <table:table-cell table:number-columns-repeated="6"/>
        </table:table-row>
        <table:table-row table:style-name="ro1">
          <table:table-cell office:value-type="float" office:value="5866768" calcext:value-type="float">
            <text:p>5866768</text:p>
          </table:table-cell>
          <table:table-cell office:value-type="float" office:value="62787120" calcext:value-type="float">
            <text:p>62787120</text:p>
          </table:table-cell>
          <table:table-cell office:value-type="float" office:value="18892272" calcext:value-type="float">
            <text:p>18892272</text:p>
          </table:table-cell>
          <table:table-cell office:value-type="float" office:value="9547232" calcext:value-type="float">
            <text:p>9547232</text:p>
          </table:table-cell>
          <table:table-cell office:value-type="float" office:value="9563224" calcext:value-type="float">
            <text:p>9563224</text:p>
          </table:table-cell>
          <table:table-cell office:value-type="float" office:value="8220992" calcext:value-type="float">
            <text:p>8220992</text:p>
          </table:table-cell>
          <table:table-cell office:value-type="float" office:value="84482104" calcext:value-type="float">
            <text:p>84482104</text:p>
          </table:table-cell>
          <table:table-cell office:value-type="float" office:value="22718168" calcext:value-type="float">
            <text:p>22718168</text:p>
          </table:table-cell>
          <table:table-cell office:value-type="float" office:value="16345568" calcext:value-type="float">
            <text:p>16345568</text:p>
          </table:table-cell>
          <table:table-cell office:value-type="float" office:value="16116976" calcext:value-type="float">
            <text:p>16116976</text:p>
          </table:table-cell>
          <table:table-cell table:number-columns-repeated="6"/>
        </table:table-row>
        <table:table-row table:style-name="ro1">
          <table:table-cell office:value-type="float" office:value="5866928" calcext:value-type="float">
            <text:p>5866928</text:p>
          </table:table-cell>
          <table:table-cell office:value-type="float" office:value="62787176" calcext:value-type="float">
            <text:p>62787176</text:p>
          </table:table-cell>
          <table:table-cell office:value-type="float" office:value="18892552" calcext:value-type="float">
            <text:p>18892552</text:p>
          </table:table-cell>
          <table:table-cell office:value-type="float" office:value="9547680" calcext:value-type="float">
            <text:p>9547680</text:p>
          </table:table-cell>
          <table:table-cell office:value-type="float" office:value="9563784" calcext:value-type="float">
            <text:p>9563784</text:p>
          </table:table-cell>
          <table:table-cell office:value-type="float" office:value="8221264" calcext:value-type="float">
            <text:p>8221264</text:p>
          </table:table-cell>
          <table:table-cell office:value-type="float" office:value="84483792" calcext:value-type="float">
            <text:p>84483792</text:p>
          </table:table-cell>
          <table:table-cell office:value-type="float" office:value="22718544" calcext:value-type="float">
            <text:p>22718544</text:p>
          </table:table-cell>
          <table:table-cell office:value-type="float" office:value="16359296" calcext:value-type="float">
            <text:p>16359296</text:p>
          </table:table-cell>
          <table:table-cell office:value-type="float" office:value="16118216" calcext:value-type="float">
            <text:p>16118216</text:p>
          </table:table-cell>
          <table:table-cell table:number-columns-repeated="6"/>
        </table:table-row>
        <table:table-row table:style-name="ro1">
          <table:table-cell office:value-type="float" office:value="5867640" calcext:value-type="float">
            <text:p>5867640</text:p>
          </table:table-cell>
          <table:table-cell office:value-type="float" office:value="62787480" calcext:value-type="float">
            <text:p>62787480</text:p>
          </table:table-cell>
          <table:table-cell office:value-type="float" office:value="18892736" calcext:value-type="float">
            <text:p>18892736</text:p>
          </table:table-cell>
          <table:table-cell office:value-type="float" office:value="9547872" calcext:value-type="float">
            <text:p>9547872</text:p>
          </table:table-cell>
          <table:table-cell office:value-type="float" office:value="9564248" calcext:value-type="float">
            <text:p>9564248</text:p>
          </table:table-cell>
          <table:table-cell office:value-type="float" office:value="8221552" calcext:value-type="float">
            <text:p>8221552</text:p>
          </table:table-cell>
          <table:table-cell office:value-type="float" office:value="84493856" calcext:value-type="float">
            <text:p>84493856</text:p>
          </table:table-cell>
          <table:table-cell office:value-type="float" office:value="22720168" calcext:value-type="float">
            <text:p>22720168</text:p>
          </table:table-cell>
          <table:table-cell office:value-type="float" office:value="16386976" calcext:value-type="float">
            <text:p>16386976</text:p>
          </table:table-cell>
          <table:table-cell office:value-type="float" office:value="16118864" calcext:value-type="float">
            <text:p>16118864</text:p>
          </table:table-cell>
          <table:table-cell table:number-columns-repeated="6"/>
        </table:table-row>
        <table:table-row table:style-name="ro1">
          <table:table-cell office:value-type="float" office:value="5867704" calcext:value-type="float">
            <text:p>5867704</text:p>
          </table:table-cell>
          <table:table-cell office:value-type="float" office:value="62788088" calcext:value-type="float">
            <text:p>62788088</text:p>
          </table:table-cell>
          <table:table-cell office:value-type="float" office:value="18893160" calcext:value-type="float">
            <text:p>18893160</text:p>
          </table:table-cell>
          <table:table-cell office:value-type="float" office:value="9548032" calcext:value-type="float">
            <text:p>9548032</text:p>
          </table:table-cell>
          <table:table-cell office:value-type="float" office:value="9564824" calcext:value-type="float">
            <text:p>9564824</text:p>
          </table:table-cell>
          <table:table-cell office:value-type="float" office:value="8221880" calcext:value-type="float">
            <text:p>8221880</text:p>
          </table:table-cell>
          <table:table-cell office:value-type="float" office:value="84513592" calcext:value-type="float">
            <text:p>84513592</text:p>
          </table:table-cell>
          <table:table-cell office:value-type="float" office:value="22720896" calcext:value-type="float">
            <text:p>22720896</text:p>
          </table:table-cell>
          <table:table-cell office:value-type="float" office:value="16391224" calcext:value-type="float">
            <text:p>16391224</text:p>
          </table:table-cell>
          <table:table-cell office:value-type="float" office:value="16119112" calcext:value-type="float">
            <text:p>16119112</text:p>
          </table:table-cell>
          <table:table-cell table:number-columns-repeated="6"/>
        </table:table-row>
        <table:table-row table:style-name="ro1">
          <table:table-cell office:value-type="float" office:value="5867800" calcext:value-type="float">
            <text:p>5867800</text:p>
          </table:table-cell>
          <table:table-cell office:value-type="float" office:value="62788160" calcext:value-type="float">
            <text:p>62788160</text:p>
          </table:table-cell>
          <table:table-cell office:value-type="float" office:value="18893672" calcext:value-type="float">
            <text:p>18893672</text:p>
          </table:table-cell>
          <table:table-cell office:value-type="float" office:value="9548040" calcext:value-type="float">
            <text:p>9548040</text:p>
          </table:table-cell>
          <table:table-cell office:value-type="float" office:value="9565360" calcext:value-type="float">
            <text:p>9565360</text:p>
          </table:table-cell>
          <table:table-cell office:value-type="float" office:value="8222368" calcext:value-type="float">
            <text:p>8222368</text:p>
          </table:table-cell>
          <table:table-cell office:value-type="float" office:value="84514464" calcext:value-type="float">
            <text:p>84514464</text:p>
          </table:table-cell>
          <table:table-cell office:value-type="float" office:value="22720936" calcext:value-type="float">
            <text:p>22720936</text:p>
          </table:table-cell>
          <table:table-cell office:value-type="float" office:value="16398512" calcext:value-type="float">
            <text:p>16398512</text:p>
          </table:table-cell>
          <table:table-cell office:value-type="float" office:value="16119272" calcext:value-type="float">
            <text:p>16119272</text:p>
          </table:table-cell>
          <table:table-cell table:number-columns-repeated="6"/>
        </table:table-row>
        <table:table-row table:style-name="ro1">
          <table:table-cell office:value-type="float" office:value="5868432" calcext:value-type="float">
            <text:p>5868432</text:p>
          </table:table-cell>
          <table:table-cell office:value-type="float" office:value="62788192" calcext:value-type="float">
            <text:p>62788192</text:p>
          </table:table-cell>
          <table:table-cell office:value-type="float" office:value="18894112" calcext:value-type="float">
            <text:p>18894112</text:p>
          </table:table-cell>
          <table:table-cell office:value-type="float" office:value="9548136" calcext:value-type="float">
            <text:p>9548136</text:p>
          </table:table-cell>
          <table:table-cell office:value-type="float" office:value="9565416" calcext:value-type="float">
            <text:p>9565416</text:p>
          </table:table-cell>
          <table:table-cell office:value-type="float" office:value="8222904" calcext:value-type="float">
            <text:p>8222904</text:p>
          </table:table-cell>
          <table:table-cell office:value-type="float" office:value="84604808" calcext:value-type="float">
            <text:p>84604808</text:p>
          </table:table-cell>
          <table:table-cell office:value-type="float" office:value="22725272" calcext:value-type="float">
            <text:p>22725272</text:p>
          </table:table-cell>
          <table:table-cell office:value-type="float" office:value="16402072" calcext:value-type="float">
            <text:p>16402072</text:p>
          </table:table-cell>
          <table:table-cell office:value-type="float" office:value="16119616" calcext:value-type="float">
            <text:p>16119616</text:p>
          </table:table-cell>
          <table:table-cell table:number-columns-repeated="6"/>
        </table:table-row>
        <table:table-row table:style-name="ro1">
          <table:table-cell office:value-type="float" office:value="5868432" calcext:value-type="float">
            <text:p>5868432</text:p>
          </table:table-cell>
          <table:table-cell office:value-type="float" office:value="62788408" calcext:value-type="float">
            <text:p>62788408</text:p>
          </table:table-cell>
          <table:table-cell office:value-type="float" office:value="18894184" calcext:value-type="float">
            <text:p>18894184</text:p>
          </table:table-cell>
          <table:table-cell office:value-type="float" office:value="9548304" calcext:value-type="float">
            <text:p>9548304</text:p>
          </table:table-cell>
          <table:table-cell office:value-type="float" office:value="9565512" calcext:value-type="float">
            <text:p>9565512</text:p>
          </table:table-cell>
          <table:table-cell office:value-type="float" office:value="8223192" calcext:value-type="float">
            <text:p>8223192</text:p>
          </table:table-cell>
          <table:table-cell office:value-type="float" office:value="84644560" calcext:value-type="float">
            <text:p>84644560</text:p>
          </table:table-cell>
          <table:table-cell office:value-type="float" office:value="22725560" calcext:value-type="float">
            <text:p>22725560</text:p>
          </table:table-cell>
          <table:table-cell office:value-type="float" office:value="16404792" calcext:value-type="float">
            <text:p>16404792</text:p>
          </table:table-cell>
          <table:table-cell office:value-type="float" office:value="16123272" calcext:value-type="float">
            <text:p>16123272</text:p>
          </table:table-cell>
          <table:table-cell table:number-columns-repeated="6"/>
        </table:table-row>
        <table:table-row table:style-name="ro1">
          <table:table-cell office:value-type="float" office:value="5868704" calcext:value-type="float">
            <text:p>5868704</text:p>
          </table:table-cell>
          <table:table-cell office:value-type="float" office:value="62788512" calcext:value-type="float">
            <text:p>62788512</text:p>
          </table:table-cell>
          <table:table-cell office:value-type="float" office:value="18894296" calcext:value-type="float">
            <text:p>18894296</text:p>
          </table:table-cell>
          <table:table-cell office:value-type="float" office:value="9548624" calcext:value-type="float">
            <text:p>9548624</text:p>
          </table:table-cell>
          <table:table-cell office:value-type="float" office:value="9565616" calcext:value-type="float">
            <text:p>9565616</text:p>
          </table:table-cell>
          <table:table-cell office:value-type="float" office:value="8224840" calcext:value-type="float">
            <text:p>8224840</text:p>
          </table:table-cell>
          <table:table-cell office:value-type="float" office:value="84678880" calcext:value-type="float">
            <text:p>84678880</text:p>
          </table:table-cell>
          <table:table-cell office:value-type="float" office:value="22728352" calcext:value-type="float">
            <text:p>22728352</text:p>
          </table:table-cell>
          <table:table-cell office:value-type="float" office:value="16413904" calcext:value-type="float">
            <text:p>16413904</text:p>
          </table:table-cell>
          <table:table-cell office:value-type="float" office:value="16124208" calcext:value-type="float">
            <text:p>16124208</text:p>
          </table:table-cell>
          <table:table-cell table:number-columns-repeated="6"/>
        </table:table-row>
        <table:table-row table:style-name="ro1">
          <table:table-cell office:value-type="float" office:value="5868720" calcext:value-type="float">
            <text:p>5868720</text:p>
          </table:table-cell>
          <table:table-cell office:value-type="float" office:value="62788552" calcext:value-type="float">
            <text:p>62788552</text:p>
          </table:table-cell>
          <table:table-cell office:value-type="float" office:value="18894416" calcext:value-type="float">
            <text:p>18894416</text:p>
          </table:table-cell>
          <table:table-cell office:value-type="float" office:value="9548776" calcext:value-type="float">
            <text:p>9548776</text:p>
          </table:table-cell>
          <table:table-cell office:value-type="float" office:value="9565840" calcext:value-type="float">
            <text:p>9565840</text:p>
          </table:table-cell>
          <table:table-cell office:value-type="float" office:value="8225600" calcext:value-type="float">
            <text:p>8225600</text:p>
          </table:table-cell>
          <table:table-cell office:value-type="float" office:value="84680344" calcext:value-type="float">
            <text:p>84680344</text:p>
          </table:table-cell>
          <table:table-cell office:value-type="float" office:value="22729288" calcext:value-type="float">
            <text:p>22729288</text:p>
          </table:table-cell>
          <table:table-cell office:value-type="float" office:value="16459824" calcext:value-type="float">
            <text:p>16459824</text:p>
          </table:table-cell>
          <table:table-cell office:value-type="float" office:value="16124624" calcext:value-type="float">
            <text:p>16124624</text:p>
          </table:table-cell>
          <table:table-cell table:number-columns-repeated="6"/>
        </table:table-row>
        <table:table-row table:style-name="ro1">
          <table:table-cell office:value-type="float" office:value="5868816" calcext:value-type="float">
            <text:p>5868816</text:p>
          </table:table-cell>
          <table:table-cell office:value-type="float" office:value="62788696" calcext:value-type="float">
            <text:p>62788696</text:p>
          </table:table-cell>
          <table:table-cell office:value-type="float" office:value="18895320" calcext:value-type="float">
            <text:p>18895320</text:p>
          </table:table-cell>
          <table:table-cell office:value-type="float" office:value="9548984" calcext:value-type="float">
            <text:p>9548984</text:p>
          </table:table-cell>
          <table:table-cell office:value-type="float" office:value="9566112" calcext:value-type="float">
            <text:p>9566112</text:p>
          </table:table-cell>
          <table:table-cell office:value-type="float" office:value="8225712" calcext:value-type="float">
            <text:p>8225712</text:p>
          </table:table-cell>
          <table:table-cell office:value-type="float" office:value="84694384" calcext:value-type="float">
            <text:p>84694384</text:p>
          </table:table-cell>
          <table:table-cell office:value-type="float" office:value="22729816" calcext:value-type="float">
            <text:p>22729816</text:p>
          </table:table-cell>
          <table:table-cell office:value-type="float" office:value="16464464" calcext:value-type="float">
            <text:p>16464464</text:p>
          </table:table-cell>
          <table:table-cell office:value-type="float" office:value="16126320" calcext:value-type="float">
            <text:p>16126320</text:p>
          </table:table-cell>
          <table:table-cell table:number-columns-repeated="6"/>
        </table:table-row>
        <table:table-row table:style-name="ro1">
          <table:table-cell office:value-type="float" office:value="5868864" calcext:value-type="float">
            <text:p>5868864</text:p>
          </table:table-cell>
          <table:table-cell office:value-type="float" office:value="62789232" calcext:value-type="float">
            <text:p>62789232</text:p>
          </table:table-cell>
          <table:table-cell office:value-type="float" office:value="18895488" calcext:value-type="float">
            <text:p>18895488</text:p>
          </table:table-cell>
          <table:table-cell office:value-type="float" office:value="9549512" calcext:value-type="float">
            <text:p>9549512</text:p>
          </table:table-cell>
          <table:table-cell office:value-type="float" office:value="9566424" calcext:value-type="float">
            <text:p>9566424</text:p>
          </table:table-cell>
          <table:table-cell office:value-type="float" office:value="8225808" calcext:value-type="float">
            <text:p>8225808</text:p>
          </table:table-cell>
          <table:table-cell office:value-type="float" office:value="84703112" calcext:value-type="float">
            <text:p>84703112</text:p>
          </table:table-cell>
          <table:table-cell office:value-type="float" office:value="22731152" calcext:value-type="float">
            <text:p>22731152</text:p>
          </table:table-cell>
          <table:table-cell office:value-type="float" office:value="16467440" calcext:value-type="float">
            <text:p>16467440</text:p>
          </table:table-cell>
          <table:table-cell office:value-type="float" office:value="16129416" calcext:value-type="float">
            <text:p>16129416</text:p>
          </table:table-cell>
          <table:table-cell table:number-columns-repeated="6"/>
        </table:table-row>
        <table:table-row table:style-name="ro1">
          <table:table-cell office:value-type="float" office:value="5869328" calcext:value-type="float">
            <text:p>5869328</text:p>
          </table:table-cell>
          <table:table-cell office:value-type="float" office:value="62789728" calcext:value-type="float">
            <text:p>62789728</text:p>
          </table:table-cell>
          <table:table-cell office:value-type="float" office:value="18895536" calcext:value-type="float">
            <text:p>18895536</text:p>
          </table:table-cell>
          <table:table-cell office:value-type="float" office:value="9549968" calcext:value-type="float">
            <text:p>9549968</text:p>
          </table:table-cell>
          <table:table-cell office:value-type="float" office:value="9566880" calcext:value-type="float">
            <text:p>9566880</text:p>
          </table:table-cell>
          <table:table-cell office:value-type="float" office:value="8226040" calcext:value-type="float">
            <text:p>8226040</text:p>
          </table:table-cell>
          <table:table-cell office:value-type="float" office:value="84722776" calcext:value-type="float">
            <text:p>84722776</text:p>
          </table:table-cell>
          <table:table-cell office:value-type="float" office:value="22732056" calcext:value-type="float">
            <text:p>22732056</text:p>
          </table:table-cell>
          <table:table-cell office:value-type="float" office:value="16468920" calcext:value-type="float">
            <text:p>16468920</text:p>
          </table:table-cell>
          <table:table-cell office:value-type="float" office:value="16129664" calcext:value-type="float">
            <text:p>16129664</text:p>
          </table:table-cell>
          <table:table-cell table:number-columns-repeated="6"/>
        </table:table-row>
        <table:table-row table:style-name="ro1">
          <table:table-cell office:value-type="float" office:value="5869432" calcext:value-type="float">
            <text:p>5869432</text:p>
          </table:table-cell>
          <table:table-cell office:value-type="float" office:value="62789920" calcext:value-type="float">
            <text:p>62789920</text:p>
          </table:table-cell>
          <table:table-cell office:value-type="float" office:value="18895912" calcext:value-type="float">
            <text:p>18895912</text:p>
          </table:table-cell>
          <table:table-cell office:value-type="float" office:value="9550064" calcext:value-type="float">
            <text:p>9550064</text:p>
          </table:table-cell>
          <table:table-cell office:value-type="float" office:value="9566976" calcext:value-type="float">
            <text:p>9566976</text:p>
          </table:table-cell>
          <table:table-cell office:value-type="float" office:value="8226208" calcext:value-type="float">
            <text:p>8226208</text:p>
          </table:table-cell>
          <table:table-cell office:value-type="float" office:value="84756904" calcext:value-type="float">
            <text:p>84756904</text:p>
          </table:table-cell>
          <table:table-cell office:value-type="float" office:value="22738816" calcext:value-type="float">
            <text:p>22738816</text:p>
          </table:table-cell>
          <table:table-cell office:value-type="float" office:value="16471896" calcext:value-type="float">
            <text:p>16471896</text:p>
          </table:table-cell>
          <table:table-cell office:value-type="float" office:value="16130184" calcext:value-type="float">
            <text:p>16130184</text:p>
          </table:table-cell>
          <table:table-cell table:number-columns-repeated="6"/>
        </table:table-row>
        <table:table-row table:style-name="ro1">
          <table:table-cell office:value-type="float" office:value="5869808" calcext:value-type="float">
            <text:p>5869808</text:p>
          </table:table-cell>
          <table:table-cell office:value-type="float" office:value="62789952" calcext:value-type="float">
            <text:p>62789952</text:p>
          </table:table-cell>
          <table:table-cell office:value-type="float" office:value="18895936" calcext:value-type="float">
            <text:p>18895936</text:p>
          </table:table-cell>
          <table:table-cell office:value-type="float" office:value="9550184" calcext:value-type="float">
            <text:p>9550184</text:p>
          </table:table-cell>
          <table:table-cell office:value-type="float" office:value="9567144" calcext:value-type="float">
            <text:p>9567144</text:p>
          </table:table-cell>
          <table:table-cell office:value-type="float" office:value="8226376" calcext:value-type="float">
            <text:p>8226376</text:p>
          </table:table-cell>
          <table:table-cell office:value-type="float" office:value="84805296" calcext:value-type="float">
            <text:p>84805296</text:p>
          </table:table-cell>
          <table:table-cell office:value-type="float" office:value="22743056" calcext:value-type="float">
            <text:p>22743056</text:p>
          </table:table-cell>
          <table:table-cell office:value-type="float" office:value="16473056" calcext:value-type="float">
            <text:p>16473056</text:p>
          </table:table-cell>
          <table:table-cell office:value-type="float" office:value="16131072" calcext:value-type="float">
            <text:p>16131072</text:p>
          </table:table-cell>
          <table:table-cell table:number-columns-repeated="6"/>
        </table:table-row>
        <table:table-row table:style-name="ro1">
          <table:table-cell office:value-type="float" office:value="5869856" calcext:value-type="float">
            <text:p>5869856</text:p>
          </table:table-cell>
          <table:table-cell office:value-type="float" office:value="62790200" calcext:value-type="float">
            <text:p>62790200</text:p>
          </table:table-cell>
          <table:table-cell office:value-type="float" office:value="18896112" calcext:value-type="float">
            <text:p>18896112</text:p>
          </table:table-cell>
          <table:table-cell office:value-type="float" office:value="9550192" calcext:value-type="float">
            <text:p>9550192</text:p>
          </table:table-cell>
          <table:table-cell office:value-type="float" office:value="9567192" calcext:value-type="float">
            <text:p>9567192</text:p>
          </table:table-cell>
          <table:table-cell office:value-type="float" office:value="8226432" calcext:value-type="float">
            <text:p>8226432</text:p>
          </table:table-cell>
          <table:table-cell office:value-type="float" office:value="84811360" calcext:value-type="float">
            <text:p>84811360</text:p>
          </table:table-cell>
          <table:table-cell office:value-type="float" office:value="22744064" calcext:value-type="float">
            <text:p>22744064</text:p>
          </table:table-cell>
          <table:table-cell office:value-type="float" office:value="16482608" calcext:value-type="float">
            <text:p>16482608</text:p>
          </table:table-cell>
          <table:table-cell office:value-type="float" office:value="16131560" calcext:value-type="float">
            <text:p>16131560</text:p>
          </table:table-cell>
          <table:table-cell table:number-columns-repeated="6"/>
        </table:table-row>
        <table:table-row table:style-name="ro1">
          <table:table-cell office:value-type="float" office:value="5870016" calcext:value-type="float">
            <text:p>5870016</text:p>
          </table:table-cell>
          <table:table-cell office:value-type="float" office:value="62790216" calcext:value-type="float">
            <text:p>62790216</text:p>
          </table:table-cell>
          <table:table-cell office:value-type="float" office:value="18896816" calcext:value-type="float">
            <text:p>18896816</text:p>
          </table:table-cell>
          <table:table-cell office:value-type="float" office:value="9550208" calcext:value-type="float">
            <text:p>9550208</text:p>
          </table:table-cell>
          <table:table-cell office:value-type="float" office:value="9567224" calcext:value-type="float">
            <text:p>9567224</text:p>
          </table:table-cell>
          <table:table-cell office:value-type="float" office:value="8226912" calcext:value-type="float">
            <text:p>8226912</text:p>
          </table:table-cell>
          <table:table-cell office:value-type="float" office:value="84824872" calcext:value-type="float">
            <text:p>84824872</text:p>
          </table:table-cell>
          <table:table-cell office:value-type="float" office:value="22748008" calcext:value-type="float">
            <text:p>22748008</text:p>
          </table:table-cell>
          <table:table-cell office:value-type="float" office:value="16486392" calcext:value-type="float">
            <text:p>16486392</text:p>
          </table:table-cell>
          <table:table-cell office:value-type="float" office:value="16133912" calcext:value-type="float">
            <text:p>16133912</text:p>
          </table:table-cell>
          <table:table-cell table:number-columns-repeated="6"/>
        </table:table-row>
        <table:table-row table:style-name="ro1">
          <table:table-cell office:value-type="float" office:value="5870104" calcext:value-type="float">
            <text:p>5870104</text:p>
          </table:table-cell>
          <table:table-cell office:value-type="float" office:value="62790248" calcext:value-type="float">
            <text:p>62790248</text:p>
          </table:table-cell>
          <table:table-cell office:value-type="float" office:value="18896864" calcext:value-type="float">
            <text:p>18896864</text:p>
          </table:table-cell>
          <table:table-cell office:value-type="float" office:value="9550648" calcext:value-type="float">
            <text:p>9550648</text:p>
          </table:table-cell>
          <table:table-cell office:value-type="float" office:value="9567256" calcext:value-type="float">
            <text:p>9567256</text:p>
          </table:table-cell>
          <table:table-cell office:value-type="float" office:value="8227152" calcext:value-type="float">
            <text:p>8227152</text:p>
          </table:table-cell>
          <table:table-cell office:value-type="float" office:value="84841832" calcext:value-type="float">
            <text:p>84841832</text:p>
          </table:table-cell>
          <table:table-cell office:value-type="float" office:value="22748472" calcext:value-type="float">
            <text:p>22748472</text:p>
          </table:table-cell>
          <table:table-cell office:value-type="float" office:value="16493568" calcext:value-type="float">
            <text:p>16493568</text:p>
          </table:table-cell>
          <table:table-cell office:value-type="float" office:value="16135384" calcext:value-type="float">
            <text:p>16135384</text:p>
          </table:table-cell>
          <table:table-cell table:number-columns-repeated="6"/>
        </table:table-row>
        <table:table-row table:style-name="ro1">
          <table:table-cell office:value-type="float" office:value="5870368" calcext:value-type="float">
            <text:p>5870368</text:p>
          </table:table-cell>
          <table:table-cell office:value-type="float" office:value="62790600" calcext:value-type="float">
            <text:p>62790600</text:p>
          </table:table-cell>
          <table:table-cell office:value-type="float" office:value="18897152" calcext:value-type="float">
            <text:p>18897152</text:p>
          </table:table-cell>
          <table:table-cell office:value-type="float" office:value="9551032" calcext:value-type="float">
            <text:p>9551032</text:p>
          </table:table-cell>
          <table:table-cell office:value-type="float" office:value="9567592" calcext:value-type="float">
            <text:p>9567592</text:p>
          </table:table-cell>
          <table:table-cell office:value-type="float" office:value="8227504" calcext:value-type="float">
            <text:p>8227504</text:p>
          </table:table-cell>
          <table:table-cell office:value-type="float" office:value="84858720" calcext:value-type="float">
            <text:p>84858720</text:p>
          </table:table-cell>
          <table:table-cell office:value-type="float" office:value="22748904" calcext:value-type="float">
            <text:p>22748904</text:p>
          </table:table-cell>
          <table:table-cell office:value-type="float" office:value="16493824" calcext:value-type="float">
            <text:p>16493824</text:p>
          </table:table-cell>
          <table:table-cell office:value-type="float" office:value="16136008" calcext:value-type="float">
            <text:p>16136008</text:p>
          </table:table-cell>
          <table:table-cell table:number-columns-repeated="6"/>
        </table:table-row>
        <table:table-row table:style-name="ro1">
          <table:table-cell office:value-type="float" office:value="5870528" calcext:value-type="float">
            <text:p>5870528</text:p>
          </table:table-cell>
          <table:table-cell office:value-type="float" office:value="62790720" calcext:value-type="float">
            <text:p>62790720</text:p>
          </table:table-cell>
          <table:table-cell office:value-type="float" office:value="18897528" calcext:value-type="float">
            <text:p>18897528</text:p>
          </table:table-cell>
          <table:table-cell office:value-type="float" office:value="9551064" calcext:value-type="float">
            <text:p>9551064</text:p>
          </table:table-cell>
          <table:table-cell office:value-type="float" office:value="9567888" calcext:value-type="float">
            <text:p>9567888</text:p>
          </table:table-cell>
          <table:table-cell office:value-type="float" office:value="8229200" calcext:value-type="float">
            <text:p>8229200</text:p>
          </table:table-cell>
          <table:table-cell office:value-type="float" office:value="85015232" calcext:value-type="float">
            <text:p>85015232</text:p>
          </table:table-cell>
          <table:table-cell office:value-type="float" office:value="22750280" calcext:value-type="float">
            <text:p>22750280</text:p>
          </table:table-cell>
          <table:table-cell office:value-type="float" office:value="16505592" calcext:value-type="float">
            <text:p>16505592</text:p>
          </table:table-cell>
          <table:table-cell office:value-type="float" office:value="16143744" calcext:value-type="float">
            <text:p>16143744</text:p>
          </table:table-cell>
          <table:table-cell table:number-columns-repeated="6"/>
        </table:table-row>
        <table:table-row table:style-name="ro1">
          <table:table-cell office:value-type="float" office:value="5871024" calcext:value-type="float">
            <text:p>5871024</text:p>
          </table:table-cell>
          <table:table-cell office:value-type="float" office:value="62790768" calcext:value-type="float">
            <text:p>62790768</text:p>
          </table:table-cell>
          <table:table-cell office:value-type="float" office:value="18897568" calcext:value-type="float">
            <text:p>18897568</text:p>
          </table:table-cell>
          <table:table-cell office:value-type="float" office:value="9551112" calcext:value-type="float">
            <text:p>9551112</text:p>
          </table:table-cell>
          <table:table-cell office:value-type="float" office:value="9567912" calcext:value-type="float">
            <text:p>9567912</text:p>
          </table:table-cell>
          <table:table-cell office:value-type="float" office:value="8229272" calcext:value-type="float">
            <text:p>8229272</text:p>
          </table:table-cell>
          <table:table-cell office:value-type="float" office:value="85069448" calcext:value-type="float">
            <text:p>85069448</text:p>
          </table:table-cell>
          <table:table-cell office:value-type="float" office:value="22752904" calcext:value-type="float">
            <text:p>22752904</text:p>
          </table:table-cell>
          <table:table-cell office:value-type="float" office:value="16509632" calcext:value-type="float">
            <text:p>16509632</text:p>
          </table:table-cell>
          <table:table-cell office:value-type="float" office:value="16146528" calcext:value-type="float">
            <text:p>16146528</text:p>
          </table:table-cell>
          <table:table-cell table:number-columns-repeated="6"/>
        </table:table-row>
        <table:table-row table:style-name="ro1">
          <table:table-cell office:value-type="float" office:value="5871152" calcext:value-type="float">
            <text:p>5871152</text:p>
          </table:table-cell>
          <table:table-cell office:value-type="float" office:value="62791328" calcext:value-type="float">
            <text:p>62791328</text:p>
          </table:table-cell>
          <table:table-cell office:value-type="float" office:value="18897824" calcext:value-type="float">
            <text:p>18897824</text:p>
          </table:table-cell>
          <table:table-cell office:value-type="float" office:value="9551464" calcext:value-type="float">
            <text:p>9551464</text:p>
          </table:table-cell>
          <table:table-cell office:value-type="float" office:value="9567928" calcext:value-type="float">
            <text:p>9567928</text:p>
          </table:table-cell>
          <table:table-cell office:value-type="float" office:value="8229552" calcext:value-type="float">
            <text:p>8229552</text:p>
          </table:table-cell>
          <table:table-cell office:value-type="float" office:value="85136808" calcext:value-type="float">
            <text:p>85136808</text:p>
          </table:table-cell>
          <table:table-cell office:value-type="float" office:value="22754432" calcext:value-type="float">
            <text:p>22754432</text:p>
          </table:table-cell>
          <table:table-cell office:value-type="float" office:value="16513512" calcext:value-type="float">
            <text:p>16513512</text:p>
          </table:table-cell>
          <table:table-cell office:value-type="float" office:value="16148152" calcext:value-type="float">
            <text:p>16148152</text:p>
          </table:table-cell>
          <table:table-cell table:number-columns-repeated="6"/>
        </table:table-row>
        <table:table-row table:style-name="ro1">
          <table:table-cell office:value-type="float" office:value="5871408" calcext:value-type="float">
            <text:p>5871408</text:p>
          </table:table-cell>
          <table:table-cell office:value-type="float" office:value="62791344" calcext:value-type="float">
            <text:p>62791344</text:p>
          </table:table-cell>
          <table:table-cell office:value-type="float" office:value="18899056" calcext:value-type="float">
            <text:p>18899056</text:p>
          </table:table-cell>
          <table:table-cell office:value-type="float" office:value="9551576" calcext:value-type="float">
            <text:p>9551576</text:p>
          </table:table-cell>
          <table:table-cell office:value-type="float" office:value="9568008" calcext:value-type="float">
            <text:p>9568008</text:p>
          </table:table-cell>
          <table:table-cell office:value-type="float" office:value="8230136" calcext:value-type="float">
            <text:p>8230136</text:p>
          </table:table-cell>
          <table:table-cell office:value-type="float" office:value="85168008" calcext:value-type="float">
            <text:p>85168008</text:p>
          </table:table-cell>
          <table:table-cell office:value-type="float" office:value="22759096" calcext:value-type="float">
            <text:p>22759096</text:p>
          </table:table-cell>
          <table:table-cell office:value-type="float" office:value="16514416" calcext:value-type="float">
            <text:p>16514416</text:p>
          </table:table-cell>
          <table:table-cell office:value-type="float" office:value="16148352" calcext:value-type="float">
            <text:p>16148352</text:p>
          </table:table-cell>
          <table:table-cell table:number-columns-repeated="6"/>
        </table:table-row>
        <table:table-row table:style-name="ro1">
          <table:table-cell office:value-type="float" office:value="5871920" calcext:value-type="float">
            <text:p>5871920</text:p>
          </table:table-cell>
          <table:table-cell office:value-type="float" office:value="62792040" calcext:value-type="float">
            <text:p>62792040</text:p>
          </table:table-cell>
          <table:table-cell office:value-type="float" office:value="18899240" calcext:value-type="float">
            <text:p>18899240</text:p>
          </table:table-cell>
          <table:table-cell office:value-type="float" office:value="9551864" calcext:value-type="float">
            <text:p>9551864</text:p>
          </table:table-cell>
          <table:table-cell office:value-type="float" office:value="9568192" calcext:value-type="float">
            <text:p>9568192</text:p>
          </table:table-cell>
          <table:table-cell office:value-type="float" office:value="8231864" calcext:value-type="float">
            <text:p>8231864</text:p>
          </table:table-cell>
          <table:table-cell office:value-type="float" office:value="85191800" calcext:value-type="float">
            <text:p>85191800</text:p>
          </table:table-cell>
          <table:table-cell office:value-type="float" office:value="22760152" calcext:value-type="float">
            <text:p>22760152</text:p>
          </table:table-cell>
          <table:table-cell office:value-type="float" office:value="16519176" calcext:value-type="float">
            <text:p>16519176</text:p>
          </table:table-cell>
          <table:table-cell office:value-type="float" office:value="16149536" calcext:value-type="float">
            <text:p>16149536</text:p>
          </table:table-cell>
          <table:table-cell table:number-columns-repeated="6"/>
        </table:table-row>
        <table:table-row table:style-name="ro1">
          <table:table-cell office:value-type="float" office:value="5872120" calcext:value-type="float">
            <text:p>5872120</text:p>
          </table:table-cell>
          <table:table-cell office:value-type="float" office:value="62792120" calcext:value-type="float">
            <text:p>62792120</text:p>
          </table:table-cell>
          <table:table-cell office:value-type="float" office:value="18899288" calcext:value-type="float">
            <text:p>18899288</text:p>
          </table:table-cell>
          <table:table-cell office:value-type="float" office:value="9552264" calcext:value-type="float">
            <text:p>9552264</text:p>
          </table:table-cell>
          <table:table-cell office:value-type="float" office:value="9568312" calcext:value-type="float">
            <text:p>9568312</text:p>
          </table:table-cell>
          <table:table-cell office:value-type="float" office:value="8232480" calcext:value-type="float">
            <text:p>8232480</text:p>
          </table:table-cell>
          <table:table-cell office:value-type="float" office:value="85203264" calcext:value-type="float">
            <text:p>85203264</text:p>
          </table:table-cell>
          <table:table-cell office:value-type="float" office:value="22767872" calcext:value-type="float">
            <text:p>22767872</text:p>
          </table:table-cell>
          <table:table-cell office:value-type="float" office:value="16521984" calcext:value-type="float">
            <text:p>16521984</text:p>
          </table:table-cell>
          <table:table-cell office:value-type="float" office:value="16150392" calcext:value-type="float">
            <text:p>16150392</text:p>
          </table:table-cell>
          <table:table-cell table:number-columns-repeated="6"/>
        </table:table-row>
        <table:table-row table:style-name="ro1">
          <table:table-cell office:value-type="float" office:value="5872368" calcext:value-type="float">
            <text:p>5872368</text:p>
          </table:table-cell>
          <table:table-cell office:value-type="float" office:value="62792232" calcext:value-type="float">
            <text:p>62792232</text:p>
          </table:table-cell>
          <table:table-cell office:value-type="float" office:value="18899624" calcext:value-type="float">
            <text:p>18899624</text:p>
          </table:table-cell>
          <table:table-cell office:value-type="float" office:value="9552272" calcext:value-type="float">
            <text:p>9552272</text:p>
          </table:table-cell>
          <table:table-cell office:value-type="float" office:value="9568328" calcext:value-type="float">
            <text:p>9568328</text:p>
          </table:table-cell>
          <table:table-cell office:value-type="float" office:value="8232616" calcext:value-type="float">
            <text:p>8232616</text:p>
          </table:table-cell>
          <table:table-cell office:value-type="float" office:value="85223824" calcext:value-type="float">
            <text:p>85223824</text:p>
          </table:table-cell>
          <table:table-cell office:value-type="float" office:value="22769536" calcext:value-type="float">
            <text:p>22769536</text:p>
          </table:table-cell>
          <table:table-cell office:value-type="float" office:value="16524816" calcext:value-type="float">
            <text:p>16524816</text:p>
          </table:table-cell>
          <table:table-cell office:value-type="float" office:value="16150984" calcext:value-type="float">
            <text:p>16150984</text:p>
          </table:table-cell>
          <table:table-cell table:number-columns-repeated="6"/>
        </table:table-row>
        <table:table-row table:style-name="ro1">
          <table:table-cell office:value-type="float" office:value="5872432" calcext:value-type="float">
            <text:p>5872432</text:p>
          </table:table-cell>
          <table:table-cell office:value-type="float" office:value="62792360" calcext:value-type="float">
            <text:p>62792360</text:p>
          </table:table-cell>
          <table:table-cell office:value-type="float" office:value="18899680" calcext:value-type="float">
            <text:p>18899680</text:p>
          </table:table-cell>
          <table:table-cell office:value-type="float" office:value="9552992" calcext:value-type="float">
            <text:p>9552992</text:p>
          </table:table-cell>
          <table:table-cell office:value-type="float" office:value="9568328" calcext:value-type="float">
            <text:p>9568328</text:p>
          </table:table-cell>
          <table:table-cell office:value-type="float" office:value="8232840" calcext:value-type="float">
            <text:p>8232840</text:p>
          </table:table-cell>
          <table:table-cell office:value-type="float" office:value="85228016" calcext:value-type="float">
            <text:p>85228016</text:p>
          </table:table-cell>
          <table:table-cell office:value-type="float" office:value="22779056" calcext:value-type="float">
            <text:p>22779056</text:p>
          </table:table-cell>
          <table:table-cell office:value-type="float" office:value="16524832" calcext:value-type="float">
            <text:p>16524832</text:p>
          </table:table-cell>
          <table:table-cell office:value-type="float" office:value="16151472" calcext:value-type="float">
            <text:p>16151472</text:p>
          </table:table-cell>
          <table:table-cell table:number-columns-repeated="6"/>
        </table:table-row>
        <table:table-row table:style-name="ro1">
          <table:table-cell office:value-type="float" office:value="5872656" calcext:value-type="float">
            <text:p>5872656</text:p>
          </table:table-cell>
          <table:table-cell office:value-type="float" office:value="62792536" calcext:value-type="float">
            <text:p>62792536</text:p>
          </table:table-cell>
          <table:table-cell office:value-type="float" office:value="18899864" calcext:value-type="float">
            <text:p>18899864</text:p>
          </table:table-cell>
          <table:table-cell office:value-type="float" office:value="9553264" calcext:value-type="float">
            <text:p>9553264</text:p>
          </table:table-cell>
          <table:table-cell office:value-type="float" office:value="9568984" calcext:value-type="float">
            <text:p>9568984</text:p>
          </table:table-cell>
          <table:table-cell office:value-type="float" office:value="8232888" calcext:value-type="float">
            <text:p>8232888</text:p>
          </table:table-cell>
          <table:table-cell office:value-type="float" office:value="85289240" calcext:value-type="float">
            <text:p>85289240</text:p>
          </table:table-cell>
          <table:table-cell office:value-type="float" office:value="22780776" calcext:value-type="float">
            <text:p>22780776</text:p>
          </table:table-cell>
          <table:table-cell office:value-type="float" office:value="16539632" calcext:value-type="float">
            <text:p>16539632</text:p>
          </table:table-cell>
          <table:table-cell office:value-type="float" office:value="16155024" calcext:value-type="float">
            <text:p>16155024</text:p>
          </table:table-cell>
          <table:table-cell table:number-columns-repeated="6"/>
        </table:table-row>
        <table:table-row table:style-name="ro1">
          <table:table-cell office:value-type="float" office:value="5873096" calcext:value-type="float">
            <text:p>5873096</text:p>
          </table:table-cell>
          <table:table-cell office:value-type="float" office:value="62792760" calcext:value-type="float">
            <text:p>62792760</text:p>
          </table:table-cell>
          <table:table-cell office:value-type="float" office:value="18900072" calcext:value-type="float">
            <text:p>18900072</text:p>
          </table:table-cell>
          <table:table-cell office:value-type="float" office:value="9554192" calcext:value-type="float">
            <text:p>9554192</text:p>
          </table:table-cell>
          <table:table-cell office:value-type="float" office:value="9569184" calcext:value-type="float">
            <text:p>9569184</text:p>
          </table:table-cell>
          <table:table-cell office:value-type="float" office:value="8235112" calcext:value-type="float">
            <text:p>8235112</text:p>
          </table:table-cell>
          <table:table-cell office:value-type="float" office:value="85326456" calcext:value-type="float">
            <text:p>85326456</text:p>
          </table:table-cell>
          <table:table-cell office:value-type="float" office:value="22782096" calcext:value-type="float">
            <text:p>22782096</text:p>
          </table:table-cell>
          <table:table-cell office:value-type="float" office:value="16562056" calcext:value-type="float">
            <text:p>16562056</text:p>
          </table:table-cell>
          <table:table-cell office:value-type="float" office:value="16159512" calcext:value-type="float">
            <text:p>16159512</text:p>
          </table:table-cell>
          <table:table-cell table:number-columns-repeated="6"/>
        </table:table-row>
        <table:table-row table:style-name="ro1">
          <table:table-cell office:value-type="float" office:value="5873120" calcext:value-type="float">
            <text:p>5873120</text:p>
          </table:table-cell>
          <table:table-cell office:value-type="float" office:value="62792768" calcext:value-type="float">
            <text:p>62792768</text:p>
          </table:table-cell>
          <table:table-cell office:value-type="float" office:value="18900136" calcext:value-type="float">
            <text:p>18900136</text:p>
          </table:table-cell>
          <table:table-cell office:value-type="float" office:value="9554424" calcext:value-type="float">
            <text:p>9554424</text:p>
          </table:table-cell>
          <table:table-cell office:value-type="float" office:value="9569264" calcext:value-type="float">
            <text:p>9569264</text:p>
          </table:table-cell>
          <table:table-cell office:value-type="float" office:value="8235784" calcext:value-type="float">
            <text:p>8235784</text:p>
          </table:table-cell>
          <table:table-cell office:value-type="float" office:value="85389160" calcext:value-type="float">
            <text:p>85389160</text:p>
          </table:table-cell>
          <table:table-cell office:value-type="float" office:value="22784704" calcext:value-type="float">
            <text:p>22784704</text:p>
          </table:table-cell>
          <table:table-cell office:value-type="float" office:value="16562328" calcext:value-type="float">
            <text:p>16562328</text:p>
          </table:table-cell>
          <table:table-cell office:value-type="float" office:value="16160576" calcext:value-type="float">
            <text:p>16160576</text:p>
          </table:table-cell>
          <table:table-cell table:number-columns-repeated="6"/>
        </table:table-row>
        <table:table-row table:style-name="ro1">
          <table:table-cell office:value-type="float" office:value="5873576" calcext:value-type="float">
            <text:p>5873576</text:p>
          </table:table-cell>
          <table:table-cell office:value-type="float" office:value="62793056" calcext:value-type="float">
            <text:p>62793056</text:p>
          </table:table-cell>
          <table:table-cell office:value-type="float" office:value="18900256" calcext:value-type="float">
            <text:p>18900256</text:p>
          </table:table-cell>
          <table:table-cell office:value-type="float" office:value="9555232" calcext:value-type="float">
            <text:p>9555232</text:p>
          </table:table-cell>
          <table:table-cell office:value-type="float" office:value="9569488" calcext:value-type="float">
            <text:p>9569488</text:p>
          </table:table-cell>
          <table:table-cell office:value-type="float" office:value="8235832" calcext:value-type="float">
            <text:p>8235832</text:p>
          </table:table-cell>
          <table:table-cell office:value-type="float" office:value="85444920" calcext:value-type="float">
            <text:p>85444920</text:p>
          </table:table-cell>
          <table:table-cell office:value-type="float" office:value="22786472" calcext:value-type="float">
            <text:p>22786472</text:p>
          </table:table-cell>
          <table:table-cell office:value-type="float" office:value="16564408" calcext:value-type="float">
            <text:p>16564408</text:p>
          </table:table-cell>
          <table:table-cell office:value-type="float" office:value="16163272" calcext:value-type="float">
            <text:p>16163272</text:p>
          </table:table-cell>
          <table:table-cell table:number-columns-repeated="6"/>
        </table:table-row>
        <table:table-row table:style-name="ro1">
          <table:table-cell office:value-type="float" office:value="5873816" calcext:value-type="float">
            <text:p>5873816</text:p>
          </table:table-cell>
          <table:table-cell office:value-type="float" office:value="62793088" calcext:value-type="float">
            <text:p>62793088</text:p>
          </table:table-cell>
          <table:table-cell office:value-type="float" office:value="18900432" calcext:value-type="float">
            <text:p>18900432</text:p>
          </table:table-cell>
          <table:table-cell office:value-type="float" office:value="9555408" calcext:value-type="float">
            <text:p>9555408</text:p>
          </table:table-cell>
          <table:table-cell office:value-type="float" office:value="9569800" calcext:value-type="float">
            <text:p>9569800</text:p>
          </table:table-cell>
          <table:table-cell office:value-type="float" office:value="8236064" calcext:value-type="float">
            <text:p>8236064</text:p>
          </table:table-cell>
          <table:table-cell office:value-type="float" office:value="85446656" calcext:value-type="float">
            <text:p>85446656</text:p>
          </table:table-cell>
          <table:table-cell office:value-type="float" office:value="22786984" calcext:value-type="float">
            <text:p>22786984</text:p>
          </table:table-cell>
          <table:table-cell office:value-type="float" office:value="16565792" calcext:value-type="float">
            <text:p>16565792</text:p>
          </table:table-cell>
          <table:table-cell office:value-type="float" office:value="16163688" calcext:value-type="float">
            <text:p>16163688</text:p>
          </table:table-cell>
          <table:table-cell table:number-columns-repeated="6"/>
        </table:table-row>
        <table:table-row table:style-name="ro1">
          <table:table-cell office:value-type="float" office:value="5874152" calcext:value-type="float">
            <text:p>5874152</text:p>
          </table:table-cell>
          <table:table-cell office:value-type="float" office:value="62794096" calcext:value-type="float">
            <text:p>62794096</text:p>
          </table:table-cell>
          <table:table-cell office:value-type="float" office:value="18901080" calcext:value-type="float">
            <text:p>18901080</text:p>
          </table:table-cell>
          <table:table-cell office:value-type="float" office:value="9556192" calcext:value-type="float">
            <text:p>9556192</text:p>
          </table:table-cell>
          <table:table-cell office:value-type="float" office:value="9570128" calcext:value-type="float">
            <text:p>9570128</text:p>
          </table:table-cell>
          <table:table-cell office:value-type="float" office:value="8236192" calcext:value-type="float">
            <text:p>8236192</text:p>
          </table:table-cell>
          <table:table-cell office:value-type="float" office:value="85455824" calcext:value-type="float">
            <text:p>85455824</text:p>
          </table:table-cell>
          <table:table-cell office:value-type="float" office:value="22794912" calcext:value-type="float">
            <text:p>22794912</text:p>
          </table:table-cell>
          <table:table-cell office:value-type="float" office:value="16570176" calcext:value-type="float">
            <text:p>16570176</text:p>
          </table:table-cell>
          <table:table-cell office:value-type="float" office:value="16164792" calcext:value-type="float">
            <text:p>16164792</text:p>
          </table:table-cell>
          <table:table-cell table:number-columns-repeated="6"/>
        </table:table-row>
        <table:table-row table:style-name="ro1">
          <table:table-cell office:value-type="float" office:value="5874160" calcext:value-type="float">
            <text:p>5874160</text:p>
          </table:table-cell>
          <table:table-cell office:value-type="float" office:value="62795208" calcext:value-type="float">
            <text:p>62795208</text:p>
          </table:table-cell>
          <table:table-cell office:value-type="float" office:value="18901120" calcext:value-type="float">
            <text:p>18901120</text:p>
          </table:table-cell>
          <table:table-cell office:value-type="float" office:value="9556216" calcext:value-type="float">
            <text:p>9556216</text:p>
          </table:table-cell>
          <table:table-cell office:value-type="float" office:value="9570240" calcext:value-type="float">
            <text:p>9570240</text:p>
          </table:table-cell>
          <table:table-cell office:value-type="float" office:value="8238376" calcext:value-type="float">
            <text:p>8238376</text:p>
          </table:table-cell>
          <table:table-cell office:value-type="float" office:value="85507520" calcext:value-type="float">
            <text:p>85507520</text:p>
          </table:table-cell>
          <table:table-cell office:value-type="float" office:value="22795056" calcext:value-type="float">
            <text:p>22795056</text:p>
          </table:table-cell>
          <table:table-cell office:value-type="float" office:value="16571624" calcext:value-type="float">
            <text:p>16571624</text:p>
          </table:table-cell>
          <table:table-cell office:value-type="float" office:value="16165064" calcext:value-type="float">
            <text:p>16165064</text:p>
          </table:table-cell>
          <table:table-cell table:number-columns-repeated="6"/>
        </table:table-row>
        <table:table-row table:style-name="ro1">
          <table:table-cell office:value-type="float" office:value="5874408" calcext:value-type="float">
            <text:p>5874408</text:p>
          </table:table-cell>
          <table:table-cell office:value-type="float" office:value="62795408" calcext:value-type="float">
            <text:p>62795408</text:p>
          </table:table-cell>
          <table:table-cell office:value-type="float" office:value="18901440" calcext:value-type="float">
            <text:p>18901440</text:p>
          </table:table-cell>
          <table:table-cell office:value-type="float" office:value="9556728" calcext:value-type="float">
            <text:p>9556728</text:p>
          </table:table-cell>
          <table:table-cell office:value-type="float" office:value="9570368" calcext:value-type="float">
            <text:p>9570368</text:p>
          </table:table-cell>
          <table:table-cell office:value-type="float" office:value="8238416" calcext:value-type="float">
            <text:p>8238416</text:p>
          </table:table-cell>
          <table:table-cell office:value-type="float" office:value="85510488" calcext:value-type="float">
            <text:p>85510488</text:p>
          </table:table-cell>
          <table:table-cell office:value-type="float" office:value="22796288" calcext:value-type="float">
            <text:p>22796288</text:p>
          </table:table-cell>
          <table:table-cell office:value-type="float" office:value="16580664" calcext:value-type="float">
            <text:p>16580664</text:p>
          </table:table-cell>
          <table:table-cell office:value-type="float" office:value="16166560" calcext:value-type="float">
            <text:p>16166560</text:p>
          </table:table-cell>
          <table:table-cell table:number-columns-repeated="6"/>
        </table:table-row>
        <table:table-row table:style-name="ro1">
          <table:table-cell office:value-type="float" office:value="5874992" calcext:value-type="float">
            <text:p>5874992</text:p>
          </table:table-cell>
          <table:table-cell office:value-type="float" office:value="62795880" calcext:value-type="float">
            <text:p>62795880</text:p>
          </table:table-cell>
          <table:table-cell office:value-type="float" office:value="18901880" calcext:value-type="float">
            <text:p>18901880</text:p>
          </table:table-cell>
          <table:table-cell office:value-type="float" office:value="9557128" calcext:value-type="float">
            <text:p>9557128</text:p>
          </table:table-cell>
          <table:table-cell office:value-type="float" office:value="9570968" calcext:value-type="float">
            <text:p>9570968</text:p>
          </table:table-cell>
          <table:table-cell office:value-type="float" office:value="8238440" calcext:value-type="float">
            <text:p>8238440</text:p>
          </table:table-cell>
          <table:table-cell office:value-type="float" office:value="86041560" calcext:value-type="float">
            <text:p>86041560</text:p>
          </table:table-cell>
          <table:table-cell office:value-type="float" office:value="22796632" calcext:value-type="float">
            <text:p>22796632</text:p>
          </table:table-cell>
          <table:table-cell office:value-type="float" office:value="16581376" calcext:value-type="float">
            <text:p>16581376</text:p>
          </table:table-cell>
          <table:table-cell office:value-type="float" office:value="16171912" calcext:value-type="float">
            <text:p>16171912</text:p>
          </table:table-cell>
          <table:table-cell table:number-columns-repeated="6"/>
        </table:table-row>
        <table:table-row table:style-name="ro1">
          <table:table-cell office:value-type="float" office:value="5875232" calcext:value-type="float">
            <text:p>5875232</text:p>
          </table:table-cell>
          <table:table-cell office:value-type="float" office:value="62795968" calcext:value-type="float">
            <text:p>62795968</text:p>
          </table:table-cell>
          <table:table-cell office:value-type="float" office:value="18902120" calcext:value-type="float">
            <text:p>18902120</text:p>
          </table:table-cell>
          <table:table-cell office:value-type="float" office:value="9557384" calcext:value-type="float">
            <text:p>9557384</text:p>
          </table:table-cell>
          <table:table-cell office:value-type="float" office:value="9571024" calcext:value-type="float">
            <text:p>9571024</text:p>
          </table:table-cell>
          <table:table-cell office:value-type="float" office:value="8239168" calcext:value-type="float">
            <text:p>8239168</text:p>
          </table:table-cell>
          <table:table-cell office:value-type="float" office:value="86054904" calcext:value-type="float">
            <text:p>86054904</text:p>
          </table:table-cell>
          <table:table-cell office:value-type="float" office:value="22800608" calcext:value-type="float">
            <text:p>22800608</text:p>
          </table:table-cell>
          <table:table-cell office:value-type="float" office:value="16590800" calcext:value-type="float">
            <text:p>16590800</text:p>
          </table:table-cell>
          <table:table-cell office:value-type="float" office:value="16173216" calcext:value-type="float">
            <text:p>16173216</text:p>
          </table:table-cell>
          <table:table-cell table:number-columns-repeated="6"/>
        </table:table-row>
        <table:table-row table:style-name="ro1">
          <table:table-cell office:value-type="float" office:value="5875568" calcext:value-type="float">
            <text:p>5875568</text:p>
          </table:table-cell>
          <table:table-cell office:value-type="float" office:value="62796360" calcext:value-type="float">
            <text:p>62796360</text:p>
          </table:table-cell>
          <table:table-cell office:value-type="float" office:value="18902128" calcext:value-type="float">
            <text:p>18902128</text:p>
          </table:table-cell>
          <table:table-cell office:value-type="float" office:value="9557488" calcext:value-type="float">
            <text:p>9557488</text:p>
          </table:table-cell>
          <table:table-cell office:value-type="float" office:value="9571040" calcext:value-type="float">
            <text:p>9571040</text:p>
          </table:table-cell>
          <table:table-cell office:value-type="float" office:value="8239176" calcext:value-type="float">
            <text:p>8239176</text:p>
          </table:table-cell>
          <table:table-cell office:value-type="float" office:value="86082608" calcext:value-type="float">
            <text:p>86082608</text:p>
          </table:table-cell>
          <table:table-cell office:value-type="float" office:value="22801480" calcext:value-type="float">
            <text:p>22801480</text:p>
          </table:table-cell>
          <table:table-cell office:value-type="float" office:value="16591040" calcext:value-type="float">
            <text:p>16591040</text:p>
          </table:table-cell>
          <table:table-cell office:value-type="float" office:value="16175240" calcext:value-type="float">
            <text:p>16175240</text:p>
          </table:table-cell>
          <table:table-cell table:number-columns-repeated="6"/>
        </table:table-row>
        <table:table-row table:style-name="ro1">
          <table:table-cell office:value-type="float" office:value="5876056" calcext:value-type="float">
            <text:p>5876056</text:p>
          </table:table-cell>
          <table:table-cell office:value-type="float" office:value="62796384" calcext:value-type="float">
            <text:p>62796384</text:p>
          </table:table-cell>
          <table:table-cell office:value-type="float" office:value="18902144" calcext:value-type="float">
            <text:p>18902144</text:p>
          </table:table-cell>
          <table:table-cell office:value-type="float" office:value="9557736" calcext:value-type="float">
            <text:p>9557736</text:p>
          </table:table-cell>
          <table:table-cell office:value-type="float" office:value="9571256" calcext:value-type="float">
            <text:p>9571256</text:p>
          </table:table-cell>
          <table:table-cell office:value-type="float" office:value="8239360" calcext:value-type="float">
            <text:p>8239360</text:p>
          </table:table-cell>
          <table:table-cell office:value-type="float" office:value="86240256" calcext:value-type="float">
            <text:p>86240256</text:p>
          </table:table-cell>
          <table:table-cell office:value-type="float" office:value="22802776" calcext:value-type="float">
            <text:p>22802776</text:p>
          </table:table-cell>
          <table:table-cell office:value-type="float" office:value="16598232" calcext:value-type="float">
            <text:p>16598232</text:p>
          </table:table-cell>
          <table:table-cell office:value-type="float" office:value="16178848" calcext:value-type="float">
            <text:p>16178848</text:p>
          </table:table-cell>
          <table:table-cell table:number-columns-repeated="6"/>
        </table:table-row>
        <table:table-row table:style-name="ro1">
          <table:table-cell office:value-type="float" office:value="5876808" calcext:value-type="float">
            <text:p>5876808</text:p>
          </table:table-cell>
          <table:table-cell office:value-type="float" office:value="62796640" calcext:value-type="float">
            <text:p>62796640</text:p>
          </table:table-cell>
          <table:table-cell office:value-type="float" office:value="18902304" calcext:value-type="float">
            <text:p>18902304</text:p>
          </table:table-cell>
          <table:table-cell office:value-type="float" office:value="9558224" calcext:value-type="float">
            <text:p>9558224</text:p>
          </table:table-cell>
          <table:table-cell office:value-type="float" office:value="9571552" calcext:value-type="float">
            <text:p>9571552</text:p>
          </table:table-cell>
          <table:table-cell office:value-type="float" office:value="8240088" calcext:value-type="float">
            <text:p>8240088</text:p>
          </table:table-cell>
          <table:table-cell office:value-type="float" office:value="86474888" calcext:value-type="float">
            <text:p>86474888</text:p>
          </table:table-cell>
          <table:table-cell office:value-type="float" office:value="22803240" calcext:value-type="float">
            <text:p>22803240</text:p>
          </table:table-cell>
          <table:table-cell office:value-type="float" office:value="16620984" calcext:value-type="float">
            <text:p>16620984</text:p>
          </table:table-cell>
          <table:table-cell office:value-type="float" office:value="16179472" calcext:value-type="float">
            <text:p>16179472</text:p>
          </table:table-cell>
          <table:table-cell table:number-columns-repeated="6"/>
        </table:table-row>
        <table:table-row table:style-name="ro1">
          <table:table-cell office:value-type="float" office:value="5877080" calcext:value-type="float">
            <text:p>5877080</text:p>
          </table:table-cell>
          <table:table-cell office:value-type="float" office:value="62796688" calcext:value-type="float">
            <text:p>62796688</text:p>
          </table:table-cell>
          <table:table-cell office:value-type="float" office:value="18903352" calcext:value-type="float">
            <text:p>18903352</text:p>
          </table:table-cell>
          <table:table-cell office:value-type="float" office:value="9558352" calcext:value-type="float">
            <text:p>9558352</text:p>
          </table:table-cell>
          <table:table-cell office:value-type="float" office:value="9571568" calcext:value-type="float">
            <text:p>9571568</text:p>
          </table:table-cell>
          <table:table-cell office:value-type="float" office:value="8240328" calcext:value-type="float">
            <text:p>8240328</text:p>
          </table:table-cell>
          <table:table-cell office:value-type="float" office:value="86500592" calcext:value-type="float">
            <text:p>86500592</text:p>
          </table:table-cell>
          <table:table-cell office:value-type="float" office:value="22804904" calcext:value-type="float">
            <text:p>22804904</text:p>
          </table:table-cell>
          <table:table-cell office:value-type="float" office:value="16622856" calcext:value-type="float">
            <text:p>16622856</text:p>
          </table:table-cell>
          <table:table-cell office:value-type="float" office:value="16180120" calcext:value-type="float">
            <text:p>16180120</text:p>
          </table:table-cell>
          <table:table-cell table:number-columns-repeated="6"/>
        </table:table-row>
        <table:table-row table:style-name="ro1">
          <table:table-cell office:value-type="float" office:value="5877240" calcext:value-type="float">
            <text:p>5877240</text:p>
          </table:table-cell>
          <table:table-cell office:value-type="float" office:value="62796944" calcext:value-type="float">
            <text:p>62796944</text:p>
          </table:table-cell>
          <table:table-cell office:value-type="float" office:value="18903528" calcext:value-type="float">
            <text:p>18903528</text:p>
          </table:table-cell>
          <table:table-cell office:value-type="float" office:value="9558888" calcext:value-type="float">
            <text:p>9558888</text:p>
          </table:table-cell>
          <table:table-cell office:value-type="float" office:value="9572064" calcext:value-type="float">
            <text:p>9572064</text:p>
          </table:table-cell>
          <table:table-cell office:value-type="float" office:value="8240664" calcext:value-type="float">
            <text:p>8240664</text:p>
          </table:table-cell>
          <table:table-cell office:value-type="float" office:value="86597192" calcext:value-type="float">
            <text:p>86597192</text:p>
          </table:table-cell>
          <table:table-cell office:value-type="float" office:value="22805616" calcext:value-type="float">
            <text:p>22805616</text:p>
          </table:table-cell>
          <table:table-cell office:value-type="float" office:value="16624560" calcext:value-type="float">
            <text:p>16624560</text:p>
          </table:table-cell>
          <table:table-cell office:value-type="float" office:value="16180648" calcext:value-type="float">
            <text:p>16180648</text:p>
          </table:table-cell>
          <table:table-cell table:number-columns-repeated="6"/>
        </table:table-row>
        <table:table-row table:style-name="ro1">
          <table:table-cell office:value-type="float" office:value="5877464" calcext:value-type="float">
            <text:p>5877464</text:p>
          </table:table-cell>
          <table:table-cell office:value-type="float" office:value="62797072" calcext:value-type="float">
            <text:p>62797072</text:p>
          </table:table-cell>
          <table:table-cell office:value-type="float" office:value="18903664" calcext:value-type="float">
            <text:p>18903664</text:p>
          </table:table-cell>
          <table:table-cell office:value-type="float" office:value="9559024" calcext:value-type="float">
            <text:p>9559024</text:p>
          </table:table-cell>
          <table:table-cell office:value-type="float" office:value="9572488" calcext:value-type="float">
            <text:p>9572488</text:p>
          </table:table-cell>
          <table:table-cell office:value-type="float" office:value="8240672" calcext:value-type="float">
            <text:p>8240672</text:p>
          </table:table-cell>
          <table:table-cell office:value-type="float" office:value="86712856" calcext:value-type="float">
            <text:p>86712856</text:p>
          </table:table-cell>
          <table:table-cell office:value-type="float" office:value="22809552" calcext:value-type="float">
            <text:p>22809552</text:p>
          </table:table-cell>
          <table:table-cell office:value-type="float" office:value="16630672" calcext:value-type="float">
            <text:p>16630672</text:p>
          </table:table-cell>
          <table:table-cell office:value-type="float" office:value="16181432" calcext:value-type="float">
            <text:p>16181432</text:p>
          </table:table-cell>
          <table:table-cell table:number-columns-repeated="6"/>
        </table:table-row>
        <table:table-row table:style-name="ro1">
          <table:table-cell office:value-type="float" office:value="5877576" calcext:value-type="float">
            <text:p>5877576</text:p>
          </table:table-cell>
          <table:table-cell office:value-type="float" office:value="62798392" calcext:value-type="float">
            <text:p>62798392</text:p>
          </table:table-cell>
          <table:table-cell office:value-type="float" office:value="18903840" calcext:value-type="float">
            <text:p>18903840</text:p>
          </table:table-cell>
          <table:table-cell office:value-type="float" office:value="9559056" calcext:value-type="float">
            <text:p>9559056</text:p>
          </table:table-cell>
          <table:table-cell office:value-type="float" office:value="9573000" calcext:value-type="float">
            <text:p>9573000</text:p>
          </table:table-cell>
          <table:table-cell office:value-type="float" office:value="8241176" calcext:value-type="float">
            <text:p>8241176</text:p>
          </table:table-cell>
          <table:table-cell office:value-type="float" office:value="86850600" calcext:value-type="float">
            <text:p>86850600</text:p>
          </table:table-cell>
          <table:table-cell office:value-type="float" office:value="22810120" calcext:value-type="float">
            <text:p>22810120</text:p>
          </table:table-cell>
          <table:table-cell office:value-type="float" office:value="16638728" calcext:value-type="float">
            <text:p>16638728</text:p>
          </table:table-cell>
          <table:table-cell office:value-type="float" office:value="16182864" calcext:value-type="float">
            <text:p>16182864</text:p>
          </table:table-cell>
          <table:table-cell table:number-columns-repeated="6"/>
        </table:table-row>
        <table:table-row table:style-name="ro1">
          <table:table-cell office:value-type="float" office:value="5877664" calcext:value-type="float">
            <text:p>5877664</text:p>
          </table:table-cell>
          <table:table-cell office:value-type="float" office:value="62798592" calcext:value-type="float">
            <text:p>62798592</text:p>
          </table:table-cell>
          <table:table-cell office:value-type="float" office:value="18904040" calcext:value-type="float">
            <text:p>18904040</text:p>
          </table:table-cell>
          <table:table-cell office:value-type="float" office:value="9559400" calcext:value-type="float">
            <text:p>9559400</text:p>
          </table:table-cell>
          <table:table-cell office:value-type="float" office:value="9573312" calcext:value-type="float">
            <text:p>9573312</text:p>
          </table:table-cell>
          <table:table-cell office:value-type="float" office:value="8241664" calcext:value-type="float">
            <text:p>8241664</text:p>
          </table:table-cell>
          <table:table-cell office:value-type="float" office:value="87069288" calcext:value-type="float">
            <text:p>87069288</text:p>
          </table:table-cell>
          <table:table-cell office:value-type="float" office:value="22810144" calcext:value-type="float">
            <text:p>22810144</text:p>
          </table:table-cell>
          <table:table-cell office:value-type="float" office:value="16641400" calcext:value-type="float">
            <text:p>16641400</text:p>
          </table:table-cell>
          <table:table-cell office:value-type="float" office:value="16184000" calcext:value-type="float">
            <text:p>16184000</text:p>
          </table:table-cell>
          <table:table-cell table:number-columns-repeated="6"/>
        </table:table-row>
        <table:table-row table:style-name="ro1">
          <table:table-cell office:value-type="float" office:value="5877704" calcext:value-type="float">
            <text:p>5877704</text:p>
          </table:table-cell>
          <table:table-cell office:value-type="float" office:value="62799128" calcext:value-type="float">
            <text:p>62799128</text:p>
          </table:table-cell>
          <table:table-cell office:value-type="float" office:value="18904176" calcext:value-type="float">
            <text:p>18904176</text:p>
          </table:table-cell>
          <table:table-cell office:value-type="float" office:value="9559536" calcext:value-type="float">
            <text:p>9559536</text:p>
          </table:table-cell>
          <table:table-cell office:value-type="float" office:value="9574160" calcext:value-type="float">
            <text:p>9574160</text:p>
          </table:table-cell>
          <table:table-cell office:value-type="float" office:value="8242128" calcext:value-type="float">
            <text:p>8242128</text:p>
          </table:table-cell>
          <table:table-cell office:value-type="float" office:value="87130960" calcext:value-type="float">
            <text:p>87130960</text:p>
          </table:table-cell>
          <table:table-cell office:value-type="float" office:value="22821288" calcext:value-type="float">
            <text:p>22821288</text:p>
          </table:table-cell>
          <table:table-cell office:value-type="float" office:value="16646904" calcext:value-type="float">
            <text:p>16646904</text:p>
          </table:table-cell>
          <table:table-cell office:value-type="float" office:value="16184760" calcext:value-type="float">
            <text:p>16184760</text:p>
          </table:table-cell>
          <table:table-cell table:number-columns-repeated="6"/>
        </table:table-row>
        <table:table-row table:style-name="ro1">
          <table:table-cell office:value-type="float" office:value="5878040" calcext:value-type="float">
            <text:p>5878040</text:p>
          </table:table-cell>
          <table:table-cell office:value-type="float" office:value="62799248" calcext:value-type="float">
            <text:p>62799248</text:p>
          </table:table-cell>
          <table:table-cell office:value-type="float" office:value="18904704" calcext:value-type="float">
            <text:p>18904704</text:p>
          </table:table-cell>
          <table:table-cell office:value-type="float" office:value="9559560" calcext:value-type="float">
            <text:p>9559560</text:p>
          </table:table-cell>
          <table:table-cell office:value-type="float" office:value="9575032" calcext:value-type="float">
            <text:p>9575032</text:p>
          </table:table-cell>
          <table:table-cell office:value-type="float" office:value="8242184" calcext:value-type="float">
            <text:p>8242184</text:p>
          </table:table-cell>
          <table:table-cell office:value-type="float" office:value="87400024" calcext:value-type="float">
            <text:p>87400024</text:p>
          </table:table-cell>
          <table:table-cell office:value-type="float" office:value="22828456" calcext:value-type="float">
            <text:p>22828456</text:p>
          </table:table-cell>
          <table:table-cell office:value-type="float" office:value="16654264" calcext:value-type="float">
            <text:p>16654264</text:p>
          </table:table-cell>
          <table:table-cell office:value-type="float" office:value="16184864" calcext:value-type="float">
            <text:p>16184864</text:p>
          </table:table-cell>
          <table:table-cell table:number-columns-repeated="6"/>
        </table:table-row>
        <table:table-row table:style-name="ro1">
          <table:table-cell office:value-type="float" office:value="5878168" calcext:value-type="float">
            <text:p>5878168</text:p>
          </table:table-cell>
          <table:table-cell office:value-type="float" office:value="62800104" calcext:value-type="float">
            <text:p>62800104</text:p>
          </table:table-cell>
          <table:table-cell office:value-type="float" office:value="18904704" calcext:value-type="float">
            <text:p>18904704</text:p>
          </table:table-cell>
          <table:table-cell office:value-type="float" office:value="9559768" calcext:value-type="float">
            <text:p>9559768</text:p>
          </table:table-cell>
          <table:table-cell office:value-type="float" office:value="9575080" calcext:value-type="float">
            <text:p>9575080</text:p>
          </table:table-cell>
          <table:table-cell office:value-type="float" office:value="8242760" calcext:value-type="float">
            <text:p>8242760</text:p>
          </table:table-cell>
          <table:table-cell office:value-type="float" office:value="88073136" calcext:value-type="float">
            <text:p>88073136</text:p>
          </table:table-cell>
          <table:table-cell office:value-type="float" office:value="22829464" calcext:value-type="float">
            <text:p>22829464</text:p>
          </table:table-cell>
          <table:table-cell office:value-type="float" office:value="16662288" calcext:value-type="float">
            <text:p>16662288</text:p>
          </table:table-cell>
          <table:table-cell office:value-type="float" office:value="16186432" calcext:value-type="float">
            <text:p>16186432</text:p>
          </table:table-cell>
          <table:table-cell table:number-columns-repeated="6"/>
        </table:table-row>
        <table:table-row table:style-name="ro1">
          <table:table-cell office:value-type="float" office:value="5878376" calcext:value-type="float">
            <text:p>5878376</text:p>
          </table:table-cell>
          <table:table-cell office:value-type="float" office:value="62800296" calcext:value-type="float">
            <text:p>62800296</text:p>
          </table:table-cell>
          <table:table-cell office:value-type="float" office:value="18904840" calcext:value-type="float">
            <text:p>18904840</text:p>
          </table:table-cell>
          <table:table-cell office:value-type="float" office:value="9559896" calcext:value-type="float">
            <text:p>9559896</text:p>
          </table:table-cell>
          <table:table-cell office:value-type="float" office:value="9575456" calcext:value-type="float">
            <text:p>9575456</text:p>
          </table:table-cell>
          <table:table-cell office:value-type="float" office:value="8243000" calcext:value-type="float">
            <text:p>8243000</text:p>
          </table:table-cell>
          <table:table-cell office:value-type="float" office:value="88910776" calcext:value-type="float">
            <text:p>88910776</text:p>
          </table:table-cell>
          <table:table-cell office:value-type="float" office:value="22832912" calcext:value-type="float">
            <text:p>22832912</text:p>
          </table:table-cell>
          <table:table-cell office:value-type="float" office:value="16664016" calcext:value-type="float">
            <text:p>16664016</text:p>
          </table:table-cell>
          <table:table-cell office:value-type="float" office:value="16190696" calcext:value-type="float">
            <text:p>16190696</text:p>
          </table:table-cell>
          <table:table-cell table:number-columns-repeated="6"/>
        </table:table-row>
        <table:table-row table:style-name="ro1">
          <table:table-cell office:value-type="float" office:value="5878744" calcext:value-type="float">
            <text:p>5878744</text:p>
          </table:table-cell>
          <table:table-cell office:value-type="float" office:value="62800424" calcext:value-type="float">
            <text:p>62800424</text:p>
          </table:table-cell>
          <table:table-cell office:value-type="float" office:value="18905256" calcext:value-type="float">
            <text:p>18905256</text:p>
          </table:table-cell>
          <table:table-cell office:value-type="float" office:value="9559928" calcext:value-type="float">
            <text:p>9559928</text:p>
          </table:table-cell>
          <table:table-cell office:value-type="float" office:value="9575880" calcext:value-type="float">
            <text:p>9575880</text:p>
          </table:table-cell>
          <table:table-cell office:value-type="float" office:value="8243768" calcext:value-type="float">
            <text:p>8243768</text:p>
          </table:table-cell>
          <table:table-cell office:value-type="float" office:value="89425344" calcext:value-type="float">
            <text:p>89425344</text:p>
          </table:table-cell>
          <table:table-cell office:value-type="float" office:value="22839624" calcext:value-type="float">
            <text:p>22839624</text:p>
          </table:table-cell>
          <table:table-cell office:value-type="float" office:value="16664320" calcext:value-type="float">
            <text:p>16664320</text:p>
          </table:table-cell>
          <table:table-cell office:value-type="float" office:value="16190736" calcext:value-type="float">
            <text:p>16190736</text:p>
          </table:table-cell>
          <table:table-cell table:number-columns-repeated="6"/>
        </table:table-row>
        <table:table-row table:style-name="ro1">
          <table:table-cell office:value-type="float" office:value="5878776" calcext:value-type="float">
            <text:p>5878776</text:p>
          </table:table-cell>
          <table:table-cell office:value-type="float" office:value="62800456" calcext:value-type="float">
            <text:p>62800456</text:p>
          </table:table-cell>
          <table:table-cell office:value-type="float" office:value="18905344" calcext:value-type="float">
            <text:p>18905344</text:p>
          </table:table-cell>
          <table:table-cell office:value-type="float" office:value="9560256" calcext:value-type="float">
            <text:p>9560256</text:p>
          </table:table-cell>
          <table:table-cell office:value-type="float" office:value="9576152" calcext:value-type="float">
            <text:p>9576152</text:p>
          </table:table-cell>
          <table:table-cell office:value-type="float" office:value="8243904" calcext:value-type="float">
            <text:p>8243904</text:p>
          </table:table-cell>
          <table:table-cell office:value-type="float" office:value="90253344" calcext:value-type="float">
            <text:p>90253344</text:p>
          </table:table-cell>
          <table:table-cell office:value-type="float" office:value="22853024" calcext:value-type="float">
            <text:p>22853024</text:p>
          </table:table-cell>
          <table:table-cell office:value-type="float" office:value="16672280" calcext:value-type="float">
            <text:p>16672280</text:p>
          </table:table-cell>
          <table:table-cell office:value-type="float" office:value="16191856" calcext:value-type="float">
            <text:p>16191856</text:p>
          </table:table-cell>
          <table:table-cell table:number-columns-repeated="6"/>
        </table:table-row>
        <table:table-row table:style-name="ro1">
          <table:table-cell office:value-type="float" office:value="5878800" calcext:value-type="float">
            <text:p>5878800</text:p>
          </table:table-cell>
          <table:table-cell office:value-type="float" office:value="62800840" calcext:value-type="float">
            <text:p>62800840</text:p>
          </table:table-cell>
          <table:table-cell office:value-type="float" office:value="18905368" calcext:value-type="float">
            <text:p>18905368</text:p>
          </table:table-cell>
          <table:table-cell office:value-type="float" office:value="9560704" calcext:value-type="float">
            <text:p>9560704</text:p>
          </table:table-cell>
          <table:table-cell office:value-type="float" office:value="9576152" calcext:value-type="float">
            <text:p>9576152</text:p>
          </table:table-cell>
          <table:table-cell office:value-type="float" office:value="8245216" calcext:value-type="float">
            <text:p>8245216</text:p>
          </table:table-cell>
          <table:table-cell office:value-type="float" office:value="92396424" calcext:value-type="float">
            <text:p>92396424</text:p>
          </table:table-cell>
          <table:table-cell office:value-type="float" office:value="22853592" calcext:value-type="float">
            <text:p>22853592</text:p>
          </table:table-cell>
          <table:table-cell office:value-type="float" office:value="16676200" calcext:value-type="float">
            <text:p>16676200</text:p>
          </table:table-cell>
          <table:table-cell office:value-type="float" office:value="16192400" calcext:value-type="float">
            <text:p>16192400</text:p>
          </table:table-cell>
          <table:table-cell table:number-columns-repeated="6"/>
        </table:table-row>
        <table:table-row table:style-name="ro1">
          <table:table-cell office:value-type="float" office:value="5878840" calcext:value-type="float">
            <text:p>5878840</text:p>
          </table:table-cell>
          <table:table-cell office:value-type="float" office:value="62801024" calcext:value-type="float">
            <text:p>62801024</text:p>
          </table:table-cell>
          <table:table-cell office:value-type="float" office:value="18905704" calcext:value-type="float">
            <text:p>18905704</text:p>
          </table:table-cell>
          <table:table-cell office:value-type="float" office:value="9560888" calcext:value-type="float">
            <text:p>9560888</text:p>
          </table:table-cell>
          <table:table-cell office:value-type="float" office:value="9576168" calcext:value-type="float">
            <text:p>9576168</text:p>
          </table:table-cell>
          <table:table-cell office:value-type="float" office:value="8245376" calcext:value-type="float">
            <text:p>8245376</text:p>
          </table:table-cell>
          <table:table-cell office:value-type="float" office:value="92695976" calcext:value-type="float">
            <text:p>92695976</text:p>
          </table:table-cell>
          <table:table-cell office:value-type="float" office:value="22865512" calcext:value-type="float">
            <text:p>22865512</text:p>
          </table:table-cell>
          <table:table-cell office:value-type="float" office:value="16679544" calcext:value-type="float">
            <text:p>16679544</text:p>
          </table:table-cell>
          <table:table-cell office:value-type="float" office:value="16193008" calcext:value-type="float">
            <text:p>16193008</text:p>
          </table:table-cell>
          <table:table-cell table:number-columns-repeated="6"/>
        </table:table-row>
        <table:table-row table:style-name="ro1">
          <table:table-cell office:value-type="float" office:value="5879064" calcext:value-type="float">
            <text:p>5879064</text:p>
          </table:table-cell>
          <table:table-cell office:value-type="float" office:value="62802008" calcext:value-type="float">
            <text:p>62802008</text:p>
          </table:table-cell>
          <table:table-cell office:value-type="float" office:value="18905920" calcext:value-type="float">
            <text:p>18905920</text:p>
          </table:table-cell>
          <table:table-cell office:value-type="float" office:value="9560960" calcext:value-type="float">
            <text:p>9560960</text:p>
          </table:table-cell>
          <table:table-cell office:value-type="float" office:value="9576240" calcext:value-type="float">
            <text:p>9576240</text:p>
          </table:table-cell>
          <table:table-cell office:value-type="float" office:value="8247064" calcext:value-type="float">
            <text:p>8247064</text:p>
          </table:table-cell>
          <table:table-cell office:value-type="float" office:value="93423584" calcext:value-type="float">
            <text:p>93423584</text:p>
          </table:table-cell>
          <table:table-cell office:value-type="float" office:value="22886640" calcext:value-type="float">
            <text:p>22886640</text:p>
          </table:table-cell>
          <table:table-cell office:value-type="float" office:value="16680544" calcext:value-type="float">
            <text:p>16680544</text:p>
          </table:table-cell>
          <table:table-cell office:value-type="float" office:value="16193088" calcext:value-type="float">
            <text:p>16193088</text:p>
          </table:table-cell>
          <table:table-cell table:number-columns-repeated="6"/>
        </table:table-row>
        <table:table-row table:style-name="ro1">
          <table:table-cell office:value-type="float" office:value="5879192" calcext:value-type="float">
            <text:p>5879192</text:p>
          </table:table-cell>
          <table:table-cell office:value-type="float" office:value="62802232" calcext:value-type="float">
            <text:p>62802232</text:p>
          </table:table-cell>
          <table:table-cell office:value-type="float" office:value="18906288" calcext:value-type="float">
            <text:p>18906288</text:p>
          </table:table-cell>
          <table:table-cell office:value-type="float" office:value="9560984" calcext:value-type="float">
            <text:p>9560984</text:p>
          </table:table-cell>
          <table:table-cell office:value-type="float" office:value="9576288" calcext:value-type="float">
            <text:p>9576288</text:p>
          </table:table-cell>
          <table:table-cell office:value-type="float" office:value="8247800" calcext:value-type="float">
            <text:p>8247800</text:p>
          </table:table-cell>
          <table:table-cell office:value-type="float" office:value="93620504" calcext:value-type="float">
            <text:p>93620504</text:p>
          </table:table-cell>
          <table:table-cell office:value-type="float" office:value="22886888" calcext:value-type="float">
            <text:p>22886888</text:p>
          </table:table-cell>
          <table:table-cell office:value-type="float" office:value="16683088" calcext:value-type="float">
            <text:p>16683088</text:p>
          </table:table-cell>
          <table:table-cell office:value-type="float" office:value="16194712" calcext:value-type="float">
            <text:p>16194712</text:p>
          </table:table-cell>
          <table:table-cell table:number-columns-repeated="6"/>
        </table:table-row>
        <table:table-row table:style-name="ro1">
          <table:table-cell office:value-type="float" office:value="5879304" calcext:value-type="float">
            <text:p>5879304</text:p>
          </table:table-cell>
          <table:table-cell office:value-type="float" office:value="62802248" calcext:value-type="float">
            <text:p>62802248</text:p>
          </table:table-cell>
          <table:table-cell office:value-type="float" office:value="18906304" calcext:value-type="float">
            <text:p>18906304</text:p>
          </table:table-cell>
          <table:table-cell office:value-type="float" office:value="9561128" calcext:value-type="float">
            <text:p>9561128</text:p>
          </table:table-cell>
          <table:table-cell office:value-type="float" office:value="9576344" calcext:value-type="float">
            <text:p>9576344</text:p>
          </table:table-cell>
          <table:table-cell office:value-type="float" office:value="8248232" calcext:value-type="float">
            <text:p>8248232</text:p>
          </table:table-cell>
          <table:table-cell office:value-type="float" office:value="94887672" calcext:value-type="float">
            <text:p>94887672</text:p>
          </table:table-cell>
          <table:table-cell office:value-type="float" office:value="22888760" calcext:value-type="float">
            <text:p>22888760</text:p>
          </table:table-cell>
          <table:table-cell office:value-type="float" office:value="16684640" calcext:value-type="float">
            <text:p>16684640</text:p>
          </table:table-cell>
          <table:table-cell office:value-type="float" office:value="16195456" calcext:value-type="float">
            <text:p>16195456</text:p>
          </table:table-cell>
          <table:table-cell table:number-columns-repeated="6"/>
        </table:table-row>
        <table:table-row table:style-name="ro1">
          <table:table-cell office:value-type="float" office:value="5879400" calcext:value-type="float">
            <text:p>5879400</text:p>
          </table:table-cell>
          <table:table-cell office:value-type="float" office:value="62802592" calcext:value-type="float">
            <text:p>62802592</text:p>
          </table:table-cell>
          <table:table-cell office:value-type="float" office:value="18906488" calcext:value-type="float">
            <text:p>18906488</text:p>
          </table:table-cell>
          <table:table-cell office:value-type="float" office:value="9561160" calcext:value-type="float">
            <text:p>9561160</text:p>
          </table:table-cell>
          <table:table-cell office:value-type="float" office:value="9576664" calcext:value-type="float">
            <text:p>9576664</text:p>
          </table:table-cell>
          <table:table-cell office:value-type="float" office:value="8248248" calcext:value-type="float">
            <text:p>8248248</text:p>
          </table:table-cell>
          <table:table-cell office:value-type="float" office:value="95310328" calcext:value-type="float">
            <text:p>95310328</text:p>
          </table:table-cell>
          <table:table-cell office:value-type="float" office:value="22893480" calcext:value-type="float">
            <text:p>22893480</text:p>
          </table:table-cell>
          <table:table-cell office:value-type="float" office:value="16696232" calcext:value-type="float">
            <text:p>16696232</text:p>
          </table:table-cell>
          <table:table-cell office:value-type="float" office:value="16198256" calcext:value-type="float">
            <text:p>16198256</text:p>
          </table:table-cell>
          <table:table-cell table:number-columns-repeated="6"/>
        </table:table-row>
        <table:table-row table:style-name="ro1">
          <table:table-cell office:value-type="float" office:value="5879440" calcext:value-type="float">
            <text:p>5879440</text:p>
          </table:table-cell>
          <table:table-cell office:value-type="float" office:value="62802776" calcext:value-type="float">
            <text:p>62802776</text:p>
          </table:table-cell>
          <table:table-cell office:value-type="float" office:value="18906648" calcext:value-type="float">
            <text:p>18906648</text:p>
          </table:table-cell>
          <table:table-cell office:value-type="float" office:value="9561264" calcext:value-type="float">
            <text:p>9561264</text:p>
          </table:table-cell>
          <table:table-cell office:value-type="float" office:value="9577664" calcext:value-type="float">
            <text:p>9577664</text:p>
          </table:table-cell>
          <table:table-cell office:value-type="float" office:value="8248832" calcext:value-type="float">
            <text:p>8248832</text:p>
          </table:table-cell>
          <table:table-cell office:value-type="float" office:value="95584256" calcext:value-type="float">
            <text:p>95584256</text:p>
          </table:table-cell>
          <table:table-cell office:value-type="float" office:value="22902048" calcext:value-type="float">
            <text:p>22902048</text:p>
          </table:table-cell>
          <table:table-cell office:value-type="float" office:value="16705896" calcext:value-type="float">
            <text:p>16705896</text:p>
          </table:table-cell>
          <table:table-cell office:value-type="float" office:value="16202104" calcext:value-type="float">
            <text:p>16202104</text:p>
          </table:table-cell>
          <table:table-cell table:number-columns-repeated="6"/>
        </table:table-row>
        <table:table-row table:style-name="ro1">
          <table:table-cell office:value-type="float" office:value="5879632" calcext:value-type="float">
            <text:p>5879632</text:p>
          </table:table-cell>
          <table:table-cell office:value-type="float" office:value="62802896" calcext:value-type="float">
            <text:p>62802896</text:p>
          </table:table-cell>
          <table:table-cell office:value-type="float" office:value="18907144" calcext:value-type="float">
            <text:p>18907144</text:p>
          </table:table-cell>
          <table:table-cell office:value-type="float" office:value="9561528" calcext:value-type="float">
            <text:p>9561528</text:p>
          </table:table-cell>
          <table:table-cell office:value-type="float" office:value="9577856" calcext:value-type="float">
            <text:p>9577856</text:p>
          </table:table-cell>
          <table:table-cell office:value-type="float" office:value="8249632" calcext:value-type="float">
            <text:p>8249632</text:p>
          </table:table-cell>
          <table:table-cell office:value-type="float" office:value="95602304" calcext:value-type="float">
            <text:p>95602304</text:p>
          </table:table-cell>
          <table:table-cell office:value-type="float" office:value="22903456" calcext:value-type="float">
            <text:p>22903456</text:p>
          </table:table-cell>
          <table:table-cell office:value-type="float" office:value="16706648" calcext:value-type="float">
            <text:p>16706648</text:p>
          </table:table-cell>
          <table:table-cell office:value-type="float" office:value="16209208" calcext:value-type="float">
            <text:p>16209208</text:p>
          </table:table-cell>
          <table:table-cell table:number-columns-repeated="6"/>
        </table:table-row>
        <table:table-row table:style-name="ro1">
          <table:table-cell office:value-type="float" office:value="5880192" calcext:value-type="float">
            <text:p>5880192</text:p>
          </table:table-cell>
          <table:table-cell office:value-type="float" office:value="62803432" calcext:value-type="float">
            <text:p>62803432</text:p>
          </table:table-cell>
          <table:table-cell office:value-type="float" office:value="18907560" calcext:value-type="float">
            <text:p>18907560</text:p>
          </table:table-cell>
          <table:table-cell office:value-type="float" office:value="9561552" calcext:value-type="float">
            <text:p>9561552</text:p>
          </table:table-cell>
          <table:table-cell office:value-type="float" office:value="9578248" calcext:value-type="float">
            <text:p>9578248</text:p>
          </table:table-cell>
          <table:table-cell office:value-type="float" office:value="8250424" calcext:value-type="float">
            <text:p>8250424</text:p>
          </table:table-cell>
          <table:table-cell office:value-type="float" office:value="95892368" calcext:value-type="float">
            <text:p>95892368</text:p>
          </table:table-cell>
          <table:table-cell office:value-type="float" office:value="22907136" calcext:value-type="float">
            <text:p>22907136</text:p>
          </table:table-cell>
          <table:table-cell office:value-type="float" office:value="16706960" calcext:value-type="float">
            <text:p>16706960</text:p>
          </table:table-cell>
          <table:table-cell office:value-type="float" office:value="16209536" calcext:value-type="float">
            <text:p>16209536</text:p>
          </table:table-cell>
          <table:table-cell table:number-columns-repeated="6"/>
        </table:table-row>
        <table:table-row table:style-name="ro1">
          <table:table-cell office:value-type="float" office:value="5880208" calcext:value-type="float">
            <text:p>5880208</text:p>
          </table:table-cell>
          <table:table-cell office:value-type="float" office:value="62804560" calcext:value-type="float">
            <text:p>62804560</text:p>
          </table:table-cell>
          <table:table-cell office:value-type="float" office:value="18907712" calcext:value-type="float">
            <text:p>18907712</text:p>
          </table:table-cell>
          <table:table-cell office:value-type="float" office:value="9562184" calcext:value-type="float">
            <text:p>9562184</text:p>
          </table:table-cell>
          <table:table-cell office:value-type="float" office:value="9578432" calcext:value-type="float">
            <text:p>9578432</text:p>
          </table:table-cell>
          <table:table-cell office:value-type="float" office:value="8251664" calcext:value-type="float">
            <text:p>8251664</text:p>
          </table:table-cell>
          <table:table-cell office:value-type="float" office:value="96135184" calcext:value-type="float">
            <text:p>96135184</text:p>
          </table:table-cell>
          <table:table-cell office:value-type="float" office:value="22908256" calcext:value-type="float">
            <text:p>22908256</text:p>
          </table:table-cell>
          <table:table-cell office:value-type="float" office:value="16707112" calcext:value-type="float">
            <text:p>16707112</text:p>
          </table:table-cell>
          <table:table-cell office:value-type="float" office:value="16210800" calcext:value-type="float">
            <text:p>16210800</text:p>
          </table:table-cell>
          <table:table-cell table:number-columns-repeated="6"/>
        </table:table-row>
        <table:table-row table:style-name="ro1">
          <table:table-cell office:value-type="float" office:value="5880304" calcext:value-type="float">
            <text:p>5880304</text:p>
          </table:table-cell>
          <table:table-cell office:value-type="float" office:value="62804840" calcext:value-type="float">
            <text:p>62804840</text:p>
          </table:table-cell>
          <table:table-cell office:value-type="float" office:value="18908320" calcext:value-type="float">
            <text:p>18908320</text:p>
          </table:table-cell>
          <table:table-cell office:value-type="float" office:value="9562192" calcext:value-type="float">
            <text:p>9562192</text:p>
          </table:table-cell>
          <table:table-cell office:value-type="float" office:value="9578896" calcext:value-type="float">
            <text:p>9578896</text:p>
          </table:table-cell>
          <table:table-cell office:value-type="float" office:value="8252024" calcext:value-type="float">
            <text:p>8252024</text:p>
          </table:table-cell>
          <table:table-cell office:value-type="float" office:value="96456728" calcext:value-type="float">
            <text:p>96456728</text:p>
          </table:table-cell>
          <table:table-cell office:value-type="float" office:value="22916072" calcext:value-type="float">
            <text:p>22916072</text:p>
          </table:table-cell>
          <table:table-cell office:value-type="float" office:value="16707728" calcext:value-type="float">
            <text:p>16707728</text:p>
          </table:table-cell>
          <table:table-cell office:value-type="float" office:value="16212064" calcext:value-type="float">
            <text:p>16212064</text:p>
          </table:table-cell>
          <table:table-cell table:number-columns-repeated="6"/>
        </table:table-row>
        <table:table-row table:style-name="ro1">
          <table:table-cell office:value-type="float" office:value="5880496" calcext:value-type="float">
            <text:p>5880496</text:p>
          </table:table-cell>
          <table:table-cell office:value-type="float" office:value="62804856" calcext:value-type="float">
            <text:p>62804856</text:p>
          </table:table-cell>
          <table:table-cell office:value-type="float" office:value="18908728" calcext:value-type="float">
            <text:p>18908728</text:p>
          </table:table-cell>
          <table:table-cell office:value-type="float" office:value="9562368" calcext:value-type="float">
            <text:p>9562368</text:p>
          </table:table-cell>
          <table:table-cell office:value-type="float" office:value="9580440" calcext:value-type="float">
            <text:p>9580440</text:p>
          </table:table-cell>
          <table:table-cell office:value-type="float" office:value="8252104" calcext:value-type="float">
            <text:p>8252104</text:p>
          </table:table-cell>
          <table:table-cell office:value-type="float" office:value="98566504" calcext:value-type="float">
            <text:p>98566504</text:p>
          </table:table-cell>
          <table:table-cell office:value-type="float" office:value="22916640" calcext:value-type="float">
            <text:p>22916640</text:p>
          </table:table-cell>
          <table:table-cell office:value-type="float" office:value="16717264" calcext:value-type="float">
            <text:p>16717264</text:p>
          </table:table-cell>
          <table:table-cell office:value-type="float" office:value="16216552" calcext:value-type="float">
            <text:p>16216552</text:p>
          </table:table-cell>
          <table:table-cell table:number-columns-repeated="6"/>
        </table:table-row>
        <table:table-row table:style-name="ro1">
          <table:table-cell office:value-type="float" office:value="5880696" calcext:value-type="float">
            <text:p>5880696</text:p>
          </table:table-cell>
          <table:table-cell office:value-type="float" office:value="62805088" calcext:value-type="float">
            <text:p>62805088</text:p>
          </table:table-cell>
          <table:table-cell office:value-type="float" office:value="18908872" calcext:value-type="float">
            <text:p>18908872</text:p>
          </table:table-cell>
          <table:table-cell office:value-type="float" office:value="9562712" calcext:value-type="float">
            <text:p>9562712</text:p>
          </table:table-cell>
          <table:table-cell office:value-type="float" office:value="9580536" calcext:value-type="float">
            <text:p>9580536</text:p>
          </table:table-cell>
          <table:table-cell office:value-type="float" office:value="8252288" calcext:value-type="float">
            <text:p>8252288</text:p>
          </table:table-cell>
          <table:table-cell office:value-type="float" office:value="100377992" calcext:value-type="float">
            <text:p>100377992</text:p>
          </table:table-cell>
          <table:table-cell office:value-type="float" office:value="22929808" calcext:value-type="float">
            <text:p>22929808</text:p>
          </table:table-cell>
          <table:table-cell office:value-type="float" office:value="16719736" calcext:value-type="float">
            <text:p>16719736</text:p>
          </table:table-cell>
          <table:table-cell office:value-type="float" office:value="16216856" calcext:value-type="float">
            <text:p>16216856</text:p>
          </table:table-cell>
          <table:table-cell table:number-columns-repeated="6"/>
        </table:table-row>
        <table:table-row table:style-name="ro1">
          <table:table-cell office:value-type="float" office:value="5880872" calcext:value-type="float">
            <text:p>5880872</text:p>
          </table:table-cell>
          <table:table-cell office:value-type="float" office:value="62805144" calcext:value-type="float">
            <text:p>62805144</text:p>
          </table:table-cell>
          <table:table-cell office:value-type="float" office:value="18909288" calcext:value-type="float">
            <text:p>18909288</text:p>
          </table:table-cell>
          <table:table-cell office:value-type="float" office:value="9562736" calcext:value-type="float">
            <text:p>9562736</text:p>
          </table:table-cell>
          <table:table-cell office:value-type="float" office:value="9580720" calcext:value-type="float">
            <text:p>9580720</text:p>
          </table:table-cell>
          <table:table-cell office:value-type="float" office:value="8253216" calcext:value-type="float">
            <text:p>8253216</text:p>
          </table:table-cell>
          <table:table-cell office:value-type="float" office:value="100880464" calcext:value-type="float">
            <text:p>100880464</text:p>
          </table:table-cell>
          <table:table-cell office:value-type="float" office:value="22939184" calcext:value-type="float">
            <text:p>22939184</text:p>
          </table:table-cell>
          <table:table-cell office:value-type="float" office:value="16725528" calcext:value-type="float">
            <text:p>16725528</text:p>
          </table:table-cell>
          <table:table-cell office:value-type="float" office:value="16220872" calcext:value-type="float">
            <text:p>16220872</text:p>
          </table:table-cell>
          <table:table-cell table:number-columns-repeated="6"/>
        </table:table-row>
        <table:table-row table:style-name="ro1">
          <table:table-cell office:value-type="float" office:value="5880896" calcext:value-type="float">
            <text:p>5880896</text:p>
          </table:table-cell>
          <table:table-cell office:value-type="float" office:value="62805280" calcext:value-type="float">
            <text:p>62805280</text:p>
          </table:table-cell>
          <table:table-cell office:value-type="float" office:value="18909944" calcext:value-type="float">
            <text:p>18909944</text:p>
          </table:table-cell>
          <table:table-cell office:value-type="float" office:value="9563568" calcext:value-type="float">
            <text:p>9563568</text:p>
          </table:table-cell>
          <table:table-cell office:value-type="float" office:value="9580792" calcext:value-type="float">
            <text:p>9580792</text:p>
          </table:table-cell>
          <table:table-cell office:value-type="float" office:value="8253544" calcext:value-type="float">
            <text:p>8253544</text:p>
          </table:table-cell>
          <table:table-cell office:value-type="float" office:value="100905760" calcext:value-type="float">
            <text:p>100905760</text:p>
          </table:table-cell>
          <table:table-cell office:value-type="float" office:value="22949504" calcext:value-type="float">
            <text:p>22949504</text:p>
          </table:table-cell>
          <table:table-cell office:value-type="float" office:value="16733712" calcext:value-type="float">
            <text:p>16733712</text:p>
          </table:table-cell>
          <table:table-cell office:value-type="float" office:value="16221864" calcext:value-type="float">
            <text:p>16221864</text:p>
          </table:table-cell>
          <table:table-cell table:number-columns-repeated="6"/>
        </table:table-row>
        <table:table-row table:style-name="ro1">
          <table:table-cell office:value-type="float" office:value="5881144" calcext:value-type="float">
            <text:p>5881144</text:p>
          </table:table-cell>
          <table:table-cell office:value-type="float" office:value="62805368" calcext:value-type="float">
            <text:p>62805368</text:p>
          </table:table-cell>
          <table:table-cell office:value-type="float" office:value="18910080" calcext:value-type="float">
            <text:p>18910080</text:p>
          </table:table-cell>
          <table:table-cell office:value-type="float" office:value="9563584" calcext:value-type="float">
            <text:p>9563584</text:p>
          </table:table-cell>
          <table:table-cell office:value-type="float" office:value="9581224" calcext:value-type="float">
            <text:p>9581224</text:p>
          </table:table-cell>
          <table:table-cell office:value-type="float" office:value="8254136" calcext:value-type="float">
            <text:p>8254136</text:p>
          </table:table-cell>
          <table:table-cell office:value-type="float" office:value="102114840" calcext:value-type="float">
            <text:p>102114840</text:p>
          </table:table-cell>
          <table:table-cell office:value-type="float" office:value="22961256" calcext:value-type="float">
            <text:p>22961256</text:p>
          </table:table-cell>
          <table:table-cell office:value-type="float" office:value="16743816" calcext:value-type="float">
            <text:p>16743816</text:p>
          </table:table-cell>
          <table:table-cell office:value-type="float" office:value="16224176" calcext:value-type="float">
            <text:p>16224176</text:p>
          </table:table-cell>
          <table:table-cell table:number-columns-repeated="6"/>
        </table:table-row>
        <table:table-row table:style-name="ro1">
          <table:table-cell office:value-type="float" office:value="5881360" calcext:value-type="float">
            <text:p>5881360</text:p>
          </table:table-cell>
          <table:table-cell office:value-type="float" office:value="62805440" calcext:value-type="float">
            <text:p>62805440</text:p>
          </table:table-cell>
          <table:table-cell office:value-type="float" office:value="18910240" calcext:value-type="float">
            <text:p>18910240</text:p>
          </table:table-cell>
          <table:table-cell office:value-type="float" office:value="9563840" calcext:value-type="float">
            <text:p>9563840</text:p>
          </table:table-cell>
          <table:table-cell office:value-type="float" office:value="9581264" calcext:value-type="float">
            <text:p>9581264</text:p>
          </table:table-cell>
          <table:table-cell office:value-type="float" office:value="8256368" calcext:value-type="float">
            <text:p>8256368</text:p>
          </table:table-cell>
          <table:table-cell office:value-type="float" office:value="102177328" calcext:value-type="float">
            <text:p>102177328</text:p>
          </table:table-cell>
          <table:table-cell office:value-type="float" office:value="22978200" calcext:value-type="float">
            <text:p>22978200</text:p>
          </table:table-cell>
          <table:table-cell office:value-type="float" office:value="16744480" calcext:value-type="float">
            <text:p>16744480</text:p>
          </table:table-cell>
          <table:table-cell office:value-type="float" office:value="16225272" calcext:value-type="float">
            <text:p>16225272</text:p>
          </table:table-cell>
          <table:table-cell table:number-columns-repeated="6"/>
        </table:table-row>
        <table:table-row table:style-name="ro1">
          <table:table-cell office:value-type="float" office:value="5881392" calcext:value-type="float">
            <text:p>5881392</text:p>
          </table:table-cell>
          <table:table-cell office:value-type="float" office:value="62805576" calcext:value-type="float">
            <text:p>62805576</text:p>
          </table:table-cell>
          <table:table-cell office:value-type="float" office:value="18910264" calcext:value-type="float">
            <text:p>18910264</text:p>
          </table:table-cell>
          <table:table-cell office:value-type="float" office:value="9564024" calcext:value-type="float">
            <text:p>9564024</text:p>
          </table:table-cell>
          <table:table-cell office:value-type="float" office:value="9581504" calcext:value-type="float">
            <text:p>9581504</text:p>
          </table:table-cell>
          <table:table-cell office:value-type="float" office:value="8257624" calcext:value-type="float">
            <text:p>8257624</text:p>
          </table:table-cell>
          <table:table-cell office:value-type="float" office:value="102342512" calcext:value-type="float">
            <text:p>102342512</text:p>
          </table:table-cell>
          <table:table-cell office:value-type="float" office:value="23006672" calcext:value-type="float">
            <text:p>23006672</text:p>
          </table:table-cell>
          <table:table-cell office:value-type="float" office:value="16750312" calcext:value-type="float">
            <text:p>16750312</text:p>
          </table:table-cell>
          <table:table-cell office:value-type="float" office:value="16226768" calcext:value-type="float">
            <text:p>16226768</text:p>
          </table:table-cell>
          <table:table-cell table:number-columns-repeated="6"/>
        </table:table-row>
        <table:table-row table:style-name="ro1">
          <table:table-cell office:value-type="float" office:value="5881576" calcext:value-type="float">
            <text:p>5881576</text:p>
          </table:table-cell>
          <table:table-cell office:value-type="float" office:value="62805648" calcext:value-type="float">
            <text:p>62805648</text:p>
          </table:table-cell>
          <table:table-cell office:value-type="float" office:value="18910360" calcext:value-type="float">
            <text:p>18910360</text:p>
          </table:table-cell>
          <table:table-cell office:value-type="float" office:value="9564064" calcext:value-type="float">
            <text:p>9564064</text:p>
          </table:table-cell>
          <table:table-cell office:value-type="float" office:value="9581640" calcext:value-type="float">
            <text:p>9581640</text:p>
          </table:table-cell>
          <table:table-cell office:value-type="float" office:value="8259416" calcext:value-type="float">
            <text:p>8259416</text:p>
          </table:table-cell>
          <table:table-cell office:value-type="float" office:value="102484024" calcext:value-type="float">
            <text:p>102484024</text:p>
          </table:table-cell>
          <table:table-cell office:value-type="float" office:value="23009416" calcext:value-type="float">
            <text:p>23009416</text:p>
          </table:table-cell>
          <table:table-cell office:value-type="float" office:value="16756680" calcext:value-type="float">
            <text:p>16756680</text:p>
          </table:table-cell>
          <table:table-cell office:value-type="float" office:value="16228800" calcext:value-type="float">
            <text:p>16228800</text:p>
          </table:table-cell>
          <table:table-cell table:number-columns-repeated="6"/>
        </table:table-row>
        <table:table-row table:style-name="ro1">
          <table:table-cell office:value-type="float" office:value="5881872" calcext:value-type="float">
            <text:p>5881872</text:p>
          </table:table-cell>
          <table:table-cell office:value-type="float" office:value="62806440" calcext:value-type="float">
            <text:p>62806440</text:p>
          </table:table-cell>
          <table:table-cell office:value-type="float" office:value="18910616" calcext:value-type="float">
            <text:p>18910616</text:p>
          </table:table-cell>
          <table:table-cell office:value-type="float" office:value="9564080" calcext:value-type="float">
            <text:p>9564080</text:p>
          </table:table-cell>
          <table:table-cell office:value-type="float" office:value="9581904" calcext:value-type="float">
            <text:p>9581904</text:p>
          </table:table-cell>
          <table:table-cell office:value-type="float" office:value="8261528" calcext:value-type="float">
            <text:p>8261528</text:p>
          </table:table-cell>
          <table:table-cell office:value-type="float" office:value="102954080" calcext:value-type="float">
            <text:p>102954080</text:p>
          </table:table-cell>
          <table:table-cell office:value-type="float" office:value="23023440" calcext:value-type="float">
            <text:p>23023440</text:p>
          </table:table-cell>
          <table:table-cell office:value-type="float" office:value="16758816" calcext:value-type="float">
            <text:p>16758816</text:p>
          </table:table-cell>
          <table:table-cell office:value-type="float" office:value="16229144" calcext:value-type="float">
            <text:p>16229144</text:p>
          </table:table-cell>
          <table:table-cell table:number-columns-repeated="6"/>
        </table:table-row>
        <table:table-row table:style-name="ro1">
          <table:table-cell office:value-type="float" office:value="5882144" calcext:value-type="float">
            <text:p>5882144</text:p>
          </table:table-cell>
          <table:table-cell office:value-type="float" office:value="62806456" calcext:value-type="float">
            <text:p>62806456</text:p>
          </table:table-cell>
          <table:table-cell office:value-type="float" office:value="18910632" calcext:value-type="float">
            <text:p>18910632</text:p>
          </table:table-cell>
          <table:table-cell office:value-type="float" office:value="9564088" calcext:value-type="float">
            <text:p>9564088</text:p>
          </table:table-cell>
          <table:table-cell office:value-type="float" office:value="9582048" calcext:value-type="float">
            <text:p>9582048</text:p>
          </table:table-cell>
          <table:table-cell office:value-type="float" office:value="8263280" calcext:value-type="float">
            <text:p>8263280</text:p>
          </table:table-cell>
          <table:table-cell office:value-type="float" office:value="103609512" calcext:value-type="float">
            <text:p>103609512</text:p>
          </table:table-cell>
          <table:table-cell office:value-type="float" office:value="23030720" calcext:value-type="float">
            <text:p>23030720</text:p>
          </table:table-cell>
          <table:table-cell office:value-type="float" office:value="16761008" calcext:value-type="float">
            <text:p>16761008</text:p>
          </table:table-cell>
          <table:table-cell office:value-type="float" office:value="16229320" calcext:value-type="float">
            <text:p>16229320</text:p>
          </table:table-cell>
          <table:table-cell table:number-columns-repeated="6"/>
        </table:table-row>
        <table:table-row table:style-name="ro1">
          <table:table-cell office:value-type="float" office:value="5882208" calcext:value-type="float">
            <text:p>5882208</text:p>
          </table:table-cell>
          <table:table-cell office:value-type="float" office:value="62806528" calcext:value-type="float">
            <text:p>62806528</text:p>
          </table:table-cell>
          <table:table-cell office:value-type="float" office:value="18910808" calcext:value-type="float">
            <text:p>18910808</text:p>
          </table:table-cell>
          <table:table-cell office:value-type="float" office:value="9564224" calcext:value-type="float">
            <text:p>9564224</text:p>
          </table:table-cell>
          <table:table-cell office:value-type="float" office:value="9582112" calcext:value-type="float">
            <text:p>9582112</text:p>
          </table:table-cell>
          <table:table-cell office:value-type="float" office:value="8263696" calcext:value-type="float">
            <text:p>8263696</text:p>
          </table:table-cell>
          <table:table-cell office:value-type="float" office:value="104962160" calcext:value-type="float">
            <text:p>104962160</text:p>
          </table:table-cell>
          <table:table-cell office:value-type="float" office:value="23046064" calcext:value-type="float">
            <text:p>23046064</text:p>
          </table:table-cell>
          <table:table-cell office:value-type="float" office:value="16765744" calcext:value-type="float">
            <text:p>16765744</text:p>
          </table:table-cell>
          <table:table-cell office:value-type="float" office:value="16230128" calcext:value-type="float">
            <text:p>16230128</text:p>
          </table:table-cell>
          <table:table-cell table:number-columns-repeated="6"/>
        </table:table-row>
        <table:table-row table:style-name="ro1">
          <table:table-cell office:value-type="float" office:value="5882232" calcext:value-type="float">
            <text:p>5882232</text:p>
          </table:table-cell>
          <table:table-cell office:value-type="float" office:value="62806896" calcext:value-type="float">
            <text:p>62806896</text:p>
          </table:table-cell>
          <table:table-cell office:value-type="float" office:value="18910968" calcext:value-type="float">
            <text:p>18910968</text:p>
          </table:table-cell>
          <table:table-cell office:value-type="float" office:value="9564272" calcext:value-type="float">
            <text:p>9564272</text:p>
          </table:table-cell>
          <table:table-cell office:value-type="float" office:value="9582360" calcext:value-type="float">
            <text:p>9582360</text:p>
          </table:table-cell>
          <table:table-cell office:value-type="float" office:value="8263880" calcext:value-type="float">
            <text:p>8263880</text:p>
          </table:table-cell>
          <table:table-cell office:value-type="float" office:value="106718136" calcext:value-type="float">
            <text:p>106718136</text:p>
          </table:table-cell>
          <table:table-cell office:value-type="float" office:value="23048896" calcext:value-type="float">
            <text:p>23048896</text:p>
          </table:table-cell>
          <table:table-cell office:value-type="float" office:value="16766432" calcext:value-type="float">
            <text:p>16766432</text:p>
          </table:table-cell>
          <table:table-cell office:value-type="float" office:value="16230328" calcext:value-type="float">
            <text:p>16230328</text:p>
          </table:table-cell>
          <table:table-cell table:number-columns-repeated="6"/>
        </table:table-row>
        <table:table-row table:style-name="ro1">
          <table:table-cell office:value-type="float" office:value="5882264" calcext:value-type="float">
            <text:p>5882264</text:p>
          </table:table-cell>
          <table:table-cell office:value-type="float" office:value="62806920" calcext:value-type="float">
            <text:p>62806920</text:p>
          </table:table-cell>
          <table:table-cell office:value-type="float" office:value="18911328" calcext:value-type="float">
            <text:p>18911328</text:p>
          </table:table-cell>
          <table:table-cell office:value-type="float" office:value="9564712" calcext:value-type="float">
            <text:p>9564712</text:p>
          </table:table-cell>
          <table:table-cell office:value-type="float" office:value="9582576" calcext:value-type="float">
            <text:p>9582576</text:p>
          </table:table-cell>
          <table:table-cell office:value-type="float" office:value="8264024" calcext:value-type="float">
            <text:p>8264024</text:p>
          </table:table-cell>
          <table:table-cell office:value-type="float" office:value="107283544" calcext:value-type="float">
            <text:p>107283544</text:p>
          </table:table-cell>
          <table:table-cell office:value-type="float" office:value="23050880" calcext:value-type="float">
            <text:p>23050880</text:p>
          </table:table-cell>
          <table:table-cell office:value-type="float" office:value="16769440" calcext:value-type="float">
            <text:p>16769440</text:p>
          </table:table-cell>
          <table:table-cell office:value-type="float" office:value="16232280" calcext:value-type="float">
            <text:p>16232280</text:p>
          </table:table-cell>
          <table:table-cell table:number-columns-repeated="6"/>
        </table:table-row>
        <table:table-row table:style-name="ro1">
          <table:table-cell office:value-type="float" office:value="5882320" calcext:value-type="float">
            <text:p>5882320</text:p>
          </table:table-cell>
          <table:table-cell office:value-type="float" office:value="62807096" calcext:value-type="float">
            <text:p>62807096</text:p>
          </table:table-cell>
          <table:table-cell office:value-type="float" office:value="18911560" calcext:value-type="float">
            <text:p>18911560</text:p>
          </table:table-cell>
          <table:table-cell office:value-type="float" office:value="9564736" calcext:value-type="float">
            <text:p>9564736</text:p>
          </table:table-cell>
          <table:table-cell office:value-type="float" office:value="9582640" calcext:value-type="float">
            <text:p>9582640</text:p>
          </table:table-cell>
          <table:table-cell office:value-type="float" office:value="8264048" calcext:value-type="float">
            <text:p>8264048</text:p>
          </table:table-cell>
          <table:table-cell office:value-type="float" office:value="108428432" calcext:value-type="float">
            <text:p>108428432</text:p>
          </table:table-cell>
          <table:table-cell office:value-type="float" office:value="23099888" calcext:value-type="float">
            <text:p>23099888</text:p>
          </table:table-cell>
          <table:table-cell office:value-type="float" office:value="16769464" calcext:value-type="float">
            <text:p>16769464</text:p>
          </table:table-cell>
          <table:table-cell office:value-type="float" office:value="16233216" calcext:value-type="float">
            <text:p>16233216</text:p>
          </table:table-cell>
          <table:table-cell table:number-columns-repeated="6"/>
        </table:table-row>
        <table:table-row table:style-name="ro1">
          <table:table-cell office:value-type="float" office:value="5882632" calcext:value-type="float">
            <text:p>5882632</text:p>
          </table:table-cell>
          <table:table-cell office:value-type="float" office:value="62807384" calcext:value-type="float">
            <text:p>62807384</text:p>
          </table:table-cell>
          <table:table-cell office:value-type="float" office:value="18912192" calcext:value-type="float">
            <text:p>18912192</text:p>
          </table:table-cell>
          <table:table-cell office:value-type="float" office:value="9564896" calcext:value-type="float">
            <text:p>9564896</text:p>
          </table:table-cell>
          <table:table-cell office:value-type="float" office:value="9582944" calcext:value-type="float">
            <text:p>9582944</text:p>
          </table:table-cell>
          <table:table-cell office:value-type="float" office:value="8264552" calcext:value-type="float">
            <text:p>8264552</text:p>
          </table:table-cell>
          <table:table-cell office:value-type="float" office:value="108890240" calcext:value-type="float">
            <text:p>108890240</text:p>
          </table:table-cell>
          <table:table-cell office:value-type="float" office:value="23104888" calcext:value-type="float">
            <text:p>23104888</text:p>
          </table:table-cell>
          <table:table-cell office:value-type="float" office:value="16772768" calcext:value-type="float">
            <text:p>16772768</text:p>
          </table:table-cell>
          <table:table-cell office:value-type="float" office:value="16233416" calcext:value-type="float">
            <text:p>16233416</text:p>
          </table:table-cell>
          <table:table-cell table:number-columns-repeated="6"/>
        </table:table-row>
        <table:table-row table:style-name="ro1">
          <table:table-cell office:value-type="float" office:value="5882752" calcext:value-type="float">
            <text:p>5882752</text:p>
          </table:table-cell>
          <table:table-cell office:value-type="float" office:value="62807512" calcext:value-type="float">
            <text:p>62807512</text:p>
          </table:table-cell>
          <table:table-cell office:value-type="float" office:value="18912568" calcext:value-type="float">
            <text:p>18912568</text:p>
          </table:table-cell>
          <table:table-cell office:value-type="float" office:value="9564920" calcext:value-type="float">
            <text:p>9564920</text:p>
          </table:table-cell>
          <table:table-cell office:value-type="float" office:value="9583120" calcext:value-type="float">
            <text:p>9583120</text:p>
          </table:table-cell>
          <table:table-cell office:value-type="float" office:value="8264704" calcext:value-type="float">
            <text:p>8264704</text:p>
          </table:table-cell>
          <table:table-cell office:value-type="float" office:value="109056744" calcext:value-type="float">
            <text:p>109056744</text:p>
          </table:table-cell>
          <table:table-cell office:value-type="float" office:value="23140224" calcext:value-type="float">
            <text:p>23140224</text:p>
          </table:table-cell>
          <table:table-cell office:value-type="float" office:value="16775192" calcext:value-type="float">
            <text:p>16775192</text:p>
          </table:table-cell>
          <table:table-cell office:value-type="float" office:value="16234992" calcext:value-type="float">
            <text:p>16234992</text:p>
          </table:table-cell>
          <table:table-cell table:number-columns-repeated="6"/>
        </table:table-row>
        <table:table-row table:style-name="ro1">
          <table:table-cell office:value-type="float" office:value="5882888" calcext:value-type="float">
            <text:p>5882888</text:p>
          </table:table-cell>
          <table:table-cell office:value-type="float" office:value="62807528" calcext:value-type="float">
            <text:p>62807528</text:p>
          </table:table-cell>
          <table:table-cell office:value-type="float" office:value="18912928" calcext:value-type="float">
            <text:p>18912928</text:p>
          </table:table-cell>
          <table:table-cell office:value-type="float" office:value="9565144" calcext:value-type="float">
            <text:p>9565144</text:p>
          </table:table-cell>
          <table:table-cell office:value-type="float" office:value="9583496" calcext:value-type="float">
            <text:p>9583496</text:p>
          </table:table-cell>
          <table:table-cell office:value-type="float" office:value="8265288" calcext:value-type="float">
            <text:p>8265288</text:p>
          </table:table-cell>
          <table:table-cell office:value-type="float" office:value="110974728" calcext:value-type="float">
            <text:p>110974728</text:p>
          </table:table-cell>
          <table:table-cell office:value-type="float" office:value="23149040" calcext:value-type="float">
            <text:p>23149040</text:p>
          </table:table-cell>
          <table:table-cell office:value-type="float" office:value="16780008" calcext:value-type="float">
            <text:p>16780008</text:p>
          </table:table-cell>
          <table:table-cell office:value-type="float" office:value="16240888" calcext:value-type="float">
            <text:p>16240888</text:p>
          </table:table-cell>
          <table:table-cell table:number-columns-repeated="6"/>
        </table:table-row>
        <table:table-row table:style-name="ro1">
          <table:table-cell office:value-type="float" office:value="5883088" calcext:value-type="float">
            <text:p>5883088</text:p>
          </table:table-cell>
          <table:table-cell office:value-type="float" office:value="62807608" calcext:value-type="float">
            <text:p>62807608</text:p>
          </table:table-cell>
          <table:table-cell office:value-type="float" office:value="18913664" calcext:value-type="float">
            <text:p>18913664</text:p>
          </table:table-cell>
          <table:table-cell office:value-type="float" office:value="9565448" calcext:value-type="float">
            <text:p>9565448</text:p>
          </table:table-cell>
          <table:table-cell office:value-type="float" office:value="9583632" calcext:value-type="float">
            <text:p>9583632</text:p>
          </table:table-cell>
          <table:table-cell office:value-type="float" office:value="8266216" calcext:value-type="float">
            <text:p>8266216</text:p>
          </table:table-cell>
          <table:table-cell office:value-type="float" office:value="114267664" calcext:value-type="float">
            <text:p>114267664</text:p>
          </table:table-cell>
          <table:table-cell office:value-type="float" office:value="23150960" calcext:value-type="float">
            <text:p>23150960</text:p>
          </table:table-cell>
          <table:table-cell office:value-type="float" office:value="16781328" calcext:value-type="float">
            <text:p>16781328</text:p>
          </table:table-cell>
          <table:table-cell office:value-type="float" office:value="16242248" calcext:value-type="float">
            <text:p>16242248</text:p>
          </table:table-cell>
          <table:table-cell table:number-columns-repeated="6"/>
        </table:table-row>
        <table:table-row table:style-name="ro1">
          <table:table-cell office:value-type="float" office:value="5883288" calcext:value-type="float">
            <text:p>5883288</text:p>
          </table:table-cell>
          <table:table-cell office:value-type="float" office:value="62808232" calcext:value-type="float">
            <text:p>62808232</text:p>
          </table:table-cell>
          <table:table-cell office:value-type="float" office:value="18913864" calcext:value-type="float">
            <text:p>18913864</text:p>
          </table:table-cell>
          <table:table-cell office:value-type="float" office:value="9565472" calcext:value-type="float">
            <text:p>9565472</text:p>
          </table:table-cell>
          <table:table-cell office:value-type="float" office:value="9584072" calcext:value-type="float">
            <text:p>9584072</text:p>
          </table:table-cell>
          <table:table-cell office:value-type="float" office:value="8266448" calcext:value-type="float">
            <text:p>8266448</text:p>
          </table:table-cell>
          <table:table-cell office:value-type="float" office:value="114510136" calcext:value-type="float">
            <text:p>114510136</text:p>
          </table:table-cell>
          <table:table-cell office:value-type="float" office:value="23213048" calcext:value-type="float">
            <text:p>23213048</text:p>
          </table:table-cell>
          <table:table-cell office:value-type="float" office:value="16782168" calcext:value-type="float">
            <text:p>16782168</text:p>
          </table:table-cell>
          <table:table-cell office:value-type="float" office:value="16243144" calcext:value-type="float">
            <text:p>16243144</text:p>
          </table:table-cell>
          <table:table-cell table:number-columns-repeated="6"/>
        </table:table-row>
        <table:table-row table:style-name="ro1">
          <table:table-cell office:value-type="float" office:value="5883416" calcext:value-type="float">
            <text:p>5883416</text:p>
          </table:table-cell>
          <table:table-cell office:value-type="float" office:value="62808336" calcext:value-type="float">
            <text:p>62808336</text:p>
          </table:table-cell>
          <table:table-cell office:value-type="float" office:value="18914872" calcext:value-type="float">
            <text:p>18914872</text:p>
          </table:table-cell>
          <table:table-cell office:value-type="float" office:value="9565584" calcext:value-type="float">
            <text:p>9565584</text:p>
          </table:table-cell>
          <table:table-cell office:value-type="float" office:value="9584656" calcext:value-type="float">
            <text:p>9584656</text:p>
          </table:table-cell>
          <table:table-cell office:value-type="float" office:value="8266656" calcext:value-type="float">
            <text:p>8266656</text:p>
          </table:table-cell>
          <table:table-cell office:value-type="float" office:value="115120592" calcext:value-type="float">
            <text:p>115120592</text:p>
          </table:table-cell>
          <table:table-cell office:value-type="float" office:value="23213216" calcext:value-type="float">
            <text:p>23213216</text:p>
          </table:table-cell>
          <table:table-cell office:value-type="float" office:value="16783208" calcext:value-type="float">
            <text:p>16783208</text:p>
          </table:table-cell>
          <table:table-cell office:value-type="float" office:value="16244368" calcext:value-type="float">
            <text:p>16244368</text:p>
          </table:table-cell>
          <table:table-cell table:number-columns-repeated="6"/>
        </table:table-row>
        <table:table-row table:style-name="ro1">
          <table:table-cell office:value-type="float" office:value="5883464" calcext:value-type="float">
            <text:p>5883464</text:p>
          </table:table-cell>
          <table:table-cell office:value-type="float" office:value="62808752" calcext:value-type="float">
            <text:p>62808752</text:p>
          </table:table-cell>
          <table:table-cell office:value-type="float" office:value="18915216" calcext:value-type="float">
            <text:p>18915216</text:p>
          </table:table-cell>
          <table:table-cell office:value-type="float" office:value="9565712" calcext:value-type="float">
            <text:p>9565712</text:p>
          </table:table-cell>
          <table:table-cell office:value-type="float" office:value="9584848" calcext:value-type="float">
            <text:p>9584848</text:p>
          </table:table-cell>
          <table:table-cell office:value-type="float" office:value="8268992" calcext:value-type="float">
            <text:p>8268992</text:p>
          </table:table-cell>
          <table:table-cell office:value-type="float" office:value="115132272" calcext:value-type="float">
            <text:p>115132272</text:p>
          </table:table-cell>
          <table:table-cell office:value-type="float" office:value="23234336" calcext:value-type="float">
            <text:p>23234336</text:p>
          </table:table-cell>
          <table:table-cell office:value-type="float" office:value="16783240" calcext:value-type="float">
            <text:p>16783240</text:p>
          </table:table-cell>
          <table:table-cell office:value-type="float" office:value="16245032" calcext:value-type="float">
            <text:p>16245032</text:p>
          </table:table-cell>
          <table:table-cell table:number-columns-repeated="6"/>
        </table:table-row>
        <table:table-row table:style-name="ro1">
          <table:table-cell office:value-type="float" office:value="5883728" calcext:value-type="float">
            <text:p>5883728</text:p>
          </table:table-cell>
          <table:table-cell office:value-type="float" office:value="62808840" calcext:value-type="float">
            <text:p>62808840</text:p>
          </table:table-cell>
          <table:table-cell office:value-type="float" office:value="18915272" calcext:value-type="float">
            <text:p>18915272</text:p>
          </table:table-cell>
          <table:table-cell office:value-type="float" office:value="9566032" calcext:value-type="float">
            <text:p>9566032</text:p>
          </table:table-cell>
          <table:table-cell office:value-type="float" office:value="9585120" calcext:value-type="float">
            <text:p>9585120</text:p>
          </table:table-cell>
          <table:table-cell office:value-type="float" office:value="8269288" calcext:value-type="float">
            <text:p>8269288</text:p>
          </table:table-cell>
          <table:table-cell office:value-type="float" office:value="115195576" calcext:value-type="float">
            <text:p>115195576</text:p>
          </table:table-cell>
          <table:table-cell office:value-type="float" office:value="23251136" calcext:value-type="float">
            <text:p>23251136</text:p>
          </table:table-cell>
          <table:table-cell office:value-type="float" office:value="16786856" calcext:value-type="float">
            <text:p>16786856</text:p>
          </table:table-cell>
          <table:table-cell office:value-type="float" office:value="16245296" calcext:value-type="float">
            <text:p>16245296</text:p>
          </table:table-cell>
          <table:table-cell table:number-columns-repeated="6"/>
        </table:table-row>
        <table:table-row table:style-name="ro1">
          <table:table-cell office:value-type="float" office:value="5883968" calcext:value-type="float">
            <text:p>5883968</text:p>
          </table:table-cell>
          <table:table-cell office:value-type="float" office:value="62808952" calcext:value-type="float">
            <text:p>62808952</text:p>
          </table:table-cell>
          <table:table-cell office:value-type="float" office:value="18915456" calcext:value-type="float">
            <text:p>18915456</text:p>
          </table:table-cell>
          <table:table-cell office:value-type="float" office:value="9566328" calcext:value-type="float">
            <text:p>9566328</text:p>
          </table:table-cell>
          <table:table-cell office:value-type="float" office:value="9585120" calcext:value-type="float">
            <text:p>9585120</text:p>
          </table:table-cell>
          <table:table-cell office:value-type="float" office:value="8269416" calcext:value-type="float">
            <text:p>8269416</text:p>
          </table:table-cell>
          <table:table-cell office:value-type="float" office:value="115222752" calcext:value-type="float">
            <text:p>115222752</text:p>
          </table:table-cell>
          <table:table-cell office:value-type="float" office:value="23251816" calcext:value-type="float">
            <text:p>23251816</text:p>
          </table:table-cell>
          <table:table-cell office:value-type="float" office:value="16788424" calcext:value-type="float">
            <text:p>16788424</text:p>
          </table:table-cell>
          <table:table-cell office:value-type="float" office:value="16247512" calcext:value-type="float">
            <text:p>16247512</text:p>
          </table:table-cell>
          <table:table-cell table:number-columns-repeated="6"/>
        </table:table-row>
        <table:table-row table:style-name="ro1">
          <table:table-cell office:value-type="float" office:value="5884048" calcext:value-type="float">
            <text:p>5884048</text:p>
          </table:table-cell>
          <table:table-cell office:value-type="float" office:value="62809088" calcext:value-type="float">
            <text:p>62809088</text:p>
          </table:table-cell>
          <table:table-cell office:value-type="float" office:value="18916352" calcext:value-type="float">
            <text:p>18916352</text:p>
          </table:table-cell>
          <table:table-cell office:value-type="float" office:value="9566576" calcext:value-type="float">
            <text:p>9566576</text:p>
          </table:table-cell>
          <table:table-cell office:value-type="float" office:value="9585168" calcext:value-type="float">
            <text:p>9585168</text:p>
          </table:table-cell>
          <table:table-cell office:value-type="float" office:value="8271624" calcext:value-type="float">
            <text:p>8271624</text:p>
          </table:table-cell>
          <table:table-cell office:value-type="float" office:value="115942736" calcext:value-type="float">
            <text:p>115942736</text:p>
          </table:table-cell>
          <table:table-cell office:value-type="float" office:value="23255520" calcext:value-type="float">
            <text:p>23255520</text:p>
          </table:table-cell>
          <table:table-cell office:value-type="float" office:value="16790304" calcext:value-type="float">
            <text:p>16790304</text:p>
          </table:table-cell>
          <table:table-cell office:value-type="float" office:value="16248032" calcext:value-type="float">
            <text:p>16248032</text:p>
          </table:table-cell>
          <table:table-cell table:number-columns-repeated="6"/>
        </table:table-row>
        <table:table-row table:style-name="ro1">
          <table:table-cell office:value-type="float" office:value="5884288" calcext:value-type="float">
            <text:p>5884288</text:p>
          </table:table-cell>
          <table:table-cell office:value-type="float" office:value="62809224" calcext:value-type="float">
            <text:p>62809224</text:p>
          </table:table-cell>
          <table:table-cell office:value-type="float" office:value="18916760" calcext:value-type="float">
            <text:p>18916760</text:p>
          </table:table-cell>
          <table:table-cell office:value-type="float" office:value="9566624" calcext:value-type="float">
            <text:p>9566624</text:p>
          </table:table-cell>
          <table:table-cell office:value-type="float" office:value="9585312" calcext:value-type="float">
            <text:p>9585312</text:p>
          </table:table-cell>
          <table:table-cell office:value-type="float" office:value="8271776" calcext:value-type="float">
            <text:p>8271776</text:p>
          </table:table-cell>
          <table:table-cell office:value-type="float" office:value="117029776" calcext:value-type="float">
            <text:p>117029776</text:p>
          </table:table-cell>
          <table:table-cell office:value-type="float" office:value="23258392" calcext:value-type="float">
            <text:p>23258392</text:p>
          </table:table-cell>
          <table:table-cell office:value-type="float" office:value="16790744" calcext:value-type="float">
            <text:p>16790744</text:p>
          </table:table-cell>
          <table:table-cell office:value-type="float" office:value="16250032" calcext:value-type="float">
            <text:p>16250032</text:p>
          </table:table-cell>
          <table:table-cell table:number-columns-repeated="6"/>
        </table:table-row>
        <table:table-row table:style-name="ro1">
          <table:table-cell office:value-type="float" office:value="5884496" calcext:value-type="float">
            <text:p>5884496</text:p>
          </table:table-cell>
          <table:table-cell office:value-type="float" office:value="62809304" calcext:value-type="float">
            <text:p>62809304</text:p>
          </table:table-cell>
          <table:table-cell office:value-type="float" office:value="18916800" calcext:value-type="float">
            <text:p>18916800</text:p>
          </table:table-cell>
          <table:table-cell office:value-type="float" office:value="9566824" calcext:value-type="float">
            <text:p>9566824</text:p>
          </table:table-cell>
          <table:table-cell office:value-type="float" office:value="9585616" calcext:value-type="float">
            <text:p>9585616</text:p>
          </table:table-cell>
          <table:table-cell office:value-type="float" office:value="8273904" calcext:value-type="float">
            <text:p>8273904</text:p>
          </table:table-cell>
          <table:table-cell office:value-type="float" office:value="118867688" calcext:value-type="float">
            <text:p>118867688</text:p>
          </table:table-cell>
          <table:table-cell office:value-type="float" office:value="23273888" calcext:value-type="float">
            <text:p>23273888</text:p>
          </table:table-cell>
          <table:table-cell office:value-type="float" office:value="16793016" calcext:value-type="float">
            <text:p>16793016</text:p>
          </table:table-cell>
          <table:table-cell office:value-type="float" office:value="16254880" calcext:value-type="float">
            <text:p>16254880</text:p>
          </table:table-cell>
          <table:table-cell table:number-columns-repeated="6"/>
        </table:table-row>
        <table:table-row table:style-name="ro1">
          <table:table-cell office:value-type="float" office:value="5884656" calcext:value-type="float">
            <text:p>5884656</text:p>
          </table:table-cell>
          <table:table-cell office:value-type="float" office:value="62809608" calcext:value-type="float">
            <text:p>62809608</text:p>
          </table:table-cell>
          <table:table-cell office:value-type="float" office:value="18916912" calcext:value-type="float">
            <text:p>18916912</text:p>
          </table:table-cell>
          <table:table-cell office:value-type="float" office:value="9566872" calcext:value-type="float">
            <text:p>9566872</text:p>
          </table:table-cell>
          <table:table-cell office:value-type="float" office:value="9585664" calcext:value-type="float">
            <text:p>9585664</text:p>
          </table:table-cell>
          <table:table-cell office:value-type="float" office:value="8274504" calcext:value-type="float">
            <text:p>8274504</text:p>
          </table:table-cell>
          <table:table-cell office:value-type="float" office:value="119544408" calcext:value-type="float">
            <text:p>119544408</text:p>
          </table:table-cell>
          <table:table-cell office:value-type="float" office:value="23340680" calcext:value-type="float">
            <text:p>23340680</text:p>
          </table:table-cell>
          <table:table-cell office:value-type="float" office:value="16806144" calcext:value-type="float">
            <text:p>16806144</text:p>
          </table:table-cell>
          <table:table-cell office:value-type="float" office:value="16254904" calcext:value-type="float">
            <text:p>16254904</text:p>
          </table:table-cell>
          <table:table-cell table:number-columns-repeated="6"/>
        </table:table-row>
        <table:table-row table:style-name="ro1">
          <table:table-cell office:value-type="float" office:value="5884808" calcext:value-type="float">
            <text:p>5884808</text:p>
          </table:table-cell>
          <table:table-cell office:value-type="float" office:value="62810040" calcext:value-type="float">
            <text:p>62810040</text:p>
          </table:table-cell>
          <table:table-cell office:value-type="float" office:value="18917256" calcext:value-type="float">
            <text:p>18917256</text:p>
          </table:table-cell>
          <table:table-cell office:value-type="float" office:value="9566912" calcext:value-type="float">
            <text:p>9566912</text:p>
          </table:table-cell>
          <table:table-cell office:value-type="float" office:value="9585800" calcext:value-type="float">
            <text:p>9585800</text:p>
          </table:table-cell>
          <table:table-cell office:value-type="float" office:value="8275192" calcext:value-type="float">
            <text:p>8275192</text:p>
          </table:table-cell>
          <table:table-cell office:value-type="float" office:value="119609000" calcext:value-type="float">
            <text:p>119609000</text:p>
          </table:table-cell>
          <table:table-cell office:value-type="float" office:value="23399688" calcext:value-type="float">
            <text:p>23399688</text:p>
          </table:table-cell>
          <table:table-cell office:value-type="float" office:value="16806464" calcext:value-type="float">
            <text:p>16806464</text:p>
          </table:table-cell>
          <table:table-cell office:value-type="float" office:value="16260336" calcext:value-type="float">
            <text:p>16260336</text:p>
          </table:table-cell>
          <table:table-cell table:number-columns-repeated="6"/>
        </table:table-row>
        <table:table-row table:style-name="ro1">
          <table:table-cell office:value-type="float" office:value="5885264" calcext:value-type="float">
            <text:p>5885264</text:p>
          </table:table-cell>
          <table:table-cell office:value-type="float" office:value="62810080" calcext:value-type="float">
            <text:p>62810080</text:p>
          </table:table-cell>
          <table:table-cell office:value-type="float" office:value="18917504" calcext:value-type="float">
            <text:p>18917504</text:p>
          </table:table-cell>
          <table:table-cell office:value-type="float" office:value="9567008" calcext:value-type="float">
            <text:p>9567008</text:p>
          </table:table-cell>
          <table:table-cell office:value-type="float" office:value="9586160" calcext:value-type="float">
            <text:p>9586160</text:p>
          </table:table-cell>
          <table:table-cell office:value-type="float" office:value="8276472" calcext:value-type="float">
            <text:p>8276472</text:p>
          </table:table-cell>
          <table:table-cell office:value-type="float" office:value="121560800" calcext:value-type="float">
            <text:p>121560800</text:p>
          </table:table-cell>
          <table:table-cell office:value-type="float" office:value="23406272" calcext:value-type="float">
            <text:p>23406272</text:p>
          </table:table-cell>
          <table:table-cell office:value-type="float" office:value="16808640" calcext:value-type="float">
            <text:p>16808640</text:p>
          </table:table-cell>
          <table:table-cell office:value-type="float" office:value="16261536" calcext:value-type="float">
            <text:p>16261536</text:p>
          </table:table-cell>
          <table:table-cell table:number-columns-repeated="6"/>
        </table:table-row>
        <table:table-row table:style-name="ro1">
          <table:table-cell office:value-type="float" office:value="5885352" calcext:value-type="float">
            <text:p>5885352</text:p>
          </table:table-cell>
          <table:table-cell office:value-type="float" office:value="62810096" calcext:value-type="float">
            <text:p>62810096</text:p>
          </table:table-cell>
          <table:table-cell office:value-type="float" office:value="18917584" calcext:value-type="float">
            <text:p>18917584</text:p>
          </table:table-cell>
          <table:table-cell office:value-type="float" office:value="9567064" calcext:value-type="float">
            <text:p>9567064</text:p>
          </table:table-cell>
          <table:table-cell office:value-type="float" office:value="9586656" calcext:value-type="float">
            <text:p>9586656</text:p>
          </table:table-cell>
          <table:table-cell office:value-type="float" office:value="8277424" calcext:value-type="float">
            <text:p>8277424</text:p>
          </table:table-cell>
          <table:table-cell office:value-type="float" office:value="122391000" calcext:value-type="float">
            <text:p>122391000</text:p>
          </table:table-cell>
          <table:table-cell office:value-type="float" office:value="23421032" calcext:value-type="float">
            <text:p>23421032</text:p>
          </table:table-cell>
          <table:table-cell office:value-type="float" office:value="16816672" calcext:value-type="float">
            <text:p>16816672</text:p>
          </table:table-cell>
          <table:table-cell office:value-type="float" office:value="16264872" calcext:value-type="float">
            <text:p>16264872</text:p>
          </table:table-cell>
          <table:table-cell table:number-columns-repeated="6"/>
        </table:table-row>
        <table:table-row table:style-name="ro1">
          <table:table-cell office:value-type="float" office:value="5885480" calcext:value-type="float">
            <text:p>5885480</text:p>
          </table:table-cell>
          <table:table-cell office:value-type="float" office:value="62810760" calcext:value-type="float">
            <text:p>62810760</text:p>
          </table:table-cell>
          <table:table-cell office:value-type="float" office:value="18918528" calcext:value-type="float">
            <text:p>18918528</text:p>
          </table:table-cell>
          <table:table-cell office:value-type="float" office:value="9567352" calcext:value-type="float">
            <text:p>9567352</text:p>
          </table:table-cell>
          <table:table-cell office:value-type="float" office:value="9586680" calcext:value-type="float">
            <text:p>9586680</text:p>
          </table:table-cell>
          <table:table-cell office:value-type="float" office:value="8277848" calcext:value-type="float">
            <text:p>8277848</text:p>
          </table:table-cell>
          <table:table-cell office:value-type="float" office:value="123962392" calcext:value-type="float">
            <text:p>123962392</text:p>
          </table:table-cell>
          <table:table-cell office:value-type="float" office:value="23439808" calcext:value-type="float">
            <text:p>23439808</text:p>
          </table:table-cell>
          <table:table-cell office:value-type="float" office:value="16817496" calcext:value-type="float">
            <text:p>16817496</text:p>
          </table:table-cell>
          <table:table-cell office:value-type="float" office:value="16266664" calcext:value-type="float">
            <text:p>16266664</text:p>
          </table:table-cell>
          <table:table-cell table:number-columns-repeated="6"/>
        </table:table-row>
        <table:table-row table:style-name="ro1">
          <table:table-cell office:value-type="float" office:value="5885528" calcext:value-type="float">
            <text:p>5885528</text:p>
          </table:table-cell>
          <table:table-cell office:value-type="float" office:value="62810784" calcext:value-type="float">
            <text:p>62810784</text:p>
          </table:table-cell>
          <table:table-cell office:value-type="float" office:value="18918600" calcext:value-type="float">
            <text:p>18918600</text:p>
          </table:table-cell>
          <table:table-cell office:value-type="float" office:value="9567688" calcext:value-type="float">
            <text:p>9567688</text:p>
          </table:table-cell>
          <table:table-cell office:value-type="float" office:value="9586896" calcext:value-type="float">
            <text:p>9586896</text:p>
          </table:table-cell>
          <table:table-cell office:value-type="float" office:value="8279160" calcext:value-type="float">
            <text:p>8279160</text:p>
          </table:table-cell>
          <table:table-cell office:value-type="float" office:value="124813184" calcext:value-type="float">
            <text:p>124813184</text:p>
          </table:table-cell>
          <table:table-cell office:value-type="float" office:value="23451752" calcext:value-type="float">
            <text:p>23451752</text:p>
          </table:table-cell>
          <table:table-cell office:value-type="float" office:value="16823048" calcext:value-type="float">
            <text:p>16823048</text:p>
          </table:table-cell>
          <table:table-cell office:value-type="float" office:value="16268448" calcext:value-type="float">
            <text:p>16268448</text:p>
          </table:table-cell>
          <table:table-cell table:number-columns-repeated="6"/>
        </table:table-row>
        <table:table-row table:style-name="ro1">
          <table:table-cell office:value-type="float" office:value="5885600" calcext:value-type="float">
            <text:p>5885600</text:p>
          </table:table-cell>
          <table:table-cell office:value-type="float" office:value="62810856" calcext:value-type="float">
            <text:p>62810856</text:p>
          </table:table-cell>
          <table:table-cell office:value-type="float" office:value="18918624" calcext:value-type="float">
            <text:p>18918624</text:p>
          </table:table-cell>
          <table:table-cell office:value-type="float" office:value="9567912" calcext:value-type="float">
            <text:p>9567912</text:p>
          </table:table-cell>
          <table:table-cell office:value-type="float" office:value="9587384" calcext:value-type="float">
            <text:p>9587384</text:p>
          </table:table-cell>
          <table:table-cell office:value-type="float" office:value="8279496" calcext:value-type="float">
            <text:p>8279496</text:p>
          </table:table-cell>
          <table:table-cell office:value-type="float" office:value="127758064" calcext:value-type="float">
            <text:p>127758064</text:p>
          </table:table-cell>
          <table:table-cell office:value-type="float" office:value="23509816" calcext:value-type="float">
            <text:p>23509816</text:p>
          </table:table-cell>
          <table:table-cell office:value-type="float" office:value="16831080" calcext:value-type="float">
            <text:p>16831080</text:p>
          </table:table-cell>
          <table:table-cell office:value-type="float" office:value="16269088" calcext:value-type="float">
            <text:p>16269088</text:p>
          </table:table-cell>
          <table:table-cell table:number-columns-repeated="6"/>
        </table:table-row>
        <table:table-row table:style-name="ro1">
          <table:table-cell office:value-type="float" office:value="5885928" calcext:value-type="float">
            <text:p>5885928</text:p>
          </table:table-cell>
          <table:table-cell office:value-type="float" office:value="62811224" calcext:value-type="float">
            <text:p>62811224</text:p>
          </table:table-cell>
          <table:table-cell office:value-type="float" office:value="18918760" calcext:value-type="float">
            <text:p>18918760</text:p>
          </table:table-cell>
          <table:table-cell office:value-type="float" office:value="9567928" calcext:value-type="float">
            <text:p>9567928</text:p>
          </table:table-cell>
          <table:table-cell office:value-type="float" office:value="9587704" calcext:value-type="float">
            <text:p>9587704</text:p>
          </table:table-cell>
          <table:table-cell office:value-type="float" office:value="8280248" calcext:value-type="float">
            <text:p>8280248</text:p>
          </table:table-cell>
          <table:table-cell office:value-type="float" office:value="127832296" calcext:value-type="float">
            <text:p>127832296</text:p>
          </table:table-cell>
          <table:table-cell office:value-type="float" office:value="23566752" calcext:value-type="float">
            <text:p>23566752</text:p>
          </table:table-cell>
          <table:table-cell office:value-type="float" office:value="16836184" calcext:value-type="float">
            <text:p>16836184</text:p>
          </table:table-cell>
          <table:table-cell office:value-type="float" office:value="16270656" calcext:value-type="float">
            <text:p>16270656</text:p>
          </table:table-cell>
          <table:table-cell table:number-columns-repeated="6"/>
        </table:table-row>
        <table:table-row table:style-name="ro1">
          <table:table-cell office:value-type="float" office:value="5886536" calcext:value-type="float">
            <text:p>5886536</text:p>
          </table:table-cell>
          <table:table-cell office:value-type="float" office:value="62812176" calcext:value-type="float">
            <text:p>62812176</text:p>
          </table:table-cell>
          <table:table-cell office:value-type="float" office:value="18918784" calcext:value-type="float">
            <text:p>18918784</text:p>
          </table:table-cell>
          <table:table-cell office:value-type="float" office:value="9568208" calcext:value-type="float">
            <text:p>9568208</text:p>
          </table:table-cell>
          <table:table-cell office:value-type="float" office:value="9588256" calcext:value-type="float">
            <text:p>9588256</text:p>
          </table:table-cell>
          <table:table-cell office:value-type="float" office:value="8280728" calcext:value-type="float">
            <text:p>8280728</text:p>
          </table:table-cell>
          <table:table-cell office:value-type="float" office:value="128132848" calcext:value-type="float">
            <text:p>128132848</text:p>
          </table:table-cell>
          <table:table-cell office:value-type="float" office:value="23698152" calcext:value-type="float">
            <text:p>23698152</text:p>
          </table:table-cell>
          <table:table-cell office:value-type="float" office:value="16837304" calcext:value-type="float">
            <text:p>16837304</text:p>
          </table:table-cell>
          <table:table-cell office:value-type="float" office:value="16274688" calcext:value-type="float">
            <text:p>16274688</text:p>
          </table:table-cell>
          <table:table-cell table:number-columns-repeated="6"/>
        </table:table-row>
        <table:table-row table:style-name="ro1">
          <table:table-cell office:value-type="float" office:value="5887128" calcext:value-type="float">
            <text:p>5887128</text:p>
          </table:table-cell>
          <table:table-cell office:value-type="float" office:value="62812240" calcext:value-type="float">
            <text:p>62812240</text:p>
          </table:table-cell>
          <table:table-cell office:value-type="float" office:value="18918808" calcext:value-type="float">
            <text:p>18918808</text:p>
          </table:table-cell>
          <table:table-cell office:value-type="float" office:value="9568344" calcext:value-type="float">
            <text:p>9568344</text:p>
          </table:table-cell>
          <table:table-cell office:value-type="float" office:value="9588392" calcext:value-type="float">
            <text:p>9588392</text:p>
          </table:table-cell>
          <table:table-cell office:value-type="float" office:value="8282632" calcext:value-type="float">
            <text:p>8282632</text:p>
          </table:table-cell>
          <table:table-cell office:value-type="float" office:value="128357648" calcext:value-type="float">
            <text:p>128357648</text:p>
          </table:table-cell>
          <table:table-cell office:value-type="float" office:value="23754288" calcext:value-type="float">
            <text:p>23754288</text:p>
          </table:table-cell>
          <table:table-cell office:value-type="float" office:value="16837312" calcext:value-type="float">
            <text:p>16837312</text:p>
          </table:table-cell>
          <table:table-cell office:value-type="float" office:value="16276176" calcext:value-type="float">
            <text:p>16276176</text:p>
          </table:table-cell>
          <table:table-cell table:number-columns-repeated="6"/>
        </table:table-row>
        <table:table-row table:style-name="ro1">
          <table:table-cell office:value-type="float" office:value="5887280" calcext:value-type="float">
            <text:p>5887280</text:p>
          </table:table-cell>
          <table:table-cell office:value-type="float" office:value="62812496" calcext:value-type="float">
            <text:p>62812496</text:p>
          </table:table-cell>
          <table:table-cell office:value-type="float" office:value="18918872" calcext:value-type="float">
            <text:p>18918872</text:p>
          </table:table-cell>
          <table:table-cell office:value-type="float" office:value="9568736" calcext:value-type="float">
            <text:p>9568736</text:p>
          </table:table-cell>
          <table:table-cell office:value-type="float" office:value="9588536" calcext:value-type="float">
            <text:p>9588536</text:p>
          </table:table-cell>
          <table:table-cell office:value-type="float" office:value="8285384" calcext:value-type="float">
            <text:p>8285384</text:p>
          </table:table-cell>
          <table:table-cell office:value-type="float" office:value="132335104" calcext:value-type="float">
            <text:p>132335104</text:p>
          </table:table-cell>
          <table:table-cell office:value-type="float" office:value="23847880" calcext:value-type="float">
            <text:p>23847880</text:p>
          </table:table-cell>
          <table:table-cell office:value-type="float" office:value="16839864" calcext:value-type="float">
            <text:p>16839864</text:p>
          </table:table-cell>
          <table:table-cell office:value-type="float" office:value="16277568" calcext:value-type="float">
            <text:p>16277568</text:p>
          </table:table-cell>
          <table:table-cell table:number-columns-repeated="6"/>
        </table:table-row>
        <table:table-row table:style-name="ro1">
          <table:table-cell office:value-type="float" office:value="5887440" calcext:value-type="float">
            <text:p>5887440</text:p>
          </table:table-cell>
          <table:table-cell office:value-type="float" office:value="62812512" calcext:value-type="float">
            <text:p>62812512</text:p>
          </table:table-cell>
          <table:table-cell office:value-type="float" office:value="18918936" calcext:value-type="float">
            <text:p>18918936</text:p>
          </table:table-cell>
          <table:table-cell office:value-type="float" office:value="9568984" calcext:value-type="float">
            <text:p>9568984</text:p>
          </table:table-cell>
          <table:table-cell office:value-type="float" office:value="9589352" calcext:value-type="float">
            <text:p>9589352</text:p>
          </table:table-cell>
          <table:table-cell office:value-type="float" office:value="8286776" calcext:value-type="float">
            <text:p>8286776</text:p>
          </table:table-cell>
          <table:table-cell office:value-type="float" office:value="132622696" calcext:value-type="float">
            <text:p>132622696</text:p>
          </table:table-cell>
          <table:table-cell office:value-type="float" office:value="23875952" calcext:value-type="float">
            <text:p>23875952</text:p>
          </table:table-cell>
          <table:table-cell office:value-type="float" office:value="16841688" calcext:value-type="float">
            <text:p>16841688</text:p>
          </table:table-cell>
          <table:table-cell office:value-type="float" office:value="16279768" calcext:value-type="float">
            <text:p>16279768</text:p>
          </table:table-cell>
          <table:table-cell table:number-columns-repeated="6"/>
        </table:table-row>
        <table:table-row table:style-name="ro1">
          <table:table-cell office:value-type="float" office:value="5887568" calcext:value-type="float">
            <text:p>5887568</text:p>
          </table:table-cell>
          <table:table-cell office:value-type="float" office:value="62812584" calcext:value-type="float">
            <text:p>62812584</text:p>
          </table:table-cell>
          <table:table-cell office:value-type="float" office:value="18919064" calcext:value-type="float">
            <text:p>18919064</text:p>
          </table:table-cell>
          <table:table-cell office:value-type="float" office:value="9569992" calcext:value-type="float">
            <text:p>9569992</text:p>
          </table:table-cell>
          <table:table-cell office:value-type="float" office:value="9590000" calcext:value-type="float">
            <text:p>9590000</text:p>
          </table:table-cell>
          <table:table-cell office:value-type="float" office:value="8287040" calcext:value-type="float">
            <text:p>8287040</text:p>
          </table:table-cell>
          <table:table-cell office:value-type="float" office:value="132966192" calcext:value-type="float">
            <text:p>132966192</text:p>
          </table:table-cell>
          <table:table-cell office:value-type="float" office:value="23953848" calcext:value-type="float">
            <text:p>23953848</text:p>
          </table:table-cell>
          <table:table-cell office:value-type="float" office:value="16848008" calcext:value-type="float">
            <text:p>16848008</text:p>
          </table:table-cell>
          <table:table-cell office:value-type="float" office:value="16282040" calcext:value-type="float">
            <text:p>16282040</text:p>
          </table:table-cell>
          <table:table-cell table:number-columns-repeated="6"/>
        </table:table-row>
        <table:table-row table:style-name="ro1">
          <table:table-cell office:value-type="float" office:value="5887624" calcext:value-type="float">
            <text:p>5887624</text:p>
          </table:table-cell>
          <table:table-cell office:value-type="float" office:value="62812648" calcext:value-type="float">
            <text:p>62812648</text:p>
          </table:table-cell>
          <table:table-cell office:value-type="float" office:value="18919456" calcext:value-type="float">
            <text:p>18919456</text:p>
          </table:table-cell>
          <table:table-cell office:value-type="float" office:value="9570024" calcext:value-type="float">
            <text:p>9570024</text:p>
          </table:table-cell>
          <table:table-cell office:value-type="float" office:value="9590280" calcext:value-type="float">
            <text:p>9590280</text:p>
          </table:table-cell>
          <table:table-cell office:value-type="float" office:value="8287904" calcext:value-type="float">
            <text:p>8287904</text:p>
          </table:table-cell>
          <table:table-cell office:value-type="float" office:value="133487944" calcext:value-type="float">
            <text:p>133487944</text:p>
          </table:table-cell>
          <table:table-cell office:value-type="float" office:value="23993304" calcext:value-type="float">
            <text:p>23993304</text:p>
          </table:table-cell>
          <table:table-cell office:value-type="float" office:value="16851152" calcext:value-type="float">
            <text:p>16851152</text:p>
          </table:table-cell>
          <table:table-cell office:value-type="float" office:value="16287856" calcext:value-type="float">
            <text:p>16287856</text:p>
          </table:table-cell>
          <table:table-cell table:number-columns-repeated="6"/>
        </table:table-row>
        <table:table-row table:style-name="ro1">
          <table:table-cell office:value-type="float" office:value="5887664" calcext:value-type="float">
            <text:p>5887664</text:p>
          </table:table-cell>
          <table:table-cell office:value-type="float" office:value="62813512" calcext:value-type="float">
            <text:p>62813512</text:p>
          </table:table-cell>
          <table:table-cell office:value-type="float" office:value="18919928" calcext:value-type="float">
            <text:p>18919928</text:p>
          </table:table-cell>
          <table:table-cell office:value-type="float" office:value="9570032" calcext:value-type="float">
            <text:p>9570032</text:p>
          </table:table-cell>
          <table:table-cell office:value-type="float" office:value="9590320" calcext:value-type="float">
            <text:p>9590320</text:p>
          </table:table-cell>
          <table:table-cell office:value-type="float" office:value="8287952" calcext:value-type="float">
            <text:p>8287952</text:p>
          </table:table-cell>
          <table:table-cell office:value-type="float" office:value="133738192" calcext:value-type="float">
            <text:p>133738192</text:p>
          </table:table-cell>
          <table:table-cell office:value-type="float" office:value="24011616" calcext:value-type="float">
            <text:p>24011616</text:p>
          </table:table-cell>
          <table:table-cell office:value-type="float" office:value="16856200" calcext:value-type="float">
            <text:p>16856200</text:p>
          </table:table-cell>
          <table:table-cell office:value-type="float" office:value="16287856" calcext:value-type="float">
            <text:p>16287856</text:p>
          </table:table-cell>
          <table:table-cell table:number-columns-repeated="6"/>
        </table:table-row>
        <table:table-row table:style-name="ro1">
          <table:table-cell office:value-type="float" office:value="5887904" calcext:value-type="float">
            <text:p>5887904</text:p>
          </table:table-cell>
          <table:table-cell office:value-type="float" office:value="62813512" calcext:value-type="float">
            <text:p>62813512</text:p>
          </table:table-cell>
          <table:table-cell office:value-type="float" office:value="18919936" calcext:value-type="float">
            <text:p>18919936</text:p>
          </table:table-cell>
          <table:table-cell office:value-type="float" office:value="9570304" calcext:value-type="float">
            <text:p>9570304</text:p>
          </table:table-cell>
          <table:table-cell office:value-type="float" office:value="9590576" calcext:value-type="float">
            <text:p>9590576</text:p>
          </table:table-cell>
          <table:table-cell office:value-type="float" office:value="8288032" calcext:value-type="float">
            <text:p>8288032</text:p>
          </table:table-cell>
          <table:table-cell office:value-type="float" office:value="133794680" calcext:value-type="float">
            <text:p>133794680</text:p>
          </table:table-cell>
          <table:table-cell office:value-type="float" office:value="24013544" calcext:value-type="float">
            <text:p>24013544</text:p>
          </table:table-cell>
          <table:table-cell office:value-type="float" office:value="16856464" calcext:value-type="float">
            <text:p>16856464</text:p>
          </table:table-cell>
          <table:table-cell office:value-type="float" office:value="16287880" calcext:value-type="float">
            <text:p>16287880</text:p>
          </table:table-cell>
          <table:table-cell table:number-columns-repeated="6"/>
        </table:table-row>
        <table:table-row table:style-name="ro1">
          <table:table-cell office:value-type="float" office:value="5887920" calcext:value-type="float">
            <text:p>5887920</text:p>
          </table:table-cell>
          <table:table-cell office:value-type="float" office:value="62814248" calcext:value-type="float">
            <text:p>62814248</text:p>
          </table:table-cell>
          <table:table-cell office:value-type="float" office:value="18920064" calcext:value-type="float">
            <text:p>18920064</text:p>
          </table:table-cell>
          <table:table-cell office:value-type="float" office:value="9570448" calcext:value-type="float">
            <text:p>9570448</text:p>
          </table:table-cell>
          <table:table-cell office:value-type="float" office:value="9591224" calcext:value-type="float">
            <text:p>9591224</text:p>
          </table:table-cell>
          <table:table-cell office:value-type="float" office:value="8289784" calcext:value-type="float">
            <text:p>8289784</text:p>
          </table:table-cell>
          <table:table-cell office:value-type="float" office:value="134345640" calcext:value-type="float">
            <text:p>134345640</text:p>
          </table:table-cell>
          <table:table-cell office:value-type="float" office:value="24049328" calcext:value-type="float">
            <text:p>24049328</text:p>
          </table:table-cell>
          <table:table-cell office:value-type="float" office:value="16856704" calcext:value-type="float">
            <text:p>16856704</text:p>
          </table:table-cell>
          <table:table-cell office:value-type="float" office:value="16288152" calcext:value-type="float">
            <text:p>16288152</text:p>
          </table:table-cell>
          <table:table-cell table:number-columns-repeated="6"/>
        </table:table-row>
        <table:table-row table:style-name="ro1">
          <table:table-cell office:value-type="float" office:value="5888024" calcext:value-type="float">
            <text:p>5888024</text:p>
          </table:table-cell>
          <table:table-cell office:value-type="float" office:value="62814688" calcext:value-type="float">
            <text:p>62814688</text:p>
          </table:table-cell>
          <table:table-cell office:value-type="float" office:value="18920224" calcext:value-type="float">
            <text:p>18920224</text:p>
          </table:table-cell>
          <table:table-cell office:value-type="float" office:value="9571112" calcext:value-type="float">
            <text:p>9571112</text:p>
          </table:table-cell>
          <table:table-cell office:value-type="float" office:value="9591424" calcext:value-type="float">
            <text:p>9591424</text:p>
          </table:table-cell>
          <table:table-cell office:value-type="float" office:value="8290152" calcext:value-type="float">
            <text:p>8290152</text:p>
          </table:table-cell>
          <table:table-cell office:value-type="float" office:value="134962064" calcext:value-type="float">
            <text:p>134962064</text:p>
          </table:table-cell>
          <table:table-cell office:value-type="float" office:value="24115512" calcext:value-type="float">
            <text:p>24115512</text:p>
          </table:table-cell>
          <table:table-cell office:value-type="float" office:value="16866784" calcext:value-type="float">
            <text:p>16866784</text:p>
          </table:table-cell>
          <table:table-cell office:value-type="float" office:value="16290456" calcext:value-type="float">
            <text:p>16290456</text:p>
          </table:table-cell>
          <table:table-cell table:number-columns-repeated="6"/>
        </table:table-row>
        <table:table-row table:style-name="ro1">
          <table:table-cell office:value-type="float" office:value="5888112" calcext:value-type="float">
            <text:p>5888112</text:p>
          </table:table-cell>
          <table:table-cell office:value-type="float" office:value="62814736" calcext:value-type="float">
            <text:p>62814736</text:p>
          </table:table-cell>
          <table:table-cell office:value-type="float" office:value="18920440" calcext:value-type="float">
            <text:p>18920440</text:p>
          </table:table-cell>
          <table:table-cell office:value-type="float" office:value="9571416" calcext:value-type="float">
            <text:p>9571416</text:p>
          </table:table-cell>
          <table:table-cell office:value-type="float" office:value="9591584" calcext:value-type="float">
            <text:p>9591584</text:p>
          </table:table-cell>
          <table:table-cell office:value-type="float" office:value="8290440" calcext:value-type="float">
            <text:p>8290440</text:p>
          </table:table-cell>
          <table:table-cell office:value-type="float" office:value="136810384" calcext:value-type="float">
            <text:p>136810384</text:p>
          </table:table-cell>
          <table:table-cell office:value-type="float" office:value="24206784" calcext:value-type="float">
            <text:p>24206784</text:p>
          </table:table-cell>
          <table:table-cell office:value-type="float" office:value="16868888" calcext:value-type="float">
            <text:p>16868888</text:p>
          </table:table-cell>
          <table:table-cell office:value-type="float" office:value="16293032" calcext:value-type="float">
            <text:p>16293032</text:p>
          </table:table-cell>
          <table:table-cell table:number-columns-repeated="6"/>
        </table:table-row>
        <table:table-row table:style-name="ro1">
          <table:table-cell office:value-type="float" office:value="5888712" calcext:value-type="float">
            <text:p>5888712</text:p>
          </table:table-cell>
          <table:table-cell office:value-type="float" office:value="62815136" calcext:value-type="float">
            <text:p>62815136</text:p>
          </table:table-cell>
          <table:table-cell office:value-type="float" office:value="18920544" calcext:value-type="float">
            <text:p>18920544</text:p>
          </table:table-cell>
          <table:table-cell office:value-type="float" office:value="9571568" calcext:value-type="float">
            <text:p>9571568</text:p>
          </table:table-cell>
          <table:table-cell office:value-type="float" office:value="9591968" calcext:value-type="float">
            <text:p>9591968</text:p>
          </table:table-cell>
          <table:table-cell office:value-type="float" office:value="8290800" calcext:value-type="float">
            <text:p>8290800</text:p>
          </table:table-cell>
          <table:table-cell office:value-type="float" office:value="140454328" calcext:value-type="float">
            <text:p>140454328</text:p>
          </table:table-cell>
          <table:table-cell office:value-type="float" office:value="24210568" calcext:value-type="float">
            <text:p>24210568</text:p>
          </table:table-cell>
          <table:table-cell office:value-type="float" office:value="16873256" calcext:value-type="float">
            <text:p>16873256</text:p>
          </table:table-cell>
          <table:table-cell office:value-type="float" office:value="16294056" calcext:value-type="float">
            <text:p>16294056</text:p>
          </table:table-cell>
          <table:table-cell table:number-columns-repeated="6"/>
        </table:table-row>
        <table:table-row table:style-name="ro1">
          <table:table-cell office:value-type="float" office:value="5888912" calcext:value-type="float">
            <text:p>5888912</text:p>
          </table:table-cell>
          <table:table-cell office:value-type="float" office:value="62815232" calcext:value-type="float">
            <text:p>62815232</text:p>
          </table:table-cell>
          <table:table-cell office:value-type="float" office:value="18920888" calcext:value-type="float">
            <text:p>18920888</text:p>
          </table:table-cell>
          <table:table-cell office:value-type="float" office:value="9571640" calcext:value-type="float">
            <text:p>9571640</text:p>
          </table:table-cell>
          <table:table-cell office:value-type="float" office:value="9592344" calcext:value-type="float">
            <text:p>9592344</text:p>
          </table:table-cell>
          <table:table-cell office:value-type="float" office:value="8291944" calcext:value-type="float">
            <text:p>8291944</text:p>
          </table:table-cell>
          <table:table-cell office:value-type="float" office:value="144041000" calcext:value-type="float">
            <text:p>144041000</text:p>
          </table:table-cell>
          <table:table-cell office:value-type="float" office:value="24244072" calcext:value-type="float">
            <text:p>24244072</text:p>
          </table:table-cell>
          <table:table-cell office:value-type="float" office:value="16874672" calcext:value-type="float">
            <text:p>16874672</text:p>
          </table:table-cell>
          <table:table-cell office:value-type="float" office:value="16294640" calcext:value-type="float">
            <text:p>16294640</text:p>
          </table:table-cell>
          <table:table-cell table:number-columns-repeated="6"/>
        </table:table-row>
        <table:table-row table:style-name="ro1">
          <table:table-cell office:value-type="float" office:value="5888928" calcext:value-type="float">
            <text:p>5888928</text:p>
          </table:table-cell>
          <table:table-cell office:value-type="float" office:value="62815528" calcext:value-type="float">
            <text:p>62815528</text:p>
          </table:table-cell>
          <table:table-cell office:value-type="float" office:value="18921224" calcext:value-type="float">
            <text:p>18921224</text:p>
          </table:table-cell>
          <table:table-cell office:value-type="float" office:value="9571736" calcext:value-type="float">
            <text:p>9571736</text:p>
          </table:table-cell>
          <table:table-cell office:value-type="float" office:value="9592592" calcext:value-type="float">
            <text:p>9592592</text:p>
          </table:table-cell>
          <table:table-cell office:value-type="float" office:value="8292336" calcext:value-type="float">
            <text:p>8292336</text:p>
          </table:table-cell>
          <table:table-cell office:value-type="float" office:value="144182296" calcext:value-type="float">
            <text:p>144182296</text:p>
          </table:table-cell>
          <table:table-cell office:value-type="float" office:value="24421928" calcext:value-type="float">
            <text:p>24421928</text:p>
          </table:table-cell>
          <table:table-cell office:value-type="float" office:value="16875928" calcext:value-type="float">
            <text:p>16875928</text:p>
          </table:table-cell>
          <table:table-cell office:value-type="float" office:value="16295656" calcext:value-type="float">
            <text:p>16295656</text:p>
          </table:table-cell>
          <table:table-cell table:number-columns-repeated="6"/>
        </table:table-row>
        <table:table-row table:style-name="ro1">
          <table:table-cell office:value-type="float" office:value="5889544" calcext:value-type="float">
            <text:p>5889544</text:p>
          </table:table-cell>
          <table:table-cell office:value-type="float" office:value="62816736" calcext:value-type="float">
            <text:p>62816736</text:p>
          </table:table-cell>
          <table:table-cell office:value-type="float" office:value="18921656" calcext:value-type="float">
            <text:p>18921656</text:p>
          </table:table-cell>
          <table:table-cell office:value-type="float" office:value="9572048" calcext:value-type="float">
            <text:p>9572048</text:p>
          </table:table-cell>
          <table:table-cell office:value-type="float" office:value="9592656" calcext:value-type="float">
            <text:p>9592656</text:p>
          </table:table-cell>
          <table:table-cell office:value-type="float" office:value="8292592" calcext:value-type="float">
            <text:p>8292592</text:p>
          </table:table-cell>
          <table:table-cell office:value-type="float" office:value="144895560" calcext:value-type="float">
            <text:p>144895560</text:p>
          </table:table-cell>
          <table:table-cell office:value-type="float" office:value="24507392" calcext:value-type="float">
            <text:p>24507392</text:p>
          </table:table-cell>
          <table:table-cell office:value-type="float" office:value="16876064" calcext:value-type="float">
            <text:p>16876064</text:p>
          </table:table-cell>
          <table:table-cell office:value-type="float" office:value="16296808" calcext:value-type="float">
            <text:p>16296808</text:p>
          </table:table-cell>
          <table:table-cell table:number-columns-repeated="6"/>
        </table:table-row>
        <table:table-row table:style-name="ro1">
          <table:table-cell office:value-type="float" office:value="5889608" calcext:value-type="float">
            <text:p>5889608</text:p>
          </table:table-cell>
          <table:table-cell office:value-type="float" office:value="62817592" calcext:value-type="float">
            <text:p>62817592</text:p>
          </table:table-cell>
          <table:table-cell office:value-type="float" office:value="18922232" calcext:value-type="float">
            <text:p>18922232</text:p>
          </table:table-cell>
          <table:table-cell office:value-type="float" office:value="9572336" calcext:value-type="float">
            <text:p>9572336</text:p>
          </table:table-cell>
          <table:table-cell office:value-type="float" office:value="9593264" calcext:value-type="float">
            <text:p>9593264</text:p>
          </table:table-cell>
          <table:table-cell office:value-type="float" office:value="8292928" calcext:value-type="float">
            <text:p>8292928</text:p>
          </table:table-cell>
          <table:table-cell office:value-type="float" office:value="144984696" calcext:value-type="float">
            <text:p>144984696</text:p>
          </table:table-cell>
          <table:table-cell office:value-type="float" office:value="24910200" calcext:value-type="float">
            <text:p>24910200</text:p>
          </table:table-cell>
          <table:table-cell office:value-type="float" office:value="16878072" calcext:value-type="float">
            <text:p>16878072</text:p>
          </table:table-cell>
          <table:table-cell office:value-type="float" office:value="16298024" calcext:value-type="float">
            <text:p>16298024</text:p>
          </table:table-cell>
          <table:table-cell table:number-columns-repeated="6"/>
        </table:table-row>
        <table:table-row table:style-name="ro1">
          <table:table-cell office:value-type="float" office:value="5889632" calcext:value-type="float">
            <text:p>5889632</text:p>
          </table:table-cell>
          <table:table-cell office:value-type="float" office:value="62818040" calcext:value-type="float">
            <text:p>62818040</text:p>
          </table:table-cell>
          <table:table-cell office:value-type="float" office:value="18922376" calcext:value-type="float">
            <text:p>18922376</text:p>
          </table:table-cell>
          <table:table-cell office:value-type="float" office:value="9572432" calcext:value-type="float">
            <text:p>9572432</text:p>
          </table:table-cell>
          <table:table-cell office:value-type="float" office:value="9593416" calcext:value-type="float">
            <text:p>9593416</text:p>
          </table:table-cell>
          <table:table-cell office:value-type="float" office:value="8292928" calcext:value-type="float">
            <text:p>8292928</text:p>
          </table:table-cell>
          <table:table-cell office:value-type="float" office:value="145119160" calcext:value-type="float">
            <text:p>145119160</text:p>
          </table:table-cell>
          <table:table-cell office:value-type="float" office:value="25047744" calcext:value-type="float">
            <text:p>25047744</text:p>
          </table:table-cell>
          <table:table-cell office:value-type="float" office:value="16881176" calcext:value-type="float">
            <text:p>16881176</text:p>
          </table:table-cell>
          <table:table-cell office:value-type="float" office:value="16302400" calcext:value-type="float">
            <text:p>16302400</text:p>
          </table:table-cell>
          <table:table-cell table:number-columns-repeated="6"/>
        </table:table-row>
        <table:table-row table:style-name="ro1">
          <table:table-cell office:value-type="float" office:value="5889680" calcext:value-type="float">
            <text:p>5889680</text:p>
          </table:table-cell>
          <table:table-cell office:value-type="float" office:value="62818240" calcext:value-type="float">
            <text:p>62818240</text:p>
          </table:table-cell>
          <table:table-cell office:value-type="float" office:value="18922440" calcext:value-type="float">
            <text:p>18922440</text:p>
          </table:table-cell>
          <table:table-cell office:value-type="float" office:value="9572544" calcext:value-type="float">
            <text:p>9572544</text:p>
          </table:table-cell>
          <table:table-cell office:value-type="float" office:value="9593504" calcext:value-type="float">
            <text:p>9593504</text:p>
          </table:table-cell>
          <table:table-cell office:value-type="float" office:value="8293360" calcext:value-type="float">
            <text:p>8293360</text:p>
          </table:table-cell>
          <table:table-cell office:value-type="float" office:value="145130296" calcext:value-type="float">
            <text:p>145130296</text:p>
          </table:table-cell>
          <table:table-cell office:value-type="float" office:value="25228504" calcext:value-type="float">
            <text:p>25228504</text:p>
          </table:table-cell>
          <table:table-cell office:value-type="float" office:value="16890648" calcext:value-type="float">
            <text:p>16890648</text:p>
          </table:table-cell>
          <table:table-cell office:value-type="float" office:value="16303824" calcext:value-type="float">
            <text:p>16303824</text:p>
          </table:table-cell>
          <table:table-cell table:number-columns-repeated="6"/>
        </table:table-row>
        <table:table-row table:style-name="ro1">
          <table:table-cell office:value-type="float" office:value="5889760" calcext:value-type="float">
            <text:p>5889760</text:p>
          </table:table-cell>
          <table:table-cell office:value-type="float" office:value="62818280" calcext:value-type="float">
            <text:p>62818280</text:p>
          </table:table-cell>
          <table:table-cell office:value-type="float" office:value="18922656" calcext:value-type="float">
            <text:p>18922656</text:p>
          </table:table-cell>
          <table:table-cell office:value-type="float" office:value="9572784" calcext:value-type="float">
            <text:p>9572784</text:p>
          </table:table-cell>
          <table:table-cell office:value-type="float" office:value="9593976" calcext:value-type="float">
            <text:p>9593976</text:p>
          </table:table-cell>
          <table:table-cell office:value-type="float" office:value="8294624" calcext:value-type="float">
            <text:p>8294624</text:p>
          </table:table-cell>
          <table:table-cell office:value-type="float" office:value="145827808" calcext:value-type="float">
            <text:p>145827808</text:p>
          </table:table-cell>
          <table:table-cell office:value-type="float" office:value="25239376" calcext:value-type="float">
            <text:p>25239376</text:p>
          </table:table-cell>
          <table:table-cell office:value-type="float" office:value="16890704" calcext:value-type="float">
            <text:p>16890704</text:p>
          </table:table-cell>
          <table:table-cell office:value-type="float" office:value="16313376" calcext:value-type="float">
            <text:p>16313376</text:p>
          </table:table-cell>
          <table:table-cell table:number-columns-repeated="6"/>
        </table:table-row>
        <table:table-row table:style-name="ro1">
          <table:table-cell office:value-type="float" office:value="5889800" calcext:value-type="float">
            <text:p>5889800</text:p>
          </table:table-cell>
          <table:table-cell office:value-type="float" office:value="62818480" calcext:value-type="float">
            <text:p>62818480</text:p>
          </table:table-cell>
          <table:table-cell office:value-type="float" office:value="18922688" calcext:value-type="float">
            <text:p>18922688</text:p>
          </table:table-cell>
          <table:table-cell office:value-type="float" office:value="9573656" calcext:value-type="float">
            <text:p>9573656</text:p>
          </table:table-cell>
          <table:table-cell office:value-type="float" office:value="9593992" calcext:value-type="float">
            <text:p>9593992</text:p>
          </table:table-cell>
          <table:table-cell office:value-type="float" office:value="8295344" calcext:value-type="float">
            <text:p>8295344</text:p>
          </table:table-cell>
          <table:table-cell office:value-type="float" office:value="146317944" calcext:value-type="float">
            <text:p>146317944</text:p>
          </table:table-cell>
          <table:table-cell office:value-type="float" office:value="25284704" calcext:value-type="float">
            <text:p>25284704</text:p>
          </table:table-cell>
          <table:table-cell office:value-type="float" office:value="16893856" calcext:value-type="float">
            <text:p>16893856</text:p>
          </table:table-cell>
          <table:table-cell office:value-type="float" office:value="16315312" calcext:value-type="float">
            <text:p>16315312</text:p>
          </table:table-cell>
          <table:table-cell table:number-columns-repeated="6"/>
        </table:table-row>
        <table:table-row table:style-name="ro1">
          <table:table-cell office:value-type="float" office:value="5890216" calcext:value-type="float">
            <text:p>5890216</text:p>
          </table:table-cell>
          <table:table-cell office:value-type="float" office:value="62818912" calcext:value-type="float">
            <text:p>62818912</text:p>
          </table:table-cell>
          <table:table-cell office:value-type="float" office:value="18922944" calcext:value-type="float">
            <text:p>18922944</text:p>
          </table:table-cell>
          <table:table-cell office:value-type="float" office:value="9573992" calcext:value-type="float">
            <text:p>9573992</text:p>
          </table:table-cell>
          <table:table-cell office:value-type="float" office:value="9594000" calcext:value-type="float">
            <text:p>9594000</text:p>
          </table:table-cell>
          <table:table-cell office:value-type="float" office:value="8299104" calcext:value-type="float">
            <text:p>8299104</text:p>
          </table:table-cell>
          <table:table-cell office:value-type="float" office:value="147064184" calcext:value-type="float">
            <text:p>147064184</text:p>
          </table:table-cell>
          <table:table-cell office:value-type="float" office:value="25290368" calcext:value-type="float">
            <text:p>25290368</text:p>
          </table:table-cell>
          <table:table-cell office:value-type="float" office:value="16908704" calcext:value-type="float">
            <text:p>16908704</text:p>
          </table:table-cell>
          <table:table-cell office:value-type="float" office:value="16316816" calcext:value-type="float">
            <text:p>16316816</text:p>
          </table:table-cell>
          <table:table-cell table:number-columns-repeated="6"/>
        </table:table-row>
        <table:table-row table:style-name="ro1">
          <table:table-cell office:value-type="float" office:value="5890720" calcext:value-type="float">
            <text:p>5890720</text:p>
          </table:table-cell>
          <table:table-cell office:value-type="float" office:value="62819440" calcext:value-type="float">
            <text:p>62819440</text:p>
          </table:table-cell>
          <table:table-cell office:value-type="float" office:value="18923152" calcext:value-type="float">
            <text:p>18923152</text:p>
          </table:table-cell>
          <table:table-cell office:value-type="float" office:value="9574072" calcext:value-type="float">
            <text:p>9574072</text:p>
          </table:table-cell>
          <table:table-cell office:value-type="float" office:value="9594168" calcext:value-type="float">
            <text:p>9594168</text:p>
          </table:table-cell>
          <table:table-cell office:value-type="float" office:value="8299944" calcext:value-type="float">
            <text:p>8299944</text:p>
          </table:table-cell>
          <table:table-cell office:value-type="float" office:value="147119872" calcext:value-type="float">
            <text:p>147119872</text:p>
          </table:table-cell>
          <table:table-cell office:value-type="float" office:value="25304888" calcext:value-type="float">
            <text:p>25304888</text:p>
          </table:table-cell>
          <table:table-cell office:value-type="float" office:value="16908704" calcext:value-type="float">
            <text:p>16908704</text:p>
          </table:table-cell>
          <table:table-cell office:value-type="float" office:value="16317512" calcext:value-type="float">
            <text:p>16317512</text:p>
          </table:table-cell>
          <table:table-cell table:number-columns-repeated="6"/>
        </table:table-row>
        <table:table-row table:style-name="ro1">
          <table:table-cell office:value-type="float" office:value="5890784" calcext:value-type="float">
            <text:p>5890784</text:p>
          </table:table-cell>
          <table:table-cell office:value-type="float" office:value="62819512" calcext:value-type="float">
            <text:p>62819512</text:p>
          </table:table-cell>
          <table:table-cell office:value-type="float" office:value="18923160" calcext:value-type="float">
            <text:p>18923160</text:p>
          </table:table-cell>
          <table:table-cell office:value-type="float" office:value="9574072" calcext:value-type="float">
            <text:p>9574072</text:p>
          </table:table-cell>
          <table:table-cell office:value-type="float" office:value="9594432" calcext:value-type="float">
            <text:p>9594432</text:p>
          </table:table-cell>
          <table:table-cell office:value-type="float" office:value="8303496" calcext:value-type="float">
            <text:p>8303496</text:p>
          </table:table-cell>
          <table:table-cell office:value-type="float" office:value="151428424" calcext:value-type="float">
            <text:p>151428424</text:p>
          </table:table-cell>
          <table:table-cell office:value-type="float" office:value="25327120" calcext:value-type="float">
            <text:p>25327120</text:p>
          </table:table-cell>
          <table:table-cell office:value-type="float" office:value="16909888" calcext:value-type="float">
            <text:p>16909888</text:p>
          </table:table-cell>
          <table:table-cell office:value-type="float" office:value="16317720" calcext:value-type="float">
            <text:p>16317720</text:p>
          </table:table-cell>
          <table:table-cell table:number-columns-repeated="6"/>
        </table:table-row>
        <table:table-row table:style-name="ro1">
          <table:table-cell office:value-type="float" office:value="5890808" calcext:value-type="float">
            <text:p>5890808</text:p>
          </table:table-cell>
          <table:table-cell office:value-type="float" office:value="62820128" calcext:value-type="float">
            <text:p>62820128</text:p>
          </table:table-cell>
          <table:table-cell office:value-type="float" office:value="18923208" calcext:value-type="float">
            <text:p>18923208</text:p>
          </table:table-cell>
          <table:table-cell office:value-type="float" office:value="9574240" calcext:value-type="float">
            <text:p>9574240</text:p>
          </table:table-cell>
          <table:table-cell office:value-type="float" office:value="9594480" calcext:value-type="float">
            <text:p>9594480</text:p>
          </table:table-cell>
          <table:table-cell office:value-type="float" office:value="8305672" calcext:value-type="float">
            <text:p>8305672</text:p>
          </table:table-cell>
          <table:table-cell office:value-type="float" office:value="154183864" calcext:value-type="float">
            <text:p>154183864</text:p>
          </table:table-cell>
          <table:table-cell office:value-type="float" office:value="25327616" calcext:value-type="float">
            <text:p>25327616</text:p>
          </table:table-cell>
          <table:table-cell office:value-type="float" office:value="16914352" calcext:value-type="float">
            <text:p>16914352</text:p>
          </table:table-cell>
          <table:table-cell office:value-type="float" office:value="16320880" calcext:value-type="float">
            <text:p>16320880</text:p>
          </table:table-cell>
          <table:table-cell table:number-columns-repeated="6"/>
        </table:table-row>
        <table:table-row table:style-name="ro1">
          <table:table-cell office:value-type="float" office:value="5891056" calcext:value-type="float">
            <text:p>5891056</text:p>
          </table:table-cell>
          <table:table-cell office:value-type="float" office:value="62820272" calcext:value-type="float">
            <text:p>62820272</text:p>
          </table:table-cell>
          <table:table-cell office:value-type="float" office:value="18923496" calcext:value-type="float">
            <text:p>18923496</text:p>
          </table:table-cell>
          <table:table-cell office:value-type="float" office:value="9574304" calcext:value-type="float">
            <text:p>9574304</text:p>
          </table:table-cell>
          <table:table-cell office:value-type="float" office:value="9595616" calcext:value-type="float">
            <text:p>9595616</text:p>
          </table:table-cell>
          <table:table-cell office:value-type="float" office:value="8306808" calcext:value-type="float">
            <text:p>8306808</text:p>
          </table:table-cell>
          <table:table-cell office:value-type="float" office:value="159990552" calcext:value-type="float">
            <text:p>159990552</text:p>
          </table:table-cell>
          <table:table-cell office:value-type="float" office:value="25341640" calcext:value-type="float">
            <text:p>25341640</text:p>
          </table:table-cell>
          <table:table-cell office:value-type="float" office:value="16923704" calcext:value-type="float">
            <text:p>16923704</text:p>
          </table:table-cell>
          <table:table-cell office:value-type="float" office:value="16322672" calcext:value-type="float">
            <text:p>16322672</text:p>
          </table:table-cell>
          <table:table-cell table:number-columns-repeated="6"/>
        </table:table-row>
        <table:table-row table:style-name="ro1">
          <table:table-cell office:value-type="float" office:value="5891200" calcext:value-type="float">
            <text:p>5891200</text:p>
          </table:table-cell>
          <table:table-cell office:value-type="float" office:value="62820472" calcext:value-type="float">
            <text:p>62820472</text:p>
          </table:table-cell>
          <table:table-cell office:value-type="float" office:value="18923560" calcext:value-type="float">
            <text:p>18923560</text:p>
          </table:table-cell>
          <table:table-cell office:value-type="float" office:value="9574496" calcext:value-type="float">
            <text:p>9574496</text:p>
          </table:table-cell>
          <table:table-cell office:value-type="float" office:value="9596272" calcext:value-type="float">
            <text:p>9596272</text:p>
          </table:table-cell>
          <table:table-cell office:value-type="float" office:value="8309144" calcext:value-type="float">
            <text:p>8309144</text:p>
          </table:table-cell>
          <table:table-cell office:value-type="float" office:value="160163728" calcext:value-type="float">
            <text:p>160163728</text:p>
          </table:table-cell>
          <table:table-cell office:value-type="float" office:value="25408280" calcext:value-type="float">
            <text:p>25408280</text:p>
          </table:table-cell>
          <table:table-cell office:value-type="float" office:value="16927344" calcext:value-type="float">
            <text:p>16927344</text:p>
          </table:table-cell>
          <table:table-cell office:value-type="float" office:value="16323272" calcext:value-type="float">
            <text:p>16323272</text:p>
          </table:table-cell>
          <table:table-cell table:number-columns-repeated="6"/>
        </table:table-row>
        <table:table-row table:style-name="ro1">
          <table:table-cell office:value-type="float" office:value="5891248" calcext:value-type="float">
            <text:p>5891248</text:p>
          </table:table-cell>
          <table:table-cell office:value-type="float" office:value="62820792" calcext:value-type="float">
            <text:p>62820792</text:p>
          </table:table-cell>
          <table:table-cell office:value-type="float" office:value="18923640" calcext:value-type="float">
            <text:p>18923640</text:p>
          </table:table-cell>
          <table:table-cell office:value-type="float" office:value="9575064" calcext:value-type="float">
            <text:p>9575064</text:p>
          </table:table-cell>
          <table:table-cell office:value-type="float" office:value="9596944" calcext:value-type="float">
            <text:p>9596944</text:p>
          </table:table-cell>
          <table:table-cell office:value-type="float" office:value="8309824" calcext:value-type="float">
            <text:p>8309824</text:p>
          </table:table-cell>
          <table:table-cell office:value-type="float" office:value="160306136" calcext:value-type="float">
            <text:p>160306136</text:p>
          </table:table-cell>
          <table:table-cell office:value-type="float" office:value="25415896" calcext:value-type="float">
            <text:p>25415896</text:p>
          </table:table-cell>
          <table:table-cell office:value-type="float" office:value="16931640" calcext:value-type="float">
            <text:p>16931640</text:p>
          </table:table-cell>
          <table:table-cell office:value-type="float" office:value="16323856" calcext:value-type="float">
            <text:p>16323856</text:p>
          </table:table-cell>
          <table:table-cell table:number-columns-repeated="6"/>
        </table:table-row>
        <table:table-row table:style-name="ro1">
          <table:table-cell office:value-type="float" office:value="5891328" calcext:value-type="float">
            <text:p>5891328</text:p>
          </table:table-cell>
          <table:table-cell office:value-type="float" office:value="62821992" calcext:value-type="float">
            <text:p>62821992</text:p>
          </table:table-cell>
          <table:table-cell office:value-type="float" office:value="18924000" calcext:value-type="float">
            <text:p>18924000</text:p>
          </table:table-cell>
          <table:table-cell office:value-type="float" office:value="9575520" calcext:value-type="float">
            <text:p>9575520</text:p>
          </table:table-cell>
          <table:table-cell office:value-type="float" office:value="9597008" calcext:value-type="float">
            <text:p>9597008</text:p>
          </table:table-cell>
          <table:table-cell office:value-type="float" office:value="8315424" calcext:value-type="float">
            <text:p>8315424</text:p>
          </table:table-cell>
          <table:table-cell office:value-type="float" office:value="162040120" calcext:value-type="float">
            <text:p>162040120</text:p>
          </table:table-cell>
          <table:table-cell office:value-type="float" office:value="25424544" calcext:value-type="float">
            <text:p>25424544</text:p>
          </table:table-cell>
          <table:table-cell office:value-type="float" office:value="16935344" calcext:value-type="float">
            <text:p>16935344</text:p>
          </table:table-cell>
          <table:table-cell office:value-type="float" office:value="16324120" calcext:value-type="float">
            <text:p>16324120</text:p>
          </table:table-cell>
          <table:table-cell table:number-columns-repeated="6"/>
        </table:table-row>
        <table:table-row table:style-name="ro1">
          <table:table-cell office:value-type="float" office:value="5891840" calcext:value-type="float">
            <text:p>5891840</text:p>
          </table:table-cell>
          <table:table-cell office:value-type="float" office:value="62822152" calcext:value-type="float">
            <text:p>62822152</text:p>
          </table:table-cell>
          <table:table-cell office:value-type="float" office:value="18924208" calcext:value-type="float">
            <text:p>18924208</text:p>
          </table:table-cell>
          <table:table-cell office:value-type="float" office:value="9575816" calcext:value-type="float">
            <text:p>9575816</text:p>
          </table:table-cell>
          <table:table-cell office:value-type="float" office:value="9597088" calcext:value-type="float">
            <text:p>9597088</text:p>
          </table:table-cell>
          <table:table-cell office:value-type="float" office:value="8319736" calcext:value-type="float">
            <text:p>8319736</text:p>
          </table:table-cell>
          <table:table-cell office:value-type="float" office:value="163300216" calcext:value-type="float">
            <text:p>163300216</text:p>
          </table:table-cell>
          <table:table-cell office:value-type="float" office:value="25538592" calcext:value-type="float">
            <text:p>25538592</text:p>
          </table:table-cell>
          <table:table-cell office:value-type="float" office:value="16946696" calcext:value-type="float">
            <text:p>16946696</text:p>
          </table:table-cell>
          <table:table-cell office:value-type="float" office:value="16331104" calcext:value-type="float">
            <text:p>16331104</text:p>
          </table:table-cell>
          <table:table-cell table:number-columns-repeated="6"/>
        </table:table-row>
        <table:table-row table:style-name="ro1">
          <table:table-cell office:value-type="float" office:value="5891904" calcext:value-type="float">
            <text:p>5891904</text:p>
          </table:table-cell>
          <table:table-cell office:value-type="float" office:value="62822536" calcext:value-type="float">
            <text:p>62822536</text:p>
          </table:table-cell>
          <table:table-cell office:value-type="float" office:value="18924616" calcext:value-type="float">
            <text:p>18924616</text:p>
          </table:table-cell>
          <table:table-cell office:value-type="float" office:value="9576376" calcext:value-type="float">
            <text:p>9576376</text:p>
          </table:table-cell>
          <table:table-cell office:value-type="float" office:value="9597176" calcext:value-type="float">
            <text:p>9597176</text:p>
          </table:table-cell>
          <table:table-cell office:value-type="float" office:value="8320888" calcext:value-type="float">
            <text:p>8320888</text:p>
          </table:table-cell>
          <table:table-cell office:value-type="float" office:value="163455160" calcext:value-type="float">
            <text:p>163455160</text:p>
          </table:table-cell>
          <table:table-cell office:value-type="float" office:value="26024240" calcext:value-type="float">
            <text:p>26024240</text:p>
          </table:table-cell>
          <table:table-cell office:value-type="float" office:value="16952344" calcext:value-type="float">
            <text:p>16952344</text:p>
          </table:table-cell>
          <table:table-cell office:value-type="float" office:value="16334088" calcext:value-type="float">
            <text:p>16334088</text:p>
          </table:table-cell>
          <table:table-cell table:number-columns-repeated="6"/>
        </table:table-row>
        <table:table-row table:style-name="ro1">
          <table:table-cell office:value-type="float" office:value="5892104" calcext:value-type="float">
            <text:p>5892104</text:p>
          </table:table-cell>
          <table:table-cell office:value-type="float" office:value="62823688" calcext:value-type="float">
            <text:p>62823688</text:p>
          </table:table-cell>
          <table:table-cell office:value-type="float" office:value="18924960" calcext:value-type="float">
            <text:p>18924960</text:p>
          </table:table-cell>
          <table:table-cell office:value-type="float" office:value="9576704" calcext:value-type="float">
            <text:p>9576704</text:p>
          </table:table-cell>
          <table:table-cell office:value-type="float" office:value="9597240" calcext:value-type="float">
            <text:p>9597240</text:p>
          </table:table-cell>
          <table:table-cell office:value-type="float" office:value="8322952" calcext:value-type="float">
            <text:p>8322952</text:p>
          </table:table-cell>
          <table:table-cell office:value-type="float" office:value="163893336" calcext:value-type="float">
            <text:p>163893336</text:p>
          </table:table-cell>
          <table:table-cell office:value-type="float" office:value="26830168" calcext:value-type="float">
            <text:p>26830168</text:p>
          </table:table-cell>
          <table:table-cell office:value-type="float" office:value="16956688" calcext:value-type="float">
            <text:p>16956688</text:p>
          </table:table-cell>
          <table:table-cell office:value-type="float" office:value="16336640" calcext:value-type="float">
            <text:p>16336640</text:p>
          </table:table-cell>
          <table:table-cell table:number-columns-repeated="6"/>
        </table:table-row>
        <table:table-row table:style-name="ro1">
          <table:table-cell office:value-type="float" office:value="5892296" calcext:value-type="float">
            <text:p>5892296</text:p>
          </table:table-cell>
          <table:table-cell office:value-type="float" office:value="62823840" calcext:value-type="float">
            <text:p>62823840</text:p>
          </table:table-cell>
          <table:table-cell office:value-type="float" office:value="18925088" calcext:value-type="float">
            <text:p>18925088</text:p>
          </table:table-cell>
          <table:table-cell office:value-type="float" office:value="9576832" calcext:value-type="float">
            <text:p>9576832</text:p>
          </table:table-cell>
          <table:table-cell office:value-type="float" office:value="9598296" calcext:value-type="float">
            <text:p>9598296</text:p>
          </table:table-cell>
          <table:table-cell office:value-type="float" office:value="8325128" calcext:value-type="float">
            <text:p>8325128</text:p>
          </table:table-cell>
          <table:table-cell office:value-type="float" office:value="164818848" calcext:value-type="float">
            <text:p>164818848</text:p>
          </table:table-cell>
          <table:table-cell office:value-type="float" office:value="26902288" calcext:value-type="float">
            <text:p>26902288</text:p>
          </table:table-cell>
          <table:table-cell office:value-type="float" office:value="16957256" calcext:value-type="float">
            <text:p>16957256</text:p>
          </table:table-cell>
          <table:table-cell office:value-type="float" office:value="16337184" calcext:value-type="float">
            <text:p>16337184</text:p>
          </table:table-cell>
          <table:table-cell table:number-columns-repeated="6"/>
        </table:table-row>
        <table:table-row table:style-name="ro1">
          <table:table-cell office:value-type="float" office:value="5892768" calcext:value-type="float">
            <text:p>5892768</text:p>
          </table:table-cell>
          <table:table-cell office:value-type="float" office:value="62823840" calcext:value-type="float">
            <text:p>62823840</text:p>
          </table:table-cell>
          <table:table-cell office:value-type="float" office:value="18925400" calcext:value-type="float">
            <text:p>18925400</text:p>
          </table:table-cell>
          <table:table-cell office:value-type="float" office:value="9577264" calcext:value-type="float">
            <text:p>9577264</text:p>
          </table:table-cell>
          <table:table-cell office:value-type="float" office:value="9598672" calcext:value-type="float">
            <text:p>9598672</text:p>
          </table:table-cell>
          <table:table-cell office:value-type="float" office:value="8325312" calcext:value-type="float">
            <text:p>8325312</text:p>
          </table:table-cell>
          <table:table-cell office:value-type="float" office:value="166718296" calcext:value-type="float">
            <text:p>166718296</text:p>
          </table:table-cell>
          <table:table-cell office:value-type="float" office:value="27382384" calcext:value-type="float">
            <text:p>27382384</text:p>
          </table:table-cell>
          <table:table-cell office:value-type="float" office:value="16959272" calcext:value-type="float">
            <text:p>16959272</text:p>
          </table:table-cell>
          <table:table-cell office:value-type="float" office:value="16339056" calcext:value-type="float">
            <text:p>16339056</text:p>
          </table:table-cell>
          <table:table-cell table:number-columns-repeated="6"/>
        </table:table-row>
        <table:table-row table:style-name="ro1">
          <table:table-cell office:value-type="float" office:value="5892968" calcext:value-type="float">
            <text:p>5892968</text:p>
          </table:table-cell>
          <table:table-cell office:value-type="float" office:value="62823936" calcext:value-type="float">
            <text:p>62823936</text:p>
          </table:table-cell>
          <table:table-cell office:value-type="float" office:value="18925440" calcext:value-type="float">
            <text:p>18925440</text:p>
          </table:table-cell>
          <table:table-cell office:value-type="float" office:value="9577352" calcext:value-type="float">
            <text:p>9577352</text:p>
          </table:table-cell>
          <table:table-cell office:value-type="float" office:value="9598728" calcext:value-type="float">
            <text:p>9598728</text:p>
          </table:table-cell>
          <table:table-cell office:value-type="float" office:value="8332792" calcext:value-type="float">
            <text:p>8332792</text:p>
          </table:table-cell>
          <table:table-cell office:value-type="float" office:value="170511576" calcext:value-type="float">
            <text:p>170511576</text:p>
          </table:table-cell>
          <table:table-cell office:value-type="float" office:value="27691912" calcext:value-type="float">
            <text:p>27691912</text:p>
          </table:table-cell>
          <table:table-cell office:value-type="float" office:value="16960616" calcext:value-type="float">
            <text:p>16960616</text:p>
          </table:table-cell>
          <table:table-cell office:value-type="float" office:value="16347088" calcext:value-type="float">
            <text:p>16347088</text:p>
          </table:table-cell>
          <table:table-cell table:number-columns-repeated="6"/>
        </table:table-row>
        <table:table-row table:style-name="ro1">
          <table:table-cell office:value-type="float" office:value="5892992" calcext:value-type="float">
            <text:p>5892992</text:p>
          </table:table-cell>
          <table:table-cell office:value-type="float" office:value="62824128" calcext:value-type="float">
            <text:p>62824128</text:p>
          </table:table-cell>
          <table:table-cell office:value-type="float" office:value="18925952" calcext:value-type="float">
            <text:p>18925952</text:p>
          </table:table-cell>
          <table:table-cell office:value-type="float" office:value="9577592" calcext:value-type="float">
            <text:p>9577592</text:p>
          </table:table-cell>
          <table:table-cell office:value-type="float" office:value="9598960" calcext:value-type="float">
            <text:p>9598960</text:p>
          </table:table-cell>
          <table:table-cell office:value-type="float" office:value="8332968" calcext:value-type="float">
            <text:p>8332968</text:p>
          </table:table-cell>
          <table:table-cell office:value-type="float" office:value="170604120" calcext:value-type="float">
            <text:p>170604120</text:p>
          </table:table-cell>
          <table:table-cell office:value-type="float" office:value="28336952" calcext:value-type="float">
            <text:p>28336952</text:p>
          </table:table-cell>
          <table:table-cell office:value-type="float" office:value="16967784" calcext:value-type="float">
            <text:p>16967784</text:p>
          </table:table-cell>
          <table:table-cell office:value-type="float" office:value="16349224" calcext:value-type="float">
            <text:p>16349224</text:p>
          </table:table-cell>
          <table:table-cell table:number-columns-repeated="6"/>
        </table:table-row>
        <table:table-row table:style-name="ro1">
          <table:table-cell office:value-type="float" office:value="5893072" calcext:value-type="float">
            <text:p>5893072</text:p>
          </table:table-cell>
          <table:table-cell office:value-type="float" office:value="62824328" calcext:value-type="float">
            <text:p>62824328</text:p>
          </table:table-cell>
          <table:table-cell office:value-type="float" office:value="18926088" calcext:value-type="float">
            <text:p>18926088</text:p>
          </table:table-cell>
          <table:table-cell office:value-type="float" office:value="9577688" calcext:value-type="float">
            <text:p>9577688</text:p>
          </table:table-cell>
          <table:table-cell office:value-type="float" office:value="9599136" calcext:value-type="float">
            <text:p>9599136</text:p>
          </table:table-cell>
          <table:table-cell office:value-type="float" office:value="8333376" calcext:value-type="float">
            <text:p>8333376</text:p>
          </table:table-cell>
          <table:table-cell office:value-type="float" office:value="170631784" calcext:value-type="float">
            <text:p>170631784</text:p>
          </table:table-cell>
          <table:table-cell office:value-type="float" office:value="28419024" calcext:value-type="float">
            <text:p>28419024</text:p>
          </table:table-cell>
          <table:table-cell office:value-type="float" office:value="16976888" calcext:value-type="float">
            <text:p>16976888</text:p>
          </table:table-cell>
          <table:table-cell office:value-type="float" office:value="16350720" calcext:value-type="float">
            <text:p>16350720</text:p>
          </table:table-cell>
          <table:table-cell table:number-columns-repeated="6"/>
        </table:table-row>
        <table:table-row table:style-name="ro1">
          <table:table-cell office:value-type="float" office:value="5893424" calcext:value-type="float">
            <text:p>5893424</text:p>
          </table:table-cell>
          <table:table-cell office:value-type="float" office:value="62824416" calcext:value-type="float">
            <text:p>62824416</text:p>
          </table:table-cell>
          <table:table-cell office:value-type="float" office:value="18926120" calcext:value-type="float">
            <text:p>18926120</text:p>
          </table:table-cell>
          <table:table-cell office:value-type="float" office:value="9578016" calcext:value-type="float">
            <text:p>9578016</text:p>
          </table:table-cell>
          <table:table-cell office:value-type="float" office:value="9599312" calcext:value-type="float">
            <text:p>9599312</text:p>
          </table:table-cell>
          <table:table-cell office:value-type="float" office:value="8334000" calcext:value-type="float">
            <text:p>8334000</text:p>
          </table:table-cell>
          <table:table-cell office:value-type="float" office:value="171691656" calcext:value-type="float">
            <text:p>171691656</text:p>
          </table:table-cell>
          <table:table-cell office:value-type="float" office:value="28433648" calcext:value-type="float">
            <text:p>28433648</text:p>
          </table:table-cell>
          <table:table-cell office:value-type="float" office:value="16981864" calcext:value-type="float">
            <text:p>16981864</text:p>
          </table:table-cell>
          <table:table-cell office:value-type="float" office:value="16350848" calcext:value-type="float">
            <text:p>16350848</text:p>
          </table:table-cell>
          <table:table-cell table:number-columns-repeated="6"/>
        </table:table-row>
        <table:table-row table:style-name="ro1">
          <table:table-cell office:value-type="float" office:value="5893616" calcext:value-type="float">
            <text:p>5893616</text:p>
          </table:table-cell>
          <table:table-cell office:value-type="float" office:value="62824776" calcext:value-type="float">
            <text:p>62824776</text:p>
          </table:table-cell>
          <table:table-cell office:value-type="float" office:value="18926248" calcext:value-type="float">
            <text:p>18926248</text:p>
          </table:table-cell>
          <table:table-cell office:value-type="float" office:value="9578040" calcext:value-type="float">
            <text:p>9578040</text:p>
          </table:table-cell>
          <table:table-cell office:value-type="float" office:value="9599704" calcext:value-type="float">
            <text:p>9599704</text:p>
          </table:table-cell>
          <table:table-cell office:value-type="float" office:value="8337432" calcext:value-type="float">
            <text:p>8337432</text:p>
          </table:table-cell>
          <table:table-cell office:value-type="float" office:value="172854040" calcext:value-type="float">
            <text:p>172854040</text:p>
          </table:table-cell>
          <table:table-cell office:value-type="float" office:value="28445224" calcext:value-type="float">
            <text:p>28445224</text:p>
          </table:table-cell>
          <table:table-cell office:value-type="float" office:value="16986416" calcext:value-type="float">
            <text:p>16986416</text:p>
          </table:table-cell>
          <table:table-cell office:value-type="float" office:value="16355352" calcext:value-type="float">
            <text:p>16355352</text:p>
          </table:table-cell>
          <table:table-cell table:number-columns-repeated="6"/>
        </table:table-row>
        <table:table-row table:style-name="ro1">
          <table:table-cell office:value-type="float" office:value="5893728" calcext:value-type="float">
            <text:p>5893728</text:p>
          </table:table-cell>
          <table:table-cell office:value-type="float" office:value="62824792" calcext:value-type="float">
            <text:p>62824792</text:p>
          </table:table-cell>
          <table:table-cell office:value-type="float" office:value="18926344" calcext:value-type="float">
            <text:p>18926344</text:p>
          </table:table-cell>
          <table:table-cell office:value-type="float" office:value="9578480" calcext:value-type="float">
            <text:p>9578480</text:p>
          </table:table-cell>
          <table:table-cell office:value-type="float" office:value="9600208" calcext:value-type="float">
            <text:p>9600208</text:p>
          </table:table-cell>
          <table:table-cell office:value-type="float" office:value="8344744" calcext:value-type="float">
            <text:p>8344744</text:p>
          </table:table-cell>
          <table:table-cell office:value-type="float" office:value="173231912" calcext:value-type="float">
            <text:p>173231912</text:p>
          </table:table-cell>
          <table:table-cell office:value-type="float" office:value="29293112" calcext:value-type="float">
            <text:p>29293112</text:p>
          </table:table-cell>
          <table:table-cell office:value-type="float" office:value="16997224" calcext:value-type="float">
            <text:p>16997224</text:p>
          </table:table-cell>
          <table:table-cell office:value-type="float" office:value="16356072" calcext:value-type="float">
            <text:p>16356072</text:p>
          </table:table-cell>
          <table:table-cell table:number-columns-repeated="6"/>
        </table:table-row>
        <table:table-row table:style-name="ro1">
          <table:table-cell office:value-type="float" office:value="5893808" calcext:value-type="float">
            <text:p>5893808</text:p>
          </table:table-cell>
          <table:table-cell office:value-type="float" office:value="62824968" calcext:value-type="float">
            <text:p>62824968</text:p>
          </table:table-cell>
          <table:table-cell office:value-type="float" office:value="18927520" calcext:value-type="float">
            <text:p>18927520</text:p>
          </table:table-cell>
          <table:table-cell office:value-type="float" office:value="9578600" calcext:value-type="float">
            <text:p>9578600</text:p>
          </table:table-cell>
          <table:table-cell office:value-type="float" office:value="9600976" calcext:value-type="float">
            <text:p>9600976</text:p>
          </table:table-cell>
          <table:table-cell office:value-type="float" office:value="8346872" calcext:value-type="float">
            <text:p>8346872</text:p>
          </table:table-cell>
          <table:table-cell office:value-type="float" office:value="174614376" calcext:value-type="float">
            <text:p>174614376</text:p>
          </table:table-cell>
          <table:table-cell office:value-type="float" office:value="33066840" calcext:value-type="float">
            <text:p>33066840</text:p>
          </table:table-cell>
          <table:table-cell office:value-type="float" office:value="17005648" calcext:value-type="float">
            <text:p>17005648</text:p>
          </table:table-cell>
          <table:table-cell office:value-type="float" office:value="16357112" calcext:value-type="float">
            <text:p>16357112</text:p>
          </table:table-cell>
          <table:table-cell table:number-columns-repeated="6"/>
        </table:table-row>
        <table:table-row table:style-name="ro1">
          <table:table-cell office:value-type="float" office:value="5894344" calcext:value-type="float">
            <text:p>5894344</text:p>
          </table:table-cell>
          <table:table-cell office:value-type="float" office:value="62825392" calcext:value-type="float">
            <text:p>62825392</text:p>
          </table:table-cell>
          <table:table-cell office:value-type="float" office:value="18927712" calcext:value-type="float">
            <text:p>18927712</text:p>
          </table:table-cell>
          <table:table-cell office:value-type="float" office:value="9579392" calcext:value-type="float">
            <text:p>9579392</text:p>
          </table:table-cell>
          <table:table-cell office:value-type="float" office:value="9602160" calcext:value-type="float">
            <text:p>9602160</text:p>
          </table:table-cell>
          <table:table-cell office:value-type="float" office:value="8346896" calcext:value-type="float">
            <text:p>8346896</text:p>
          </table:table-cell>
          <table:table-cell office:value-type="float" office:value="176929448" calcext:value-type="float">
            <text:p>176929448</text:p>
          </table:table-cell>
          <table:table-cell office:value-type="float" office:value="33068144" calcext:value-type="float">
            <text:p>33068144</text:p>
          </table:table-cell>
          <table:table-cell office:value-type="float" office:value="17008368" calcext:value-type="float">
            <text:p>17008368</text:p>
          </table:table-cell>
          <table:table-cell office:value-type="float" office:value="16362184" calcext:value-type="float">
            <text:p>16362184</text:p>
          </table:table-cell>
          <table:table-cell table:number-columns-repeated="6"/>
        </table:table-row>
        <table:table-row table:style-name="ro1">
          <table:table-cell office:value-type="float" office:value="5894352" calcext:value-type="float">
            <text:p>5894352</text:p>
          </table:table-cell>
          <table:table-cell office:value-type="float" office:value="62825504" calcext:value-type="float">
            <text:p>62825504</text:p>
          </table:table-cell>
          <table:table-cell office:value-type="float" office:value="18927864" calcext:value-type="float">
            <text:p>18927864</text:p>
          </table:table-cell>
          <table:table-cell office:value-type="float" office:value="9579984" calcext:value-type="float">
            <text:p>9579984</text:p>
          </table:table-cell>
          <table:table-cell office:value-type="float" office:value="9602248" calcext:value-type="float">
            <text:p>9602248</text:p>
          </table:table-cell>
          <table:table-cell office:value-type="float" office:value="8350800" calcext:value-type="float">
            <text:p>8350800</text:p>
          </table:table-cell>
          <table:table-cell office:value-type="float" office:value="177076520" calcext:value-type="float">
            <text:p>177076520</text:p>
          </table:table-cell>
          <table:table-cell office:value-type="float" office:value="33095168" calcext:value-type="float">
            <text:p>33095168</text:p>
          </table:table-cell>
          <table:table-cell office:value-type="float" office:value="17020016" calcext:value-type="float">
            <text:p>17020016</text:p>
          </table:table-cell>
          <table:table-cell office:value-type="float" office:value="16364696" calcext:value-type="float">
            <text:p>16364696</text:p>
          </table:table-cell>
          <table:table-cell table:number-columns-repeated="6"/>
        </table:table-row>
        <table:table-row table:style-name="ro1">
          <table:table-cell office:value-type="float" office:value="5894808" calcext:value-type="float">
            <text:p>5894808</text:p>
          </table:table-cell>
          <table:table-cell office:value-type="float" office:value="62825576" calcext:value-type="float">
            <text:p>62825576</text:p>
          </table:table-cell>
          <table:table-cell office:value-type="float" office:value="18928264" calcext:value-type="float">
            <text:p>18928264</text:p>
          </table:table-cell>
          <table:table-cell office:value-type="float" office:value="9580008" calcext:value-type="float">
            <text:p>9580008</text:p>
          </table:table-cell>
          <table:table-cell office:value-type="float" office:value="9602608" calcext:value-type="float">
            <text:p>9602608</text:p>
          </table:table-cell>
          <table:table-cell office:value-type="float" office:value="8353104" calcext:value-type="float">
            <text:p>8353104</text:p>
          </table:table-cell>
          <table:table-cell office:value-type="float" office:value="177362464" calcext:value-type="float">
            <text:p>177362464</text:p>
          </table:table-cell>
          <table:table-cell office:value-type="float" office:value="33114888" calcext:value-type="float">
            <text:p>33114888</text:p>
          </table:table-cell>
          <table:table-cell office:value-type="float" office:value="17026368" calcext:value-type="float">
            <text:p>17026368</text:p>
          </table:table-cell>
          <table:table-cell office:value-type="float" office:value="16366552" calcext:value-type="float">
            <text:p>16366552</text:p>
          </table:table-cell>
          <table:table-cell table:number-columns-repeated="6"/>
        </table:table-row>
        <table:table-row table:style-name="ro1">
          <table:table-cell office:value-type="float" office:value="5895176" calcext:value-type="float">
            <text:p>5895176</text:p>
          </table:table-cell>
          <table:table-cell office:value-type="float" office:value="62826088" calcext:value-type="float">
            <text:p>62826088</text:p>
          </table:table-cell>
          <table:table-cell office:value-type="float" office:value="18929000" calcext:value-type="float">
            <text:p>18929000</text:p>
          </table:table-cell>
          <table:table-cell office:value-type="float" office:value="9580416" calcext:value-type="float">
            <text:p>9580416</text:p>
          </table:table-cell>
          <table:table-cell office:value-type="float" office:value="9603368" calcext:value-type="float">
            <text:p>9603368</text:p>
          </table:table-cell>
          <table:table-cell office:value-type="float" office:value="8356520" calcext:value-type="float">
            <text:p>8356520</text:p>
          </table:table-cell>
          <table:table-cell office:value-type="float" office:value="177628080" calcext:value-type="float">
            <text:p>177628080</text:p>
          </table:table-cell>
          <table:table-cell office:value-type="float" office:value="33143560" calcext:value-type="float">
            <text:p>33143560</text:p>
          </table:table-cell>
          <table:table-cell office:value-type="float" office:value="17026840" calcext:value-type="float">
            <text:p>17026840</text:p>
          </table:table-cell>
          <table:table-cell office:value-type="float" office:value="16366608" calcext:value-type="float">
            <text:p>16366608</text:p>
          </table:table-cell>
          <table:table-cell table:number-columns-repeated="6"/>
        </table:table-row>
        <table:table-row table:style-name="ro1">
          <table:table-cell office:value-type="float" office:value="5895512" calcext:value-type="float">
            <text:p>5895512</text:p>
          </table:table-cell>
          <table:table-cell office:value-type="float" office:value="62826464" calcext:value-type="float">
            <text:p>62826464</text:p>
          </table:table-cell>
          <table:table-cell office:value-type="float" office:value="18929360" calcext:value-type="float">
            <text:p>18929360</text:p>
          </table:table-cell>
          <table:table-cell office:value-type="float" office:value="9580560" calcext:value-type="float">
            <text:p>9580560</text:p>
          </table:table-cell>
          <table:table-cell office:value-type="float" office:value="9603608" calcext:value-type="float">
            <text:p>9603608</text:p>
          </table:table-cell>
          <table:table-cell office:value-type="float" office:value="8356696" calcext:value-type="float">
            <text:p>8356696</text:p>
          </table:table-cell>
          <table:table-cell office:value-type="float" office:value="177671888" calcext:value-type="float">
            <text:p>177671888</text:p>
          </table:table-cell>
          <table:table-cell office:value-type="float" office:value="33153032" calcext:value-type="float">
            <text:p>33153032</text:p>
          </table:table-cell>
          <table:table-cell office:value-type="float" office:value="17029384" calcext:value-type="float">
            <text:p>17029384</text:p>
          </table:table-cell>
          <table:table-cell office:value-type="float" office:value="16373168" calcext:value-type="float">
            <text:p>16373168</text:p>
          </table:table-cell>
          <table:table-cell table:number-columns-repeated="6"/>
        </table:table-row>
        <table:table-row table:style-name="ro1">
          <table:table-cell office:value-type="float" office:value="5895600" calcext:value-type="float">
            <text:p>5895600</text:p>
          </table:table-cell>
          <table:table-cell office:value-type="float" office:value="62826528" calcext:value-type="float">
            <text:p>62826528</text:p>
          </table:table-cell>
          <table:table-cell office:value-type="float" office:value="18929592" calcext:value-type="float">
            <text:p>18929592</text:p>
          </table:table-cell>
          <table:table-cell office:value-type="float" office:value="9580576" calcext:value-type="float">
            <text:p>9580576</text:p>
          </table:table-cell>
          <table:table-cell office:value-type="float" office:value="9603656" calcext:value-type="float">
            <text:p>9603656</text:p>
          </table:table-cell>
          <table:table-cell office:value-type="float" office:value="8356944" calcext:value-type="float">
            <text:p>8356944</text:p>
          </table:table-cell>
          <table:table-cell office:value-type="float" office:value="177709696" calcext:value-type="float">
            <text:p>177709696</text:p>
          </table:table-cell>
          <table:table-cell office:value-type="float" office:value="33163704" calcext:value-type="float">
            <text:p>33163704</text:p>
          </table:table-cell>
          <table:table-cell office:value-type="float" office:value="17032640" calcext:value-type="float">
            <text:p>17032640</text:p>
          </table:table-cell>
          <table:table-cell office:value-type="float" office:value="16373264" calcext:value-type="float">
            <text:p>16373264</text:p>
          </table:table-cell>
          <table:table-cell table:number-columns-repeated="6"/>
        </table:table-row>
        <table:table-row table:style-name="ro1">
          <table:table-cell office:value-type="float" office:value="5895720" calcext:value-type="float">
            <text:p>5895720</text:p>
          </table:table-cell>
          <table:table-cell office:value-type="float" office:value="62826688" calcext:value-type="float">
            <text:p>62826688</text:p>
          </table:table-cell>
          <table:table-cell office:value-type="float" office:value="18929848" calcext:value-type="float">
            <text:p>18929848</text:p>
          </table:table-cell>
          <table:table-cell office:value-type="float" office:value="9580672" calcext:value-type="float">
            <text:p>9580672</text:p>
          </table:table-cell>
          <table:table-cell office:value-type="float" office:value="9604112" calcext:value-type="float">
            <text:p>9604112</text:p>
          </table:table-cell>
          <table:table-cell office:value-type="float" office:value="8357248" calcext:value-type="float">
            <text:p>8357248</text:p>
          </table:table-cell>
          <table:table-cell office:value-type="float" office:value="178054872" calcext:value-type="float">
            <text:p>178054872</text:p>
          </table:table-cell>
          <table:table-cell office:value-type="float" office:value="33166472" calcext:value-type="float">
            <text:p>33166472</text:p>
          </table:table-cell>
          <table:table-cell office:value-type="float" office:value="17034960" calcext:value-type="float">
            <text:p>17034960</text:p>
          </table:table-cell>
          <table:table-cell office:value-type="float" office:value="16382000" calcext:value-type="float">
            <text:p>16382000</text:p>
          </table:table-cell>
          <table:table-cell table:number-columns-repeated="6"/>
        </table:table-row>
        <table:table-row table:style-name="ro1">
          <table:table-cell office:value-type="float" office:value="5895736" calcext:value-type="float">
            <text:p>5895736</text:p>
          </table:table-cell>
          <table:table-cell office:value-type="float" office:value="62826944" calcext:value-type="float">
            <text:p>62826944</text:p>
          </table:table-cell>
          <table:table-cell office:value-type="float" office:value="18930208" calcext:value-type="float">
            <text:p>18930208</text:p>
          </table:table-cell>
          <table:table-cell office:value-type="float" office:value="9580680" calcext:value-type="float">
            <text:p>9580680</text:p>
          </table:table-cell>
          <table:table-cell office:value-type="float" office:value="9604232" calcext:value-type="float">
            <text:p>9604232</text:p>
          </table:table-cell>
          <table:table-cell office:value-type="float" office:value="8360408" calcext:value-type="float">
            <text:p>8360408</text:p>
          </table:table-cell>
          <table:table-cell office:value-type="float" office:value="178429896" calcext:value-type="float">
            <text:p>178429896</text:p>
          </table:table-cell>
          <table:table-cell office:value-type="float" office:value="33168960" calcext:value-type="float">
            <text:p>33168960</text:p>
          </table:table-cell>
          <table:table-cell office:value-type="float" office:value="17039248" calcext:value-type="float">
            <text:p>17039248</text:p>
          </table:table-cell>
          <table:table-cell office:value-type="float" office:value="16393008" calcext:value-type="float">
            <text:p>16393008</text:p>
          </table:table-cell>
          <table:table-cell table:number-columns-repeated="6"/>
        </table:table-row>
        <table:table-row table:style-name="ro1">
          <table:table-cell office:value-type="float" office:value="5895960" calcext:value-type="float">
            <text:p>5895960</text:p>
          </table:table-cell>
          <table:table-cell office:value-type="float" office:value="62827152" calcext:value-type="float">
            <text:p>62827152</text:p>
          </table:table-cell>
          <table:table-cell office:value-type="float" office:value="18930272" calcext:value-type="float">
            <text:p>18930272</text:p>
          </table:table-cell>
          <table:table-cell office:value-type="float" office:value="9580808" calcext:value-type="float">
            <text:p>9580808</text:p>
          </table:table-cell>
          <table:table-cell office:value-type="float" office:value="9604280" calcext:value-type="float">
            <text:p>9604280</text:p>
          </table:table-cell>
          <table:table-cell office:value-type="float" office:value="8364992" calcext:value-type="float">
            <text:p>8364992</text:p>
          </table:table-cell>
          <table:table-cell office:value-type="float" office:value="179318224" calcext:value-type="float">
            <text:p>179318224</text:p>
          </table:table-cell>
          <table:table-cell office:value-type="float" office:value="33197328" calcext:value-type="float">
            <text:p>33197328</text:p>
          </table:table-cell>
          <table:table-cell office:value-type="float" office:value="17050368" calcext:value-type="float">
            <text:p>17050368</text:p>
          </table:table-cell>
          <table:table-cell office:value-type="float" office:value="16401280" calcext:value-type="float">
            <text:p>16401280</text:p>
          </table:table-cell>
          <table:table-cell table:number-columns-repeated="6"/>
        </table:table-row>
        <table:table-row table:style-name="ro1">
          <table:table-cell office:value-type="float" office:value="5896056" calcext:value-type="float">
            <text:p>5896056</text:p>
          </table:table-cell>
          <table:table-cell office:value-type="float" office:value="62827456" calcext:value-type="float">
            <text:p>62827456</text:p>
          </table:table-cell>
          <table:table-cell office:value-type="float" office:value="18930408" calcext:value-type="float">
            <text:p>18930408</text:p>
          </table:table-cell>
          <table:table-cell office:value-type="float" office:value="9580904" calcext:value-type="float">
            <text:p>9580904</text:p>
          </table:table-cell>
          <table:table-cell office:value-type="float" office:value="9604280" calcext:value-type="float">
            <text:p>9604280</text:p>
          </table:table-cell>
          <table:table-cell office:value-type="float" office:value="8369216" calcext:value-type="float">
            <text:p>8369216</text:p>
          </table:table-cell>
          <table:table-cell office:value-type="float" office:value="179351672" calcext:value-type="float">
            <text:p>179351672</text:p>
          </table:table-cell>
          <table:table-cell office:value-type="float" office:value="33203976" calcext:value-type="float">
            <text:p>33203976</text:p>
          </table:table-cell>
          <table:table-cell office:value-type="float" office:value="17062032" calcext:value-type="float">
            <text:p>17062032</text:p>
          </table:table-cell>
          <table:table-cell office:value-type="float" office:value="16403576" calcext:value-type="float">
            <text:p>16403576</text:p>
          </table:table-cell>
          <table:table-cell table:number-columns-repeated="6"/>
        </table:table-row>
        <table:table-row table:style-name="ro1">
          <table:table-cell office:value-type="float" office:value="5896400" calcext:value-type="float">
            <text:p>5896400</text:p>
          </table:table-cell>
          <table:table-cell office:value-type="float" office:value="62827808" calcext:value-type="float">
            <text:p>62827808</text:p>
          </table:table-cell>
          <table:table-cell office:value-type="float" office:value="18930416" calcext:value-type="float">
            <text:p>18930416</text:p>
          </table:table-cell>
          <table:table-cell office:value-type="float" office:value="9581160" calcext:value-type="float">
            <text:p>9581160</text:p>
          </table:table-cell>
          <table:table-cell office:value-type="float" office:value="9604360" calcext:value-type="float">
            <text:p>9604360</text:p>
          </table:table-cell>
          <table:table-cell office:value-type="float" office:value="8370192" calcext:value-type="float">
            <text:p>8370192</text:p>
          </table:table-cell>
          <table:table-cell office:value-type="float" office:value="181719368" calcext:value-type="float">
            <text:p>181719368</text:p>
          </table:table-cell>
          <table:table-cell office:value-type="float" office:value="33269584" calcext:value-type="float">
            <text:p>33269584</text:p>
          </table:table-cell>
          <table:table-cell office:value-type="float" office:value="17066416" calcext:value-type="float">
            <text:p>17066416</text:p>
          </table:table-cell>
          <table:table-cell office:value-type="float" office:value="16405608" calcext:value-type="float">
            <text:p>16405608</text:p>
          </table:table-cell>
          <table:table-cell table:number-columns-repeated="6"/>
        </table:table-row>
        <table:table-row table:style-name="ro1">
          <table:table-cell office:value-type="float" office:value="5896648" calcext:value-type="float">
            <text:p>5896648</text:p>
          </table:table-cell>
          <table:table-cell office:value-type="float" office:value="62828424" calcext:value-type="float">
            <text:p>62828424</text:p>
          </table:table-cell>
          <table:table-cell office:value-type="float" office:value="18930464" calcext:value-type="float">
            <text:p>18930464</text:p>
          </table:table-cell>
          <table:table-cell office:value-type="float" office:value="9581224" calcext:value-type="float">
            <text:p>9581224</text:p>
          </table:table-cell>
          <table:table-cell office:value-type="float" office:value="9604696" calcext:value-type="float">
            <text:p>9604696</text:p>
          </table:table-cell>
          <table:table-cell office:value-type="float" office:value="8370512" calcext:value-type="float">
            <text:p>8370512</text:p>
          </table:table-cell>
          <table:table-cell office:value-type="float" office:value="182089152" calcext:value-type="float">
            <text:p>182089152</text:p>
          </table:table-cell>
          <table:table-cell office:value-type="float" office:value="33560872" calcext:value-type="float">
            <text:p>33560872</text:p>
          </table:table-cell>
          <table:table-cell office:value-type="float" office:value="17071944" calcext:value-type="float">
            <text:p>17071944</text:p>
          </table:table-cell>
          <table:table-cell office:value-type="float" office:value="16412152" calcext:value-type="float">
            <text:p>16412152</text:p>
          </table:table-cell>
          <table:table-cell table:number-columns-repeated="6"/>
        </table:table-row>
        <table:table-row table:style-name="ro1">
          <table:table-cell office:value-type="float" office:value="5896680" calcext:value-type="float">
            <text:p>5896680</text:p>
          </table:table-cell>
          <table:table-cell office:value-type="float" office:value="62828816" calcext:value-type="float">
            <text:p>62828816</text:p>
          </table:table-cell>
          <table:table-cell office:value-type="float" office:value="18931048" calcext:value-type="float">
            <text:p>18931048</text:p>
          </table:table-cell>
          <table:table-cell office:value-type="float" office:value="9581304" calcext:value-type="float">
            <text:p>9581304</text:p>
          </table:table-cell>
          <table:table-cell office:value-type="float" office:value="9605056" calcext:value-type="float">
            <text:p>9605056</text:p>
          </table:table-cell>
          <table:table-cell office:value-type="float" office:value="8373080" calcext:value-type="float">
            <text:p>8373080</text:p>
          </table:table-cell>
          <table:table-cell office:value-type="float" office:value="182734344" calcext:value-type="float">
            <text:p>182734344</text:p>
          </table:table-cell>
          <table:table-cell office:value-type="float" office:value="33563656" calcext:value-type="float">
            <text:p>33563656</text:p>
          </table:table-cell>
          <table:table-cell office:value-type="float" office:value="17084048" calcext:value-type="float">
            <text:p>17084048</text:p>
          </table:table-cell>
          <table:table-cell office:value-type="float" office:value="16416456" calcext:value-type="float">
            <text:p>16416456</text:p>
          </table:table-cell>
          <table:table-cell table:number-columns-repeated="6"/>
        </table:table-row>
        <table:table-row table:style-name="ro1">
          <table:table-cell office:value-type="float" office:value="5897144" calcext:value-type="float">
            <text:p>5897144</text:p>
          </table:table-cell>
          <table:table-cell office:value-type="float" office:value="62828864" calcext:value-type="float">
            <text:p>62828864</text:p>
          </table:table-cell>
          <table:table-cell office:value-type="float" office:value="18931056" calcext:value-type="float">
            <text:p>18931056</text:p>
          </table:table-cell>
          <table:table-cell office:value-type="float" office:value="9581360" calcext:value-type="float">
            <text:p>9581360</text:p>
          </table:table-cell>
          <table:table-cell office:value-type="float" office:value="9605568" calcext:value-type="float">
            <text:p>9605568</text:p>
          </table:table-cell>
          <table:table-cell office:value-type="float" office:value="8375872" calcext:value-type="float">
            <text:p>8375872</text:p>
          </table:table-cell>
          <table:table-cell office:value-type="float" office:value="183444144" calcext:value-type="float">
            <text:p>183444144</text:p>
          </table:table-cell>
          <table:table-cell office:value-type="float" office:value="33758704" calcext:value-type="float">
            <text:p>33758704</text:p>
          </table:table-cell>
          <table:table-cell office:value-type="float" office:value="17125600" calcext:value-type="float">
            <text:p>17125600</text:p>
          </table:table-cell>
          <table:table-cell office:value-type="float" office:value="16419472" calcext:value-type="float">
            <text:p>16419472</text:p>
          </table:table-cell>
          <table:table-cell table:number-columns-repeated="6"/>
        </table:table-row>
        <table:table-row table:style-name="ro1">
          <table:table-cell office:value-type="float" office:value="5897624" calcext:value-type="float">
            <text:p>5897624</text:p>
          </table:table-cell>
          <table:table-cell office:value-type="float" office:value="62829232" calcext:value-type="float">
            <text:p>62829232</text:p>
          </table:table-cell>
          <table:table-cell office:value-type="float" office:value="18931064" calcext:value-type="float">
            <text:p>18931064</text:p>
          </table:table-cell>
          <table:table-cell office:value-type="float" office:value="9581536" calcext:value-type="float">
            <text:p>9581536</text:p>
          </table:table-cell>
          <table:table-cell office:value-type="float" office:value="9605592" calcext:value-type="float">
            <text:p>9605592</text:p>
          </table:table-cell>
          <table:table-cell office:value-type="float" office:value="8379872" calcext:value-type="float">
            <text:p>8379872</text:p>
          </table:table-cell>
          <table:table-cell office:value-type="float" office:value="183936536" calcext:value-type="float">
            <text:p>183936536</text:p>
          </table:table-cell>
          <table:table-cell office:value-type="float" office:value="33834376" calcext:value-type="float">
            <text:p>33834376</text:p>
          </table:table-cell>
          <table:table-cell office:value-type="float" office:value="17134680" calcext:value-type="float">
            <text:p>17134680</text:p>
          </table:table-cell>
          <table:table-cell office:value-type="float" office:value="16440512" calcext:value-type="float">
            <text:p>16440512</text:p>
          </table:table-cell>
          <table:table-cell table:number-columns-repeated="6"/>
        </table:table-row>
        <table:table-row table:style-name="ro1">
          <table:table-cell office:value-type="float" office:value="5897680" calcext:value-type="float">
            <text:p>5897680</text:p>
          </table:table-cell>
          <table:table-cell office:value-type="float" office:value="62829240" calcext:value-type="float">
            <text:p>62829240</text:p>
          </table:table-cell>
          <table:table-cell office:value-type="float" office:value="18931224" calcext:value-type="float">
            <text:p>18931224</text:p>
          </table:table-cell>
          <table:table-cell office:value-type="float" office:value="9581776" calcext:value-type="float">
            <text:p>9581776</text:p>
          </table:table-cell>
          <table:table-cell office:value-type="float" office:value="9606120" calcext:value-type="float">
            <text:p>9606120</text:p>
          </table:table-cell>
          <table:table-cell office:value-type="float" office:value="8396224" calcext:value-type="float">
            <text:p>8396224</text:p>
          </table:table-cell>
          <table:table-cell office:value-type="float" office:value="184659512" calcext:value-type="float">
            <text:p>184659512</text:p>
          </table:table-cell>
          <table:table-cell office:value-type="float" office:value="33853528" calcext:value-type="float">
            <text:p>33853528</text:p>
          </table:table-cell>
          <table:table-cell office:value-type="float" office:value="17258504" calcext:value-type="float">
            <text:p>17258504</text:p>
          </table:table-cell>
          <table:table-cell office:value-type="float" office:value="16446672" calcext:value-type="float">
            <text:p>16446672</text:p>
          </table:table-cell>
          <table:table-cell table:number-columns-repeated="6"/>
        </table:table-row>
        <table:table-row table:style-name="ro1">
          <table:table-cell office:value-type="float" office:value="5897864" calcext:value-type="float">
            <text:p>5897864</text:p>
          </table:table-cell>
          <table:table-cell office:value-type="float" office:value="62829408" calcext:value-type="float">
            <text:p>62829408</text:p>
          </table:table-cell>
          <table:table-cell office:value-type="float" office:value="18931792" calcext:value-type="float">
            <text:p>18931792</text:p>
          </table:table-cell>
          <table:table-cell office:value-type="float" office:value="9581888" calcext:value-type="float">
            <text:p>9581888</text:p>
          </table:table-cell>
          <table:table-cell office:value-type="float" office:value="9606224" calcext:value-type="float">
            <text:p>9606224</text:p>
          </table:table-cell>
          <table:table-cell office:value-type="float" office:value="8396544" calcext:value-type="float">
            <text:p>8396544</text:p>
          </table:table-cell>
          <table:table-cell office:value-type="float" office:value="185035896" calcext:value-type="float">
            <text:p>185035896</text:p>
          </table:table-cell>
          <table:table-cell office:value-type="float" office:value="34155096" calcext:value-type="float">
            <text:p>34155096</text:p>
          </table:table-cell>
          <table:table-cell office:value-type="float" office:value="17585072" calcext:value-type="float">
            <text:p>17585072</text:p>
          </table:table-cell>
          <table:table-cell office:value-type="float" office:value="16465184" calcext:value-type="float">
            <text:p>16465184</text:p>
          </table:table-cell>
          <table:table-cell table:number-columns-repeated="6"/>
        </table:table-row>
        <table:table-row table:style-name="ro1">
          <table:table-cell office:value-type="float" office:value="5898080" calcext:value-type="float">
            <text:p>5898080</text:p>
          </table:table-cell>
          <table:table-cell office:value-type="float" office:value="62829528" calcext:value-type="float">
            <text:p>62829528</text:p>
          </table:table-cell>
          <table:table-cell office:value-type="float" office:value="18931840" calcext:value-type="float">
            <text:p>18931840</text:p>
          </table:table-cell>
          <table:table-cell office:value-type="float" office:value="9582112" calcext:value-type="float">
            <text:p>9582112</text:p>
          </table:table-cell>
          <table:table-cell office:value-type="float" office:value="9606536" calcext:value-type="float">
            <text:p>9606536</text:p>
          </table:table-cell>
          <table:table-cell office:value-type="float" office:value="8398232" calcext:value-type="float">
            <text:p>8398232</text:p>
          </table:table-cell>
          <table:table-cell office:value-type="float" office:value="185463112" calcext:value-type="float">
            <text:p>185463112</text:p>
          </table:table-cell>
          <table:table-cell office:value-type="float" office:value="34322720" calcext:value-type="float">
            <text:p>34322720</text:p>
          </table:table-cell>
          <table:table-cell office:value-type="float" office:value="17645600" calcext:value-type="float">
            <text:p>17645600</text:p>
          </table:table-cell>
          <table:table-cell office:value-type="float" office:value="16466560" calcext:value-type="float">
            <text:p>16466560</text:p>
          </table:table-cell>
          <table:table-cell table:number-columns-repeated="6"/>
        </table:table-row>
        <table:table-row table:style-name="ro1">
          <table:table-cell office:value-type="float" office:value="5898408" calcext:value-type="float">
            <text:p>5898408</text:p>
          </table:table-cell>
          <table:table-cell office:value-type="float" office:value="62829960" calcext:value-type="float">
            <text:p>62829960</text:p>
          </table:table-cell>
          <table:table-cell office:value-type="float" office:value="18932400" calcext:value-type="float">
            <text:p>18932400</text:p>
          </table:table-cell>
          <table:table-cell office:value-type="float" office:value="9582120" calcext:value-type="float">
            <text:p>9582120</text:p>
          </table:table-cell>
          <table:table-cell office:value-type="float" office:value="9606672" calcext:value-type="float">
            <text:p>9606672</text:p>
          </table:table-cell>
          <table:table-cell office:value-type="float" office:value="8398632" calcext:value-type="float">
            <text:p>8398632</text:p>
          </table:table-cell>
          <table:table-cell office:value-type="float" office:value="186039928" calcext:value-type="float">
            <text:p>186039928</text:p>
          </table:table-cell>
          <table:table-cell office:value-type="float" office:value="34466912" calcext:value-type="float">
            <text:p>34466912</text:p>
          </table:table-cell>
          <table:table-cell office:value-type="float" office:value="17688976" calcext:value-type="float">
            <text:p>17688976</text:p>
          </table:table-cell>
          <table:table-cell office:value-type="float" office:value="16469992" calcext:value-type="float">
            <text:p>16469992</text:p>
          </table:table-cell>
          <table:table-cell table:number-columns-repeated="6"/>
        </table:table-row>
        <table:table-row table:style-name="ro1">
          <table:table-cell office:value-type="float" office:value="5898440" calcext:value-type="float">
            <text:p>5898440</text:p>
          </table:table-cell>
          <table:table-cell office:value-type="float" office:value="62830712" calcext:value-type="float">
            <text:p>62830712</text:p>
          </table:table-cell>
          <table:table-cell office:value-type="float" office:value="18932560" calcext:value-type="float">
            <text:p>18932560</text:p>
          </table:table-cell>
          <table:table-cell office:value-type="float" office:value="9582432" calcext:value-type="float">
            <text:p>9582432</text:p>
          </table:table-cell>
          <table:table-cell office:value-type="float" office:value="9606848" calcext:value-type="float">
            <text:p>9606848</text:p>
          </table:table-cell>
          <table:table-cell office:value-type="float" office:value="8402024" calcext:value-type="float">
            <text:p>8402024</text:p>
          </table:table-cell>
          <table:table-cell office:value-type="float" office:value="187270192" calcext:value-type="float">
            <text:p>187270192</text:p>
          </table:table-cell>
          <table:table-cell office:value-type="float" office:value="34510056" calcext:value-type="float">
            <text:p>34510056</text:p>
          </table:table-cell>
          <table:table-cell office:value-type="float" office:value="17783120" calcext:value-type="float">
            <text:p>17783120</text:p>
          </table:table-cell>
          <table:table-cell office:value-type="float" office:value="16473304" calcext:value-type="float">
            <text:p>16473304</text:p>
          </table:table-cell>
          <table:table-cell table:number-columns-repeated="6"/>
        </table:table-row>
        <table:table-row table:style-name="ro1">
          <table:table-cell office:value-type="float" office:value="5898504" calcext:value-type="float">
            <text:p>5898504</text:p>
          </table:table-cell>
          <table:table-cell office:value-type="float" office:value="62831088" calcext:value-type="float">
            <text:p>62831088</text:p>
          </table:table-cell>
          <table:table-cell office:value-type="float" office:value="18932832" calcext:value-type="float">
            <text:p>18932832</text:p>
          </table:table-cell>
          <table:table-cell office:value-type="float" office:value="9582544" calcext:value-type="float">
            <text:p>9582544</text:p>
          </table:table-cell>
          <table:table-cell office:value-type="float" office:value="9606984" calcext:value-type="float">
            <text:p>9606984</text:p>
          </table:table-cell>
          <table:table-cell office:value-type="float" office:value="8411200" calcext:value-type="float">
            <text:p>8411200</text:p>
          </table:table-cell>
          <table:table-cell office:value-type="float" office:value="187503128" calcext:value-type="float">
            <text:p>187503128</text:p>
          </table:table-cell>
          <table:table-cell office:value-type="float" office:value="34607552" calcext:value-type="float">
            <text:p>34607552</text:p>
          </table:table-cell>
          <table:table-cell office:value-type="float" office:value="18281552" calcext:value-type="float">
            <text:p>18281552</text:p>
          </table:table-cell>
          <table:table-cell office:value-type="float" office:value="16473408" calcext:value-type="float">
            <text:p>16473408</text:p>
          </table:table-cell>
          <table:table-cell table:number-columns-repeated="6"/>
        </table:table-row>
        <table:table-row table:style-name="ro1">
          <table:table-cell office:value-type="float" office:value="5898600" calcext:value-type="float">
            <text:p>5898600</text:p>
          </table:table-cell>
          <table:table-cell office:value-type="float" office:value="62831312" calcext:value-type="float">
            <text:p>62831312</text:p>
          </table:table-cell>
          <table:table-cell office:value-type="float" office:value="18932864" calcext:value-type="float">
            <text:p>18932864</text:p>
          </table:table-cell>
          <table:table-cell office:value-type="float" office:value="9582592" calcext:value-type="float">
            <text:p>9582592</text:p>
          </table:table-cell>
          <table:table-cell office:value-type="float" office:value="9607352" calcext:value-type="float">
            <text:p>9607352</text:p>
          </table:table-cell>
          <table:table-cell office:value-type="float" office:value="8414184" calcext:value-type="float">
            <text:p>8414184</text:p>
          </table:table-cell>
          <table:table-cell office:value-type="float" office:value="188723544" calcext:value-type="float">
            <text:p>188723544</text:p>
          </table:table-cell>
          <table:table-cell office:value-type="float" office:value="34661200" calcext:value-type="float">
            <text:p>34661200</text:p>
          </table:table-cell>
          <table:table-cell office:value-type="float" office:value="18300328" calcext:value-type="float">
            <text:p>18300328</text:p>
          </table:table-cell>
          <table:table-cell office:value-type="float" office:value="16479880" calcext:value-type="float">
            <text:p>16479880</text:p>
          </table:table-cell>
          <table:table-cell table:number-columns-repeated="6"/>
        </table:table-row>
        <table:table-row table:style-name="ro1">
          <table:table-cell office:value-type="float" office:value="5898872" calcext:value-type="float">
            <text:p>5898872</text:p>
          </table:table-cell>
          <table:table-cell office:value-type="float" office:value="62832024" calcext:value-type="float">
            <text:p>62832024</text:p>
          </table:table-cell>
          <table:table-cell office:value-type="float" office:value="18932880" calcext:value-type="float">
            <text:p>18932880</text:p>
          </table:table-cell>
          <table:table-cell office:value-type="float" office:value="9582712" calcext:value-type="float">
            <text:p>9582712</text:p>
          </table:table-cell>
          <table:table-cell office:value-type="float" office:value="9607912" calcext:value-type="float">
            <text:p>9607912</text:p>
          </table:table-cell>
          <table:table-cell office:value-type="float" office:value="8417608" calcext:value-type="float">
            <text:p>8417608</text:p>
          </table:table-cell>
          <table:table-cell office:value-type="float" office:value="188814232" calcext:value-type="float">
            <text:p>188814232</text:p>
          </table:table-cell>
          <table:table-cell office:value-type="float" office:value="34689808" calcext:value-type="float">
            <text:p>34689808</text:p>
          </table:table-cell>
          <table:table-cell office:value-type="float" office:value="18330480" calcext:value-type="float">
            <text:p>18330480</text:p>
          </table:table-cell>
          <table:table-cell office:value-type="float" office:value="16487528" calcext:value-type="float">
            <text:p>16487528</text:p>
          </table:table-cell>
          <table:table-cell table:number-columns-repeated="6"/>
        </table:table-row>
        <table:table-row table:style-name="ro1">
          <table:table-cell office:value-type="float" office:value="5899040" calcext:value-type="float">
            <text:p>5899040</text:p>
          </table:table-cell>
          <table:table-cell office:value-type="float" office:value="62833832" calcext:value-type="float">
            <text:p>62833832</text:p>
          </table:table-cell>
          <table:table-cell office:value-type="float" office:value="18933192" calcext:value-type="float">
            <text:p>18933192</text:p>
          </table:table-cell>
          <table:table-cell office:value-type="float" office:value="9582840" calcext:value-type="float">
            <text:p>9582840</text:p>
          </table:table-cell>
          <table:table-cell office:value-type="float" office:value="9608224" calcext:value-type="float">
            <text:p>9608224</text:p>
          </table:table-cell>
          <table:table-cell office:value-type="float" office:value="8422376" calcext:value-type="float">
            <text:p>8422376</text:p>
          </table:table-cell>
          <table:table-cell office:value-type="float" office:value="189533832" calcext:value-type="float">
            <text:p>189533832</text:p>
          </table:table-cell>
          <table:table-cell office:value-type="float" office:value="34836064" calcext:value-type="float">
            <text:p>34836064</text:p>
          </table:table-cell>
          <table:table-cell office:value-type="float" office:value="18521144" calcext:value-type="float">
            <text:p>18521144</text:p>
          </table:table-cell>
          <table:table-cell office:value-type="float" office:value="16504784" calcext:value-type="float">
            <text:p>16504784</text:p>
          </table:table-cell>
          <table:table-cell table:number-columns-repeated="6"/>
        </table:table-row>
        <table:table-row table:style-name="ro1">
          <table:table-cell office:value-type="float" office:value="5899192" calcext:value-type="float">
            <text:p>5899192</text:p>
          </table:table-cell>
          <table:table-cell office:value-type="float" office:value="62833944" calcext:value-type="float">
            <text:p>62833944</text:p>
          </table:table-cell>
          <table:table-cell office:value-type="float" office:value="18933624" calcext:value-type="float">
            <text:p>18933624</text:p>
          </table:table-cell>
          <table:table-cell office:value-type="float" office:value="9583168" calcext:value-type="float">
            <text:p>9583168</text:p>
          </table:table-cell>
          <table:table-cell office:value-type="float" office:value="9608304" calcext:value-type="float">
            <text:p>9608304</text:p>
          </table:table-cell>
          <table:table-cell office:value-type="float" office:value="8422592" calcext:value-type="float">
            <text:p>8422592</text:p>
          </table:table-cell>
          <table:table-cell office:value-type="float" office:value="189662048" calcext:value-type="float">
            <text:p>189662048</text:p>
          </table:table-cell>
          <table:table-cell office:value-type="float" office:value="34842032" calcext:value-type="float">
            <text:p>34842032</text:p>
          </table:table-cell>
          <table:table-cell office:value-type="float" office:value="18689552" calcext:value-type="float">
            <text:p>18689552</text:p>
          </table:table-cell>
          <table:table-cell office:value-type="float" office:value="16508872" calcext:value-type="float">
            <text:p>16508872</text:p>
          </table:table-cell>
          <table:table-cell table:number-columns-repeated="6"/>
        </table:table-row>
        <table:table-row table:style-name="ro1">
          <table:table-cell office:value-type="float" office:value="5899544" calcext:value-type="float">
            <text:p>5899544</text:p>
          </table:table-cell>
          <table:table-cell office:value-type="float" office:value="62834272" calcext:value-type="float">
            <text:p>62834272</text:p>
          </table:table-cell>
          <table:table-cell office:value-type="float" office:value="18934088" calcext:value-type="float">
            <text:p>18934088</text:p>
          </table:table-cell>
          <table:table-cell office:value-type="float" office:value="9583168" calcext:value-type="float">
            <text:p>9583168</text:p>
          </table:table-cell>
          <table:table-cell office:value-type="float" office:value="9608360" calcext:value-type="float">
            <text:p>9608360</text:p>
          </table:table-cell>
          <table:table-cell office:value-type="float" office:value="8424728" calcext:value-type="float">
            <text:p>8424728</text:p>
          </table:table-cell>
          <table:table-cell office:value-type="float" office:value="189668944" calcext:value-type="float">
            <text:p>189668944</text:p>
          </table:table-cell>
          <table:table-cell office:value-type="float" office:value="34895592" calcext:value-type="float">
            <text:p>34895592</text:p>
          </table:table-cell>
          <table:table-cell office:value-type="float" office:value="18692472" calcext:value-type="float">
            <text:p>18692472</text:p>
          </table:table-cell>
          <table:table-cell office:value-type="float" office:value="16516624" calcext:value-type="float">
            <text:p>16516624</text:p>
          </table:table-cell>
          <table:table-cell table:number-columns-repeated="6"/>
        </table:table-row>
        <table:table-row table:style-name="ro1">
          <table:table-cell office:value-type="float" office:value="5899680" calcext:value-type="float">
            <text:p>5899680</text:p>
          </table:table-cell>
          <table:table-cell office:value-type="float" office:value="62834304" calcext:value-type="float">
            <text:p>62834304</text:p>
          </table:table-cell>
          <table:table-cell office:value-type="float" office:value="18934320" calcext:value-type="float">
            <text:p>18934320</text:p>
          </table:table-cell>
          <table:table-cell office:value-type="float" office:value="9583216" calcext:value-type="float">
            <text:p>9583216</text:p>
          </table:table-cell>
          <table:table-cell office:value-type="float" office:value="9608392" calcext:value-type="float">
            <text:p>9608392</text:p>
          </table:table-cell>
          <table:table-cell office:value-type="float" office:value="8430416" calcext:value-type="float">
            <text:p>8430416</text:p>
          </table:table-cell>
          <table:table-cell office:value-type="float" office:value="189691592" calcext:value-type="float">
            <text:p>189691592</text:p>
          </table:table-cell>
          <table:table-cell office:value-type="float" office:value="35036624" calcext:value-type="float">
            <text:p>35036624</text:p>
          </table:table-cell>
          <table:table-cell office:value-type="float" office:value="18693200" calcext:value-type="float">
            <text:p>18693200</text:p>
          </table:table-cell>
          <table:table-cell office:value-type="float" office:value="16522512" calcext:value-type="float">
            <text:p>16522512</text:p>
          </table:table-cell>
          <table:table-cell table:number-columns-repeated="6"/>
        </table:table-row>
        <table:table-row table:style-name="ro1">
          <table:table-cell office:value-type="float" office:value="5900160" calcext:value-type="float">
            <text:p>5900160</text:p>
          </table:table-cell>
          <table:table-cell office:value-type="float" office:value="62834856" calcext:value-type="float">
            <text:p>62834856</text:p>
          </table:table-cell>
          <table:table-cell office:value-type="float" office:value="18934736" calcext:value-type="float">
            <text:p>18934736</text:p>
          </table:table-cell>
          <table:table-cell office:value-type="float" office:value="9583272" calcext:value-type="float">
            <text:p>9583272</text:p>
          </table:table-cell>
          <table:table-cell office:value-type="float" office:value="9608672" calcext:value-type="float">
            <text:p>9608672</text:p>
          </table:table-cell>
          <table:table-cell office:value-type="float" office:value="8433840" calcext:value-type="float">
            <text:p>8433840</text:p>
          </table:table-cell>
          <table:table-cell office:value-type="float" office:value="189741056" calcext:value-type="float">
            <text:p>189741056</text:p>
          </table:table-cell>
          <table:table-cell office:value-type="float" office:value="35040048" calcext:value-type="float">
            <text:p>35040048</text:p>
          </table:table-cell>
          <table:table-cell office:value-type="float" office:value="18794288" calcext:value-type="float">
            <text:p>18794288</text:p>
          </table:table-cell>
          <table:table-cell office:value-type="float" office:value="16538888" calcext:value-type="float">
            <text:p>16538888</text:p>
          </table:table-cell>
          <table:table-cell table:number-columns-repeated="6"/>
        </table:table-row>
        <table:table-row table:style-name="ro1">
          <table:table-cell office:value-type="float" office:value="5900264" calcext:value-type="float">
            <text:p>5900264</text:p>
          </table:table-cell>
          <table:table-cell office:value-type="float" office:value="62835120" calcext:value-type="float">
            <text:p>62835120</text:p>
          </table:table-cell>
          <table:table-cell office:value-type="float" office:value="18934840" calcext:value-type="float">
            <text:p>18934840</text:p>
          </table:table-cell>
          <table:table-cell office:value-type="float" office:value="9583608" calcext:value-type="float">
            <text:p>9583608</text:p>
          </table:table-cell>
          <table:table-cell office:value-type="float" office:value="9608704" calcext:value-type="float">
            <text:p>9608704</text:p>
          </table:table-cell>
          <table:table-cell office:value-type="float" office:value="8436968" calcext:value-type="float">
            <text:p>8436968</text:p>
          </table:table-cell>
          <table:table-cell office:value-type="float" office:value="190283952" calcext:value-type="float">
            <text:p>190283952</text:p>
          </table:table-cell>
          <table:table-cell office:value-type="float" office:value="35049296" calcext:value-type="float">
            <text:p>35049296</text:p>
          </table:table-cell>
          <table:table-cell office:value-type="float" office:value="18879096" calcext:value-type="float">
            <text:p>18879096</text:p>
          </table:table-cell>
          <table:table-cell office:value-type="float" office:value="16551000" calcext:value-type="float">
            <text:p>16551000</text:p>
          </table:table-cell>
          <table:table-cell table:number-columns-repeated="6"/>
        </table:table-row>
        <table:table-row table:style-name="ro1">
          <table:table-cell office:value-type="float" office:value="5901272" calcext:value-type="float">
            <text:p>5901272</text:p>
          </table:table-cell>
          <table:table-cell office:value-type="float" office:value="62835488" calcext:value-type="float">
            <text:p>62835488</text:p>
          </table:table-cell>
          <table:table-cell office:value-type="float" office:value="18934920" calcext:value-type="float">
            <text:p>18934920</text:p>
          </table:table-cell>
          <table:table-cell office:value-type="float" office:value="9584016" calcext:value-type="float">
            <text:p>9584016</text:p>
          </table:table-cell>
          <table:table-cell office:value-type="float" office:value="9608904" calcext:value-type="float">
            <text:p>9608904</text:p>
          </table:table-cell>
          <table:table-cell office:value-type="float" office:value="8439736" calcext:value-type="float">
            <text:p>8439736</text:p>
          </table:table-cell>
          <table:table-cell office:value-type="float" office:value="190536608" calcext:value-type="float">
            <text:p>190536608</text:p>
          </table:table-cell>
          <table:table-cell office:value-type="float" office:value="35143112" calcext:value-type="float">
            <text:p>35143112</text:p>
          </table:table-cell>
          <table:table-cell office:value-type="float" office:value="18913752" calcext:value-type="float">
            <text:p>18913752</text:p>
          </table:table-cell>
          <table:table-cell office:value-type="float" office:value="16563800" calcext:value-type="float">
            <text:p>16563800</text:p>
          </table:table-cell>
          <table:table-cell table:number-columns-repeated="6"/>
        </table:table-row>
        <table:table-row table:style-name="ro1">
          <table:table-cell office:value-type="float" office:value="5901384" calcext:value-type="float">
            <text:p>5901384</text:p>
          </table:table-cell>
          <table:table-cell office:value-type="float" office:value="62835512" calcext:value-type="float">
            <text:p>62835512</text:p>
          </table:table-cell>
          <table:table-cell office:value-type="float" office:value="18935520" calcext:value-type="float">
            <text:p>18935520</text:p>
          </table:table-cell>
          <table:table-cell office:value-type="float" office:value="9584264" calcext:value-type="float">
            <text:p>9584264</text:p>
          </table:table-cell>
          <table:table-cell office:value-type="float" office:value="9610032" calcext:value-type="float">
            <text:p>9610032</text:p>
          </table:table-cell>
          <table:table-cell office:value-type="float" office:value="8447336" calcext:value-type="float">
            <text:p>8447336</text:p>
          </table:table-cell>
          <table:table-cell office:value-type="float" office:value="190746632" calcext:value-type="float">
            <text:p>190746632</text:p>
          </table:table-cell>
          <table:table-cell office:value-type="float" office:value="35168808" calcext:value-type="float">
            <text:p>35168808</text:p>
          </table:table-cell>
          <table:table-cell office:value-type="float" office:value="18960184" calcext:value-type="float">
            <text:p>18960184</text:p>
          </table:table-cell>
          <table:table-cell office:value-type="float" office:value="16580528" calcext:value-type="float">
            <text:p>16580528</text:p>
          </table:table-cell>
          <table:table-cell table:number-columns-repeated="6"/>
        </table:table-row>
        <table:table-row table:style-name="ro1">
          <table:table-cell office:value-type="float" office:value="5901408" calcext:value-type="float">
            <text:p>5901408</text:p>
          </table:table-cell>
          <table:table-cell office:value-type="float" office:value="62836168" calcext:value-type="float">
            <text:p>62836168</text:p>
          </table:table-cell>
          <table:table-cell office:value-type="float" office:value="18935568" calcext:value-type="float">
            <text:p>18935568</text:p>
          </table:table-cell>
          <table:table-cell office:value-type="float" office:value="9584552" calcext:value-type="float">
            <text:p>9584552</text:p>
          </table:table-cell>
          <table:table-cell office:value-type="float" office:value="9610176" calcext:value-type="float">
            <text:p>9610176</text:p>
          </table:table-cell>
          <table:table-cell office:value-type="float" office:value="8450416" calcext:value-type="float">
            <text:p>8450416</text:p>
          </table:table-cell>
          <table:table-cell office:value-type="float" office:value="191205288" calcext:value-type="float">
            <text:p>191205288</text:p>
          </table:table-cell>
          <table:table-cell office:value-type="float" office:value="35273352" calcext:value-type="float">
            <text:p>35273352</text:p>
          </table:table-cell>
          <table:table-cell office:value-type="float" office:value="19032128" calcext:value-type="float">
            <text:p>19032128</text:p>
          </table:table-cell>
          <table:table-cell office:value-type="float" office:value="16594920" calcext:value-type="float">
            <text:p>16594920</text:p>
          </table:table-cell>
          <table:table-cell table:number-columns-repeated="6"/>
        </table:table-row>
        <table:table-row table:style-name="ro1">
          <table:table-cell office:value-type="float" office:value="5901576" calcext:value-type="float">
            <text:p>5901576</text:p>
          </table:table-cell>
          <table:table-cell office:value-type="float" office:value="62836272" calcext:value-type="float">
            <text:p>62836272</text:p>
          </table:table-cell>
          <table:table-cell office:value-type="float" office:value="18936440" calcext:value-type="float">
            <text:p>18936440</text:p>
          </table:table-cell>
          <table:table-cell office:value-type="float" office:value="9584592" calcext:value-type="float">
            <text:p>9584592</text:p>
          </table:table-cell>
          <table:table-cell office:value-type="float" office:value="9610520" calcext:value-type="float">
            <text:p>9610520</text:p>
          </table:table-cell>
          <table:table-cell office:value-type="float" office:value="8451120" calcext:value-type="float">
            <text:p>8451120</text:p>
          </table:table-cell>
          <table:table-cell office:value-type="float" office:value="191417488" calcext:value-type="float">
            <text:p>191417488</text:p>
          </table:table-cell>
          <table:table-cell office:value-type="float" office:value="35284704" calcext:value-type="float">
            <text:p>35284704</text:p>
          </table:table-cell>
          <table:table-cell office:value-type="float" office:value="19116840" calcext:value-type="float">
            <text:p>19116840</text:p>
          </table:table-cell>
          <table:table-cell office:value-type="float" office:value="16596720" calcext:value-type="float">
            <text:p>16596720</text:p>
          </table:table-cell>
          <table:table-cell table:number-columns-repeated="6"/>
        </table:table-row>
        <table:table-row table:style-name="ro1">
          <table:table-cell office:value-type="float" office:value="5901984" calcext:value-type="float">
            <text:p>5901984</text:p>
          </table:table-cell>
          <table:table-cell office:value-type="float" office:value="62836304" calcext:value-type="float">
            <text:p>62836304</text:p>
          </table:table-cell>
          <table:table-cell office:value-type="float" office:value="18936704" calcext:value-type="float">
            <text:p>18936704</text:p>
          </table:table-cell>
          <table:table-cell office:value-type="float" office:value="9584992" calcext:value-type="float">
            <text:p>9584992</text:p>
          </table:table-cell>
          <table:table-cell office:value-type="float" office:value="9610744" calcext:value-type="float">
            <text:p>9610744</text:p>
          </table:table-cell>
          <table:table-cell office:value-type="float" office:value="8452528" calcext:value-type="float">
            <text:p>8452528</text:p>
          </table:table-cell>
          <table:table-cell office:value-type="float" office:value="191644208" calcext:value-type="float">
            <text:p>191644208</text:p>
          </table:table-cell>
          <table:table-cell office:value-type="float" office:value="35371016" calcext:value-type="float">
            <text:p>35371016</text:p>
          </table:table-cell>
          <table:table-cell office:value-type="float" office:value="19243056" calcext:value-type="float">
            <text:p>19243056</text:p>
          </table:table-cell>
          <table:table-cell office:value-type="float" office:value="16730672" calcext:value-type="float">
            <text:p>16730672</text:p>
          </table:table-cell>
          <table:table-cell table:number-columns-repeated="6"/>
        </table:table-row>
        <table:table-row table:style-name="ro1">
          <table:table-cell office:value-type="float" office:value="5902016" calcext:value-type="float">
            <text:p>5902016</text:p>
          </table:table-cell>
          <table:table-cell office:value-type="float" office:value="62836440" calcext:value-type="float">
            <text:p>62836440</text:p>
          </table:table-cell>
          <table:table-cell office:value-type="float" office:value="18936984" calcext:value-type="float">
            <text:p>18936984</text:p>
          </table:table-cell>
          <table:table-cell office:value-type="float" office:value="9585016" calcext:value-type="float">
            <text:p>9585016</text:p>
          </table:table-cell>
          <table:table-cell office:value-type="float" office:value="9610800" calcext:value-type="float">
            <text:p>9610800</text:p>
          </table:table-cell>
          <table:table-cell office:value-type="float" office:value="8456944" calcext:value-type="float">
            <text:p>8456944</text:p>
          </table:table-cell>
          <table:table-cell office:value-type="float" office:value="192148352" calcext:value-type="float">
            <text:p>192148352</text:p>
          </table:table-cell>
          <table:table-cell office:value-type="float" office:value="35465968" calcext:value-type="float">
            <text:p>35465968</text:p>
          </table:table-cell>
          <table:table-cell office:value-type="float" office:value="19257216" calcext:value-type="float">
            <text:p>19257216</text:p>
          </table:table-cell>
          <table:table-cell office:value-type="float" office:value="16758152" calcext:value-type="float">
            <text:p>16758152</text:p>
          </table:table-cell>
          <table:table-cell table:number-columns-repeated="6"/>
        </table:table-row>
        <table:table-row table:style-name="ro1">
          <table:table-cell office:value-type="float" office:value="5902144" calcext:value-type="float">
            <text:p>5902144</text:p>
          </table:table-cell>
          <table:table-cell office:value-type="float" office:value="62836656" calcext:value-type="float">
            <text:p>62836656</text:p>
          </table:table-cell>
          <table:table-cell office:value-type="float" office:value="18937440" calcext:value-type="float">
            <text:p>18937440</text:p>
          </table:table-cell>
          <table:table-cell office:value-type="float" office:value="9585968" calcext:value-type="float">
            <text:p>9585968</text:p>
          </table:table-cell>
          <table:table-cell office:value-type="float" office:value="9610960" calcext:value-type="float">
            <text:p>9610960</text:p>
          </table:table-cell>
          <table:table-cell office:value-type="float" office:value="8457672" calcext:value-type="float">
            <text:p>8457672</text:p>
          </table:table-cell>
          <table:table-cell office:value-type="float" office:value="193142280" calcext:value-type="float">
            <text:p>193142280</text:p>
          </table:table-cell>
          <table:table-cell office:value-type="float" office:value="36430592" calcext:value-type="float">
            <text:p>36430592</text:p>
          </table:table-cell>
          <table:table-cell office:value-type="float" office:value="19262112" calcext:value-type="float">
            <text:p>19262112</text:p>
          </table:table-cell>
          <table:table-cell office:value-type="float" office:value="16838664" calcext:value-type="float">
            <text:p>16838664</text:p>
          </table:table-cell>
          <table:table-cell table:number-columns-repeated="6"/>
        </table:table-row>
        <table:table-row table:style-name="ro1">
          <table:table-cell office:value-type="float" office:value="5902472" calcext:value-type="float">
            <text:p>5902472</text:p>
          </table:table-cell>
          <table:table-cell office:value-type="float" office:value="62836992" calcext:value-type="float">
            <text:p>62836992</text:p>
          </table:table-cell>
          <table:table-cell office:value-type="float" office:value="18938888" calcext:value-type="float">
            <text:p>18938888</text:p>
          </table:table-cell>
          <table:table-cell office:value-type="float" office:value="9586248" calcext:value-type="float">
            <text:p>9586248</text:p>
          </table:table-cell>
          <table:table-cell office:value-type="float" office:value="9611320" calcext:value-type="float">
            <text:p>9611320</text:p>
          </table:table-cell>
          <table:table-cell office:value-type="float" office:value="8458440" calcext:value-type="float">
            <text:p>8458440</text:p>
          </table:table-cell>
          <table:table-cell office:value-type="float" office:value="196072320" calcext:value-type="float">
            <text:p>196072320</text:p>
          </table:table-cell>
          <table:table-cell office:value-type="float" office:value="39387232" calcext:value-type="float">
            <text:p>39387232</text:p>
          </table:table-cell>
          <table:table-cell office:value-type="float" office:value="19336520" calcext:value-type="float">
            <text:p>19336520</text:p>
          </table:table-cell>
          <table:table-cell office:value-type="float" office:value="16874976" calcext:value-type="float">
            <text:p>16874976</text:p>
          </table:table-cell>
          <table:table-cell table:number-columns-repeated="6"/>
        </table:table-row>
        <table:table-row table:style-name="ro1">
          <table:table-cell office:value-type="float" office:value="5902488" calcext:value-type="float">
            <text:p>5902488</text:p>
          </table:table-cell>
          <table:table-cell office:value-type="float" office:value="62837016" calcext:value-type="float">
            <text:p>62837016</text:p>
          </table:table-cell>
          <table:table-cell office:value-type="float" office:value="18939200" calcext:value-type="float">
            <text:p>18939200</text:p>
          </table:table-cell>
          <table:table-cell office:value-type="float" office:value="9586536" calcext:value-type="float">
            <text:p>9586536</text:p>
          </table:table-cell>
          <table:table-cell office:value-type="float" office:value="9611424" calcext:value-type="float">
            <text:p>9611424</text:p>
          </table:table-cell>
          <table:table-cell office:value-type="float" office:value="8458776" calcext:value-type="float">
            <text:p>8458776</text:p>
          </table:table-cell>
          <table:table-cell office:value-type="float" office:value="196313464" calcext:value-type="float">
            <text:p>196313464</text:p>
          </table:table-cell>
          <table:table-cell office:value-type="float" office:value="39406440" calcext:value-type="float">
            <text:p>39406440</text:p>
          </table:table-cell>
          <table:table-cell office:value-type="float" office:value="19345448" calcext:value-type="float">
            <text:p>19345448</text:p>
          </table:table-cell>
          <table:table-cell office:value-type="float" office:value="17096824" calcext:value-type="float">
            <text:p>17096824</text:p>
          </table:table-cell>
          <table:table-cell table:number-columns-repeated="6"/>
        </table:table-row>
        <table:table-row table:style-name="ro1">
          <table:table-cell office:value-type="float" office:value="5902648" calcext:value-type="float">
            <text:p>5902648</text:p>
          </table:table-cell>
          <table:table-cell office:value-type="float" office:value="62837104" calcext:value-type="float">
            <text:p>62837104</text:p>
          </table:table-cell>
          <table:table-cell office:value-type="float" office:value="18939296" calcext:value-type="float">
            <text:p>18939296</text:p>
          </table:table-cell>
          <table:table-cell office:value-type="float" office:value="9586696" calcext:value-type="float">
            <text:p>9586696</text:p>
          </table:table-cell>
          <table:table-cell office:value-type="float" office:value="9611864" calcext:value-type="float">
            <text:p>9611864</text:p>
          </table:table-cell>
          <table:table-cell office:value-type="float" office:value="8459632" calcext:value-type="float">
            <text:p>8459632</text:p>
          </table:table-cell>
          <table:table-cell office:value-type="float" office:value="196546104" calcext:value-type="float">
            <text:p>196546104</text:p>
          </table:table-cell>
          <table:table-cell office:value-type="float" office:value="39407944" calcext:value-type="float">
            <text:p>39407944</text:p>
          </table:table-cell>
          <table:table-cell office:value-type="float" office:value="19487392" calcext:value-type="float">
            <text:p>19487392</text:p>
          </table:table-cell>
          <table:table-cell office:value-type="float" office:value="17378096" calcext:value-type="float">
            <text:p>17378096</text:p>
          </table:table-cell>
          <table:table-cell table:number-columns-repeated="6"/>
        </table:table-row>
        <table:table-row table:style-name="ro1">
          <table:table-cell office:value-type="float" office:value="5902720" calcext:value-type="float">
            <text:p>5902720</text:p>
          </table:table-cell>
          <table:table-cell office:value-type="float" office:value="62837816" calcext:value-type="float">
            <text:p>62837816</text:p>
          </table:table-cell>
          <table:table-cell office:value-type="float" office:value="18939336" calcext:value-type="float">
            <text:p>18939336</text:p>
          </table:table-cell>
          <table:table-cell office:value-type="float" office:value="9586840" calcext:value-type="float">
            <text:p>9586840</text:p>
          </table:table-cell>
          <table:table-cell office:value-type="float" office:value="9612432" calcext:value-type="float">
            <text:p>9612432</text:p>
          </table:table-cell>
          <table:table-cell office:value-type="float" office:value="8461664" calcext:value-type="float">
            <text:p>8461664</text:p>
          </table:table-cell>
          <table:table-cell office:value-type="float" office:value="196615368" calcext:value-type="float">
            <text:p>196615368</text:p>
          </table:table-cell>
          <table:table-cell office:value-type="float" office:value="39429216" calcext:value-type="float">
            <text:p>39429216</text:p>
          </table:table-cell>
          <table:table-cell office:value-type="float" office:value="19512272" calcext:value-type="float">
            <text:p>19512272</text:p>
          </table:table-cell>
          <table:table-cell office:value-type="float" office:value="17590944" calcext:value-type="float">
            <text:p>17590944</text:p>
          </table:table-cell>
          <table:table-cell table:number-columns-repeated="6"/>
        </table:table-row>
        <table:table-row table:style-name="ro1">
          <table:table-cell office:value-type="float" office:value="5902944" calcext:value-type="float">
            <text:p>5902944</text:p>
          </table:table-cell>
          <table:table-cell office:value-type="float" office:value="62837824" calcext:value-type="float">
            <text:p>62837824</text:p>
          </table:table-cell>
          <table:table-cell office:value-type="float" office:value="18939936" calcext:value-type="float">
            <text:p>18939936</text:p>
          </table:table-cell>
          <table:table-cell office:value-type="float" office:value="9587456" calcext:value-type="float">
            <text:p>9587456</text:p>
          </table:table-cell>
          <table:table-cell office:value-type="float" office:value="9612608" calcext:value-type="float">
            <text:p>9612608</text:p>
          </table:table-cell>
          <table:table-cell office:value-type="float" office:value="8463232" calcext:value-type="float">
            <text:p>8463232</text:p>
          </table:table-cell>
          <table:table-cell office:value-type="float" office:value="196675872" calcext:value-type="float">
            <text:p>196675872</text:p>
          </table:table-cell>
          <table:table-cell office:value-type="float" office:value="39444192" calcext:value-type="float">
            <text:p>39444192</text:p>
          </table:table-cell>
          <table:table-cell office:value-type="float" office:value="19596648" calcext:value-type="float">
            <text:p>19596648</text:p>
          </table:table-cell>
          <table:table-cell office:value-type="float" office:value="17610528" calcext:value-type="float">
            <text:p>17610528</text:p>
          </table:table-cell>
          <table:table-cell table:number-columns-repeated="6"/>
        </table:table-row>
        <table:table-row table:style-name="ro1">
          <table:table-cell office:value-type="float" office:value="5903240" calcext:value-type="float">
            <text:p>5903240</text:p>
          </table:table-cell>
          <table:table-cell office:value-type="float" office:value="62838984" calcext:value-type="float">
            <text:p>62838984</text:p>
          </table:table-cell>
          <table:table-cell office:value-type="float" office:value="18940088" calcext:value-type="float">
            <text:p>18940088</text:p>
          </table:table-cell>
          <table:table-cell office:value-type="float" office:value="9587688" calcext:value-type="float">
            <text:p>9587688</text:p>
          </table:table-cell>
          <table:table-cell office:value-type="float" office:value="9612616" calcext:value-type="float">
            <text:p>9612616</text:p>
          </table:table-cell>
          <table:table-cell office:value-type="float" office:value="8464912" calcext:value-type="float">
            <text:p>8464912</text:p>
          </table:table-cell>
          <table:table-cell office:value-type="float" office:value="196836984" calcext:value-type="float">
            <text:p>196836984</text:p>
          </table:table-cell>
          <table:table-cell office:value-type="float" office:value="39448176" calcext:value-type="float">
            <text:p>39448176</text:p>
          </table:table-cell>
          <table:table-cell office:value-type="float" office:value="19627096" calcext:value-type="float">
            <text:p>19627096</text:p>
          </table:table-cell>
          <table:table-cell office:value-type="float" office:value="17656312" calcext:value-type="float">
            <text:p>17656312</text:p>
          </table:table-cell>
          <table:table-cell table:number-columns-repeated="6"/>
        </table:table-row>
        <table:table-row table:style-name="ro1">
          <table:table-cell office:value-type="float" office:value="5903328" calcext:value-type="float">
            <text:p>5903328</text:p>
          </table:table-cell>
          <table:table-cell office:value-type="float" office:value="62839336" calcext:value-type="float">
            <text:p>62839336</text:p>
          </table:table-cell>
          <table:table-cell office:value-type="float" office:value="18940160" calcext:value-type="float">
            <text:p>18940160</text:p>
          </table:table-cell>
          <table:table-cell office:value-type="float" office:value="9587712" calcext:value-type="float">
            <text:p>9587712</text:p>
          </table:table-cell>
          <table:table-cell office:value-type="float" office:value="9612736" calcext:value-type="float">
            <text:p>9612736</text:p>
          </table:table-cell>
          <table:table-cell office:value-type="float" office:value="8466544" calcext:value-type="float">
            <text:p>8466544</text:p>
          </table:table-cell>
          <table:table-cell office:value-type="float" office:value="196845728" calcext:value-type="float">
            <text:p>196845728</text:p>
          </table:table-cell>
          <table:table-cell office:value-type="float" office:value="39454048" calcext:value-type="float">
            <text:p>39454048</text:p>
          </table:table-cell>
          <table:table-cell office:value-type="float" office:value="19674344" calcext:value-type="float">
            <text:p>19674344</text:p>
          </table:table-cell>
          <table:table-cell office:value-type="float" office:value="17699704" calcext:value-type="float">
            <text:p>17699704</text:p>
          </table:table-cell>
          <table:table-cell table:number-columns-repeated="6"/>
        </table:table-row>
        <table:table-row table:style-name="ro1">
          <table:table-cell office:value-type="float" office:value="5903408" calcext:value-type="float">
            <text:p>5903408</text:p>
          </table:table-cell>
          <table:table-cell office:value-type="float" office:value="62839608" calcext:value-type="float">
            <text:p>62839608</text:p>
          </table:table-cell>
          <table:table-cell office:value-type="float" office:value="18940544" calcext:value-type="float">
            <text:p>18940544</text:p>
          </table:table-cell>
          <table:table-cell office:value-type="float" office:value="9588608" calcext:value-type="float">
            <text:p>9588608</text:p>
          </table:table-cell>
          <table:table-cell office:value-type="float" office:value="9613264" calcext:value-type="float">
            <text:p>9613264</text:p>
          </table:table-cell>
          <table:table-cell office:value-type="float" office:value="8467160" calcext:value-type="float">
            <text:p>8467160</text:p>
          </table:table-cell>
          <table:table-cell office:value-type="float" office:value="197059568" calcext:value-type="float">
            <text:p>197059568</text:p>
          </table:table-cell>
          <table:table-cell office:value-type="float" office:value="39455784" calcext:value-type="float">
            <text:p>39455784</text:p>
          </table:table-cell>
          <table:table-cell office:value-type="float" office:value="19722232" calcext:value-type="float">
            <text:p>19722232</text:p>
          </table:table-cell>
          <table:table-cell office:value-type="float" office:value="18316824" calcext:value-type="float">
            <text:p>18316824</text:p>
          </table:table-cell>
          <table:table-cell table:number-columns-repeated="6"/>
        </table:table-row>
        <table:table-row table:style-name="ro1">
          <table:table-cell office:value-type="float" office:value="5903576" calcext:value-type="float">
            <text:p>5903576</text:p>
          </table:table-cell>
          <table:table-cell office:value-type="float" office:value="62840088" calcext:value-type="float">
            <text:p>62840088</text:p>
          </table:table-cell>
          <table:table-cell office:value-type="float" office:value="18940736" calcext:value-type="float">
            <text:p>18940736</text:p>
          </table:table-cell>
          <table:table-cell office:value-type="float" office:value="9588760" calcext:value-type="float">
            <text:p>9588760</text:p>
          </table:table-cell>
          <table:table-cell office:value-type="float" office:value="9613280" calcext:value-type="float">
            <text:p>9613280</text:p>
          </table:table-cell>
          <table:table-cell office:value-type="float" office:value="8473376" calcext:value-type="float">
            <text:p>8473376</text:p>
          </table:table-cell>
          <table:table-cell office:value-type="float" office:value="197135112" calcext:value-type="float">
            <text:p>197135112</text:p>
          </table:table-cell>
          <table:table-cell office:value-type="float" office:value="39456936" calcext:value-type="float">
            <text:p>39456936</text:p>
          </table:table-cell>
          <table:table-cell office:value-type="float" office:value="20136584" calcext:value-type="float">
            <text:p>20136584</text:p>
          </table:table-cell>
          <table:table-cell office:value-type="float" office:value="18367744" calcext:value-type="float">
            <text:p>18367744</text:p>
          </table:table-cell>
          <table:table-cell table:number-columns-repeated="6"/>
        </table:table-row>
        <table:table-row table:style-name="ro1">
          <table:table-cell office:value-type="float" office:value="5903728" calcext:value-type="float">
            <text:p>5903728</text:p>
          </table:table-cell>
          <table:table-cell office:value-type="float" office:value="62840568" calcext:value-type="float">
            <text:p>62840568</text:p>
          </table:table-cell>
          <table:table-cell office:value-type="float" office:value="18940976" calcext:value-type="float">
            <text:p>18940976</text:p>
          </table:table-cell>
          <table:table-cell office:value-type="float" office:value="9588760" calcext:value-type="float">
            <text:p>9588760</text:p>
          </table:table-cell>
          <table:table-cell office:value-type="float" office:value="9614072" calcext:value-type="float">
            <text:p>9614072</text:p>
          </table:table-cell>
          <table:table-cell office:value-type="float" office:value="8473456" calcext:value-type="float">
            <text:p>8473456</text:p>
          </table:table-cell>
          <table:table-cell office:value-type="float" office:value="197265752" calcext:value-type="float">
            <text:p>197265752</text:p>
          </table:table-cell>
          <table:table-cell office:value-type="float" office:value="39462312" calcext:value-type="float">
            <text:p>39462312</text:p>
          </table:table-cell>
          <table:table-cell office:value-type="float" office:value="20266064" calcext:value-type="float">
            <text:p>20266064</text:p>
          </table:table-cell>
          <table:table-cell office:value-type="float" office:value="18656992" calcext:value-type="float">
            <text:p>18656992</text:p>
          </table:table-cell>
          <table:table-cell table:number-columns-repeated="6"/>
        </table:table-row>
        <table:table-row table:style-name="ro1">
          <table:table-cell office:value-type="float" office:value="5904048" calcext:value-type="float">
            <text:p>5904048</text:p>
          </table:table-cell>
          <table:table-cell office:value-type="float" office:value="62840640" calcext:value-type="float">
            <text:p>62840640</text:p>
          </table:table-cell>
          <table:table-cell office:value-type="float" office:value="18941408" calcext:value-type="float">
            <text:p>18941408</text:p>
          </table:table-cell>
          <table:table-cell office:value-type="float" office:value="9588984" calcext:value-type="float">
            <text:p>9588984</text:p>
          </table:table-cell>
          <table:table-cell office:value-type="float" office:value="9614288" calcext:value-type="float">
            <text:p>9614288</text:p>
          </table:table-cell>
          <table:table-cell office:value-type="float" office:value="8477624" calcext:value-type="float">
            <text:p>8477624</text:p>
          </table:table-cell>
          <table:table-cell office:value-type="float" office:value="197397240" calcext:value-type="float">
            <text:p>197397240</text:p>
          </table:table-cell>
          <table:table-cell office:value-type="float" office:value="39470248" calcext:value-type="float">
            <text:p>39470248</text:p>
          </table:table-cell>
          <table:table-cell office:value-type="float" office:value="20390992" calcext:value-type="float">
            <text:p>20390992</text:p>
          </table:table-cell>
          <table:table-cell office:value-type="float" office:value="18705984" calcext:value-type="float">
            <text:p>18705984</text:p>
          </table:table-cell>
          <table:table-cell table:number-columns-repeated="6"/>
        </table:table-row>
        <table:table-row table:style-name="ro1">
          <table:table-cell office:value-type="float" office:value="5904064" calcext:value-type="float">
            <text:p>5904064</text:p>
          </table:table-cell>
          <table:table-cell office:value-type="float" office:value="62840688" calcext:value-type="float">
            <text:p>62840688</text:p>
          </table:table-cell>
          <table:table-cell office:value-type="float" office:value="18941464" calcext:value-type="float">
            <text:p>18941464</text:p>
          </table:table-cell>
          <table:table-cell office:value-type="float" office:value="9589008" calcext:value-type="float">
            <text:p>9589008</text:p>
          </table:table-cell>
          <table:table-cell office:value-type="float" office:value="9614752" calcext:value-type="float">
            <text:p>9614752</text:p>
          </table:table-cell>
          <table:table-cell office:value-type="float" office:value="8480984" calcext:value-type="float">
            <text:p>8480984</text:p>
          </table:table-cell>
          <table:table-cell office:value-type="float" office:value="197612664" calcext:value-type="float">
            <text:p>197612664</text:p>
          </table:table-cell>
          <table:table-cell office:value-type="float" office:value="39473408" calcext:value-type="float">
            <text:p>39473408</text:p>
          </table:table-cell>
          <table:table-cell office:value-type="float" office:value="20422888" calcext:value-type="float">
            <text:p>20422888</text:p>
          </table:table-cell>
          <table:table-cell office:value-type="float" office:value="18726704" calcext:value-type="float">
            <text:p>18726704</text:p>
          </table:table-cell>
          <table:table-cell table:number-columns-repeated="6"/>
        </table:table-row>
        <table:table-row table:style-name="ro1">
          <table:table-cell office:value-type="float" office:value="5904096" calcext:value-type="float">
            <text:p>5904096</text:p>
          </table:table-cell>
          <table:table-cell office:value-type="float" office:value="62841056" calcext:value-type="float">
            <text:p>62841056</text:p>
          </table:table-cell>
          <table:table-cell office:value-type="float" office:value="18943048" calcext:value-type="float">
            <text:p>18943048</text:p>
          </table:table-cell>
          <table:table-cell office:value-type="float" office:value="9589208" calcext:value-type="float">
            <text:p>9589208</text:p>
          </table:table-cell>
          <table:table-cell office:value-type="float" office:value="9615200" calcext:value-type="float">
            <text:p>9615200</text:p>
          </table:table-cell>
          <table:table-cell office:value-type="float" office:value="8482192" calcext:value-type="float">
            <text:p>8482192</text:p>
          </table:table-cell>
          <table:table-cell office:value-type="float" office:value="197869048" calcext:value-type="float">
            <text:p>197869048</text:p>
          </table:table-cell>
          <table:table-cell office:value-type="float" office:value="39481224" calcext:value-type="float">
            <text:p>39481224</text:p>
          </table:table-cell>
          <table:table-cell office:value-type="float" office:value="20490464" calcext:value-type="float">
            <text:p>20490464</text:p>
          </table:table-cell>
          <table:table-cell office:value-type="float" office:value="18754600" calcext:value-type="float">
            <text:p>18754600</text:p>
          </table:table-cell>
          <table:table-cell table:number-columns-repeated="6"/>
        </table:table-row>
        <table:table-row table:style-name="ro1">
          <table:table-cell office:value-type="float" office:value="5904576" calcext:value-type="float">
            <text:p>5904576</text:p>
          </table:table-cell>
          <table:table-cell office:value-type="float" office:value="62841272" calcext:value-type="float">
            <text:p>62841272</text:p>
          </table:table-cell>
          <table:table-cell office:value-type="float" office:value="18943680" calcext:value-type="float">
            <text:p>18943680</text:p>
          </table:table-cell>
          <table:table-cell office:value-type="float" office:value="9589600" calcext:value-type="float">
            <text:p>9589600</text:p>
          </table:table-cell>
          <table:table-cell office:value-type="float" office:value="9615896" calcext:value-type="float">
            <text:p>9615896</text:p>
          </table:table-cell>
          <table:table-cell office:value-type="float" office:value="8493240" calcext:value-type="float">
            <text:p>8493240</text:p>
          </table:table-cell>
          <table:table-cell office:value-type="float" office:value="197880600" calcext:value-type="float">
            <text:p>197880600</text:p>
          </table:table-cell>
          <table:table-cell office:value-type="float" office:value="39484488" calcext:value-type="float">
            <text:p>39484488</text:p>
          </table:table-cell>
          <table:table-cell office:value-type="float" office:value="20527544" calcext:value-type="float">
            <text:p>20527544</text:p>
          </table:table-cell>
          <table:table-cell office:value-type="float" office:value="18802824" calcext:value-type="float">
            <text:p>18802824</text:p>
          </table:table-cell>
          <table:table-cell table:number-columns-repeated="6"/>
        </table:table-row>
        <table:table-row table:style-name="ro1">
          <table:table-cell office:value-type="float" office:value="5904680" calcext:value-type="float">
            <text:p>5904680</text:p>
          </table:table-cell>
          <table:table-cell office:value-type="float" office:value="62841312" calcext:value-type="float">
            <text:p>62841312</text:p>
          </table:table-cell>
          <table:table-cell office:value-type="float" office:value="18943792" calcext:value-type="float">
            <text:p>18943792</text:p>
          </table:table-cell>
          <table:table-cell office:value-type="float" office:value="9589704" calcext:value-type="float">
            <text:p>9589704</text:p>
          </table:table-cell>
          <table:table-cell office:value-type="float" office:value="9615968" calcext:value-type="float">
            <text:p>9615968</text:p>
          </table:table-cell>
          <table:table-cell office:value-type="float" office:value="8496424" calcext:value-type="float">
            <text:p>8496424</text:p>
          </table:table-cell>
          <table:table-cell office:value-type="float" office:value="199283136" calcext:value-type="float">
            <text:p>199283136</text:p>
          </table:table-cell>
          <table:table-cell office:value-type="float" office:value="39486496" calcext:value-type="float">
            <text:p>39486496</text:p>
          </table:table-cell>
          <table:table-cell office:value-type="float" office:value="20568912" calcext:value-type="float">
            <text:p>20568912</text:p>
          </table:table-cell>
          <table:table-cell office:value-type="float" office:value="18829816" calcext:value-type="float">
            <text:p>18829816</text:p>
          </table:table-cell>
          <table:table-cell table:number-columns-repeated="6"/>
        </table:table-row>
        <table:table-row table:style-name="ro1">
          <table:table-cell office:value-type="float" office:value="5904784" calcext:value-type="float">
            <text:p>5904784</text:p>
          </table:table-cell>
          <table:table-cell office:value-type="float" office:value="62841544" calcext:value-type="float">
            <text:p>62841544</text:p>
          </table:table-cell>
          <table:table-cell office:value-type="float" office:value="18944104" calcext:value-type="float">
            <text:p>18944104</text:p>
          </table:table-cell>
          <table:table-cell office:value-type="float" office:value="9589968" calcext:value-type="float">
            <text:p>9589968</text:p>
          </table:table-cell>
          <table:table-cell office:value-type="float" office:value="9616288" calcext:value-type="float">
            <text:p>9616288</text:p>
          </table:table-cell>
          <table:table-cell office:value-type="float" office:value="8507152" calcext:value-type="float">
            <text:p>8507152</text:p>
          </table:table-cell>
          <table:table-cell office:value-type="float" office:value="202112496" calcext:value-type="float">
            <text:p>202112496</text:p>
          </table:table-cell>
          <table:table-cell office:value-type="float" office:value="39497408" calcext:value-type="float">
            <text:p>39497408</text:p>
          </table:table-cell>
          <table:table-cell office:value-type="float" office:value="20676672" calcext:value-type="float">
            <text:p>20676672</text:p>
          </table:table-cell>
          <table:table-cell office:value-type="float" office:value="18850192" calcext:value-type="float">
            <text:p>18850192</text:p>
          </table:table-cell>
          <table:table-cell table:number-columns-repeated="6"/>
        </table:table-row>
        <table:table-row table:style-name="ro1">
          <table:table-cell office:value-type="float" office:value="5904944" calcext:value-type="float">
            <text:p>5904944</text:p>
          </table:table-cell>
          <table:table-cell office:value-type="float" office:value="62841728" calcext:value-type="float">
            <text:p>62841728</text:p>
          </table:table-cell>
          <table:table-cell office:value-type="float" office:value="18944112" calcext:value-type="float">
            <text:p>18944112</text:p>
          </table:table-cell>
          <table:table-cell office:value-type="float" office:value="9590384" calcext:value-type="float">
            <text:p>9590384</text:p>
          </table:table-cell>
          <table:table-cell office:value-type="float" office:value="9617416" calcext:value-type="float">
            <text:p>9617416</text:p>
          </table:table-cell>
          <table:table-cell office:value-type="float" office:value="8510384" calcext:value-type="float">
            <text:p>8510384</text:p>
          </table:table-cell>
          <table:table-cell office:value-type="float" office:value="202202192" calcext:value-type="float">
            <text:p>202202192</text:p>
          </table:table-cell>
          <table:table-cell office:value-type="float" office:value="39503208" calcext:value-type="float">
            <text:p>39503208</text:p>
          </table:table-cell>
          <table:table-cell office:value-type="float" office:value="20813064" calcext:value-type="float">
            <text:p>20813064</text:p>
          </table:table-cell>
          <table:table-cell office:value-type="float" office:value="18852904" calcext:value-type="float">
            <text:p>18852904</text:p>
          </table:table-cell>
          <table:table-cell table:number-columns-repeated="6"/>
        </table:table-row>
        <table:table-row table:style-name="ro1">
          <table:table-cell office:value-type="float" office:value="5905288" calcext:value-type="float">
            <text:p>5905288</text:p>
          </table:table-cell>
          <table:table-cell office:value-type="float" office:value="62841800" calcext:value-type="float">
            <text:p>62841800</text:p>
          </table:table-cell>
          <table:table-cell office:value-type="float" office:value="18944264" calcext:value-type="float">
            <text:p>18944264</text:p>
          </table:table-cell>
          <table:table-cell office:value-type="float" office:value="9590440" calcext:value-type="float">
            <text:p>9590440</text:p>
          </table:table-cell>
          <table:table-cell office:value-type="float" office:value="9617648" calcext:value-type="float">
            <text:p>9617648</text:p>
          </table:table-cell>
          <table:table-cell office:value-type="float" office:value="8510704" calcext:value-type="float">
            <text:p>8510704</text:p>
          </table:table-cell>
          <table:table-cell office:value-type="float" office:value="202320960" calcext:value-type="float">
            <text:p>202320960</text:p>
          </table:table-cell>
          <table:table-cell office:value-type="float" office:value="39506192" calcext:value-type="float">
            <text:p>39506192</text:p>
          </table:table-cell>
          <table:table-cell office:value-type="float" office:value="20840360" calcext:value-type="float">
            <text:p>20840360</text:p>
          </table:table-cell>
          <table:table-cell office:value-type="float" office:value="18921576" calcext:value-type="float">
            <text:p>18921576</text:p>
          </table:table-cell>
          <table:table-cell table:number-columns-repeated="6"/>
        </table:table-row>
        <table:table-row table:style-name="ro1">
          <table:table-cell office:value-type="float" office:value="5905504" calcext:value-type="float">
            <text:p>5905504</text:p>
          </table:table-cell>
          <table:table-cell office:value-type="float" office:value="62841824" calcext:value-type="float">
            <text:p>62841824</text:p>
          </table:table-cell>
          <table:table-cell office:value-type="float" office:value="18944544" calcext:value-type="float">
            <text:p>18944544</text:p>
          </table:table-cell>
          <table:table-cell office:value-type="float" office:value="9591200" calcext:value-type="float">
            <text:p>9591200</text:p>
          </table:table-cell>
          <table:table-cell office:value-type="float" office:value="9617896" calcext:value-type="float">
            <text:p>9617896</text:p>
          </table:table-cell>
          <table:table-cell office:value-type="float" office:value="8522048" calcext:value-type="float">
            <text:p>8522048</text:p>
          </table:table-cell>
          <table:table-cell office:value-type="float" office:value="202338712" calcext:value-type="float">
            <text:p>202338712</text:p>
          </table:table-cell>
          <table:table-cell office:value-type="float" office:value="39510256" calcext:value-type="float">
            <text:p>39510256</text:p>
          </table:table-cell>
          <table:table-cell office:value-type="float" office:value="20847024" calcext:value-type="float">
            <text:p>20847024</text:p>
          </table:table-cell>
          <table:table-cell office:value-type="float" office:value="18963064" calcext:value-type="float">
            <text:p>18963064</text:p>
          </table:table-cell>
          <table:table-cell table:number-columns-repeated="6"/>
        </table:table-row>
        <table:table-row table:style-name="ro1">
          <table:table-cell office:value-type="float" office:value="5905552" calcext:value-type="float">
            <text:p>5905552</text:p>
          </table:table-cell>
          <table:table-cell office:value-type="float" office:value="62841840" calcext:value-type="float">
            <text:p>62841840</text:p>
          </table:table-cell>
          <table:table-cell office:value-type="float" office:value="18944576" calcext:value-type="float">
            <text:p>18944576</text:p>
          </table:table-cell>
          <table:table-cell office:value-type="float" office:value="9591488" calcext:value-type="float">
            <text:p>9591488</text:p>
          </table:table-cell>
          <table:table-cell office:value-type="float" office:value="9617960" calcext:value-type="float">
            <text:p>9617960</text:p>
          </table:table-cell>
          <table:table-cell office:value-type="float" office:value="8547144" calcext:value-type="float">
            <text:p>8547144</text:p>
          </table:table-cell>
          <table:table-cell office:value-type="float" office:value="202441320" calcext:value-type="float">
            <text:p>202441320</text:p>
          </table:table-cell>
          <table:table-cell office:value-type="float" office:value="39513800" calcext:value-type="float">
            <text:p>39513800</text:p>
          </table:table-cell>
          <table:table-cell office:value-type="float" office:value="20888384" calcext:value-type="float">
            <text:p>20888384</text:p>
          </table:table-cell>
          <table:table-cell office:value-type="float" office:value="18967896" calcext:value-type="float">
            <text:p>18967896</text:p>
          </table:table-cell>
          <table:table-cell table:number-columns-repeated="6"/>
        </table:table-row>
        <table:table-row table:style-name="ro1">
          <table:table-cell office:value-type="float" office:value="5905864" calcext:value-type="float">
            <text:p>5905864</text:p>
          </table:table-cell>
          <table:table-cell office:value-type="float" office:value="62841856" calcext:value-type="float">
            <text:p>62841856</text:p>
          </table:table-cell>
          <table:table-cell office:value-type="float" office:value="18944888" calcext:value-type="float">
            <text:p>18944888</text:p>
          </table:table-cell>
          <table:table-cell office:value-type="float" office:value="9591504" calcext:value-type="float">
            <text:p>9591504</text:p>
          </table:table-cell>
          <table:table-cell office:value-type="float" office:value="9618152" calcext:value-type="float">
            <text:p>9618152</text:p>
          </table:table-cell>
          <table:table-cell office:value-type="float" office:value="8549200" calcext:value-type="float">
            <text:p>8549200</text:p>
          </table:table-cell>
          <table:table-cell office:value-type="float" office:value="202471112" calcext:value-type="float">
            <text:p>202471112</text:p>
          </table:table-cell>
          <table:table-cell office:value-type="float" office:value="39513968" calcext:value-type="float">
            <text:p>39513968</text:p>
          </table:table-cell>
          <table:table-cell office:value-type="float" office:value="20903856" calcext:value-type="float">
            <text:p>20903856</text:p>
          </table:table-cell>
          <table:table-cell office:value-type="float" office:value="18973200" calcext:value-type="float">
            <text:p>18973200</text:p>
          </table:table-cell>
          <table:table-cell table:number-columns-repeated="6"/>
        </table:table-row>
        <table:table-row table:style-name="ro1">
          <table:table-cell office:value-type="float" office:value="5906040" calcext:value-type="float">
            <text:p>5906040</text:p>
          </table:table-cell>
          <table:table-cell office:value-type="float" office:value="62841928" calcext:value-type="float">
            <text:p>62841928</text:p>
          </table:table-cell>
          <table:table-cell office:value-type="float" office:value="18944944" calcext:value-type="float">
            <text:p>18944944</text:p>
          </table:table-cell>
          <table:table-cell office:value-type="float" office:value="9592208" calcext:value-type="float">
            <text:p>9592208</text:p>
          </table:table-cell>
          <table:table-cell office:value-type="float" office:value="9618592" calcext:value-type="float">
            <text:p>9618592</text:p>
          </table:table-cell>
          <table:table-cell office:value-type="float" office:value="8553304" calcext:value-type="float">
            <text:p>8553304</text:p>
          </table:table-cell>
          <table:table-cell office:value-type="float" office:value="202584040" calcext:value-type="float">
            <text:p>202584040</text:p>
          </table:table-cell>
          <table:table-cell office:value-type="float" office:value="39516216" calcext:value-type="float">
            <text:p>39516216</text:p>
          </table:table-cell>
          <table:table-cell office:value-type="float" office:value="21180976" calcext:value-type="float">
            <text:p>21180976</text:p>
          </table:table-cell>
          <table:table-cell office:value-type="float" office:value="18974192" calcext:value-type="float">
            <text:p>18974192</text:p>
          </table:table-cell>
          <table:table-cell table:number-columns-repeated="6"/>
        </table:table-row>
        <table:table-row table:style-name="ro1">
          <table:table-cell office:value-type="float" office:value="5906456" calcext:value-type="float">
            <text:p>5906456</text:p>
          </table:table-cell>
          <table:table-cell office:value-type="float" office:value="62842992" calcext:value-type="float">
            <text:p>62842992</text:p>
          </table:table-cell>
          <table:table-cell office:value-type="float" office:value="18944992" calcext:value-type="float">
            <text:p>18944992</text:p>
          </table:table-cell>
          <table:table-cell office:value-type="float" office:value="9592232" calcext:value-type="float">
            <text:p>9592232</text:p>
          </table:table-cell>
          <table:table-cell office:value-type="float" office:value="9619096" calcext:value-type="float">
            <text:p>9619096</text:p>
          </table:table-cell>
          <table:table-cell office:value-type="float" office:value="8605944" calcext:value-type="float">
            <text:p>8605944</text:p>
          </table:table-cell>
          <table:table-cell office:value-type="float" office:value="202605896" calcext:value-type="float">
            <text:p>202605896</text:p>
          </table:table-cell>
          <table:table-cell office:value-type="float" office:value="39522752" calcext:value-type="float">
            <text:p>39522752</text:p>
          </table:table-cell>
          <table:table-cell office:value-type="float" office:value="21368272" calcext:value-type="float">
            <text:p>21368272</text:p>
          </table:table-cell>
          <table:table-cell office:value-type="float" office:value="19009184" calcext:value-type="float">
            <text:p>19009184</text:p>
          </table:table-cell>
          <table:table-cell table:number-columns-repeated="6"/>
        </table:table-row>
        <table:table-row table:style-name="ro1">
          <table:table-cell office:value-type="float" office:value="5906616" calcext:value-type="float">
            <text:p>5906616</text:p>
          </table:table-cell>
          <table:table-cell office:value-type="float" office:value="62844208" calcext:value-type="float">
            <text:p>62844208</text:p>
          </table:table-cell>
          <table:table-cell office:value-type="float" office:value="18945160" calcext:value-type="float">
            <text:p>18945160</text:p>
          </table:table-cell>
          <table:table-cell office:value-type="float" office:value="9592384" calcext:value-type="float">
            <text:p>9592384</text:p>
          </table:table-cell>
          <table:table-cell office:value-type="float" office:value="9619320" calcext:value-type="float">
            <text:p>9619320</text:p>
          </table:table-cell>
          <table:table-cell office:value-type="float" office:value="8606824" calcext:value-type="float">
            <text:p>8606824</text:p>
          </table:table-cell>
          <table:table-cell office:value-type="float" office:value="202680840" calcext:value-type="float">
            <text:p>202680840</text:p>
          </table:table-cell>
          <table:table-cell office:value-type="float" office:value="39523776" calcext:value-type="float">
            <text:p>39523776</text:p>
          </table:table-cell>
          <table:table-cell office:value-type="float" office:value="21610432" calcext:value-type="float">
            <text:p>21610432</text:p>
          </table:table-cell>
          <table:table-cell office:value-type="float" office:value="19060192" calcext:value-type="float">
            <text:p>19060192</text:p>
          </table:table-cell>
          <table:table-cell table:number-columns-repeated="6"/>
        </table:table-row>
        <table:table-row table:style-name="ro1">
          <table:table-cell office:value-type="float" office:value="5907352" calcext:value-type="float">
            <text:p>5907352</text:p>
          </table:table-cell>
          <table:table-cell office:value-type="float" office:value="62844352" calcext:value-type="float">
            <text:p>62844352</text:p>
          </table:table-cell>
          <table:table-cell office:value-type="float" office:value="18945160" calcext:value-type="float">
            <text:p>18945160</text:p>
          </table:table-cell>
          <table:table-cell office:value-type="float" office:value="9592448" calcext:value-type="float">
            <text:p>9592448</text:p>
          </table:table-cell>
          <table:table-cell office:value-type="float" office:value="9619560" calcext:value-type="float">
            <text:p>9619560</text:p>
          </table:table-cell>
          <table:table-cell office:value-type="float" office:value="8610136" calcext:value-type="float">
            <text:p>8610136</text:p>
          </table:table-cell>
          <table:table-cell office:value-type="float" office:value="202734440" calcext:value-type="float">
            <text:p>202734440</text:p>
          </table:table-cell>
          <table:table-cell office:value-type="float" office:value="39524816" calcext:value-type="float">
            <text:p>39524816</text:p>
          </table:table-cell>
          <table:table-cell office:value-type="float" office:value="21793960" calcext:value-type="float">
            <text:p>21793960</text:p>
          </table:table-cell>
          <table:table-cell office:value-type="float" office:value="19081864" calcext:value-type="float">
            <text:p>19081864</text:p>
          </table:table-cell>
          <table:table-cell table:number-columns-repeated="6"/>
        </table:table-row>
        <table:table-row table:style-name="ro1">
          <table:table-cell office:value-type="float" office:value="5907552" calcext:value-type="float">
            <text:p>5907552</text:p>
          </table:table-cell>
          <table:table-cell office:value-type="float" office:value="62844448" calcext:value-type="float">
            <text:p>62844448</text:p>
          </table:table-cell>
          <table:table-cell office:value-type="float" office:value="18945536" calcext:value-type="float">
            <text:p>18945536</text:p>
          </table:table-cell>
          <table:table-cell office:value-type="float" office:value="9592792" calcext:value-type="float">
            <text:p>9592792</text:p>
          </table:table-cell>
          <table:table-cell office:value-type="float" office:value="9620120" calcext:value-type="float">
            <text:p>9620120</text:p>
          </table:table-cell>
          <table:table-cell office:value-type="float" office:value="8610752" calcext:value-type="float">
            <text:p>8610752</text:p>
          </table:table-cell>
          <table:table-cell office:value-type="float" office:value="202952144" calcext:value-type="float">
            <text:p>202952144</text:p>
          </table:table-cell>
          <table:table-cell office:value-type="float" office:value="39525304" calcext:value-type="float">
            <text:p>39525304</text:p>
          </table:table-cell>
          <table:table-cell office:value-type="float" office:value="21820416" calcext:value-type="float">
            <text:p>21820416</text:p>
          </table:table-cell>
          <table:table-cell office:value-type="float" office:value="19095472" calcext:value-type="float">
            <text:p>19095472</text:p>
          </table:table-cell>
          <table:table-cell table:number-columns-repeated="6"/>
        </table:table-row>
        <table:table-row table:style-name="ro1">
          <table:table-cell office:value-type="float" office:value="5907568" calcext:value-type="float">
            <text:p>5907568</text:p>
          </table:table-cell>
          <table:table-cell office:value-type="float" office:value="62844824" calcext:value-type="float">
            <text:p>62844824</text:p>
          </table:table-cell>
          <table:table-cell office:value-type="float" office:value="18945776" calcext:value-type="float">
            <text:p>18945776</text:p>
          </table:table-cell>
          <table:table-cell office:value-type="float" office:value="9592808" calcext:value-type="float">
            <text:p>9592808</text:p>
          </table:table-cell>
          <table:table-cell office:value-type="float" office:value="9620200" calcext:value-type="float">
            <text:p>9620200</text:p>
          </table:table-cell>
          <table:table-cell office:value-type="float" office:value="8615376" calcext:value-type="float">
            <text:p>8615376</text:p>
          </table:table-cell>
          <table:table-cell office:value-type="float" office:value="203264800" calcext:value-type="float">
            <text:p>203264800</text:p>
          </table:table-cell>
          <table:table-cell office:value-type="float" office:value="39537888" calcext:value-type="float">
            <text:p>39537888</text:p>
          </table:table-cell>
          <table:table-cell office:value-type="float" office:value="21852128" calcext:value-type="float">
            <text:p>21852128</text:p>
          </table:table-cell>
          <table:table-cell office:value-type="float" office:value="19121792" calcext:value-type="float">
            <text:p>19121792</text:p>
          </table:table-cell>
          <table:table-cell table:number-columns-repeated="6"/>
        </table:table-row>
        <table:table-row table:style-name="ro1">
          <table:table-cell office:value-type="float" office:value="5907608" calcext:value-type="float">
            <text:p>5907608</text:p>
          </table:table-cell>
          <table:table-cell office:value-type="float" office:value="62844872" calcext:value-type="float">
            <text:p>62844872</text:p>
          </table:table-cell>
          <table:table-cell office:value-type="float" office:value="18945968" calcext:value-type="float">
            <text:p>18945968</text:p>
          </table:table-cell>
          <table:table-cell office:value-type="float" office:value="9592824" calcext:value-type="float">
            <text:p>9592824</text:p>
          </table:table-cell>
          <table:table-cell office:value-type="float" office:value="9620288" calcext:value-type="float">
            <text:p>9620288</text:p>
          </table:table-cell>
          <table:table-cell office:value-type="float" office:value="8616792" calcext:value-type="float">
            <text:p>8616792</text:p>
          </table:table-cell>
          <table:table-cell office:value-type="float" office:value="203315040" calcext:value-type="float">
            <text:p>203315040</text:p>
          </table:table-cell>
          <table:table-cell office:value-type="float" office:value="39542304" calcext:value-type="float">
            <text:p>39542304</text:p>
          </table:table-cell>
          <table:table-cell office:value-type="float" office:value="21872552" calcext:value-type="float">
            <text:p>21872552</text:p>
          </table:table-cell>
          <table:table-cell office:value-type="float" office:value="19193912" calcext:value-type="float">
            <text:p>19193912</text:p>
          </table:table-cell>
          <table:table-cell table:number-columns-repeated="6"/>
        </table:table-row>
        <table:table-row table:style-name="ro1">
          <table:table-cell office:value-type="float" office:value="5907776" calcext:value-type="float">
            <text:p>5907776</text:p>
          </table:table-cell>
          <table:table-cell office:value-type="float" office:value="62845440" calcext:value-type="float">
            <text:p>62845440</text:p>
          </table:table-cell>
          <table:table-cell office:value-type="float" office:value="18945992" calcext:value-type="float">
            <text:p>18945992</text:p>
          </table:table-cell>
          <table:table-cell office:value-type="float" office:value="9592848" calcext:value-type="float">
            <text:p>9592848</text:p>
          </table:table-cell>
          <table:table-cell office:value-type="float" office:value="9620360" calcext:value-type="float">
            <text:p>9620360</text:p>
          </table:table-cell>
          <table:table-cell office:value-type="float" office:value="8617056" calcext:value-type="float">
            <text:p>8617056</text:p>
          </table:table-cell>
          <table:table-cell office:value-type="float" office:value="203452112" calcext:value-type="float">
            <text:p>203452112</text:p>
          </table:table-cell>
          <table:table-cell office:value-type="float" office:value="39553424" calcext:value-type="float">
            <text:p>39553424</text:p>
          </table:table-cell>
          <table:table-cell office:value-type="float" office:value="21933632" calcext:value-type="float">
            <text:p>21933632</text:p>
          </table:table-cell>
          <table:table-cell office:value-type="float" office:value="19290920" calcext:value-type="float">
            <text:p>19290920</text:p>
          </table:table-cell>
          <table:table-cell table:number-columns-repeated="6"/>
        </table:table-row>
        <table:table-row table:style-name="ro1">
          <table:table-cell office:value-type="float" office:value="5908192" calcext:value-type="float">
            <text:p>5908192</text:p>
          </table:table-cell>
          <table:table-cell office:value-type="float" office:value="62846248" calcext:value-type="float">
            <text:p>62846248</text:p>
          </table:table-cell>
          <table:table-cell office:value-type="float" office:value="18946016" calcext:value-type="float">
            <text:p>18946016</text:p>
          </table:table-cell>
          <table:table-cell office:value-type="float" office:value="9593176" calcext:value-type="float">
            <text:p>9593176</text:p>
          </table:table-cell>
          <table:table-cell office:value-type="float" office:value="9620776" calcext:value-type="float">
            <text:p>9620776</text:p>
          </table:table-cell>
          <table:table-cell office:value-type="float" office:value="8619064" calcext:value-type="float">
            <text:p>8619064</text:p>
          </table:table-cell>
          <table:table-cell office:value-type="float" office:value="203645720" calcext:value-type="float">
            <text:p>203645720</text:p>
          </table:table-cell>
          <table:table-cell office:value-type="float" office:value="39562016" calcext:value-type="float">
            <text:p>39562016</text:p>
          </table:table-cell>
          <table:table-cell office:value-type="float" office:value="22045960" calcext:value-type="float">
            <text:p>22045960</text:p>
          </table:table-cell>
          <table:table-cell office:value-type="float" office:value="19800320" calcext:value-type="float">
            <text:p>19800320</text:p>
          </table:table-cell>
          <table:table-cell table:number-columns-repeated="6"/>
        </table:table-row>
        <table:table-row table:style-name="ro1">
          <table:table-cell office:value-type="float" office:value="5908872" calcext:value-type="float">
            <text:p>5908872</text:p>
          </table:table-cell>
          <table:table-cell office:value-type="float" office:value="62846576" calcext:value-type="float">
            <text:p>62846576</text:p>
          </table:table-cell>
          <table:table-cell office:value-type="float" office:value="18946032" calcext:value-type="float">
            <text:p>18946032</text:p>
          </table:table-cell>
          <table:table-cell office:value-type="float" office:value="9593184" calcext:value-type="float">
            <text:p>9593184</text:p>
          </table:table-cell>
          <table:table-cell office:value-type="float" office:value="9621416" calcext:value-type="float">
            <text:p>9621416</text:p>
          </table:table-cell>
          <table:table-cell office:value-type="float" office:value="8623552" calcext:value-type="float">
            <text:p>8623552</text:p>
          </table:table-cell>
          <table:table-cell office:value-type="float" office:value="203676896" calcext:value-type="float">
            <text:p>203676896</text:p>
          </table:table-cell>
          <table:table-cell office:value-type="float" office:value="39564136" calcext:value-type="float">
            <text:p>39564136</text:p>
          </table:table-cell>
          <table:table-cell office:value-type="float" office:value="22695304" calcext:value-type="float">
            <text:p>22695304</text:p>
          </table:table-cell>
          <table:table-cell office:value-type="float" office:value="20232200" calcext:value-type="float">
            <text:p>20232200</text:p>
          </table:table-cell>
          <table:table-cell table:number-columns-repeated="6"/>
        </table:table-row>
        <table:table-row table:style-name="ro1">
          <table:table-cell office:value-type="float" office:value="5908984" calcext:value-type="float">
            <text:p>5908984</text:p>
          </table:table-cell>
          <table:table-cell office:value-type="float" office:value="62846592" calcext:value-type="float">
            <text:p>62846592</text:p>
          </table:table-cell>
          <table:table-cell office:value-type="float" office:value="18946032" calcext:value-type="float">
            <text:p>18946032</text:p>
          </table:table-cell>
          <table:table-cell office:value-type="float" office:value="9593424" calcext:value-type="float">
            <text:p>9593424</text:p>
          </table:table-cell>
          <table:table-cell office:value-type="float" office:value="9621688" calcext:value-type="float">
            <text:p>9621688</text:p>
          </table:table-cell>
          <table:table-cell office:value-type="float" office:value="8623888" calcext:value-type="float">
            <text:p>8623888</text:p>
          </table:table-cell>
          <table:table-cell office:value-type="float" office:value="203758256" calcext:value-type="float">
            <text:p>203758256</text:p>
          </table:table-cell>
          <table:table-cell office:value-type="float" office:value="39569416" calcext:value-type="float">
            <text:p>39569416</text:p>
          </table:table-cell>
          <table:table-cell office:value-type="float" office:value="24126360" calcext:value-type="float">
            <text:p>24126360</text:p>
          </table:table-cell>
          <table:table-cell office:value-type="float" office:value="20273696" calcext:value-type="float">
            <text:p>20273696</text:p>
          </table:table-cell>
          <table:table-cell table:number-columns-repeated="6"/>
        </table:table-row>
        <table:table-row table:style-name="ro1">
          <table:table-cell office:value-type="float" office:value="5909016" calcext:value-type="float">
            <text:p>5909016</text:p>
          </table:table-cell>
          <table:table-cell office:value-type="float" office:value="62847456" calcext:value-type="float">
            <text:p>62847456</text:p>
          </table:table-cell>
          <table:table-cell office:value-type="float" office:value="18946040" calcext:value-type="float">
            <text:p>18946040</text:p>
          </table:table-cell>
          <table:table-cell office:value-type="float" office:value="9593568" calcext:value-type="float">
            <text:p>9593568</text:p>
          </table:table-cell>
          <table:table-cell office:value-type="float" office:value="9621768" calcext:value-type="float">
            <text:p>9621768</text:p>
          </table:table-cell>
          <table:table-cell office:value-type="float" office:value="8628472" calcext:value-type="float">
            <text:p>8628472</text:p>
          </table:table-cell>
          <table:table-cell office:value-type="float" office:value="203795008" calcext:value-type="float">
            <text:p>203795008</text:p>
          </table:table-cell>
          <table:table-cell office:value-type="float" office:value="39596784" calcext:value-type="float">
            <text:p>39596784</text:p>
          </table:table-cell>
          <table:table-cell office:value-type="float" office:value="24553960" calcext:value-type="float">
            <text:p>24553960</text:p>
          </table:table-cell>
          <table:table-cell office:value-type="float" office:value="20318672" calcext:value-type="float">
            <text:p>20318672</text:p>
          </table:table-cell>
          <table:table-cell table:number-columns-repeated="6"/>
        </table:table-row>
        <table:table-row table:style-name="ro1">
          <table:table-cell office:value-type="float" office:value="5909440" calcext:value-type="float">
            <text:p>5909440</text:p>
          </table:table-cell>
          <table:table-cell office:value-type="float" office:value="62847584" calcext:value-type="float">
            <text:p>62847584</text:p>
          </table:table-cell>
          <table:table-cell office:value-type="float" office:value="18946632" calcext:value-type="float">
            <text:p>18946632</text:p>
          </table:table-cell>
          <table:table-cell office:value-type="float" office:value="9593872" calcext:value-type="float">
            <text:p>9593872</text:p>
          </table:table-cell>
          <table:table-cell office:value-type="float" office:value="9621848" calcext:value-type="float">
            <text:p>9621848</text:p>
          </table:table-cell>
          <table:table-cell office:value-type="float" office:value="8631224" calcext:value-type="float">
            <text:p>8631224</text:p>
          </table:table-cell>
          <table:table-cell office:value-type="float" office:value="203838296" calcext:value-type="float">
            <text:p>203838296</text:p>
          </table:table-cell>
          <table:table-cell office:value-type="float" office:value="39598480" calcext:value-type="float">
            <text:p>39598480</text:p>
          </table:table-cell>
          <table:table-cell office:value-type="float" office:value="25207736" calcext:value-type="float">
            <text:p>25207736</text:p>
          </table:table-cell>
          <table:table-cell office:value-type="float" office:value="20331520" calcext:value-type="float">
            <text:p>20331520</text:p>
          </table:table-cell>
          <table:table-cell table:number-columns-repeated="6"/>
        </table:table-row>
        <table:table-row table:style-name="ro1">
          <table:table-cell office:value-type="float" office:value="5909600" calcext:value-type="float">
            <text:p>5909600</text:p>
          </table:table-cell>
          <table:table-cell office:value-type="float" office:value="62848264" calcext:value-type="float">
            <text:p>62848264</text:p>
          </table:table-cell>
          <table:table-cell office:value-type="float" office:value="18947160" calcext:value-type="float">
            <text:p>18947160</text:p>
          </table:table-cell>
          <table:table-cell office:value-type="float" office:value="9593872" calcext:value-type="float">
            <text:p>9593872</text:p>
          </table:table-cell>
          <table:table-cell office:value-type="float" office:value="9622216" calcext:value-type="float">
            <text:p>9622216</text:p>
          </table:table-cell>
          <table:table-cell office:value-type="float" office:value="8632360" calcext:value-type="float">
            <text:p>8632360</text:p>
          </table:table-cell>
          <table:table-cell office:value-type="float" office:value="203985536" calcext:value-type="float">
            <text:p>203985536</text:p>
          </table:table-cell>
          <table:table-cell office:value-type="float" office:value="39600952" calcext:value-type="float">
            <text:p>39600952</text:p>
          </table:table-cell>
          <table:table-cell office:value-type="float" office:value="25608696" calcext:value-type="float">
            <text:p>25608696</text:p>
          </table:table-cell>
          <table:table-cell office:value-type="float" office:value="20351968" calcext:value-type="float">
            <text:p>20351968</text:p>
          </table:table-cell>
          <table:table-cell table:number-columns-repeated="6"/>
        </table:table-row>
        <table:table-row table:style-name="ro1">
          <table:table-cell office:value-type="float" office:value="5909616" calcext:value-type="float">
            <text:p>5909616</text:p>
          </table:table-cell>
          <table:table-cell office:value-type="float" office:value="62848504" calcext:value-type="float">
            <text:p>62848504</text:p>
          </table:table-cell>
          <table:table-cell office:value-type="float" office:value="18947200" calcext:value-type="float">
            <text:p>18947200</text:p>
          </table:table-cell>
          <table:table-cell office:value-type="float" office:value="9593944" calcext:value-type="float">
            <text:p>9593944</text:p>
          </table:table-cell>
          <table:table-cell office:value-type="float" office:value="9623224" calcext:value-type="float">
            <text:p>9623224</text:p>
          </table:table-cell>
          <table:table-cell office:value-type="float" office:value="8633840" calcext:value-type="float">
            <text:p>8633840</text:p>
          </table:table-cell>
          <table:table-cell office:value-type="float" office:value="204289384" calcext:value-type="float">
            <text:p>204289384</text:p>
          </table:table-cell>
          <table:table-cell office:value-type="float" office:value="39610000" calcext:value-type="float">
            <text:p>39610000</text:p>
          </table:table-cell>
          <table:table-cell office:value-type="float" office:value="26140984" calcext:value-type="float">
            <text:p>26140984</text:p>
          </table:table-cell>
          <table:table-cell office:value-type="float" office:value="20355272" calcext:value-type="float">
            <text:p>20355272</text:p>
          </table:table-cell>
          <table:table-cell table:number-columns-repeated="6"/>
        </table:table-row>
        <table:table-row table:style-name="ro1">
          <table:table-cell office:value-type="float" office:value="5909816" calcext:value-type="float">
            <text:p>5909816</text:p>
          </table:table-cell>
          <table:table-cell office:value-type="float" office:value="62848624" calcext:value-type="float">
            <text:p>62848624</text:p>
          </table:table-cell>
          <table:table-cell office:value-type="float" office:value="18947296" calcext:value-type="float">
            <text:p>18947296</text:p>
          </table:table-cell>
          <table:table-cell office:value-type="float" office:value="9594464" calcext:value-type="float">
            <text:p>9594464</text:p>
          </table:table-cell>
          <table:table-cell office:value-type="float" office:value="9623336" calcext:value-type="float">
            <text:p>9623336</text:p>
          </table:table-cell>
          <table:table-cell office:value-type="float" office:value="8638288" calcext:value-type="float">
            <text:p>8638288</text:p>
          </table:table-cell>
          <table:table-cell office:value-type="float" office:value="204890040" calcext:value-type="float">
            <text:p>204890040</text:p>
          </table:table-cell>
          <table:table-cell office:value-type="float" office:value="39620688" calcext:value-type="float">
            <text:p>39620688</text:p>
          </table:table-cell>
          <table:table-cell office:value-type="float" office:value="26603240" calcext:value-type="float">
            <text:p>26603240</text:p>
          </table:table-cell>
          <table:table-cell office:value-type="float" office:value="20428296" calcext:value-type="float">
            <text:p>20428296</text:p>
          </table:table-cell>
          <table:table-cell table:number-columns-repeated="6"/>
        </table:table-row>
        <table:table-row table:style-name="ro1">
          <table:table-cell office:value-type="float" office:value="5909880" calcext:value-type="float">
            <text:p>5909880</text:p>
          </table:table-cell>
          <table:table-cell office:value-type="float" office:value="62848864" calcext:value-type="float">
            <text:p>62848864</text:p>
          </table:table-cell>
          <table:table-cell office:value-type="float" office:value="18947624" calcext:value-type="float">
            <text:p>18947624</text:p>
          </table:table-cell>
          <table:table-cell office:value-type="float" office:value="9594472" calcext:value-type="float">
            <text:p>9594472</text:p>
          </table:table-cell>
          <table:table-cell office:value-type="float" office:value="9623768" calcext:value-type="float">
            <text:p>9623768</text:p>
          </table:table-cell>
          <table:table-cell office:value-type="float" office:value="8639224" calcext:value-type="float">
            <text:p>8639224</text:p>
          </table:table-cell>
          <table:table-cell office:value-type="float" office:value="205117528" calcext:value-type="float">
            <text:p>205117528</text:p>
          </table:table-cell>
          <table:table-cell office:value-type="float" office:value="39629640" calcext:value-type="float">
            <text:p>39629640</text:p>
          </table:table-cell>
          <table:table-cell office:value-type="float" office:value="26641504" calcext:value-type="float">
            <text:p>26641504</text:p>
          </table:table-cell>
          <table:table-cell office:value-type="float" office:value="20545632" calcext:value-type="float">
            <text:p>20545632</text:p>
          </table:table-cell>
          <table:table-cell table:number-columns-repeated="6"/>
        </table:table-row>
        <table:table-row table:style-name="ro1">
          <table:table-cell office:value-type="float" office:value="5910280" calcext:value-type="float">
            <text:p>5910280</text:p>
          </table:table-cell>
          <table:table-cell office:value-type="float" office:value="62849048" calcext:value-type="float">
            <text:p>62849048</text:p>
          </table:table-cell>
          <table:table-cell office:value-type="float" office:value="18948088" calcext:value-type="float">
            <text:p>18948088</text:p>
          </table:table-cell>
          <table:table-cell office:value-type="float" office:value="9594744" calcext:value-type="float">
            <text:p>9594744</text:p>
          </table:table-cell>
          <table:table-cell office:value-type="float" office:value="9624032" calcext:value-type="float">
            <text:p>9624032</text:p>
          </table:table-cell>
          <table:table-cell office:value-type="float" office:value="8647952" calcext:value-type="float">
            <text:p>8647952</text:p>
          </table:table-cell>
          <table:table-cell office:value-type="float" office:value="205923944" calcext:value-type="float">
            <text:p>205923944</text:p>
          </table:table-cell>
          <table:table-cell office:value-type="float" office:value="39654632" calcext:value-type="float">
            <text:p>39654632</text:p>
          </table:table-cell>
          <table:table-cell office:value-type="float" office:value="26685984" calcext:value-type="float">
            <text:p>26685984</text:p>
          </table:table-cell>
          <table:table-cell office:value-type="float" office:value="20614656" calcext:value-type="float">
            <text:p>20614656</text:p>
          </table:table-cell>
          <table:table-cell table:number-columns-repeated="6"/>
        </table:table-row>
        <table:table-row table:style-name="ro1">
          <table:table-cell office:value-type="float" office:value="5910736" calcext:value-type="float">
            <text:p>5910736</text:p>
          </table:table-cell>
          <table:table-cell office:value-type="float" office:value="62849136" calcext:value-type="float">
            <text:p>62849136</text:p>
          </table:table-cell>
          <table:table-cell office:value-type="float" office:value="18948192" calcext:value-type="float">
            <text:p>18948192</text:p>
          </table:table-cell>
          <table:table-cell office:value-type="float" office:value="9594880" calcext:value-type="float">
            <text:p>9594880</text:p>
          </table:table-cell>
          <table:table-cell office:value-type="float" office:value="9624688" calcext:value-type="float">
            <text:p>9624688</text:p>
          </table:table-cell>
          <table:table-cell office:value-type="float" office:value="8648104" calcext:value-type="float">
            <text:p>8648104</text:p>
          </table:table-cell>
          <table:table-cell office:value-type="float" office:value="207059992" calcext:value-type="float">
            <text:p>207059992</text:p>
          </table:table-cell>
          <table:table-cell office:value-type="float" office:value="39698392" calcext:value-type="float">
            <text:p>39698392</text:p>
          </table:table-cell>
          <table:table-cell office:value-type="float" office:value="26697592" calcext:value-type="float">
            <text:p>26697592</text:p>
          </table:table-cell>
          <table:table-cell office:value-type="float" office:value="20858064" calcext:value-type="float">
            <text:p>20858064</text:p>
          </table:table-cell>
          <table:table-cell table:number-columns-repeated="6"/>
        </table:table-row>
        <table:table-row table:style-name="ro1">
          <table:table-cell office:value-type="float" office:value="5910800" calcext:value-type="float">
            <text:p>5910800</text:p>
          </table:table-cell>
          <table:table-cell office:value-type="float" office:value="62849352" calcext:value-type="float">
            <text:p>62849352</text:p>
          </table:table-cell>
          <table:table-cell office:value-type="float" office:value="18948512" calcext:value-type="float">
            <text:p>18948512</text:p>
          </table:table-cell>
          <table:table-cell office:value-type="float" office:value="9595080" calcext:value-type="float">
            <text:p>9595080</text:p>
          </table:table-cell>
          <table:table-cell office:value-type="float" office:value="9624800" calcext:value-type="float">
            <text:p>9624800</text:p>
          </table:table-cell>
          <table:table-cell office:value-type="float" office:value="8648584" calcext:value-type="float">
            <text:p>8648584</text:p>
          </table:table-cell>
          <table:table-cell office:value-type="float" office:value="207153280" calcext:value-type="float">
            <text:p>207153280</text:p>
          </table:table-cell>
          <table:table-cell office:value-type="float" office:value="39736232" calcext:value-type="float">
            <text:p>39736232</text:p>
          </table:table-cell>
          <table:table-cell office:value-type="float" office:value="26757912" calcext:value-type="float">
            <text:p>26757912</text:p>
          </table:table-cell>
          <table:table-cell office:value-type="float" office:value="20876680" calcext:value-type="float">
            <text:p>20876680</text:p>
          </table:table-cell>
          <table:table-cell table:number-columns-repeated="6"/>
        </table:table-row>
        <table:table-row table:style-name="ro1">
          <table:table-cell office:value-type="float" office:value="5911000" calcext:value-type="float">
            <text:p>5911000</text:p>
          </table:table-cell>
          <table:table-cell office:value-type="float" office:value="62849760" calcext:value-type="float">
            <text:p>62849760</text:p>
          </table:table-cell>
          <table:table-cell office:value-type="float" office:value="18948744" calcext:value-type="float">
            <text:p>18948744</text:p>
          </table:table-cell>
          <table:table-cell office:value-type="float" office:value="9595728" calcext:value-type="float">
            <text:p>9595728</text:p>
          </table:table-cell>
          <table:table-cell office:value-type="float" office:value="9625056" calcext:value-type="float">
            <text:p>9625056</text:p>
          </table:table-cell>
          <table:table-cell office:value-type="float" office:value="8651856" calcext:value-type="float">
            <text:p>8651856</text:p>
          </table:table-cell>
          <table:table-cell office:value-type="float" office:value="207164112" calcext:value-type="float">
            <text:p>207164112</text:p>
          </table:table-cell>
          <table:table-cell office:value-type="float" office:value="39742088" calcext:value-type="float">
            <text:p>39742088</text:p>
          </table:table-cell>
          <table:table-cell office:value-type="float" office:value="26764104" calcext:value-type="float">
            <text:p>26764104</text:p>
          </table:table-cell>
          <table:table-cell office:value-type="float" office:value="20891888" calcext:value-type="float">
            <text:p>20891888</text:p>
          </table:table-cell>
          <table:table-cell table:number-columns-repeated="6"/>
        </table:table-row>
        <table:table-row table:style-name="ro1">
          <table:table-cell office:value-type="float" office:value="5911656" calcext:value-type="float">
            <text:p>5911656</text:p>
          </table:table-cell>
          <table:table-cell office:value-type="float" office:value="62851000" calcext:value-type="float">
            <text:p>62851000</text:p>
          </table:table-cell>
          <table:table-cell office:value-type="float" office:value="18949024" calcext:value-type="float">
            <text:p>18949024</text:p>
          </table:table-cell>
          <table:table-cell office:value-type="float" office:value="9596232" calcext:value-type="float">
            <text:p>9596232</text:p>
          </table:table-cell>
          <table:table-cell office:value-type="float" office:value="9625336" calcext:value-type="float">
            <text:p>9625336</text:p>
          </table:table-cell>
          <table:table-cell office:value-type="float" office:value="8653248" calcext:value-type="float">
            <text:p>8653248</text:p>
          </table:table-cell>
          <table:table-cell office:value-type="float" office:value="207212136" calcext:value-type="float">
            <text:p>207212136</text:p>
          </table:table-cell>
          <table:table-cell office:value-type="float" office:value="39772120" calcext:value-type="float">
            <text:p>39772120</text:p>
          </table:table-cell>
          <table:table-cell office:value-type="float" office:value="26803112" calcext:value-type="float">
            <text:p>26803112</text:p>
          </table:table-cell>
          <table:table-cell office:value-type="float" office:value="20925408" calcext:value-type="float">
            <text:p>20925408</text:p>
          </table:table-cell>
          <table:table-cell table:number-columns-repeated="6"/>
        </table:table-row>
        <table:table-row table:style-name="ro1">
          <table:table-cell office:value-type="float" office:value="5911808" calcext:value-type="float">
            <text:p>5911808</text:p>
          </table:table-cell>
          <table:table-cell office:value-type="float" office:value="62851560" calcext:value-type="float">
            <text:p>62851560</text:p>
          </table:table-cell>
          <table:table-cell office:value-type="float" office:value="18949232" calcext:value-type="float">
            <text:p>18949232</text:p>
          </table:table-cell>
          <table:table-cell office:value-type="float" office:value="9598048" calcext:value-type="float">
            <text:p>9598048</text:p>
          </table:table-cell>
          <table:table-cell office:value-type="float" office:value="9626176" calcext:value-type="float">
            <text:p>9626176</text:p>
          </table:table-cell>
          <table:table-cell office:value-type="float" office:value="8657000" calcext:value-type="float">
            <text:p>8657000</text:p>
          </table:table-cell>
          <table:table-cell office:value-type="float" office:value="208504288" calcext:value-type="float">
            <text:p>208504288</text:p>
          </table:table-cell>
          <table:table-cell office:value-type="float" office:value="39803352" calcext:value-type="float">
            <text:p>39803352</text:p>
          </table:table-cell>
          <table:table-cell office:value-type="float" office:value="26844744" calcext:value-type="float">
            <text:p>26844744</text:p>
          </table:table-cell>
          <table:table-cell office:value-type="float" office:value="20956072" calcext:value-type="float">
            <text:p>20956072</text:p>
          </table:table-cell>
          <table:table-cell table:number-columns-repeated="6"/>
        </table:table-row>
        <table:table-row table:style-name="ro1">
          <table:table-cell office:value-type="float" office:value="5912032" calcext:value-type="float">
            <text:p>5912032</text:p>
          </table:table-cell>
          <table:table-cell office:value-type="float" office:value="62851608" calcext:value-type="float">
            <text:p>62851608</text:p>
          </table:table-cell>
          <table:table-cell office:value-type="float" office:value="18949560" calcext:value-type="float">
            <text:p>18949560</text:p>
          </table:table-cell>
          <table:table-cell office:value-type="float" office:value="9598240" calcext:value-type="float">
            <text:p>9598240</text:p>
          </table:table-cell>
          <table:table-cell office:value-type="float" office:value="9626888" calcext:value-type="float">
            <text:p>9626888</text:p>
          </table:table-cell>
          <table:table-cell office:value-type="float" office:value="8658640" calcext:value-type="float">
            <text:p>8658640</text:p>
          </table:table-cell>
          <table:table-cell office:value-type="float" office:value="208718568" calcext:value-type="float">
            <text:p>208718568</text:p>
          </table:table-cell>
          <table:table-cell office:value-type="float" office:value="39812616" calcext:value-type="float">
            <text:p>39812616</text:p>
          </table:table-cell>
          <table:table-cell office:value-type="float" office:value="26861408" calcext:value-type="float">
            <text:p>26861408</text:p>
          </table:table-cell>
          <table:table-cell office:value-type="float" office:value="21124528" calcext:value-type="float">
            <text:p>21124528</text:p>
          </table:table-cell>
          <table:table-cell table:number-columns-repeated="6"/>
        </table:table-row>
        <table:table-row table:style-name="ro1">
          <table:table-cell office:value-type="float" office:value="5912088" calcext:value-type="float">
            <text:p>5912088</text:p>
          </table:table-cell>
          <table:table-cell office:value-type="float" office:value="62851712" calcext:value-type="float">
            <text:p>62851712</text:p>
          </table:table-cell>
          <table:table-cell office:value-type="float" office:value="18949672" calcext:value-type="float">
            <text:p>18949672</text:p>
          </table:table-cell>
          <table:table-cell office:value-type="float" office:value="9598336" calcext:value-type="float">
            <text:p>9598336</text:p>
          </table:table-cell>
          <table:table-cell office:value-type="float" office:value="9627120" calcext:value-type="float">
            <text:p>9627120</text:p>
          </table:table-cell>
          <table:table-cell office:value-type="float" office:value="8659448" calcext:value-type="float">
            <text:p>8659448</text:p>
          </table:table-cell>
          <table:table-cell office:value-type="float" office:value="208734528" calcext:value-type="float">
            <text:p>208734528</text:p>
          </table:table-cell>
          <table:table-cell office:value-type="float" office:value="39823128" calcext:value-type="float">
            <text:p>39823128</text:p>
          </table:table-cell>
          <table:table-cell office:value-type="float" office:value="26863256" calcext:value-type="float">
            <text:p>26863256</text:p>
          </table:table-cell>
          <table:table-cell office:value-type="float" office:value="21567416" calcext:value-type="float">
            <text:p>21567416</text:p>
          </table:table-cell>
          <table:table-cell table:number-columns-repeated="6"/>
        </table:table-row>
        <table:table-row table:style-name="ro1">
          <table:table-cell office:value-type="float" office:value="5912256" calcext:value-type="float">
            <text:p>5912256</text:p>
          </table:table-cell>
          <table:table-cell office:value-type="float" office:value="62852456" calcext:value-type="float">
            <text:p>62852456</text:p>
          </table:table-cell>
          <table:table-cell office:value-type="float" office:value="18950000" calcext:value-type="float">
            <text:p>18950000</text:p>
          </table:table-cell>
          <table:table-cell office:value-type="float" office:value="9598688" calcext:value-type="float">
            <text:p>9598688</text:p>
          </table:table-cell>
          <table:table-cell office:value-type="float" office:value="9627144" calcext:value-type="float">
            <text:p>9627144</text:p>
          </table:table-cell>
          <table:table-cell office:value-type="float" office:value="8660208" calcext:value-type="float">
            <text:p>8660208</text:p>
          </table:table-cell>
          <table:table-cell office:value-type="float" office:value="208737432" calcext:value-type="float">
            <text:p>208737432</text:p>
          </table:table-cell>
          <table:table-cell office:value-type="float" office:value="39954224" calcext:value-type="float">
            <text:p>39954224</text:p>
          </table:table-cell>
          <table:table-cell office:value-type="float" office:value="26879688" calcext:value-type="float">
            <text:p>26879688</text:p>
          </table:table-cell>
          <table:table-cell office:value-type="float" office:value="21696184" calcext:value-type="float">
            <text:p>21696184</text:p>
          </table:table-cell>
          <table:table-cell table:number-columns-repeated="6"/>
        </table:table-row>
        <table:table-row table:style-name="ro1">
          <table:table-cell office:value-type="float" office:value="5912336" calcext:value-type="float">
            <text:p>5912336</text:p>
          </table:table-cell>
          <table:table-cell office:value-type="float" office:value="62852704" calcext:value-type="float">
            <text:p>62852704</text:p>
          </table:table-cell>
          <table:table-cell office:value-type="float" office:value="18950112" calcext:value-type="float">
            <text:p>18950112</text:p>
          </table:table-cell>
          <table:table-cell office:value-type="float" office:value="9598792" calcext:value-type="float">
            <text:p>9598792</text:p>
          </table:table-cell>
          <table:table-cell office:value-type="float" office:value="9628344" calcext:value-type="float">
            <text:p>9628344</text:p>
          </table:table-cell>
          <table:table-cell office:value-type="float" office:value="8662696" calcext:value-type="float">
            <text:p>8662696</text:p>
          </table:table-cell>
          <table:table-cell office:value-type="float" office:value="208739888" calcext:value-type="float">
            <text:p>208739888</text:p>
          </table:table-cell>
          <table:table-cell office:value-type="float" office:value="40008432" calcext:value-type="float">
            <text:p>40008432</text:p>
          </table:table-cell>
          <table:table-cell office:value-type="float" office:value="26977600" calcext:value-type="float">
            <text:p>26977600</text:p>
          </table:table-cell>
          <table:table-cell office:value-type="float" office:value="22042472" calcext:value-type="float">
            <text:p>22042472</text:p>
          </table:table-cell>
          <table:table-cell table:number-columns-repeated="6"/>
        </table:table-row>
        <table:table-row table:style-name="ro1">
          <table:table-cell office:value-type="float" office:value="5912656" calcext:value-type="float">
            <text:p>5912656</text:p>
          </table:table-cell>
          <table:table-cell office:value-type="float" office:value="62852816" calcext:value-type="float">
            <text:p>62852816</text:p>
          </table:table-cell>
          <table:table-cell office:value-type="float" office:value="18950480" calcext:value-type="float">
            <text:p>18950480</text:p>
          </table:table-cell>
          <table:table-cell office:value-type="float" office:value="9598840" calcext:value-type="float">
            <text:p>9598840</text:p>
          </table:table-cell>
          <table:table-cell office:value-type="float" office:value="9628352" calcext:value-type="float">
            <text:p>9628352</text:p>
          </table:table-cell>
          <table:table-cell office:value-type="float" office:value="8665960" calcext:value-type="float">
            <text:p>8665960</text:p>
          </table:table-cell>
          <table:table-cell office:value-type="float" office:value="208770416" calcext:value-type="float">
            <text:p>208770416</text:p>
          </table:table-cell>
          <table:table-cell office:value-type="float" office:value="40055944" calcext:value-type="float">
            <text:p>40055944</text:p>
          </table:table-cell>
          <table:table-cell office:value-type="float" office:value="27060848" calcext:value-type="float">
            <text:p>27060848</text:p>
          </table:table-cell>
          <table:table-cell office:value-type="float" office:value="22425576" calcext:value-type="float">
            <text:p>22425576</text:p>
          </table:table-cell>
          <table:table-cell table:number-columns-repeated="6"/>
        </table:table-row>
        <table:table-row table:style-name="ro1">
          <table:table-cell office:value-type="float" office:value="5912672" calcext:value-type="float">
            <text:p>5912672</text:p>
          </table:table-cell>
          <table:table-cell office:value-type="float" office:value="62853208" calcext:value-type="float">
            <text:p>62853208</text:p>
          </table:table-cell>
          <table:table-cell office:value-type="float" office:value="18950704" calcext:value-type="float">
            <text:p>18950704</text:p>
          </table:table-cell>
          <table:table-cell office:value-type="float" office:value="9599696" calcext:value-type="float">
            <text:p>9599696</text:p>
          </table:table-cell>
          <table:table-cell office:value-type="float" office:value="9629184" calcext:value-type="float">
            <text:p>9629184</text:p>
          </table:table-cell>
          <table:table-cell office:value-type="float" office:value="8668096" calcext:value-type="float">
            <text:p>8668096</text:p>
          </table:table-cell>
          <table:table-cell office:value-type="float" office:value="208938472" calcext:value-type="float">
            <text:p>208938472</text:p>
          </table:table-cell>
          <table:table-cell office:value-type="float" office:value="40084200" calcext:value-type="float">
            <text:p>40084200</text:p>
          </table:table-cell>
          <table:table-cell office:value-type="float" office:value="27065544" calcext:value-type="float">
            <text:p>27065544</text:p>
          </table:table-cell>
          <table:table-cell office:value-type="float" office:value="22950664" calcext:value-type="float">
            <text:p>22950664</text:p>
          </table:table-cell>
          <table:table-cell table:number-columns-repeated="6"/>
        </table:table-row>
        <table:table-row table:style-name="ro1">
          <table:table-cell office:value-type="float" office:value="5912720" calcext:value-type="float">
            <text:p>5912720</text:p>
          </table:table-cell>
          <table:table-cell office:value-type="float" office:value="62853240" calcext:value-type="float">
            <text:p>62853240</text:p>
          </table:table-cell>
          <table:table-cell office:value-type="float" office:value="18950752" calcext:value-type="float">
            <text:p>18950752</text:p>
          </table:table-cell>
          <table:table-cell office:value-type="float" office:value="9600648" calcext:value-type="float">
            <text:p>9600648</text:p>
          </table:table-cell>
          <table:table-cell office:value-type="float" office:value="9629456" calcext:value-type="float">
            <text:p>9629456</text:p>
          </table:table-cell>
          <table:table-cell office:value-type="float" office:value="8669576" calcext:value-type="float">
            <text:p>8669576</text:p>
          </table:table-cell>
          <table:table-cell office:value-type="float" office:value="208965416" calcext:value-type="float">
            <text:p>208965416</text:p>
          </table:table-cell>
          <table:table-cell office:value-type="float" office:value="40169112" calcext:value-type="float">
            <text:p>40169112</text:p>
          </table:table-cell>
          <table:table-cell office:value-type="float" office:value="27070944" calcext:value-type="float">
            <text:p>27070944</text:p>
          </table:table-cell>
          <table:table-cell office:value-type="float" office:value="23204256" calcext:value-type="float">
            <text:p>23204256</text:p>
          </table:table-cell>
          <table:table-cell table:number-columns-repeated="6"/>
        </table:table-row>
        <table:table-row table:style-name="ro1">
          <table:table-cell office:value-type="float" office:value="5912864" calcext:value-type="float">
            <text:p>5912864</text:p>
          </table:table-cell>
          <table:table-cell office:value-type="float" office:value="62854120" calcext:value-type="float">
            <text:p>62854120</text:p>
          </table:table-cell>
          <table:table-cell office:value-type="float" office:value="18950840" calcext:value-type="float">
            <text:p>18950840</text:p>
          </table:table-cell>
          <table:table-cell office:value-type="float" office:value="9600736" calcext:value-type="float">
            <text:p>9600736</text:p>
          </table:table-cell>
          <table:table-cell office:value-type="float" office:value="9630408" calcext:value-type="float">
            <text:p>9630408</text:p>
          </table:table-cell>
          <table:table-cell office:value-type="float" office:value="8674552" calcext:value-type="float">
            <text:p>8674552</text:p>
          </table:table-cell>
          <table:table-cell office:value-type="float" office:value="209013528" calcext:value-type="float">
            <text:p>209013528</text:p>
          </table:table-cell>
          <table:table-cell office:value-type="float" office:value="40216144" calcext:value-type="float">
            <text:p>40216144</text:p>
          </table:table-cell>
          <table:table-cell office:value-type="float" office:value="27092096" calcext:value-type="float">
            <text:p>27092096</text:p>
          </table:table-cell>
          <table:table-cell office:value-type="float" office:value="23204944" calcext:value-type="float">
            <text:p>23204944</text:p>
          </table:table-cell>
          <table:table-cell table:number-columns-repeated="6"/>
        </table:table-row>
        <table:table-row table:style-name="ro1">
          <table:table-cell office:value-type="float" office:value="5912864" calcext:value-type="float">
            <text:p>5912864</text:p>
          </table:table-cell>
          <table:table-cell office:value-type="float" office:value="62854864" calcext:value-type="float">
            <text:p>62854864</text:p>
          </table:table-cell>
          <table:table-cell office:value-type="float" office:value="18951128" calcext:value-type="float">
            <text:p>18951128</text:p>
          </table:table-cell>
          <table:table-cell office:value-type="float" office:value="9600896" calcext:value-type="float">
            <text:p>9600896</text:p>
          </table:table-cell>
          <table:table-cell office:value-type="float" office:value="9630736" calcext:value-type="float">
            <text:p>9630736</text:p>
          </table:table-cell>
          <table:table-cell office:value-type="float" office:value="8677456" calcext:value-type="float">
            <text:p>8677456</text:p>
          </table:table-cell>
          <table:table-cell office:value-type="float" office:value="209027208" calcext:value-type="float">
            <text:p>209027208</text:p>
          </table:table-cell>
          <table:table-cell office:value-type="float" office:value="40218528" calcext:value-type="float">
            <text:p>40218528</text:p>
          </table:table-cell>
          <table:table-cell office:value-type="float" office:value="27103856" calcext:value-type="float">
            <text:p>27103856</text:p>
          </table:table-cell>
          <table:table-cell office:value-type="float" office:value="24053472" calcext:value-type="float">
            <text:p>24053472</text:p>
          </table:table-cell>
          <table:table-cell table:number-columns-repeated="6"/>
        </table:table-row>
        <table:table-row table:style-name="ro1">
          <table:table-cell office:value-type="float" office:value="5913152" calcext:value-type="float">
            <text:p>5913152</text:p>
          </table:table-cell>
          <table:table-cell office:value-type="float" office:value="62855096" calcext:value-type="float">
            <text:p>62855096</text:p>
          </table:table-cell>
          <table:table-cell office:value-type="float" office:value="18951328" calcext:value-type="float">
            <text:p>18951328</text:p>
          </table:table-cell>
          <table:table-cell office:value-type="float" office:value="9601176" calcext:value-type="float">
            <text:p>9601176</text:p>
          </table:table-cell>
          <table:table-cell office:value-type="float" office:value="9630848" calcext:value-type="float">
            <text:p>9630848</text:p>
          </table:table-cell>
          <table:table-cell office:value-type="float" office:value="8677648" calcext:value-type="float">
            <text:p>8677648</text:p>
          </table:table-cell>
          <table:table-cell office:value-type="float" office:value="209042472" calcext:value-type="float">
            <text:p>209042472</text:p>
          </table:table-cell>
          <table:table-cell office:value-type="float" office:value="40221296" calcext:value-type="float">
            <text:p>40221296</text:p>
          </table:table-cell>
          <table:table-cell office:value-type="float" office:value="27190216" calcext:value-type="float">
            <text:p>27190216</text:p>
          </table:table-cell>
          <table:table-cell office:value-type="float" office:value="25176664" calcext:value-type="float">
            <text:p>25176664</text:p>
          </table:table-cell>
          <table:table-cell table:number-columns-repeated="6"/>
        </table:table-row>
        <table:table-row table:style-name="ro1">
          <table:table-cell office:value-type="float" office:value="5913344" calcext:value-type="float">
            <text:p>5913344</text:p>
          </table:table-cell>
          <table:table-cell office:value-type="float" office:value="62855528" calcext:value-type="float">
            <text:p>62855528</text:p>
          </table:table-cell>
          <table:table-cell office:value-type="float" office:value="18951480" calcext:value-type="float">
            <text:p>18951480</text:p>
          </table:table-cell>
          <table:table-cell office:value-type="float" office:value="9601432" calcext:value-type="float">
            <text:p>9601432</text:p>
          </table:table-cell>
          <table:table-cell office:value-type="float" office:value="9631024" calcext:value-type="float">
            <text:p>9631024</text:p>
          </table:table-cell>
          <table:table-cell office:value-type="float" office:value="8681224" calcext:value-type="float">
            <text:p>8681224</text:p>
          </table:table-cell>
          <table:table-cell office:value-type="float" office:value="209272360" calcext:value-type="float">
            <text:p>209272360</text:p>
          </table:table-cell>
          <table:table-cell office:value-type="float" office:value="40251888" calcext:value-type="float">
            <text:p>40251888</text:p>
          </table:table-cell>
          <table:table-cell office:value-type="float" office:value="27199888" calcext:value-type="float">
            <text:p>27199888</text:p>
          </table:table-cell>
          <table:table-cell office:value-type="float" office:value="25452192" calcext:value-type="float">
            <text:p>25452192</text:p>
          </table:table-cell>
          <table:table-cell table:number-columns-repeated="6"/>
        </table:table-row>
        <table:table-row table:style-name="ro1">
          <table:table-cell office:value-type="float" office:value="5913568" calcext:value-type="float">
            <text:p>5913568</text:p>
          </table:table-cell>
          <table:table-cell office:value-type="float" office:value="62855664" calcext:value-type="float">
            <text:p>62855664</text:p>
          </table:table-cell>
          <table:table-cell office:value-type="float" office:value="18951512" calcext:value-type="float">
            <text:p>18951512</text:p>
          </table:table-cell>
          <table:table-cell office:value-type="float" office:value="9601584" calcext:value-type="float">
            <text:p>9601584</text:p>
          </table:table-cell>
          <table:table-cell office:value-type="float" office:value="9631264" calcext:value-type="float">
            <text:p>9631264</text:p>
          </table:table-cell>
          <table:table-cell office:value-type="float" office:value="8681632" calcext:value-type="float">
            <text:p>8681632</text:p>
          </table:table-cell>
          <table:table-cell office:value-type="float" office:value="209302736" calcext:value-type="float">
            <text:p>209302736</text:p>
          </table:table-cell>
          <table:table-cell office:value-type="float" office:value="40308048" calcext:value-type="float">
            <text:p>40308048</text:p>
          </table:table-cell>
          <table:table-cell office:value-type="float" office:value="27234416" calcext:value-type="float">
            <text:p>27234416</text:p>
          </table:table-cell>
          <table:table-cell office:value-type="float" office:value="25643664" calcext:value-type="float">
            <text:p>25643664</text:p>
          </table:table-cell>
          <table:table-cell table:number-columns-repeated="6"/>
        </table:table-row>
        <table:table-row table:style-name="ro1">
          <table:table-cell office:value-type="float" office:value="5913792" calcext:value-type="float">
            <text:p>5913792</text:p>
          </table:table-cell>
          <table:table-cell office:value-type="float" office:value="62856176" calcext:value-type="float">
            <text:p>62856176</text:p>
          </table:table-cell>
          <table:table-cell office:value-type="float" office:value="18952088" calcext:value-type="float">
            <text:p>18952088</text:p>
          </table:table-cell>
          <table:table-cell office:value-type="float" office:value="9602216" calcext:value-type="float">
            <text:p>9602216</text:p>
          </table:table-cell>
          <table:table-cell office:value-type="float" office:value="9631280" calcext:value-type="float">
            <text:p>9631280</text:p>
          </table:table-cell>
          <table:table-cell office:value-type="float" office:value="8682568" calcext:value-type="float">
            <text:p>8682568</text:p>
          </table:table-cell>
          <table:table-cell office:value-type="float" office:value="209487048" calcext:value-type="float">
            <text:p>209487048</text:p>
          </table:table-cell>
          <table:table-cell office:value-type="float" office:value="40426000" calcext:value-type="float">
            <text:p>40426000</text:p>
          </table:table-cell>
          <table:table-cell office:value-type="float" office:value="27252304" calcext:value-type="float">
            <text:p>27252304</text:p>
          </table:table-cell>
          <table:table-cell office:value-type="float" office:value="26011904" calcext:value-type="float">
            <text:p>26011904</text:p>
          </table:table-cell>
          <table:table-cell table:number-columns-repeated="6"/>
        </table:table-row>
        <table:table-row table:style-name="ro1">
          <table:table-cell office:value-type="float" office:value="5913880" calcext:value-type="float">
            <text:p>5913880</text:p>
          </table:table-cell>
          <table:table-cell office:value-type="float" office:value="62856840" calcext:value-type="float">
            <text:p>62856840</text:p>
          </table:table-cell>
          <table:table-cell office:value-type="float" office:value="18952208" calcext:value-type="float">
            <text:p>18952208</text:p>
          </table:table-cell>
          <table:table-cell office:value-type="float" office:value="9602264" calcext:value-type="float">
            <text:p>9602264</text:p>
          </table:table-cell>
          <table:table-cell office:value-type="float" office:value="9631496" calcext:value-type="float">
            <text:p>9631496</text:p>
          </table:table-cell>
          <table:table-cell office:value-type="float" office:value="8685752" calcext:value-type="float">
            <text:p>8685752</text:p>
          </table:table-cell>
          <table:table-cell office:value-type="float" office:value="209523832" calcext:value-type="float">
            <text:p>209523832</text:p>
          </table:table-cell>
          <table:table-cell office:value-type="float" office:value="40438848" calcext:value-type="float">
            <text:p>40438848</text:p>
          </table:table-cell>
          <table:table-cell office:value-type="float" office:value="27283952" calcext:value-type="float">
            <text:p>27283952</text:p>
          </table:table-cell>
          <table:table-cell office:value-type="float" office:value="26173056" calcext:value-type="float">
            <text:p>26173056</text:p>
          </table:table-cell>
          <table:table-cell table:number-columns-repeated="6"/>
        </table:table-row>
        <table:table-row table:style-name="ro1">
          <table:table-cell office:value-type="float" office:value="5913880" calcext:value-type="float">
            <text:p>5913880</text:p>
          </table:table-cell>
          <table:table-cell office:value-type="float" office:value="62856864" calcext:value-type="float">
            <text:p>62856864</text:p>
          </table:table-cell>
          <table:table-cell office:value-type="float" office:value="18952480" calcext:value-type="float">
            <text:p>18952480</text:p>
          </table:table-cell>
          <table:table-cell office:value-type="float" office:value="9603328" calcext:value-type="float">
            <text:p>9603328</text:p>
          </table:table-cell>
          <table:table-cell office:value-type="float" office:value="9631648" calcext:value-type="float">
            <text:p>9631648</text:p>
          </table:table-cell>
          <table:table-cell office:value-type="float" office:value="8686072" calcext:value-type="float">
            <text:p>8686072</text:p>
          </table:table-cell>
          <table:table-cell office:value-type="float" office:value="209537456" calcext:value-type="float">
            <text:p>209537456</text:p>
          </table:table-cell>
          <table:table-cell office:value-type="float" office:value="41076240" calcext:value-type="float">
            <text:p>41076240</text:p>
          </table:table-cell>
          <table:table-cell office:value-type="float" office:value="27291336" calcext:value-type="float">
            <text:p>27291336</text:p>
          </table:table-cell>
          <table:table-cell office:value-type="float" office:value="26181120" calcext:value-type="float">
            <text:p>26181120</text:p>
          </table:table-cell>
          <table:table-cell table:number-columns-repeated="6"/>
        </table:table-row>
        <table:table-row table:style-name="ro1">
          <table:table-cell office:value-type="float" office:value="5913912" calcext:value-type="float">
            <text:p>5913912</text:p>
          </table:table-cell>
          <table:table-cell office:value-type="float" office:value="62857000" calcext:value-type="float">
            <text:p>62857000</text:p>
          </table:table-cell>
          <table:table-cell office:value-type="float" office:value="18952712" calcext:value-type="float">
            <text:p>18952712</text:p>
          </table:table-cell>
          <table:table-cell office:value-type="float" office:value="9603344" calcext:value-type="float">
            <text:p>9603344</text:p>
          </table:table-cell>
          <table:table-cell office:value-type="float" office:value="9632088" calcext:value-type="float">
            <text:p>9632088</text:p>
          </table:table-cell>
          <table:table-cell office:value-type="float" office:value="8686376" calcext:value-type="float">
            <text:p>8686376</text:p>
          </table:table-cell>
          <table:table-cell office:value-type="float" office:value="209556328" calcext:value-type="float">
            <text:p>209556328</text:p>
          </table:table-cell>
          <table:table-cell office:value-type="float" office:value="41276584" calcext:value-type="float">
            <text:p>41276584</text:p>
          </table:table-cell>
          <table:table-cell office:value-type="float" office:value="27299400" calcext:value-type="float">
            <text:p>27299400</text:p>
          </table:table-cell>
          <table:table-cell office:value-type="float" office:value="26502456" calcext:value-type="float">
            <text:p>26502456</text:p>
          </table:table-cell>
          <table:table-cell table:number-columns-repeated="6"/>
        </table:table-row>
        <table:table-row table:style-name="ro1">
          <table:table-cell office:value-type="float" office:value="5914112" calcext:value-type="float">
            <text:p>5914112</text:p>
          </table:table-cell>
          <table:table-cell office:value-type="float" office:value="62858056" calcext:value-type="float">
            <text:p>62858056</text:p>
          </table:table-cell>
          <table:table-cell office:value-type="float" office:value="18952808" calcext:value-type="float">
            <text:p>18952808</text:p>
          </table:table-cell>
          <table:table-cell office:value-type="float" office:value="9603632" calcext:value-type="float">
            <text:p>9603632</text:p>
          </table:table-cell>
          <table:table-cell office:value-type="float" office:value="9632376" calcext:value-type="float">
            <text:p>9632376</text:p>
          </table:table-cell>
          <table:table-cell office:value-type="float" office:value="8687784" calcext:value-type="float">
            <text:p>8687784</text:p>
          </table:table-cell>
          <table:table-cell office:value-type="float" office:value="210206904" calcext:value-type="float">
            <text:p>210206904</text:p>
          </table:table-cell>
          <table:table-cell office:value-type="float" office:value="41313592" calcext:value-type="float">
            <text:p>41313592</text:p>
          </table:table-cell>
          <table:table-cell office:value-type="float" office:value="27304312" calcext:value-type="float">
            <text:p>27304312</text:p>
          </table:table-cell>
          <table:table-cell office:value-type="float" office:value="26599360" calcext:value-type="float">
            <text:p>26599360</text:p>
          </table:table-cell>
          <table:table-cell table:number-columns-repeated="6"/>
        </table:table-row>
        <table:table-row table:style-name="ro1">
          <table:table-cell office:value-type="float" office:value="5914120" calcext:value-type="float">
            <text:p>5914120</text:p>
          </table:table-cell>
          <table:table-cell office:value-type="float" office:value="62858584" calcext:value-type="float">
            <text:p>62858584</text:p>
          </table:table-cell>
          <table:table-cell office:value-type="float" office:value="18952920" calcext:value-type="float">
            <text:p>18952920</text:p>
          </table:table-cell>
          <table:table-cell office:value-type="float" office:value="9603920" calcext:value-type="float">
            <text:p>9603920</text:p>
          </table:table-cell>
          <table:table-cell office:value-type="float" office:value="9632472" calcext:value-type="float">
            <text:p>9632472</text:p>
          </table:table-cell>
          <table:table-cell office:value-type="float" office:value="8688000" calcext:value-type="float">
            <text:p>8688000</text:p>
          </table:table-cell>
          <table:table-cell office:value-type="float" office:value="210278024" calcext:value-type="float">
            <text:p>210278024</text:p>
          </table:table-cell>
          <table:table-cell office:value-type="float" office:value="41327024" calcext:value-type="float">
            <text:p>41327024</text:p>
          </table:table-cell>
          <table:table-cell office:value-type="float" office:value="27358496" calcext:value-type="float">
            <text:p>27358496</text:p>
          </table:table-cell>
          <table:table-cell office:value-type="float" office:value="26634560" calcext:value-type="float">
            <text:p>26634560</text:p>
          </table:table-cell>
          <table:table-cell table:number-columns-repeated="6"/>
        </table:table-row>
        <table:table-row table:style-name="ro1">
          <table:table-cell office:value-type="float" office:value="5914288" calcext:value-type="float">
            <text:p>5914288</text:p>
          </table:table-cell>
          <table:table-cell office:value-type="float" office:value="62858736" calcext:value-type="float">
            <text:p>62858736</text:p>
          </table:table-cell>
          <table:table-cell office:value-type="float" office:value="18953744" calcext:value-type="float">
            <text:p>18953744</text:p>
          </table:table-cell>
          <table:table-cell office:value-type="float" office:value="9603968" calcext:value-type="float">
            <text:p>9603968</text:p>
          </table:table-cell>
          <table:table-cell office:value-type="float" office:value="9632528" calcext:value-type="float">
            <text:p>9632528</text:p>
          </table:table-cell>
          <table:table-cell office:value-type="float" office:value="8689976" calcext:value-type="float">
            <text:p>8689976</text:p>
          </table:table-cell>
          <table:table-cell office:value-type="float" office:value="210640144" calcext:value-type="float">
            <text:p>210640144</text:p>
          </table:table-cell>
          <table:table-cell office:value-type="float" office:value="41408144" calcext:value-type="float">
            <text:p>41408144</text:p>
          </table:table-cell>
          <table:table-cell office:value-type="float" office:value="27398984" calcext:value-type="float">
            <text:p>27398984</text:p>
          </table:table-cell>
          <table:table-cell office:value-type="float" office:value="26637856" calcext:value-type="float">
            <text:p>26637856</text:p>
          </table:table-cell>
          <table:table-cell table:number-columns-repeated="6"/>
        </table:table-row>
        <table:table-row table:style-name="ro1">
          <table:table-cell office:value-type="float" office:value="5914376" calcext:value-type="float">
            <text:p>5914376</text:p>
          </table:table-cell>
          <table:table-cell office:value-type="float" office:value="62859048" calcext:value-type="float">
            <text:p>62859048</text:p>
          </table:table-cell>
          <table:table-cell office:value-type="float" office:value="18953824" calcext:value-type="float">
            <text:p>18953824</text:p>
          </table:table-cell>
          <table:table-cell office:value-type="float" office:value="9604136" calcext:value-type="float">
            <text:p>9604136</text:p>
          </table:table-cell>
          <table:table-cell office:value-type="float" office:value="9632848" calcext:value-type="float">
            <text:p>9632848</text:p>
          </table:table-cell>
          <table:table-cell office:value-type="float" office:value="8695000" calcext:value-type="float">
            <text:p>8695000</text:p>
          </table:table-cell>
          <table:table-cell office:value-type="float" office:value="210754672" calcext:value-type="float">
            <text:p>210754672</text:p>
          </table:table-cell>
          <table:table-cell office:value-type="float" office:value="41447592" calcext:value-type="float">
            <text:p>41447592</text:p>
          </table:table-cell>
          <table:table-cell office:value-type="float" office:value="27460192" calcext:value-type="float">
            <text:p>27460192</text:p>
          </table:table-cell>
          <table:table-cell office:value-type="float" office:value="26663152" calcext:value-type="float">
            <text:p>26663152</text:p>
          </table:table-cell>
          <table:table-cell table:number-columns-repeated="6"/>
        </table:table-row>
        <table:table-row table:style-name="ro1">
          <table:table-cell office:value-type="float" office:value="5914408" calcext:value-type="float">
            <text:p>5914408</text:p>
          </table:table-cell>
          <table:table-cell office:value-type="float" office:value="62859056" calcext:value-type="float">
            <text:p>62859056</text:p>
          </table:table-cell>
          <table:table-cell office:value-type="float" office:value="18954112" calcext:value-type="float">
            <text:p>18954112</text:p>
          </table:table-cell>
          <table:table-cell office:value-type="float" office:value="9604632" calcext:value-type="float">
            <text:p>9604632</text:p>
          </table:table-cell>
          <table:table-cell office:value-type="float" office:value="9633064" calcext:value-type="float">
            <text:p>9633064</text:p>
          </table:table-cell>
          <table:table-cell office:value-type="float" office:value="8697480" calcext:value-type="float">
            <text:p>8697480</text:p>
          </table:table-cell>
          <table:table-cell office:value-type="float" office:value="211240776" calcext:value-type="float">
            <text:p>211240776</text:p>
          </table:table-cell>
          <table:table-cell office:value-type="float" office:value="41486824" calcext:value-type="float">
            <text:p>41486824</text:p>
          </table:table-cell>
          <table:table-cell office:value-type="float" office:value="27493424" calcext:value-type="float">
            <text:p>27493424</text:p>
          </table:table-cell>
          <table:table-cell office:value-type="float" office:value="26676536" calcext:value-type="float">
            <text:p>26676536</text:p>
          </table:table-cell>
          <table:table-cell table:number-columns-repeated="6"/>
        </table:table-row>
        <table:table-row table:style-name="ro1">
          <table:table-cell office:value-type="float" office:value="5914552" calcext:value-type="float">
            <text:p>5914552</text:p>
          </table:table-cell>
          <table:table-cell office:value-type="float" office:value="62859080" calcext:value-type="float">
            <text:p>62859080</text:p>
          </table:table-cell>
          <table:table-cell office:value-type="float" office:value="18954640" calcext:value-type="float">
            <text:p>18954640</text:p>
          </table:table-cell>
          <table:table-cell office:value-type="float" office:value="9605272" calcext:value-type="float">
            <text:p>9605272</text:p>
          </table:table-cell>
          <table:table-cell office:value-type="float" office:value="9633128" calcext:value-type="float">
            <text:p>9633128</text:p>
          </table:table-cell>
          <table:table-cell office:value-type="float" office:value="8698224" calcext:value-type="float">
            <text:p>8698224</text:p>
          </table:table-cell>
          <table:table-cell office:value-type="float" office:value="211393040" calcext:value-type="float">
            <text:p>211393040</text:p>
          </table:table-cell>
          <table:table-cell office:value-type="float" office:value="41532672" calcext:value-type="float">
            <text:p>41532672</text:p>
          </table:table-cell>
          <table:table-cell office:value-type="float" office:value="27838656" calcext:value-type="float">
            <text:p>27838656</text:p>
          </table:table-cell>
          <table:table-cell office:value-type="float" office:value="26682296" calcext:value-type="float">
            <text:p>26682296</text:p>
          </table:table-cell>
          <table:table-cell table:number-columns-repeated="6"/>
        </table:table-row>
        <table:table-row table:style-name="ro1">
          <table:table-cell office:value-type="float" office:value="5914568" calcext:value-type="float">
            <text:p>5914568</text:p>
          </table:table-cell>
          <table:table-cell office:value-type="float" office:value="62859288" calcext:value-type="float">
            <text:p>62859288</text:p>
          </table:table-cell>
          <table:table-cell office:value-type="float" office:value="18954736" calcext:value-type="float">
            <text:p>18954736</text:p>
          </table:table-cell>
          <table:table-cell office:value-type="float" office:value="9605424" calcext:value-type="float">
            <text:p>9605424</text:p>
          </table:table-cell>
          <table:table-cell office:value-type="float" office:value="9633152" calcext:value-type="float">
            <text:p>9633152</text:p>
          </table:table-cell>
          <table:table-cell office:value-type="float" office:value="8698704" calcext:value-type="float">
            <text:p>8698704</text:p>
          </table:table-cell>
          <table:table-cell office:value-type="float" office:value="211666048" calcext:value-type="float">
            <text:p>211666048</text:p>
          </table:table-cell>
          <table:table-cell office:value-type="float" office:value="41739120" calcext:value-type="float">
            <text:p>41739120</text:p>
          </table:table-cell>
          <table:table-cell office:value-type="float" office:value="27868648" calcext:value-type="float">
            <text:p>27868648</text:p>
          </table:table-cell>
          <table:table-cell office:value-type="float" office:value="26683032" calcext:value-type="float">
            <text:p>26683032</text:p>
          </table:table-cell>
          <table:table-cell table:number-columns-repeated="6"/>
        </table:table-row>
        <table:table-row table:style-name="ro1">
          <table:table-cell office:value-type="float" office:value="5914832" calcext:value-type="float">
            <text:p>5914832</text:p>
          </table:table-cell>
          <table:table-cell office:value-type="float" office:value="62859560" calcext:value-type="float">
            <text:p>62859560</text:p>
          </table:table-cell>
          <table:table-cell office:value-type="float" office:value="18954856" calcext:value-type="float">
            <text:p>18954856</text:p>
          </table:table-cell>
          <table:table-cell office:value-type="float" office:value="9605752" calcext:value-type="float">
            <text:p>9605752</text:p>
          </table:table-cell>
          <table:table-cell office:value-type="float" office:value="9633992" calcext:value-type="float">
            <text:p>9633992</text:p>
          </table:table-cell>
          <table:table-cell office:value-type="float" office:value="8700432" calcext:value-type="float">
            <text:p>8700432</text:p>
          </table:table-cell>
          <table:table-cell office:value-type="float" office:value="212192632" calcext:value-type="float">
            <text:p>212192632</text:p>
          </table:table-cell>
          <table:table-cell office:value-type="float" office:value="41740144" calcext:value-type="float">
            <text:p>41740144</text:p>
          </table:table-cell>
          <table:table-cell office:value-type="float" office:value="27988888" calcext:value-type="float">
            <text:p>27988888</text:p>
          </table:table-cell>
          <table:table-cell office:value-type="float" office:value="26691720" calcext:value-type="float">
            <text:p>26691720</text:p>
          </table:table-cell>
          <table:table-cell table:number-columns-repeated="6"/>
        </table:table-row>
        <table:table-row table:style-name="ro1">
          <table:table-cell office:value-type="float" office:value="5915488" calcext:value-type="float">
            <text:p>5915488</text:p>
          </table:table-cell>
          <table:table-cell office:value-type="float" office:value="62859992" calcext:value-type="float">
            <text:p>62859992</text:p>
          </table:table-cell>
          <table:table-cell office:value-type="float" office:value="18954888" calcext:value-type="float">
            <text:p>18954888</text:p>
          </table:table-cell>
          <table:table-cell office:value-type="float" office:value="9606088" calcext:value-type="float">
            <text:p>9606088</text:p>
          </table:table-cell>
          <table:table-cell office:value-type="float" office:value="9634248" calcext:value-type="float">
            <text:p>9634248</text:p>
          </table:table-cell>
          <table:table-cell office:value-type="float" office:value="8702904" calcext:value-type="float">
            <text:p>8702904</text:p>
          </table:table-cell>
          <table:table-cell office:value-type="float" office:value="212312616" calcext:value-type="float">
            <text:p>212312616</text:p>
          </table:table-cell>
          <table:table-cell office:value-type="float" office:value="41937976" calcext:value-type="float">
            <text:p>41937976</text:p>
          </table:table-cell>
          <table:table-cell office:value-type="float" office:value="28079320" calcext:value-type="float">
            <text:p>28079320</text:p>
          </table:table-cell>
          <table:table-cell office:value-type="float" office:value="26700432" calcext:value-type="float">
            <text:p>26700432</text:p>
          </table:table-cell>
          <table:table-cell table:number-columns-repeated="6"/>
        </table:table-row>
        <table:table-row table:style-name="ro1">
          <table:table-cell office:value-type="float" office:value="5915496" calcext:value-type="float">
            <text:p>5915496</text:p>
          </table:table-cell>
          <table:table-cell office:value-type="float" office:value="62860336" calcext:value-type="float">
            <text:p>62860336</text:p>
          </table:table-cell>
          <table:table-cell office:value-type="float" office:value="18954928" calcext:value-type="float">
            <text:p>18954928</text:p>
          </table:table-cell>
          <table:table-cell office:value-type="float" office:value="9606856" calcext:value-type="float">
            <text:p>9606856</text:p>
          </table:table-cell>
          <table:table-cell office:value-type="float" office:value="9634624" calcext:value-type="float">
            <text:p>9634624</text:p>
          </table:table-cell>
          <table:table-cell office:value-type="float" office:value="8703088" calcext:value-type="float">
            <text:p>8703088</text:p>
          </table:table-cell>
          <table:table-cell office:value-type="float" office:value="213075792" calcext:value-type="float">
            <text:p>213075792</text:p>
          </table:table-cell>
          <table:table-cell office:value-type="float" office:value="41975728" calcext:value-type="float">
            <text:p>41975728</text:p>
          </table:table-cell>
          <table:table-cell office:value-type="float" office:value="28163144" calcext:value-type="float">
            <text:p>28163144</text:p>
          </table:table-cell>
          <table:table-cell office:value-type="float" office:value="26701144" calcext:value-type="float">
            <text:p>26701144</text:p>
          </table:table-cell>
          <table:table-cell table:number-columns-repeated="6"/>
        </table:table-row>
        <table:table-row table:style-name="ro1">
          <table:table-cell office:value-type="float" office:value="5915816" calcext:value-type="float">
            <text:p>5915816</text:p>
          </table:table-cell>
          <table:table-cell office:value-type="float" office:value="62860744" calcext:value-type="float">
            <text:p>62860744</text:p>
          </table:table-cell>
          <table:table-cell office:value-type="float" office:value="18955088" calcext:value-type="float">
            <text:p>18955088</text:p>
          </table:table-cell>
          <table:table-cell office:value-type="float" office:value="9608328" calcext:value-type="float">
            <text:p>9608328</text:p>
          </table:table-cell>
          <table:table-cell office:value-type="float" office:value="9635248" calcext:value-type="float">
            <text:p>9635248</text:p>
          </table:table-cell>
          <table:table-cell office:value-type="float" office:value="8704288" calcext:value-type="float">
            <text:p>8704288</text:p>
          </table:table-cell>
          <table:table-cell office:value-type="float" office:value="213354408" calcext:value-type="float">
            <text:p>213354408</text:p>
          </table:table-cell>
          <table:table-cell office:value-type="float" office:value="42030864" calcext:value-type="float">
            <text:p>42030864</text:p>
          </table:table-cell>
          <table:table-cell office:value-type="float" office:value="28316808" calcext:value-type="float">
            <text:p>28316808</text:p>
          </table:table-cell>
          <table:table-cell office:value-type="float" office:value="26702640" calcext:value-type="float">
            <text:p>26702640</text:p>
          </table:table-cell>
          <table:table-cell table:number-columns-repeated="6"/>
        </table:table-row>
        <table:table-row table:style-name="ro1">
          <table:table-cell office:value-type="float" office:value="5915920" calcext:value-type="float">
            <text:p>5915920</text:p>
          </table:table-cell>
          <table:table-cell office:value-type="float" office:value="62860952" calcext:value-type="float">
            <text:p>62860952</text:p>
          </table:table-cell>
          <table:table-cell office:value-type="float" office:value="18955224" calcext:value-type="float">
            <text:p>18955224</text:p>
          </table:table-cell>
          <table:table-cell office:value-type="float" office:value="9608472" calcext:value-type="float">
            <text:p>9608472</text:p>
          </table:table-cell>
          <table:table-cell office:value-type="float" office:value="9635368" calcext:value-type="float">
            <text:p>9635368</text:p>
          </table:table-cell>
          <table:table-cell office:value-type="float" office:value="8704864" calcext:value-type="float">
            <text:p>8704864</text:p>
          </table:table-cell>
          <table:table-cell office:value-type="float" office:value="213507496" calcext:value-type="float">
            <text:p>213507496</text:p>
          </table:table-cell>
          <table:table-cell office:value-type="float" office:value="42268032" calcext:value-type="float">
            <text:p>42268032</text:p>
          </table:table-cell>
          <table:table-cell office:value-type="float" office:value="28646448" calcext:value-type="float">
            <text:p>28646448</text:p>
          </table:table-cell>
          <table:table-cell office:value-type="float" office:value="26703808" calcext:value-type="float">
            <text:p>26703808</text:p>
          </table:table-cell>
          <table:table-cell table:number-columns-repeated="6"/>
        </table:table-row>
        <table:table-row table:style-name="ro1">
          <table:table-cell office:value-type="float" office:value="5916432" calcext:value-type="float">
            <text:p>5916432</text:p>
          </table:table-cell>
          <table:table-cell office:value-type="float" office:value="62861232" calcext:value-type="float">
            <text:p>62861232</text:p>
          </table:table-cell>
          <table:table-cell office:value-type="float" office:value="18955336" calcext:value-type="float">
            <text:p>18955336</text:p>
          </table:table-cell>
          <table:table-cell office:value-type="float" office:value="9608856" calcext:value-type="float">
            <text:p>9608856</text:p>
          </table:table-cell>
          <table:table-cell office:value-type="float" office:value="9635600" calcext:value-type="float">
            <text:p>9635600</text:p>
          </table:table-cell>
          <table:table-cell office:value-type="float" office:value="8707976" calcext:value-type="float">
            <text:p>8707976</text:p>
          </table:table-cell>
          <table:table-cell office:value-type="float" office:value="213611864" calcext:value-type="float">
            <text:p>213611864</text:p>
          </table:table-cell>
          <table:table-cell office:value-type="float" office:value="42300080" calcext:value-type="float">
            <text:p>42300080</text:p>
          </table:table-cell>
          <table:table-cell office:value-type="float" office:value="28663032" calcext:value-type="float">
            <text:p>28663032</text:p>
          </table:table-cell>
          <table:table-cell office:value-type="float" office:value="26709520" calcext:value-type="float">
            <text:p>26709520</text:p>
          </table:table-cell>
          <table:table-cell table:number-columns-repeated="6"/>
        </table:table-row>
        <table:table-row table:style-name="ro1">
          <table:table-cell office:value-type="float" office:value="5916840" calcext:value-type="float">
            <text:p>5916840</text:p>
          </table:table-cell>
          <table:table-cell office:value-type="float" office:value="62861736" calcext:value-type="float">
            <text:p>62861736</text:p>
          </table:table-cell>
          <table:table-cell office:value-type="float" office:value="18955896" calcext:value-type="float">
            <text:p>18955896</text:p>
          </table:table-cell>
          <table:table-cell office:value-type="float" office:value="9609072" calcext:value-type="float">
            <text:p>9609072</text:p>
          </table:table-cell>
          <table:table-cell office:value-type="float" office:value="9635696" calcext:value-type="float">
            <text:p>9635696</text:p>
          </table:table-cell>
          <table:table-cell office:value-type="float" office:value="8712672" calcext:value-type="float">
            <text:p>8712672</text:p>
          </table:table-cell>
          <table:table-cell office:value-type="float" office:value="213735888" calcext:value-type="float">
            <text:p>213735888</text:p>
          </table:table-cell>
          <table:table-cell office:value-type="float" office:value="42339392" calcext:value-type="float">
            <text:p>42339392</text:p>
          </table:table-cell>
          <table:table-cell office:value-type="float" office:value="28693040" calcext:value-type="float">
            <text:p>28693040</text:p>
          </table:table-cell>
          <table:table-cell office:value-type="float" office:value="26718024" calcext:value-type="float">
            <text:p>26718024</text:p>
          </table:table-cell>
          <table:table-cell table:number-columns-repeated="6"/>
        </table:table-row>
        <table:table-row table:style-name="ro1">
          <table:table-cell office:value-type="float" office:value="5917216" calcext:value-type="float">
            <text:p>5917216</text:p>
          </table:table-cell>
          <table:table-cell office:value-type="float" office:value="62862592" calcext:value-type="float">
            <text:p>62862592</text:p>
          </table:table-cell>
          <table:table-cell office:value-type="float" office:value="18955904" calcext:value-type="float">
            <text:p>18955904</text:p>
          </table:table-cell>
          <table:table-cell office:value-type="float" office:value="9609240" calcext:value-type="float">
            <text:p>9609240</text:p>
          </table:table-cell>
          <table:table-cell office:value-type="float" office:value="9636400" calcext:value-type="float">
            <text:p>9636400</text:p>
          </table:table-cell>
          <table:table-cell office:value-type="float" office:value="8712768" calcext:value-type="float">
            <text:p>8712768</text:p>
          </table:table-cell>
          <table:table-cell office:value-type="float" office:value="214116008" calcext:value-type="float">
            <text:p>214116008</text:p>
          </table:table-cell>
          <table:table-cell office:value-type="float" office:value="42422152" calcext:value-type="float">
            <text:p>42422152</text:p>
          </table:table-cell>
          <table:table-cell office:value-type="float" office:value="28697680" calcext:value-type="float">
            <text:p>28697680</text:p>
          </table:table-cell>
          <table:table-cell office:value-type="float" office:value="26719848" calcext:value-type="float">
            <text:p>26719848</text:p>
          </table:table-cell>
          <table:table-cell table:number-columns-repeated="6"/>
        </table:table-row>
        <table:table-row table:style-name="ro1">
          <table:table-cell office:value-type="float" office:value="5917680" calcext:value-type="float">
            <text:p>5917680</text:p>
          </table:table-cell>
          <table:table-cell office:value-type="float" office:value="62862688" calcext:value-type="float">
            <text:p>62862688</text:p>
          </table:table-cell>
          <table:table-cell office:value-type="float" office:value="18956112" calcext:value-type="float">
            <text:p>18956112</text:p>
          </table:table-cell>
          <table:table-cell office:value-type="float" office:value="9609536" calcext:value-type="float">
            <text:p>9609536</text:p>
          </table:table-cell>
          <table:table-cell office:value-type="float" office:value="9636624" calcext:value-type="float">
            <text:p>9636624</text:p>
          </table:table-cell>
          <table:table-cell office:value-type="float" office:value="8714960" calcext:value-type="float">
            <text:p>8714960</text:p>
          </table:table-cell>
          <table:table-cell office:value-type="float" office:value="214327832" calcext:value-type="float">
            <text:p>214327832</text:p>
          </table:table-cell>
          <table:table-cell office:value-type="float" office:value="42970864" calcext:value-type="float">
            <text:p>42970864</text:p>
          </table:table-cell>
          <table:table-cell office:value-type="float" office:value="28773856" calcext:value-type="float">
            <text:p>28773856</text:p>
          </table:table-cell>
          <table:table-cell office:value-type="float" office:value="26722968" calcext:value-type="float">
            <text:p>26722968</text:p>
          </table:table-cell>
          <table:table-cell table:number-columns-repeated="6"/>
        </table:table-row>
        <table:table-row table:style-name="ro1">
          <table:table-cell office:value-type="float" office:value="5917888" calcext:value-type="float">
            <text:p>5917888</text:p>
          </table:table-cell>
          <table:table-cell office:value-type="float" office:value="62863056" calcext:value-type="float">
            <text:p>62863056</text:p>
          </table:table-cell>
          <table:table-cell office:value-type="float" office:value="18956880" calcext:value-type="float">
            <text:p>18956880</text:p>
          </table:table-cell>
          <table:table-cell office:value-type="float" office:value="9609896" calcext:value-type="float">
            <text:p>9609896</text:p>
          </table:table-cell>
          <table:table-cell office:value-type="float" office:value="9636632" calcext:value-type="float">
            <text:p>9636632</text:p>
          </table:table-cell>
          <table:table-cell office:value-type="float" office:value="8718016" calcext:value-type="float">
            <text:p>8718016</text:p>
          </table:table-cell>
          <table:table-cell office:value-type="float" office:value="214411040" calcext:value-type="float">
            <text:p>214411040</text:p>
          </table:table-cell>
          <table:table-cell office:value-type="float" office:value="43387664" calcext:value-type="float">
            <text:p>43387664</text:p>
          </table:table-cell>
          <table:table-cell office:value-type="float" office:value="28806960" calcext:value-type="float">
            <text:p>28806960</text:p>
          </table:table-cell>
          <table:table-cell office:value-type="float" office:value="26740776" calcext:value-type="float">
            <text:p>26740776</text:p>
          </table:table-cell>
          <table:table-cell table:number-columns-repeated="6"/>
        </table:table-row>
        <table:table-row table:style-name="ro1">
          <table:table-cell office:value-type="float" office:value="5918000" calcext:value-type="float">
            <text:p>5918000</text:p>
          </table:table-cell>
          <table:table-cell office:value-type="float" office:value="62863344" calcext:value-type="float">
            <text:p>62863344</text:p>
          </table:table-cell>
          <table:table-cell office:value-type="float" office:value="18957720" calcext:value-type="float">
            <text:p>18957720</text:p>
          </table:table-cell>
          <table:table-cell office:value-type="float" office:value="9609912" calcext:value-type="float">
            <text:p>9609912</text:p>
          </table:table-cell>
          <table:table-cell office:value-type="float" office:value="9636776" calcext:value-type="float">
            <text:p>9636776</text:p>
          </table:table-cell>
          <table:table-cell office:value-type="float" office:value="8721864" calcext:value-type="float">
            <text:p>8721864</text:p>
          </table:table-cell>
          <table:table-cell office:value-type="float" office:value="214522312" calcext:value-type="float">
            <text:p>214522312</text:p>
          </table:table-cell>
          <table:table-cell office:value-type="float" office:value="44139712" calcext:value-type="float">
            <text:p>44139712</text:p>
          </table:table-cell>
          <table:table-cell office:value-type="float" office:value="28876936" calcext:value-type="float">
            <text:p>28876936</text:p>
          </table:table-cell>
          <table:table-cell office:value-type="float" office:value="26756144" calcext:value-type="float">
            <text:p>26756144</text:p>
          </table:table-cell>
          <table:table-cell table:number-columns-repeated="6"/>
        </table:table-row>
        <table:table-row table:style-name="ro1">
          <table:table-cell office:value-type="float" office:value="5918056" calcext:value-type="float">
            <text:p>5918056</text:p>
          </table:table-cell>
          <table:table-cell office:value-type="float" office:value="62863384" calcext:value-type="float">
            <text:p>62863384</text:p>
          </table:table-cell>
          <table:table-cell office:value-type="float" office:value="18957872" calcext:value-type="float">
            <text:p>18957872</text:p>
          </table:table-cell>
          <table:table-cell office:value-type="float" office:value="9610360" calcext:value-type="float">
            <text:p>9610360</text:p>
          </table:table-cell>
          <table:table-cell office:value-type="float" office:value="9637360" calcext:value-type="float">
            <text:p>9637360</text:p>
          </table:table-cell>
          <table:table-cell office:value-type="float" office:value="8721872" calcext:value-type="float">
            <text:p>8721872</text:p>
          </table:table-cell>
          <table:table-cell office:value-type="float" office:value="214708016" calcext:value-type="float">
            <text:p>214708016</text:p>
          </table:table-cell>
          <table:table-cell office:value-type="float" office:value="44380928" calcext:value-type="float">
            <text:p>44380928</text:p>
          </table:table-cell>
          <table:table-cell office:value-type="float" office:value="28959184" calcext:value-type="float">
            <text:p>28959184</text:p>
          </table:table-cell>
          <table:table-cell office:value-type="float" office:value="26806624" calcext:value-type="float">
            <text:p>26806624</text:p>
          </table:table-cell>
          <table:table-cell table:number-columns-repeated="6"/>
        </table:table-row>
        <table:table-row table:style-name="ro1">
          <table:table-cell office:value-type="float" office:value="5918216" calcext:value-type="float">
            <text:p>5918216</text:p>
          </table:table-cell>
          <table:table-cell office:value-type="float" office:value="62864000" calcext:value-type="float">
            <text:p>62864000</text:p>
          </table:table-cell>
          <table:table-cell office:value-type="float" office:value="18958024" calcext:value-type="float">
            <text:p>18958024</text:p>
          </table:table-cell>
          <table:table-cell office:value-type="float" office:value="9610752" calcext:value-type="float">
            <text:p>9610752</text:p>
          </table:table-cell>
          <table:table-cell office:value-type="float" office:value="9638160" calcext:value-type="float">
            <text:p>9638160</text:p>
          </table:table-cell>
          <table:table-cell office:value-type="float" office:value="8721960" calcext:value-type="float">
            <text:p>8721960</text:p>
          </table:table-cell>
          <table:table-cell office:value-type="float" office:value="215020616" calcext:value-type="float">
            <text:p>215020616</text:p>
          </table:table-cell>
          <table:table-cell office:value-type="float" office:value="45651128" calcext:value-type="float">
            <text:p>45651128</text:p>
          </table:table-cell>
          <table:table-cell office:value-type="float" office:value="29006504" calcext:value-type="float">
            <text:p>29006504</text:p>
          </table:table-cell>
          <table:table-cell office:value-type="float" office:value="26828120" calcext:value-type="float">
            <text:p>26828120</text:p>
          </table:table-cell>
          <table:table-cell table:number-columns-repeated="6"/>
        </table:table-row>
        <table:table-row table:style-name="ro1">
          <table:table-cell office:value-type="float" office:value="5918720" calcext:value-type="float">
            <text:p>5918720</text:p>
          </table:table-cell>
          <table:table-cell office:value-type="float" office:value="62864232" calcext:value-type="float">
            <text:p>62864232</text:p>
          </table:table-cell>
          <table:table-cell office:value-type="float" office:value="18958048" calcext:value-type="float">
            <text:p>18958048</text:p>
          </table:table-cell>
          <table:table-cell office:value-type="float" office:value="9610808" calcext:value-type="float">
            <text:p>9610808</text:p>
          </table:table-cell>
          <table:table-cell office:value-type="float" office:value="9639048" calcext:value-type="float">
            <text:p>9639048</text:p>
          </table:table-cell>
          <table:table-cell office:value-type="float" office:value="8722472" calcext:value-type="float">
            <text:p>8722472</text:p>
          </table:table-cell>
          <table:table-cell office:value-type="float" office:value="215050024" calcext:value-type="float">
            <text:p>215050024</text:p>
          </table:table-cell>
          <table:table-cell office:value-type="float" office:value="45695768" calcext:value-type="float">
            <text:p>45695768</text:p>
          </table:table-cell>
          <table:table-cell office:value-type="float" office:value="29094184" calcext:value-type="float">
            <text:p>29094184</text:p>
          </table:table-cell>
          <table:table-cell office:value-type="float" office:value="26830624" calcext:value-type="float">
            <text:p>26830624</text:p>
          </table:table-cell>
          <table:table-cell table:number-columns-repeated="6"/>
        </table:table-row>
        <table:table-row table:style-name="ro1">
          <table:table-cell office:value-type="float" office:value="5918904" calcext:value-type="float">
            <text:p>5918904</text:p>
          </table:table-cell>
          <table:table-cell office:value-type="float" office:value="62864440" calcext:value-type="float">
            <text:p>62864440</text:p>
          </table:table-cell>
          <table:table-cell office:value-type="float" office:value="18958200" calcext:value-type="float">
            <text:p>18958200</text:p>
          </table:table-cell>
          <table:table-cell office:value-type="float" office:value="9611224" calcext:value-type="float">
            <text:p>9611224</text:p>
          </table:table-cell>
          <table:table-cell office:value-type="float" office:value="9639056" calcext:value-type="float">
            <text:p>9639056</text:p>
          </table:table-cell>
          <table:table-cell office:value-type="float" office:value="8724264" calcext:value-type="float">
            <text:p>8724264</text:p>
          </table:table-cell>
          <table:table-cell office:value-type="float" office:value="215064536" calcext:value-type="float">
            <text:p>215064536</text:p>
          </table:table-cell>
          <table:table-cell office:value-type="float" office:value="45696312" calcext:value-type="float">
            <text:p>45696312</text:p>
          </table:table-cell>
          <table:table-cell office:value-type="float" office:value="29160160" calcext:value-type="float">
            <text:p>29160160</text:p>
          </table:table-cell>
          <table:table-cell office:value-type="float" office:value="26836208" calcext:value-type="float">
            <text:p>26836208</text:p>
          </table:table-cell>
          <table:table-cell table:number-columns-repeated="6"/>
        </table:table-row>
        <table:table-row table:style-name="ro1">
          <table:table-cell office:value-type="float" office:value="5919080" calcext:value-type="float">
            <text:p>5919080</text:p>
          </table:table-cell>
          <table:table-cell office:value-type="float" office:value="62864576" calcext:value-type="float">
            <text:p>62864576</text:p>
          </table:table-cell>
          <table:table-cell office:value-type="float" office:value="18958856" calcext:value-type="float">
            <text:p>18958856</text:p>
          </table:table-cell>
          <table:table-cell office:value-type="float" office:value="9611424" calcext:value-type="float">
            <text:p>9611424</text:p>
          </table:table-cell>
          <table:table-cell office:value-type="float" office:value="9639336" calcext:value-type="float">
            <text:p>9639336</text:p>
          </table:table-cell>
          <table:table-cell office:value-type="float" office:value="8725552" calcext:value-type="float">
            <text:p>8725552</text:p>
          </table:table-cell>
          <table:table-cell office:value-type="float" office:value="215159944" calcext:value-type="float">
            <text:p>215159944</text:p>
          </table:table-cell>
          <table:table-cell office:value-type="float" office:value="45709208" calcext:value-type="float">
            <text:p>45709208</text:p>
          </table:table-cell>
          <table:table-cell office:value-type="float" office:value="29209928" calcext:value-type="float">
            <text:p>29209928</text:p>
          </table:table-cell>
          <table:table-cell office:value-type="float" office:value="26908384" calcext:value-type="float">
            <text:p>26908384</text:p>
          </table:table-cell>
          <table:table-cell table:number-columns-repeated="6"/>
        </table:table-row>
        <table:table-row table:style-name="ro1">
          <table:table-cell office:value-type="float" office:value="5919136" calcext:value-type="float">
            <text:p>5919136</text:p>
          </table:table-cell>
          <table:table-cell office:value-type="float" office:value="62864648" calcext:value-type="float">
            <text:p>62864648</text:p>
          </table:table-cell>
          <table:table-cell office:value-type="float" office:value="18959016" calcext:value-type="float">
            <text:p>18959016</text:p>
          </table:table-cell>
          <table:table-cell office:value-type="float" office:value="9611528" calcext:value-type="float">
            <text:p>9611528</text:p>
          </table:table-cell>
          <table:table-cell office:value-type="float" office:value="9639928" calcext:value-type="float">
            <text:p>9639928</text:p>
          </table:table-cell>
          <table:table-cell office:value-type="float" office:value="8725968" calcext:value-type="float">
            <text:p>8725968</text:p>
          </table:table-cell>
          <table:table-cell office:value-type="float" office:value="215164640" calcext:value-type="float">
            <text:p>215164640</text:p>
          </table:table-cell>
          <table:table-cell office:value-type="float" office:value="45722792" calcext:value-type="float">
            <text:p>45722792</text:p>
          </table:table-cell>
          <table:table-cell office:value-type="float" office:value="29219432" calcext:value-type="float">
            <text:p>29219432</text:p>
          </table:table-cell>
          <table:table-cell office:value-type="float" office:value="26951592" calcext:value-type="float">
            <text:p>26951592</text:p>
          </table:table-cell>
          <table:table-cell table:number-columns-repeated="6"/>
        </table:table-row>
        <table:table-row table:style-name="ro1">
          <table:table-cell office:value-type="float" office:value="5919168" calcext:value-type="float">
            <text:p>5919168</text:p>
          </table:table-cell>
          <table:table-cell office:value-type="float" office:value="62865096" calcext:value-type="float">
            <text:p>62865096</text:p>
          </table:table-cell>
          <table:table-cell office:value-type="float" office:value="18959080" calcext:value-type="float">
            <text:p>18959080</text:p>
          </table:table-cell>
          <table:table-cell office:value-type="float" office:value="9612368" calcext:value-type="float">
            <text:p>9612368</text:p>
          </table:table-cell>
          <table:table-cell office:value-type="float" office:value="9640032" calcext:value-type="float">
            <text:p>9640032</text:p>
          </table:table-cell>
          <table:table-cell office:value-type="float" office:value="8726096" calcext:value-type="float">
            <text:p>8726096</text:p>
          </table:table-cell>
          <table:table-cell office:value-type="float" office:value="215174712" calcext:value-type="float">
            <text:p>215174712</text:p>
          </table:table-cell>
          <table:table-cell office:value-type="float" office:value="45785296" calcext:value-type="float">
            <text:p>45785296</text:p>
          </table:table-cell>
          <table:table-cell office:value-type="float" office:value="29374648" calcext:value-type="float">
            <text:p>29374648</text:p>
          </table:table-cell>
          <table:table-cell office:value-type="float" office:value="26957328" calcext:value-type="float">
            <text:p>26957328</text:p>
          </table:table-cell>
          <table:table-cell table:number-columns-repeated="6"/>
        </table:table-row>
        <table:table-row table:style-name="ro1">
          <table:table-cell office:value-type="float" office:value="5919424" calcext:value-type="float">
            <text:p>5919424</text:p>
          </table:table-cell>
          <table:table-cell office:value-type="float" office:value="62865128" calcext:value-type="float">
            <text:p>62865128</text:p>
          </table:table-cell>
          <table:table-cell office:value-type="float" office:value="18959136" calcext:value-type="float">
            <text:p>18959136</text:p>
          </table:table-cell>
          <table:table-cell office:value-type="float" office:value="9612656" calcext:value-type="float">
            <text:p>9612656</text:p>
          </table:table-cell>
          <table:table-cell office:value-type="float" office:value="9640760" calcext:value-type="float">
            <text:p>9640760</text:p>
          </table:table-cell>
          <table:table-cell office:value-type="float" office:value="8727352" calcext:value-type="float">
            <text:p>8727352</text:p>
          </table:table-cell>
          <table:table-cell office:value-type="float" office:value="215310328" calcext:value-type="float">
            <text:p>215310328</text:p>
          </table:table-cell>
          <table:table-cell office:value-type="float" office:value="45788584" calcext:value-type="float">
            <text:p>45788584</text:p>
          </table:table-cell>
          <table:table-cell office:value-type="float" office:value="29458600" calcext:value-type="float">
            <text:p>29458600</text:p>
          </table:table-cell>
          <table:table-cell office:value-type="float" office:value="26967832" calcext:value-type="float">
            <text:p>26967832</text:p>
          </table:table-cell>
          <table:table-cell table:number-columns-repeated="6"/>
        </table:table-row>
        <table:table-row table:style-name="ro1">
          <table:table-cell office:value-type="float" office:value="5919688" calcext:value-type="float">
            <text:p>5919688</text:p>
          </table:table-cell>
          <table:table-cell office:value-type="float" office:value="62865736" calcext:value-type="float">
            <text:p>62865736</text:p>
          </table:table-cell>
          <table:table-cell office:value-type="float" office:value="18959200" calcext:value-type="float">
            <text:p>18959200</text:p>
          </table:table-cell>
          <table:table-cell office:value-type="float" office:value="9612912" calcext:value-type="float">
            <text:p>9612912</text:p>
          </table:table-cell>
          <table:table-cell office:value-type="float" office:value="9640976" calcext:value-type="float">
            <text:p>9640976</text:p>
          </table:table-cell>
          <table:table-cell office:value-type="float" office:value="8728592" calcext:value-type="float">
            <text:p>8728592</text:p>
          </table:table-cell>
          <table:table-cell office:value-type="float" office:value="215322144" calcext:value-type="float">
            <text:p>215322144</text:p>
          </table:table-cell>
          <table:table-cell office:value-type="float" office:value="45789760" calcext:value-type="float">
            <text:p>45789760</text:p>
          </table:table-cell>
          <table:table-cell office:value-type="float" office:value="29798328" calcext:value-type="float">
            <text:p>29798328</text:p>
          </table:table-cell>
          <table:table-cell office:value-type="float" office:value="27011632" calcext:value-type="float">
            <text:p>27011632</text:p>
          </table:table-cell>
          <table:table-cell table:number-columns-repeated="6"/>
        </table:table-row>
        <table:table-row table:style-name="ro1">
          <table:table-cell office:value-type="float" office:value="5919968" calcext:value-type="float">
            <text:p>5919968</text:p>
          </table:table-cell>
          <table:table-cell office:value-type="float" office:value="62865752" calcext:value-type="float">
            <text:p>62865752</text:p>
          </table:table-cell>
          <table:table-cell office:value-type="float" office:value="18960064" calcext:value-type="float">
            <text:p>18960064</text:p>
          </table:table-cell>
          <table:table-cell office:value-type="float" office:value="9613056" calcext:value-type="float">
            <text:p>9613056</text:p>
          </table:table-cell>
          <table:table-cell office:value-type="float" office:value="9641104" calcext:value-type="float">
            <text:p>9641104</text:p>
          </table:table-cell>
          <table:table-cell office:value-type="float" office:value="8728936" calcext:value-type="float">
            <text:p>8728936</text:p>
          </table:table-cell>
          <table:table-cell office:value-type="float" office:value="215377008" calcext:value-type="float">
            <text:p>215377008</text:p>
          </table:table-cell>
          <table:table-cell office:value-type="float" office:value="45800776" calcext:value-type="float">
            <text:p>45800776</text:p>
          </table:table-cell>
          <table:table-cell office:value-type="float" office:value="30080328" calcext:value-type="float">
            <text:p>30080328</text:p>
          </table:table-cell>
          <table:table-cell office:value-type="float" office:value="27302096" calcext:value-type="float">
            <text:p>27302096</text:p>
          </table:table-cell>
          <table:table-cell table:number-columns-repeated="6"/>
        </table:table-row>
        <table:table-row table:style-name="ro1">
          <table:table-cell office:value-type="float" office:value="5920048" calcext:value-type="float">
            <text:p>5920048</text:p>
          </table:table-cell>
          <table:table-cell office:value-type="float" office:value="62867288" calcext:value-type="float">
            <text:p>62867288</text:p>
          </table:table-cell>
          <table:table-cell office:value-type="float" office:value="18960552" calcext:value-type="float">
            <text:p>18960552</text:p>
          </table:table-cell>
          <table:table-cell office:value-type="float" office:value="9614000" calcext:value-type="float">
            <text:p>9614000</text:p>
          </table:table-cell>
          <table:table-cell office:value-type="float" office:value="9641472" calcext:value-type="float">
            <text:p>9641472</text:p>
          </table:table-cell>
          <table:table-cell office:value-type="float" office:value="8729080" calcext:value-type="float">
            <text:p>8729080</text:p>
          </table:table-cell>
          <table:table-cell office:value-type="float" office:value="215481816" calcext:value-type="float">
            <text:p>215481816</text:p>
          </table:table-cell>
          <table:table-cell office:value-type="float" office:value="45802528" calcext:value-type="float">
            <text:p>45802528</text:p>
          </table:table-cell>
          <table:table-cell office:value-type="float" office:value="30235872" calcext:value-type="float">
            <text:p>30235872</text:p>
          </table:table-cell>
          <table:table-cell office:value-type="float" office:value="27326040" calcext:value-type="float">
            <text:p>27326040</text:p>
          </table:table-cell>
          <table:table-cell table:number-columns-repeated="6"/>
        </table:table-row>
        <table:table-row table:style-name="ro1">
          <table:table-cell office:value-type="float" office:value="5920112" calcext:value-type="float">
            <text:p>5920112</text:p>
          </table:table-cell>
          <table:table-cell office:value-type="float" office:value="62867824" calcext:value-type="float">
            <text:p>62867824</text:p>
          </table:table-cell>
          <table:table-cell office:value-type="float" office:value="18960608" calcext:value-type="float">
            <text:p>18960608</text:p>
          </table:table-cell>
          <table:table-cell office:value-type="float" office:value="9614168" calcext:value-type="float">
            <text:p>9614168</text:p>
          </table:table-cell>
          <table:table-cell office:value-type="float" office:value="9641896" calcext:value-type="float">
            <text:p>9641896</text:p>
          </table:table-cell>
          <table:table-cell office:value-type="float" office:value="8729936" calcext:value-type="float">
            <text:p>8729936</text:p>
          </table:table-cell>
          <table:table-cell office:value-type="float" office:value="215522552" calcext:value-type="float">
            <text:p>215522552</text:p>
          </table:table-cell>
          <table:table-cell office:value-type="float" office:value="45804744" calcext:value-type="float">
            <text:p>45804744</text:p>
          </table:table-cell>
          <table:table-cell office:value-type="float" office:value="30528680" calcext:value-type="float">
            <text:p>30528680</text:p>
          </table:table-cell>
          <table:table-cell office:value-type="float" office:value="27351704" calcext:value-type="float">
            <text:p>27351704</text:p>
          </table:table-cell>
          <table:table-cell table:number-columns-repeated="6"/>
        </table:table-row>
        <table:table-row table:style-name="ro1">
          <table:table-cell office:value-type="float" office:value="5922512" calcext:value-type="float">
            <text:p>5922512</text:p>
          </table:table-cell>
          <table:table-cell office:value-type="float" office:value="62867944" calcext:value-type="float">
            <text:p>62867944</text:p>
          </table:table-cell>
          <table:table-cell office:value-type="float" office:value="18960624" calcext:value-type="float">
            <text:p>18960624</text:p>
          </table:table-cell>
          <table:table-cell office:value-type="float" office:value="9614392" calcext:value-type="float">
            <text:p>9614392</text:p>
          </table:table-cell>
          <table:table-cell office:value-type="float" office:value="9642280" calcext:value-type="float">
            <text:p>9642280</text:p>
          </table:table-cell>
          <table:table-cell office:value-type="float" office:value="8737488" calcext:value-type="float">
            <text:p>8737488</text:p>
          </table:table-cell>
          <table:table-cell office:value-type="float" office:value="215541808" calcext:value-type="float">
            <text:p>215541808</text:p>
          </table:table-cell>
          <table:table-cell office:value-type="float" office:value="45804960" calcext:value-type="float">
            <text:p>45804960</text:p>
          </table:table-cell>
          <table:table-cell office:value-type="float" office:value="31419984" calcext:value-type="float">
            <text:p>31419984</text:p>
          </table:table-cell>
          <table:table-cell office:value-type="float" office:value="27580488" calcext:value-type="float">
            <text:p>27580488</text:p>
          </table:table-cell>
          <table:table-cell table:number-columns-repeated="6"/>
        </table:table-row>
        <table:table-row table:style-name="ro1">
          <table:table-cell office:value-type="float" office:value="5923672" calcext:value-type="float">
            <text:p>5923672</text:p>
          </table:table-cell>
          <table:table-cell office:value-type="float" office:value="62867984" calcext:value-type="float">
            <text:p>62867984</text:p>
          </table:table-cell>
          <table:table-cell office:value-type="float" office:value="18960704" calcext:value-type="float">
            <text:p>18960704</text:p>
          </table:table-cell>
          <table:table-cell office:value-type="float" office:value="9614880" calcext:value-type="float">
            <text:p>9614880</text:p>
          </table:table-cell>
          <table:table-cell office:value-type="float" office:value="9642424" calcext:value-type="float">
            <text:p>9642424</text:p>
          </table:table-cell>
          <table:table-cell office:value-type="float" office:value="8738520" calcext:value-type="float">
            <text:p>8738520</text:p>
          </table:table-cell>
          <table:table-cell office:value-type="float" office:value="215545496" calcext:value-type="float">
            <text:p>215545496</text:p>
          </table:table-cell>
          <table:table-cell office:value-type="float" office:value="45805376" calcext:value-type="float">
            <text:p>45805376</text:p>
          </table:table-cell>
          <table:table-cell office:value-type="float" office:value="31854248" calcext:value-type="float">
            <text:p>31854248</text:p>
          </table:table-cell>
          <table:table-cell office:value-type="float" office:value="27909896" calcext:value-type="float">
            <text:p>27909896</text:p>
          </table:table-cell>
          <table:table-cell table:number-columns-repeated="6"/>
        </table:table-row>
        <table:table-row table:style-name="ro1">
          <table:table-cell office:value-type="float" office:value="5923736" calcext:value-type="float">
            <text:p>5923736</text:p>
          </table:table-cell>
          <table:table-cell office:value-type="float" office:value="62868088" calcext:value-type="float">
            <text:p>62868088</text:p>
          </table:table-cell>
          <table:table-cell office:value-type="float" office:value="18961232" calcext:value-type="float">
            <text:p>18961232</text:p>
          </table:table-cell>
          <table:table-cell office:value-type="float" office:value="9615232" calcext:value-type="float">
            <text:p>9615232</text:p>
          </table:table-cell>
          <table:table-cell office:value-type="float" office:value="9642784" calcext:value-type="float">
            <text:p>9642784</text:p>
          </table:table-cell>
          <table:table-cell office:value-type="float" office:value="8740840" calcext:value-type="float">
            <text:p>8740840</text:p>
          </table:table-cell>
          <table:table-cell office:value-type="float" office:value="215615464" calcext:value-type="float">
            <text:p>215615464</text:p>
          </table:table-cell>
          <table:table-cell office:value-type="float" office:value="45805680" calcext:value-type="float">
            <text:p>45805680</text:p>
          </table:table-cell>
          <table:table-cell office:value-type="float" office:value="31972432" calcext:value-type="float">
            <text:p>31972432</text:p>
          </table:table-cell>
          <table:table-cell office:value-type="float" office:value="27983344" calcext:value-type="float">
            <text:p>27983344</text:p>
          </table:table-cell>
          <table:table-cell table:number-columns-repeated="6"/>
        </table:table-row>
        <table:table-row table:style-name="ro1">
          <table:table-cell office:value-type="float" office:value="5923784" calcext:value-type="float">
            <text:p>5923784</text:p>
          </table:table-cell>
          <table:table-cell office:value-type="float" office:value="62868704" calcext:value-type="float">
            <text:p>62868704</text:p>
          </table:table-cell>
          <table:table-cell office:value-type="float" office:value="18961384" calcext:value-type="float">
            <text:p>18961384</text:p>
          </table:table-cell>
          <table:table-cell office:value-type="float" office:value="9616064" calcext:value-type="float">
            <text:p>9616064</text:p>
          </table:table-cell>
          <table:table-cell office:value-type="float" office:value="9642848" calcext:value-type="float">
            <text:p>9642848</text:p>
          </table:table-cell>
          <table:table-cell office:value-type="float" office:value="8743512" calcext:value-type="float">
            <text:p>8743512</text:p>
          </table:table-cell>
          <table:table-cell office:value-type="float" office:value="215665512" calcext:value-type="float">
            <text:p>215665512</text:p>
          </table:table-cell>
          <table:table-cell office:value-type="float" office:value="45813536" calcext:value-type="float">
            <text:p>45813536</text:p>
          </table:table-cell>
          <table:table-cell office:value-type="float" office:value="32212208" calcext:value-type="float">
            <text:p>32212208</text:p>
          </table:table-cell>
          <table:table-cell office:value-type="float" office:value="28168256" calcext:value-type="float">
            <text:p>28168256</text:p>
          </table:table-cell>
          <table:table-cell table:number-columns-repeated="6"/>
        </table:table-row>
        <table:table-row table:style-name="ro1">
          <table:table-cell office:value-type="float" office:value="5923848" calcext:value-type="float">
            <text:p>5923848</text:p>
          </table:table-cell>
          <table:table-cell office:value-type="float" office:value="62869664" calcext:value-type="float">
            <text:p>62869664</text:p>
          </table:table-cell>
          <table:table-cell office:value-type="float" office:value="18961440" calcext:value-type="float">
            <text:p>18961440</text:p>
          </table:table-cell>
          <table:table-cell office:value-type="float" office:value="9616128" calcext:value-type="float">
            <text:p>9616128</text:p>
          </table:table-cell>
          <table:table-cell office:value-type="float" office:value="9643208" calcext:value-type="float">
            <text:p>9643208</text:p>
          </table:table-cell>
          <table:table-cell office:value-type="float" office:value="8743592" calcext:value-type="float">
            <text:p>8743592</text:p>
          </table:table-cell>
          <table:table-cell office:value-type="float" office:value="215696584" calcext:value-type="float">
            <text:p>215696584</text:p>
          </table:table-cell>
          <table:table-cell office:value-type="float" office:value="45816896" calcext:value-type="float">
            <text:p>45816896</text:p>
          </table:table-cell>
          <table:table-cell office:value-type="float" office:value="32444160" calcext:value-type="float">
            <text:p>32444160</text:p>
          </table:table-cell>
          <table:table-cell office:value-type="float" office:value="28225304" calcext:value-type="float">
            <text:p>28225304</text:p>
          </table:table-cell>
          <table:table-cell table:number-columns-repeated="6"/>
        </table:table-row>
        <table:table-row table:style-name="ro1">
          <table:table-cell office:value-type="float" office:value="5923848" calcext:value-type="float">
            <text:p>5923848</text:p>
          </table:table-cell>
          <table:table-cell office:value-type="float" office:value="62869720" calcext:value-type="float">
            <text:p>62869720</text:p>
          </table:table-cell>
          <table:table-cell office:value-type="float" office:value="18961880" calcext:value-type="float">
            <text:p>18961880</text:p>
          </table:table-cell>
          <table:table-cell office:value-type="float" office:value="9616144" calcext:value-type="float">
            <text:p>9616144</text:p>
          </table:table-cell>
          <table:table-cell office:value-type="float" office:value="9643296" calcext:value-type="float">
            <text:p>9643296</text:p>
          </table:table-cell>
          <table:table-cell office:value-type="float" office:value="8743624" calcext:value-type="float">
            <text:p>8743624</text:p>
          </table:table-cell>
          <table:table-cell office:value-type="float" office:value="215776024" calcext:value-type="float">
            <text:p>215776024</text:p>
          </table:table-cell>
          <table:table-cell office:value-type="float" office:value="45819944" calcext:value-type="float">
            <text:p>45819944</text:p>
          </table:table-cell>
          <table:table-cell office:value-type="float" office:value="32632664" calcext:value-type="float">
            <text:p>32632664</text:p>
          </table:table-cell>
          <table:table-cell office:value-type="float" office:value="28264696" calcext:value-type="float">
            <text:p>28264696</text:p>
          </table:table-cell>
          <table:table-cell table:number-columns-repeated="6"/>
        </table:table-row>
        <table:table-row table:style-name="ro1">
          <table:table-cell office:value-type="float" office:value="5924432" calcext:value-type="float">
            <text:p>5924432</text:p>
          </table:table-cell>
          <table:table-cell office:value-type="float" office:value="62871608" calcext:value-type="float">
            <text:p>62871608</text:p>
          </table:table-cell>
          <table:table-cell office:value-type="float" office:value="18962160" calcext:value-type="float">
            <text:p>18962160</text:p>
          </table:table-cell>
          <table:table-cell office:value-type="float" office:value="9616552" calcext:value-type="float">
            <text:p>9616552</text:p>
          </table:table-cell>
          <table:table-cell office:value-type="float" office:value="9643384" calcext:value-type="float">
            <text:p>9643384</text:p>
          </table:table-cell>
          <table:table-cell office:value-type="float" office:value="8745952" calcext:value-type="float">
            <text:p>8745952</text:p>
          </table:table-cell>
          <table:table-cell office:value-type="float" office:value="215779088" calcext:value-type="float">
            <text:p>215779088</text:p>
          </table:table-cell>
          <table:table-cell office:value-type="float" office:value="45829264" calcext:value-type="float">
            <text:p>45829264</text:p>
          </table:table-cell>
          <table:table-cell office:value-type="float" office:value="33031056" calcext:value-type="float">
            <text:p>33031056</text:p>
          </table:table-cell>
          <table:table-cell office:value-type="float" office:value="28303168" calcext:value-type="float">
            <text:p>28303168</text:p>
          </table:table-cell>
          <table:table-cell table:number-columns-repeated="6"/>
        </table:table-row>
        <table:table-row table:style-name="ro1">
          <table:table-cell office:value-type="float" office:value="5924704" calcext:value-type="float">
            <text:p>5924704</text:p>
          </table:table-cell>
          <table:table-cell office:value-type="float" office:value="62871960" calcext:value-type="float">
            <text:p>62871960</text:p>
          </table:table-cell>
          <table:table-cell office:value-type="float" office:value="18962216" calcext:value-type="float">
            <text:p>18962216</text:p>
          </table:table-cell>
          <table:table-cell office:value-type="float" office:value="9617552" calcext:value-type="float">
            <text:p>9617552</text:p>
          </table:table-cell>
          <table:table-cell office:value-type="float" office:value="9643704" calcext:value-type="float">
            <text:p>9643704</text:p>
          </table:table-cell>
          <table:table-cell office:value-type="float" office:value="8746584" calcext:value-type="float">
            <text:p>8746584</text:p>
          </table:table-cell>
          <table:table-cell office:value-type="float" office:value="215824240" calcext:value-type="float">
            <text:p>215824240</text:p>
          </table:table-cell>
          <table:table-cell office:value-type="float" office:value="45829496" calcext:value-type="float">
            <text:p>45829496</text:p>
          </table:table-cell>
          <table:table-cell office:value-type="float" office:value="33036712" calcext:value-type="float">
            <text:p>33036712</text:p>
          </table:table-cell>
          <table:table-cell office:value-type="float" office:value="28405720" calcext:value-type="float">
            <text:p>28405720</text:p>
          </table:table-cell>
          <table:table-cell table:number-columns-repeated="6"/>
        </table:table-row>
        <table:table-row table:style-name="ro1">
          <table:table-cell office:value-type="float" office:value="5925640" calcext:value-type="float">
            <text:p>5925640</text:p>
          </table:table-cell>
          <table:table-cell office:value-type="float" office:value="62871960" calcext:value-type="float">
            <text:p>62871960</text:p>
          </table:table-cell>
          <table:table-cell office:value-type="float" office:value="18962280" calcext:value-type="float">
            <text:p>18962280</text:p>
          </table:table-cell>
          <table:table-cell office:value-type="float" office:value="9617752" calcext:value-type="float">
            <text:p>9617752</text:p>
          </table:table-cell>
          <table:table-cell office:value-type="float" office:value="9644552" calcext:value-type="float">
            <text:p>9644552</text:p>
          </table:table-cell>
          <table:table-cell office:value-type="float" office:value="8748496" calcext:value-type="float">
            <text:p>8748496</text:p>
          </table:table-cell>
          <table:table-cell office:value-type="float" office:value="215941840" calcext:value-type="float">
            <text:p>215941840</text:p>
          </table:table-cell>
          <table:table-cell office:value-type="float" office:value="45829576" calcext:value-type="float">
            <text:p>45829576</text:p>
          </table:table-cell>
          <table:table-cell office:value-type="float" office:value="33042688" calcext:value-type="float">
            <text:p>33042688</text:p>
          </table:table-cell>
          <table:table-cell office:value-type="float" office:value="28415984" calcext:value-type="float">
            <text:p>28415984</text:p>
          </table:table-cell>
          <table:table-cell table:number-columns-repeated="6"/>
        </table:table-row>
        <table:table-row table:style-name="ro1">
          <table:table-cell office:value-type="float" office:value="5925672" calcext:value-type="float">
            <text:p>5925672</text:p>
          </table:table-cell>
          <table:table-cell office:value-type="float" office:value="62872392" calcext:value-type="float">
            <text:p>62872392</text:p>
          </table:table-cell>
          <table:table-cell office:value-type="float" office:value="18962704" calcext:value-type="float">
            <text:p>18962704</text:p>
          </table:table-cell>
          <table:table-cell office:value-type="float" office:value="9617816" calcext:value-type="float">
            <text:p>9617816</text:p>
          </table:table-cell>
          <table:table-cell office:value-type="float" office:value="9644576" calcext:value-type="float">
            <text:p>9644576</text:p>
          </table:table-cell>
          <table:table-cell office:value-type="float" office:value="8752664" calcext:value-type="float">
            <text:p>8752664</text:p>
          </table:table-cell>
          <table:table-cell office:value-type="float" office:value="216014256" calcext:value-type="float">
            <text:p>216014256</text:p>
          </table:table-cell>
          <table:table-cell office:value-type="float" office:value="45830432" calcext:value-type="float">
            <text:p>45830432</text:p>
          </table:table-cell>
          <table:table-cell office:value-type="float" office:value="33048096" calcext:value-type="float">
            <text:p>33048096</text:p>
          </table:table-cell>
          <table:table-cell office:value-type="float" office:value="28469024" calcext:value-type="float">
            <text:p>28469024</text:p>
          </table:table-cell>
          <table:table-cell table:number-columns-repeated="6"/>
        </table:table-row>
        <table:table-row table:style-name="ro1">
          <table:table-cell office:value-type="float" office:value="5925784" calcext:value-type="float">
            <text:p>5925784</text:p>
          </table:table-cell>
          <table:table-cell office:value-type="float" office:value="62872472" calcext:value-type="float">
            <text:p>62872472</text:p>
          </table:table-cell>
          <table:table-cell office:value-type="float" office:value="18962776" calcext:value-type="float">
            <text:p>18962776</text:p>
          </table:table-cell>
          <table:table-cell office:value-type="float" office:value="9617992" calcext:value-type="float">
            <text:p>9617992</text:p>
          </table:table-cell>
          <table:table-cell office:value-type="float" office:value="9645584" calcext:value-type="float">
            <text:p>9645584</text:p>
          </table:table-cell>
          <table:table-cell office:value-type="float" office:value="8754800" calcext:value-type="float">
            <text:p>8754800</text:p>
          </table:table-cell>
          <table:table-cell office:value-type="float" office:value="216068152" calcext:value-type="float">
            <text:p>216068152</text:p>
          </table:table-cell>
          <table:table-cell office:value-type="float" office:value="45831344" calcext:value-type="float">
            <text:p>45831344</text:p>
          </table:table-cell>
          <table:table-cell office:value-type="float" office:value="33053592" calcext:value-type="float">
            <text:p>33053592</text:p>
          </table:table-cell>
          <table:table-cell office:value-type="float" office:value="28555408" calcext:value-type="float">
            <text:p>28555408</text:p>
          </table:table-cell>
          <table:table-cell table:number-columns-repeated="6"/>
        </table:table-row>
        <table:table-row table:style-name="ro1">
          <table:table-cell office:value-type="float" office:value="5925832" calcext:value-type="float">
            <text:p>5925832</text:p>
          </table:table-cell>
          <table:table-cell office:value-type="float" office:value="62873456" calcext:value-type="float">
            <text:p>62873456</text:p>
          </table:table-cell>
          <table:table-cell office:value-type="float" office:value="18962904" calcext:value-type="float">
            <text:p>18962904</text:p>
          </table:table-cell>
          <table:table-cell office:value-type="float" office:value="9618376" calcext:value-type="float">
            <text:p>9618376</text:p>
          </table:table-cell>
          <table:table-cell office:value-type="float" office:value="9646640" calcext:value-type="float">
            <text:p>9646640</text:p>
          </table:table-cell>
          <table:table-cell office:value-type="float" office:value="8756360" calcext:value-type="float">
            <text:p>8756360</text:p>
          </table:table-cell>
          <table:table-cell office:value-type="float" office:value="216705952" calcext:value-type="float">
            <text:p>216705952</text:p>
          </table:table-cell>
          <table:table-cell office:value-type="float" office:value="45831664" calcext:value-type="float">
            <text:p>45831664</text:p>
          </table:table-cell>
          <table:table-cell office:value-type="float" office:value="33053656" calcext:value-type="float">
            <text:p>33053656</text:p>
          </table:table-cell>
          <table:table-cell office:value-type="float" office:value="28613944" calcext:value-type="float">
            <text:p>28613944</text:p>
          </table:table-cell>
          <table:table-cell table:number-columns-repeated="6"/>
        </table:table-row>
        <table:table-row table:style-name="ro1">
          <table:table-cell office:value-type="float" office:value="5925888" calcext:value-type="float">
            <text:p>5925888</text:p>
          </table:table-cell>
          <table:table-cell office:value-type="float" office:value="62875088" calcext:value-type="float">
            <text:p>62875088</text:p>
          </table:table-cell>
          <table:table-cell office:value-type="float" office:value="18963536" calcext:value-type="float">
            <text:p>18963536</text:p>
          </table:table-cell>
          <table:table-cell office:value-type="float" office:value="9618440" calcext:value-type="float">
            <text:p>9618440</text:p>
          </table:table-cell>
          <table:table-cell office:value-type="float" office:value="9646656" calcext:value-type="float">
            <text:p>9646656</text:p>
          </table:table-cell>
          <table:table-cell office:value-type="float" office:value="8756592" calcext:value-type="float">
            <text:p>8756592</text:p>
          </table:table-cell>
          <table:table-cell office:value-type="float" office:value="217087000" calcext:value-type="float">
            <text:p>217087000</text:p>
          </table:table-cell>
          <table:table-cell office:value-type="float" office:value="45833496" calcext:value-type="float">
            <text:p>45833496</text:p>
          </table:table-cell>
          <table:table-cell office:value-type="float" office:value="33066872" calcext:value-type="float">
            <text:p>33066872</text:p>
          </table:table-cell>
          <table:table-cell office:value-type="float" office:value="28660224" calcext:value-type="float">
            <text:p>28660224</text:p>
          </table:table-cell>
          <table:table-cell table:number-columns-repeated="6"/>
        </table:table-row>
        <table:table-row table:style-name="ro1">
          <table:table-cell office:value-type="float" office:value="5925928" calcext:value-type="float">
            <text:p>5925928</text:p>
          </table:table-cell>
          <table:table-cell office:value-type="float" office:value="62875376" calcext:value-type="float">
            <text:p>62875376</text:p>
          </table:table-cell>
          <table:table-cell office:value-type="float" office:value="18963600" calcext:value-type="float">
            <text:p>18963600</text:p>
          </table:table-cell>
          <table:table-cell office:value-type="float" office:value="9619256" calcext:value-type="float">
            <text:p>9619256</text:p>
          </table:table-cell>
          <table:table-cell office:value-type="float" office:value="9646784" calcext:value-type="float">
            <text:p>9646784</text:p>
          </table:table-cell>
          <table:table-cell office:value-type="float" office:value="8760280" calcext:value-type="float">
            <text:p>8760280</text:p>
          </table:table-cell>
          <table:table-cell office:value-type="float" office:value="217719032" calcext:value-type="float">
            <text:p>217719032</text:p>
          </table:table-cell>
          <table:table-cell office:value-type="float" office:value="45834136" calcext:value-type="float">
            <text:p>45834136</text:p>
          </table:table-cell>
          <table:table-cell office:value-type="float" office:value="33077320" calcext:value-type="float">
            <text:p>33077320</text:p>
          </table:table-cell>
          <table:table-cell office:value-type="float" office:value="28671856" calcext:value-type="float">
            <text:p>28671856</text:p>
          </table:table-cell>
          <table:table-cell table:number-columns-repeated="6"/>
        </table:table-row>
        <table:table-row table:style-name="ro1">
          <table:table-cell office:value-type="float" office:value="5925936" calcext:value-type="float">
            <text:p>5925936</text:p>
          </table:table-cell>
          <table:table-cell office:value-type="float" office:value="62875544" calcext:value-type="float">
            <text:p>62875544</text:p>
          </table:table-cell>
          <table:table-cell office:value-type="float" office:value="18964432" calcext:value-type="float">
            <text:p>18964432</text:p>
          </table:table-cell>
          <table:table-cell office:value-type="float" office:value="9619320" calcext:value-type="float">
            <text:p>9619320</text:p>
          </table:table-cell>
          <table:table-cell office:value-type="float" office:value="9646912" calcext:value-type="float">
            <text:p>9646912</text:p>
          </table:table-cell>
          <table:table-cell office:value-type="float" office:value="8761368" calcext:value-type="float">
            <text:p>8761368</text:p>
          </table:table-cell>
          <table:table-cell office:value-type="float" office:value="217992984" calcext:value-type="float">
            <text:p>217992984</text:p>
          </table:table-cell>
          <table:table-cell office:value-type="float" office:value="45835000" calcext:value-type="float">
            <text:p>45835000</text:p>
          </table:table-cell>
          <table:table-cell office:value-type="float" office:value="33088528" calcext:value-type="float">
            <text:p>33088528</text:p>
          </table:table-cell>
          <table:table-cell office:value-type="float" office:value="28690016" calcext:value-type="float">
            <text:p>28690016</text:p>
          </table:table-cell>
          <table:table-cell table:number-columns-repeated="6"/>
        </table:table-row>
        <table:table-row table:style-name="ro1">
          <table:table-cell office:value-type="float" office:value="5926024" calcext:value-type="float">
            <text:p>5926024</text:p>
          </table:table-cell>
          <table:table-cell office:value-type="float" office:value="62875688" calcext:value-type="float">
            <text:p>62875688</text:p>
          </table:table-cell>
          <table:table-cell office:value-type="float" office:value="18964584" calcext:value-type="float">
            <text:p>18964584</text:p>
          </table:table-cell>
          <table:table-cell office:value-type="float" office:value="9619784" calcext:value-type="float">
            <text:p>9619784</text:p>
          </table:table-cell>
          <table:table-cell office:value-type="float" office:value="9647160" calcext:value-type="float">
            <text:p>9647160</text:p>
          </table:table-cell>
          <table:table-cell office:value-type="float" office:value="8761984" calcext:value-type="float">
            <text:p>8761984</text:p>
          </table:table-cell>
          <table:table-cell office:value-type="float" office:value="218014320" calcext:value-type="float">
            <text:p>218014320</text:p>
          </table:table-cell>
          <table:table-cell office:value-type="float" office:value="45836488" calcext:value-type="float">
            <text:p>45836488</text:p>
          </table:table-cell>
          <table:table-cell office:value-type="float" office:value="33100056" calcext:value-type="float">
            <text:p>33100056</text:p>
          </table:table-cell>
          <table:table-cell office:value-type="float" office:value="28822696" calcext:value-type="float">
            <text:p>28822696</text:p>
          </table:table-cell>
          <table:table-cell table:number-columns-repeated="6"/>
        </table:table-row>
        <table:table-row table:style-name="ro1">
          <table:table-cell office:value-type="float" office:value="5926304" calcext:value-type="float">
            <text:p>5926304</text:p>
          </table:table-cell>
          <table:table-cell office:value-type="float" office:value="62875904" calcext:value-type="float">
            <text:p>62875904</text:p>
          </table:table-cell>
          <table:table-cell office:value-type="float" office:value="18965280" calcext:value-type="float">
            <text:p>18965280</text:p>
          </table:table-cell>
          <table:table-cell office:value-type="float" office:value="9620248" calcext:value-type="float">
            <text:p>9620248</text:p>
          </table:table-cell>
          <table:table-cell office:value-type="float" office:value="9647200" calcext:value-type="float">
            <text:p>9647200</text:p>
          </table:table-cell>
          <table:table-cell office:value-type="float" office:value="8762120" calcext:value-type="float">
            <text:p>8762120</text:p>
          </table:table-cell>
          <table:table-cell office:value-type="float" office:value="218043584" calcext:value-type="float">
            <text:p>218043584</text:p>
          </table:table-cell>
          <table:table-cell office:value-type="float" office:value="45837680" calcext:value-type="float">
            <text:p>45837680</text:p>
          </table:table-cell>
          <table:table-cell office:value-type="float" office:value="33100672" calcext:value-type="float">
            <text:p>33100672</text:p>
          </table:table-cell>
          <table:table-cell office:value-type="float" office:value="28975400" calcext:value-type="float">
            <text:p>28975400</text:p>
          </table:table-cell>
          <table:table-cell table:number-columns-repeated="6"/>
        </table:table-row>
        <table:table-row table:style-name="ro1">
          <table:table-cell office:value-type="float" office:value="5926328" calcext:value-type="float">
            <text:p>5926328</text:p>
          </table:table-cell>
          <table:table-cell office:value-type="float" office:value="62876704" calcext:value-type="float">
            <text:p>62876704</text:p>
          </table:table-cell>
          <table:table-cell office:value-type="float" office:value="18965896" calcext:value-type="float">
            <text:p>18965896</text:p>
          </table:table-cell>
          <table:table-cell office:value-type="float" office:value="9620632" calcext:value-type="float">
            <text:p>9620632</text:p>
          </table:table-cell>
          <table:table-cell office:value-type="float" office:value="9647352" calcext:value-type="float">
            <text:p>9647352</text:p>
          </table:table-cell>
          <table:table-cell office:value-type="float" office:value="8765752" calcext:value-type="float">
            <text:p>8765752</text:p>
          </table:table-cell>
          <table:table-cell office:value-type="float" office:value="218105968" calcext:value-type="float">
            <text:p>218105968</text:p>
          </table:table-cell>
          <table:table-cell office:value-type="float" office:value="45838744" calcext:value-type="float">
            <text:p>45838744</text:p>
          </table:table-cell>
          <table:table-cell office:value-type="float" office:value="33119728" calcext:value-type="float">
            <text:p>33119728</text:p>
          </table:table-cell>
          <table:table-cell office:value-type="float" office:value="29024264" calcext:value-type="float">
            <text:p>29024264</text:p>
          </table:table-cell>
          <table:table-cell table:number-columns-repeated="6"/>
        </table:table-row>
        <table:table-row table:style-name="ro1">
          <table:table-cell office:value-type="float" office:value="5927376" calcext:value-type="float">
            <text:p>5927376</text:p>
          </table:table-cell>
          <table:table-cell office:value-type="float" office:value="62877768" calcext:value-type="float">
            <text:p>62877768</text:p>
          </table:table-cell>
          <table:table-cell office:value-type="float" office:value="18966104" calcext:value-type="float">
            <text:p>18966104</text:p>
          </table:table-cell>
          <table:table-cell office:value-type="float" office:value="9620688" calcext:value-type="float">
            <text:p>9620688</text:p>
          </table:table-cell>
          <table:table-cell office:value-type="float" office:value="9648224" calcext:value-type="float">
            <text:p>9648224</text:p>
          </table:table-cell>
          <table:table-cell office:value-type="float" office:value="8767328" calcext:value-type="float">
            <text:p>8767328</text:p>
          </table:table-cell>
          <table:table-cell office:value-type="float" office:value="218228128" calcext:value-type="float">
            <text:p>218228128</text:p>
          </table:table-cell>
          <table:table-cell office:value-type="float" office:value="45844072" calcext:value-type="float">
            <text:p>45844072</text:p>
          </table:table-cell>
          <table:table-cell office:value-type="float" office:value="33122912" calcext:value-type="float">
            <text:p>33122912</text:p>
          </table:table-cell>
          <table:table-cell office:value-type="float" office:value="29877720" calcext:value-type="float">
            <text:p>29877720</text:p>
          </table:table-cell>
          <table:table-cell table:number-columns-repeated="6"/>
        </table:table-row>
        <table:table-row table:style-name="ro1">
          <table:table-cell office:value-type="float" office:value="5928008" calcext:value-type="float">
            <text:p>5928008</text:p>
          </table:table-cell>
          <table:table-cell office:value-type="float" office:value="62877776" calcext:value-type="float">
            <text:p>62877776</text:p>
          </table:table-cell>
          <table:table-cell office:value-type="float" office:value="18966232" calcext:value-type="float">
            <text:p>18966232</text:p>
          </table:table-cell>
          <table:table-cell office:value-type="float" office:value="9620832" calcext:value-type="float">
            <text:p>9620832</text:p>
          </table:table-cell>
          <table:table-cell office:value-type="float" office:value="9649040" calcext:value-type="float">
            <text:p>9649040</text:p>
          </table:table-cell>
          <table:table-cell office:value-type="float" office:value="8768520" calcext:value-type="float">
            <text:p>8768520</text:p>
          </table:table-cell>
          <table:table-cell office:value-type="float" office:value="218486352" calcext:value-type="float">
            <text:p>218486352</text:p>
          </table:table-cell>
          <table:table-cell office:value-type="float" office:value="45846136" calcext:value-type="float">
            <text:p>45846136</text:p>
          </table:table-cell>
          <table:table-cell office:value-type="float" office:value="33127648" calcext:value-type="float">
            <text:p>33127648</text:p>
          </table:table-cell>
          <table:table-cell office:value-type="float" office:value="30041952" calcext:value-type="float">
            <text:p>30041952</text:p>
          </table:table-cell>
          <table:table-cell table:number-columns-repeated="6"/>
        </table:table-row>
        <table:table-row table:style-name="ro1">
          <table:table-cell office:value-type="float" office:value="5928880" calcext:value-type="float">
            <text:p>5928880</text:p>
          </table:table-cell>
          <table:table-cell office:value-type="float" office:value="62878512" calcext:value-type="float">
            <text:p>62878512</text:p>
          </table:table-cell>
          <table:table-cell office:value-type="float" office:value="18966256" calcext:value-type="float">
            <text:p>18966256</text:p>
          </table:table-cell>
          <table:table-cell office:value-type="float" office:value="9621056" calcext:value-type="float">
            <text:p>9621056</text:p>
          </table:table-cell>
          <table:table-cell office:value-type="float" office:value="9649336" calcext:value-type="float">
            <text:p>9649336</text:p>
          </table:table-cell>
          <table:table-cell office:value-type="float" office:value="8769776" calcext:value-type="float">
            <text:p>8769776</text:p>
          </table:table-cell>
          <table:table-cell office:value-type="float" office:value="218674600" calcext:value-type="float">
            <text:p>218674600</text:p>
          </table:table-cell>
          <table:table-cell office:value-type="float" office:value="45849976" calcext:value-type="float">
            <text:p>45849976</text:p>
          </table:table-cell>
          <table:table-cell office:value-type="float" office:value="33157680" calcext:value-type="float">
            <text:p>33157680</text:p>
          </table:table-cell>
          <table:table-cell office:value-type="float" office:value="30874192" calcext:value-type="float">
            <text:p>30874192</text:p>
          </table:table-cell>
          <table:table-cell table:number-columns-repeated="6"/>
        </table:table-row>
        <table:table-row table:style-name="ro1">
          <table:table-cell office:value-type="float" office:value="5929296" calcext:value-type="float">
            <text:p>5929296</text:p>
          </table:table-cell>
          <table:table-cell office:value-type="float" office:value="62878744" calcext:value-type="float">
            <text:p>62878744</text:p>
          </table:table-cell>
          <table:table-cell office:value-type="float" office:value="18966376" calcext:value-type="float">
            <text:p>18966376</text:p>
          </table:table-cell>
          <table:table-cell office:value-type="float" office:value="9621144" calcext:value-type="float">
            <text:p>9621144</text:p>
          </table:table-cell>
          <table:table-cell office:value-type="float" office:value="9649392" calcext:value-type="float">
            <text:p>9649392</text:p>
          </table:table-cell>
          <table:table-cell office:value-type="float" office:value="8776168" calcext:value-type="float">
            <text:p>8776168</text:p>
          </table:table-cell>
          <table:table-cell office:value-type="float" office:value="218842568" calcext:value-type="float">
            <text:p>218842568</text:p>
          </table:table-cell>
          <table:table-cell office:value-type="float" office:value="45850504" calcext:value-type="float">
            <text:p>45850504</text:p>
          </table:table-cell>
          <table:table-cell office:value-type="float" office:value="33165976" calcext:value-type="float">
            <text:p>33165976</text:p>
          </table:table-cell>
          <table:table-cell office:value-type="float" office:value="31349472" calcext:value-type="float">
            <text:p>31349472</text:p>
          </table:table-cell>
          <table:table-cell table:number-columns-repeated="6"/>
        </table:table-row>
        <table:table-row table:style-name="ro1">
          <table:table-cell office:value-type="float" office:value="5929424" calcext:value-type="float">
            <text:p>5929424</text:p>
          </table:table-cell>
          <table:table-cell office:value-type="float" office:value="62879312" calcext:value-type="float">
            <text:p>62879312</text:p>
          </table:table-cell>
          <table:table-cell office:value-type="float" office:value="18966880" calcext:value-type="float">
            <text:p>18966880</text:p>
          </table:table-cell>
          <table:table-cell office:value-type="float" office:value="9621528" calcext:value-type="float">
            <text:p>9621528</text:p>
          </table:table-cell>
          <table:table-cell office:value-type="float" office:value="9651464" calcext:value-type="float">
            <text:p>9651464</text:p>
          </table:table-cell>
          <table:table-cell office:value-type="float" office:value="8779304" calcext:value-type="float">
            <text:p>8779304</text:p>
          </table:table-cell>
          <table:table-cell office:value-type="float" office:value="219834680" calcext:value-type="float">
            <text:p>219834680</text:p>
          </table:table-cell>
          <table:table-cell office:value-type="float" office:value="45852736" calcext:value-type="float">
            <text:p>45852736</text:p>
          </table:table-cell>
          <table:table-cell office:value-type="float" office:value="33178712" calcext:value-type="float">
            <text:p>33178712</text:p>
          </table:table-cell>
          <table:table-cell office:value-type="float" office:value="31359272" calcext:value-type="float">
            <text:p>31359272</text:p>
          </table:table-cell>
          <table:table-cell table:number-columns-repeated="6"/>
        </table:table-row>
        <table:table-row table:style-name="ro1">
          <table:table-cell office:value-type="float" office:value="5930112" calcext:value-type="float">
            <text:p>5930112</text:p>
          </table:table-cell>
          <table:table-cell office:value-type="float" office:value="62879536" calcext:value-type="float">
            <text:p>62879536</text:p>
          </table:table-cell>
          <table:table-cell office:value-type="float" office:value="18966944" calcext:value-type="float">
            <text:p>18966944</text:p>
          </table:table-cell>
          <table:table-cell office:value-type="float" office:value="9621584" calcext:value-type="float">
            <text:p>9621584</text:p>
          </table:table-cell>
          <table:table-cell office:value-type="float" office:value="9651504" calcext:value-type="float">
            <text:p>9651504</text:p>
          </table:table-cell>
          <table:table-cell office:value-type="float" office:value="8790896" calcext:value-type="float">
            <text:p>8790896</text:p>
          </table:table-cell>
          <table:table-cell office:value-type="float" office:value="219835624" calcext:value-type="float">
            <text:p>219835624</text:p>
          </table:table-cell>
          <table:table-cell office:value-type="float" office:value="45854744" calcext:value-type="float">
            <text:p>45854744</text:p>
          </table:table-cell>
          <table:table-cell office:value-type="float" office:value="33179968" calcext:value-type="float">
            <text:p>33179968</text:p>
          </table:table-cell>
          <table:table-cell office:value-type="float" office:value="31807368" calcext:value-type="float">
            <text:p>31807368</text:p>
          </table:table-cell>
          <table:table-cell table:number-columns-repeated="6"/>
        </table:table-row>
        <table:table-row table:style-name="ro1">
          <table:table-cell office:value-type="float" office:value="5930184" calcext:value-type="float">
            <text:p>5930184</text:p>
          </table:table-cell>
          <table:table-cell office:value-type="float" office:value="62880432" calcext:value-type="float">
            <text:p>62880432</text:p>
          </table:table-cell>
          <table:table-cell office:value-type="float" office:value="18967528" calcext:value-type="float">
            <text:p>18967528</text:p>
          </table:table-cell>
          <table:table-cell office:value-type="float" office:value="9621632" calcext:value-type="float">
            <text:p>9621632</text:p>
          </table:table-cell>
          <table:table-cell office:value-type="float" office:value="9652320" calcext:value-type="float">
            <text:p>9652320</text:p>
          </table:table-cell>
          <table:table-cell office:value-type="float" office:value="8791944" calcext:value-type="float">
            <text:p>8791944</text:p>
          </table:table-cell>
          <table:table-cell office:value-type="float" office:value="219902008" calcext:value-type="float">
            <text:p>219902008</text:p>
          </table:table-cell>
          <table:table-cell office:value-type="float" office:value="45855256" calcext:value-type="float">
            <text:p>45855256</text:p>
          </table:table-cell>
          <table:table-cell office:value-type="float" office:value="33181344" calcext:value-type="float">
            <text:p>33181344</text:p>
          </table:table-cell>
          <table:table-cell office:value-type="float" office:value="32583600" calcext:value-type="float">
            <text:p>32583600</text:p>
          </table:table-cell>
          <table:table-cell table:number-columns-repeated="6"/>
        </table:table-row>
        <table:table-row table:style-name="ro1">
          <table:table-cell office:value-type="float" office:value="5930344" calcext:value-type="float">
            <text:p>5930344</text:p>
          </table:table-cell>
          <table:table-cell office:value-type="float" office:value="62880824" calcext:value-type="float">
            <text:p>62880824</text:p>
          </table:table-cell>
          <table:table-cell office:value-type="float" office:value="18967680" calcext:value-type="float">
            <text:p>18967680</text:p>
          </table:table-cell>
          <table:table-cell office:value-type="float" office:value="9621664" calcext:value-type="float">
            <text:p>9621664</text:p>
          </table:table-cell>
          <table:table-cell office:value-type="float" office:value="9652432" calcext:value-type="float">
            <text:p>9652432</text:p>
          </table:table-cell>
          <table:table-cell office:value-type="float" office:value="8803416" calcext:value-type="float">
            <text:p>8803416</text:p>
          </table:table-cell>
          <table:table-cell office:value-type="float" office:value="219973760" calcext:value-type="float">
            <text:p>219973760</text:p>
          </table:table-cell>
          <table:table-cell office:value-type="float" office:value="45855712" calcext:value-type="float">
            <text:p>45855712</text:p>
          </table:table-cell>
          <table:table-cell office:value-type="float" office:value="33198648" calcext:value-type="float">
            <text:p>33198648</text:p>
          </table:table-cell>
          <table:table-cell office:value-type="float" office:value="32690136" calcext:value-type="float">
            <text:p>32690136</text:p>
          </table:table-cell>
          <table:table-cell table:number-columns-repeated="6"/>
        </table:table-row>
        <table:table-row table:style-name="ro1">
          <table:table-cell office:value-type="float" office:value="5930400" calcext:value-type="float">
            <text:p>5930400</text:p>
          </table:table-cell>
          <table:table-cell office:value-type="float" office:value="62881128" calcext:value-type="float">
            <text:p>62881128</text:p>
          </table:table-cell>
          <table:table-cell office:value-type="float" office:value="18968448" calcext:value-type="float">
            <text:p>18968448</text:p>
          </table:table-cell>
          <table:table-cell office:value-type="float" office:value="9621792" calcext:value-type="float">
            <text:p>9621792</text:p>
          </table:table-cell>
          <table:table-cell office:value-type="float" office:value="9652536" calcext:value-type="float">
            <text:p>9652536</text:p>
          </table:table-cell>
          <table:table-cell office:value-type="float" office:value="8806360" calcext:value-type="float">
            <text:p>8806360</text:p>
          </table:table-cell>
          <table:table-cell office:value-type="float" office:value="220410136" calcext:value-type="float">
            <text:p>220410136</text:p>
          </table:table-cell>
          <table:table-cell office:value-type="float" office:value="45856096" calcext:value-type="float">
            <text:p>45856096</text:p>
          </table:table-cell>
          <table:table-cell office:value-type="float" office:value="33231360" calcext:value-type="float">
            <text:p>33231360</text:p>
          </table:table-cell>
          <table:table-cell office:value-type="float" office:value="32691488" calcext:value-type="float">
            <text:p>32691488</text:p>
          </table:table-cell>
          <table:table-cell table:number-columns-repeated="6"/>
        </table:table-row>
        <table:table-row table:style-name="ro1">
          <table:table-cell office:value-type="float" office:value="5930584" calcext:value-type="float">
            <text:p>5930584</text:p>
          </table:table-cell>
          <table:table-cell office:value-type="float" office:value="62882192" calcext:value-type="float">
            <text:p>62882192</text:p>
          </table:table-cell>
          <table:table-cell office:value-type="float" office:value="18968832" calcext:value-type="float">
            <text:p>18968832</text:p>
          </table:table-cell>
          <table:table-cell office:value-type="float" office:value="9621992" calcext:value-type="float">
            <text:p>9621992</text:p>
          </table:table-cell>
          <table:table-cell office:value-type="float" office:value="9652592" calcext:value-type="float">
            <text:p>9652592</text:p>
          </table:table-cell>
          <table:table-cell office:value-type="float" office:value="8808056" calcext:value-type="float">
            <text:p>8808056</text:p>
          </table:table-cell>
          <table:table-cell office:value-type="float" office:value="220775352" calcext:value-type="float">
            <text:p>220775352</text:p>
          </table:table-cell>
          <table:table-cell office:value-type="float" office:value="45857032" calcext:value-type="float">
            <text:p>45857032</text:p>
          </table:table-cell>
          <table:table-cell office:value-type="float" office:value="33236640" calcext:value-type="float">
            <text:p>33236640</text:p>
          </table:table-cell>
          <table:table-cell office:value-type="float" office:value="32692336" calcext:value-type="float">
            <text:p>32692336</text:p>
          </table:table-cell>
          <table:table-cell table:number-columns-repeated="6"/>
        </table:table-row>
        <table:table-row table:style-name="ro1">
          <table:table-cell office:value-type="float" office:value="5930696" calcext:value-type="float">
            <text:p>5930696</text:p>
          </table:table-cell>
          <table:table-cell office:value-type="float" office:value="62882608" calcext:value-type="float">
            <text:p>62882608</text:p>
          </table:table-cell>
          <table:table-cell office:value-type="float" office:value="18968888" calcext:value-type="float">
            <text:p>18968888</text:p>
          </table:table-cell>
          <table:table-cell office:value-type="float" office:value="9622088" calcext:value-type="float">
            <text:p>9622088</text:p>
          </table:table-cell>
          <table:table-cell office:value-type="float" office:value="9652696" calcext:value-type="float">
            <text:p>9652696</text:p>
          </table:table-cell>
          <table:table-cell office:value-type="float" office:value="8808280" calcext:value-type="float">
            <text:p>8808280</text:p>
          </table:table-cell>
          <table:table-cell office:value-type="float" office:value="220874464" calcext:value-type="float">
            <text:p>220874464</text:p>
          </table:table-cell>
          <table:table-cell office:value-type="float" office:value="45861384" calcext:value-type="float">
            <text:p>45861384</text:p>
          </table:table-cell>
          <table:table-cell office:value-type="float" office:value="33280064" calcext:value-type="float">
            <text:p>33280064</text:p>
          </table:table-cell>
          <table:table-cell office:value-type="float" office:value="32782440" calcext:value-type="float">
            <text:p>32782440</text:p>
          </table:table-cell>
          <table:table-cell table:number-columns-repeated="6"/>
        </table:table-row>
        <table:table-row table:style-name="ro1">
          <table:table-cell office:value-type="float" office:value="5931112" calcext:value-type="float">
            <text:p>5931112</text:p>
          </table:table-cell>
          <table:table-cell office:value-type="float" office:value="62883472" calcext:value-type="float">
            <text:p>62883472</text:p>
          </table:table-cell>
          <table:table-cell office:value-type="float" office:value="18969288" calcext:value-type="float">
            <text:p>18969288</text:p>
          </table:table-cell>
          <table:table-cell office:value-type="float" office:value="9622352" calcext:value-type="float">
            <text:p>9622352</text:p>
          </table:table-cell>
          <table:table-cell office:value-type="float" office:value="9652696" calcext:value-type="float">
            <text:p>9652696</text:p>
          </table:table-cell>
          <table:table-cell office:value-type="float" office:value="8808288" calcext:value-type="float">
            <text:p>8808288</text:p>
          </table:table-cell>
          <table:table-cell office:value-type="float" office:value="221185600" calcext:value-type="float">
            <text:p>221185600</text:p>
          </table:table-cell>
          <table:table-cell office:value-type="float" office:value="45861656" calcext:value-type="float">
            <text:p>45861656</text:p>
          </table:table-cell>
          <table:table-cell office:value-type="float" office:value="33304200" calcext:value-type="float">
            <text:p>33304200</text:p>
          </table:table-cell>
          <table:table-cell office:value-type="float" office:value="32851968" calcext:value-type="float">
            <text:p>32851968</text:p>
          </table:table-cell>
          <table:table-cell table:number-columns-repeated="6"/>
        </table:table-row>
        <table:table-row table:style-name="ro1">
          <table:table-cell office:value-type="float" office:value="5931248" calcext:value-type="float">
            <text:p>5931248</text:p>
          </table:table-cell>
          <table:table-cell office:value-type="float" office:value="62884000" calcext:value-type="float">
            <text:p>62884000</text:p>
          </table:table-cell>
          <table:table-cell office:value-type="float" office:value="18969320" calcext:value-type="float">
            <text:p>18969320</text:p>
          </table:table-cell>
          <table:table-cell office:value-type="float" office:value="9623440" calcext:value-type="float">
            <text:p>9623440</text:p>
          </table:table-cell>
          <table:table-cell office:value-type="float" office:value="9653136" calcext:value-type="float">
            <text:p>9653136</text:p>
          </table:table-cell>
          <table:table-cell office:value-type="float" office:value="8812776" calcext:value-type="float">
            <text:p>8812776</text:p>
          </table:table-cell>
          <table:table-cell office:value-type="float" office:value="221218544" calcext:value-type="float">
            <text:p>221218544</text:p>
          </table:table-cell>
          <table:table-cell office:value-type="float" office:value="45861704" calcext:value-type="float">
            <text:p>45861704</text:p>
          </table:table-cell>
          <table:table-cell office:value-type="float" office:value="33322280" calcext:value-type="float">
            <text:p>33322280</text:p>
          </table:table-cell>
          <table:table-cell office:value-type="float" office:value="32956088" calcext:value-type="float">
            <text:p>32956088</text:p>
          </table:table-cell>
          <table:table-cell table:number-columns-repeated="6"/>
        </table:table-row>
        <table:table-row table:style-name="ro1">
          <table:table-cell office:value-type="float" office:value="5931976" calcext:value-type="float">
            <text:p>5931976</text:p>
          </table:table-cell>
          <table:table-cell office:value-type="float" office:value="62884864" calcext:value-type="float">
            <text:p>62884864</text:p>
          </table:table-cell>
          <table:table-cell office:value-type="float" office:value="18969328" calcext:value-type="float">
            <text:p>18969328</text:p>
          </table:table-cell>
          <table:table-cell office:value-type="float" office:value="9623496" calcext:value-type="float">
            <text:p>9623496</text:p>
          </table:table-cell>
          <table:table-cell office:value-type="float" office:value="9653208" calcext:value-type="float">
            <text:p>9653208</text:p>
          </table:table-cell>
          <table:table-cell office:value-type="float" office:value="8814056" calcext:value-type="float">
            <text:p>8814056</text:p>
          </table:table-cell>
          <table:table-cell office:value-type="float" office:value="221329872" calcext:value-type="float">
            <text:p>221329872</text:p>
          </table:table-cell>
          <table:table-cell office:value-type="float" office:value="45863520" calcext:value-type="float">
            <text:p>45863520</text:p>
          </table:table-cell>
          <table:table-cell office:value-type="float" office:value="33342056" calcext:value-type="float">
            <text:p>33342056</text:p>
          </table:table-cell>
          <table:table-cell office:value-type="float" office:value="32985504" calcext:value-type="float">
            <text:p>32985504</text:p>
          </table:table-cell>
          <table:table-cell table:number-columns-repeated="6"/>
        </table:table-row>
        <table:table-row table:style-name="ro1">
          <table:table-cell office:value-type="float" office:value="5932144" calcext:value-type="float">
            <text:p>5932144</text:p>
          </table:table-cell>
          <table:table-cell office:value-type="float" office:value="62884952" calcext:value-type="float">
            <text:p>62884952</text:p>
          </table:table-cell>
          <table:table-cell office:value-type="float" office:value="18969536" calcext:value-type="float">
            <text:p>18969536</text:p>
          </table:table-cell>
          <table:table-cell office:value-type="float" office:value="9623568" calcext:value-type="float">
            <text:p>9623568</text:p>
          </table:table-cell>
          <table:table-cell office:value-type="float" office:value="9653592" calcext:value-type="float">
            <text:p>9653592</text:p>
          </table:table-cell>
          <table:table-cell office:value-type="float" office:value="8816600" calcext:value-type="float">
            <text:p>8816600</text:p>
          </table:table-cell>
          <table:table-cell office:value-type="float" office:value="221417304" calcext:value-type="float">
            <text:p>221417304</text:p>
          </table:table-cell>
          <table:table-cell office:value-type="float" office:value="45863632" calcext:value-type="float">
            <text:p>45863632</text:p>
          </table:table-cell>
          <table:table-cell office:value-type="float" office:value="33401448" calcext:value-type="float">
            <text:p>33401448</text:p>
          </table:table-cell>
          <table:table-cell office:value-type="float" office:value="32986416" calcext:value-type="float">
            <text:p>32986416</text:p>
          </table:table-cell>
          <table:table-cell table:number-columns-repeated="6"/>
        </table:table-row>
        <table:table-row table:style-name="ro1">
          <table:table-cell office:value-type="float" office:value="5932656" calcext:value-type="float">
            <text:p>5932656</text:p>
          </table:table-cell>
          <table:table-cell office:value-type="float" office:value="62885088" calcext:value-type="float">
            <text:p>62885088</text:p>
          </table:table-cell>
          <table:table-cell office:value-type="float" office:value="18969680" calcext:value-type="float">
            <text:p>18969680</text:p>
          </table:table-cell>
          <table:table-cell office:value-type="float" office:value="9625016" calcext:value-type="float">
            <text:p>9625016</text:p>
          </table:table-cell>
          <table:table-cell office:value-type="float" office:value="9653616" calcext:value-type="float">
            <text:p>9653616</text:p>
          </table:table-cell>
          <table:table-cell office:value-type="float" office:value="8829864" calcext:value-type="float">
            <text:p>8829864</text:p>
          </table:table-cell>
          <table:table-cell office:value-type="float" office:value="221448312" calcext:value-type="float">
            <text:p>221448312</text:p>
          </table:table-cell>
          <table:table-cell office:value-type="float" office:value="45863976" calcext:value-type="float">
            <text:p>45863976</text:p>
          </table:table-cell>
          <table:table-cell office:value-type="float" office:value="33431728" calcext:value-type="float">
            <text:p>33431728</text:p>
          </table:table-cell>
          <table:table-cell office:value-type="float" office:value="32987080" calcext:value-type="float">
            <text:p>32987080</text:p>
          </table:table-cell>
          <table:table-cell table:number-columns-repeated="6"/>
        </table:table-row>
        <table:table-row table:style-name="ro1">
          <table:table-cell office:value-type="float" office:value="5933096" calcext:value-type="float">
            <text:p>5933096</text:p>
          </table:table-cell>
          <table:table-cell office:value-type="float" office:value="62885384" calcext:value-type="float">
            <text:p>62885384</text:p>
          </table:table-cell>
          <table:table-cell office:value-type="float" office:value="18969968" calcext:value-type="float">
            <text:p>18969968</text:p>
          </table:table-cell>
          <table:table-cell office:value-type="float" office:value="9625128" calcext:value-type="float">
            <text:p>9625128</text:p>
          </table:table-cell>
          <table:table-cell office:value-type="float" office:value="9653712" calcext:value-type="float">
            <text:p>9653712</text:p>
          </table:table-cell>
          <table:table-cell office:value-type="float" office:value="8832552" calcext:value-type="float">
            <text:p>8832552</text:p>
          </table:table-cell>
          <table:table-cell office:value-type="float" office:value="221459064" calcext:value-type="float">
            <text:p>221459064</text:p>
          </table:table-cell>
          <table:table-cell office:value-type="float" office:value="45864248" calcext:value-type="float">
            <text:p>45864248</text:p>
          </table:table-cell>
          <table:table-cell office:value-type="float" office:value="33449424" calcext:value-type="float">
            <text:p>33449424</text:p>
          </table:table-cell>
          <table:table-cell office:value-type="float" office:value="33005104" calcext:value-type="float">
            <text:p>33005104</text:p>
          </table:table-cell>
          <table:table-cell table:number-columns-repeated="6"/>
        </table:table-row>
        <table:table-row table:style-name="ro1">
          <table:table-cell office:value-type="float" office:value="5933200" calcext:value-type="float">
            <text:p>5933200</text:p>
          </table:table-cell>
          <table:table-cell office:value-type="float" office:value="62885464" calcext:value-type="float">
            <text:p>62885464</text:p>
          </table:table-cell>
          <table:table-cell office:value-type="float" office:value="18970920" calcext:value-type="float">
            <text:p>18970920</text:p>
          </table:table-cell>
          <table:table-cell office:value-type="float" office:value="9625200" calcext:value-type="float">
            <text:p>9625200</text:p>
          </table:table-cell>
          <table:table-cell office:value-type="float" office:value="9654288" calcext:value-type="float">
            <text:p>9654288</text:p>
          </table:table-cell>
          <table:table-cell office:value-type="float" office:value="8839560" calcext:value-type="float">
            <text:p>8839560</text:p>
          </table:table-cell>
          <table:table-cell office:value-type="float" office:value="221461936" calcext:value-type="float">
            <text:p>221461936</text:p>
          </table:table-cell>
          <table:table-cell office:value-type="float" office:value="45868952" calcext:value-type="float">
            <text:p>45868952</text:p>
          </table:table-cell>
          <table:table-cell office:value-type="float" office:value="33478128" calcext:value-type="float">
            <text:p>33478128</text:p>
          </table:table-cell>
          <table:table-cell office:value-type="float" office:value="33021056" calcext:value-type="float">
            <text:p>33021056</text:p>
          </table:table-cell>
          <table:table-cell table:number-columns-repeated="6"/>
        </table:table-row>
        <table:table-row table:style-name="ro1">
          <table:table-cell office:value-type="float" office:value="5933584" calcext:value-type="float">
            <text:p>5933584</text:p>
          </table:table-cell>
          <table:table-cell office:value-type="float" office:value="62885776" calcext:value-type="float">
            <text:p>62885776</text:p>
          </table:table-cell>
          <table:table-cell office:value-type="float" office:value="18971016" calcext:value-type="float">
            <text:p>18971016</text:p>
          </table:table-cell>
          <table:table-cell office:value-type="float" office:value="9625200" calcext:value-type="float">
            <text:p>9625200</text:p>
          </table:table-cell>
          <table:table-cell office:value-type="float" office:value="9654616" calcext:value-type="float">
            <text:p>9654616</text:p>
          </table:table-cell>
          <table:table-cell office:value-type="float" office:value="8839712" calcext:value-type="float">
            <text:p>8839712</text:p>
          </table:table-cell>
          <table:table-cell office:value-type="float" office:value="221536400" calcext:value-type="float">
            <text:p>221536400</text:p>
          </table:table-cell>
          <table:table-cell office:value-type="float" office:value="45869040" calcext:value-type="float">
            <text:p>45869040</text:p>
          </table:table-cell>
          <table:table-cell office:value-type="float" office:value="33478520" calcext:value-type="float">
            <text:p>33478520</text:p>
          </table:table-cell>
          <table:table-cell office:value-type="float" office:value="33027024" calcext:value-type="float">
            <text:p>33027024</text:p>
          </table:table-cell>
          <table:table-cell table:number-columns-repeated="6"/>
        </table:table-row>
        <table:table-row table:style-name="ro1">
          <table:table-cell office:value-type="float" office:value="5933648" calcext:value-type="float">
            <text:p>5933648</text:p>
          </table:table-cell>
          <table:table-cell office:value-type="float" office:value="62886192" calcext:value-type="float">
            <text:p>62886192</text:p>
          </table:table-cell>
          <table:table-cell office:value-type="float" office:value="18971376" calcext:value-type="float">
            <text:p>18971376</text:p>
          </table:table-cell>
          <table:table-cell office:value-type="float" office:value="9625632" calcext:value-type="float">
            <text:p>9625632</text:p>
          </table:table-cell>
          <table:table-cell office:value-type="float" office:value="9654880" calcext:value-type="float">
            <text:p>9654880</text:p>
          </table:table-cell>
          <table:table-cell office:value-type="float" office:value="8842640" calcext:value-type="float">
            <text:p>8842640</text:p>
          </table:table-cell>
          <table:table-cell office:value-type="float" office:value="221650720" calcext:value-type="float">
            <text:p>221650720</text:p>
          </table:table-cell>
          <table:table-cell office:value-type="float" office:value="45869096" calcext:value-type="float">
            <text:p>45869096</text:p>
          </table:table-cell>
          <table:table-cell office:value-type="float" office:value="33517072" calcext:value-type="float">
            <text:p>33517072</text:p>
          </table:table-cell>
          <table:table-cell office:value-type="float" office:value="33028432" calcext:value-type="float">
            <text:p>33028432</text:p>
          </table:table-cell>
          <table:table-cell table:number-columns-repeated="6"/>
        </table:table-row>
        <table:table-row table:style-name="ro1">
          <table:table-cell office:value-type="float" office:value="5934184" calcext:value-type="float">
            <text:p>5934184</text:p>
          </table:table-cell>
          <table:table-cell office:value-type="float" office:value="62886608" calcext:value-type="float">
            <text:p>62886608</text:p>
          </table:table-cell>
          <table:table-cell office:value-type="float" office:value="18971528" calcext:value-type="float">
            <text:p>18971528</text:p>
          </table:table-cell>
          <table:table-cell office:value-type="float" office:value="9625896" calcext:value-type="float">
            <text:p>9625896</text:p>
          </table:table-cell>
          <table:table-cell office:value-type="float" office:value="9655664" calcext:value-type="float">
            <text:p>9655664</text:p>
          </table:table-cell>
          <table:table-cell office:value-type="float" office:value="8849896" calcext:value-type="float">
            <text:p>8849896</text:p>
          </table:table-cell>
          <table:table-cell office:value-type="float" office:value="221684056" calcext:value-type="float">
            <text:p>221684056</text:p>
          </table:table-cell>
          <table:table-cell office:value-type="float" office:value="45869288" calcext:value-type="float">
            <text:p>45869288</text:p>
          </table:table-cell>
          <table:table-cell office:value-type="float" office:value="33550952" calcext:value-type="float">
            <text:p>33550952</text:p>
          </table:table-cell>
          <table:table-cell office:value-type="float" office:value="33037488" calcext:value-type="float">
            <text:p>33037488</text:p>
          </table:table-cell>
          <table:table-cell table:number-columns-repeated="6"/>
        </table:table-row>
        <table:table-row table:style-name="ro1">
          <table:table-cell office:value-type="float" office:value="5934512" calcext:value-type="float">
            <text:p>5934512</text:p>
          </table:table-cell>
          <table:table-cell office:value-type="float" office:value="62887208" calcext:value-type="float">
            <text:p>62887208</text:p>
          </table:table-cell>
          <table:table-cell office:value-type="float" office:value="18971536" calcext:value-type="float">
            <text:p>18971536</text:p>
          </table:table-cell>
          <table:table-cell office:value-type="float" office:value="9626016" calcext:value-type="float">
            <text:p>9626016</text:p>
          </table:table-cell>
          <table:table-cell office:value-type="float" office:value="9655736" calcext:value-type="float">
            <text:p>9655736</text:p>
          </table:table-cell>
          <table:table-cell office:value-type="float" office:value="8860760" calcext:value-type="float">
            <text:p>8860760</text:p>
          </table:table-cell>
          <table:table-cell office:value-type="float" office:value="221684168" calcext:value-type="float">
            <text:p>221684168</text:p>
          </table:table-cell>
          <table:table-cell office:value-type="float" office:value="45870576" calcext:value-type="float">
            <text:p>45870576</text:p>
          </table:table-cell>
          <table:table-cell office:value-type="float" office:value="33558336" calcext:value-type="float">
            <text:p>33558336</text:p>
          </table:table-cell>
          <table:table-cell office:value-type="float" office:value="33054160" calcext:value-type="float">
            <text:p>33054160</text:p>
          </table:table-cell>
          <table:table-cell table:number-columns-repeated="6"/>
        </table:table-row>
        <table:table-row table:style-name="ro1">
          <table:table-cell office:value-type="float" office:value="5934688" calcext:value-type="float">
            <text:p>5934688</text:p>
          </table:table-cell>
          <table:table-cell office:value-type="float" office:value="62889232" calcext:value-type="float">
            <text:p>62889232</text:p>
          </table:table-cell>
          <table:table-cell office:value-type="float" office:value="18971808" calcext:value-type="float">
            <text:p>18971808</text:p>
          </table:table-cell>
          <table:table-cell office:value-type="float" office:value="9626464" calcext:value-type="float">
            <text:p>9626464</text:p>
          </table:table-cell>
          <table:table-cell office:value-type="float" office:value="9656024" calcext:value-type="float">
            <text:p>9656024</text:p>
          </table:table-cell>
          <table:table-cell office:value-type="float" office:value="8860792" calcext:value-type="float">
            <text:p>8860792</text:p>
          </table:table-cell>
          <table:table-cell office:value-type="float" office:value="221726376" calcext:value-type="float">
            <text:p>221726376</text:p>
          </table:table-cell>
          <table:table-cell office:value-type="float" office:value="45870688" calcext:value-type="float">
            <text:p>45870688</text:p>
          </table:table-cell>
          <table:table-cell office:value-type="float" office:value="33559808" calcext:value-type="float">
            <text:p>33559808</text:p>
          </table:table-cell>
          <table:table-cell office:value-type="float" office:value="33054368" calcext:value-type="float">
            <text:p>33054368</text:p>
          </table:table-cell>
          <table:table-cell table:number-columns-repeated="6"/>
        </table:table-row>
        <table:table-row table:style-name="ro1">
          <table:table-cell office:value-type="float" office:value="5934816" calcext:value-type="float">
            <text:p>5934816</text:p>
          </table:table-cell>
          <table:table-cell office:value-type="float" office:value="62889296" calcext:value-type="float">
            <text:p>62889296</text:p>
          </table:table-cell>
          <table:table-cell office:value-type="float" office:value="18971896" calcext:value-type="float">
            <text:p>18971896</text:p>
          </table:table-cell>
          <table:table-cell office:value-type="float" office:value="9626616" calcext:value-type="float">
            <text:p>9626616</text:p>
          </table:table-cell>
          <table:table-cell office:value-type="float" office:value="9656168" calcext:value-type="float">
            <text:p>9656168</text:p>
          </table:table-cell>
          <table:table-cell office:value-type="float" office:value="8860952" calcext:value-type="float">
            <text:p>8860952</text:p>
          </table:table-cell>
          <table:table-cell office:value-type="float" office:value="221927664" calcext:value-type="float">
            <text:p>221927664</text:p>
          </table:table-cell>
          <table:table-cell office:value-type="float" office:value="45871040" calcext:value-type="float">
            <text:p>45871040</text:p>
          </table:table-cell>
          <table:table-cell office:value-type="float" office:value="33563840" calcext:value-type="float">
            <text:p>33563840</text:p>
          </table:table-cell>
          <table:table-cell office:value-type="float" office:value="33055576" calcext:value-type="float">
            <text:p>33055576</text:p>
          </table:table-cell>
          <table:table-cell table:number-columns-repeated="6"/>
        </table:table-row>
        <table:table-row table:style-name="ro1">
          <table:table-cell office:value-type="float" office:value="5935560" calcext:value-type="float">
            <text:p>5935560</text:p>
          </table:table-cell>
          <table:table-cell office:value-type="float" office:value="62891576" calcext:value-type="float">
            <text:p>62891576</text:p>
          </table:table-cell>
          <table:table-cell office:value-type="float" office:value="18971968" calcext:value-type="float">
            <text:p>18971968</text:p>
          </table:table-cell>
          <table:table-cell office:value-type="float" office:value="9626816" calcext:value-type="float">
            <text:p>9626816</text:p>
          </table:table-cell>
          <table:table-cell office:value-type="float" office:value="9656552" calcext:value-type="float">
            <text:p>9656552</text:p>
          </table:table-cell>
          <table:table-cell office:value-type="float" office:value="8864848" calcext:value-type="float">
            <text:p>8864848</text:p>
          </table:table-cell>
          <table:table-cell office:value-type="float" office:value="222017336" calcext:value-type="float">
            <text:p>222017336</text:p>
          </table:table-cell>
          <table:table-cell office:value-type="float" office:value="45873808" calcext:value-type="float">
            <text:p>45873808</text:p>
          </table:table-cell>
          <table:table-cell office:value-type="float" office:value="33568608" calcext:value-type="float">
            <text:p>33568608</text:p>
          </table:table-cell>
          <table:table-cell office:value-type="float" office:value="33058504" calcext:value-type="float">
            <text:p>33058504</text:p>
          </table:table-cell>
          <table:table-cell table:number-columns-repeated="6"/>
        </table:table-row>
        <table:table-row table:style-name="ro1">
          <table:table-cell office:value-type="float" office:value="5935744" calcext:value-type="float">
            <text:p>5935744</text:p>
          </table:table-cell>
          <table:table-cell office:value-type="float" office:value="62891768" calcext:value-type="float">
            <text:p>62891768</text:p>
          </table:table-cell>
          <table:table-cell office:value-type="float" office:value="18972464" calcext:value-type="float">
            <text:p>18972464</text:p>
          </table:table-cell>
          <table:table-cell office:value-type="float" office:value="9627296" calcext:value-type="float">
            <text:p>9627296</text:p>
          </table:table-cell>
          <table:table-cell office:value-type="float" office:value="9656824" calcext:value-type="float">
            <text:p>9656824</text:p>
          </table:table-cell>
          <table:table-cell office:value-type="float" office:value="8866000" calcext:value-type="float">
            <text:p>8866000</text:p>
          </table:table-cell>
          <table:table-cell office:value-type="float" office:value="222026856" calcext:value-type="float">
            <text:p>222026856</text:p>
          </table:table-cell>
          <table:table-cell office:value-type="float" office:value="45873880" calcext:value-type="float">
            <text:p>45873880</text:p>
          </table:table-cell>
          <table:table-cell office:value-type="float" office:value="33604536" calcext:value-type="float">
            <text:p>33604536</text:p>
          </table:table-cell>
          <table:table-cell office:value-type="float" office:value="33059096" calcext:value-type="float">
            <text:p>33059096</text:p>
          </table:table-cell>
          <table:table-cell table:number-columns-repeated="6"/>
        </table:table-row>
        <table:table-row table:style-name="ro1">
          <table:table-cell office:value-type="float" office:value="5935856" calcext:value-type="float">
            <text:p>5935856</text:p>
          </table:table-cell>
          <table:table-cell office:value-type="float" office:value="62893040" calcext:value-type="float">
            <text:p>62893040</text:p>
          </table:table-cell>
          <table:table-cell office:value-type="float" office:value="18972544" calcext:value-type="float">
            <text:p>18972544</text:p>
          </table:table-cell>
          <table:table-cell office:value-type="float" office:value="9627312" calcext:value-type="float">
            <text:p>9627312</text:p>
          </table:table-cell>
          <table:table-cell office:value-type="float" office:value="9657016" calcext:value-type="float">
            <text:p>9657016</text:p>
          </table:table-cell>
          <table:table-cell office:value-type="float" office:value="8866800" calcext:value-type="float">
            <text:p>8866800</text:p>
          </table:table-cell>
          <table:table-cell office:value-type="float" office:value="222054608" calcext:value-type="float">
            <text:p>222054608</text:p>
          </table:table-cell>
          <table:table-cell office:value-type="float" office:value="45874856" calcext:value-type="float">
            <text:p>45874856</text:p>
          </table:table-cell>
          <table:table-cell office:value-type="float" office:value="33606984" calcext:value-type="float">
            <text:p>33606984</text:p>
          </table:table-cell>
          <table:table-cell office:value-type="float" office:value="33071736" calcext:value-type="float">
            <text:p>33071736</text:p>
          </table:table-cell>
          <table:table-cell table:number-columns-repeated="6"/>
        </table:table-row>
        <table:table-row table:style-name="ro1">
          <table:table-cell office:value-type="float" office:value="5936056" calcext:value-type="float">
            <text:p>5936056</text:p>
          </table:table-cell>
          <table:table-cell office:value-type="float" office:value="62893184" calcext:value-type="float">
            <text:p>62893184</text:p>
          </table:table-cell>
          <table:table-cell office:value-type="float" office:value="18972632" calcext:value-type="float">
            <text:p>18972632</text:p>
          </table:table-cell>
          <table:table-cell office:value-type="float" office:value="9628096" calcext:value-type="float">
            <text:p>9628096</text:p>
          </table:table-cell>
          <table:table-cell office:value-type="float" office:value="9657288" calcext:value-type="float">
            <text:p>9657288</text:p>
          </table:table-cell>
          <table:table-cell office:value-type="float" office:value="8867728" calcext:value-type="float">
            <text:p>8867728</text:p>
          </table:table-cell>
          <table:table-cell office:value-type="float" office:value="222076560" calcext:value-type="float">
            <text:p>222076560</text:p>
          </table:table-cell>
          <table:table-cell office:value-type="float" office:value="45876808" calcext:value-type="float">
            <text:p>45876808</text:p>
          </table:table-cell>
          <table:table-cell office:value-type="float" office:value="33616608" calcext:value-type="float">
            <text:p>33616608</text:p>
          </table:table-cell>
          <table:table-cell office:value-type="float" office:value="33071792" calcext:value-type="float">
            <text:p>33071792</text:p>
          </table:table-cell>
          <table:table-cell table:number-columns-repeated="6"/>
        </table:table-row>
        <table:table-row table:style-name="ro1">
          <table:table-cell office:value-type="float" office:value="5936320" calcext:value-type="float">
            <text:p>5936320</text:p>
          </table:table-cell>
          <table:table-cell office:value-type="float" office:value="62893600" calcext:value-type="float">
            <text:p>62893600</text:p>
          </table:table-cell>
          <table:table-cell office:value-type="float" office:value="18972784" calcext:value-type="float">
            <text:p>18972784</text:p>
          </table:table-cell>
          <table:table-cell office:value-type="float" office:value="9628176" calcext:value-type="float">
            <text:p>9628176</text:p>
          </table:table-cell>
          <table:table-cell office:value-type="float" office:value="9658064" calcext:value-type="float">
            <text:p>9658064</text:p>
          </table:table-cell>
          <table:table-cell office:value-type="float" office:value="8888440" calcext:value-type="float">
            <text:p>8888440</text:p>
          </table:table-cell>
          <table:table-cell office:value-type="float" office:value="222082528" calcext:value-type="float">
            <text:p>222082528</text:p>
          </table:table-cell>
          <table:table-cell office:value-type="float" office:value="45877376" calcext:value-type="float">
            <text:p>45877376</text:p>
          </table:table-cell>
          <table:table-cell office:value-type="float" office:value="33653016" calcext:value-type="float">
            <text:p>33653016</text:p>
          </table:table-cell>
          <table:table-cell office:value-type="float" office:value="33072048" calcext:value-type="float">
            <text:p>33072048</text:p>
          </table:table-cell>
          <table:table-cell table:number-columns-repeated="6"/>
        </table:table-row>
        <table:table-row table:style-name="ro1">
          <table:table-cell office:value-type="float" office:value="5936896" calcext:value-type="float">
            <text:p>5936896</text:p>
          </table:table-cell>
          <table:table-cell office:value-type="float" office:value="62893832" calcext:value-type="float">
            <text:p>62893832</text:p>
          </table:table-cell>
          <table:table-cell office:value-type="float" office:value="18972840" calcext:value-type="float">
            <text:p>18972840</text:p>
          </table:table-cell>
          <table:table-cell office:value-type="float" office:value="9628272" calcext:value-type="float">
            <text:p>9628272</text:p>
          </table:table-cell>
          <table:table-cell office:value-type="float" office:value="9658592" calcext:value-type="float">
            <text:p>9658592</text:p>
          </table:table-cell>
          <table:table-cell office:value-type="float" office:value="8902096" calcext:value-type="float">
            <text:p>8902096</text:p>
          </table:table-cell>
          <table:table-cell office:value-type="float" office:value="222193464" calcext:value-type="float">
            <text:p>222193464</text:p>
          </table:table-cell>
          <table:table-cell office:value-type="float" office:value="45877592" calcext:value-type="float">
            <text:p>45877592</text:p>
          </table:table-cell>
          <table:table-cell office:value-type="float" office:value="33655704" calcext:value-type="float">
            <text:p>33655704</text:p>
          </table:table-cell>
          <table:table-cell office:value-type="float" office:value="33073680" calcext:value-type="float">
            <text:p>33073680</text:p>
          </table:table-cell>
          <table:table-cell table:number-columns-repeated="6"/>
        </table:table-row>
        <table:table-row table:style-name="ro1">
          <table:table-cell office:value-type="float" office:value="5937016" calcext:value-type="float">
            <text:p>5937016</text:p>
          </table:table-cell>
          <table:table-cell office:value-type="float" office:value="62893920" calcext:value-type="float">
            <text:p>62893920</text:p>
          </table:table-cell>
          <table:table-cell office:value-type="float" office:value="18973232" calcext:value-type="float">
            <text:p>18973232</text:p>
          </table:table-cell>
          <table:table-cell office:value-type="float" office:value="9630256" calcext:value-type="float">
            <text:p>9630256</text:p>
          </table:table-cell>
          <table:table-cell office:value-type="float" office:value="9658768" calcext:value-type="float">
            <text:p>9658768</text:p>
          </table:table-cell>
          <table:table-cell office:value-type="float" office:value="8902432" calcext:value-type="float">
            <text:p>8902432</text:p>
          </table:table-cell>
          <table:table-cell office:value-type="float" office:value="222229768" calcext:value-type="float">
            <text:p>222229768</text:p>
          </table:table-cell>
          <table:table-cell office:value-type="float" office:value="45878712" calcext:value-type="float">
            <text:p>45878712</text:p>
          </table:table-cell>
          <table:table-cell office:value-type="float" office:value="33655824" calcext:value-type="float">
            <text:p>33655824</text:p>
          </table:table-cell>
          <table:table-cell office:value-type="float" office:value="33075656" calcext:value-type="float">
            <text:p>33075656</text:p>
          </table:table-cell>
          <table:table-cell table:number-columns-repeated="6"/>
        </table:table-row>
        <table:table-row table:style-name="ro1">
          <table:table-cell office:value-type="float" office:value="5937400" calcext:value-type="float">
            <text:p>5937400</text:p>
          </table:table-cell>
          <table:table-cell office:value-type="float" office:value="62894472" calcext:value-type="float">
            <text:p>62894472</text:p>
          </table:table-cell>
          <table:table-cell office:value-type="float" office:value="18973544" calcext:value-type="float">
            <text:p>18973544</text:p>
          </table:table-cell>
          <table:table-cell office:value-type="float" office:value="9630600" calcext:value-type="float">
            <text:p>9630600</text:p>
          </table:table-cell>
          <table:table-cell office:value-type="float" office:value="9658896" calcext:value-type="float">
            <text:p>9658896</text:p>
          </table:table-cell>
          <table:table-cell office:value-type="float" office:value="8922736" calcext:value-type="float">
            <text:p>8922736</text:p>
          </table:table-cell>
          <table:table-cell office:value-type="float" office:value="222255896" calcext:value-type="float">
            <text:p>222255896</text:p>
          </table:table-cell>
          <table:table-cell office:value-type="float" office:value="45879240" calcext:value-type="float">
            <text:p>45879240</text:p>
          </table:table-cell>
          <table:table-cell office:value-type="float" office:value="33659440" calcext:value-type="float">
            <text:p>33659440</text:p>
          </table:table-cell>
          <table:table-cell office:value-type="float" office:value="33088608" calcext:value-type="float">
            <text:p>33088608</text:p>
          </table:table-cell>
          <table:table-cell table:number-columns-repeated="6"/>
        </table:table-row>
        <table:table-row table:style-name="ro1">
          <table:table-cell office:value-type="float" office:value="5937488" calcext:value-type="float">
            <text:p>5937488</text:p>
          </table:table-cell>
          <table:table-cell office:value-type="float" office:value="62894696" calcext:value-type="float">
            <text:p>62894696</text:p>
          </table:table-cell>
          <table:table-cell office:value-type="float" office:value="18973736" calcext:value-type="float">
            <text:p>18973736</text:p>
          </table:table-cell>
          <table:table-cell office:value-type="float" office:value="9630992" calcext:value-type="float">
            <text:p>9630992</text:p>
          </table:table-cell>
          <table:table-cell office:value-type="float" office:value="9658904" calcext:value-type="float">
            <text:p>9658904</text:p>
          </table:table-cell>
          <table:table-cell office:value-type="float" office:value="8927984" calcext:value-type="float">
            <text:p>8927984</text:p>
          </table:table-cell>
          <table:table-cell office:value-type="float" office:value="222306104" calcext:value-type="float">
            <text:p>222306104</text:p>
          </table:table-cell>
          <table:table-cell office:value-type="float" office:value="45880480" calcext:value-type="float">
            <text:p>45880480</text:p>
          </table:table-cell>
          <table:table-cell office:value-type="float" office:value="33663592" calcext:value-type="float">
            <text:p>33663592</text:p>
          </table:table-cell>
          <table:table-cell office:value-type="float" office:value="33094160" calcext:value-type="float">
            <text:p>33094160</text:p>
          </table:table-cell>
          <table:table-cell table:number-columns-repeated="6"/>
        </table:table-row>
        <table:table-row table:style-name="ro1">
          <table:table-cell office:value-type="float" office:value="5937528" calcext:value-type="float">
            <text:p>5937528</text:p>
          </table:table-cell>
          <table:table-cell office:value-type="float" office:value="62896376" calcext:value-type="float">
            <text:p>62896376</text:p>
          </table:table-cell>
          <table:table-cell office:value-type="float" office:value="18974120" calcext:value-type="float">
            <text:p>18974120</text:p>
          </table:table-cell>
          <table:table-cell office:value-type="float" office:value="9631368" calcext:value-type="float">
            <text:p>9631368</text:p>
          </table:table-cell>
          <table:table-cell office:value-type="float" office:value="9659600" calcext:value-type="float">
            <text:p>9659600</text:p>
          </table:table-cell>
          <table:table-cell office:value-type="float" office:value="8931272" calcext:value-type="float">
            <text:p>8931272</text:p>
          </table:table-cell>
          <table:table-cell office:value-type="float" office:value="222338856" calcext:value-type="float">
            <text:p>222338856</text:p>
          </table:table-cell>
          <table:table-cell office:value-type="float" office:value="45881424" calcext:value-type="float">
            <text:p>45881424</text:p>
          </table:table-cell>
          <table:table-cell office:value-type="float" office:value="33666120" calcext:value-type="float">
            <text:p>33666120</text:p>
          </table:table-cell>
          <table:table-cell office:value-type="float" office:value="33094344" calcext:value-type="float">
            <text:p>33094344</text:p>
          </table:table-cell>
          <table:table-cell table:number-columns-repeated="6"/>
        </table:table-row>
        <table:table-row table:style-name="ro1">
          <table:table-cell office:value-type="float" office:value="5937672" calcext:value-type="float">
            <text:p>5937672</text:p>
          </table:table-cell>
          <table:table-cell office:value-type="float" office:value="62897856" calcext:value-type="float">
            <text:p>62897856</text:p>
          </table:table-cell>
          <table:table-cell office:value-type="float" office:value="18974264" calcext:value-type="float">
            <text:p>18974264</text:p>
          </table:table-cell>
          <table:table-cell office:value-type="float" office:value="9631672" calcext:value-type="float">
            <text:p>9631672</text:p>
          </table:table-cell>
          <table:table-cell office:value-type="float" office:value="9660736" calcext:value-type="float">
            <text:p>9660736</text:p>
          </table:table-cell>
          <table:table-cell office:value-type="float" office:value="8932864" calcext:value-type="float">
            <text:p>8932864</text:p>
          </table:table-cell>
          <table:table-cell office:value-type="float" office:value="222389224" calcext:value-type="float">
            <text:p>222389224</text:p>
          </table:table-cell>
          <table:table-cell office:value-type="float" office:value="45882576" calcext:value-type="float">
            <text:p>45882576</text:p>
          </table:table-cell>
          <table:table-cell office:value-type="float" office:value="33723144" calcext:value-type="float">
            <text:p>33723144</text:p>
          </table:table-cell>
          <table:table-cell office:value-type="float" office:value="33100936" calcext:value-type="float">
            <text:p>33100936</text:p>
          </table:table-cell>
          <table:table-cell table:number-columns-repeated="6"/>
        </table:table-row>
        <table:table-row table:style-name="ro1">
          <table:table-cell office:value-type="float" office:value="5937848" calcext:value-type="float">
            <text:p>5937848</text:p>
          </table:table-cell>
          <table:table-cell office:value-type="float" office:value="62898032" calcext:value-type="float">
            <text:p>62898032</text:p>
          </table:table-cell>
          <table:table-cell office:value-type="float" office:value="18974816" calcext:value-type="float">
            <text:p>18974816</text:p>
          </table:table-cell>
          <table:table-cell office:value-type="float" office:value="9631880" calcext:value-type="float">
            <text:p>9631880</text:p>
          </table:table-cell>
          <table:table-cell office:value-type="float" office:value="9661104" calcext:value-type="float">
            <text:p>9661104</text:p>
          </table:table-cell>
          <table:table-cell office:value-type="float" office:value="8946776" calcext:value-type="float">
            <text:p>8946776</text:p>
          </table:table-cell>
          <table:table-cell office:value-type="float" office:value="222500712" calcext:value-type="float">
            <text:p>222500712</text:p>
          </table:table-cell>
          <table:table-cell office:value-type="float" office:value="45885704" calcext:value-type="float">
            <text:p>45885704</text:p>
          </table:table-cell>
          <table:table-cell office:value-type="float" office:value="33751624" calcext:value-type="float">
            <text:p>33751624</text:p>
          </table:table-cell>
          <table:table-cell office:value-type="float" office:value="33106800" calcext:value-type="float">
            <text:p>33106800</text:p>
          </table:table-cell>
          <table:table-cell table:number-columns-repeated="6"/>
        </table:table-row>
        <table:table-row table:style-name="ro1">
          <table:table-cell office:value-type="float" office:value="5938304" calcext:value-type="float">
            <text:p>5938304</text:p>
          </table:table-cell>
          <table:table-cell office:value-type="float" office:value="62898736" calcext:value-type="float">
            <text:p>62898736</text:p>
          </table:table-cell>
          <table:table-cell office:value-type="float" office:value="18974928" calcext:value-type="float">
            <text:p>18974928</text:p>
          </table:table-cell>
          <table:table-cell office:value-type="float" office:value="9632264" calcext:value-type="float">
            <text:p>9632264</text:p>
          </table:table-cell>
          <table:table-cell office:value-type="float" office:value="9661576" calcext:value-type="float">
            <text:p>9661576</text:p>
          </table:table-cell>
          <table:table-cell office:value-type="float" office:value="8955408" calcext:value-type="float">
            <text:p>8955408</text:p>
          </table:table-cell>
          <table:table-cell office:value-type="float" office:value="222542688" calcext:value-type="float">
            <text:p>222542688</text:p>
          </table:table-cell>
          <table:table-cell office:value-type="float" office:value="45887008" calcext:value-type="float">
            <text:p>45887008</text:p>
          </table:table-cell>
          <table:table-cell office:value-type="float" office:value="33760744" calcext:value-type="float">
            <text:p>33760744</text:p>
          </table:table-cell>
          <table:table-cell office:value-type="float" office:value="33108568" calcext:value-type="float">
            <text:p>33108568</text:p>
          </table:table-cell>
          <table:table-cell table:number-columns-repeated="6"/>
        </table:table-row>
        <table:table-row table:style-name="ro1">
          <table:table-cell office:value-type="float" office:value="5939024" calcext:value-type="float">
            <text:p>5939024</text:p>
          </table:table-cell>
          <table:table-cell office:value-type="float" office:value="62899752" calcext:value-type="float">
            <text:p>62899752</text:p>
          </table:table-cell>
          <table:table-cell office:value-type="float" office:value="18975528" calcext:value-type="float">
            <text:p>18975528</text:p>
          </table:table-cell>
          <table:table-cell office:value-type="float" office:value="9632376" calcext:value-type="float">
            <text:p>9632376</text:p>
          </table:table-cell>
          <table:table-cell office:value-type="float" office:value="9662376" calcext:value-type="float">
            <text:p>9662376</text:p>
          </table:table-cell>
          <table:table-cell office:value-type="float" office:value="8963944" calcext:value-type="float">
            <text:p>8963944</text:p>
          </table:table-cell>
          <table:table-cell office:value-type="float" office:value="222555872" calcext:value-type="float">
            <text:p>222555872</text:p>
          </table:table-cell>
          <table:table-cell office:value-type="float" office:value="45889728" calcext:value-type="float">
            <text:p>45889728</text:p>
          </table:table-cell>
          <table:table-cell office:value-type="float" office:value="33773080" calcext:value-type="float">
            <text:p>33773080</text:p>
          </table:table-cell>
          <table:table-cell office:value-type="float" office:value="33109616" calcext:value-type="float">
            <text:p>33109616</text:p>
          </table:table-cell>
          <table:table-cell table:number-columns-repeated="6"/>
        </table:table-row>
        <table:table-row table:style-name="ro1">
          <table:table-cell office:value-type="float" office:value="5939200" calcext:value-type="float">
            <text:p>5939200</text:p>
          </table:table-cell>
          <table:table-cell office:value-type="float" office:value="62900312" calcext:value-type="float">
            <text:p>62900312</text:p>
          </table:table-cell>
          <table:table-cell office:value-type="float" office:value="18976312" calcext:value-type="float">
            <text:p>18976312</text:p>
          </table:table-cell>
          <table:table-cell office:value-type="float" office:value="9633584" calcext:value-type="float">
            <text:p>9633584</text:p>
          </table:table-cell>
          <table:table-cell office:value-type="float" office:value="9662376" calcext:value-type="float">
            <text:p>9662376</text:p>
          </table:table-cell>
          <table:table-cell office:value-type="float" office:value="8979600" calcext:value-type="float">
            <text:p>8979600</text:p>
          </table:table-cell>
          <table:table-cell office:value-type="float" office:value="222678248" calcext:value-type="float">
            <text:p>222678248</text:p>
          </table:table-cell>
          <table:table-cell office:value-type="float" office:value="45892248" calcext:value-type="float">
            <text:p>45892248</text:p>
          </table:table-cell>
          <table:table-cell office:value-type="float" office:value="33826800" calcext:value-type="float">
            <text:p>33826800</text:p>
          </table:table-cell>
          <table:table-cell office:value-type="float" office:value="33112752" calcext:value-type="float">
            <text:p>33112752</text:p>
          </table:table-cell>
          <table:table-cell table:number-columns-repeated="6"/>
        </table:table-row>
        <table:table-row table:style-name="ro1">
          <table:table-cell office:value-type="float" office:value="5939840" calcext:value-type="float">
            <text:p>5939840</text:p>
          </table:table-cell>
          <table:table-cell office:value-type="float" office:value="62901608" calcext:value-type="float">
            <text:p>62901608</text:p>
          </table:table-cell>
          <table:table-cell office:value-type="float" office:value="18976448" calcext:value-type="float">
            <text:p>18976448</text:p>
          </table:table-cell>
          <table:table-cell office:value-type="float" office:value="9633672" calcext:value-type="float">
            <text:p>9633672</text:p>
          </table:table-cell>
          <table:table-cell office:value-type="float" office:value="9662408" calcext:value-type="float">
            <text:p>9662408</text:p>
          </table:table-cell>
          <table:table-cell office:value-type="float" office:value="8980272" calcext:value-type="float">
            <text:p>8980272</text:p>
          </table:table-cell>
          <table:table-cell office:value-type="float" office:value="222863664" calcext:value-type="float">
            <text:p>222863664</text:p>
          </table:table-cell>
          <table:table-cell office:value-type="float" office:value="45895584" calcext:value-type="float">
            <text:p>45895584</text:p>
          </table:table-cell>
          <table:table-cell office:value-type="float" office:value="33836704" calcext:value-type="float">
            <text:p>33836704</text:p>
          </table:table-cell>
          <table:table-cell office:value-type="float" office:value="33135056" calcext:value-type="float">
            <text:p>33135056</text:p>
          </table:table-cell>
          <table:table-cell table:number-columns-repeated="6"/>
        </table:table-row>
        <table:table-row table:style-name="ro1">
          <table:table-cell office:value-type="float" office:value="5939944" calcext:value-type="float">
            <text:p>5939944</text:p>
          </table:table-cell>
          <table:table-cell office:value-type="float" office:value="62902848" calcext:value-type="float">
            <text:p>62902848</text:p>
          </table:table-cell>
          <table:table-cell office:value-type="float" office:value="18976536" calcext:value-type="float">
            <text:p>18976536</text:p>
          </table:table-cell>
          <table:table-cell office:value-type="float" office:value="9633800" calcext:value-type="float">
            <text:p>9633800</text:p>
          </table:table-cell>
          <table:table-cell office:value-type="float" office:value="9662896" calcext:value-type="float">
            <text:p>9662896</text:p>
          </table:table-cell>
          <table:table-cell office:value-type="float" office:value="8980416" calcext:value-type="float">
            <text:p>8980416</text:p>
          </table:table-cell>
          <table:table-cell office:value-type="float" office:value="222946872" calcext:value-type="float">
            <text:p>222946872</text:p>
          </table:table-cell>
          <table:table-cell office:value-type="float" office:value="45897704" calcext:value-type="float">
            <text:p>45897704</text:p>
          </table:table-cell>
          <table:table-cell office:value-type="float" office:value="33842648" calcext:value-type="float">
            <text:p>33842648</text:p>
          </table:table-cell>
          <table:table-cell office:value-type="float" office:value="33139184" calcext:value-type="float">
            <text:p>33139184</text:p>
          </table:table-cell>
          <table:table-cell table:number-columns-repeated="6"/>
        </table:table-row>
        <table:table-row table:style-name="ro1">
          <table:table-cell office:value-type="float" office:value="5940440" calcext:value-type="float">
            <text:p>5940440</text:p>
          </table:table-cell>
          <table:table-cell office:value-type="float" office:value="62904488" calcext:value-type="float">
            <text:p>62904488</text:p>
          </table:table-cell>
          <table:table-cell office:value-type="float" office:value="18976544" calcext:value-type="float">
            <text:p>18976544</text:p>
          </table:table-cell>
          <table:table-cell office:value-type="float" office:value="9633880" calcext:value-type="float">
            <text:p>9633880</text:p>
          </table:table-cell>
          <table:table-cell office:value-type="float" office:value="9663040" calcext:value-type="float">
            <text:p>9663040</text:p>
          </table:table-cell>
          <table:table-cell office:value-type="float" office:value="8981320" calcext:value-type="float">
            <text:p>8981320</text:p>
          </table:table-cell>
          <table:table-cell office:value-type="float" office:value="223387640" calcext:value-type="float">
            <text:p>223387640</text:p>
          </table:table-cell>
          <table:table-cell office:value-type="float" office:value="45902160" calcext:value-type="float">
            <text:p>45902160</text:p>
          </table:table-cell>
          <table:table-cell office:value-type="float" office:value="33890792" calcext:value-type="float">
            <text:p>33890792</text:p>
          </table:table-cell>
          <table:table-cell office:value-type="float" office:value="33142240" calcext:value-type="float">
            <text:p>33142240</text:p>
          </table:table-cell>
          <table:table-cell table:number-columns-repeated="6"/>
        </table:table-row>
        <table:table-row table:style-name="ro1">
          <table:table-cell office:value-type="float" office:value="5940760" calcext:value-type="float">
            <text:p>5940760</text:p>
          </table:table-cell>
          <table:table-cell office:value-type="float" office:value="62905992" calcext:value-type="float">
            <text:p>62905992</text:p>
          </table:table-cell>
          <table:table-cell office:value-type="float" office:value="18976864" calcext:value-type="float">
            <text:p>18976864</text:p>
          </table:table-cell>
          <table:table-cell office:value-type="float" office:value="9636280" calcext:value-type="float">
            <text:p>9636280</text:p>
          </table:table-cell>
          <table:table-cell office:value-type="float" office:value="9663368" calcext:value-type="float">
            <text:p>9663368</text:p>
          </table:table-cell>
          <table:table-cell office:value-type="float" office:value="8986760" calcext:value-type="float">
            <text:p>8986760</text:p>
          </table:table-cell>
          <table:table-cell office:value-type="float" office:value="223430976" calcext:value-type="float">
            <text:p>223430976</text:p>
          </table:table-cell>
          <table:table-cell office:value-type="float" office:value="45904904" calcext:value-type="float">
            <text:p>45904904</text:p>
          </table:table-cell>
          <table:table-cell office:value-type="float" office:value="33968688" calcext:value-type="float">
            <text:p>33968688</text:p>
          </table:table-cell>
          <table:table-cell office:value-type="float" office:value="33165072" calcext:value-type="float">
            <text:p>33165072</text:p>
          </table:table-cell>
          <table:table-cell table:number-columns-repeated="6"/>
        </table:table-row>
        <table:table-row table:style-name="ro1">
          <table:table-cell office:value-type="float" office:value="5940928" calcext:value-type="float">
            <text:p>5940928</text:p>
          </table:table-cell>
          <table:table-cell office:value-type="float" office:value="62906200" calcext:value-type="float">
            <text:p>62906200</text:p>
          </table:table-cell>
          <table:table-cell office:value-type="float" office:value="18977568" calcext:value-type="float">
            <text:p>18977568</text:p>
          </table:table-cell>
          <table:table-cell office:value-type="float" office:value="9636368" calcext:value-type="float">
            <text:p>9636368</text:p>
          </table:table-cell>
          <table:table-cell office:value-type="float" office:value="9664088" calcext:value-type="float">
            <text:p>9664088</text:p>
          </table:table-cell>
          <table:table-cell office:value-type="float" office:value="8989128" calcext:value-type="float">
            <text:p>8989128</text:p>
          </table:table-cell>
          <table:table-cell office:value-type="float" office:value="223621320" calcext:value-type="float">
            <text:p>223621320</text:p>
          </table:table-cell>
          <table:table-cell office:value-type="float" office:value="45905672" calcext:value-type="float">
            <text:p>45905672</text:p>
          </table:table-cell>
          <table:table-cell office:value-type="float" office:value="34022128" calcext:value-type="float">
            <text:p>34022128</text:p>
          </table:table-cell>
          <table:table-cell office:value-type="float" office:value="33170392" calcext:value-type="float">
            <text:p>33170392</text:p>
          </table:table-cell>
          <table:table-cell table:number-columns-repeated="6"/>
        </table:table-row>
        <table:table-row table:style-name="ro1">
          <table:table-cell office:value-type="float" office:value="5941064" calcext:value-type="float">
            <text:p>5941064</text:p>
          </table:table-cell>
          <table:table-cell office:value-type="float" office:value="62906416" calcext:value-type="float">
            <text:p>62906416</text:p>
          </table:table-cell>
          <table:table-cell office:value-type="float" office:value="18977752" calcext:value-type="float">
            <text:p>18977752</text:p>
          </table:table-cell>
          <table:table-cell office:value-type="float" office:value="9636656" calcext:value-type="float">
            <text:p>9636656</text:p>
          </table:table-cell>
          <table:table-cell office:value-type="float" office:value="9664216" calcext:value-type="float">
            <text:p>9664216</text:p>
          </table:table-cell>
          <table:table-cell office:value-type="float" office:value="8999824" calcext:value-type="float">
            <text:p>8999824</text:p>
          </table:table-cell>
          <table:table-cell office:value-type="float" office:value="223869928" calcext:value-type="float">
            <text:p>223869928</text:p>
          </table:table-cell>
          <table:table-cell office:value-type="float" office:value="45906616" calcext:value-type="float">
            <text:p>45906616</text:p>
          </table:table-cell>
          <table:table-cell office:value-type="float" office:value="34087000" calcext:value-type="float">
            <text:p>34087000</text:p>
          </table:table-cell>
          <table:table-cell office:value-type="float" office:value="33174632" calcext:value-type="float">
            <text:p>33174632</text:p>
          </table:table-cell>
          <table:table-cell table:number-columns-repeated="6"/>
        </table:table-row>
        <table:table-row table:style-name="ro1">
          <table:table-cell office:value-type="float" office:value="5941120" calcext:value-type="float">
            <text:p>5941120</text:p>
          </table:table-cell>
          <table:table-cell office:value-type="float" office:value="62907080" calcext:value-type="float">
            <text:p>62907080</text:p>
          </table:table-cell>
          <table:table-cell office:value-type="float" office:value="18978008" calcext:value-type="float">
            <text:p>18978008</text:p>
          </table:table-cell>
          <table:table-cell office:value-type="float" office:value="9636800" calcext:value-type="float">
            <text:p>9636800</text:p>
          </table:table-cell>
          <table:table-cell office:value-type="float" office:value="9664472" calcext:value-type="float">
            <text:p>9664472</text:p>
          </table:table-cell>
          <table:table-cell office:value-type="float" office:value="9012472" calcext:value-type="float">
            <text:p>9012472</text:p>
          </table:table-cell>
          <table:table-cell office:value-type="float" office:value="223884928" calcext:value-type="float">
            <text:p>223884928</text:p>
          </table:table-cell>
          <table:table-cell office:value-type="float" office:value="45906808" calcext:value-type="float">
            <text:p>45906808</text:p>
          </table:table-cell>
          <table:table-cell office:value-type="float" office:value="34258592" calcext:value-type="float">
            <text:p>34258592</text:p>
          </table:table-cell>
          <table:table-cell office:value-type="float" office:value="33181536" calcext:value-type="float">
            <text:p>33181536</text:p>
          </table:table-cell>
          <table:table-cell table:number-columns-repeated="6"/>
        </table:table-row>
        <table:table-row table:style-name="ro1">
          <table:table-cell office:value-type="float" office:value="5941192" calcext:value-type="float">
            <text:p>5941192</text:p>
          </table:table-cell>
          <table:table-cell office:value-type="float" office:value="62907144" calcext:value-type="float">
            <text:p>62907144</text:p>
          </table:table-cell>
          <table:table-cell office:value-type="float" office:value="18978024" calcext:value-type="float">
            <text:p>18978024</text:p>
          </table:table-cell>
          <table:table-cell office:value-type="float" office:value="9636928" calcext:value-type="float">
            <text:p>9636928</text:p>
          </table:table-cell>
          <table:table-cell office:value-type="float" office:value="9664504" calcext:value-type="float">
            <text:p>9664504</text:p>
          </table:table-cell>
          <table:table-cell office:value-type="float" office:value="9014200" calcext:value-type="float">
            <text:p>9014200</text:p>
          </table:table-cell>
          <table:table-cell office:value-type="float" office:value="223918960" calcext:value-type="float">
            <text:p>223918960</text:p>
          </table:table-cell>
          <table:table-cell office:value-type="float" office:value="45907520" calcext:value-type="float">
            <text:p>45907520</text:p>
          </table:table-cell>
          <table:table-cell office:value-type="float" office:value="34327880" calcext:value-type="float">
            <text:p>34327880</text:p>
          </table:table-cell>
          <table:table-cell office:value-type="float" office:value="33185888" calcext:value-type="float">
            <text:p>33185888</text:p>
          </table:table-cell>
          <table:table-cell table:number-columns-repeated="6"/>
        </table:table-row>
        <table:table-row table:style-name="ro1">
          <table:table-cell office:value-type="float" office:value="5941520" calcext:value-type="float">
            <text:p>5941520</text:p>
          </table:table-cell>
          <table:table-cell office:value-type="float" office:value="62907712" calcext:value-type="float">
            <text:p>62907712</text:p>
          </table:table-cell>
          <table:table-cell office:value-type="float" office:value="18978072" calcext:value-type="float">
            <text:p>18978072</text:p>
          </table:table-cell>
          <table:table-cell office:value-type="float" office:value="9637504" calcext:value-type="float">
            <text:p>9637504</text:p>
          </table:table-cell>
          <table:table-cell office:value-type="float" office:value="9667072" calcext:value-type="float">
            <text:p>9667072</text:p>
          </table:table-cell>
          <table:table-cell office:value-type="float" office:value="9019240" calcext:value-type="float">
            <text:p>9019240</text:p>
          </table:table-cell>
          <table:table-cell office:value-type="float" office:value="223921392" calcext:value-type="float">
            <text:p>223921392</text:p>
          </table:table-cell>
          <table:table-cell office:value-type="float" office:value="45914648" calcext:value-type="float">
            <text:p>45914648</text:p>
          </table:table-cell>
          <table:table-cell office:value-type="float" office:value="34376560" calcext:value-type="float">
            <text:p>34376560</text:p>
          </table:table-cell>
          <table:table-cell office:value-type="float" office:value="33190944" calcext:value-type="float">
            <text:p>33190944</text:p>
          </table:table-cell>
          <table:table-cell table:number-columns-repeated="6"/>
        </table:table-row>
        <table:table-row table:style-name="ro1">
          <table:table-cell office:value-type="float" office:value="5941608" calcext:value-type="float">
            <text:p>5941608</text:p>
          </table:table-cell>
          <table:table-cell office:value-type="float" office:value="62908464" calcext:value-type="float">
            <text:p>62908464</text:p>
          </table:table-cell>
          <table:table-cell office:value-type="float" office:value="18979304" calcext:value-type="float">
            <text:p>18979304</text:p>
          </table:table-cell>
          <table:table-cell office:value-type="float" office:value="9637960" calcext:value-type="float">
            <text:p>9637960</text:p>
          </table:table-cell>
          <table:table-cell office:value-type="float" office:value="9667952" calcext:value-type="float">
            <text:p>9667952</text:p>
          </table:table-cell>
          <table:table-cell office:value-type="float" office:value="9024304" calcext:value-type="float">
            <text:p>9024304</text:p>
          </table:table-cell>
          <table:table-cell office:value-type="float" office:value="224119328" calcext:value-type="float">
            <text:p>224119328</text:p>
          </table:table-cell>
          <table:table-cell office:value-type="float" office:value="45919144" calcext:value-type="float">
            <text:p>45919144</text:p>
          </table:table-cell>
          <table:table-cell office:value-type="float" office:value="34395320" calcext:value-type="float">
            <text:p>34395320</text:p>
          </table:table-cell>
          <table:table-cell office:value-type="float" office:value="33201520" calcext:value-type="float">
            <text:p>33201520</text:p>
          </table:table-cell>
          <table:table-cell table:number-columns-repeated="6"/>
        </table:table-row>
        <table:table-row table:style-name="ro1">
          <table:table-cell office:value-type="float" office:value="5941968" calcext:value-type="float">
            <text:p>5941968</text:p>
          </table:table-cell>
          <table:table-cell office:value-type="float" office:value="62908848" calcext:value-type="float">
            <text:p>62908848</text:p>
          </table:table-cell>
          <table:table-cell office:value-type="float" office:value="18979368" calcext:value-type="float">
            <text:p>18979368</text:p>
          </table:table-cell>
          <table:table-cell office:value-type="float" office:value="9638008" calcext:value-type="float">
            <text:p>9638008</text:p>
          </table:table-cell>
          <table:table-cell office:value-type="float" office:value="9668552" calcext:value-type="float">
            <text:p>9668552</text:p>
          </table:table-cell>
          <table:table-cell office:value-type="float" office:value="9039112" calcext:value-type="float">
            <text:p>9039112</text:p>
          </table:table-cell>
          <table:table-cell office:value-type="float" office:value="224133176" calcext:value-type="float">
            <text:p>224133176</text:p>
          </table:table-cell>
          <table:table-cell office:value-type="float" office:value="45921688" calcext:value-type="float">
            <text:p>45921688</text:p>
          </table:table-cell>
          <table:table-cell office:value-type="float" office:value="34412480" calcext:value-type="float">
            <text:p>34412480</text:p>
          </table:table-cell>
          <table:table-cell office:value-type="float" office:value="33216312" calcext:value-type="float">
            <text:p>33216312</text:p>
          </table:table-cell>
          <table:table-cell table:number-columns-repeated="6"/>
        </table:table-row>
        <table:table-row table:style-name="ro1">
          <table:table-cell office:value-type="float" office:value="5942048" calcext:value-type="float">
            <text:p>5942048</text:p>
          </table:table-cell>
          <table:table-cell office:value-type="float" office:value="62909160" calcext:value-type="float">
            <text:p>62909160</text:p>
          </table:table-cell>
          <table:table-cell office:value-type="float" office:value="18980384" calcext:value-type="float">
            <text:p>18980384</text:p>
          </table:table-cell>
          <table:table-cell office:value-type="float" office:value="9638104" calcext:value-type="float">
            <text:p>9638104</text:p>
          </table:table-cell>
          <table:table-cell office:value-type="float" office:value="9669424" calcext:value-type="float">
            <text:p>9669424</text:p>
          </table:table-cell>
          <table:table-cell office:value-type="float" office:value="9042936" calcext:value-type="float">
            <text:p>9042936</text:p>
          </table:table-cell>
          <table:table-cell office:value-type="float" office:value="224294152" calcext:value-type="float">
            <text:p>224294152</text:p>
          </table:table-cell>
          <table:table-cell office:value-type="float" office:value="45922064" calcext:value-type="float">
            <text:p>45922064</text:p>
          </table:table-cell>
          <table:table-cell office:value-type="float" office:value="34598688" calcext:value-type="float">
            <text:p>34598688</text:p>
          </table:table-cell>
          <table:table-cell office:value-type="float" office:value="33219272" calcext:value-type="float">
            <text:p>33219272</text:p>
          </table:table-cell>
          <table:table-cell table:number-columns-repeated="6"/>
        </table:table-row>
        <table:table-row table:style-name="ro1">
          <table:table-cell office:value-type="float" office:value="5942248" calcext:value-type="float">
            <text:p>5942248</text:p>
          </table:table-cell>
          <table:table-cell office:value-type="float" office:value="62909360" calcext:value-type="float">
            <text:p>62909360</text:p>
          </table:table-cell>
          <table:table-cell office:value-type="float" office:value="18980400" calcext:value-type="float">
            <text:p>18980400</text:p>
          </table:table-cell>
          <table:table-cell office:value-type="float" office:value="9639080" calcext:value-type="float">
            <text:p>9639080</text:p>
          </table:table-cell>
          <table:table-cell office:value-type="float" office:value="9670328" calcext:value-type="float">
            <text:p>9670328</text:p>
          </table:table-cell>
          <table:table-cell office:value-type="float" office:value="9060152" calcext:value-type="float">
            <text:p>9060152</text:p>
          </table:table-cell>
          <table:table-cell office:value-type="float" office:value="225207664" calcext:value-type="float">
            <text:p>225207664</text:p>
          </table:table-cell>
          <table:table-cell office:value-type="float" office:value="45924192" calcext:value-type="float">
            <text:p>45924192</text:p>
          </table:table-cell>
          <table:table-cell office:value-type="float" office:value="34780560" calcext:value-type="float">
            <text:p>34780560</text:p>
          </table:table-cell>
          <table:table-cell office:value-type="float" office:value="33226776" calcext:value-type="float">
            <text:p>33226776</text:p>
          </table:table-cell>
          <table:table-cell table:number-columns-repeated="6"/>
        </table:table-row>
        <table:table-row table:style-name="ro1">
          <table:table-cell office:value-type="float" office:value="5942440" calcext:value-type="float">
            <text:p>5942440</text:p>
          </table:table-cell>
          <table:table-cell office:value-type="float" office:value="62910400" calcext:value-type="float">
            <text:p>62910400</text:p>
          </table:table-cell>
          <table:table-cell office:value-type="float" office:value="18980432" calcext:value-type="float">
            <text:p>18980432</text:p>
          </table:table-cell>
          <table:table-cell office:value-type="float" office:value="9639640" calcext:value-type="float">
            <text:p>9639640</text:p>
          </table:table-cell>
          <table:table-cell office:value-type="float" office:value="9670504" calcext:value-type="float">
            <text:p>9670504</text:p>
          </table:table-cell>
          <table:table-cell office:value-type="float" office:value="9081784" calcext:value-type="float">
            <text:p>9081784</text:p>
          </table:table-cell>
          <table:table-cell office:value-type="float" office:value="225684816" calcext:value-type="float">
            <text:p>225684816</text:p>
          </table:table-cell>
          <table:table-cell office:value-type="float" office:value="45925288" calcext:value-type="float">
            <text:p>45925288</text:p>
          </table:table-cell>
          <table:table-cell office:value-type="float" office:value="34824672" calcext:value-type="float">
            <text:p>34824672</text:p>
          </table:table-cell>
          <table:table-cell office:value-type="float" office:value="33253424" calcext:value-type="float">
            <text:p>33253424</text:p>
          </table:table-cell>
          <table:table-cell table:number-columns-repeated="6"/>
        </table:table-row>
        <table:table-row table:style-name="ro1">
          <table:table-cell office:value-type="float" office:value="5942816" calcext:value-type="float">
            <text:p>5942816</text:p>
          </table:table-cell>
          <table:table-cell office:value-type="float" office:value="62911080" calcext:value-type="float">
            <text:p>62911080</text:p>
          </table:table-cell>
          <table:table-cell office:value-type="float" office:value="18980784" calcext:value-type="float">
            <text:p>18980784</text:p>
          </table:table-cell>
          <table:table-cell office:value-type="float" office:value="9640192" calcext:value-type="float">
            <text:p>9640192</text:p>
          </table:table-cell>
          <table:table-cell office:value-type="float" office:value="9670688" calcext:value-type="float">
            <text:p>9670688</text:p>
          </table:table-cell>
          <table:table-cell office:value-type="float" office:value="9081840" calcext:value-type="float">
            <text:p>9081840</text:p>
          </table:table-cell>
          <table:table-cell office:value-type="float" office:value="225763808" calcext:value-type="float">
            <text:p>225763808</text:p>
          </table:table-cell>
          <table:table-cell office:value-type="float" office:value="45927184" calcext:value-type="float">
            <text:p>45927184</text:p>
          </table:table-cell>
          <table:table-cell office:value-type="float" office:value="34852304" calcext:value-type="float">
            <text:p>34852304</text:p>
          </table:table-cell>
          <table:table-cell office:value-type="float" office:value="33260024" calcext:value-type="float">
            <text:p>33260024</text:p>
          </table:table-cell>
          <table:table-cell table:number-columns-repeated="6"/>
        </table:table-row>
        <table:table-row table:style-name="ro1">
          <table:table-cell office:value-type="float" office:value="5943184" calcext:value-type="float">
            <text:p>5943184</text:p>
          </table:table-cell>
          <table:table-cell office:value-type="float" office:value="62911104" calcext:value-type="float">
            <text:p>62911104</text:p>
          </table:table-cell>
          <table:table-cell office:value-type="float" office:value="18980824" calcext:value-type="float">
            <text:p>18980824</text:p>
          </table:table-cell>
          <table:table-cell office:value-type="float" office:value="9640712" calcext:value-type="float">
            <text:p>9640712</text:p>
          </table:table-cell>
          <table:table-cell office:value-type="float" office:value="9671848" calcext:value-type="float">
            <text:p>9671848</text:p>
          </table:table-cell>
          <table:table-cell office:value-type="float" office:value="9091904" calcext:value-type="float">
            <text:p>9091904</text:p>
          </table:table-cell>
          <table:table-cell office:value-type="float" office:value="226144528" calcext:value-type="float">
            <text:p>226144528</text:p>
          </table:table-cell>
          <table:table-cell office:value-type="float" office:value="45929096" calcext:value-type="float">
            <text:p>45929096</text:p>
          </table:table-cell>
          <table:table-cell office:value-type="float" office:value="35004408" calcext:value-type="float">
            <text:p>35004408</text:p>
          </table:table-cell>
          <table:table-cell office:value-type="float" office:value="33285080" calcext:value-type="float">
            <text:p>33285080</text:p>
          </table:table-cell>
          <table:table-cell table:number-columns-repeated="6"/>
        </table:table-row>
        <table:table-row table:style-name="ro1">
          <table:table-cell office:value-type="float" office:value="5943384" calcext:value-type="float">
            <text:p>5943384</text:p>
          </table:table-cell>
          <table:table-cell office:value-type="float" office:value="62911992" calcext:value-type="float">
            <text:p>62911992</text:p>
          </table:table-cell>
          <table:table-cell office:value-type="float" office:value="18980856" calcext:value-type="float">
            <text:p>18980856</text:p>
          </table:table-cell>
          <table:table-cell office:value-type="float" office:value="9641056" calcext:value-type="float">
            <text:p>9641056</text:p>
          </table:table-cell>
          <table:table-cell office:value-type="float" office:value="9672384" calcext:value-type="float">
            <text:p>9672384</text:p>
          </table:table-cell>
          <table:table-cell office:value-type="float" office:value="9099424" calcext:value-type="float">
            <text:p>9099424</text:p>
          </table:table-cell>
          <table:table-cell office:value-type="float" office:value="226387560" calcext:value-type="float">
            <text:p>226387560</text:p>
          </table:table-cell>
          <table:table-cell office:value-type="float" office:value="45931112" calcext:value-type="float">
            <text:p>45931112</text:p>
          </table:table-cell>
          <table:table-cell office:value-type="float" office:value="35120960" calcext:value-type="float">
            <text:p>35120960</text:p>
          </table:table-cell>
          <table:table-cell office:value-type="float" office:value="33299432" calcext:value-type="float">
            <text:p>33299432</text:p>
          </table:table-cell>
          <table:table-cell table:number-columns-repeated="6"/>
        </table:table-row>
        <table:table-row table:style-name="ro1">
          <table:table-cell office:value-type="float" office:value="5943408" calcext:value-type="float">
            <text:p>5943408</text:p>
          </table:table-cell>
          <table:table-cell office:value-type="float" office:value="62913304" calcext:value-type="float">
            <text:p>62913304</text:p>
          </table:table-cell>
          <table:table-cell office:value-type="float" office:value="18981288" calcext:value-type="float">
            <text:p>18981288</text:p>
          </table:table-cell>
          <table:table-cell office:value-type="float" office:value="9641752" calcext:value-type="float">
            <text:p>9641752</text:p>
          </table:table-cell>
          <table:table-cell office:value-type="float" office:value="9674080" calcext:value-type="float">
            <text:p>9674080</text:p>
          </table:table-cell>
          <table:table-cell office:value-type="float" office:value="9099936" calcext:value-type="float">
            <text:p>9099936</text:p>
          </table:table-cell>
          <table:table-cell office:value-type="float" office:value="226936584" calcext:value-type="float">
            <text:p>226936584</text:p>
          </table:table-cell>
          <table:table-cell office:value-type="float" office:value="45938928" calcext:value-type="float">
            <text:p>45938928</text:p>
          </table:table-cell>
          <table:table-cell office:value-type="float" office:value="35250512" calcext:value-type="float">
            <text:p>35250512</text:p>
          </table:table-cell>
          <table:table-cell office:value-type="float" office:value="33325832" calcext:value-type="float">
            <text:p>33325832</text:p>
          </table:table-cell>
          <table:table-cell table:number-columns-repeated="6"/>
        </table:table-row>
        <table:table-row table:style-name="ro1">
          <table:table-cell office:value-type="float" office:value="5944208" calcext:value-type="float">
            <text:p>5944208</text:p>
          </table:table-cell>
          <table:table-cell office:value-type="float" office:value="62913408" calcext:value-type="float">
            <text:p>62913408</text:p>
          </table:table-cell>
          <table:table-cell office:value-type="float" office:value="18981336" calcext:value-type="float">
            <text:p>18981336</text:p>
          </table:table-cell>
          <table:table-cell office:value-type="float" office:value="9642416" calcext:value-type="float">
            <text:p>9642416</text:p>
          </table:table-cell>
          <table:table-cell office:value-type="float" office:value="9674424" calcext:value-type="float">
            <text:p>9674424</text:p>
          </table:table-cell>
          <table:table-cell office:value-type="float" office:value="9132280" calcext:value-type="float">
            <text:p>9132280</text:p>
          </table:table-cell>
          <table:table-cell office:value-type="float" office:value="227333584" calcext:value-type="float">
            <text:p>227333584</text:p>
          </table:table-cell>
          <table:table-cell office:value-type="float" office:value="45940296" calcext:value-type="float">
            <text:p>45940296</text:p>
          </table:table-cell>
          <table:table-cell office:value-type="float" office:value="35250608" calcext:value-type="float">
            <text:p>35250608</text:p>
          </table:table-cell>
          <table:table-cell office:value-type="float" office:value="33343200" calcext:value-type="float">
            <text:p>33343200</text:p>
          </table:table-cell>
          <table:table-cell table:number-columns-repeated="6"/>
        </table:table-row>
        <table:table-row table:style-name="ro1">
          <table:table-cell office:value-type="float" office:value="5944360" calcext:value-type="float">
            <text:p>5944360</text:p>
          </table:table-cell>
          <table:table-cell office:value-type="float" office:value="62913552" calcext:value-type="float">
            <text:p>62913552</text:p>
          </table:table-cell>
          <table:table-cell office:value-type="float" office:value="18981504" calcext:value-type="float">
            <text:p>18981504</text:p>
          </table:table-cell>
          <table:table-cell office:value-type="float" office:value="9643184" calcext:value-type="float">
            <text:p>9643184</text:p>
          </table:table-cell>
          <table:table-cell office:value-type="float" office:value="9674672" calcext:value-type="float">
            <text:p>9674672</text:p>
          </table:table-cell>
          <table:table-cell office:value-type="float" office:value="9144424" calcext:value-type="float">
            <text:p>9144424</text:p>
          </table:table-cell>
          <table:table-cell office:value-type="float" office:value="227594872" calcext:value-type="float">
            <text:p>227594872</text:p>
          </table:table-cell>
          <table:table-cell office:value-type="float" office:value="45940568" calcext:value-type="float">
            <text:p>45940568</text:p>
          </table:table-cell>
          <table:table-cell office:value-type="float" office:value="35316888" calcext:value-type="float">
            <text:p>35316888</text:p>
          </table:table-cell>
          <table:table-cell office:value-type="float" office:value="33344568" calcext:value-type="float">
            <text:p>33344568</text:p>
          </table:table-cell>
          <table:table-cell table:number-columns-repeated="6"/>
        </table:table-row>
        <table:table-row table:style-name="ro1">
          <table:table-cell office:value-type="float" office:value="5944632" calcext:value-type="float">
            <text:p>5944632</text:p>
          </table:table-cell>
          <table:table-cell office:value-type="float" office:value="62913752" calcext:value-type="float">
            <text:p>62913752</text:p>
          </table:table-cell>
          <table:table-cell office:value-type="float" office:value="18981528" calcext:value-type="float">
            <text:p>18981528</text:p>
          </table:table-cell>
          <table:table-cell office:value-type="float" office:value="9643240" calcext:value-type="float">
            <text:p>9643240</text:p>
          </table:table-cell>
          <table:table-cell office:value-type="float" office:value="9674968" calcext:value-type="float">
            <text:p>9674968</text:p>
          </table:table-cell>
          <table:table-cell office:value-type="float" office:value="9159608" calcext:value-type="float">
            <text:p>9159608</text:p>
          </table:table-cell>
          <table:table-cell office:value-type="float" office:value="227603184" calcext:value-type="float">
            <text:p>227603184</text:p>
          </table:table-cell>
          <table:table-cell office:value-type="float" office:value="45944720" calcext:value-type="float">
            <text:p>45944720</text:p>
          </table:table-cell>
          <table:table-cell office:value-type="float" office:value="35364120" calcext:value-type="float">
            <text:p>35364120</text:p>
          </table:table-cell>
          <table:table-cell office:value-type="float" office:value="33380608" calcext:value-type="float">
            <text:p>33380608</text:p>
          </table:table-cell>
          <table:table-cell table:number-columns-repeated="6"/>
        </table:table-row>
        <table:table-row table:style-name="ro1">
          <table:table-cell office:value-type="float" office:value="5945088" calcext:value-type="float">
            <text:p>5945088</text:p>
          </table:table-cell>
          <table:table-cell office:value-type="float" office:value="62914952" calcext:value-type="float">
            <text:p>62914952</text:p>
          </table:table-cell>
          <table:table-cell office:value-type="float" office:value="18981528" calcext:value-type="float">
            <text:p>18981528</text:p>
          </table:table-cell>
          <table:table-cell office:value-type="float" office:value="9643432" calcext:value-type="float">
            <text:p>9643432</text:p>
          </table:table-cell>
          <table:table-cell office:value-type="float" office:value="9675448" calcext:value-type="float">
            <text:p>9675448</text:p>
          </table:table-cell>
          <table:table-cell office:value-type="float" office:value="9169952" calcext:value-type="float">
            <text:p>9169952</text:p>
          </table:table-cell>
          <table:table-cell office:value-type="float" office:value="227759624" calcext:value-type="float">
            <text:p>227759624</text:p>
          </table:table-cell>
          <table:table-cell office:value-type="float" office:value="45956840" calcext:value-type="float">
            <text:p>45956840</text:p>
          </table:table-cell>
          <table:table-cell office:value-type="float" office:value="35443128" calcext:value-type="float">
            <text:p>35443128</text:p>
          </table:table-cell>
          <table:table-cell office:value-type="float" office:value="33402088" calcext:value-type="float">
            <text:p>33402088</text:p>
          </table:table-cell>
          <table:table-cell table:number-columns-repeated="6"/>
        </table:table-row>
        <table:table-row table:style-name="ro1">
          <table:table-cell office:value-type="float" office:value="5945264" calcext:value-type="float">
            <text:p>5945264</text:p>
          </table:table-cell>
          <table:table-cell office:value-type="float" office:value="62915888" calcext:value-type="float">
            <text:p>62915888</text:p>
          </table:table-cell>
          <table:table-cell office:value-type="float" office:value="18981776" calcext:value-type="float">
            <text:p>18981776</text:p>
          </table:table-cell>
          <table:table-cell office:value-type="float" office:value="9643472" calcext:value-type="float">
            <text:p>9643472</text:p>
          </table:table-cell>
          <table:table-cell office:value-type="float" office:value="9676368" calcext:value-type="float">
            <text:p>9676368</text:p>
          </table:table-cell>
          <table:table-cell office:value-type="float" office:value="9203944" calcext:value-type="float">
            <text:p>9203944</text:p>
          </table:table-cell>
          <table:table-cell office:value-type="float" office:value="227816784" calcext:value-type="float">
            <text:p>227816784</text:p>
          </table:table-cell>
          <table:table-cell office:value-type="float" office:value="45978160" calcext:value-type="float">
            <text:p>45978160</text:p>
          </table:table-cell>
          <table:table-cell office:value-type="float" office:value="35469600" calcext:value-type="float">
            <text:p>35469600</text:p>
          </table:table-cell>
          <table:table-cell office:value-type="float" office:value="33427296" calcext:value-type="float">
            <text:p>33427296</text:p>
          </table:table-cell>
          <table:table-cell table:number-columns-repeated="6"/>
        </table:table-row>
        <table:table-row table:style-name="ro1">
          <table:table-cell office:value-type="float" office:value="5945280" calcext:value-type="float">
            <text:p>5945280</text:p>
          </table:table-cell>
          <table:table-cell office:value-type="float" office:value="62915984" calcext:value-type="float">
            <text:p>62915984</text:p>
          </table:table-cell>
          <table:table-cell office:value-type="float" office:value="18982520" calcext:value-type="float">
            <text:p>18982520</text:p>
          </table:table-cell>
          <table:table-cell office:value-type="float" office:value="9643720" calcext:value-type="float">
            <text:p>9643720</text:p>
          </table:table-cell>
          <table:table-cell office:value-type="float" office:value="9677032" calcext:value-type="float">
            <text:p>9677032</text:p>
          </table:table-cell>
          <table:table-cell office:value-type="float" office:value="9209648" calcext:value-type="float">
            <text:p>9209648</text:p>
          </table:table-cell>
          <table:table-cell office:value-type="float" office:value="227832088" calcext:value-type="float">
            <text:p>227832088</text:p>
          </table:table-cell>
          <table:table-cell office:value-type="float" office:value="45990792" calcext:value-type="float">
            <text:p>45990792</text:p>
          </table:table-cell>
          <table:table-cell office:value-type="float" office:value="35505240" calcext:value-type="float">
            <text:p>35505240</text:p>
          </table:table-cell>
          <table:table-cell office:value-type="float" office:value="33427776" calcext:value-type="float">
            <text:p>33427776</text:p>
          </table:table-cell>
          <table:table-cell table:number-columns-repeated="6"/>
        </table:table-row>
        <table:table-row table:style-name="ro1">
          <table:table-cell office:value-type="float" office:value="5945896" calcext:value-type="float">
            <text:p>5945896</text:p>
          </table:table-cell>
          <table:table-cell office:value-type="float" office:value="62917384" calcext:value-type="float">
            <text:p>62917384</text:p>
          </table:table-cell>
          <table:table-cell office:value-type="float" office:value="18982976" calcext:value-type="float">
            <text:p>18982976</text:p>
          </table:table-cell>
          <table:table-cell office:value-type="float" office:value="9644328" calcext:value-type="float">
            <text:p>9644328</text:p>
          </table:table-cell>
          <table:table-cell office:value-type="float" office:value="9677064" calcext:value-type="float">
            <text:p>9677064</text:p>
          </table:table-cell>
          <table:table-cell office:value-type="float" office:value="9220320" calcext:value-type="float">
            <text:p>9220320</text:p>
          </table:table-cell>
          <table:table-cell office:value-type="float" office:value="227834800" calcext:value-type="float">
            <text:p>227834800</text:p>
          </table:table-cell>
          <table:table-cell office:value-type="float" office:value="46020784" calcext:value-type="float">
            <text:p>46020784</text:p>
          </table:table-cell>
          <table:table-cell office:value-type="float" office:value="36102824" calcext:value-type="float">
            <text:p>36102824</text:p>
          </table:table-cell>
          <table:table-cell office:value-type="float" office:value="33452560" calcext:value-type="float">
            <text:p>33452560</text:p>
          </table:table-cell>
          <table:table-cell table:number-columns-repeated="6"/>
        </table:table-row>
        <table:table-row table:style-name="ro1">
          <table:table-cell office:value-type="float" office:value="5946008" calcext:value-type="float">
            <text:p>5946008</text:p>
          </table:table-cell>
          <table:table-cell office:value-type="float" office:value="62917712" calcext:value-type="float">
            <text:p>62917712</text:p>
          </table:table-cell>
          <table:table-cell office:value-type="float" office:value="18983096" calcext:value-type="float">
            <text:p>18983096</text:p>
          </table:table-cell>
          <table:table-cell office:value-type="float" office:value="9645776" calcext:value-type="float">
            <text:p>9645776</text:p>
          </table:table-cell>
          <table:table-cell office:value-type="float" office:value="9677136" calcext:value-type="float">
            <text:p>9677136</text:p>
          </table:table-cell>
          <table:table-cell office:value-type="float" office:value="9374272" calcext:value-type="float">
            <text:p>9374272</text:p>
          </table:table-cell>
          <table:table-cell office:value-type="float" office:value="227837152" calcext:value-type="float">
            <text:p>227837152</text:p>
          </table:table-cell>
          <table:table-cell office:value-type="float" office:value="46027112" calcext:value-type="float">
            <text:p>46027112</text:p>
          </table:table-cell>
          <table:table-cell office:value-type="float" office:value="36165264" calcext:value-type="float">
            <text:p>36165264</text:p>
          </table:table-cell>
          <table:table-cell office:value-type="float" office:value="34165448" calcext:value-type="float">
            <text:p>34165448</text:p>
          </table:table-cell>
          <table:table-cell table:number-columns-repeated="6"/>
        </table:table-row>
        <table:table-row table:style-name="ro1">
          <table:table-cell office:value-type="float" office:value="5946448" calcext:value-type="float">
            <text:p>5946448</text:p>
          </table:table-cell>
          <table:table-cell office:value-type="float" office:value="62920344" calcext:value-type="float">
            <text:p>62920344</text:p>
          </table:table-cell>
          <table:table-cell office:value-type="float" office:value="18983536" calcext:value-type="float">
            <text:p>18983536</text:p>
          </table:table-cell>
          <table:table-cell office:value-type="float" office:value="9645792" calcext:value-type="float">
            <text:p>9645792</text:p>
          </table:table-cell>
          <table:table-cell office:value-type="float" office:value="9677288" calcext:value-type="float">
            <text:p>9677288</text:p>
          </table:table-cell>
          <table:table-cell office:value-type="float" office:value="9379168" calcext:value-type="float">
            <text:p>9379168</text:p>
          </table:table-cell>
          <table:table-cell office:value-type="float" office:value="227855400" calcext:value-type="float">
            <text:p>227855400</text:p>
          </table:table-cell>
          <table:table-cell office:value-type="float" office:value="46049736" calcext:value-type="float">
            <text:p>46049736</text:p>
          </table:table-cell>
          <table:table-cell office:value-type="float" office:value="36319000" calcext:value-type="float">
            <text:p>36319000</text:p>
          </table:table-cell>
          <table:table-cell office:value-type="float" office:value="34518568" calcext:value-type="float">
            <text:p>34518568</text:p>
          </table:table-cell>
          <table:table-cell table:number-columns-repeated="6"/>
        </table:table-row>
        <table:table-row table:style-name="ro1">
          <table:table-cell office:value-type="float" office:value="5946664" calcext:value-type="float">
            <text:p>5946664</text:p>
          </table:table-cell>
          <table:table-cell office:value-type="float" office:value="62921536" calcext:value-type="float">
            <text:p>62921536</text:p>
          </table:table-cell>
          <table:table-cell office:value-type="float" office:value="18983856" calcext:value-type="float">
            <text:p>18983856</text:p>
          </table:table-cell>
          <table:table-cell office:value-type="float" office:value="9646760" calcext:value-type="float">
            <text:p>9646760</text:p>
          </table:table-cell>
          <table:table-cell office:value-type="float" office:value="9677528" calcext:value-type="float">
            <text:p>9677528</text:p>
          </table:table-cell>
          <table:table-cell office:value-type="float" office:value="9409984" calcext:value-type="float">
            <text:p>9409984</text:p>
          </table:table-cell>
          <table:table-cell office:value-type="float" office:value="227886272" calcext:value-type="float">
            <text:p>227886272</text:p>
          </table:table-cell>
          <table:table-cell office:value-type="float" office:value="46083656" calcext:value-type="float">
            <text:p>46083656</text:p>
          </table:table-cell>
          <table:table-cell office:value-type="float" office:value="37011808" calcext:value-type="float">
            <text:p>37011808</text:p>
          </table:table-cell>
          <table:table-cell office:value-type="float" office:value="34636976" calcext:value-type="float">
            <text:p>34636976</text:p>
          </table:table-cell>
          <table:table-cell table:number-columns-repeated="6"/>
        </table:table-row>
        <table:table-row table:style-name="ro1">
          <table:table-cell office:value-type="float" office:value="5947272" calcext:value-type="float">
            <text:p>5947272</text:p>
          </table:table-cell>
          <table:table-cell office:value-type="float" office:value="62923632" calcext:value-type="float">
            <text:p>62923632</text:p>
          </table:table-cell>
          <table:table-cell office:value-type="float" office:value="18983912" calcext:value-type="float">
            <text:p>18983912</text:p>
          </table:table-cell>
          <table:table-cell office:value-type="float" office:value="9647072" calcext:value-type="float">
            <text:p>9647072</text:p>
          </table:table-cell>
          <table:table-cell office:value-type="float" office:value="9677952" calcext:value-type="float">
            <text:p>9677952</text:p>
          </table:table-cell>
          <table:table-cell office:value-type="float" office:value="9410472" calcext:value-type="float">
            <text:p>9410472</text:p>
          </table:table-cell>
          <table:table-cell office:value-type="float" office:value="227914776" calcext:value-type="float">
            <text:p>227914776</text:p>
          </table:table-cell>
          <table:table-cell office:value-type="float" office:value="46085448" calcext:value-type="float">
            <text:p>46085448</text:p>
          </table:table-cell>
          <table:table-cell office:value-type="float" office:value="37315224" calcext:value-type="float">
            <text:p>37315224</text:p>
          </table:table-cell>
          <table:table-cell office:value-type="float" office:value="34776904" calcext:value-type="float">
            <text:p>34776904</text:p>
          </table:table-cell>
          <table:table-cell table:number-columns-repeated="6"/>
        </table:table-row>
        <table:table-row table:style-name="ro1">
          <table:table-cell office:value-type="float" office:value="5947880" calcext:value-type="float">
            <text:p>5947880</text:p>
          </table:table-cell>
          <table:table-cell office:value-type="float" office:value="62925072" calcext:value-type="float">
            <text:p>62925072</text:p>
          </table:table-cell>
          <table:table-cell office:value-type="float" office:value="18983952" calcext:value-type="float">
            <text:p>18983952</text:p>
          </table:table-cell>
          <table:table-cell office:value-type="float" office:value="9648592" calcext:value-type="float">
            <text:p>9648592</text:p>
          </table:table-cell>
          <table:table-cell office:value-type="float" office:value="9678032" calcext:value-type="float">
            <text:p>9678032</text:p>
          </table:table-cell>
          <table:table-cell office:value-type="float" office:value="9411968" calcext:value-type="float">
            <text:p>9411968</text:p>
          </table:table-cell>
          <table:table-cell office:value-type="float" office:value="227916280" calcext:value-type="float">
            <text:p>227916280</text:p>
          </table:table-cell>
          <table:table-cell office:value-type="float" office:value="46089192" calcext:value-type="float">
            <text:p>46089192</text:p>
          </table:table-cell>
          <table:table-cell office:value-type="float" office:value="37494568" calcext:value-type="float">
            <text:p>37494568</text:p>
          </table:table-cell>
          <table:table-cell office:value-type="float" office:value="34819904" calcext:value-type="float">
            <text:p>34819904</text:p>
          </table:table-cell>
          <table:table-cell table:number-columns-repeated="6"/>
        </table:table-row>
        <table:table-row table:style-name="ro1">
          <table:table-cell office:value-type="float" office:value="5948024" calcext:value-type="float">
            <text:p>5948024</text:p>
          </table:table-cell>
          <table:table-cell office:value-type="float" office:value="62925200" calcext:value-type="float">
            <text:p>62925200</text:p>
          </table:table-cell>
          <table:table-cell office:value-type="float" office:value="18983992" calcext:value-type="float">
            <text:p>18983992</text:p>
          </table:table-cell>
          <table:table-cell office:value-type="float" office:value="9648624" calcext:value-type="float">
            <text:p>9648624</text:p>
          </table:table-cell>
          <table:table-cell office:value-type="float" office:value="9678552" calcext:value-type="float">
            <text:p>9678552</text:p>
          </table:table-cell>
          <table:table-cell office:value-type="float" office:value="9418584" calcext:value-type="float">
            <text:p>9418584</text:p>
          </table:table-cell>
          <table:table-cell office:value-type="float" office:value="227937304" calcext:value-type="float">
            <text:p>227937304</text:p>
          </table:table-cell>
          <table:table-cell office:value-type="float" office:value="46099160" calcext:value-type="float">
            <text:p>46099160</text:p>
          </table:table-cell>
          <table:table-cell office:value-type="float" office:value="38186912" calcext:value-type="float">
            <text:p>38186912</text:p>
          </table:table-cell>
          <table:table-cell office:value-type="float" office:value="34979088" calcext:value-type="float">
            <text:p>34979088</text:p>
          </table:table-cell>
          <table:table-cell table:number-columns-repeated="6"/>
        </table:table-row>
        <table:table-row table:style-name="ro1">
          <table:table-cell office:value-type="float" office:value="5948832" calcext:value-type="float">
            <text:p>5948832</text:p>
          </table:table-cell>
          <table:table-cell office:value-type="float" office:value="62926136" calcext:value-type="float">
            <text:p>62926136</text:p>
          </table:table-cell>
          <table:table-cell office:value-type="float" office:value="18984248" calcext:value-type="float">
            <text:p>18984248</text:p>
          </table:table-cell>
          <table:table-cell office:value-type="float" office:value="9648744" calcext:value-type="float">
            <text:p>9648744</text:p>
          </table:table-cell>
          <table:table-cell office:value-type="float" office:value="9679032" calcext:value-type="float">
            <text:p>9679032</text:p>
          </table:table-cell>
          <table:table-cell office:value-type="float" office:value="9420640" calcext:value-type="float">
            <text:p>9420640</text:p>
          </table:table-cell>
          <table:table-cell office:value-type="float" office:value="228011864" calcext:value-type="float">
            <text:p>228011864</text:p>
          </table:table-cell>
          <table:table-cell office:value-type="float" office:value="46102832" calcext:value-type="float">
            <text:p>46102832</text:p>
          </table:table-cell>
          <table:table-cell office:value-type="float" office:value="38439184" calcext:value-type="float">
            <text:p>38439184</text:p>
          </table:table-cell>
          <table:table-cell office:value-type="float" office:value="35162256" calcext:value-type="float">
            <text:p>35162256</text:p>
          </table:table-cell>
          <table:table-cell table:number-columns-repeated="6"/>
        </table:table-row>
        <table:table-row table:style-name="ro1">
          <table:table-cell office:value-type="float" office:value="5948896" calcext:value-type="float">
            <text:p>5948896</text:p>
          </table:table-cell>
          <table:table-cell office:value-type="float" office:value="62926456" calcext:value-type="float">
            <text:p>62926456</text:p>
          </table:table-cell>
          <table:table-cell office:value-type="float" office:value="18985568" calcext:value-type="float">
            <text:p>18985568</text:p>
          </table:table-cell>
          <table:table-cell office:value-type="float" office:value="9648776" calcext:value-type="float">
            <text:p>9648776</text:p>
          </table:table-cell>
          <table:table-cell office:value-type="float" office:value="9679848" calcext:value-type="float">
            <text:p>9679848</text:p>
          </table:table-cell>
          <table:table-cell office:value-type="float" office:value="9473832" calcext:value-type="float">
            <text:p>9473832</text:p>
          </table:table-cell>
          <table:table-cell office:value-type="float" office:value="228015824" calcext:value-type="float">
            <text:p>228015824</text:p>
          </table:table-cell>
          <table:table-cell office:value-type="float" office:value="46131672" calcext:value-type="float">
            <text:p>46131672</text:p>
          </table:table-cell>
          <table:table-cell office:value-type="float" office:value="38616928" calcext:value-type="float">
            <text:p>38616928</text:p>
          </table:table-cell>
          <table:table-cell office:value-type="float" office:value="35422848" calcext:value-type="float">
            <text:p>35422848</text:p>
          </table:table-cell>
          <table:table-cell table:number-columns-repeated="6"/>
        </table:table-row>
        <table:table-row table:style-name="ro1">
          <table:table-cell office:value-type="float" office:value="5949168" calcext:value-type="float">
            <text:p>5949168</text:p>
          </table:table-cell>
          <table:table-cell office:value-type="float" office:value="62926544" calcext:value-type="float">
            <text:p>62926544</text:p>
          </table:table-cell>
          <table:table-cell office:value-type="float" office:value="18986520" calcext:value-type="float">
            <text:p>18986520</text:p>
          </table:table-cell>
          <table:table-cell office:value-type="float" office:value="9648952" calcext:value-type="float">
            <text:p>9648952</text:p>
          </table:table-cell>
          <table:table-cell office:value-type="float" office:value="9681480" calcext:value-type="float">
            <text:p>9681480</text:p>
          </table:table-cell>
          <table:table-cell office:value-type="float" office:value="9476928" calcext:value-type="float">
            <text:p>9476928</text:p>
          </table:table-cell>
          <table:table-cell office:value-type="float" office:value="228019072" calcext:value-type="float">
            <text:p>228019072</text:p>
          </table:table-cell>
          <table:table-cell office:value-type="float" office:value="46132472" calcext:value-type="float">
            <text:p>46132472</text:p>
          </table:table-cell>
          <table:table-cell office:value-type="float" office:value="38789680" calcext:value-type="float">
            <text:p>38789680</text:p>
          </table:table-cell>
          <table:table-cell office:value-type="float" office:value="35893368" calcext:value-type="float">
            <text:p>35893368</text:p>
          </table:table-cell>
          <table:table-cell table:number-columns-repeated="6"/>
        </table:table-row>
        <table:table-row table:style-name="ro1">
          <table:table-cell office:value-type="float" office:value="5949176" calcext:value-type="float">
            <text:p>5949176</text:p>
          </table:table-cell>
          <table:table-cell office:value-type="float" office:value="62928128" calcext:value-type="float">
            <text:p>62928128</text:p>
          </table:table-cell>
          <table:table-cell office:value-type="float" office:value="18986784" calcext:value-type="float">
            <text:p>18986784</text:p>
          </table:table-cell>
          <table:table-cell office:value-type="float" office:value="9649976" calcext:value-type="float">
            <text:p>9649976</text:p>
          </table:table-cell>
          <table:table-cell office:value-type="float" office:value="9681584" calcext:value-type="float">
            <text:p>9681584</text:p>
          </table:table-cell>
          <table:table-cell office:value-type="float" office:value="9489056" calcext:value-type="float">
            <text:p>9489056</text:p>
          </table:table-cell>
          <table:table-cell office:value-type="float" office:value="228026344" calcext:value-type="float">
            <text:p>228026344</text:p>
          </table:table-cell>
          <table:table-cell office:value-type="float" office:value="46186504" calcext:value-type="float">
            <text:p>46186504</text:p>
          </table:table-cell>
          <table:table-cell office:value-type="float" office:value="38890776" calcext:value-type="float">
            <text:p>38890776</text:p>
          </table:table-cell>
          <table:table-cell office:value-type="float" office:value="36560576" calcext:value-type="float">
            <text:p>36560576</text:p>
          </table:table-cell>
          <table:table-cell table:number-columns-repeated="6"/>
        </table:table-row>
        <table:table-row table:style-name="ro1">
          <table:table-cell office:value-type="float" office:value="5949272" calcext:value-type="float">
            <text:p>5949272</text:p>
          </table:table-cell>
          <table:table-cell office:value-type="float" office:value="62928920" calcext:value-type="float">
            <text:p>62928920</text:p>
          </table:table-cell>
          <table:table-cell office:value-type="float" office:value="18986800" calcext:value-type="float">
            <text:p>18986800</text:p>
          </table:table-cell>
          <table:table-cell office:value-type="float" office:value="9650072" calcext:value-type="float">
            <text:p>9650072</text:p>
          </table:table-cell>
          <table:table-cell office:value-type="float" office:value="9682048" calcext:value-type="float">
            <text:p>9682048</text:p>
          </table:table-cell>
          <table:table-cell office:value-type="float" office:value="9502376" calcext:value-type="float">
            <text:p>9502376</text:p>
          </table:table-cell>
          <table:table-cell office:value-type="float" office:value="228070960" calcext:value-type="float">
            <text:p>228070960</text:p>
          </table:table-cell>
          <table:table-cell office:value-type="float" office:value="46189920" calcext:value-type="float">
            <text:p>46189920</text:p>
          </table:table-cell>
          <table:table-cell office:value-type="float" office:value="38891240" calcext:value-type="float">
            <text:p>38891240</text:p>
          </table:table-cell>
          <table:table-cell office:value-type="float" office:value="36660296" calcext:value-type="float">
            <text:p>36660296</text:p>
          </table:table-cell>
          <table:table-cell table:number-columns-repeated="6"/>
        </table:table-row>
        <table:table-row table:style-name="ro1">
          <table:table-cell office:value-type="float" office:value="5949616" calcext:value-type="float">
            <text:p>5949616</text:p>
          </table:table-cell>
          <table:table-cell office:value-type="float" office:value="62930480" calcext:value-type="float">
            <text:p>62930480</text:p>
          </table:table-cell>
          <table:table-cell office:value-type="float" office:value="18987200" calcext:value-type="float">
            <text:p>18987200</text:p>
          </table:table-cell>
          <table:table-cell office:value-type="float" office:value="9650128" calcext:value-type="float">
            <text:p>9650128</text:p>
          </table:table-cell>
          <table:table-cell office:value-type="float" office:value="9683040" calcext:value-type="float">
            <text:p>9683040</text:p>
          </table:table-cell>
          <table:table-cell office:value-type="float" office:value="9519200" calcext:value-type="float">
            <text:p>9519200</text:p>
          </table:table-cell>
          <table:table-cell office:value-type="float" office:value="228086040" calcext:value-type="float">
            <text:p>228086040</text:p>
          </table:table-cell>
          <table:table-cell office:value-type="float" office:value="46192016" calcext:value-type="float">
            <text:p>46192016</text:p>
          </table:table-cell>
          <table:table-cell office:value-type="float" office:value="39130992" calcext:value-type="float">
            <text:p>39130992</text:p>
          </table:table-cell>
          <table:table-cell office:value-type="float" office:value="36931816" calcext:value-type="float">
            <text:p>36931816</text:p>
          </table:table-cell>
          <table:table-cell table:number-columns-repeated="6"/>
        </table:table-row>
        <table:table-row table:style-name="ro1">
          <table:table-cell office:value-type="float" office:value="5950136" calcext:value-type="float">
            <text:p>5950136</text:p>
          </table:table-cell>
          <table:table-cell office:value-type="float" office:value="62930904" calcext:value-type="float">
            <text:p>62930904</text:p>
          </table:table-cell>
          <table:table-cell office:value-type="float" office:value="18987344" calcext:value-type="float">
            <text:p>18987344</text:p>
          </table:table-cell>
          <table:table-cell office:value-type="float" office:value="9650872" calcext:value-type="float">
            <text:p>9650872</text:p>
          </table:table-cell>
          <table:table-cell office:value-type="float" office:value="9683664" calcext:value-type="float">
            <text:p>9683664</text:p>
          </table:table-cell>
          <table:table-cell office:value-type="float" office:value="9521488" calcext:value-type="float">
            <text:p>9521488</text:p>
          </table:table-cell>
          <table:table-cell office:value-type="float" office:value="228087968" calcext:value-type="float">
            <text:p>228087968</text:p>
          </table:table-cell>
          <table:table-cell office:value-type="float" office:value="46194688" calcext:value-type="float">
            <text:p>46194688</text:p>
          </table:table-cell>
          <table:table-cell office:value-type="float" office:value="39182432" calcext:value-type="float">
            <text:p>39182432</text:p>
          </table:table-cell>
          <table:table-cell office:value-type="float" office:value="37154216" calcext:value-type="float">
            <text:p>37154216</text:p>
          </table:table-cell>
          <table:table-cell table:number-columns-repeated="6"/>
        </table:table-row>
        <table:table-row table:style-name="ro1">
          <table:table-cell office:value-type="float" office:value="5950232" calcext:value-type="float">
            <text:p>5950232</text:p>
          </table:table-cell>
          <table:table-cell office:value-type="float" office:value="62931240" calcext:value-type="float">
            <text:p>62931240</text:p>
          </table:table-cell>
          <table:table-cell office:value-type="float" office:value="18987400" calcext:value-type="float">
            <text:p>18987400</text:p>
          </table:table-cell>
          <table:table-cell office:value-type="float" office:value="9651424" calcext:value-type="float">
            <text:p>9651424</text:p>
          </table:table-cell>
          <table:table-cell office:value-type="float" office:value="9683936" calcext:value-type="float">
            <text:p>9683936</text:p>
          </table:table-cell>
          <table:table-cell office:value-type="float" office:value="9531168" calcext:value-type="float">
            <text:p>9531168</text:p>
          </table:table-cell>
          <table:table-cell office:value-type="float" office:value="228105248" calcext:value-type="float">
            <text:p>228105248</text:p>
          </table:table-cell>
          <table:table-cell office:value-type="float" office:value="46213880" calcext:value-type="float">
            <text:p>46213880</text:p>
          </table:table-cell>
          <table:table-cell office:value-type="float" office:value="39284632" calcext:value-type="float">
            <text:p>39284632</text:p>
          </table:table-cell>
          <table:table-cell office:value-type="float" office:value="37346880" calcext:value-type="float">
            <text:p>37346880</text:p>
          </table:table-cell>
          <table:table-cell table:number-columns-repeated="6"/>
        </table:table-row>
        <table:table-row table:style-name="ro1">
          <table:table-cell office:value-type="float" office:value="5950256" calcext:value-type="float">
            <text:p>5950256</text:p>
          </table:table-cell>
          <table:table-cell office:value-type="float" office:value="62932424" calcext:value-type="float">
            <text:p>62932424</text:p>
          </table:table-cell>
          <table:table-cell office:value-type="float" office:value="18987992" calcext:value-type="float">
            <text:p>18987992</text:p>
          </table:table-cell>
          <table:table-cell office:value-type="float" office:value="9652160" calcext:value-type="float">
            <text:p>9652160</text:p>
          </table:table-cell>
          <table:table-cell office:value-type="float" office:value="9684336" calcext:value-type="float">
            <text:p>9684336</text:p>
          </table:table-cell>
          <table:table-cell office:value-type="float" office:value="9536496" calcext:value-type="float">
            <text:p>9536496</text:p>
          </table:table-cell>
          <table:table-cell office:value-type="float" office:value="228230096" calcext:value-type="float">
            <text:p>228230096</text:p>
          </table:table-cell>
          <table:table-cell office:value-type="float" office:value="46240720" calcext:value-type="float">
            <text:p>46240720</text:p>
          </table:table-cell>
          <table:table-cell office:value-type="float" office:value="39296472" calcext:value-type="float">
            <text:p>39296472</text:p>
          </table:table-cell>
          <table:table-cell office:value-type="float" office:value="37571960" calcext:value-type="float">
            <text:p>37571960</text:p>
          </table:table-cell>
          <table:table-cell table:number-columns-repeated="6"/>
        </table:table-row>
        <table:table-row table:style-name="ro1">
          <table:table-cell office:value-type="float" office:value="5950504" calcext:value-type="float">
            <text:p>5950504</text:p>
          </table:table-cell>
          <table:table-cell office:value-type="float" office:value="62932640" calcext:value-type="float">
            <text:p>62932640</text:p>
          </table:table-cell>
          <table:table-cell office:value-type="float" office:value="18988776" calcext:value-type="float">
            <text:p>18988776</text:p>
          </table:table-cell>
          <table:table-cell office:value-type="float" office:value="9652320" calcext:value-type="float">
            <text:p>9652320</text:p>
          </table:table-cell>
          <table:table-cell office:value-type="float" office:value="9684408" calcext:value-type="float">
            <text:p>9684408</text:p>
          </table:table-cell>
          <table:table-cell office:value-type="float" office:value="9566336" calcext:value-type="float">
            <text:p>9566336</text:p>
          </table:table-cell>
          <table:table-cell office:value-type="float" office:value="228284248" calcext:value-type="float">
            <text:p>228284248</text:p>
          </table:table-cell>
          <table:table-cell office:value-type="float" office:value="46242592" calcext:value-type="float">
            <text:p>46242592</text:p>
          </table:table-cell>
          <table:table-cell office:value-type="float" office:value="39312256" calcext:value-type="float">
            <text:p>39312256</text:p>
          </table:table-cell>
          <table:table-cell office:value-type="float" office:value="38037008" calcext:value-type="float">
            <text:p>38037008</text:p>
          </table:table-cell>
          <table:table-cell table:number-columns-repeated="6"/>
        </table:table-row>
        <table:table-row table:style-name="ro1">
          <table:table-cell office:value-type="float" office:value="5950720" calcext:value-type="float">
            <text:p>5950720</text:p>
          </table:table-cell>
          <table:table-cell office:value-type="float" office:value="62934704" calcext:value-type="float">
            <text:p>62934704</text:p>
          </table:table-cell>
          <table:table-cell office:value-type="float" office:value="18989208" calcext:value-type="float">
            <text:p>18989208</text:p>
          </table:table-cell>
          <table:table-cell office:value-type="float" office:value="9652664" calcext:value-type="float">
            <text:p>9652664</text:p>
          </table:table-cell>
          <table:table-cell office:value-type="float" office:value="9684464" calcext:value-type="float">
            <text:p>9684464</text:p>
          </table:table-cell>
          <table:table-cell office:value-type="float" office:value="9608120" calcext:value-type="float">
            <text:p>9608120</text:p>
          </table:table-cell>
          <table:table-cell office:value-type="float" office:value="228398984" calcext:value-type="float">
            <text:p>228398984</text:p>
          </table:table-cell>
          <table:table-cell office:value-type="float" office:value="46250120" calcext:value-type="float">
            <text:p>46250120</text:p>
          </table:table-cell>
          <table:table-cell office:value-type="float" office:value="39343272" calcext:value-type="float">
            <text:p>39343272</text:p>
          </table:table-cell>
          <table:table-cell office:value-type="float" office:value="38104232" calcext:value-type="float">
            <text:p>38104232</text:p>
          </table:table-cell>
          <table:table-cell table:number-columns-repeated="6"/>
        </table:table-row>
        <table:table-row table:style-name="ro1">
          <table:table-cell office:value-type="float" office:value="5951168" calcext:value-type="float">
            <text:p>5951168</text:p>
          </table:table-cell>
          <table:table-cell office:value-type="float" office:value="62934744" calcext:value-type="float">
            <text:p>62934744</text:p>
          </table:table-cell>
          <table:table-cell office:value-type="float" office:value="18989344" calcext:value-type="float">
            <text:p>18989344</text:p>
          </table:table-cell>
          <table:table-cell office:value-type="float" office:value="9654184" calcext:value-type="float">
            <text:p>9654184</text:p>
          </table:table-cell>
          <table:table-cell office:value-type="float" office:value="9684712" calcext:value-type="float">
            <text:p>9684712</text:p>
          </table:table-cell>
          <table:table-cell office:value-type="float" office:value="9619088" calcext:value-type="float">
            <text:p>9619088</text:p>
          </table:table-cell>
          <table:table-cell office:value-type="float" office:value="228423416" calcext:value-type="float">
            <text:p>228423416</text:p>
          </table:table-cell>
          <table:table-cell office:value-type="float" office:value="46278128" calcext:value-type="float">
            <text:p>46278128</text:p>
          </table:table-cell>
          <table:table-cell office:value-type="float" office:value="39364400" calcext:value-type="float">
            <text:p>39364400</text:p>
          </table:table-cell>
          <table:table-cell office:value-type="float" office:value="38106672" calcext:value-type="float">
            <text:p>38106672</text:p>
          </table:table-cell>
          <table:table-cell table:number-columns-repeated="6"/>
        </table:table-row>
        <table:table-row table:style-name="ro1">
          <table:table-cell office:value-type="float" office:value="5951192" calcext:value-type="float">
            <text:p>5951192</text:p>
          </table:table-cell>
          <table:table-cell office:value-type="float" office:value="62935832" calcext:value-type="float">
            <text:p>62935832</text:p>
          </table:table-cell>
          <table:table-cell office:value-type="float" office:value="18989472" calcext:value-type="float">
            <text:p>18989472</text:p>
          </table:table-cell>
          <table:table-cell office:value-type="float" office:value="9655192" calcext:value-type="float">
            <text:p>9655192</text:p>
          </table:table-cell>
          <table:table-cell office:value-type="float" office:value="9685032" calcext:value-type="float">
            <text:p>9685032</text:p>
          </table:table-cell>
          <table:table-cell office:value-type="float" office:value="9623736" calcext:value-type="float">
            <text:p>9623736</text:p>
          </table:table-cell>
          <table:table-cell office:value-type="float" office:value="228424144" calcext:value-type="float">
            <text:p>228424144</text:p>
          </table:table-cell>
          <table:table-cell office:value-type="float" office:value="46287216" calcext:value-type="float">
            <text:p>46287216</text:p>
          </table:table-cell>
          <table:table-cell office:value-type="float" office:value="39370144" calcext:value-type="float">
            <text:p>39370144</text:p>
          </table:table-cell>
          <table:table-cell office:value-type="float" office:value="38213864" calcext:value-type="float">
            <text:p>38213864</text:p>
          </table:table-cell>
          <table:table-cell table:number-columns-repeated="6"/>
        </table:table-row>
        <table:table-row table:style-name="ro1">
          <table:table-cell office:value-type="float" office:value="5951248" calcext:value-type="float">
            <text:p>5951248</text:p>
          </table:table-cell>
          <table:table-cell office:value-type="float" office:value="62937248" calcext:value-type="float">
            <text:p>62937248</text:p>
          </table:table-cell>
          <table:table-cell office:value-type="float" office:value="18989736" calcext:value-type="float">
            <text:p>18989736</text:p>
          </table:table-cell>
          <table:table-cell office:value-type="float" office:value="9655336" calcext:value-type="float">
            <text:p>9655336</text:p>
          </table:table-cell>
          <table:table-cell office:value-type="float" office:value="9685168" calcext:value-type="float">
            <text:p>9685168</text:p>
          </table:table-cell>
          <table:table-cell office:value-type="float" office:value="9632808" calcext:value-type="float">
            <text:p>9632808</text:p>
          </table:table-cell>
          <table:table-cell office:value-type="float" office:value="228472616" calcext:value-type="float">
            <text:p>228472616</text:p>
          </table:table-cell>
          <table:table-cell office:value-type="float" office:value="46320272" calcext:value-type="float">
            <text:p>46320272</text:p>
          </table:table-cell>
          <table:table-cell office:value-type="float" office:value="39370960" calcext:value-type="float">
            <text:p>39370960</text:p>
          </table:table-cell>
          <table:table-cell office:value-type="float" office:value="38616704" calcext:value-type="float">
            <text:p>38616704</text:p>
          </table:table-cell>
          <table:table-cell table:number-columns-repeated="6"/>
        </table:table-row>
        <table:table-row table:style-name="ro1">
          <table:table-cell office:value-type="float" office:value="5951360" calcext:value-type="float">
            <text:p>5951360</text:p>
          </table:table-cell>
          <table:table-cell office:value-type="float" office:value="62937304" calcext:value-type="float">
            <text:p>62937304</text:p>
          </table:table-cell>
          <table:table-cell office:value-type="float" office:value="18989840" calcext:value-type="float">
            <text:p>18989840</text:p>
          </table:table-cell>
          <table:table-cell office:value-type="float" office:value="9655480" calcext:value-type="float">
            <text:p>9655480</text:p>
          </table:table-cell>
          <table:table-cell office:value-type="float" office:value="9685544" calcext:value-type="float">
            <text:p>9685544</text:p>
          </table:table-cell>
          <table:table-cell office:value-type="float" office:value="9652016" calcext:value-type="float">
            <text:p>9652016</text:p>
          </table:table-cell>
          <table:table-cell office:value-type="float" office:value="228508168" calcext:value-type="float">
            <text:p>228508168</text:p>
          </table:table-cell>
          <table:table-cell office:value-type="float" office:value="46362736" calcext:value-type="float">
            <text:p>46362736</text:p>
          </table:table-cell>
          <table:table-cell office:value-type="float" office:value="39386656" calcext:value-type="float">
            <text:p>39386656</text:p>
          </table:table-cell>
          <table:table-cell office:value-type="float" office:value="38722464" calcext:value-type="float">
            <text:p>38722464</text:p>
          </table:table-cell>
          <table:table-cell table:number-columns-repeated="6"/>
        </table:table-row>
        <table:table-row table:style-name="ro1">
          <table:table-cell office:value-type="float" office:value="5951408" calcext:value-type="float">
            <text:p>5951408</text:p>
          </table:table-cell>
          <table:table-cell office:value-type="float" office:value="62937504" calcext:value-type="float">
            <text:p>62937504</text:p>
          </table:table-cell>
          <table:table-cell office:value-type="float" office:value="18990120" calcext:value-type="float">
            <text:p>18990120</text:p>
          </table:table-cell>
          <table:table-cell office:value-type="float" office:value="9656008" calcext:value-type="float">
            <text:p>9656008</text:p>
          </table:table-cell>
          <table:table-cell office:value-type="float" office:value="9687048" calcext:value-type="float">
            <text:p>9687048</text:p>
          </table:table-cell>
          <table:table-cell office:value-type="float" office:value="9673152" calcext:value-type="float">
            <text:p>9673152</text:p>
          </table:table-cell>
          <table:table-cell office:value-type="float" office:value="228514280" calcext:value-type="float">
            <text:p>228514280</text:p>
          </table:table-cell>
          <table:table-cell office:value-type="float" office:value="46382984" calcext:value-type="float">
            <text:p>46382984</text:p>
          </table:table-cell>
          <table:table-cell office:value-type="float" office:value="39387816" calcext:value-type="float">
            <text:p>39387816</text:p>
          </table:table-cell>
          <table:table-cell office:value-type="float" office:value="38732672" calcext:value-type="float">
            <text:p>38732672</text:p>
          </table:table-cell>
          <table:table-cell table:number-columns-repeated="6"/>
        </table:table-row>
        <table:table-row table:style-name="ro1">
          <table:table-cell office:value-type="float" office:value="5951408" calcext:value-type="float">
            <text:p>5951408</text:p>
          </table:table-cell>
          <table:table-cell office:value-type="float" office:value="62938224" calcext:value-type="float">
            <text:p>62938224</text:p>
          </table:table-cell>
          <table:table-cell office:value-type="float" office:value="18990224" calcext:value-type="float">
            <text:p>18990224</text:p>
          </table:table-cell>
          <table:table-cell office:value-type="float" office:value="9656096" calcext:value-type="float">
            <text:p>9656096</text:p>
          </table:table-cell>
          <table:table-cell office:value-type="float" office:value="9687192" calcext:value-type="float">
            <text:p>9687192</text:p>
          </table:table-cell>
          <table:table-cell office:value-type="float" office:value="9688544" calcext:value-type="float">
            <text:p>9688544</text:p>
          </table:table-cell>
          <table:table-cell office:value-type="float" office:value="228542568" calcext:value-type="float">
            <text:p>228542568</text:p>
          </table:table-cell>
          <table:table-cell office:value-type="float" office:value="46536280" calcext:value-type="float">
            <text:p>46536280</text:p>
          </table:table-cell>
          <table:table-cell office:value-type="float" office:value="39388208" calcext:value-type="float">
            <text:p>39388208</text:p>
          </table:table-cell>
          <table:table-cell office:value-type="float" office:value="38760352" calcext:value-type="float">
            <text:p>38760352</text:p>
          </table:table-cell>
          <table:table-cell table:number-columns-repeated="6"/>
        </table:table-row>
        <table:table-row table:style-name="ro1">
          <table:table-cell office:value-type="float" office:value="5952088" calcext:value-type="float">
            <text:p>5952088</text:p>
          </table:table-cell>
          <table:table-cell office:value-type="float" office:value="62938464" calcext:value-type="float">
            <text:p>62938464</text:p>
          </table:table-cell>
          <table:table-cell office:value-type="float" office:value="18990240" calcext:value-type="float">
            <text:p>18990240</text:p>
          </table:table-cell>
          <table:table-cell office:value-type="float" office:value="9656744" calcext:value-type="float">
            <text:p>9656744</text:p>
          </table:table-cell>
          <table:table-cell office:value-type="float" office:value="9687232" calcext:value-type="float">
            <text:p>9687232</text:p>
          </table:table-cell>
          <table:table-cell office:value-type="float" office:value="9707304" calcext:value-type="float">
            <text:p>9707304</text:p>
          </table:table-cell>
          <table:table-cell office:value-type="float" office:value="228708416" calcext:value-type="float">
            <text:p>228708416</text:p>
          </table:table-cell>
          <table:table-cell office:value-type="float" office:value="46607896" calcext:value-type="float">
            <text:p>46607896</text:p>
          </table:table-cell>
          <table:table-cell office:value-type="float" office:value="39395584" calcext:value-type="float">
            <text:p>39395584</text:p>
          </table:table-cell>
          <table:table-cell office:value-type="float" office:value="39140912" calcext:value-type="float">
            <text:p>39140912</text:p>
          </table:table-cell>
          <table:table-cell table:number-columns-repeated="6"/>
        </table:table-row>
        <table:table-row table:style-name="ro1">
          <table:table-cell office:value-type="float" office:value="5952160" calcext:value-type="float">
            <text:p>5952160</text:p>
          </table:table-cell>
          <table:table-cell office:value-type="float" office:value="62938784" calcext:value-type="float">
            <text:p>62938784</text:p>
          </table:table-cell>
          <table:table-cell office:value-type="float" office:value="18990376" calcext:value-type="float">
            <text:p>18990376</text:p>
          </table:table-cell>
          <table:table-cell office:value-type="float" office:value="9657120" calcext:value-type="float">
            <text:p>9657120</text:p>
          </table:table-cell>
          <table:table-cell office:value-type="float" office:value="9688608" calcext:value-type="float">
            <text:p>9688608</text:p>
          </table:table-cell>
          <table:table-cell office:value-type="float" office:value="9713800" calcext:value-type="float">
            <text:p>9713800</text:p>
          </table:table-cell>
          <table:table-cell office:value-type="float" office:value="228834632" calcext:value-type="float">
            <text:p>228834632</text:p>
          </table:table-cell>
          <table:table-cell office:value-type="float" office:value="46728232" calcext:value-type="float">
            <text:p>46728232</text:p>
          </table:table-cell>
          <table:table-cell office:value-type="float" office:value="39398280" calcext:value-type="float">
            <text:p>39398280</text:p>
          </table:table-cell>
          <table:table-cell office:value-type="float" office:value="39213848" calcext:value-type="float">
            <text:p>39213848</text:p>
          </table:table-cell>
          <table:table-cell table:number-columns-repeated="6"/>
        </table:table-row>
        <table:table-row table:style-name="ro1">
          <table:table-cell office:value-type="float" office:value="5952648" calcext:value-type="float">
            <text:p>5952648</text:p>
          </table:table-cell>
          <table:table-cell office:value-type="float" office:value="62938864" calcext:value-type="float">
            <text:p>62938864</text:p>
          </table:table-cell>
          <table:table-cell office:value-type="float" office:value="18990616" calcext:value-type="float">
            <text:p>18990616</text:p>
          </table:table-cell>
          <table:table-cell office:value-type="float" office:value="9657272" calcext:value-type="float">
            <text:p>9657272</text:p>
          </table:table-cell>
          <table:table-cell office:value-type="float" office:value="9689744" calcext:value-type="float">
            <text:p>9689744</text:p>
          </table:table-cell>
          <table:table-cell office:value-type="float" office:value="9715096" calcext:value-type="float">
            <text:p>9715096</text:p>
          </table:table-cell>
          <table:table-cell office:value-type="float" office:value="228939352" calcext:value-type="float">
            <text:p>228939352</text:p>
          </table:table-cell>
          <table:table-cell office:value-type="float" office:value="46874376" calcext:value-type="float">
            <text:p>46874376</text:p>
          </table:table-cell>
          <table:table-cell office:value-type="float" office:value="39400576" calcext:value-type="float">
            <text:p>39400576</text:p>
          </table:table-cell>
          <table:table-cell office:value-type="float" office:value="39220920" calcext:value-type="float">
            <text:p>39220920</text:p>
          </table:table-cell>
          <table:table-cell table:number-columns-repeated="6"/>
        </table:table-row>
        <table:table-row table:style-name="ro1">
          <table:table-cell office:value-type="float" office:value="5952720" calcext:value-type="float">
            <text:p>5952720</text:p>
          </table:table-cell>
          <table:table-cell office:value-type="float" office:value="62939672" calcext:value-type="float">
            <text:p>62939672</text:p>
          </table:table-cell>
          <table:table-cell office:value-type="float" office:value="18990872" calcext:value-type="float">
            <text:p>18990872</text:p>
          </table:table-cell>
          <table:table-cell office:value-type="float" office:value="9657560" calcext:value-type="float">
            <text:p>9657560</text:p>
          </table:table-cell>
          <table:table-cell office:value-type="float" office:value="9689968" calcext:value-type="float">
            <text:p>9689968</text:p>
          </table:table-cell>
          <table:table-cell office:value-type="float" office:value="9718792" calcext:value-type="float">
            <text:p>9718792</text:p>
          </table:table-cell>
          <table:table-cell office:value-type="float" office:value="229125448" calcext:value-type="float">
            <text:p>229125448</text:p>
          </table:table-cell>
          <table:table-cell office:value-type="float" office:value="47058120" calcext:value-type="float">
            <text:p>47058120</text:p>
          </table:table-cell>
          <table:table-cell office:value-type="float" office:value="39405464" calcext:value-type="float">
            <text:p>39405464</text:p>
          </table:table-cell>
          <table:table-cell office:value-type="float" office:value="39236576" calcext:value-type="float">
            <text:p>39236576</text:p>
          </table:table-cell>
          <table:table-cell table:number-columns-repeated="6"/>
        </table:table-row>
        <table:table-row table:style-name="ro1">
          <table:table-cell office:value-type="float" office:value="5953064" calcext:value-type="float">
            <text:p>5953064</text:p>
          </table:table-cell>
          <table:table-cell office:value-type="float" office:value="62939808" calcext:value-type="float">
            <text:p>62939808</text:p>
          </table:table-cell>
          <table:table-cell office:value-type="float" office:value="18991528" calcext:value-type="float">
            <text:p>18991528</text:p>
          </table:table-cell>
          <table:table-cell office:value-type="float" office:value="9657600" calcext:value-type="float">
            <text:p>9657600</text:p>
          </table:table-cell>
          <table:table-cell office:value-type="float" office:value="9690240" calcext:value-type="float">
            <text:p>9690240</text:p>
          </table:table-cell>
          <table:table-cell office:value-type="float" office:value="9725576" calcext:value-type="float">
            <text:p>9725576</text:p>
          </table:table-cell>
          <table:table-cell office:value-type="float" office:value="229437512" calcext:value-type="float">
            <text:p>229437512</text:p>
          </table:table-cell>
          <table:table-cell office:value-type="float" office:value="47088368" calcext:value-type="float">
            <text:p>47088368</text:p>
          </table:table-cell>
          <table:table-cell office:value-type="float" office:value="39406120" calcext:value-type="float">
            <text:p>39406120</text:p>
          </table:table-cell>
          <table:table-cell office:value-type="float" office:value="39244696" calcext:value-type="float">
            <text:p>39244696</text:p>
          </table:table-cell>
          <table:table-cell table:number-columns-repeated="6"/>
        </table:table-row>
        <table:table-row table:style-name="ro1">
          <table:table-cell office:value-type="float" office:value="5953224" calcext:value-type="float">
            <text:p>5953224</text:p>
          </table:table-cell>
          <table:table-cell office:value-type="float" office:value="62941360" calcext:value-type="float">
            <text:p>62941360</text:p>
          </table:table-cell>
          <table:table-cell office:value-type="float" office:value="18991688" calcext:value-type="float">
            <text:p>18991688</text:p>
          </table:table-cell>
          <table:table-cell office:value-type="float" office:value="9659328" calcext:value-type="float">
            <text:p>9659328</text:p>
          </table:table-cell>
          <table:table-cell office:value-type="float" office:value="9690792" calcext:value-type="float">
            <text:p>9690792</text:p>
          </table:table-cell>
          <table:table-cell office:value-type="float" office:value="9740320" calcext:value-type="float">
            <text:p>9740320</text:p>
          </table:table-cell>
          <table:table-cell office:value-type="float" office:value="229684360" calcext:value-type="float">
            <text:p>229684360</text:p>
          </table:table-cell>
          <table:table-cell office:value-type="float" office:value="47254080" calcext:value-type="float">
            <text:p>47254080</text:p>
          </table:table-cell>
          <table:table-cell office:value-type="float" office:value="39406864" calcext:value-type="float">
            <text:p>39406864</text:p>
          </table:table-cell>
          <table:table-cell office:value-type="float" office:value="39249784" calcext:value-type="float">
            <text:p>39249784</text:p>
          </table:table-cell>
          <table:table-cell table:number-columns-repeated="6"/>
        </table:table-row>
        <table:table-row table:style-name="ro1">
          <table:table-cell office:value-type="float" office:value="5953360" calcext:value-type="float">
            <text:p>5953360</text:p>
          </table:table-cell>
          <table:table-cell office:value-type="float" office:value="62941592" calcext:value-type="float">
            <text:p>62941592</text:p>
          </table:table-cell>
          <table:table-cell office:value-type="float" office:value="18991816" calcext:value-type="float">
            <text:p>18991816</text:p>
          </table:table-cell>
          <table:table-cell office:value-type="float" office:value="9659352" calcext:value-type="float">
            <text:p>9659352</text:p>
          </table:table-cell>
          <table:table-cell office:value-type="float" office:value="9691248" calcext:value-type="float">
            <text:p>9691248</text:p>
          </table:table-cell>
          <table:table-cell office:value-type="float" office:value="9753936" calcext:value-type="float">
            <text:p>9753936</text:p>
          </table:table-cell>
          <table:table-cell office:value-type="float" office:value="229755440" calcext:value-type="float">
            <text:p>229755440</text:p>
          </table:table-cell>
          <table:table-cell office:value-type="float" office:value="47258296" calcext:value-type="float">
            <text:p>47258296</text:p>
          </table:table-cell>
          <table:table-cell office:value-type="float" office:value="39407112" calcext:value-type="float">
            <text:p>39407112</text:p>
          </table:table-cell>
          <table:table-cell office:value-type="float" office:value="39296408" calcext:value-type="float">
            <text:p>39296408</text:p>
          </table:table-cell>
          <table:table-cell table:number-columns-repeated="6"/>
        </table:table-row>
        <table:table-row table:style-name="ro1">
          <table:table-cell office:value-type="float" office:value="5953496" calcext:value-type="float">
            <text:p>5953496</text:p>
          </table:table-cell>
          <table:table-cell office:value-type="float" office:value="62941768" calcext:value-type="float">
            <text:p>62941768</text:p>
          </table:table-cell>
          <table:table-cell office:value-type="float" office:value="18992088" calcext:value-type="float">
            <text:p>18992088</text:p>
          </table:table-cell>
          <table:table-cell office:value-type="float" office:value="9659408" calcext:value-type="float">
            <text:p>9659408</text:p>
          </table:table-cell>
          <table:table-cell office:value-type="float" office:value="9691320" calcext:value-type="float">
            <text:p>9691320</text:p>
          </table:table-cell>
          <table:table-cell office:value-type="float" office:value="9761272" calcext:value-type="float">
            <text:p>9761272</text:p>
          </table:table-cell>
          <table:table-cell office:value-type="float" office:value="229976680" calcext:value-type="float">
            <text:p>229976680</text:p>
          </table:table-cell>
          <table:table-cell office:value-type="float" office:value="47391680" calcext:value-type="float">
            <text:p>47391680</text:p>
          </table:table-cell>
          <table:table-cell office:value-type="float" office:value="39411920" calcext:value-type="float">
            <text:p>39411920</text:p>
          </table:table-cell>
          <table:table-cell office:value-type="float" office:value="39301176" calcext:value-type="float">
            <text:p>39301176</text:p>
          </table:table-cell>
          <table:table-cell table:number-columns-repeated="6"/>
        </table:table-row>
        <table:table-row table:style-name="ro1">
          <table:table-cell office:value-type="float" office:value="5953648" calcext:value-type="float">
            <text:p>5953648</text:p>
          </table:table-cell>
          <table:table-cell office:value-type="float" office:value="62942384" calcext:value-type="float">
            <text:p>62942384</text:p>
          </table:table-cell>
          <table:table-cell office:value-type="float" office:value="18992336" calcext:value-type="float">
            <text:p>18992336</text:p>
          </table:table-cell>
          <table:table-cell office:value-type="float" office:value="9660080" calcext:value-type="float">
            <text:p>9660080</text:p>
          </table:table-cell>
          <table:table-cell office:value-type="float" office:value="9693072" calcext:value-type="float">
            <text:p>9693072</text:p>
          </table:table-cell>
          <table:table-cell office:value-type="float" office:value="9765584" calcext:value-type="float">
            <text:p>9765584</text:p>
          </table:table-cell>
          <table:table-cell office:value-type="float" office:value="230126744" calcext:value-type="float">
            <text:p>230126744</text:p>
          </table:table-cell>
          <table:table-cell office:value-type="float" office:value="47404144" calcext:value-type="float">
            <text:p>47404144</text:p>
          </table:table-cell>
          <table:table-cell office:value-type="float" office:value="39413256" calcext:value-type="float">
            <text:p>39413256</text:p>
          </table:table-cell>
          <table:table-cell office:value-type="float" office:value="39301288" calcext:value-type="float">
            <text:p>39301288</text:p>
          </table:table-cell>
          <table:table-cell table:number-columns-repeated="6"/>
        </table:table-row>
        <table:table-row table:style-name="ro1">
          <table:table-cell office:value-type="float" office:value="5953664" calcext:value-type="float">
            <text:p>5953664</text:p>
          </table:table-cell>
          <table:table-cell office:value-type="float" office:value="62942504" calcext:value-type="float">
            <text:p>62942504</text:p>
          </table:table-cell>
          <table:table-cell office:value-type="float" office:value="18992416" calcext:value-type="float">
            <text:p>18992416</text:p>
          </table:table-cell>
          <table:table-cell office:value-type="float" office:value="9660776" calcext:value-type="float">
            <text:p>9660776</text:p>
          </table:table-cell>
          <table:table-cell office:value-type="float" office:value="9693304" calcext:value-type="float">
            <text:p>9693304</text:p>
          </table:table-cell>
          <table:table-cell office:value-type="float" office:value="9766280" calcext:value-type="float">
            <text:p>9766280</text:p>
          </table:table-cell>
          <table:table-cell office:value-type="float" office:value="230451240" calcext:value-type="float">
            <text:p>230451240</text:p>
          </table:table-cell>
          <table:table-cell office:value-type="float" office:value="47418856" calcext:value-type="float">
            <text:p>47418856</text:p>
          </table:table-cell>
          <table:table-cell office:value-type="float" office:value="39416168" calcext:value-type="float">
            <text:p>39416168</text:p>
          </table:table-cell>
          <table:table-cell office:value-type="float" office:value="39316440" calcext:value-type="float">
            <text:p>39316440</text:p>
          </table:table-cell>
          <table:table-cell table:number-columns-repeated="6"/>
        </table:table-row>
        <table:table-row table:style-name="ro1">
          <table:table-cell office:value-type="float" office:value="5954192" calcext:value-type="float">
            <text:p>5954192</text:p>
          </table:table-cell>
          <table:table-cell office:value-type="float" office:value="62942872" calcext:value-type="float">
            <text:p>62942872</text:p>
          </table:table-cell>
          <table:table-cell office:value-type="float" office:value="18992504" calcext:value-type="float">
            <text:p>18992504</text:p>
          </table:table-cell>
          <table:table-cell office:value-type="float" office:value="9661448" calcext:value-type="float">
            <text:p>9661448</text:p>
          </table:table-cell>
          <table:table-cell office:value-type="float" office:value="9693504" calcext:value-type="float">
            <text:p>9693504</text:p>
          </table:table-cell>
          <table:table-cell office:value-type="float" office:value="9767136" calcext:value-type="float">
            <text:p>9767136</text:p>
          </table:table-cell>
          <table:table-cell office:value-type="float" office:value="231167384" calcext:value-type="float">
            <text:p>231167384</text:p>
          </table:table-cell>
          <table:table-cell office:value-type="float" office:value="47682048" calcext:value-type="float">
            <text:p>47682048</text:p>
          </table:table-cell>
          <table:table-cell office:value-type="float" office:value="39418464" calcext:value-type="float">
            <text:p>39418464</text:p>
          </table:table-cell>
          <table:table-cell office:value-type="float" office:value="39318960" calcext:value-type="float">
            <text:p>39318960</text:p>
          </table:table-cell>
          <table:table-cell table:number-columns-repeated="6"/>
        </table:table-row>
        <table:table-row table:style-name="ro1">
          <table:table-cell office:value-type="float" office:value="5954240" calcext:value-type="float">
            <text:p>5954240</text:p>
          </table:table-cell>
          <table:table-cell office:value-type="float" office:value="62946048" calcext:value-type="float">
            <text:p>62946048</text:p>
          </table:table-cell>
          <table:table-cell office:value-type="float" office:value="18992552" calcext:value-type="float">
            <text:p>18992552</text:p>
          </table:table-cell>
          <table:table-cell office:value-type="float" office:value="9662024" calcext:value-type="float">
            <text:p>9662024</text:p>
          </table:table-cell>
          <table:table-cell office:value-type="float" office:value="9693512" calcext:value-type="float">
            <text:p>9693512</text:p>
          </table:table-cell>
          <table:table-cell office:value-type="float" office:value="9772744" calcext:value-type="float">
            <text:p>9772744</text:p>
          </table:table-cell>
          <table:table-cell office:value-type="float" office:value="231679264" calcext:value-type="float">
            <text:p>231679264</text:p>
          </table:table-cell>
          <table:table-cell office:value-type="float" office:value="48199488" calcext:value-type="float">
            <text:p>48199488</text:p>
          </table:table-cell>
          <table:table-cell office:value-type="float" office:value="39418688" calcext:value-type="float">
            <text:p>39418688</text:p>
          </table:table-cell>
          <table:table-cell office:value-type="float" office:value="39326488" calcext:value-type="float">
            <text:p>39326488</text:p>
          </table:table-cell>
          <table:table-cell table:number-columns-repeated="6"/>
        </table:table-row>
        <table:table-row table:style-name="ro1">
          <table:table-cell office:value-type="float" office:value="5954256" calcext:value-type="float">
            <text:p>5954256</text:p>
          </table:table-cell>
          <table:table-cell office:value-type="float" office:value="62947272" calcext:value-type="float">
            <text:p>62947272</text:p>
          </table:table-cell>
          <table:table-cell office:value-type="float" office:value="18992616" calcext:value-type="float">
            <text:p>18992616</text:p>
          </table:table-cell>
          <table:table-cell office:value-type="float" office:value="9662264" calcext:value-type="float">
            <text:p>9662264</text:p>
          </table:table-cell>
          <table:table-cell office:value-type="float" office:value="9694152" calcext:value-type="float">
            <text:p>9694152</text:p>
          </table:table-cell>
          <table:table-cell office:value-type="float" office:value="9773496" calcext:value-type="float">
            <text:p>9773496</text:p>
          </table:table-cell>
          <table:table-cell office:value-type="float" office:value="232914944" calcext:value-type="float">
            <text:p>232914944</text:p>
          </table:table-cell>
          <table:table-cell office:value-type="float" office:value="48253720" calcext:value-type="float">
            <text:p>48253720</text:p>
          </table:table-cell>
          <table:table-cell office:value-type="float" office:value="39421288" calcext:value-type="float">
            <text:p>39421288</text:p>
          </table:table-cell>
          <table:table-cell office:value-type="float" office:value="39326760" calcext:value-type="float">
            <text:p>39326760</text:p>
          </table:table-cell>
          <table:table-cell table:number-columns-repeated="6"/>
        </table:table-row>
        <table:table-row table:style-name="ro1">
          <table:table-cell office:value-type="float" office:value="5954280" calcext:value-type="float">
            <text:p>5954280</text:p>
          </table:table-cell>
          <table:table-cell office:value-type="float" office:value="62947904" calcext:value-type="float">
            <text:p>62947904</text:p>
          </table:table-cell>
          <table:table-cell office:value-type="float" office:value="18992656" calcext:value-type="float">
            <text:p>18992656</text:p>
          </table:table-cell>
          <table:table-cell office:value-type="float" office:value="9662616" calcext:value-type="float">
            <text:p>9662616</text:p>
          </table:table-cell>
          <table:table-cell office:value-type="float" office:value="9694400" calcext:value-type="float">
            <text:p>9694400</text:p>
          </table:table-cell>
          <table:table-cell office:value-type="float" office:value="9780520" calcext:value-type="float">
            <text:p>9780520</text:p>
          </table:table-cell>
          <table:table-cell office:value-type="float" office:value="233042328" calcext:value-type="float">
            <text:p>233042328</text:p>
          </table:table-cell>
          <table:table-cell office:value-type="float" office:value="48382424" calcext:value-type="float">
            <text:p>48382424</text:p>
          </table:table-cell>
          <table:table-cell office:value-type="float" office:value="39421344" calcext:value-type="float">
            <text:p>39421344</text:p>
          </table:table-cell>
          <table:table-cell office:value-type="float" office:value="39336456" calcext:value-type="float">
            <text:p>39336456</text:p>
          </table:table-cell>
          <table:table-cell table:number-columns-repeated="6"/>
        </table:table-row>
        <table:table-row table:style-name="ro1">
          <table:table-cell office:value-type="float" office:value="5954408" calcext:value-type="float">
            <text:p>5954408</text:p>
          </table:table-cell>
          <table:table-cell office:value-type="float" office:value="62951056" calcext:value-type="float">
            <text:p>62951056</text:p>
          </table:table-cell>
          <table:table-cell office:value-type="float" office:value="18993632" calcext:value-type="float">
            <text:p>18993632</text:p>
          </table:table-cell>
          <table:table-cell office:value-type="float" office:value="9663080" calcext:value-type="float">
            <text:p>9663080</text:p>
          </table:table-cell>
          <table:table-cell office:value-type="float" office:value="9694416" calcext:value-type="float">
            <text:p>9694416</text:p>
          </table:table-cell>
          <table:table-cell office:value-type="float" office:value="9786232" calcext:value-type="float">
            <text:p>9786232</text:p>
          </table:table-cell>
          <table:table-cell office:value-type="float" office:value="233368960" calcext:value-type="float">
            <text:p>233368960</text:p>
          </table:table-cell>
          <table:table-cell office:value-type="float" office:value="48623504" calcext:value-type="float">
            <text:p>48623504</text:p>
          </table:table-cell>
          <table:table-cell office:value-type="float" office:value="39422656" calcext:value-type="float">
            <text:p>39422656</text:p>
          </table:table-cell>
          <table:table-cell office:value-type="float" office:value="39338728" calcext:value-type="float">
            <text:p>39338728</text:p>
          </table:table-cell>
          <table:table-cell table:number-columns-repeated="6"/>
        </table:table-row>
        <table:table-row table:style-name="ro1">
          <table:table-cell office:value-type="float" office:value="5954784" calcext:value-type="float">
            <text:p>5954784</text:p>
          </table:table-cell>
          <table:table-cell office:value-type="float" office:value="62952096" calcext:value-type="float">
            <text:p>62952096</text:p>
          </table:table-cell>
          <table:table-cell office:value-type="float" office:value="18993816" calcext:value-type="float">
            <text:p>18993816</text:p>
          </table:table-cell>
          <table:table-cell office:value-type="float" office:value="9664536" calcext:value-type="float">
            <text:p>9664536</text:p>
          </table:table-cell>
          <table:table-cell office:value-type="float" office:value="9695544" calcext:value-type="float">
            <text:p>9695544</text:p>
          </table:table-cell>
          <table:table-cell office:value-type="float" office:value="9790896" calcext:value-type="float">
            <text:p>9790896</text:p>
          </table:table-cell>
          <table:table-cell office:value-type="float" office:value="233805944" calcext:value-type="float">
            <text:p>233805944</text:p>
          </table:table-cell>
          <table:table-cell office:value-type="float" office:value="48688464" calcext:value-type="float">
            <text:p>48688464</text:p>
          </table:table-cell>
          <table:table-cell office:value-type="float" office:value="39422832" calcext:value-type="float">
            <text:p>39422832</text:p>
          </table:table-cell>
          <table:table-cell office:value-type="float" office:value="39340608" calcext:value-type="float">
            <text:p>39340608</text:p>
          </table:table-cell>
          <table:table-cell table:number-columns-repeated="6"/>
        </table:table-row>
        <table:table-row table:style-name="ro1">
          <table:table-cell office:value-type="float" office:value="5955160" calcext:value-type="float">
            <text:p>5955160</text:p>
          </table:table-cell>
          <table:table-cell office:value-type="float" office:value="62952200" calcext:value-type="float">
            <text:p>62952200</text:p>
          </table:table-cell>
          <table:table-cell office:value-type="float" office:value="18994648" calcext:value-type="float">
            <text:p>18994648</text:p>
          </table:table-cell>
          <table:table-cell office:value-type="float" office:value="9664744" calcext:value-type="float">
            <text:p>9664744</text:p>
          </table:table-cell>
          <table:table-cell office:value-type="float" office:value="9696928" calcext:value-type="float">
            <text:p>9696928</text:p>
          </table:table-cell>
          <table:table-cell office:value-type="float" office:value="9791472" calcext:value-type="float">
            <text:p>9791472</text:p>
          </table:table-cell>
          <table:table-cell office:value-type="float" office:value="234045824" calcext:value-type="float">
            <text:p>234045824</text:p>
          </table:table-cell>
          <table:table-cell office:value-type="float" office:value="48875824" calcext:value-type="float">
            <text:p>48875824</text:p>
          </table:table-cell>
          <table:table-cell office:value-type="float" office:value="39423048" calcext:value-type="float">
            <text:p>39423048</text:p>
          </table:table-cell>
          <table:table-cell office:value-type="float" office:value="39342904" calcext:value-type="float">
            <text:p>39342904</text:p>
          </table:table-cell>
          <table:table-cell table:number-columns-repeated="6"/>
        </table:table-row>
        <table:table-row table:style-name="ro1">
          <table:table-cell office:value-type="float" office:value="5955248" calcext:value-type="float">
            <text:p>5955248</text:p>
          </table:table-cell>
          <table:table-cell office:value-type="float" office:value="62952904" calcext:value-type="float">
            <text:p>62952904</text:p>
          </table:table-cell>
          <table:table-cell office:value-type="float" office:value="18994832" calcext:value-type="float">
            <text:p>18994832</text:p>
          </table:table-cell>
          <table:table-cell office:value-type="float" office:value="9664864" calcext:value-type="float">
            <text:p>9664864</text:p>
          </table:table-cell>
          <table:table-cell office:value-type="float" office:value="9698000" calcext:value-type="float">
            <text:p>9698000</text:p>
          </table:table-cell>
          <table:table-cell office:value-type="float" office:value="9799264" calcext:value-type="float">
            <text:p>9799264</text:p>
          </table:table-cell>
          <table:table-cell office:value-type="float" office:value="234080776" calcext:value-type="float">
            <text:p>234080776</text:p>
          </table:table-cell>
          <table:table-cell office:value-type="float" office:value="49082440" calcext:value-type="float">
            <text:p>49082440</text:p>
          </table:table-cell>
          <table:table-cell office:value-type="float" office:value="39423640" calcext:value-type="float">
            <text:p>39423640</text:p>
          </table:table-cell>
          <table:table-cell office:value-type="float" office:value="39352488" calcext:value-type="float">
            <text:p>39352488</text:p>
          </table:table-cell>
          <table:table-cell table:number-columns-repeated="6"/>
        </table:table-row>
        <table:table-row table:style-name="ro1">
          <table:table-cell office:value-type="float" office:value="5955376" calcext:value-type="float">
            <text:p>5955376</text:p>
          </table:table-cell>
          <table:table-cell office:value-type="float" office:value="62952936" calcext:value-type="float">
            <text:p>62952936</text:p>
          </table:table-cell>
          <table:table-cell office:value-type="float" office:value="18995152" calcext:value-type="float">
            <text:p>18995152</text:p>
          </table:table-cell>
          <table:table-cell office:value-type="float" office:value="9665408" calcext:value-type="float">
            <text:p>9665408</text:p>
          </table:table-cell>
          <table:table-cell office:value-type="float" office:value="9698384" calcext:value-type="float">
            <text:p>9698384</text:p>
          </table:table-cell>
          <table:table-cell office:value-type="float" office:value="9806848" calcext:value-type="float">
            <text:p>9806848</text:p>
          </table:table-cell>
          <table:table-cell office:value-type="float" office:value="234246008" calcext:value-type="float">
            <text:p>234246008</text:p>
          </table:table-cell>
          <table:table-cell office:value-type="float" office:value="49542784" calcext:value-type="float">
            <text:p>49542784</text:p>
          </table:table-cell>
          <table:table-cell office:value-type="float" office:value="39423968" calcext:value-type="float">
            <text:p>39423968</text:p>
          </table:table-cell>
          <table:table-cell office:value-type="float" office:value="39353528" calcext:value-type="float">
            <text:p>39353528</text:p>
          </table:table-cell>
          <table:table-cell table:number-columns-repeated="6"/>
        </table:table-row>
        <table:table-row table:style-name="ro1">
          <table:table-cell office:value-type="float" office:value="5955736" calcext:value-type="float">
            <text:p>5955736</text:p>
          </table:table-cell>
          <table:table-cell office:value-type="float" office:value="62953624" calcext:value-type="float">
            <text:p>62953624</text:p>
          </table:table-cell>
          <table:table-cell office:value-type="float" office:value="18995280" calcext:value-type="float">
            <text:p>18995280</text:p>
          </table:table-cell>
          <table:table-cell office:value-type="float" office:value="9665728" calcext:value-type="float">
            <text:p>9665728</text:p>
          </table:table-cell>
          <table:table-cell office:value-type="float" office:value="9698392" calcext:value-type="float">
            <text:p>9698392</text:p>
          </table:table-cell>
          <table:table-cell office:value-type="float" office:value="9808904" calcext:value-type="float">
            <text:p>9808904</text:p>
          </table:table-cell>
          <table:table-cell office:value-type="float" office:value="234268024" calcext:value-type="float">
            <text:p>234268024</text:p>
          </table:table-cell>
          <table:table-cell office:value-type="float" office:value="50602864" calcext:value-type="float">
            <text:p>50602864</text:p>
          </table:table-cell>
          <table:table-cell office:value-type="float" office:value="39424792" calcext:value-type="float">
            <text:p>39424792</text:p>
          </table:table-cell>
          <table:table-cell office:value-type="float" office:value="39369208" calcext:value-type="float">
            <text:p>39369208</text:p>
          </table:table-cell>
          <table:table-cell table:number-columns-repeated="6"/>
        </table:table-row>
        <table:table-row table:style-name="ro1">
          <table:table-cell office:value-type="float" office:value="5955776" calcext:value-type="float">
            <text:p>5955776</text:p>
          </table:table-cell>
          <table:table-cell office:value-type="float" office:value="62953936" calcext:value-type="float">
            <text:p>62953936</text:p>
          </table:table-cell>
          <table:table-cell office:value-type="float" office:value="18995792" calcext:value-type="float">
            <text:p>18995792</text:p>
          </table:table-cell>
          <table:table-cell office:value-type="float" office:value="9665760" calcext:value-type="float">
            <text:p>9665760</text:p>
          </table:table-cell>
          <table:table-cell office:value-type="float" office:value="9698816" calcext:value-type="float">
            <text:p>9698816</text:p>
          </table:table-cell>
          <table:table-cell office:value-type="float" office:value="9812952" calcext:value-type="float">
            <text:p>9812952</text:p>
          </table:table-cell>
          <table:table-cell office:value-type="float" office:value="234309816" calcext:value-type="float">
            <text:p>234309816</text:p>
          </table:table-cell>
          <table:table-cell office:value-type="float" office:value="50722432" calcext:value-type="float">
            <text:p>50722432</text:p>
          </table:table-cell>
          <table:table-cell office:value-type="float" office:value="39425256" calcext:value-type="float">
            <text:p>39425256</text:p>
          </table:table-cell>
          <table:table-cell office:value-type="float" office:value="39369536" calcext:value-type="float">
            <text:p>39369536</text:p>
          </table:table-cell>
          <table:table-cell table:number-columns-repeated="6"/>
        </table:table-row>
        <table:table-row table:style-name="ro1">
          <table:table-cell office:value-type="float" office:value="5955912" calcext:value-type="float">
            <text:p>5955912</text:p>
          </table:table-cell>
          <table:table-cell office:value-type="float" office:value="62955032" calcext:value-type="float">
            <text:p>62955032</text:p>
          </table:table-cell>
          <table:table-cell office:value-type="float" office:value="18996080" calcext:value-type="float">
            <text:p>18996080</text:p>
          </table:table-cell>
          <table:table-cell office:value-type="float" office:value="9665808" calcext:value-type="float">
            <text:p>9665808</text:p>
          </table:table-cell>
          <table:table-cell office:value-type="float" office:value="9699392" calcext:value-type="float">
            <text:p>9699392</text:p>
          </table:table-cell>
          <table:table-cell office:value-type="float" office:value="9829712" calcext:value-type="float">
            <text:p>9829712</text:p>
          </table:table-cell>
          <table:table-cell office:value-type="float" office:value="234310712" calcext:value-type="float">
            <text:p>234310712</text:p>
          </table:table-cell>
          <table:table-cell office:value-type="float" office:value="51398936" calcext:value-type="float">
            <text:p>51398936</text:p>
          </table:table-cell>
          <table:table-cell office:value-type="float" office:value="39427768" calcext:value-type="float">
            <text:p>39427768</text:p>
          </table:table-cell>
          <table:table-cell office:value-type="float" office:value="39369768" calcext:value-type="float">
            <text:p>39369768</text:p>
          </table:table-cell>
          <table:table-cell table:number-columns-repeated="6"/>
        </table:table-row>
        <table:table-row table:style-name="ro1">
          <table:table-cell office:value-type="float" office:value="5956272" calcext:value-type="float">
            <text:p>5956272</text:p>
          </table:table-cell>
          <table:table-cell office:value-type="float" office:value="62956088" calcext:value-type="float">
            <text:p>62956088</text:p>
          </table:table-cell>
          <table:table-cell office:value-type="float" office:value="18996320" calcext:value-type="float">
            <text:p>18996320</text:p>
          </table:table-cell>
          <table:table-cell office:value-type="float" office:value="9665896" calcext:value-type="float">
            <text:p>9665896</text:p>
          </table:table-cell>
          <table:table-cell office:value-type="float" office:value="9699456" calcext:value-type="float">
            <text:p>9699456</text:p>
          </table:table-cell>
          <table:table-cell office:value-type="float" office:value="9833488" calcext:value-type="float">
            <text:p>9833488</text:p>
          </table:table-cell>
          <table:table-cell office:value-type="float" office:value="234320368" calcext:value-type="float">
            <text:p>234320368</text:p>
          </table:table-cell>
          <table:table-cell office:value-type="float" office:value="51420184" calcext:value-type="float">
            <text:p>51420184</text:p>
          </table:table-cell>
          <table:table-cell office:value-type="float" office:value="39430064" calcext:value-type="float">
            <text:p>39430064</text:p>
          </table:table-cell>
          <table:table-cell office:value-type="float" office:value="39370136" calcext:value-type="float">
            <text:p>39370136</text:p>
          </table:table-cell>
          <table:table-cell table:number-columns-repeated="6"/>
        </table:table-row>
        <table:table-row table:style-name="ro1">
          <table:table-cell office:value-type="float" office:value="5956552" calcext:value-type="float">
            <text:p>5956552</text:p>
          </table:table-cell>
          <table:table-cell office:value-type="float" office:value="62958056" calcext:value-type="float">
            <text:p>62958056</text:p>
          </table:table-cell>
          <table:table-cell office:value-type="float" office:value="18996336" calcext:value-type="float">
            <text:p>18996336</text:p>
          </table:table-cell>
          <table:table-cell office:value-type="float" office:value="9665992" calcext:value-type="float">
            <text:p>9665992</text:p>
          </table:table-cell>
          <table:table-cell office:value-type="float" office:value="9699496" calcext:value-type="float">
            <text:p>9699496</text:p>
          </table:table-cell>
          <table:table-cell office:value-type="float" office:value="9857744" calcext:value-type="float">
            <text:p>9857744</text:p>
          </table:table-cell>
          <table:table-cell office:value-type="float" office:value="234344008" calcext:value-type="float">
            <text:p>234344008</text:p>
          </table:table-cell>
          <table:table-cell office:value-type="float" office:value="52148560" calcext:value-type="float">
            <text:p>52148560</text:p>
          </table:table-cell>
          <table:table-cell office:value-type="float" office:value="39430232" calcext:value-type="float">
            <text:p>39430232</text:p>
          </table:table-cell>
          <table:table-cell office:value-type="float" office:value="39371568" calcext:value-type="float">
            <text:p>39371568</text:p>
          </table:table-cell>
          <table:table-cell table:number-columns-repeated="6"/>
        </table:table-row>
        <table:table-row table:style-name="ro1">
          <table:table-cell office:value-type="float" office:value="5956624" calcext:value-type="float">
            <text:p>5956624</text:p>
          </table:table-cell>
          <table:table-cell office:value-type="float" office:value="62958872" calcext:value-type="float">
            <text:p>62958872</text:p>
          </table:table-cell>
          <table:table-cell office:value-type="float" office:value="18996536" calcext:value-type="float">
            <text:p>18996536</text:p>
          </table:table-cell>
          <table:table-cell office:value-type="float" office:value="9667288" calcext:value-type="float">
            <text:p>9667288</text:p>
          </table:table-cell>
          <table:table-cell office:value-type="float" office:value="9700056" calcext:value-type="float">
            <text:p>9700056</text:p>
          </table:table-cell>
          <table:table-cell office:value-type="float" office:value="9880072" calcext:value-type="float">
            <text:p>9880072</text:p>
          </table:table-cell>
          <table:table-cell office:value-type="float" office:value="234344152" calcext:value-type="float">
            <text:p>234344152</text:p>
          </table:table-cell>
          <table:table-cell office:value-type="float" office:value="52165448" calcext:value-type="float">
            <text:p>52165448</text:p>
          </table:table-cell>
          <table:table-cell office:value-type="float" office:value="39433784" calcext:value-type="float">
            <text:p>39433784</text:p>
          </table:table-cell>
          <table:table-cell office:value-type="float" office:value="39373008" calcext:value-type="float">
            <text:p>39373008</text:p>
          </table:table-cell>
          <table:table-cell table:number-columns-repeated="6"/>
        </table:table-row>
        <table:table-row table:style-name="ro1">
          <table:table-cell office:value-type="float" office:value="5957296" calcext:value-type="float">
            <text:p>5957296</text:p>
          </table:table-cell>
          <table:table-cell office:value-type="float" office:value="62963944" calcext:value-type="float">
            <text:p>62963944</text:p>
          </table:table-cell>
          <table:table-cell office:value-type="float" office:value="18996936" calcext:value-type="float">
            <text:p>18996936</text:p>
          </table:table-cell>
          <table:table-cell office:value-type="float" office:value="9667736" calcext:value-type="float">
            <text:p>9667736</text:p>
          </table:table-cell>
          <table:table-cell office:value-type="float" office:value="9700112" calcext:value-type="float">
            <text:p>9700112</text:p>
          </table:table-cell>
          <table:table-cell office:value-type="float" office:value="9893896" calcext:value-type="float">
            <text:p>9893896</text:p>
          </table:table-cell>
          <table:table-cell office:value-type="float" office:value="234377968" calcext:value-type="float">
            <text:p>234377968</text:p>
          </table:table-cell>
          <table:table-cell office:value-type="float" office:value="52194624" calcext:value-type="float">
            <text:p>52194624</text:p>
          </table:table-cell>
          <table:table-cell office:value-type="float" office:value="39435080" calcext:value-type="float">
            <text:p>39435080</text:p>
          </table:table-cell>
          <table:table-cell office:value-type="float" office:value="39373160" calcext:value-type="float">
            <text:p>39373160</text:p>
          </table:table-cell>
          <table:table-cell table:number-columns-repeated="6"/>
        </table:table-row>
        <table:table-row table:style-name="ro1">
          <table:table-cell office:value-type="float" office:value="5957392" calcext:value-type="float">
            <text:p>5957392</text:p>
          </table:table-cell>
          <table:table-cell office:value-type="float" office:value="62964256" calcext:value-type="float">
            <text:p>62964256</text:p>
          </table:table-cell>
          <table:table-cell office:value-type="float" office:value="18997040" calcext:value-type="float">
            <text:p>18997040</text:p>
          </table:table-cell>
          <table:table-cell office:value-type="float" office:value="9668104" calcext:value-type="float">
            <text:p>9668104</text:p>
          </table:table-cell>
          <table:table-cell office:value-type="float" office:value="9700752" calcext:value-type="float">
            <text:p>9700752</text:p>
          </table:table-cell>
          <table:table-cell office:value-type="float" office:value="9897824" calcext:value-type="float">
            <text:p>9897824</text:p>
          </table:table-cell>
          <table:table-cell office:value-type="float" office:value="234388808" calcext:value-type="float">
            <text:p>234388808</text:p>
          </table:table-cell>
          <table:table-cell office:value-type="float" office:value="52198952" calcext:value-type="float">
            <text:p>52198952</text:p>
          </table:table-cell>
          <table:table-cell office:value-type="float" office:value="39435584" calcext:value-type="float">
            <text:p>39435584</text:p>
          </table:table-cell>
          <table:table-cell office:value-type="float" office:value="39374584" calcext:value-type="float">
            <text:p>39374584</text:p>
          </table:table-cell>
          <table:table-cell table:number-columns-repeated="6"/>
        </table:table-row>
        <table:table-row table:style-name="ro1">
          <table:table-cell office:value-type="float" office:value="5957616" calcext:value-type="float">
            <text:p>5957616</text:p>
          </table:table-cell>
          <table:table-cell office:value-type="float" office:value="62966656" calcext:value-type="float">
            <text:p>62966656</text:p>
          </table:table-cell>
          <table:table-cell office:value-type="float" office:value="18997104" calcext:value-type="float">
            <text:p>18997104</text:p>
          </table:table-cell>
          <table:table-cell office:value-type="float" office:value="9668792" calcext:value-type="float">
            <text:p>9668792</text:p>
          </table:table-cell>
          <table:table-cell office:value-type="float" office:value="9700936" calcext:value-type="float">
            <text:p>9700936</text:p>
          </table:table-cell>
          <table:table-cell office:value-type="float" office:value="9898680" calcext:value-type="float">
            <text:p>9898680</text:p>
          </table:table-cell>
          <table:table-cell office:value-type="float" office:value="234429808" calcext:value-type="float">
            <text:p>234429808</text:p>
          </table:table-cell>
          <table:table-cell office:value-type="float" office:value="52208920" calcext:value-type="float">
            <text:p>52208920</text:p>
          </table:table-cell>
          <table:table-cell office:value-type="float" office:value="39436232" calcext:value-type="float">
            <text:p>39436232</text:p>
          </table:table-cell>
          <table:table-cell office:value-type="float" office:value="39377448" calcext:value-type="float">
            <text:p>39377448</text:p>
          </table:table-cell>
          <table:table-cell table:number-columns-repeated="6"/>
        </table:table-row>
        <table:table-row table:style-name="ro1">
          <table:table-cell office:value-type="float" office:value="5957616" calcext:value-type="float">
            <text:p>5957616</text:p>
          </table:table-cell>
          <table:table-cell office:value-type="float" office:value="62969144" calcext:value-type="float">
            <text:p>62969144</text:p>
          </table:table-cell>
          <table:table-cell office:value-type="float" office:value="18997136" calcext:value-type="float">
            <text:p>18997136</text:p>
          </table:table-cell>
          <table:table-cell office:value-type="float" office:value="9669248" calcext:value-type="float">
            <text:p>9669248</text:p>
          </table:table-cell>
          <table:table-cell office:value-type="float" office:value="9702656" calcext:value-type="float">
            <text:p>9702656</text:p>
          </table:table-cell>
          <table:table-cell office:value-type="float" office:value="9910592" calcext:value-type="float">
            <text:p>9910592</text:p>
          </table:table-cell>
          <table:table-cell office:value-type="float" office:value="234442888" calcext:value-type="float">
            <text:p>234442888</text:p>
          </table:table-cell>
          <table:table-cell office:value-type="float" office:value="52230344" calcext:value-type="float">
            <text:p>52230344</text:p>
          </table:table-cell>
          <table:table-cell office:value-type="float" office:value="39437544" calcext:value-type="float">
            <text:p>39437544</text:p>
          </table:table-cell>
          <table:table-cell office:value-type="float" office:value="39378304" calcext:value-type="float">
            <text:p>39378304</text:p>
          </table:table-cell>
          <table:table-cell table:number-columns-repeated="6"/>
        </table:table-row>
        <table:table-row table:style-name="ro1">
          <table:table-cell office:value-type="float" office:value="5957952" calcext:value-type="float">
            <text:p>5957952</text:p>
          </table:table-cell>
          <table:table-cell office:value-type="float" office:value="62970024" calcext:value-type="float">
            <text:p>62970024</text:p>
          </table:table-cell>
          <table:table-cell office:value-type="float" office:value="18997192" calcext:value-type="float">
            <text:p>18997192</text:p>
          </table:table-cell>
          <table:table-cell office:value-type="float" office:value="9669968" calcext:value-type="float">
            <text:p>9669968</text:p>
          </table:table-cell>
          <table:table-cell office:value-type="float" office:value="9703280" calcext:value-type="float">
            <text:p>9703280</text:p>
          </table:table-cell>
          <table:table-cell office:value-type="float" office:value="9917480" calcext:value-type="float">
            <text:p>9917480</text:p>
          </table:table-cell>
          <table:table-cell office:value-type="float" office:value="234484552" calcext:value-type="float">
            <text:p>234484552</text:p>
          </table:table-cell>
          <table:table-cell office:value-type="float" office:value="52238336" calcext:value-type="float">
            <text:p>52238336</text:p>
          </table:table-cell>
          <table:table-cell office:value-type="float" office:value="39438648" calcext:value-type="float">
            <text:p>39438648</text:p>
          </table:table-cell>
          <table:table-cell office:value-type="float" office:value="39381368" calcext:value-type="float">
            <text:p>39381368</text:p>
          </table:table-cell>
          <table:table-cell table:number-columns-repeated="6"/>
        </table:table-row>
        <table:table-row table:style-name="ro1">
          <table:table-cell office:value-type="float" office:value="5958224" calcext:value-type="float">
            <text:p>5958224</text:p>
          </table:table-cell>
          <table:table-cell office:value-type="float" office:value="62971592" calcext:value-type="float">
            <text:p>62971592</text:p>
          </table:table-cell>
          <table:table-cell office:value-type="float" office:value="18997296" calcext:value-type="float">
            <text:p>18997296</text:p>
          </table:table-cell>
          <table:table-cell office:value-type="float" office:value="9670040" calcext:value-type="float">
            <text:p>9670040</text:p>
          </table:table-cell>
          <table:table-cell office:value-type="float" office:value="9704104" calcext:value-type="float">
            <text:p>9704104</text:p>
          </table:table-cell>
          <table:table-cell office:value-type="float" office:value="9929584" calcext:value-type="float">
            <text:p>9929584</text:p>
          </table:table-cell>
          <table:table-cell office:value-type="float" office:value="234523544" calcext:value-type="float">
            <text:p>234523544</text:p>
          </table:table-cell>
          <table:table-cell office:value-type="float" office:value="52245296" calcext:value-type="float">
            <text:p>52245296</text:p>
          </table:table-cell>
          <table:table-cell office:value-type="float" office:value="39438864" calcext:value-type="float">
            <text:p>39438864</text:p>
          </table:table-cell>
          <table:table-cell office:value-type="float" office:value="39383632" calcext:value-type="float">
            <text:p>39383632</text:p>
          </table:table-cell>
          <table:table-cell table:number-columns-repeated="6"/>
        </table:table-row>
        <table:table-row table:style-name="ro1">
          <table:table-cell office:value-type="float" office:value="5958336" calcext:value-type="float">
            <text:p>5958336</text:p>
          </table:table-cell>
          <table:table-cell office:value-type="float" office:value="62974792" calcext:value-type="float">
            <text:p>62974792</text:p>
          </table:table-cell>
          <table:table-cell office:value-type="float" office:value="18997520" calcext:value-type="float">
            <text:p>18997520</text:p>
          </table:table-cell>
          <table:table-cell office:value-type="float" office:value="9670296" calcext:value-type="float">
            <text:p>9670296</text:p>
          </table:table-cell>
          <table:table-cell office:value-type="float" office:value="9704608" calcext:value-type="float">
            <text:p>9704608</text:p>
          </table:table-cell>
          <table:table-cell office:value-type="float" office:value="9943360" calcext:value-type="float">
            <text:p>9943360</text:p>
          </table:table-cell>
          <table:table-cell office:value-type="float" office:value="234563144" calcext:value-type="float">
            <text:p>234563144</text:p>
          </table:table-cell>
          <table:table-cell office:value-type="float" office:value="52255984" calcext:value-type="float">
            <text:p>52255984</text:p>
          </table:table-cell>
          <table:table-cell office:value-type="float" office:value="39439488" calcext:value-type="float">
            <text:p>39439488</text:p>
          </table:table-cell>
          <table:table-cell office:value-type="float" office:value="39384440" calcext:value-type="float">
            <text:p>39384440</text:p>
          </table:table-cell>
          <table:table-cell table:number-columns-repeated="6"/>
        </table:table-row>
        <table:table-row table:style-name="ro1">
          <table:table-cell office:value-type="float" office:value="5958632" calcext:value-type="float">
            <text:p>5958632</text:p>
          </table:table-cell>
          <table:table-cell office:value-type="float" office:value="62975632" calcext:value-type="float">
            <text:p>62975632</text:p>
          </table:table-cell>
          <table:table-cell office:value-type="float" office:value="18999464" calcext:value-type="float">
            <text:p>18999464</text:p>
          </table:table-cell>
          <table:table-cell office:value-type="float" office:value="9670384" calcext:value-type="float">
            <text:p>9670384</text:p>
          </table:table-cell>
          <table:table-cell office:value-type="float" office:value="9705552" calcext:value-type="float">
            <text:p>9705552</text:p>
          </table:table-cell>
          <table:table-cell office:value-type="float" office:value="9947648" calcext:value-type="float">
            <text:p>9947648</text:p>
          </table:table-cell>
          <table:table-cell office:value-type="float" office:value="234687016" calcext:value-type="float">
            <text:p>234687016</text:p>
          </table:table-cell>
          <table:table-cell office:value-type="float" office:value="52289784" calcext:value-type="float">
            <text:p>52289784</text:p>
          </table:table-cell>
          <table:table-cell office:value-type="float" office:value="39440312" calcext:value-type="float">
            <text:p>39440312</text:p>
          </table:table-cell>
          <table:table-cell office:value-type="float" office:value="39385896" calcext:value-type="float">
            <text:p>39385896</text:p>
          </table:table-cell>
          <table:table-cell table:number-columns-repeated="6"/>
        </table:table-row>
        <table:table-row table:style-name="ro1">
          <table:table-cell office:value-type="float" office:value="5958672" calcext:value-type="float">
            <text:p>5958672</text:p>
          </table:table-cell>
          <table:table-cell office:value-type="float" office:value="62975880" calcext:value-type="float">
            <text:p>62975880</text:p>
          </table:table-cell>
          <table:table-cell office:value-type="float" office:value="18999696" calcext:value-type="float">
            <text:p>18999696</text:p>
          </table:table-cell>
          <table:table-cell office:value-type="float" office:value="9670984" calcext:value-type="float">
            <text:p>9670984</text:p>
          </table:table-cell>
          <table:table-cell office:value-type="float" office:value="9705848" calcext:value-type="float">
            <text:p>9705848</text:p>
          </table:table-cell>
          <table:table-cell office:value-type="float" office:value="9947968" calcext:value-type="float">
            <text:p>9947968</text:p>
          </table:table-cell>
          <table:table-cell office:value-type="float" office:value="234739880" calcext:value-type="float">
            <text:p>234739880</text:p>
          </table:table-cell>
          <table:table-cell office:value-type="float" office:value="52291120" calcext:value-type="float">
            <text:p>52291120</text:p>
          </table:table-cell>
          <table:table-cell office:value-type="float" office:value="39442720" calcext:value-type="float">
            <text:p>39442720</text:p>
          </table:table-cell>
          <table:table-cell office:value-type="float" office:value="39385944" calcext:value-type="float">
            <text:p>39385944</text:p>
          </table:table-cell>
          <table:table-cell table:number-columns-repeated="6"/>
        </table:table-row>
        <table:table-row table:style-name="ro1">
          <table:table-cell office:value-type="float" office:value="5958800" calcext:value-type="float">
            <text:p>5958800</text:p>
          </table:table-cell>
          <table:table-cell office:value-type="float" office:value="62978256" calcext:value-type="float">
            <text:p>62978256</text:p>
          </table:table-cell>
          <table:table-cell office:value-type="float" office:value="18999888" calcext:value-type="float">
            <text:p>18999888</text:p>
          </table:table-cell>
          <table:table-cell office:value-type="float" office:value="9671752" calcext:value-type="float">
            <text:p>9671752</text:p>
          </table:table-cell>
          <table:table-cell office:value-type="float" office:value="9707624" calcext:value-type="float">
            <text:p>9707624</text:p>
          </table:table-cell>
          <table:table-cell office:value-type="float" office:value="9966616" calcext:value-type="float">
            <text:p>9966616</text:p>
          </table:table-cell>
          <table:table-cell office:value-type="float" office:value="234744656" calcext:value-type="float">
            <text:p>234744656</text:p>
          </table:table-cell>
          <table:table-cell office:value-type="float" office:value="52306240" calcext:value-type="float">
            <text:p>52306240</text:p>
          </table:table-cell>
          <table:table-cell office:value-type="float" office:value="39443888" calcext:value-type="float">
            <text:p>39443888</text:p>
          </table:table-cell>
          <table:table-cell office:value-type="float" office:value="39389360" calcext:value-type="float">
            <text:p>39389360</text:p>
          </table:table-cell>
          <table:table-cell table:number-columns-repeated="6"/>
        </table:table-row>
        <table:table-row table:style-name="ro1">
          <table:table-cell office:value-type="float" office:value="5958856" calcext:value-type="float">
            <text:p>5958856</text:p>
          </table:table-cell>
          <table:table-cell office:value-type="float" office:value="62979256" calcext:value-type="float">
            <text:p>62979256</text:p>
          </table:table-cell>
          <table:table-cell office:value-type="float" office:value="19000096" calcext:value-type="float">
            <text:p>19000096</text:p>
          </table:table-cell>
          <table:table-cell office:value-type="float" office:value="9672432" calcext:value-type="float">
            <text:p>9672432</text:p>
          </table:table-cell>
          <table:table-cell office:value-type="float" office:value="9707760" calcext:value-type="float">
            <text:p>9707760</text:p>
          </table:table-cell>
          <table:table-cell office:value-type="float" office:value="9975344" calcext:value-type="float">
            <text:p>9975344</text:p>
          </table:table-cell>
          <table:table-cell office:value-type="float" office:value="234809104" calcext:value-type="float">
            <text:p>234809104</text:p>
          </table:table-cell>
          <table:table-cell office:value-type="float" office:value="52316520" calcext:value-type="float">
            <text:p>52316520</text:p>
          </table:table-cell>
          <table:table-cell office:value-type="float" office:value="39445488" calcext:value-type="float">
            <text:p>39445488</text:p>
          </table:table-cell>
          <table:table-cell office:value-type="float" office:value="39390440" calcext:value-type="float">
            <text:p>39390440</text:p>
          </table:table-cell>
          <table:table-cell table:number-columns-repeated="6"/>
        </table:table-row>
        <table:table-row table:style-name="ro1">
          <table:table-cell office:value-type="float" office:value="5959080" calcext:value-type="float">
            <text:p>5959080</text:p>
          </table:table-cell>
          <table:table-cell office:value-type="float" office:value="62980472" calcext:value-type="float">
            <text:p>62980472</text:p>
          </table:table-cell>
          <table:table-cell office:value-type="float" office:value="19000792" calcext:value-type="float">
            <text:p>19000792</text:p>
          </table:table-cell>
          <table:table-cell office:value-type="float" office:value="9673728" calcext:value-type="float">
            <text:p>9673728</text:p>
          </table:table-cell>
          <table:table-cell office:value-type="float" office:value="9708120" calcext:value-type="float">
            <text:p>9708120</text:p>
          </table:table-cell>
          <table:table-cell office:value-type="float" office:value="10009336" calcext:value-type="float">
            <text:p>10009336</text:p>
          </table:table-cell>
          <table:table-cell office:value-type="float" office:value="234809904" calcext:value-type="float">
            <text:p>234809904</text:p>
          </table:table-cell>
          <table:table-cell office:value-type="float" office:value="52330040" calcext:value-type="float">
            <text:p>52330040</text:p>
          </table:table-cell>
          <table:table-cell office:value-type="float" office:value="39450192" calcext:value-type="float">
            <text:p>39450192</text:p>
          </table:table-cell>
          <table:table-cell office:value-type="float" office:value="39391776" calcext:value-type="float">
            <text:p>39391776</text:p>
          </table:table-cell>
          <table:table-cell table:number-columns-repeated="6"/>
        </table:table-row>
        <table:table-row table:style-name="ro1">
          <table:table-cell office:value-type="float" office:value="5959120" calcext:value-type="float">
            <text:p>5959120</text:p>
          </table:table-cell>
          <table:table-cell office:value-type="float" office:value="62980584" calcext:value-type="float">
            <text:p>62980584</text:p>
          </table:table-cell>
          <table:table-cell office:value-type="float" office:value="19001704" calcext:value-type="float">
            <text:p>19001704</text:p>
          </table:table-cell>
          <table:table-cell office:value-type="float" office:value="9674384" calcext:value-type="float">
            <text:p>9674384</text:p>
          </table:table-cell>
          <table:table-cell office:value-type="float" office:value="9708176" calcext:value-type="float">
            <text:p>9708176</text:p>
          </table:table-cell>
          <table:table-cell office:value-type="float" office:value="10031168" calcext:value-type="float">
            <text:p>10031168</text:p>
          </table:table-cell>
          <table:table-cell office:value-type="float" office:value="234834248" calcext:value-type="float">
            <text:p>234834248</text:p>
          </table:table-cell>
          <table:table-cell office:value-type="float" office:value="52332504" calcext:value-type="float">
            <text:p>52332504</text:p>
          </table:table-cell>
          <table:table-cell office:value-type="float" office:value="39450296" calcext:value-type="float">
            <text:p>39450296</text:p>
          </table:table-cell>
          <table:table-cell office:value-type="float" office:value="39392872" calcext:value-type="float">
            <text:p>39392872</text:p>
          </table:table-cell>
          <table:table-cell table:number-columns-repeated="6"/>
        </table:table-row>
        <table:table-row table:style-name="ro1">
          <table:table-cell office:value-type="float" office:value="5959304" calcext:value-type="float">
            <text:p>5959304</text:p>
          </table:table-cell>
          <table:table-cell office:value-type="float" office:value="62981568" calcext:value-type="float">
            <text:p>62981568</text:p>
          </table:table-cell>
          <table:table-cell office:value-type="float" office:value="19001744" calcext:value-type="float">
            <text:p>19001744</text:p>
          </table:table-cell>
          <table:table-cell office:value-type="float" office:value="9674664" calcext:value-type="float">
            <text:p>9674664</text:p>
          </table:table-cell>
          <table:table-cell office:value-type="float" office:value="9708192" calcext:value-type="float">
            <text:p>9708192</text:p>
          </table:table-cell>
          <table:table-cell office:value-type="float" office:value="10039088" calcext:value-type="float">
            <text:p>10039088</text:p>
          </table:table-cell>
          <table:table-cell office:value-type="float" office:value="234854528" calcext:value-type="float">
            <text:p>234854528</text:p>
          </table:table-cell>
          <table:table-cell office:value-type="float" office:value="52332696" calcext:value-type="float">
            <text:p>52332696</text:p>
          </table:table-cell>
          <table:table-cell office:value-type="float" office:value="39450408" calcext:value-type="float">
            <text:p>39450408</text:p>
          </table:table-cell>
          <table:table-cell office:value-type="float" office:value="39393840" calcext:value-type="float">
            <text:p>39393840</text:p>
          </table:table-cell>
          <table:table-cell table:number-columns-repeated="6"/>
        </table:table-row>
        <table:table-row table:style-name="ro1">
          <table:table-cell office:value-type="float" office:value="5960016" calcext:value-type="float">
            <text:p>5960016</text:p>
          </table:table-cell>
          <table:table-cell office:value-type="float" office:value="62982032" calcext:value-type="float">
            <text:p>62982032</text:p>
          </table:table-cell>
          <table:table-cell office:value-type="float" office:value="19002808" calcext:value-type="float">
            <text:p>19002808</text:p>
          </table:table-cell>
          <table:table-cell office:value-type="float" office:value="9675632" calcext:value-type="float">
            <text:p>9675632</text:p>
          </table:table-cell>
          <table:table-cell office:value-type="float" office:value="9708432" calcext:value-type="float">
            <text:p>9708432</text:p>
          </table:table-cell>
          <table:table-cell office:value-type="float" office:value="10084128" calcext:value-type="float">
            <text:p>10084128</text:p>
          </table:table-cell>
          <table:table-cell office:value-type="float" office:value="234887464" calcext:value-type="float">
            <text:p>234887464</text:p>
          </table:table-cell>
          <table:table-cell office:value-type="float" office:value="52361920" calcext:value-type="float">
            <text:p>52361920</text:p>
          </table:table-cell>
          <table:table-cell office:value-type="float" office:value="39455472" calcext:value-type="float">
            <text:p>39455472</text:p>
          </table:table-cell>
          <table:table-cell office:value-type="float" office:value="39394240" calcext:value-type="float">
            <text:p>39394240</text:p>
          </table:table-cell>
          <table:table-cell table:number-columns-repeated="6"/>
        </table:table-row>
        <table:table-row table:style-name="ro1">
          <table:table-cell office:value-type="float" office:value="5960160" calcext:value-type="float">
            <text:p>5960160</text:p>
          </table:table-cell>
          <table:table-cell office:value-type="float" office:value="62983032" calcext:value-type="float">
            <text:p>62983032</text:p>
          </table:table-cell>
          <table:table-cell office:value-type="float" office:value="19003128" calcext:value-type="float">
            <text:p>19003128</text:p>
          </table:table-cell>
          <table:table-cell office:value-type="float" office:value="9675768" calcext:value-type="float">
            <text:p>9675768</text:p>
          </table:table-cell>
          <table:table-cell office:value-type="float" office:value="9708472" calcext:value-type="float">
            <text:p>9708472</text:p>
          </table:table-cell>
          <table:table-cell office:value-type="float" office:value="10100656" calcext:value-type="float">
            <text:p>10100656</text:p>
          </table:table-cell>
          <table:table-cell office:value-type="float" office:value="234898016" calcext:value-type="float">
            <text:p>234898016</text:p>
          </table:table-cell>
          <table:table-cell office:value-type="float" office:value="52397512" calcext:value-type="float">
            <text:p>52397512</text:p>
          </table:table-cell>
          <table:table-cell office:value-type="float" office:value="39457416" calcext:value-type="float">
            <text:p>39457416</text:p>
          </table:table-cell>
          <table:table-cell office:value-type="float" office:value="39399008" calcext:value-type="float">
            <text:p>39399008</text:p>
          </table:table-cell>
          <table:table-cell table:number-columns-repeated="6"/>
        </table:table-row>
        <table:table-row table:style-name="ro1">
          <table:table-cell office:value-type="float" office:value="5960176" calcext:value-type="float">
            <text:p>5960176</text:p>
          </table:table-cell>
          <table:table-cell office:value-type="float" office:value="62985944" calcext:value-type="float">
            <text:p>62985944</text:p>
          </table:table-cell>
          <table:table-cell office:value-type="float" office:value="19003552" calcext:value-type="float">
            <text:p>19003552</text:p>
          </table:table-cell>
          <table:table-cell office:value-type="float" office:value="9676240" calcext:value-type="float">
            <text:p>9676240</text:p>
          </table:table-cell>
          <table:table-cell office:value-type="float" office:value="9709136" calcext:value-type="float">
            <text:p>9709136</text:p>
          </table:table-cell>
          <table:table-cell office:value-type="float" office:value="10124488" calcext:value-type="float">
            <text:p>10124488</text:p>
          </table:table-cell>
          <table:table-cell office:value-type="float" office:value="234911312" calcext:value-type="float">
            <text:p>234911312</text:p>
          </table:table-cell>
          <table:table-cell office:value-type="float" office:value="52398664" calcext:value-type="float">
            <text:p>52398664</text:p>
          </table:table-cell>
          <table:table-cell office:value-type="float" office:value="39457456" calcext:value-type="float">
            <text:p>39457456</text:p>
          </table:table-cell>
          <table:table-cell office:value-type="float" office:value="39400696" calcext:value-type="float">
            <text:p>39400696</text:p>
          </table:table-cell>
          <table:table-cell table:number-columns-repeated="6"/>
        </table:table-row>
        <table:table-row table:style-name="ro1">
          <table:table-cell office:value-type="float" office:value="5960216" calcext:value-type="float">
            <text:p>5960216</text:p>
          </table:table-cell>
          <table:table-cell office:value-type="float" office:value="62987584" calcext:value-type="float">
            <text:p>62987584</text:p>
          </table:table-cell>
          <table:table-cell office:value-type="float" office:value="19003560" calcext:value-type="float">
            <text:p>19003560</text:p>
          </table:table-cell>
          <table:table-cell office:value-type="float" office:value="9676336" calcext:value-type="float">
            <text:p>9676336</text:p>
          </table:table-cell>
          <table:table-cell office:value-type="float" office:value="9709296" calcext:value-type="float">
            <text:p>9709296</text:p>
          </table:table-cell>
          <table:table-cell office:value-type="float" office:value="10172896" calcext:value-type="float">
            <text:p>10172896</text:p>
          </table:table-cell>
          <table:table-cell office:value-type="float" office:value="235086408" calcext:value-type="float">
            <text:p>235086408</text:p>
          </table:table-cell>
          <table:table-cell office:value-type="float" office:value="52448088" calcext:value-type="float">
            <text:p>52448088</text:p>
          </table:table-cell>
          <table:table-cell office:value-type="float" office:value="39457616" calcext:value-type="float">
            <text:p>39457616</text:p>
          </table:table-cell>
          <table:table-cell office:value-type="float" office:value="39400704" calcext:value-type="float">
            <text:p>39400704</text:p>
          </table:table-cell>
          <table:table-cell table:number-columns-repeated="6"/>
        </table:table-row>
        <table:table-row table:style-name="ro1">
          <table:table-cell office:value-type="float" office:value="5960216" calcext:value-type="float">
            <text:p>5960216</text:p>
          </table:table-cell>
          <table:table-cell office:value-type="float" office:value="62989040" calcext:value-type="float">
            <text:p>62989040</text:p>
          </table:table-cell>
          <table:table-cell office:value-type="float" office:value="19003600" calcext:value-type="float">
            <text:p>19003600</text:p>
          </table:table-cell>
          <table:table-cell office:value-type="float" office:value="9677240" calcext:value-type="float">
            <text:p>9677240</text:p>
          </table:table-cell>
          <table:table-cell office:value-type="float" office:value="9709432" calcext:value-type="float">
            <text:p>9709432</text:p>
          </table:table-cell>
          <table:table-cell office:value-type="float" office:value="10196032" calcext:value-type="float">
            <text:p>10196032</text:p>
          </table:table-cell>
          <table:table-cell office:value-type="float" office:value="235223440" calcext:value-type="float">
            <text:p>235223440</text:p>
          </table:table-cell>
          <table:table-cell office:value-type="float" office:value="52453792" calcext:value-type="float">
            <text:p>52453792</text:p>
          </table:table-cell>
          <table:table-cell office:value-type="float" office:value="39459096" calcext:value-type="float">
            <text:p>39459096</text:p>
          </table:table-cell>
          <table:table-cell office:value-type="float" office:value="39400936" calcext:value-type="float">
            <text:p>39400936</text:p>
          </table:table-cell>
          <table:table-cell table:number-columns-repeated="6"/>
        </table:table-row>
        <table:table-row table:style-name="ro1">
          <table:table-cell office:value-type="float" office:value="5960256" calcext:value-type="float">
            <text:p>5960256</text:p>
          </table:table-cell>
          <table:table-cell office:value-type="float" office:value="62989400" calcext:value-type="float">
            <text:p>62989400</text:p>
          </table:table-cell>
          <table:table-cell office:value-type="float" office:value="19003992" calcext:value-type="float">
            <text:p>19003992</text:p>
          </table:table-cell>
          <table:table-cell office:value-type="float" office:value="9677632" calcext:value-type="float">
            <text:p>9677632</text:p>
          </table:table-cell>
          <table:table-cell office:value-type="float" office:value="9709520" calcext:value-type="float">
            <text:p>9709520</text:p>
          </table:table-cell>
          <table:table-cell office:value-type="float" office:value="10219296" calcext:value-type="float">
            <text:p>10219296</text:p>
          </table:table-cell>
          <table:table-cell office:value-type="float" office:value="236283128" calcext:value-type="float">
            <text:p>236283128</text:p>
          </table:table-cell>
          <table:table-cell office:value-type="float" office:value="52608080" calcext:value-type="float">
            <text:p>52608080</text:p>
          </table:table-cell>
          <table:table-cell office:value-type="float" office:value="39459568" calcext:value-type="float">
            <text:p>39459568</text:p>
          </table:table-cell>
          <table:table-cell office:value-type="float" office:value="39401256" calcext:value-type="float">
            <text:p>39401256</text:p>
          </table:table-cell>
          <table:table-cell table:number-columns-repeated="6"/>
        </table:table-row>
        <table:table-row table:style-name="ro1">
          <table:table-cell office:value-type="float" office:value="5960264" calcext:value-type="float">
            <text:p>5960264</text:p>
          </table:table-cell>
          <table:table-cell office:value-type="float" office:value="62989496" calcext:value-type="float">
            <text:p>62989496</text:p>
          </table:table-cell>
          <table:table-cell office:value-type="float" office:value="19004024" calcext:value-type="float">
            <text:p>19004024</text:p>
          </table:table-cell>
          <table:table-cell office:value-type="float" office:value="9677944" calcext:value-type="float">
            <text:p>9677944</text:p>
          </table:table-cell>
          <table:table-cell office:value-type="float" office:value="9710640" calcext:value-type="float">
            <text:p>9710640</text:p>
          </table:table-cell>
          <table:table-cell office:value-type="float" office:value="10220960" calcext:value-type="float">
            <text:p>10220960</text:p>
          </table:table-cell>
          <table:table-cell office:value-type="float" office:value="236697320" calcext:value-type="float">
            <text:p>236697320</text:p>
          </table:table-cell>
          <table:table-cell office:value-type="float" office:value="52624288" calcext:value-type="float">
            <text:p>52624288</text:p>
          </table:table-cell>
          <table:table-cell office:value-type="float" office:value="39461424" calcext:value-type="float">
            <text:p>39461424</text:p>
          </table:table-cell>
          <table:table-cell office:value-type="float" office:value="39401632" calcext:value-type="float">
            <text:p>39401632</text:p>
          </table:table-cell>
          <table:table-cell table:number-columns-repeated="6"/>
        </table:table-row>
        <table:table-row table:style-name="ro1">
          <table:table-cell office:value-type="float" office:value="5960664" calcext:value-type="float">
            <text:p>5960664</text:p>
          </table:table-cell>
          <table:table-cell office:value-type="float" office:value="62989880" calcext:value-type="float">
            <text:p>62989880</text:p>
          </table:table-cell>
          <table:table-cell office:value-type="float" office:value="19004048" calcext:value-type="float">
            <text:p>19004048</text:p>
          </table:table-cell>
          <table:table-cell office:value-type="float" office:value="9678584" calcext:value-type="float">
            <text:p>9678584</text:p>
          </table:table-cell>
          <table:table-cell office:value-type="float" office:value="9711712" calcext:value-type="float">
            <text:p>9711712</text:p>
          </table:table-cell>
          <table:table-cell office:value-type="float" office:value="10224128" calcext:value-type="float">
            <text:p>10224128</text:p>
          </table:table-cell>
          <table:table-cell office:value-type="float" office:value="236822592" calcext:value-type="float">
            <text:p>236822592</text:p>
          </table:table-cell>
          <table:table-cell office:value-type="float" office:value="52782888" calcext:value-type="float">
            <text:p>52782888</text:p>
          </table:table-cell>
          <table:table-cell office:value-type="float" office:value="39461664" calcext:value-type="float">
            <text:p>39461664</text:p>
          </table:table-cell>
          <table:table-cell office:value-type="float" office:value="39401632" calcext:value-type="float">
            <text:p>39401632</text:p>
          </table:table-cell>
          <table:table-cell table:number-columns-repeated="6"/>
        </table:table-row>
        <table:table-row table:style-name="ro1">
          <table:table-cell office:value-type="float" office:value="5961416" calcext:value-type="float">
            <text:p>5961416</text:p>
          </table:table-cell>
          <table:table-cell office:value-type="float" office:value="62990624" calcext:value-type="float">
            <text:p>62990624</text:p>
          </table:table-cell>
          <table:table-cell office:value-type="float" office:value="19004112" calcext:value-type="float">
            <text:p>19004112</text:p>
          </table:table-cell>
          <table:table-cell office:value-type="float" office:value="9678712" calcext:value-type="float">
            <text:p>9678712</text:p>
          </table:table-cell>
          <table:table-cell office:value-type="float" office:value="9711888" calcext:value-type="float">
            <text:p>9711888</text:p>
          </table:table-cell>
          <table:table-cell office:value-type="float" office:value="10232016" calcext:value-type="float">
            <text:p>10232016</text:p>
          </table:table-cell>
          <table:table-cell office:value-type="float" office:value="236857128" calcext:value-type="float">
            <text:p>236857128</text:p>
          </table:table-cell>
          <table:table-cell office:value-type="float" office:value="52810000" calcext:value-type="float">
            <text:p>52810000</text:p>
          </table:table-cell>
          <table:table-cell office:value-type="float" office:value="39461704" calcext:value-type="float">
            <text:p>39461704</text:p>
          </table:table-cell>
          <table:table-cell office:value-type="float" office:value="39402344" calcext:value-type="float">
            <text:p>39402344</text:p>
          </table:table-cell>
          <table:table-cell table:number-columns-repeated="6"/>
        </table:table-row>
        <table:table-row table:style-name="ro1">
          <table:table-cell office:value-type="float" office:value="5961960" calcext:value-type="float">
            <text:p>5961960</text:p>
          </table:table-cell>
          <table:table-cell office:value-type="float" office:value="62997272" calcext:value-type="float">
            <text:p>62997272</text:p>
          </table:table-cell>
          <table:table-cell office:value-type="float" office:value="19004592" calcext:value-type="float">
            <text:p>19004592</text:p>
          </table:table-cell>
          <table:table-cell office:value-type="float" office:value="9678728" calcext:value-type="float">
            <text:p>9678728</text:p>
          </table:table-cell>
          <table:table-cell office:value-type="float" office:value="9712152" calcext:value-type="float">
            <text:p>9712152</text:p>
          </table:table-cell>
          <table:table-cell office:value-type="float" office:value="10242912" calcext:value-type="float">
            <text:p>10242912</text:p>
          </table:table-cell>
          <table:table-cell office:value-type="float" office:value="237066344" calcext:value-type="float">
            <text:p>237066344</text:p>
          </table:table-cell>
          <table:table-cell office:value-type="float" office:value="53059768" calcext:value-type="float">
            <text:p>53059768</text:p>
          </table:table-cell>
          <table:table-cell office:value-type="float" office:value="39466696" calcext:value-type="float">
            <text:p>39466696</text:p>
          </table:table-cell>
          <table:table-cell office:value-type="float" office:value="39402928" calcext:value-type="float">
            <text:p>39402928</text:p>
          </table:table-cell>
          <table:table-cell table:number-columns-repeated="6"/>
        </table:table-row>
        <table:table-row table:style-name="ro1">
          <table:table-cell office:value-type="float" office:value="5962592" calcext:value-type="float">
            <text:p>5962592</text:p>
          </table:table-cell>
          <table:table-cell office:value-type="float" office:value="62999376" calcext:value-type="float">
            <text:p>62999376</text:p>
          </table:table-cell>
          <table:table-cell office:value-type="float" office:value="19005896" calcext:value-type="float">
            <text:p>19005896</text:p>
          </table:table-cell>
          <table:table-cell office:value-type="float" office:value="9678768" calcext:value-type="float">
            <text:p>9678768</text:p>
          </table:table-cell>
          <table:table-cell office:value-type="float" office:value="9712288" calcext:value-type="float">
            <text:p>9712288</text:p>
          </table:table-cell>
          <table:table-cell office:value-type="float" office:value="10246104" calcext:value-type="float">
            <text:p>10246104</text:p>
          </table:table-cell>
          <table:table-cell office:value-type="float" office:value="237253896" calcext:value-type="float">
            <text:p>237253896</text:p>
          </table:table-cell>
          <table:table-cell office:value-type="float" office:value="53081840" calcext:value-type="float">
            <text:p>53081840</text:p>
          </table:table-cell>
          <table:table-cell office:value-type="float" office:value="39468848" calcext:value-type="float">
            <text:p>39468848</text:p>
          </table:table-cell>
          <table:table-cell office:value-type="float" office:value="39403128" calcext:value-type="float">
            <text:p>39403128</text:p>
          </table:table-cell>
          <table:table-cell table:number-columns-repeated="6"/>
        </table:table-row>
        <table:table-row table:style-name="ro1">
          <table:table-cell office:value-type="float" office:value="5962632" calcext:value-type="float">
            <text:p>5962632</text:p>
          </table:table-cell>
          <table:table-cell office:value-type="float" office:value="62999392" calcext:value-type="float">
            <text:p>62999392</text:p>
          </table:table-cell>
          <table:table-cell office:value-type="float" office:value="19007104" calcext:value-type="float">
            <text:p>19007104</text:p>
          </table:table-cell>
          <table:table-cell office:value-type="float" office:value="9679328" calcext:value-type="float">
            <text:p>9679328</text:p>
          </table:table-cell>
          <table:table-cell office:value-type="float" office:value="9712312" calcext:value-type="float">
            <text:p>9712312</text:p>
          </table:table-cell>
          <table:table-cell office:value-type="float" office:value="10256488" calcext:value-type="float">
            <text:p>10256488</text:p>
          </table:table-cell>
          <table:table-cell office:value-type="float" office:value="237330584" calcext:value-type="float">
            <text:p>237330584</text:p>
          </table:table-cell>
          <table:table-cell office:value-type="float" office:value="53085576" calcext:value-type="float">
            <text:p>53085576</text:p>
          </table:table-cell>
          <table:table-cell office:value-type="float" office:value="39471208" calcext:value-type="float">
            <text:p>39471208</text:p>
          </table:table-cell>
          <table:table-cell office:value-type="float" office:value="39403256" calcext:value-type="float">
            <text:p>39403256</text:p>
          </table:table-cell>
          <table:table-cell table:number-columns-repeated="6"/>
        </table:table-row>
        <table:table-row table:style-name="ro1">
          <table:table-cell office:value-type="float" office:value="5962848" calcext:value-type="float">
            <text:p>5962848</text:p>
          </table:table-cell>
          <table:table-cell office:value-type="float" office:value="63001064" calcext:value-type="float">
            <text:p>63001064</text:p>
          </table:table-cell>
          <table:table-cell office:value-type="float" office:value="19007216" calcext:value-type="float">
            <text:p>19007216</text:p>
          </table:table-cell>
          <table:table-cell office:value-type="float" office:value="9679648" calcext:value-type="float">
            <text:p>9679648</text:p>
          </table:table-cell>
          <table:table-cell office:value-type="float" office:value="9712384" calcext:value-type="float">
            <text:p>9712384</text:p>
          </table:table-cell>
          <table:table-cell office:value-type="float" office:value="10261768" calcext:value-type="float">
            <text:p>10261768</text:p>
          </table:table-cell>
          <table:table-cell office:value-type="float" office:value="237370520" calcext:value-type="float">
            <text:p>237370520</text:p>
          </table:table-cell>
          <table:table-cell office:value-type="float" office:value="53346040" calcext:value-type="float">
            <text:p>53346040</text:p>
          </table:table-cell>
          <table:table-cell office:value-type="float" office:value="39471984" calcext:value-type="float">
            <text:p>39471984</text:p>
          </table:table-cell>
          <table:table-cell office:value-type="float" office:value="39403768" calcext:value-type="float">
            <text:p>39403768</text:p>
          </table:table-cell>
          <table:table-cell table:number-columns-repeated="6"/>
        </table:table-row>
        <table:table-row table:style-name="ro1">
          <table:table-cell office:value-type="float" office:value="5963008" calcext:value-type="float">
            <text:p>5963008</text:p>
          </table:table-cell>
          <table:table-cell office:value-type="float" office:value="63001072" calcext:value-type="float">
            <text:p>63001072</text:p>
          </table:table-cell>
          <table:table-cell office:value-type="float" office:value="19007248" calcext:value-type="float">
            <text:p>19007248</text:p>
          </table:table-cell>
          <table:table-cell office:value-type="float" office:value="9680160" calcext:value-type="float">
            <text:p>9680160</text:p>
          </table:table-cell>
          <table:table-cell office:value-type="float" office:value="9713288" calcext:value-type="float">
            <text:p>9713288</text:p>
          </table:table-cell>
          <table:table-cell office:value-type="float" office:value="10261872" calcext:value-type="float">
            <text:p>10261872</text:p>
          </table:table-cell>
          <table:table-cell office:value-type="float" office:value="237465080" calcext:value-type="float">
            <text:p>237465080</text:p>
          </table:table-cell>
          <table:table-cell office:value-type="float" office:value="53509160" calcext:value-type="float">
            <text:p>53509160</text:p>
          </table:table-cell>
          <table:table-cell office:value-type="float" office:value="39472072" calcext:value-type="float">
            <text:p>39472072</text:p>
          </table:table-cell>
          <table:table-cell office:value-type="float" office:value="39403824" calcext:value-type="float">
            <text:p>39403824</text:p>
          </table:table-cell>
          <table:table-cell table:number-columns-repeated="6"/>
        </table:table-row>
        <table:table-row table:style-name="ro1">
          <table:table-cell office:value-type="float" office:value="5963696" calcext:value-type="float">
            <text:p>5963696</text:p>
          </table:table-cell>
          <table:table-cell office:value-type="float" office:value="63001968" calcext:value-type="float">
            <text:p>63001968</text:p>
          </table:table-cell>
          <table:table-cell office:value-type="float" office:value="19007536" calcext:value-type="float">
            <text:p>19007536</text:p>
          </table:table-cell>
          <table:table-cell office:value-type="float" office:value="9680208" calcext:value-type="float">
            <text:p>9680208</text:p>
          </table:table-cell>
          <table:table-cell office:value-type="float" office:value="9713480" calcext:value-type="float">
            <text:p>9713480</text:p>
          </table:table-cell>
          <table:table-cell office:value-type="float" office:value="10272880" calcext:value-type="float">
            <text:p>10272880</text:p>
          </table:table-cell>
          <table:table-cell office:value-type="float" office:value="237873584" calcext:value-type="float">
            <text:p>237873584</text:p>
          </table:table-cell>
          <table:table-cell office:value-type="float" office:value="53671528" calcext:value-type="float">
            <text:p>53671528</text:p>
          </table:table-cell>
          <table:table-cell office:value-type="float" office:value="39473696" calcext:value-type="float">
            <text:p>39473696</text:p>
          </table:table-cell>
          <table:table-cell office:value-type="float" office:value="39405008" calcext:value-type="float">
            <text:p>39405008</text:p>
          </table:table-cell>
          <table:table-cell table:number-columns-repeated="6"/>
        </table:table-row>
        <table:table-row table:style-name="ro1">
          <table:table-cell office:value-type="float" office:value="5963704" calcext:value-type="float">
            <text:p>5963704</text:p>
          </table:table-cell>
          <table:table-cell office:value-type="float" office:value="63002672" calcext:value-type="float">
            <text:p>63002672</text:p>
          </table:table-cell>
          <table:table-cell office:value-type="float" office:value="19007968" calcext:value-type="float">
            <text:p>19007968</text:p>
          </table:table-cell>
          <table:table-cell office:value-type="float" office:value="9680376" calcext:value-type="float">
            <text:p>9680376</text:p>
          </table:table-cell>
          <table:table-cell office:value-type="float" office:value="9713688" calcext:value-type="float">
            <text:p>9713688</text:p>
          </table:table-cell>
          <table:table-cell office:value-type="float" office:value="10273264" calcext:value-type="float">
            <text:p>10273264</text:p>
          </table:table-cell>
          <table:table-cell office:value-type="float" office:value="238046872" calcext:value-type="float">
            <text:p>238046872</text:p>
          </table:table-cell>
          <table:table-cell office:value-type="float" office:value="53676680" calcext:value-type="float">
            <text:p>53676680</text:p>
          </table:table-cell>
          <table:table-cell office:value-type="float" office:value="39474288" calcext:value-type="float">
            <text:p>39474288</text:p>
          </table:table-cell>
          <table:table-cell office:value-type="float" office:value="39406240" calcext:value-type="float">
            <text:p>39406240</text:p>
          </table:table-cell>
          <table:table-cell table:number-columns-repeated="6"/>
        </table:table-row>
        <table:table-row table:style-name="ro1">
          <table:table-cell office:value-type="float" office:value="5964000" calcext:value-type="float">
            <text:p>5964000</text:p>
          </table:table-cell>
          <table:table-cell office:value-type="float" office:value="63002952" calcext:value-type="float">
            <text:p>63002952</text:p>
          </table:table-cell>
          <table:table-cell office:value-type="float" office:value="19008016" calcext:value-type="float">
            <text:p>19008016</text:p>
          </table:table-cell>
          <table:table-cell office:value-type="float" office:value="9681384" calcext:value-type="float">
            <text:p>9681384</text:p>
          </table:table-cell>
          <table:table-cell office:value-type="float" office:value="9713800" calcext:value-type="float">
            <text:p>9713800</text:p>
          </table:table-cell>
          <table:table-cell office:value-type="float" office:value="10279152" calcext:value-type="float">
            <text:p>10279152</text:p>
          </table:table-cell>
          <table:table-cell office:value-type="float" office:value="238187008" calcext:value-type="float">
            <text:p>238187008</text:p>
          </table:table-cell>
          <table:table-cell office:value-type="float" office:value="53706024" calcext:value-type="float">
            <text:p>53706024</text:p>
          </table:table-cell>
          <table:table-cell office:value-type="float" office:value="39474584" calcext:value-type="float">
            <text:p>39474584</text:p>
          </table:table-cell>
          <table:table-cell office:value-type="float" office:value="39406504" calcext:value-type="float">
            <text:p>39406504</text:p>
          </table:table-cell>
          <table:table-cell table:number-columns-repeated="6"/>
        </table:table-row>
        <table:table-row table:style-name="ro1">
          <table:table-cell office:value-type="float" office:value="5965856" calcext:value-type="float">
            <text:p>5965856</text:p>
          </table:table-cell>
          <table:table-cell office:value-type="float" office:value="63004080" calcext:value-type="float">
            <text:p>63004080</text:p>
          </table:table-cell>
          <table:table-cell office:value-type="float" office:value="19009448" calcext:value-type="float">
            <text:p>19009448</text:p>
          </table:table-cell>
          <table:table-cell office:value-type="float" office:value="9681632" calcext:value-type="float">
            <text:p>9681632</text:p>
          </table:table-cell>
          <table:table-cell office:value-type="float" office:value="9714240" calcext:value-type="float">
            <text:p>9714240</text:p>
          </table:table-cell>
          <table:table-cell office:value-type="float" office:value="10279456" calcext:value-type="float">
            <text:p>10279456</text:p>
          </table:table-cell>
          <table:table-cell office:value-type="float" office:value="238996584" calcext:value-type="float">
            <text:p>238996584</text:p>
          </table:table-cell>
          <table:table-cell office:value-type="float" office:value="53713704" calcext:value-type="float">
            <text:p>53713704</text:p>
          </table:table-cell>
          <table:table-cell office:value-type="float" office:value="39476144" calcext:value-type="float">
            <text:p>39476144</text:p>
          </table:table-cell>
          <table:table-cell office:value-type="float" office:value="39406536" calcext:value-type="float">
            <text:p>39406536</text:p>
          </table:table-cell>
          <table:table-cell table:number-columns-repeated="6"/>
        </table:table-row>
        <table:table-row table:style-name="ro1">
          <table:table-cell office:value-type="float" office:value="5965920" calcext:value-type="float">
            <text:p>5965920</text:p>
          </table:table-cell>
          <table:table-cell office:value-type="float" office:value="63006304" calcext:value-type="float">
            <text:p>63006304</text:p>
          </table:table-cell>
          <table:table-cell office:value-type="float" office:value="19010088" calcext:value-type="float">
            <text:p>19010088</text:p>
          </table:table-cell>
          <table:table-cell office:value-type="float" office:value="9681936" calcext:value-type="float">
            <text:p>9681936</text:p>
          </table:table-cell>
          <table:table-cell office:value-type="float" office:value="9714952" calcext:value-type="float">
            <text:p>9714952</text:p>
          </table:table-cell>
          <table:table-cell office:value-type="float" office:value="10282928" calcext:value-type="float">
            <text:p>10282928</text:p>
          </table:table-cell>
          <table:table-cell office:value-type="float" office:value="239339024" calcext:value-type="float">
            <text:p>239339024</text:p>
          </table:table-cell>
          <table:table-cell office:value-type="float" office:value="53757584" calcext:value-type="float">
            <text:p>53757584</text:p>
          </table:table-cell>
          <table:table-cell office:value-type="float" office:value="39477400" calcext:value-type="float">
            <text:p>39477400</text:p>
          </table:table-cell>
          <table:table-cell office:value-type="float" office:value="39406600" calcext:value-type="float">
            <text:p>39406600</text:p>
          </table:table-cell>
          <table:table-cell table:number-columns-repeated="6"/>
        </table:table-row>
        <table:table-row table:style-name="ro1">
          <table:table-cell office:value-type="float" office:value="5967008" calcext:value-type="float">
            <text:p>5967008</text:p>
          </table:table-cell>
          <table:table-cell office:value-type="float" office:value="63009016" calcext:value-type="float">
            <text:p>63009016</text:p>
          </table:table-cell>
          <table:table-cell office:value-type="float" office:value="19010928" calcext:value-type="float">
            <text:p>19010928</text:p>
          </table:table-cell>
          <table:table-cell office:value-type="float" office:value="9682576" calcext:value-type="float">
            <text:p>9682576</text:p>
          </table:table-cell>
          <table:table-cell office:value-type="float" office:value="9715976" calcext:value-type="float">
            <text:p>9715976</text:p>
          </table:table-cell>
          <table:table-cell office:value-type="float" office:value="10285280" calcext:value-type="float">
            <text:p>10285280</text:p>
          </table:table-cell>
          <table:table-cell office:value-type="float" office:value="239368992" calcext:value-type="float">
            <text:p>239368992</text:p>
          </table:table-cell>
          <table:table-cell office:value-type="float" office:value="53865784" calcext:value-type="float">
            <text:p>53865784</text:p>
          </table:table-cell>
          <table:table-cell office:value-type="float" office:value="39477752" calcext:value-type="float">
            <text:p>39477752</text:p>
          </table:table-cell>
          <table:table-cell office:value-type="float" office:value="39409360" calcext:value-type="float">
            <text:p>39409360</text:p>
          </table:table-cell>
          <table:table-cell table:number-columns-repeated="6"/>
        </table:table-row>
        <table:table-row table:style-name="ro1">
          <table:table-cell office:value-type="float" office:value="5967192" calcext:value-type="float">
            <text:p>5967192</text:p>
          </table:table-cell>
          <table:table-cell office:value-type="float" office:value="63010544" calcext:value-type="float">
            <text:p>63010544</text:p>
          </table:table-cell>
          <table:table-cell office:value-type="float" office:value="19011592" calcext:value-type="float">
            <text:p>19011592</text:p>
          </table:table-cell>
          <table:table-cell office:value-type="float" office:value="9682592" calcext:value-type="float">
            <text:p>9682592</text:p>
          </table:table-cell>
          <table:table-cell office:value-type="float" office:value="9717568" calcext:value-type="float">
            <text:p>9717568</text:p>
          </table:table-cell>
          <table:table-cell office:value-type="float" office:value="10294584" calcext:value-type="float">
            <text:p>10294584</text:p>
          </table:table-cell>
          <table:table-cell office:value-type="float" office:value="239693368" calcext:value-type="float">
            <text:p>239693368</text:p>
          </table:table-cell>
          <table:table-cell office:value-type="float" office:value="54155888" calcext:value-type="float">
            <text:p>54155888</text:p>
          </table:table-cell>
          <table:table-cell office:value-type="float" office:value="39477848" calcext:value-type="float">
            <text:p>39477848</text:p>
          </table:table-cell>
          <table:table-cell office:value-type="float" office:value="39409824" calcext:value-type="float">
            <text:p>39409824</text:p>
          </table:table-cell>
          <table:table-cell table:number-columns-repeated="6"/>
        </table:table-row>
        <table:table-row table:style-name="ro1">
          <table:table-cell office:value-type="float" office:value="5967408" calcext:value-type="float">
            <text:p>5967408</text:p>
          </table:table-cell>
          <table:table-cell office:value-type="float" office:value="63010552" calcext:value-type="float">
            <text:p>63010552</text:p>
          </table:table-cell>
          <table:table-cell office:value-type="float" office:value="19012520" calcext:value-type="float">
            <text:p>19012520</text:p>
          </table:table-cell>
          <table:table-cell office:value-type="float" office:value="9683136" calcext:value-type="float">
            <text:p>9683136</text:p>
          </table:table-cell>
          <table:table-cell office:value-type="float" office:value="9717792" calcext:value-type="float">
            <text:p>9717792</text:p>
          </table:table-cell>
          <table:table-cell office:value-type="float" office:value="10295640" calcext:value-type="float">
            <text:p>10295640</text:p>
          </table:table-cell>
          <table:table-cell office:value-type="float" office:value="239775944" calcext:value-type="float">
            <text:p>239775944</text:p>
          </table:table-cell>
          <table:table-cell office:value-type="float" office:value="54158256" calcext:value-type="float">
            <text:p>54158256</text:p>
          </table:table-cell>
          <table:table-cell office:value-type="float" office:value="39477856" calcext:value-type="float">
            <text:p>39477856</text:p>
          </table:table-cell>
          <table:table-cell office:value-type="float" office:value="39410216" calcext:value-type="float">
            <text:p>39410216</text:p>
          </table:table-cell>
          <table:table-cell table:number-columns-repeated="6"/>
        </table:table-row>
        <table:table-row table:style-name="ro1">
          <table:table-cell office:value-type="float" office:value="5968160" calcext:value-type="float">
            <text:p>5968160</text:p>
          </table:table-cell>
          <table:table-cell office:value-type="float" office:value="63010904" calcext:value-type="float">
            <text:p>63010904</text:p>
          </table:table-cell>
          <table:table-cell office:value-type="float" office:value="19013160" calcext:value-type="float">
            <text:p>19013160</text:p>
          </table:table-cell>
          <table:table-cell office:value-type="float" office:value="9683248" calcext:value-type="float">
            <text:p>9683248</text:p>
          </table:table-cell>
          <table:table-cell office:value-type="float" office:value="9719288" calcext:value-type="float">
            <text:p>9719288</text:p>
          </table:table-cell>
          <table:table-cell office:value-type="float" office:value="10300792" calcext:value-type="float">
            <text:p>10300792</text:p>
          </table:table-cell>
          <table:table-cell office:value-type="float" office:value="240227112" calcext:value-type="float">
            <text:p>240227112</text:p>
          </table:table-cell>
          <table:table-cell office:value-type="float" office:value="54206976" calcext:value-type="float">
            <text:p>54206976</text:p>
          </table:table-cell>
          <table:table-cell office:value-type="float" office:value="39478688" calcext:value-type="float">
            <text:p>39478688</text:p>
          </table:table-cell>
          <table:table-cell office:value-type="float" office:value="39411664" calcext:value-type="float">
            <text:p>39411664</text:p>
          </table:table-cell>
          <table:table-cell table:number-columns-repeated="6"/>
        </table:table-row>
        <table:table-row table:style-name="ro1">
          <table:table-cell office:value-type="float" office:value="5968344" calcext:value-type="float">
            <text:p>5968344</text:p>
          </table:table-cell>
          <table:table-cell office:value-type="float" office:value="63011032" calcext:value-type="float">
            <text:p>63011032</text:p>
          </table:table-cell>
          <table:table-cell office:value-type="float" office:value="19013552" calcext:value-type="float">
            <text:p>19013552</text:p>
          </table:table-cell>
          <table:table-cell office:value-type="float" office:value="9683304" calcext:value-type="float">
            <text:p>9683304</text:p>
          </table:table-cell>
          <table:table-cell office:value-type="float" office:value="9720032" calcext:value-type="float">
            <text:p>9720032</text:p>
          </table:table-cell>
          <table:table-cell office:value-type="float" office:value="10301784" calcext:value-type="float">
            <text:p>10301784</text:p>
          </table:table-cell>
          <table:table-cell office:value-type="float" office:value="240340528" calcext:value-type="float">
            <text:p>240340528</text:p>
          </table:table-cell>
          <table:table-cell office:value-type="float" office:value="54374128" calcext:value-type="float">
            <text:p>54374128</text:p>
          </table:table-cell>
          <table:table-cell office:value-type="float" office:value="39480096" calcext:value-type="float">
            <text:p>39480096</text:p>
          </table:table-cell>
          <table:table-cell office:value-type="float" office:value="39412320" calcext:value-type="float">
            <text:p>39412320</text:p>
          </table:table-cell>
          <table:table-cell table:number-columns-repeated="6"/>
        </table:table-row>
        <table:table-row table:style-name="ro1">
          <table:table-cell office:value-type="float" office:value="5968744" calcext:value-type="float">
            <text:p>5968744</text:p>
          </table:table-cell>
          <table:table-cell office:value-type="float" office:value="63011072" calcext:value-type="float">
            <text:p>63011072</text:p>
          </table:table-cell>
          <table:table-cell office:value-type="float" office:value="19014696" calcext:value-type="float">
            <text:p>19014696</text:p>
          </table:table-cell>
          <table:table-cell office:value-type="float" office:value="9684088" calcext:value-type="float">
            <text:p>9684088</text:p>
          </table:table-cell>
          <table:table-cell office:value-type="float" office:value="9720528" calcext:value-type="float">
            <text:p>9720528</text:p>
          </table:table-cell>
          <table:table-cell office:value-type="float" office:value="10302432" calcext:value-type="float">
            <text:p>10302432</text:p>
          </table:table-cell>
          <table:table-cell office:value-type="float" office:value="240622664" calcext:value-type="float">
            <text:p>240622664</text:p>
          </table:table-cell>
          <table:table-cell office:value-type="float" office:value="54548816" calcext:value-type="float">
            <text:p>54548816</text:p>
          </table:table-cell>
          <table:table-cell office:value-type="float" office:value="39480688" calcext:value-type="float">
            <text:p>39480688</text:p>
          </table:table-cell>
          <table:table-cell office:value-type="float" office:value="39413440" calcext:value-type="float">
            <text:p>39413440</text:p>
          </table:table-cell>
          <table:table-cell table:number-columns-repeated="6"/>
        </table:table-row>
        <table:table-row table:style-name="ro1">
          <table:table-cell office:value-type="float" office:value="5968864" calcext:value-type="float">
            <text:p>5968864</text:p>
          </table:table-cell>
          <table:table-cell office:value-type="float" office:value="63012328" calcext:value-type="float">
            <text:p>63012328</text:p>
          </table:table-cell>
          <table:table-cell office:value-type="float" office:value="19014800" calcext:value-type="float">
            <text:p>19014800</text:p>
          </table:table-cell>
          <table:table-cell office:value-type="float" office:value="9684136" calcext:value-type="float">
            <text:p>9684136</text:p>
          </table:table-cell>
          <table:table-cell office:value-type="float" office:value="9721304" calcext:value-type="float">
            <text:p>9721304</text:p>
          </table:table-cell>
          <table:table-cell office:value-type="float" office:value="10305216" calcext:value-type="float">
            <text:p>10305216</text:p>
          </table:table-cell>
          <table:table-cell office:value-type="float" office:value="240626288" calcext:value-type="float">
            <text:p>240626288</text:p>
          </table:table-cell>
          <table:table-cell office:value-type="float" office:value="54799720" calcext:value-type="float">
            <text:p>54799720</text:p>
          </table:table-cell>
          <table:table-cell office:value-type="float" office:value="39484696" calcext:value-type="float">
            <text:p>39484696</text:p>
          </table:table-cell>
          <table:table-cell office:value-type="float" office:value="39415000" calcext:value-type="float">
            <text:p>39415000</text:p>
          </table:table-cell>
          <table:table-cell table:number-columns-repeated="6"/>
        </table:table-row>
        <table:table-row table:style-name="ro1">
          <table:table-cell office:value-type="float" office:value="5969360" calcext:value-type="float">
            <text:p>5969360</text:p>
          </table:table-cell>
          <table:table-cell office:value-type="float" office:value="63013496" calcext:value-type="float">
            <text:p>63013496</text:p>
          </table:table-cell>
          <table:table-cell office:value-type="float" office:value="19015064" calcext:value-type="float">
            <text:p>19015064</text:p>
          </table:table-cell>
          <table:table-cell office:value-type="float" office:value="9685232" calcext:value-type="float">
            <text:p>9685232</text:p>
          </table:table-cell>
          <table:table-cell office:value-type="float" office:value="9721944" calcext:value-type="float">
            <text:p>9721944</text:p>
          </table:table-cell>
          <table:table-cell office:value-type="float" office:value="10322416" calcext:value-type="float">
            <text:p>10322416</text:p>
          </table:table-cell>
          <table:table-cell office:value-type="float" office:value="240635944" calcext:value-type="float">
            <text:p>240635944</text:p>
          </table:table-cell>
          <table:table-cell office:value-type="float" office:value="55487040" calcext:value-type="float">
            <text:p>55487040</text:p>
          </table:table-cell>
          <table:table-cell office:value-type="float" office:value="39484856" calcext:value-type="float">
            <text:p>39484856</text:p>
          </table:table-cell>
          <table:table-cell office:value-type="float" office:value="39415192" calcext:value-type="float">
            <text:p>39415192</text:p>
          </table:table-cell>
          <table:table-cell table:number-columns-repeated="6"/>
        </table:table-row>
        <table:table-row table:style-name="ro1">
          <table:table-cell office:value-type="float" office:value="5969536" calcext:value-type="float">
            <text:p>5969536</text:p>
          </table:table-cell>
          <table:table-cell office:value-type="float" office:value="63014440" calcext:value-type="float">
            <text:p>63014440</text:p>
          </table:table-cell>
          <table:table-cell office:value-type="float" office:value="19015512" calcext:value-type="float">
            <text:p>19015512</text:p>
          </table:table-cell>
          <table:table-cell office:value-type="float" office:value="9685248" calcext:value-type="float">
            <text:p>9685248</text:p>
          </table:table-cell>
          <table:table-cell office:value-type="float" office:value="9723936" calcext:value-type="float">
            <text:p>9723936</text:p>
          </table:table-cell>
          <table:table-cell office:value-type="float" office:value="10326064" calcext:value-type="float">
            <text:p>10326064</text:p>
          </table:table-cell>
          <table:table-cell office:value-type="float" office:value="240653928" calcext:value-type="float">
            <text:p>240653928</text:p>
          </table:table-cell>
          <table:table-cell office:value-type="float" office:value="55506760" calcext:value-type="float">
            <text:p>55506760</text:p>
          </table:table-cell>
          <table:table-cell office:value-type="float" office:value="39485240" calcext:value-type="float">
            <text:p>39485240</text:p>
          </table:table-cell>
          <table:table-cell office:value-type="float" office:value="39418016" calcext:value-type="float">
            <text:p>39418016</text:p>
          </table:table-cell>
          <table:table-cell table:number-columns-repeated="6"/>
        </table:table-row>
        <table:table-row table:style-name="ro1">
          <table:table-cell office:value-type="float" office:value="5969576" calcext:value-type="float">
            <text:p>5969576</text:p>
          </table:table-cell>
          <table:table-cell office:value-type="float" office:value="63014600" calcext:value-type="float">
            <text:p>63014600</text:p>
          </table:table-cell>
          <table:table-cell office:value-type="float" office:value="19015592" calcext:value-type="float">
            <text:p>19015592</text:p>
          </table:table-cell>
          <table:table-cell office:value-type="float" office:value="9685568" calcext:value-type="float">
            <text:p>9685568</text:p>
          </table:table-cell>
          <table:table-cell office:value-type="float" office:value="9724064" calcext:value-type="float">
            <text:p>9724064</text:p>
          </table:table-cell>
          <table:table-cell office:value-type="float" office:value="10327688" calcext:value-type="float">
            <text:p>10327688</text:p>
          </table:table-cell>
          <table:table-cell office:value-type="float" office:value="240666416" calcext:value-type="float">
            <text:p>240666416</text:p>
          </table:table-cell>
          <table:table-cell office:value-type="float" office:value="55552496" calcext:value-type="float">
            <text:p>55552496</text:p>
          </table:table-cell>
          <table:table-cell office:value-type="float" office:value="39485336" calcext:value-type="float">
            <text:p>39485336</text:p>
          </table:table-cell>
          <table:table-cell office:value-type="float" office:value="39418832" calcext:value-type="float">
            <text:p>39418832</text:p>
          </table:table-cell>
          <table:table-cell table:number-columns-repeated="6"/>
        </table:table-row>
        <table:table-row table:style-name="ro1">
          <table:table-cell office:value-type="float" office:value="5969760" calcext:value-type="float">
            <text:p>5969760</text:p>
          </table:table-cell>
          <table:table-cell office:value-type="float" office:value="63015688" calcext:value-type="float">
            <text:p>63015688</text:p>
          </table:table-cell>
          <table:table-cell office:value-type="float" office:value="19016264" calcext:value-type="float">
            <text:p>19016264</text:p>
          </table:table-cell>
          <table:table-cell office:value-type="float" office:value="9686936" calcext:value-type="float">
            <text:p>9686936</text:p>
          </table:table-cell>
          <table:table-cell office:value-type="float" office:value="9724464" calcext:value-type="float">
            <text:p>9724464</text:p>
          </table:table-cell>
          <table:table-cell office:value-type="float" office:value="10331440" calcext:value-type="float">
            <text:p>10331440</text:p>
          </table:table-cell>
          <table:table-cell office:value-type="float" office:value="240678640" calcext:value-type="float">
            <text:p>240678640</text:p>
          </table:table-cell>
          <table:table-cell office:value-type="float" office:value="56315672" calcext:value-type="float">
            <text:p>56315672</text:p>
          </table:table-cell>
          <table:table-cell office:value-type="float" office:value="39487336" calcext:value-type="float">
            <text:p>39487336</text:p>
          </table:table-cell>
          <table:table-cell office:value-type="float" office:value="39419504" calcext:value-type="float">
            <text:p>39419504</text:p>
          </table:table-cell>
          <table:table-cell table:number-columns-repeated="6"/>
        </table:table-row>
        <table:table-row table:style-name="ro1">
          <table:table-cell office:value-type="float" office:value="5969760" calcext:value-type="float">
            <text:p>5969760</text:p>
          </table:table-cell>
          <table:table-cell office:value-type="float" office:value="63016224" calcext:value-type="float">
            <text:p>63016224</text:p>
          </table:table-cell>
          <table:table-cell office:value-type="float" office:value="19016304" calcext:value-type="float">
            <text:p>19016304</text:p>
          </table:table-cell>
          <table:table-cell office:value-type="float" office:value="9687928" calcext:value-type="float">
            <text:p>9687928</text:p>
          </table:table-cell>
          <table:table-cell office:value-type="float" office:value="9724784" calcext:value-type="float">
            <text:p>9724784</text:p>
          </table:table-cell>
          <table:table-cell office:value-type="float" office:value="10332912" calcext:value-type="float">
            <text:p>10332912</text:p>
          </table:table-cell>
          <table:table-cell office:value-type="float" office:value="240682920" calcext:value-type="float">
            <text:p>240682920</text:p>
          </table:table-cell>
          <table:table-cell office:value-type="float" office:value="56782712" calcext:value-type="float">
            <text:p>56782712</text:p>
          </table:table-cell>
          <table:table-cell office:value-type="float" office:value="39488944" calcext:value-type="float">
            <text:p>39488944</text:p>
          </table:table-cell>
          <table:table-cell office:value-type="float" office:value="39419920" calcext:value-type="float">
            <text:p>39419920</text:p>
          </table:table-cell>
          <table:table-cell table:number-columns-repeated="6"/>
        </table:table-row>
        <table:table-row table:style-name="ro1">
          <table:table-cell office:value-type="float" office:value="5970176" calcext:value-type="float">
            <text:p>5970176</text:p>
          </table:table-cell>
          <table:table-cell office:value-type="float" office:value="63016280" calcext:value-type="float">
            <text:p>63016280</text:p>
          </table:table-cell>
          <table:table-cell office:value-type="float" office:value="19016712" calcext:value-type="float">
            <text:p>19016712</text:p>
          </table:table-cell>
          <table:table-cell office:value-type="float" office:value="9689384" calcext:value-type="float">
            <text:p>9689384</text:p>
          </table:table-cell>
          <table:table-cell office:value-type="float" office:value="9728560" calcext:value-type="float">
            <text:p>9728560</text:p>
          </table:table-cell>
          <table:table-cell office:value-type="float" office:value="10336296" calcext:value-type="float">
            <text:p>10336296</text:p>
          </table:table-cell>
          <table:table-cell office:value-type="float" office:value="240686072" calcext:value-type="float">
            <text:p>240686072</text:p>
          </table:table-cell>
          <table:table-cell office:value-type="float" office:value="57271288" calcext:value-type="float">
            <text:p>57271288</text:p>
          </table:table-cell>
          <table:table-cell office:value-type="float" office:value="39490296" calcext:value-type="float">
            <text:p>39490296</text:p>
          </table:table-cell>
          <table:table-cell office:value-type="float" office:value="39422328" calcext:value-type="float">
            <text:p>39422328</text:p>
          </table:table-cell>
          <table:table-cell table:number-columns-repeated="6"/>
        </table:table-row>
        <table:table-row table:style-name="ro1">
          <table:table-cell office:value-type="float" office:value="5971072" calcext:value-type="float">
            <text:p>5971072</text:p>
          </table:table-cell>
          <table:table-cell office:value-type="float" office:value="63016944" calcext:value-type="float">
            <text:p>63016944</text:p>
          </table:table-cell>
          <table:table-cell office:value-type="float" office:value="19016752" calcext:value-type="float">
            <text:p>19016752</text:p>
          </table:table-cell>
          <table:table-cell office:value-type="float" office:value="9690088" calcext:value-type="float">
            <text:p>9690088</text:p>
          </table:table-cell>
          <table:table-cell office:value-type="float" office:value="9729840" calcext:value-type="float">
            <text:p>9729840</text:p>
          </table:table-cell>
          <table:table-cell office:value-type="float" office:value="10350400" calcext:value-type="float">
            <text:p>10350400</text:p>
          </table:table-cell>
          <table:table-cell office:value-type="float" office:value="240697936" calcext:value-type="float">
            <text:p>240697936</text:p>
          </table:table-cell>
          <table:table-cell office:value-type="float" office:value="57674000" calcext:value-type="float">
            <text:p>57674000</text:p>
          </table:table-cell>
          <table:table-cell office:value-type="float" office:value="39490392" calcext:value-type="float">
            <text:p>39490392</text:p>
          </table:table-cell>
          <table:table-cell office:value-type="float" office:value="39424352" calcext:value-type="float">
            <text:p>39424352</text:p>
          </table:table-cell>
          <table:table-cell table:number-columns-repeated="6"/>
        </table:table-row>
        <table:table-row table:style-name="ro1">
          <table:table-cell office:value-type="float" office:value="5971296" calcext:value-type="float">
            <text:p>5971296</text:p>
          </table:table-cell>
          <table:table-cell office:value-type="float" office:value="63017400" calcext:value-type="float">
            <text:p>63017400</text:p>
          </table:table-cell>
          <table:table-cell office:value-type="float" office:value="19017384" calcext:value-type="float">
            <text:p>19017384</text:p>
          </table:table-cell>
          <table:table-cell office:value-type="float" office:value="9690968" calcext:value-type="float">
            <text:p>9690968</text:p>
          </table:table-cell>
          <table:table-cell office:value-type="float" office:value="9730168" calcext:value-type="float">
            <text:p>9730168</text:p>
          </table:table-cell>
          <table:table-cell office:value-type="float" office:value="10357144" calcext:value-type="float">
            <text:p>10357144</text:p>
          </table:table-cell>
          <table:table-cell office:value-type="float" office:value="240699424" calcext:value-type="float">
            <text:p>240699424</text:p>
          </table:table-cell>
          <table:table-cell office:value-type="float" office:value="58139232" calcext:value-type="float">
            <text:p>58139232</text:p>
          </table:table-cell>
          <table:table-cell office:value-type="float" office:value="39493352" calcext:value-type="float">
            <text:p>39493352</text:p>
          </table:table-cell>
          <table:table-cell office:value-type="float" office:value="39425232" calcext:value-type="float">
            <text:p>39425232</text:p>
          </table:table-cell>
          <table:table-cell table:number-columns-repeated="6"/>
        </table:table-row>
        <table:table-row table:style-name="ro1">
          <table:table-cell office:value-type="float" office:value="5971440" calcext:value-type="float">
            <text:p>5971440</text:p>
          </table:table-cell>
          <table:table-cell office:value-type="float" office:value="63019184" calcext:value-type="float">
            <text:p>63019184</text:p>
          </table:table-cell>
          <table:table-cell office:value-type="float" office:value="19017992" calcext:value-type="float">
            <text:p>19017992</text:p>
          </table:table-cell>
          <table:table-cell office:value-type="float" office:value="9691488" calcext:value-type="float">
            <text:p>9691488</text:p>
          </table:table-cell>
          <table:table-cell office:value-type="float" office:value="9730600" calcext:value-type="float">
            <text:p>9730600</text:p>
          </table:table-cell>
          <table:table-cell office:value-type="float" office:value="10360160" calcext:value-type="float">
            <text:p>10360160</text:p>
          </table:table-cell>
          <table:table-cell office:value-type="float" office:value="240735584" calcext:value-type="float">
            <text:p>240735584</text:p>
          </table:table-cell>
          <table:table-cell office:value-type="float" office:value="58456688" calcext:value-type="float">
            <text:p>58456688</text:p>
          </table:table-cell>
          <table:table-cell office:value-type="float" office:value="39494792" calcext:value-type="float">
            <text:p>39494792</text:p>
          </table:table-cell>
          <table:table-cell office:value-type="float" office:value="39426296" calcext:value-type="float">
            <text:p>39426296</text:p>
          </table:table-cell>
          <table:table-cell table:number-columns-repeated="6"/>
        </table:table-row>
        <table:table-row table:style-name="ro1">
          <table:table-cell office:value-type="float" office:value="5971688" calcext:value-type="float">
            <text:p>5971688</text:p>
          </table:table-cell>
          <table:table-cell office:value-type="float" office:value="63021344" calcext:value-type="float">
            <text:p>63021344</text:p>
          </table:table-cell>
          <table:table-cell office:value-type="float" office:value="19018080" calcext:value-type="float">
            <text:p>19018080</text:p>
          </table:table-cell>
          <table:table-cell office:value-type="float" office:value="9691552" calcext:value-type="float">
            <text:p>9691552</text:p>
          </table:table-cell>
          <table:table-cell office:value-type="float" office:value="9730640" calcext:value-type="float">
            <text:p>9730640</text:p>
          </table:table-cell>
          <table:table-cell office:value-type="float" office:value="10373568" calcext:value-type="float">
            <text:p>10373568</text:p>
          </table:table-cell>
          <table:table-cell office:value-type="float" office:value="240748128" calcext:value-type="float">
            <text:p>240748128</text:p>
          </table:table-cell>
          <table:table-cell office:value-type="float" office:value="58483080" calcext:value-type="float">
            <text:p>58483080</text:p>
          </table:table-cell>
          <table:table-cell office:value-type="float" office:value="39494832" calcext:value-type="float">
            <text:p>39494832</text:p>
          </table:table-cell>
          <table:table-cell office:value-type="float" office:value="39428088" calcext:value-type="float">
            <text:p>39428088</text:p>
          </table:table-cell>
          <table:table-cell table:number-columns-repeated="6"/>
        </table:table-row>
        <table:table-row table:style-name="ro1">
          <table:table-cell office:value-type="float" office:value="5972520" calcext:value-type="float">
            <text:p>5972520</text:p>
          </table:table-cell>
          <table:table-cell office:value-type="float" office:value="63022104" calcext:value-type="float">
            <text:p>63022104</text:p>
          </table:table-cell>
          <table:table-cell office:value-type="float" office:value="19018800" calcext:value-type="float">
            <text:p>19018800</text:p>
          </table:table-cell>
          <table:table-cell office:value-type="float" office:value="9691688" calcext:value-type="float">
            <text:p>9691688</text:p>
          </table:table-cell>
          <table:table-cell office:value-type="float" office:value="9730656" calcext:value-type="float">
            <text:p>9730656</text:p>
          </table:table-cell>
          <table:table-cell office:value-type="float" office:value="10377296" calcext:value-type="float">
            <text:p>10377296</text:p>
          </table:table-cell>
          <table:table-cell office:value-type="float" office:value="240748664" calcext:value-type="float">
            <text:p>240748664</text:p>
          </table:table-cell>
          <table:table-cell office:value-type="float" office:value="58568672" calcext:value-type="float">
            <text:p>58568672</text:p>
          </table:table-cell>
          <table:table-cell office:value-type="float" office:value="39501504" calcext:value-type="float">
            <text:p>39501504</text:p>
          </table:table-cell>
          <table:table-cell office:value-type="float" office:value="39429224" calcext:value-type="float">
            <text:p>39429224</text:p>
          </table:table-cell>
          <table:table-cell table:number-columns-repeated="6"/>
        </table:table-row>
        <table:table-row table:style-name="ro1">
          <table:table-cell office:value-type="float" office:value="5972776" calcext:value-type="float">
            <text:p>5972776</text:p>
          </table:table-cell>
          <table:table-cell office:value-type="float" office:value="63023896" calcext:value-type="float">
            <text:p>63023896</text:p>
          </table:table-cell>
          <table:table-cell office:value-type="float" office:value="19019720" calcext:value-type="float">
            <text:p>19019720</text:p>
          </table:table-cell>
          <table:table-cell office:value-type="float" office:value="9691840" calcext:value-type="float">
            <text:p>9691840</text:p>
          </table:table-cell>
          <table:table-cell office:value-type="float" office:value="9731064" calcext:value-type="float">
            <text:p>9731064</text:p>
          </table:table-cell>
          <table:table-cell office:value-type="float" office:value="10394264" calcext:value-type="float">
            <text:p>10394264</text:p>
          </table:table-cell>
          <table:table-cell office:value-type="float" office:value="240772760" calcext:value-type="float">
            <text:p>240772760</text:p>
          </table:table-cell>
          <table:table-cell office:value-type="float" office:value="58595512" calcext:value-type="float">
            <text:p>58595512</text:p>
          </table:table-cell>
          <table:table-cell office:value-type="float" office:value="39504048" calcext:value-type="float">
            <text:p>39504048</text:p>
          </table:table-cell>
          <table:table-cell office:value-type="float" office:value="39429264" calcext:value-type="float">
            <text:p>39429264</text:p>
          </table:table-cell>
          <table:table-cell table:number-columns-repeated="6"/>
        </table:table-row>
        <table:table-row table:style-name="ro1">
          <table:table-cell office:value-type="float" office:value="5973392" calcext:value-type="float">
            <text:p>5973392</text:p>
          </table:table-cell>
          <table:table-cell office:value-type="float" office:value="63025136" calcext:value-type="float">
            <text:p>63025136</text:p>
          </table:table-cell>
          <table:table-cell office:value-type="float" office:value="19021320" calcext:value-type="float">
            <text:p>19021320</text:p>
          </table:table-cell>
          <table:table-cell office:value-type="float" office:value="9692344" calcext:value-type="float">
            <text:p>9692344</text:p>
          </table:table-cell>
          <table:table-cell office:value-type="float" office:value="9733496" calcext:value-type="float">
            <text:p>9733496</text:p>
          </table:table-cell>
          <table:table-cell office:value-type="float" office:value="10397672" calcext:value-type="float">
            <text:p>10397672</text:p>
          </table:table-cell>
          <table:table-cell office:value-type="float" office:value="240828896" calcext:value-type="float">
            <text:p>240828896</text:p>
          </table:table-cell>
          <table:table-cell office:value-type="float" office:value="58605344" calcext:value-type="float">
            <text:p>58605344</text:p>
          </table:table-cell>
          <table:table-cell office:value-type="float" office:value="39505384" calcext:value-type="float">
            <text:p>39505384</text:p>
          </table:table-cell>
          <table:table-cell office:value-type="float" office:value="39429568" calcext:value-type="float">
            <text:p>39429568</text:p>
          </table:table-cell>
          <table:table-cell table:number-columns-repeated="6"/>
        </table:table-row>
        <table:table-row table:style-name="ro1">
          <table:table-cell office:value-type="float" office:value="5973648" calcext:value-type="float">
            <text:p>5973648</text:p>
          </table:table-cell>
          <table:table-cell office:value-type="float" office:value="63027240" calcext:value-type="float">
            <text:p>63027240</text:p>
          </table:table-cell>
          <table:table-cell office:value-type="float" office:value="19021560" calcext:value-type="float">
            <text:p>19021560</text:p>
          </table:table-cell>
          <table:table-cell office:value-type="float" office:value="9693448" calcext:value-type="float">
            <text:p>9693448</text:p>
          </table:table-cell>
          <table:table-cell office:value-type="float" office:value="9734424" calcext:value-type="float">
            <text:p>9734424</text:p>
          </table:table-cell>
          <table:table-cell office:value-type="float" office:value="10431968" calcext:value-type="float">
            <text:p>10431968</text:p>
          </table:table-cell>
          <table:table-cell office:value-type="float" office:value="240862696" calcext:value-type="float">
            <text:p>240862696</text:p>
          </table:table-cell>
          <table:table-cell office:value-type="float" office:value="58618136" calcext:value-type="float">
            <text:p>58618136</text:p>
          </table:table-cell>
          <table:table-cell office:value-type="float" office:value="39505880" calcext:value-type="float">
            <text:p>39505880</text:p>
          </table:table-cell>
          <table:table-cell office:value-type="float" office:value="39429960" calcext:value-type="float">
            <text:p>39429960</text:p>
          </table:table-cell>
          <table:table-cell table:number-columns-repeated="6"/>
        </table:table-row>
        <table:table-row table:style-name="ro1">
          <table:table-cell office:value-type="float" office:value="5974024" calcext:value-type="float">
            <text:p>5974024</text:p>
          </table:table-cell>
          <table:table-cell office:value-type="float" office:value="63027320" calcext:value-type="float">
            <text:p>63027320</text:p>
          </table:table-cell>
          <table:table-cell office:value-type="float" office:value="19022256" calcext:value-type="float">
            <text:p>19022256</text:p>
          </table:table-cell>
          <table:table-cell office:value-type="float" office:value="9693488" calcext:value-type="float">
            <text:p>9693488</text:p>
          </table:table-cell>
          <table:table-cell office:value-type="float" office:value="9734536" calcext:value-type="float">
            <text:p>9734536</text:p>
          </table:table-cell>
          <table:table-cell office:value-type="float" office:value="10440016" calcext:value-type="float">
            <text:p>10440016</text:p>
          </table:table-cell>
          <table:table-cell office:value-type="float" office:value="240875872" calcext:value-type="float">
            <text:p>240875872</text:p>
          </table:table-cell>
          <table:table-cell office:value-type="float" office:value="58629912" calcext:value-type="float">
            <text:p>58629912</text:p>
          </table:table-cell>
          <table:table-cell office:value-type="float" office:value="39506640" calcext:value-type="float">
            <text:p>39506640</text:p>
          </table:table-cell>
          <table:table-cell office:value-type="float" office:value="39431768" calcext:value-type="float">
            <text:p>39431768</text:p>
          </table:table-cell>
          <table:table-cell table:number-columns-repeated="6"/>
        </table:table-row>
        <table:table-row table:style-name="ro1">
          <table:table-cell office:value-type="float" office:value="5974616" calcext:value-type="float">
            <text:p>5974616</text:p>
          </table:table-cell>
          <table:table-cell office:value-type="float" office:value="63027656" calcext:value-type="float">
            <text:p>63027656</text:p>
          </table:table-cell>
          <table:table-cell office:value-type="float" office:value="19022640" calcext:value-type="float">
            <text:p>19022640</text:p>
          </table:table-cell>
          <table:table-cell office:value-type="float" office:value="9694208" calcext:value-type="float">
            <text:p>9694208</text:p>
          </table:table-cell>
          <table:table-cell office:value-type="float" office:value="9734640" calcext:value-type="float">
            <text:p>9734640</text:p>
          </table:table-cell>
          <table:table-cell office:value-type="float" office:value="10454472" calcext:value-type="float">
            <text:p>10454472</text:p>
          </table:table-cell>
          <table:table-cell office:value-type="float" office:value="240898976" calcext:value-type="float">
            <text:p>240898976</text:p>
          </table:table-cell>
          <table:table-cell office:value-type="float" office:value="58632424" calcext:value-type="float">
            <text:p>58632424</text:p>
          </table:table-cell>
          <table:table-cell office:value-type="float" office:value="39507504" calcext:value-type="float">
            <text:p>39507504</text:p>
          </table:table-cell>
          <table:table-cell office:value-type="float" office:value="39432992" calcext:value-type="float">
            <text:p>39432992</text:p>
          </table:table-cell>
          <table:table-cell table:number-columns-repeated="6"/>
        </table:table-row>
        <table:table-row table:style-name="ro1">
          <table:table-cell office:value-type="float" office:value="5975112" calcext:value-type="float">
            <text:p>5975112</text:p>
          </table:table-cell>
          <table:table-cell office:value-type="float" office:value="63027696" calcext:value-type="float">
            <text:p>63027696</text:p>
          </table:table-cell>
          <table:table-cell office:value-type="float" office:value="19022704" calcext:value-type="float">
            <text:p>19022704</text:p>
          </table:table-cell>
          <table:table-cell office:value-type="float" office:value="9694536" calcext:value-type="float">
            <text:p>9694536</text:p>
          </table:table-cell>
          <table:table-cell office:value-type="float" office:value="9735208" calcext:value-type="float">
            <text:p>9735208</text:p>
          </table:table-cell>
          <table:table-cell office:value-type="float" office:value="10470048" calcext:value-type="float">
            <text:p>10470048</text:p>
          </table:table-cell>
          <table:table-cell office:value-type="float" office:value="240906072" calcext:value-type="float">
            <text:p>240906072</text:p>
          </table:table-cell>
          <table:table-cell office:value-type="float" office:value="58684304" calcext:value-type="float">
            <text:p>58684304</text:p>
          </table:table-cell>
          <table:table-cell office:value-type="float" office:value="39507856" calcext:value-type="float">
            <text:p>39507856</text:p>
          </table:table-cell>
          <table:table-cell office:value-type="float" office:value="39434696" calcext:value-type="float">
            <text:p>39434696</text:p>
          </table:table-cell>
          <table:table-cell table:number-columns-repeated="6"/>
        </table:table-row>
        <table:table-row table:style-name="ro1">
          <table:table-cell office:value-type="float" office:value="5975456" calcext:value-type="float">
            <text:p>5975456</text:p>
          </table:table-cell>
          <table:table-cell office:value-type="float" office:value="63027856" calcext:value-type="float">
            <text:p>63027856</text:p>
          </table:table-cell>
          <table:table-cell office:value-type="float" office:value="19023024" calcext:value-type="float">
            <text:p>19023024</text:p>
          </table:table-cell>
          <table:table-cell office:value-type="float" office:value="9694952" calcext:value-type="float">
            <text:p>9694952</text:p>
          </table:table-cell>
          <table:table-cell office:value-type="float" office:value="9736832" calcext:value-type="float">
            <text:p>9736832</text:p>
          </table:table-cell>
          <table:table-cell office:value-type="float" office:value="10476168" calcext:value-type="float">
            <text:p>10476168</text:p>
          </table:table-cell>
          <table:table-cell office:value-type="float" office:value="240922136" calcext:value-type="float">
            <text:p>240922136</text:p>
          </table:table-cell>
          <table:table-cell office:value-type="float" office:value="58687840" calcext:value-type="float">
            <text:p>58687840</text:p>
          </table:table-cell>
          <table:table-cell office:value-type="float" office:value="39508088" calcext:value-type="float">
            <text:p>39508088</text:p>
          </table:table-cell>
          <table:table-cell office:value-type="float" office:value="39435360" calcext:value-type="float">
            <text:p>39435360</text:p>
          </table:table-cell>
          <table:table-cell table:number-columns-repeated="6"/>
        </table:table-row>
        <table:table-row table:style-name="ro1">
          <table:table-cell office:value-type="float" office:value="5975496" calcext:value-type="float">
            <text:p>5975496</text:p>
          </table:table-cell>
          <table:table-cell office:value-type="float" office:value="63028128" calcext:value-type="float">
            <text:p>63028128</text:p>
          </table:table-cell>
          <table:table-cell office:value-type="float" office:value="19024352" calcext:value-type="float">
            <text:p>19024352</text:p>
          </table:table-cell>
          <table:table-cell office:value-type="float" office:value="9695296" calcext:value-type="float">
            <text:p>9695296</text:p>
          </table:table-cell>
          <table:table-cell office:value-type="float" office:value="9737240" calcext:value-type="float">
            <text:p>9737240</text:p>
          </table:table-cell>
          <table:table-cell office:value-type="float" office:value="10478368" calcext:value-type="float">
            <text:p>10478368</text:p>
          </table:table-cell>
          <table:table-cell office:value-type="float" office:value="240946848" calcext:value-type="float">
            <text:p>240946848</text:p>
          </table:table-cell>
          <table:table-cell office:value-type="float" office:value="58735680" calcext:value-type="float">
            <text:p>58735680</text:p>
          </table:table-cell>
          <table:table-cell office:value-type="float" office:value="39511376" calcext:value-type="float">
            <text:p>39511376</text:p>
          </table:table-cell>
          <table:table-cell office:value-type="float" office:value="39435872" calcext:value-type="float">
            <text:p>39435872</text:p>
          </table:table-cell>
          <table:table-cell table:number-columns-repeated="6"/>
        </table:table-row>
        <table:table-row table:style-name="ro1">
          <table:table-cell office:value-type="float" office:value="5975584" calcext:value-type="float">
            <text:p>5975584</text:p>
          </table:table-cell>
          <table:table-cell office:value-type="float" office:value="63029696" calcext:value-type="float">
            <text:p>63029696</text:p>
          </table:table-cell>
          <table:table-cell office:value-type="float" office:value="19024696" calcext:value-type="float">
            <text:p>19024696</text:p>
          </table:table-cell>
          <table:table-cell office:value-type="float" office:value="9695720" calcext:value-type="float">
            <text:p>9695720</text:p>
          </table:table-cell>
          <table:table-cell office:value-type="float" office:value="9737352" calcext:value-type="float">
            <text:p>9737352</text:p>
          </table:table-cell>
          <table:table-cell office:value-type="float" office:value="10507264" calcext:value-type="float">
            <text:p>10507264</text:p>
          </table:table-cell>
          <table:table-cell office:value-type="float" office:value="240948992" calcext:value-type="float">
            <text:p>240948992</text:p>
          </table:table-cell>
          <table:table-cell office:value-type="float" office:value="58766320" calcext:value-type="float">
            <text:p>58766320</text:p>
          </table:table-cell>
          <table:table-cell office:value-type="float" office:value="39511672" calcext:value-type="float">
            <text:p>39511672</text:p>
          </table:table-cell>
          <table:table-cell office:value-type="float" office:value="39437568" calcext:value-type="float">
            <text:p>39437568</text:p>
          </table:table-cell>
          <table:table-cell table:number-columns-repeated="6"/>
        </table:table-row>
        <table:table-row table:style-name="ro1">
          <table:table-cell office:value-type="float" office:value="5976288" calcext:value-type="float">
            <text:p>5976288</text:p>
          </table:table-cell>
          <table:table-cell office:value-type="float" office:value="63031296" calcext:value-type="float">
            <text:p>63031296</text:p>
          </table:table-cell>
          <table:table-cell office:value-type="float" office:value="19024808" calcext:value-type="float">
            <text:p>19024808</text:p>
          </table:table-cell>
          <table:table-cell office:value-type="float" office:value="9696480" calcext:value-type="float">
            <text:p>9696480</text:p>
          </table:table-cell>
          <table:table-cell office:value-type="float" office:value="9739304" calcext:value-type="float">
            <text:p>9739304</text:p>
          </table:table-cell>
          <table:table-cell office:value-type="float" office:value="10516952" calcext:value-type="float">
            <text:p>10516952</text:p>
          </table:table-cell>
          <table:table-cell office:value-type="float" office:value="240951336" calcext:value-type="float">
            <text:p>240951336</text:p>
          </table:table-cell>
          <table:table-cell office:value-type="float" office:value="58827000" calcext:value-type="float">
            <text:p>58827000</text:p>
          </table:table-cell>
          <table:table-cell office:value-type="float" office:value="39513776" calcext:value-type="float">
            <text:p>39513776</text:p>
          </table:table-cell>
          <table:table-cell office:value-type="float" office:value="39437832" calcext:value-type="float">
            <text:p>39437832</text:p>
          </table:table-cell>
          <table:table-cell table:number-columns-repeated="6"/>
        </table:table-row>
        <table:table-row table:style-name="ro1">
          <table:table-cell office:value-type="float" office:value="5976504" calcext:value-type="float">
            <text:p>5976504</text:p>
          </table:table-cell>
          <table:table-cell office:value-type="float" office:value="63037808" calcext:value-type="float">
            <text:p>63037808</text:p>
          </table:table-cell>
          <table:table-cell office:value-type="float" office:value="19025696" calcext:value-type="float">
            <text:p>19025696</text:p>
          </table:table-cell>
          <table:table-cell office:value-type="float" office:value="9696608" calcext:value-type="float">
            <text:p>9696608</text:p>
          </table:table-cell>
          <table:table-cell office:value-type="float" office:value="9740544" calcext:value-type="float">
            <text:p>9740544</text:p>
          </table:table-cell>
          <table:table-cell office:value-type="float" office:value="10517600" calcext:value-type="float">
            <text:p>10517600</text:p>
          </table:table-cell>
          <table:table-cell office:value-type="float" office:value="240971264" calcext:value-type="float">
            <text:p>240971264</text:p>
          </table:table-cell>
          <table:table-cell office:value-type="float" office:value="58857912" calcext:value-type="float">
            <text:p>58857912</text:p>
          </table:table-cell>
          <table:table-cell office:value-type="float" office:value="39515536" calcext:value-type="float">
            <text:p>39515536</text:p>
          </table:table-cell>
          <table:table-cell office:value-type="float" office:value="39437880" calcext:value-type="float">
            <text:p>39437880</text:p>
          </table:table-cell>
          <table:table-cell table:number-columns-repeated="6"/>
        </table:table-row>
        <table:table-row table:style-name="ro1">
          <table:table-cell office:value-type="float" office:value="5976760" calcext:value-type="float">
            <text:p>5976760</text:p>
          </table:table-cell>
          <table:table-cell office:value-type="float" office:value="63039032" calcext:value-type="float">
            <text:p>63039032</text:p>
          </table:table-cell>
          <table:table-cell office:value-type="float" office:value="19025912" calcext:value-type="float">
            <text:p>19025912</text:p>
          </table:table-cell>
          <table:table-cell office:value-type="float" office:value="9696648" calcext:value-type="float">
            <text:p>9696648</text:p>
          </table:table-cell>
          <table:table-cell office:value-type="float" office:value="9740840" calcext:value-type="float">
            <text:p>9740840</text:p>
          </table:table-cell>
          <table:table-cell office:value-type="float" office:value="10603504" calcext:value-type="float">
            <text:p>10603504</text:p>
          </table:table-cell>
          <table:table-cell office:value-type="float" office:value="241016928" calcext:value-type="float">
            <text:p>241016928</text:p>
          </table:table-cell>
          <table:table-cell office:value-type="float" office:value="58985872" calcext:value-type="float">
            <text:p>58985872</text:p>
          </table:table-cell>
          <table:table-cell office:value-type="float" office:value="39525944" calcext:value-type="float">
            <text:p>39525944</text:p>
          </table:table-cell>
          <table:table-cell office:value-type="float" office:value="39438240" calcext:value-type="float">
            <text:p>39438240</text:p>
          </table:table-cell>
          <table:table-cell table:number-columns-repeated="6"/>
        </table:table-row>
        <table:table-row table:style-name="ro1">
          <table:table-cell office:value-type="float" office:value="5976896" calcext:value-type="float">
            <text:p>5976896</text:p>
          </table:table-cell>
          <table:table-cell office:value-type="float" office:value="63039400" calcext:value-type="float">
            <text:p>63039400</text:p>
          </table:table-cell>
          <table:table-cell office:value-type="float" office:value="19026432" calcext:value-type="float">
            <text:p>19026432</text:p>
          </table:table-cell>
          <table:table-cell office:value-type="float" office:value="9698184" calcext:value-type="float">
            <text:p>9698184</text:p>
          </table:table-cell>
          <table:table-cell office:value-type="float" office:value="9741224" calcext:value-type="float">
            <text:p>9741224</text:p>
          </table:table-cell>
          <table:table-cell office:value-type="float" office:value="10608456" calcext:value-type="float">
            <text:p>10608456</text:p>
          </table:table-cell>
          <table:table-cell office:value-type="float" office:value="241055168" calcext:value-type="float">
            <text:p>241055168</text:p>
          </table:table-cell>
          <table:table-cell office:value-type="float" office:value="59424904" calcext:value-type="float">
            <text:p>59424904</text:p>
          </table:table-cell>
          <table:table-cell office:value-type="float" office:value="39527840" calcext:value-type="float">
            <text:p>39527840</text:p>
          </table:table-cell>
          <table:table-cell office:value-type="float" office:value="39438288" calcext:value-type="float">
            <text:p>39438288</text:p>
          </table:table-cell>
          <table:table-cell table:number-columns-repeated="6"/>
        </table:table-row>
        <table:table-row table:style-name="ro1">
          <table:table-cell office:value-type="float" office:value="5977000" calcext:value-type="float">
            <text:p>5977000</text:p>
          </table:table-cell>
          <table:table-cell office:value-type="float" office:value="63041000" calcext:value-type="float">
            <text:p>63041000</text:p>
          </table:table-cell>
          <table:table-cell office:value-type="float" office:value="19026632" calcext:value-type="float">
            <text:p>19026632</text:p>
          </table:table-cell>
          <table:table-cell office:value-type="float" office:value="9698224" calcext:value-type="float">
            <text:p>9698224</text:p>
          </table:table-cell>
          <table:table-cell office:value-type="float" office:value="9741464" calcext:value-type="float">
            <text:p>9741464</text:p>
          </table:table-cell>
          <table:table-cell office:value-type="float" office:value="10609384" calcext:value-type="float">
            <text:p>10609384</text:p>
          </table:table-cell>
          <table:table-cell office:value-type="float" office:value="241064504" calcext:value-type="float">
            <text:p>241064504</text:p>
          </table:table-cell>
          <table:table-cell office:value-type="float" office:value="59445280" calcext:value-type="float">
            <text:p>59445280</text:p>
          </table:table-cell>
          <table:table-cell office:value-type="float" office:value="39528376" calcext:value-type="float">
            <text:p>39528376</text:p>
          </table:table-cell>
          <table:table-cell office:value-type="float" office:value="39438296" calcext:value-type="float">
            <text:p>39438296</text:p>
          </table:table-cell>
          <table:table-cell table:number-columns-repeated="6"/>
        </table:table-row>
        <table:table-row table:style-name="ro1">
          <table:table-cell office:value-type="float" office:value="5977056" calcext:value-type="float">
            <text:p>5977056</text:p>
          </table:table-cell>
          <table:table-cell office:value-type="float" office:value="63041448" calcext:value-type="float">
            <text:p>63041448</text:p>
          </table:table-cell>
          <table:table-cell office:value-type="float" office:value="19026904" calcext:value-type="float">
            <text:p>19026904</text:p>
          </table:table-cell>
          <table:table-cell office:value-type="float" office:value="9698560" calcext:value-type="float">
            <text:p>9698560</text:p>
          </table:table-cell>
          <table:table-cell office:value-type="float" office:value="9741624" calcext:value-type="float">
            <text:p>9741624</text:p>
          </table:table-cell>
          <table:table-cell office:value-type="float" office:value="10620728" calcext:value-type="float">
            <text:p>10620728</text:p>
          </table:table-cell>
          <table:table-cell office:value-type="float" office:value="241080808" calcext:value-type="float">
            <text:p>241080808</text:p>
          </table:table-cell>
          <table:table-cell office:value-type="float" office:value="59641688" calcext:value-type="float">
            <text:p>59641688</text:p>
          </table:table-cell>
          <table:table-cell office:value-type="float" office:value="39535320" calcext:value-type="float">
            <text:p>39535320</text:p>
          </table:table-cell>
          <table:table-cell office:value-type="float" office:value="39438672" calcext:value-type="float">
            <text:p>39438672</text:p>
          </table:table-cell>
          <table:table-cell table:number-columns-repeated="6"/>
        </table:table-row>
        <table:table-row table:style-name="ro1">
          <table:table-cell office:value-type="float" office:value="5977240" calcext:value-type="float">
            <text:p>5977240</text:p>
          </table:table-cell>
          <table:table-cell office:value-type="float" office:value="63041552" calcext:value-type="float">
            <text:p>63041552</text:p>
          </table:table-cell>
          <table:table-cell office:value-type="float" office:value="19027696" calcext:value-type="float">
            <text:p>19027696</text:p>
          </table:table-cell>
          <table:table-cell office:value-type="float" office:value="9699320" calcext:value-type="float">
            <text:p>9699320</text:p>
          </table:table-cell>
          <table:table-cell office:value-type="float" office:value="9741896" calcext:value-type="float">
            <text:p>9741896</text:p>
          </table:table-cell>
          <table:table-cell office:value-type="float" office:value="10623464" calcext:value-type="float">
            <text:p>10623464</text:p>
          </table:table-cell>
          <table:table-cell office:value-type="float" office:value="241092968" calcext:value-type="float">
            <text:p>241092968</text:p>
          </table:table-cell>
          <table:table-cell office:value-type="float" office:value="60119048" calcext:value-type="float">
            <text:p>60119048</text:p>
          </table:table-cell>
          <table:table-cell office:value-type="float" office:value="39538072" calcext:value-type="float">
            <text:p>39538072</text:p>
          </table:table-cell>
          <table:table-cell office:value-type="float" office:value="39439048" calcext:value-type="float">
            <text:p>39439048</text:p>
          </table:table-cell>
          <table:table-cell table:number-columns-repeated="6"/>
        </table:table-row>
        <table:table-row table:style-name="ro1">
          <table:table-cell office:value-type="float" office:value="5977432" calcext:value-type="float">
            <text:p>5977432</text:p>
          </table:table-cell>
          <table:table-cell office:value-type="float" office:value="63042584" calcext:value-type="float">
            <text:p>63042584</text:p>
          </table:table-cell>
          <table:table-cell office:value-type="float" office:value="19027856" calcext:value-type="float">
            <text:p>19027856</text:p>
          </table:table-cell>
          <table:table-cell office:value-type="float" office:value="9699456" calcext:value-type="float">
            <text:p>9699456</text:p>
          </table:table-cell>
          <table:table-cell office:value-type="float" office:value="9741984" calcext:value-type="float">
            <text:p>9741984</text:p>
          </table:table-cell>
          <table:table-cell office:value-type="float" office:value="10627392" calcext:value-type="float">
            <text:p>10627392</text:p>
          </table:table-cell>
          <table:table-cell office:value-type="float" office:value="241103752" calcext:value-type="float">
            <text:p>241103752</text:p>
          </table:table-cell>
          <table:table-cell office:value-type="float" office:value="60205080" calcext:value-type="float">
            <text:p>60205080</text:p>
          </table:table-cell>
          <table:table-cell office:value-type="float" office:value="39542264" calcext:value-type="float">
            <text:p>39542264</text:p>
          </table:table-cell>
          <table:table-cell office:value-type="float" office:value="39439112" calcext:value-type="float">
            <text:p>39439112</text:p>
          </table:table-cell>
          <table:table-cell table:number-columns-repeated="6"/>
        </table:table-row>
        <table:table-row table:style-name="ro1">
          <table:table-cell office:value-type="float" office:value="5978000" calcext:value-type="float">
            <text:p>5978000</text:p>
          </table:table-cell>
          <table:table-cell office:value-type="float" office:value="63042792" calcext:value-type="float">
            <text:p>63042792</text:p>
          </table:table-cell>
          <table:table-cell office:value-type="float" office:value="19028952" calcext:value-type="float">
            <text:p>19028952</text:p>
          </table:table-cell>
          <table:table-cell office:value-type="float" office:value="9699976" calcext:value-type="float">
            <text:p>9699976</text:p>
          </table:table-cell>
          <table:table-cell office:value-type="float" office:value="9742448" calcext:value-type="float">
            <text:p>9742448</text:p>
          </table:table-cell>
          <table:table-cell office:value-type="float" office:value="10661576" calcext:value-type="float">
            <text:p>10661576</text:p>
          </table:table-cell>
          <table:table-cell office:value-type="float" office:value="241200720" calcext:value-type="float">
            <text:p>241200720</text:p>
          </table:table-cell>
          <table:table-cell office:value-type="float" office:value="60392400" calcext:value-type="float">
            <text:p>60392400</text:p>
          </table:table-cell>
          <table:table-cell office:value-type="float" office:value="39547128" calcext:value-type="float">
            <text:p>39547128</text:p>
          </table:table-cell>
          <table:table-cell office:value-type="float" office:value="39439128" calcext:value-type="float">
            <text:p>39439128</text:p>
          </table:table-cell>
          <table:table-cell table:number-columns-repeated="6"/>
        </table:table-row>
        <table:table-row table:style-name="ro1">
          <table:table-cell office:value-type="float" office:value="5978336" calcext:value-type="float">
            <text:p>5978336</text:p>
          </table:table-cell>
          <table:table-cell office:value-type="float" office:value="63043224" calcext:value-type="float">
            <text:p>63043224</text:p>
          </table:table-cell>
          <table:table-cell office:value-type="float" office:value="19029296" calcext:value-type="float">
            <text:p>19029296</text:p>
          </table:table-cell>
          <table:table-cell office:value-type="float" office:value="9701872" calcext:value-type="float">
            <text:p>9701872</text:p>
          </table:table-cell>
          <table:table-cell office:value-type="float" office:value="9743280" calcext:value-type="float">
            <text:p>9743280</text:p>
          </table:table-cell>
          <table:table-cell office:value-type="float" office:value="10683000" calcext:value-type="float">
            <text:p>10683000</text:p>
          </table:table-cell>
          <table:table-cell office:value-type="float" office:value="241261416" calcext:value-type="float">
            <text:p>241261416</text:p>
          </table:table-cell>
          <table:table-cell office:value-type="float" office:value="60504520" calcext:value-type="float">
            <text:p>60504520</text:p>
          </table:table-cell>
          <table:table-cell office:value-type="float" office:value="39555720" calcext:value-type="float">
            <text:p>39555720</text:p>
          </table:table-cell>
          <table:table-cell office:value-type="float" office:value="39439728" calcext:value-type="float">
            <text:p>39439728</text:p>
          </table:table-cell>
          <table:table-cell table:number-columns-repeated="6"/>
        </table:table-row>
        <table:table-row table:style-name="ro1">
          <table:table-cell office:value-type="float" office:value="5978472" calcext:value-type="float">
            <text:p>5978472</text:p>
          </table:table-cell>
          <table:table-cell office:value-type="float" office:value="63043888" calcext:value-type="float">
            <text:p>63043888</text:p>
          </table:table-cell>
          <table:table-cell office:value-type="float" office:value="19029312" calcext:value-type="float">
            <text:p>19029312</text:p>
          </table:table-cell>
          <table:table-cell office:value-type="float" office:value="9701904" calcext:value-type="float">
            <text:p>9701904</text:p>
          </table:table-cell>
          <table:table-cell office:value-type="float" office:value="9743488" calcext:value-type="float">
            <text:p>9743488</text:p>
          </table:table-cell>
          <table:table-cell office:value-type="float" office:value="10705872" calcext:value-type="float">
            <text:p>10705872</text:p>
          </table:table-cell>
          <table:table-cell office:value-type="float" office:value="241262952" calcext:value-type="float">
            <text:p>241262952</text:p>
          </table:table-cell>
          <table:table-cell office:value-type="float" office:value="60594400" calcext:value-type="float">
            <text:p>60594400</text:p>
          </table:table-cell>
          <table:table-cell office:value-type="float" office:value="39555824" calcext:value-type="float">
            <text:p>39555824</text:p>
          </table:table-cell>
          <table:table-cell office:value-type="float" office:value="39440320" calcext:value-type="float">
            <text:p>39440320</text:p>
          </table:table-cell>
          <table:table-cell table:number-columns-repeated="6"/>
        </table:table-row>
        <table:table-row table:style-name="ro1">
          <table:table-cell office:value-type="float" office:value="5979616" calcext:value-type="float">
            <text:p>5979616</text:p>
          </table:table-cell>
          <table:table-cell office:value-type="float" office:value="63046464" calcext:value-type="float">
            <text:p>63046464</text:p>
          </table:table-cell>
          <table:table-cell office:value-type="float" office:value="19029576" calcext:value-type="float">
            <text:p>19029576</text:p>
          </table:table-cell>
          <table:table-cell office:value-type="float" office:value="9702744" calcext:value-type="float">
            <text:p>9702744</text:p>
          </table:table-cell>
          <table:table-cell office:value-type="float" office:value="9743760" calcext:value-type="float">
            <text:p>9743760</text:p>
          </table:table-cell>
          <table:table-cell office:value-type="float" office:value="10729248" calcext:value-type="float">
            <text:p>10729248</text:p>
          </table:table-cell>
          <table:table-cell office:value-type="float" office:value="241273680" calcext:value-type="float">
            <text:p>241273680</text:p>
          </table:table-cell>
          <table:table-cell office:value-type="float" office:value="60625480" calcext:value-type="float">
            <text:p>60625480</text:p>
          </table:table-cell>
          <table:table-cell office:value-type="float" office:value="39558184" calcext:value-type="float">
            <text:p>39558184</text:p>
          </table:table-cell>
          <table:table-cell office:value-type="float" office:value="39441176" calcext:value-type="float">
            <text:p>39441176</text:p>
          </table:table-cell>
          <table:table-cell table:number-columns-repeated="6"/>
        </table:table-row>
        <table:table-row table:style-name="ro1">
          <table:table-cell office:value-type="float" office:value="5980088" calcext:value-type="float">
            <text:p>5980088</text:p>
          </table:table-cell>
          <table:table-cell office:value-type="float" office:value="63046984" calcext:value-type="float">
            <text:p>63046984</text:p>
          </table:table-cell>
          <table:table-cell office:value-type="float" office:value="19029840" calcext:value-type="float">
            <text:p>19029840</text:p>
          </table:table-cell>
          <table:table-cell office:value-type="float" office:value="9703008" calcext:value-type="float">
            <text:p>9703008</text:p>
          </table:table-cell>
          <table:table-cell office:value-type="float" office:value="9744496" calcext:value-type="float">
            <text:p>9744496</text:p>
          </table:table-cell>
          <table:table-cell office:value-type="float" office:value="10730008" calcext:value-type="float">
            <text:p>10730008</text:p>
          </table:table-cell>
          <table:table-cell office:value-type="float" office:value="241280648" calcext:value-type="float">
            <text:p>241280648</text:p>
          </table:table-cell>
          <table:table-cell office:value-type="float" office:value="60638080" calcext:value-type="float">
            <text:p>60638080</text:p>
          </table:table-cell>
          <table:table-cell office:value-type="float" office:value="39564408" calcext:value-type="float">
            <text:p>39564408</text:p>
          </table:table-cell>
          <table:table-cell office:value-type="float" office:value="39441936" calcext:value-type="float">
            <text:p>39441936</text:p>
          </table:table-cell>
          <table:table-cell table:number-columns-repeated="6"/>
        </table:table-row>
        <table:table-row table:style-name="ro1">
          <table:table-cell office:value-type="float" office:value="5980104" calcext:value-type="float">
            <text:p>5980104</text:p>
          </table:table-cell>
          <table:table-cell office:value-type="float" office:value="63048560" calcext:value-type="float">
            <text:p>63048560</text:p>
          </table:table-cell>
          <table:table-cell office:value-type="float" office:value="19030896" calcext:value-type="float">
            <text:p>19030896</text:p>
          </table:table-cell>
          <table:table-cell office:value-type="float" office:value="9703592" calcext:value-type="float">
            <text:p>9703592</text:p>
          </table:table-cell>
          <table:table-cell office:value-type="float" office:value="9745576" calcext:value-type="float">
            <text:p>9745576</text:p>
          </table:table-cell>
          <table:table-cell office:value-type="float" office:value="10757040" calcext:value-type="float">
            <text:p>10757040</text:p>
          </table:table-cell>
          <table:table-cell office:value-type="float" office:value="241285320" calcext:value-type="float">
            <text:p>241285320</text:p>
          </table:table-cell>
          <table:table-cell office:value-type="float" office:value="60719792" calcext:value-type="float">
            <text:p>60719792</text:p>
          </table:table-cell>
          <table:table-cell office:value-type="float" office:value="39566456" calcext:value-type="float">
            <text:p>39566456</text:p>
          </table:table-cell>
          <table:table-cell office:value-type="float" office:value="39442064" calcext:value-type="float">
            <text:p>39442064</text:p>
          </table:table-cell>
          <table:table-cell table:number-columns-repeated="6"/>
        </table:table-row>
        <table:table-row table:style-name="ro1">
          <table:table-cell office:value-type="float" office:value="5980472" calcext:value-type="float">
            <text:p>5980472</text:p>
          </table:table-cell>
          <table:table-cell office:value-type="float" office:value="63050280" calcext:value-type="float">
            <text:p>63050280</text:p>
          </table:table-cell>
          <table:table-cell office:value-type="float" office:value="19031488" calcext:value-type="float">
            <text:p>19031488</text:p>
          </table:table-cell>
          <table:table-cell office:value-type="float" office:value="9703624" calcext:value-type="float">
            <text:p>9703624</text:p>
          </table:table-cell>
          <table:table-cell office:value-type="float" office:value="9745880" calcext:value-type="float">
            <text:p>9745880</text:p>
          </table:table-cell>
          <table:table-cell office:value-type="float" office:value="10774952" calcext:value-type="float">
            <text:p>10774952</text:p>
          </table:table-cell>
          <table:table-cell office:value-type="float" office:value="241419488" calcext:value-type="float">
            <text:p>241419488</text:p>
          </table:table-cell>
          <table:table-cell office:value-type="float" office:value="60911112" calcext:value-type="float">
            <text:p>60911112</text:p>
          </table:table-cell>
          <table:table-cell office:value-type="float" office:value="39587520" calcext:value-type="float">
            <text:p>39587520</text:p>
          </table:table-cell>
          <table:table-cell office:value-type="float" office:value="39442152" calcext:value-type="float">
            <text:p>39442152</text:p>
          </table:table-cell>
          <table:table-cell table:number-columns-repeated="6"/>
        </table:table-row>
        <table:table-row table:style-name="ro1">
          <table:table-cell office:value-type="float" office:value="5981240" calcext:value-type="float">
            <text:p>5981240</text:p>
          </table:table-cell>
          <table:table-cell office:value-type="float" office:value="63050848" calcext:value-type="float">
            <text:p>63050848</text:p>
          </table:table-cell>
          <table:table-cell office:value-type="float" office:value="19031616" calcext:value-type="float">
            <text:p>19031616</text:p>
          </table:table-cell>
          <table:table-cell office:value-type="float" office:value="9704208" calcext:value-type="float">
            <text:p>9704208</text:p>
          </table:table-cell>
          <table:table-cell office:value-type="float" office:value="9748424" calcext:value-type="float">
            <text:p>9748424</text:p>
          </table:table-cell>
          <table:table-cell office:value-type="float" office:value="10799792" calcext:value-type="float">
            <text:p>10799792</text:p>
          </table:table-cell>
          <table:table-cell office:value-type="float" office:value="241434728" calcext:value-type="float">
            <text:p>241434728</text:p>
          </table:table-cell>
          <table:table-cell office:value-type="float" office:value="61530896" calcext:value-type="float">
            <text:p>61530896</text:p>
          </table:table-cell>
          <table:table-cell office:value-type="float" office:value="39611928" calcext:value-type="float">
            <text:p>39611928</text:p>
          </table:table-cell>
          <table:table-cell office:value-type="float" office:value="39442720" calcext:value-type="float">
            <text:p>39442720</text:p>
          </table:table-cell>
          <table:table-cell table:number-columns-repeated="6"/>
        </table:table-row>
        <table:table-row table:style-name="ro1">
          <table:table-cell office:value-type="float" office:value="5981912" calcext:value-type="float">
            <text:p>5981912</text:p>
          </table:table-cell>
          <table:table-cell office:value-type="float" office:value="63051040" calcext:value-type="float">
            <text:p>63051040</text:p>
          </table:table-cell>
          <table:table-cell office:value-type="float" office:value="19032176" calcext:value-type="float">
            <text:p>19032176</text:p>
          </table:table-cell>
          <table:table-cell office:value-type="float" office:value="9704224" calcext:value-type="float">
            <text:p>9704224</text:p>
          </table:table-cell>
          <table:table-cell office:value-type="float" office:value="9748472" calcext:value-type="float">
            <text:p>9748472</text:p>
          </table:table-cell>
          <table:table-cell office:value-type="float" office:value="11004192" calcext:value-type="float">
            <text:p>11004192</text:p>
          </table:table-cell>
          <table:table-cell office:value-type="float" office:value="241669064" calcext:value-type="float">
            <text:p>241669064</text:p>
          </table:table-cell>
          <table:table-cell office:value-type="float" office:value="61631424" calcext:value-type="float">
            <text:p>61631424</text:p>
          </table:table-cell>
          <table:table-cell office:value-type="float" office:value="39620472" calcext:value-type="float">
            <text:p>39620472</text:p>
          </table:table-cell>
          <table:table-cell office:value-type="float" office:value="39442944" calcext:value-type="float">
            <text:p>39442944</text:p>
          </table:table-cell>
          <table:table-cell table:number-columns-repeated="6"/>
        </table:table-row>
        <table:table-row table:style-name="ro1">
          <table:table-cell office:value-type="float" office:value="5983272" calcext:value-type="float">
            <text:p>5983272</text:p>
          </table:table-cell>
          <table:table-cell office:value-type="float" office:value="63053456" calcext:value-type="float">
            <text:p>63053456</text:p>
          </table:table-cell>
          <table:table-cell office:value-type="float" office:value="19032208" calcext:value-type="float">
            <text:p>19032208</text:p>
          </table:table-cell>
          <table:table-cell office:value-type="float" office:value="9706952" calcext:value-type="float">
            <text:p>9706952</text:p>
          </table:table-cell>
          <table:table-cell office:value-type="float" office:value="9748712" calcext:value-type="float">
            <text:p>9748712</text:p>
          </table:table-cell>
          <table:table-cell office:value-type="float" office:value="11141304" calcext:value-type="float">
            <text:p>11141304</text:p>
          </table:table-cell>
          <table:table-cell office:value-type="float" office:value="242348128" calcext:value-type="float">
            <text:p>242348128</text:p>
          </table:table-cell>
          <table:table-cell office:value-type="float" office:value="61681608" calcext:value-type="float">
            <text:p>61681608</text:p>
          </table:table-cell>
          <table:table-cell office:value-type="float" office:value="39623672" calcext:value-type="float">
            <text:p>39623672</text:p>
          </table:table-cell>
          <table:table-cell office:value-type="float" office:value="39443184" calcext:value-type="float">
            <text:p>39443184</text:p>
          </table:table-cell>
          <table:table-cell table:number-columns-repeated="6"/>
        </table:table-row>
        <table:table-row table:style-name="ro1">
          <table:table-cell office:value-type="float" office:value="5984664" calcext:value-type="float">
            <text:p>5984664</text:p>
          </table:table-cell>
          <table:table-cell office:value-type="float" office:value="63055064" calcext:value-type="float">
            <text:p>63055064</text:p>
          </table:table-cell>
          <table:table-cell office:value-type="float" office:value="19033344" calcext:value-type="float">
            <text:p>19033344</text:p>
          </table:table-cell>
          <table:table-cell office:value-type="float" office:value="9706984" calcext:value-type="float">
            <text:p>9706984</text:p>
          </table:table-cell>
          <table:table-cell office:value-type="float" office:value="9748792" calcext:value-type="float">
            <text:p>9748792</text:p>
          </table:table-cell>
          <table:table-cell office:value-type="float" office:value="11216992" calcext:value-type="float">
            <text:p>11216992</text:p>
          </table:table-cell>
          <table:table-cell office:value-type="float" office:value="242417240" calcext:value-type="float">
            <text:p>242417240</text:p>
          </table:table-cell>
          <table:table-cell office:value-type="float" office:value="61979400" calcext:value-type="float">
            <text:p>61979400</text:p>
          </table:table-cell>
          <table:table-cell office:value-type="float" office:value="39636696" calcext:value-type="float">
            <text:p>39636696</text:p>
          </table:table-cell>
          <table:table-cell office:value-type="float" office:value="39443888" calcext:value-type="float">
            <text:p>39443888</text:p>
          </table:table-cell>
          <table:table-cell table:number-columns-repeated="6"/>
        </table:table-row>
        <table:table-row table:style-name="ro1">
          <table:table-cell office:value-type="float" office:value="5984752" calcext:value-type="float">
            <text:p>5984752</text:p>
          </table:table-cell>
          <table:table-cell office:value-type="float" office:value="63055240" calcext:value-type="float">
            <text:p>63055240</text:p>
          </table:table-cell>
          <table:table-cell office:value-type="float" office:value="19034800" calcext:value-type="float">
            <text:p>19034800</text:p>
          </table:table-cell>
          <table:table-cell office:value-type="float" office:value="9709320" calcext:value-type="float">
            <text:p>9709320</text:p>
          </table:table-cell>
          <table:table-cell office:value-type="float" office:value="9750264" calcext:value-type="float">
            <text:p>9750264</text:p>
          </table:table-cell>
          <table:table-cell office:value-type="float" office:value="11406128" calcext:value-type="float">
            <text:p>11406128</text:p>
          </table:table-cell>
          <table:table-cell office:value-type="float" office:value="242697704" calcext:value-type="float">
            <text:p>242697704</text:p>
          </table:table-cell>
          <table:table-cell office:value-type="float" office:value="62054072" calcext:value-type="float">
            <text:p>62054072</text:p>
          </table:table-cell>
          <table:table-cell office:value-type="float" office:value="39639016" calcext:value-type="float">
            <text:p>39639016</text:p>
          </table:table-cell>
          <table:table-cell office:value-type="float" office:value="39444440" calcext:value-type="float">
            <text:p>39444440</text:p>
          </table:table-cell>
          <table:table-cell table:number-columns-repeated="6"/>
        </table:table-row>
        <table:table-row table:style-name="ro1">
          <table:table-cell office:value-type="float" office:value="5985080" calcext:value-type="float">
            <text:p>5985080</text:p>
          </table:table-cell>
          <table:table-cell office:value-type="float" office:value="63055832" calcext:value-type="float">
            <text:p>63055832</text:p>
          </table:table-cell>
          <table:table-cell office:value-type="float" office:value="19034888" calcext:value-type="float">
            <text:p>19034888</text:p>
          </table:table-cell>
          <table:table-cell office:value-type="float" office:value="9710848" calcext:value-type="float">
            <text:p>9710848</text:p>
          </table:table-cell>
          <table:table-cell office:value-type="float" office:value="9750384" calcext:value-type="float">
            <text:p>9750384</text:p>
          </table:table-cell>
          <table:table-cell office:value-type="float" office:value="11406832" calcext:value-type="float">
            <text:p>11406832</text:p>
          </table:table-cell>
          <table:table-cell office:value-type="float" office:value="242919496" calcext:value-type="float">
            <text:p>242919496</text:p>
          </table:table-cell>
          <table:table-cell office:value-type="float" office:value="62384728" calcext:value-type="float">
            <text:p>62384728</text:p>
          </table:table-cell>
          <table:table-cell office:value-type="float" office:value="39666448" calcext:value-type="float">
            <text:p>39666448</text:p>
          </table:table-cell>
          <table:table-cell office:value-type="float" office:value="39444456" calcext:value-type="float">
            <text:p>39444456</text:p>
          </table:table-cell>
          <table:table-cell table:number-columns-repeated="6"/>
        </table:table-row>
        <table:table-row table:style-name="ro1">
          <table:table-cell office:value-type="float" office:value="5985728" calcext:value-type="float">
            <text:p>5985728</text:p>
          </table:table-cell>
          <table:table-cell office:value-type="float" office:value="63056480" calcext:value-type="float">
            <text:p>63056480</text:p>
          </table:table-cell>
          <table:table-cell office:value-type="float" office:value="19035224" calcext:value-type="float">
            <text:p>19035224</text:p>
          </table:table-cell>
          <table:table-cell office:value-type="float" office:value="9711080" calcext:value-type="float">
            <text:p>9711080</text:p>
          </table:table-cell>
          <table:table-cell office:value-type="float" office:value="9750416" calcext:value-type="float">
            <text:p>9750416</text:p>
          </table:table-cell>
          <table:table-cell office:value-type="float" office:value="11427688" calcext:value-type="float">
            <text:p>11427688</text:p>
          </table:table-cell>
          <table:table-cell office:value-type="float" office:value="243180224" calcext:value-type="float">
            <text:p>243180224</text:p>
          </table:table-cell>
          <table:table-cell office:value-type="float" office:value="62473640" calcext:value-type="float">
            <text:p>62473640</text:p>
          </table:table-cell>
          <table:table-cell office:value-type="float" office:value="39667680" calcext:value-type="float">
            <text:p>39667680</text:p>
          </table:table-cell>
          <table:table-cell office:value-type="float" office:value="39445112" calcext:value-type="float">
            <text:p>39445112</text:p>
          </table:table-cell>
          <table:table-cell table:number-columns-repeated="6"/>
        </table:table-row>
        <table:table-row table:style-name="ro1">
          <table:table-cell office:value-type="float" office:value="5985880" calcext:value-type="float">
            <text:p>5985880</text:p>
          </table:table-cell>
          <table:table-cell office:value-type="float" office:value="63056680" calcext:value-type="float">
            <text:p>63056680</text:p>
          </table:table-cell>
          <table:table-cell office:value-type="float" office:value="19035888" calcext:value-type="float">
            <text:p>19035888</text:p>
          </table:table-cell>
          <table:table-cell office:value-type="float" office:value="9711152" calcext:value-type="float">
            <text:p>9711152</text:p>
          </table:table-cell>
          <table:table-cell office:value-type="float" office:value="9750680" calcext:value-type="float">
            <text:p>9750680</text:p>
          </table:table-cell>
          <table:table-cell office:value-type="float" office:value="11456856" calcext:value-type="float">
            <text:p>11456856</text:p>
          </table:table-cell>
          <table:table-cell office:value-type="float" office:value="243517936" calcext:value-type="float">
            <text:p>243517936</text:p>
          </table:table-cell>
          <table:table-cell office:value-type="float" office:value="62515320" calcext:value-type="float">
            <text:p>62515320</text:p>
          </table:table-cell>
          <table:table-cell office:value-type="float" office:value="39704624" calcext:value-type="float">
            <text:p>39704624</text:p>
          </table:table-cell>
          <table:table-cell office:value-type="float" office:value="39446000" calcext:value-type="float">
            <text:p>39446000</text:p>
          </table:table-cell>
          <table:table-cell table:number-columns-repeated="6"/>
        </table:table-row>
        <table:table-row table:style-name="ro1">
          <table:table-cell office:value-type="float" office:value="5986376" calcext:value-type="float">
            <text:p>5986376</text:p>
          </table:table-cell>
          <table:table-cell office:value-type="float" office:value="63057528" calcext:value-type="float">
            <text:p>63057528</text:p>
          </table:table-cell>
          <table:table-cell office:value-type="float" office:value="19035920" calcext:value-type="float">
            <text:p>19035920</text:p>
          </table:table-cell>
          <table:table-cell office:value-type="float" office:value="9711224" calcext:value-type="float">
            <text:p>9711224</text:p>
          </table:table-cell>
          <table:table-cell office:value-type="float" office:value="9751400" calcext:value-type="float">
            <text:p>9751400</text:p>
          </table:table-cell>
          <table:table-cell office:value-type="float" office:value="11460304" calcext:value-type="float">
            <text:p>11460304</text:p>
          </table:table-cell>
          <table:table-cell office:value-type="float" office:value="243717480" calcext:value-type="float">
            <text:p>243717480</text:p>
          </table:table-cell>
          <table:table-cell office:value-type="float" office:value="62952200" calcext:value-type="float">
            <text:p>62952200</text:p>
          </table:table-cell>
          <table:table-cell office:value-type="float" office:value="39708824" calcext:value-type="float">
            <text:p>39708824</text:p>
          </table:table-cell>
          <table:table-cell office:value-type="float" office:value="39446104" calcext:value-type="float">
            <text:p>39446104</text:p>
          </table:table-cell>
          <table:table-cell table:number-columns-repeated="6"/>
        </table:table-row>
        <table:table-row table:style-name="ro1">
          <table:table-cell office:value-type="float" office:value="5987040" calcext:value-type="float">
            <text:p>5987040</text:p>
          </table:table-cell>
          <table:table-cell office:value-type="float" office:value="63058312" calcext:value-type="float">
            <text:p>63058312</text:p>
          </table:table-cell>
          <table:table-cell office:value-type="float" office:value="19039392" calcext:value-type="float">
            <text:p>19039392</text:p>
          </table:table-cell>
          <table:table-cell office:value-type="float" office:value="9712656" calcext:value-type="float">
            <text:p>9712656</text:p>
          </table:table-cell>
          <table:table-cell office:value-type="float" office:value="9753296" calcext:value-type="float">
            <text:p>9753296</text:p>
          </table:table-cell>
          <table:table-cell office:value-type="float" office:value="11633312" calcext:value-type="float">
            <text:p>11633312</text:p>
          </table:table-cell>
          <table:table-cell office:value-type="float" office:value="243786392" calcext:value-type="float">
            <text:p>243786392</text:p>
          </table:table-cell>
          <table:table-cell office:value-type="float" office:value="64060472" calcext:value-type="float">
            <text:p>64060472</text:p>
          </table:table-cell>
          <table:table-cell office:value-type="float" office:value="39734584" calcext:value-type="float">
            <text:p>39734584</text:p>
          </table:table-cell>
          <table:table-cell office:value-type="float" office:value="39447976" calcext:value-type="float">
            <text:p>39447976</text:p>
          </table:table-cell>
          <table:table-cell table:number-columns-repeated="6"/>
        </table:table-row>
        <table:table-row table:style-name="ro1">
          <table:table-cell office:value-type="float" office:value="5987416" calcext:value-type="float">
            <text:p>5987416</text:p>
          </table:table-cell>
          <table:table-cell office:value-type="float" office:value="63058480" calcext:value-type="float">
            <text:p>63058480</text:p>
          </table:table-cell>
          <table:table-cell office:value-type="float" office:value="19039752" calcext:value-type="float">
            <text:p>19039752</text:p>
          </table:table-cell>
          <table:table-cell office:value-type="float" office:value="9713912" calcext:value-type="float">
            <text:p>9713912</text:p>
          </table:table-cell>
          <table:table-cell office:value-type="float" office:value="9753536" calcext:value-type="float">
            <text:p>9753536</text:p>
          </table:table-cell>
          <table:table-cell office:value-type="float" office:value="12123016" calcext:value-type="float">
            <text:p>12123016</text:p>
          </table:table-cell>
          <table:table-cell office:value-type="float" office:value="244131464" calcext:value-type="float">
            <text:p>244131464</text:p>
          </table:table-cell>
          <table:table-cell office:value-type="float" office:value="64895592" calcext:value-type="float">
            <text:p>64895592</text:p>
          </table:table-cell>
          <table:table-cell office:value-type="float" office:value="39784000" calcext:value-type="float">
            <text:p>39784000</text:p>
          </table:table-cell>
          <table:table-cell office:value-type="float" office:value="39448424" calcext:value-type="float">
            <text:p>39448424</text:p>
          </table:table-cell>
          <table:table-cell table:number-columns-repeated="6"/>
        </table:table-row>
        <table:table-row table:style-name="ro1">
          <table:table-cell office:value-type="float" office:value="5987560" calcext:value-type="float">
            <text:p>5987560</text:p>
          </table:table-cell>
          <table:table-cell office:value-type="float" office:value="63059000" calcext:value-type="float">
            <text:p>63059000</text:p>
          </table:table-cell>
          <table:table-cell office:value-type="float" office:value="19040176" calcext:value-type="float">
            <text:p>19040176</text:p>
          </table:table-cell>
          <table:table-cell office:value-type="float" office:value="9714008" calcext:value-type="float">
            <text:p>9714008</text:p>
          </table:table-cell>
          <table:table-cell office:value-type="float" office:value="9753624" calcext:value-type="float">
            <text:p>9753624</text:p>
          </table:table-cell>
          <table:table-cell office:value-type="float" office:value="12316824" calcext:value-type="float">
            <text:p>12316824</text:p>
          </table:table-cell>
          <table:table-cell office:value-type="float" office:value="244132040" calcext:value-type="float">
            <text:p>244132040</text:p>
          </table:table-cell>
          <table:table-cell office:value-type="float" office:value="64953984" calcext:value-type="float">
            <text:p>64953984</text:p>
          </table:table-cell>
          <table:table-cell office:value-type="float" office:value="39800808" calcext:value-type="float">
            <text:p>39800808</text:p>
          </table:table-cell>
          <table:table-cell office:value-type="float" office:value="39448432" calcext:value-type="float">
            <text:p>39448432</text:p>
          </table:table-cell>
          <table:table-cell table:number-columns-repeated="6"/>
        </table:table-row>
        <table:table-row table:style-name="ro1">
          <table:table-cell office:value-type="float" office:value="5987840" calcext:value-type="float">
            <text:p>5987840</text:p>
          </table:table-cell>
          <table:table-cell office:value-type="float" office:value="63061184" calcext:value-type="float">
            <text:p>63061184</text:p>
          </table:table-cell>
          <table:table-cell office:value-type="float" office:value="19040176" calcext:value-type="float">
            <text:p>19040176</text:p>
          </table:table-cell>
          <table:table-cell office:value-type="float" office:value="9715344" calcext:value-type="float">
            <text:p>9715344</text:p>
          </table:table-cell>
          <table:table-cell office:value-type="float" office:value="9754624" calcext:value-type="float">
            <text:p>9754624</text:p>
          </table:table-cell>
          <table:table-cell office:value-type="float" office:value="12505656" calcext:value-type="float">
            <text:p>12505656</text:p>
          </table:table-cell>
          <table:table-cell office:value-type="float" office:value="244324760" calcext:value-type="float">
            <text:p>244324760</text:p>
          </table:table-cell>
          <table:table-cell office:value-type="float" office:value="64972776" calcext:value-type="float">
            <text:p>64972776</text:p>
          </table:table-cell>
          <table:table-cell office:value-type="float" office:value="39835368" calcext:value-type="float">
            <text:p>39835368</text:p>
          </table:table-cell>
          <table:table-cell office:value-type="float" office:value="39448744" calcext:value-type="float">
            <text:p>39448744</text:p>
          </table:table-cell>
          <table:table-cell table:number-columns-repeated="6"/>
        </table:table-row>
        <table:table-row table:style-name="ro1">
          <table:table-cell office:value-type="float" office:value="5988296" calcext:value-type="float">
            <text:p>5988296</text:p>
          </table:table-cell>
          <table:table-cell office:value-type="float" office:value="63065784" calcext:value-type="float">
            <text:p>63065784</text:p>
          </table:table-cell>
          <table:table-cell office:value-type="float" office:value="19040328" calcext:value-type="float">
            <text:p>19040328</text:p>
          </table:table-cell>
          <table:table-cell office:value-type="float" office:value="9715416" calcext:value-type="float">
            <text:p>9715416</text:p>
          </table:table-cell>
          <table:table-cell office:value-type="float" office:value="9756624" calcext:value-type="float">
            <text:p>9756624</text:p>
          </table:table-cell>
          <table:table-cell office:value-type="float" office:value="13039048" calcext:value-type="float">
            <text:p>13039048</text:p>
          </table:table-cell>
          <table:table-cell office:value-type="float" office:value="244516536" calcext:value-type="float">
            <text:p>244516536</text:p>
          </table:table-cell>
          <table:table-cell office:value-type="float" office:value="64975872" calcext:value-type="float">
            <text:p>64975872</text:p>
          </table:table-cell>
          <table:table-cell office:value-type="float" office:value="39853696" calcext:value-type="float">
            <text:p>39853696</text:p>
          </table:table-cell>
          <table:table-cell office:value-type="float" office:value="39448840" calcext:value-type="float">
            <text:p>39448840</text:p>
          </table:table-cell>
          <table:table-cell table:number-columns-repeated="6"/>
        </table:table-row>
        <table:table-row table:style-name="ro1">
          <table:table-cell office:value-type="float" office:value="5988560" calcext:value-type="float">
            <text:p>5988560</text:p>
          </table:table-cell>
          <table:table-cell office:value-type="float" office:value="63067120" calcext:value-type="float">
            <text:p>63067120</text:p>
          </table:table-cell>
          <table:table-cell office:value-type="float" office:value="19041288" calcext:value-type="float">
            <text:p>19041288</text:p>
          </table:table-cell>
          <table:table-cell office:value-type="float" office:value="9717400" calcext:value-type="float">
            <text:p>9717400</text:p>
          </table:table-cell>
          <table:table-cell office:value-type="float" office:value="9756664" calcext:value-type="float">
            <text:p>9756664</text:p>
          </table:table-cell>
          <table:table-cell office:value-type="float" office:value="13464752" calcext:value-type="float">
            <text:p>13464752</text:p>
          </table:table-cell>
          <table:table-cell office:value-type="float" office:value="245310592" calcext:value-type="float">
            <text:p>245310592</text:p>
          </table:table-cell>
          <table:table-cell office:value-type="float" office:value="64978880" calcext:value-type="float">
            <text:p>64978880</text:p>
          </table:table-cell>
          <table:table-cell office:value-type="float" office:value="39867944" calcext:value-type="float">
            <text:p>39867944</text:p>
          </table:table-cell>
          <table:table-cell office:value-type="float" office:value="39449032" calcext:value-type="float">
            <text:p>39449032</text:p>
          </table:table-cell>
          <table:table-cell table:number-columns-repeated="6"/>
        </table:table-row>
        <table:table-row table:style-name="ro1">
          <table:table-cell office:value-type="float" office:value="5989328" calcext:value-type="float">
            <text:p>5989328</text:p>
          </table:table-cell>
          <table:table-cell office:value-type="float" office:value="63068536" calcext:value-type="float">
            <text:p>63068536</text:p>
          </table:table-cell>
          <table:table-cell office:value-type="float" office:value="19042744" calcext:value-type="float">
            <text:p>19042744</text:p>
          </table:table-cell>
          <table:table-cell office:value-type="float" office:value="9717600" calcext:value-type="float">
            <text:p>9717600</text:p>
          </table:table-cell>
          <table:table-cell office:value-type="float" office:value="9757240" calcext:value-type="float">
            <text:p>9757240</text:p>
          </table:table-cell>
          <table:table-cell office:value-type="float" office:value="13509232" calcext:value-type="float">
            <text:p>13509232</text:p>
          </table:table-cell>
          <table:table-cell office:value-type="float" office:value="245662592" calcext:value-type="float">
            <text:p>245662592</text:p>
          </table:table-cell>
          <table:table-cell office:value-type="float" office:value="64994496" calcext:value-type="float">
            <text:p>64994496</text:p>
          </table:table-cell>
          <table:table-cell office:value-type="float" office:value="39872976" calcext:value-type="float">
            <text:p>39872976</text:p>
          </table:table-cell>
          <table:table-cell office:value-type="float" office:value="39449184" calcext:value-type="float">
            <text:p>39449184</text:p>
          </table:table-cell>
          <table:table-cell table:number-columns-repeated="6"/>
        </table:table-row>
        <table:table-row table:style-name="ro1">
          <table:table-cell office:value-type="float" office:value="5990104" calcext:value-type="float">
            <text:p>5990104</text:p>
          </table:table-cell>
          <table:table-cell office:value-type="float" office:value="63070792" calcext:value-type="float">
            <text:p>63070792</text:p>
          </table:table-cell>
          <table:table-cell office:value-type="float" office:value="19043200" calcext:value-type="float">
            <text:p>19043200</text:p>
          </table:table-cell>
          <table:table-cell office:value-type="float" office:value="9717656" calcext:value-type="float">
            <text:p>9717656</text:p>
          </table:table-cell>
          <table:table-cell office:value-type="float" office:value="9757688" calcext:value-type="float">
            <text:p>9757688</text:p>
          </table:table-cell>
          <table:table-cell office:value-type="float" office:value="14346776" calcext:value-type="float">
            <text:p>14346776</text:p>
          </table:table-cell>
          <table:table-cell office:value-type="float" office:value="245682432" calcext:value-type="float">
            <text:p>245682432</text:p>
          </table:table-cell>
          <table:table-cell office:value-type="float" office:value="65012928" calcext:value-type="float">
            <text:p>65012928</text:p>
          </table:table-cell>
          <table:table-cell office:value-type="float" office:value="39873384" calcext:value-type="float">
            <text:p>39873384</text:p>
          </table:table-cell>
          <table:table-cell office:value-type="float" office:value="39449200" calcext:value-type="float">
            <text:p>39449200</text:p>
          </table:table-cell>
          <table:table-cell table:number-columns-repeated="6"/>
        </table:table-row>
        <table:table-row table:style-name="ro1">
          <table:table-cell office:value-type="float" office:value="5990264" calcext:value-type="float">
            <text:p>5990264</text:p>
          </table:table-cell>
          <table:table-cell office:value-type="float" office:value="63071528" calcext:value-type="float">
            <text:p>63071528</text:p>
          </table:table-cell>
          <table:table-cell office:value-type="float" office:value="19043760" calcext:value-type="float">
            <text:p>19043760</text:p>
          </table:table-cell>
          <table:table-cell office:value-type="float" office:value="9717848" calcext:value-type="float">
            <text:p>9717848</text:p>
          </table:table-cell>
          <table:table-cell office:value-type="float" office:value="9758032" calcext:value-type="float">
            <text:p>9758032</text:p>
          </table:table-cell>
          <table:table-cell office:value-type="float" office:value="14414048" calcext:value-type="float">
            <text:p>14414048</text:p>
          </table:table-cell>
          <table:table-cell office:value-type="float" office:value="245857256" calcext:value-type="float">
            <text:p>245857256</text:p>
          </table:table-cell>
          <table:table-cell office:value-type="float" office:value="65014992" calcext:value-type="float">
            <text:p>65014992</text:p>
          </table:table-cell>
          <table:table-cell office:value-type="float" office:value="39885736" calcext:value-type="float">
            <text:p>39885736</text:p>
          </table:table-cell>
          <table:table-cell office:value-type="float" office:value="39449336" calcext:value-type="float">
            <text:p>39449336</text:p>
          </table:table-cell>
          <table:table-cell table:number-columns-repeated="6"/>
        </table:table-row>
        <table:table-row table:style-name="ro1">
          <table:table-cell office:value-type="float" office:value="5990984" calcext:value-type="float">
            <text:p>5990984</text:p>
          </table:table-cell>
          <table:table-cell office:value-type="float" office:value="63071952" calcext:value-type="float">
            <text:p>63071952</text:p>
          </table:table-cell>
          <table:table-cell office:value-type="float" office:value="19043856" calcext:value-type="float">
            <text:p>19043856</text:p>
          </table:table-cell>
          <table:table-cell office:value-type="float" office:value="9717880" calcext:value-type="float">
            <text:p>9717880</text:p>
          </table:table-cell>
          <table:table-cell office:value-type="float" office:value="9758312" calcext:value-type="float">
            <text:p>9758312</text:p>
          </table:table-cell>
          <table:table-cell office:value-type="float" office:value="14458496" calcext:value-type="float">
            <text:p>14458496</text:p>
          </table:table-cell>
          <table:table-cell office:value-type="float" office:value="245953360" calcext:value-type="float">
            <text:p>245953360</text:p>
          </table:table-cell>
          <table:table-cell office:value-type="float" office:value="65017640" calcext:value-type="float">
            <text:p>65017640</text:p>
          </table:table-cell>
          <table:table-cell office:value-type="float" office:value="39893064" calcext:value-type="float">
            <text:p>39893064</text:p>
          </table:table-cell>
          <table:table-cell office:value-type="float" office:value="39449576" calcext:value-type="float">
            <text:p>39449576</text:p>
          </table:table-cell>
          <table:table-cell table:number-columns-repeated="6"/>
        </table:table-row>
        <table:table-row table:style-name="ro1">
          <table:table-cell office:value-type="float" office:value="5992320" calcext:value-type="float">
            <text:p>5992320</text:p>
          </table:table-cell>
          <table:table-cell office:value-type="float" office:value="63073624" calcext:value-type="float">
            <text:p>63073624</text:p>
          </table:table-cell>
          <table:table-cell office:value-type="float" office:value="19044432" calcext:value-type="float">
            <text:p>19044432</text:p>
          </table:table-cell>
          <table:table-cell office:value-type="float" office:value="9719608" calcext:value-type="float">
            <text:p>9719608</text:p>
          </table:table-cell>
          <table:table-cell office:value-type="float" office:value="9759072" calcext:value-type="float">
            <text:p>9759072</text:p>
          </table:table-cell>
          <table:table-cell office:value-type="float" office:value="14474288" calcext:value-type="float">
            <text:p>14474288</text:p>
          </table:table-cell>
          <table:table-cell office:value-type="float" office:value="246499176" calcext:value-type="float">
            <text:p>246499176</text:p>
          </table:table-cell>
          <table:table-cell office:value-type="float" office:value="65033976" calcext:value-type="float">
            <text:p>65033976</text:p>
          </table:table-cell>
          <table:table-cell office:value-type="float" office:value="39897800" calcext:value-type="float">
            <text:p>39897800</text:p>
          </table:table-cell>
          <table:table-cell office:value-type="float" office:value="39449624" calcext:value-type="float">
            <text:p>39449624</text:p>
          </table:table-cell>
          <table:table-cell table:number-columns-repeated="6"/>
        </table:table-row>
        <table:table-row table:style-name="ro1">
          <table:table-cell office:value-type="float" office:value="5992976" calcext:value-type="float">
            <text:p>5992976</text:p>
          </table:table-cell>
          <table:table-cell office:value-type="float" office:value="63074576" calcext:value-type="float">
            <text:p>63074576</text:p>
          </table:table-cell>
          <table:table-cell office:value-type="float" office:value="19045368" calcext:value-type="float">
            <text:p>19045368</text:p>
          </table:table-cell>
          <table:table-cell office:value-type="float" office:value="9719648" calcext:value-type="float">
            <text:p>9719648</text:p>
          </table:table-cell>
          <table:table-cell office:value-type="float" office:value="9759664" calcext:value-type="float">
            <text:p>9759664</text:p>
          </table:table-cell>
          <table:table-cell office:value-type="float" office:value="14481392" calcext:value-type="float">
            <text:p>14481392</text:p>
          </table:table-cell>
          <table:table-cell office:value-type="float" office:value="246932584" calcext:value-type="float">
            <text:p>246932584</text:p>
          </table:table-cell>
          <table:table-cell office:value-type="float" office:value="65044208" calcext:value-type="float">
            <text:p>65044208</text:p>
          </table:table-cell>
          <table:table-cell office:value-type="float" office:value="39899392" calcext:value-type="float">
            <text:p>39899392</text:p>
          </table:table-cell>
          <table:table-cell office:value-type="float" office:value="39450072" calcext:value-type="float">
            <text:p>39450072</text:p>
          </table:table-cell>
          <table:table-cell table:number-columns-repeated="6"/>
        </table:table-row>
        <table:table-row table:style-name="ro1">
          <table:table-cell office:value-type="float" office:value="5993800" calcext:value-type="float">
            <text:p>5993800</text:p>
          </table:table-cell>
          <table:table-cell office:value-type="float" office:value="63077592" calcext:value-type="float">
            <text:p>63077592</text:p>
          </table:table-cell>
          <table:table-cell office:value-type="float" office:value="19046336" calcext:value-type="float">
            <text:p>19046336</text:p>
          </table:table-cell>
          <table:table-cell office:value-type="float" office:value="9720088" calcext:value-type="float">
            <text:p>9720088</text:p>
          </table:table-cell>
          <table:table-cell office:value-type="float" office:value="9760288" calcext:value-type="float">
            <text:p>9760288</text:p>
          </table:table-cell>
          <table:table-cell office:value-type="float" office:value="14492816" calcext:value-type="float">
            <text:p>14492816</text:p>
          </table:table-cell>
          <table:table-cell office:value-type="float" office:value="246972848" calcext:value-type="float">
            <text:p>246972848</text:p>
          </table:table-cell>
          <table:table-cell office:value-type="float" office:value="65046760" calcext:value-type="float">
            <text:p>65046760</text:p>
          </table:table-cell>
          <table:table-cell office:value-type="float" office:value="39904296" calcext:value-type="float">
            <text:p>39904296</text:p>
          </table:table-cell>
          <table:table-cell office:value-type="float" office:value="39450440" calcext:value-type="float">
            <text:p>39450440</text:p>
          </table:table-cell>
          <table:table-cell table:number-columns-repeated="6"/>
        </table:table-row>
        <table:table-row table:style-name="ro1">
          <table:table-cell office:value-type="float" office:value="5994856" calcext:value-type="float">
            <text:p>5994856</text:p>
          </table:table-cell>
          <table:table-cell office:value-type="float" office:value="63080048" calcext:value-type="float">
            <text:p>63080048</text:p>
          </table:table-cell>
          <table:table-cell office:value-type="float" office:value="19046504" calcext:value-type="float">
            <text:p>19046504</text:p>
          </table:table-cell>
          <table:table-cell office:value-type="float" office:value="9721688" calcext:value-type="float">
            <text:p>9721688</text:p>
          </table:table-cell>
          <table:table-cell office:value-type="float" office:value="9760992" calcext:value-type="float">
            <text:p>9760992</text:p>
          </table:table-cell>
          <table:table-cell office:value-type="float" office:value="14521856" calcext:value-type="float">
            <text:p>14521856</text:p>
          </table:table-cell>
          <table:table-cell office:value-type="float" office:value="247006376" calcext:value-type="float">
            <text:p>247006376</text:p>
          </table:table-cell>
          <table:table-cell office:value-type="float" office:value="65057752" calcext:value-type="float">
            <text:p>65057752</text:p>
          </table:table-cell>
          <table:table-cell office:value-type="float" office:value="39905320" calcext:value-type="float">
            <text:p>39905320</text:p>
          </table:table-cell>
          <table:table-cell office:value-type="float" office:value="39450808" calcext:value-type="float">
            <text:p>39450808</text:p>
          </table:table-cell>
          <table:table-cell table:number-columns-repeated="6"/>
        </table:table-row>
        <table:table-row table:style-name="ro1">
          <table:table-cell office:value-type="float" office:value="5995896" calcext:value-type="float">
            <text:p>5995896</text:p>
          </table:table-cell>
          <table:table-cell office:value-type="float" office:value="63080952" calcext:value-type="float">
            <text:p>63080952</text:p>
          </table:table-cell>
          <table:table-cell office:value-type="float" office:value="19046544" calcext:value-type="float">
            <text:p>19046544</text:p>
          </table:table-cell>
          <table:table-cell office:value-type="float" office:value="9722856" calcext:value-type="float">
            <text:p>9722856</text:p>
          </table:table-cell>
          <table:table-cell office:value-type="float" office:value="9761112" calcext:value-type="float">
            <text:p>9761112</text:p>
          </table:table-cell>
          <table:table-cell office:value-type="float" office:value="14527232" calcext:value-type="float">
            <text:p>14527232</text:p>
          </table:table-cell>
          <table:table-cell office:value-type="float" office:value="247096384" calcext:value-type="float">
            <text:p>247096384</text:p>
          </table:table-cell>
          <table:table-cell office:value-type="float" office:value="65069960" calcext:value-type="float">
            <text:p>65069960</text:p>
          </table:table-cell>
          <table:table-cell office:value-type="float" office:value="39922784" calcext:value-type="float">
            <text:p>39922784</text:p>
          </table:table-cell>
          <table:table-cell office:value-type="float" office:value="39451360" calcext:value-type="float">
            <text:p>39451360</text:p>
          </table:table-cell>
          <table:table-cell table:number-columns-repeated="6"/>
        </table:table-row>
        <table:table-row table:style-name="ro1">
          <table:table-cell office:value-type="float" office:value="5996128" calcext:value-type="float">
            <text:p>5996128</text:p>
          </table:table-cell>
          <table:table-cell office:value-type="float" office:value="63081240" calcext:value-type="float">
            <text:p>63081240</text:p>
          </table:table-cell>
          <table:table-cell office:value-type="float" office:value="19047336" calcext:value-type="float">
            <text:p>19047336</text:p>
          </table:table-cell>
          <table:table-cell office:value-type="float" office:value="9723488" calcext:value-type="float">
            <text:p>9723488</text:p>
          </table:table-cell>
          <table:table-cell office:value-type="float" office:value="9761832" calcext:value-type="float">
            <text:p>9761832</text:p>
          </table:table-cell>
          <table:table-cell office:value-type="float" office:value="14565216" calcext:value-type="float">
            <text:p>14565216</text:p>
          </table:table-cell>
          <table:table-cell office:value-type="float" office:value="247199464" calcext:value-type="float">
            <text:p>247199464</text:p>
          </table:table-cell>
          <table:table-cell office:value-type="float" office:value="65078712" calcext:value-type="float">
            <text:p>65078712</text:p>
          </table:table-cell>
          <table:table-cell office:value-type="float" office:value="39923496" calcext:value-type="float">
            <text:p>39923496</text:p>
          </table:table-cell>
          <table:table-cell office:value-type="float" office:value="39451952" calcext:value-type="float">
            <text:p>39451952</text:p>
          </table:table-cell>
          <table:table-cell table:number-columns-repeated="6"/>
        </table:table-row>
        <table:table-row table:style-name="ro1">
          <table:table-cell office:value-type="float" office:value="5996576" calcext:value-type="float">
            <text:p>5996576</text:p>
          </table:table-cell>
          <table:table-cell office:value-type="float" office:value="63082096" calcext:value-type="float">
            <text:p>63082096</text:p>
          </table:table-cell>
          <table:table-cell office:value-type="float" office:value="19048240" calcext:value-type="float">
            <text:p>19048240</text:p>
          </table:table-cell>
          <table:table-cell office:value-type="float" office:value="9725224" calcext:value-type="float">
            <text:p>9725224</text:p>
          </table:table-cell>
          <table:table-cell office:value-type="float" office:value="9761880" calcext:value-type="float">
            <text:p>9761880</text:p>
          </table:table-cell>
          <table:table-cell office:value-type="float" office:value="14566528" calcext:value-type="float">
            <text:p>14566528</text:p>
          </table:table-cell>
          <table:table-cell office:value-type="float" office:value="247385120" calcext:value-type="float">
            <text:p>247385120</text:p>
          </table:table-cell>
          <table:table-cell office:value-type="float" office:value="65085440" calcext:value-type="float">
            <text:p>65085440</text:p>
          </table:table-cell>
          <table:table-cell office:value-type="float" office:value="39929552" calcext:value-type="float">
            <text:p>39929552</text:p>
          </table:table-cell>
          <table:table-cell office:value-type="float" office:value="39452008" calcext:value-type="float">
            <text:p>39452008</text:p>
          </table:table-cell>
          <table:table-cell table:number-columns-repeated="6"/>
        </table:table-row>
        <table:table-row table:style-name="ro1">
          <table:table-cell office:value-type="float" office:value="5997416" calcext:value-type="float">
            <text:p>5997416</text:p>
          </table:table-cell>
          <table:table-cell office:value-type="float" office:value="63083440" calcext:value-type="float">
            <text:p>63083440</text:p>
          </table:table-cell>
          <table:table-cell office:value-type="float" office:value="19048240" calcext:value-type="float">
            <text:p>19048240</text:p>
          </table:table-cell>
          <table:table-cell office:value-type="float" office:value="9728144" calcext:value-type="float">
            <text:p>9728144</text:p>
          </table:table-cell>
          <table:table-cell office:value-type="float" office:value="9762448" calcext:value-type="float">
            <text:p>9762448</text:p>
          </table:table-cell>
          <table:table-cell office:value-type="float" office:value="14578920" calcext:value-type="float">
            <text:p>14578920</text:p>
          </table:table-cell>
          <table:table-cell office:value-type="float" office:value="247409160" calcext:value-type="float">
            <text:p>247409160</text:p>
          </table:table-cell>
          <table:table-cell office:value-type="float" office:value="65093472" calcext:value-type="float">
            <text:p>65093472</text:p>
          </table:table-cell>
          <table:table-cell office:value-type="float" office:value="39929960" calcext:value-type="float">
            <text:p>39929960</text:p>
          </table:table-cell>
          <table:table-cell office:value-type="float" office:value="39454680" calcext:value-type="float">
            <text:p>39454680</text:p>
          </table:table-cell>
          <table:table-cell table:number-columns-repeated="6"/>
        </table:table-row>
        <table:table-row table:style-name="ro1">
          <table:table-cell office:value-type="float" office:value="5997432" calcext:value-type="float">
            <text:p>5997432</text:p>
          </table:table-cell>
          <table:table-cell office:value-type="float" office:value="63085424" calcext:value-type="float">
            <text:p>63085424</text:p>
          </table:table-cell>
          <table:table-cell office:value-type="float" office:value="19049304" calcext:value-type="float">
            <text:p>19049304</text:p>
          </table:table-cell>
          <table:table-cell office:value-type="float" office:value="9728184" calcext:value-type="float">
            <text:p>9728184</text:p>
          </table:table-cell>
          <table:table-cell office:value-type="float" office:value="9763520" calcext:value-type="float">
            <text:p>9763520</text:p>
          </table:table-cell>
          <table:table-cell office:value-type="float" office:value="14618808" calcext:value-type="float">
            <text:p>14618808</text:p>
          </table:table-cell>
          <table:table-cell office:value-type="float" office:value="247456608" calcext:value-type="float">
            <text:p>247456608</text:p>
          </table:table-cell>
          <table:table-cell office:value-type="float" office:value="65109648" calcext:value-type="float">
            <text:p>65109648</text:p>
          </table:table-cell>
          <table:table-cell office:value-type="float" office:value="39931168" calcext:value-type="float">
            <text:p>39931168</text:p>
          </table:table-cell>
          <table:table-cell office:value-type="float" office:value="39454712" calcext:value-type="float">
            <text:p>39454712</text:p>
          </table:table-cell>
          <table:table-cell table:number-columns-repeated="6"/>
        </table:table-row>
        <table:table-row table:style-name="ro1">
          <table:table-cell office:value-type="float" office:value="5997680" calcext:value-type="float">
            <text:p>5997680</text:p>
          </table:table-cell>
          <table:table-cell office:value-type="float" office:value="63085728" calcext:value-type="float">
            <text:p>63085728</text:p>
          </table:table-cell>
          <table:table-cell office:value-type="float" office:value="19049888" calcext:value-type="float">
            <text:p>19049888</text:p>
          </table:table-cell>
          <table:table-cell office:value-type="float" office:value="9728208" calcext:value-type="float">
            <text:p>9728208</text:p>
          </table:table-cell>
          <table:table-cell office:value-type="float" office:value="9764520" calcext:value-type="float">
            <text:p>9764520</text:p>
          </table:table-cell>
          <table:table-cell office:value-type="float" office:value="14644720" calcext:value-type="float">
            <text:p>14644720</text:p>
          </table:table-cell>
          <table:table-cell office:value-type="float" office:value="247473560" calcext:value-type="float">
            <text:p>247473560</text:p>
          </table:table-cell>
          <table:table-cell office:value-type="float" office:value="65111848" calcext:value-type="float">
            <text:p>65111848</text:p>
          </table:table-cell>
          <table:table-cell office:value-type="float" office:value="39933784" calcext:value-type="float">
            <text:p>39933784</text:p>
          </table:table-cell>
          <table:table-cell office:value-type="float" office:value="39455312" calcext:value-type="float">
            <text:p>39455312</text:p>
          </table:table-cell>
          <table:table-cell table:number-columns-repeated="6"/>
        </table:table-row>
        <table:table-row table:style-name="ro1">
          <table:table-cell office:value-type="float" office:value="5997776" calcext:value-type="float">
            <text:p>5997776</text:p>
          </table:table-cell>
          <table:table-cell office:value-type="float" office:value="63088192" calcext:value-type="float">
            <text:p>63088192</text:p>
          </table:table-cell>
          <table:table-cell office:value-type="float" office:value="19050264" calcext:value-type="float">
            <text:p>19050264</text:p>
          </table:table-cell>
          <table:table-cell office:value-type="float" office:value="9728728" calcext:value-type="float">
            <text:p>9728728</text:p>
          </table:table-cell>
          <table:table-cell office:value-type="float" office:value="9765600" calcext:value-type="float">
            <text:p>9765600</text:p>
          </table:table-cell>
          <table:table-cell office:value-type="float" office:value="14703656" calcext:value-type="float">
            <text:p>14703656</text:p>
          </table:table-cell>
          <table:table-cell office:value-type="float" office:value="247493192" calcext:value-type="float">
            <text:p>247493192</text:p>
          </table:table-cell>
          <table:table-cell office:value-type="float" office:value="65113768" calcext:value-type="float">
            <text:p>65113768</text:p>
          </table:table-cell>
          <table:table-cell office:value-type="float" office:value="39940024" calcext:value-type="float">
            <text:p>39940024</text:p>
          </table:table-cell>
          <table:table-cell office:value-type="float" office:value="39455936" calcext:value-type="float">
            <text:p>39455936</text:p>
          </table:table-cell>
          <table:table-cell table:number-columns-repeated="6"/>
        </table:table-row>
        <table:table-row table:style-name="ro1">
          <table:table-cell office:value-type="float" office:value="5998376" calcext:value-type="float">
            <text:p>5998376</text:p>
          </table:table-cell>
          <table:table-cell office:value-type="float" office:value="63088432" calcext:value-type="float">
            <text:p>63088432</text:p>
          </table:table-cell>
          <table:table-cell office:value-type="float" office:value="19050640" calcext:value-type="float">
            <text:p>19050640</text:p>
          </table:table-cell>
          <table:table-cell office:value-type="float" office:value="9730144" calcext:value-type="float">
            <text:p>9730144</text:p>
          </table:table-cell>
          <table:table-cell office:value-type="float" office:value="9766032" calcext:value-type="float">
            <text:p>9766032</text:p>
          </table:table-cell>
          <table:table-cell office:value-type="float" office:value="14717928" calcext:value-type="float">
            <text:p>14717928</text:p>
          </table:table-cell>
          <table:table-cell office:value-type="float" office:value="247500736" calcext:value-type="float">
            <text:p>247500736</text:p>
          </table:table-cell>
          <table:table-cell office:value-type="float" office:value="65161328" calcext:value-type="float">
            <text:p>65161328</text:p>
          </table:table-cell>
          <table:table-cell office:value-type="float" office:value="39941400" calcext:value-type="float">
            <text:p>39941400</text:p>
          </table:table-cell>
          <table:table-cell office:value-type="float" office:value="39456568" calcext:value-type="float">
            <text:p>39456568</text:p>
          </table:table-cell>
          <table:table-cell table:number-columns-repeated="6"/>
        </table:table-row>
        <table:table-row table:style-name="ro1">
          <table:table-cell office:value-type="float" office:value="5999536" calcext:value-type="float">
            <text:p>5999536</text:p>
          </table:table-cell>
          <table:table-cell office:value-type="float" office:value="63088960" calcext:value-type="float">
            <text:p>63088960</text:p>
          </table:table-cell>
          <table:table-cell office:value-type="float" office:value="19050776" calcext:value-type="float">
            <text:p>19050776</text:p>
          </table:table-cell>
          <table:table-cell office:value-type="float" office:value="9730616" calcext:value-type="float">
            <text:p>9730616</text:p>
          </table:table-cell>
          <table:table-cell office:value-type="float" office:value="9766808" calcext:value-type="float">
            <text:p>9766808</text:p>
          </table:table-cell>
          <table:table-cell office:value-type="float" office:value="14729064" calcext:value-type="float">
            <text:p>14729064</text:p>
          </table:table-cell>
          <table:table-cell office:value-type="float" office:value="247508712" calcext:value-type="float">
            <text:p>247508712</text:p>
          </table:table-cell>
          <table:table-cell office:value-type="float" office:value="65167392" calcext:value-type="float">
            <text:p>65167392</text:p>
          </table:table-cell>
          <table:table-cell office:value-type="float" office:value="39942984" calcext:value-type="float">
            <text:p>39942984</text:p>
          </table:table-cell>
          <table:table-cell office:value-type="float" office:value="39456952" calcext:value-type="float">
            <text:p>39456952</text:p>
          </table:table-cell>
          <table:table-cell table:number-columns-repeated="6"/>
        </table:table-row>
        <table:table-row table:style-name="ro1">
          <table:table-cell office:value-type="float" office:value="5999768" calcext:value-type="float">
            <text:p>5999768</text:p>
          </table:table-cell>
          <table:table-cell office:value-type="float" office:value="63089424" calcext:value-type="float">
            <text:p>63089424</text:p>
          </table:table-cell>
          <table:table-cell office:value-type="float" office:value="19051160" calcext:value-type="float">
            <text:p>19051160</text:p>
          </table:table-cell>
          <table:table-cell office:value-type="float" office:value="9731224" calcext:value-type="float">
            <text:p>9731224</text:p>
          </table:table-cell>
          <table:table-cell office:value-type="float" office:value="9768224" calcext:value-type="float">
            <text:p>9768224</text:p>
          </table:table-cell>
          <table:table-cell office:value-type="float" office:value="14729272" calcext:value-type="float">
            <text:p>14729272</text:p>
          </table:table-cell>
          <table:table-cell office:value-type="float" office:value="247532736" calcext:value-type="float">
            <text:p>247532736</text:p>
          </table:table-cell>
          <table:table-cell office:value-type="float" office:value="65173040" calcext:value-type="float">
            <text:p>65173040</text:p>
          </table:table-cell>
          <table:table-cell office:value-type="float" office:value="39944296" calcext:value-type="float">
            <text:p>39944296</text:p>
          </table:table-cell>
          <table:table-cell office:value-type="float" office:value="39457184" calcext:value-type="float">
            <text:p>39457184</text:p>
          </table:table-cell>
          <table:table-cell table:number-columns-repeated="6"/>
        </table:table-row>
        <table:table-row table:style-name="ro1">
          <table:table-cell office:value-type="float" office:value="6000856" calcext:value-type="float">
            <text:p>6000856</text:p>
          </table:table-cell>
          <table:table-cell office:value-type="float" office:value="63089456" calcext:value-type="float">
            <text:p>63089456</text:p>
          </table:table-cell>
          <table:table-cell office:value-type="float" office:value="19051296" calcext:value-type="float">
            <text:p>19051296</text:p>
          </table:table-cell>
          <table:table-cell office:value-type="float" office:value="9731648" calcext:value-type="float">
            <text:p>9731648</text:p>
          </table:table-cell>
          <table:table-cell office:value-type="float" office:value="9769040" calcext:value-type="float">
            <text:p>9769040</text:p>
          </table:table-cell>
          <table:table-cell office:value-type="float" office:value="14752832" calcext:value-type="float">
            <text:p>14752832</text:p>
          </table:table-cell>
          <table:table-cell office:value-type="float" office:value="247547128" calcext:value-type="float">
            <text:p>247547128</text:p>
          </table:table-cell>
          <table:table-cell office:value-type="float" office:value="65240728" calcext:value-type="float">
            <text:p>65240728</text:p>
          </table:table-cell>
          <table:table-cell office:value-type="float" office:value="39949632" calcext:value-type="float">
            <text:p>39949632</text:p>
          </table:table-cell>
          <table:table-cell office:value-type="float" office:value="39457224" calcext:value-type="float">
            <text:p>39457224</text:p>
          </table:table-cell>
          <table:table-cell table:number-columns-repeated="6"/>
        </table:table-row>
        <table:table-row table:style-name="ro1">
          <table:table-cell office:value-type="float" office:value="6001240" calcext:value-type="float">
            <text:p>6001240</text:p>
          </table:table-cell>
          <table:table-cell office:value-type="float" office:value="63094272" calcext:value-type="float">
            <text:p>63094272</text:p>
          </table:table-cell>
          <table:table-cell office:value-type="float" office:value="19051584" calcext:value-type="float">
            <text:p>19051584</text:p>
          </table:table-cell>
          <table:table-cell office:value-type="float" office:value="9733296" calcext:value-type="float">
            <text:p>9733296</text:p>
          </table:table-cell>
          <table:table-cell office:value-type="float" office:value="9770200" calcext:value-type="float">
            <text:p>9770200</text:p>
          </table:table-cell>
          <table:table-cell office:value-type="float" office:value="14756592" calcext:value-type="float">
            <text:p>14756592</text:p>
          </table:table-cell>
          <table:table-cell office:value-type="float" office:value="247550928" calcext:value-type="float">
            <text:p>247550928</text:p>
          </table:table-cell>
          <table:table-cell office:value-type="float" office:value="66000064" calcext:value-type="float">
            <text:p>66000064</text:p>
          </table:table-cell>
          <table:table-cell office:value-type="float" office:value="39953632" calcext:value-type="float">
            <text:p>39953632</text:p>
          </table:table-cell>
          <table:table-cell office:value-type="float" office:value="39458528" calcext:value-type="float">
            <text:p>39458528</text:p>
          </table:table-cell>
          <table:table-cell table:number-columns-repeated="6"/>
        </table:table-row>
        <table:table-row table:style-name="ro1">
          <table:table-cell office:value-type="float" office:value="6001640" calcext:value-type="float">
            <text:p>6001640</text:p>
          </table:table-cell>
          <table:table-cell office:value-type="float" office:value="63097224" calcext:value-type="float">
            <text:p>63097224</text:p>
          </table:table-cell>
          <table:table-cell office:value-type="float" office:value="19052152" calcext:value-type="float">
            <text:p>19052152</text:p>
          </table:table-cell>
          <table:table-cell office:value-type="float" office:value="9734096" calcext:value-type="float">
            <text:p>9734096</text:p>
          </table:table-cell>
          <table:table-cell office:value-type="float" office:value="9770288" calcext:value-type="float">
            <text:p>9770288</text:p>
          </table:table-cell>
          <table:table-cell office:value-type="float" office:value="14775064" calcext:value-type="float">
            <text:p>14775064</text:p>
          </table:table-cell>
          <table:table-cell office:value-type="float" office:value="247564056" calcext:value-type="float">
            <text:p>247564056</text:p>
          </table:table-cell>
          <table:table-cell office:value-type="float" office:value="66132728" calcext:value-type="float">
            <text:p>66132728</text:p>
          </table:table-cell>
          <table:table-cell office:value-type="float" office:value="39955280" calcext:value-type="float">
            <text:p>39955280</text:p>
          </table:table-cell>
          <table:table-cell office:value-type="float" office:value="39460232" calcext:value-type="float">
            <text:p>39460232</text:p>
          </table:table-cell>
          <table:table-cell table:number-columns-repeated="6"/>
        </table:table-row>
        <table:table-row table:style-name="ro1">
          <table:table-cell office:value-type="float" office:value="6002288" calcext:value-type="float">
            <text:p>6002288</text:p>
          </table:table-cell>
          <table:table-cell office:value-type="float" office:value="63098200" calcext:value-type="float">
            <text:p>63098200</text:p>
          </table:table-cell>
          <table:table-cell office:value-type="float" office:value="19053080" calcext:value-type="float">
            <text:p>19053080</text:p>
          </table:table-cell>
          <table:table-cell office:value-type="float" office:value="9734456" calcext:value-type="float">
            <text:p>9734456</text:p>
          </table:table-cell>
          <table:table-cell office:value-type="float" office:value="9770400" calcext:value-type="float">
            <text:p>9770400</text:p>
          </table:table-cell>
          <table:table-cell office:value-type="float" office:value="14960776" calcext:value-type="float">
            <text:p>14960776</text:p>
          </table:table-cell>
          <table:table-cell office:value-type="float" office:value="247594088" calcext:value-type="float">
            <text:p>247594088</text:p>
          </table:table-cell>
          <table:table-cell office:value-type="float" office:value="66204544" calcext:value-type="float">
            <text:p>66204544</text:p>
          </table:table-cell>
          <table:table-cell office:value-type="float" office:value="39955440" calcext:value-type="float">
            <text:p>39955440</text:p>
          </table:table-cell>
          <table:table-cell office:value-type="float" office:value="39461904" calcext:value-type="float">
            <text:p>39461904</text:p>
          </table:table-cell>
          <table:table-cell table:number-columns-repeated="6"/>
        </table:table-row>
        <table:table-row table:style-name="ro1">
          <table:table-cell office:value-type="float" office:value="6002544" calcext:value-type="float">
            <text:p>6002544</text:p>
          </table:table-cell>
          <table:table-cell office:value-type="float" office:value="63102112" calcext:value-type="float">
            <text:p>63102112</text:p>
          </table:table-cell>
          <table:table-cell office:value-type="float" office:value="19054472" calcext:value-type="float">
            <text:p>19054472</text:p>
          </table:table-cell>
          <table:table-cell office:value-type="float" office:value="9734520" calcext:value-type="float">
            <text:p>9734520</text:p>
          </table:table-cell>
          <table:table-cell office:value-type="float" office:value="9770656" calcext:value-type="float">
            <text:p>9770656</text:p>
          </table:table-cell>
          <table:table-cell office:value-type="float" office:value="15028232" calcext:value-type="float">
            <text:p>15028232</text:p>
          </table:table-cell>
          <table:table-cell office:value-type="float" office:value="247628744" calcext:value-type="float">
            <text:p>247628744</text:p>
          </table:table-cell>
          <table:table-cell office:value-type="float" office:value="66216496" calcext:value-type="float">
            <text:p>66216496</text:p>
          </table:table-cell>
          <table:table-cell office:value-type="float" office:value="39957408" calcext:value-type="float">
            <text:p>39957408</text:p>
          </table:table-cell>
          <table:table-cell office:value-type="float" office:value="39462232" calcext:value-type="float">
            <text:p>39462232</text:p>
          </table:table-cell>
          <table:table-cell table:number-columns-repeated="6"/>
        </table:table-row>
        <table:table-row table:style-name="ro1">
          <table:table-cell office:value-type="float" office:value="6002640" calcext:value-type="float">
            <text:p>6002640</text:p>
          </table:table-cell>
          <table:table-cell office:value-type="float" office:value="63102680" calcext:value-type="float">
            <text:p>63102680</text:p>
          </table:table-cell>
          <table:table-cell office:value-type="float" office:value="19055008" calcext:value-type="float">
            <text:p>19055008</text:p>
          </table:table-cell>
          <table:table-cell office:value-type="float" office:value="9734672" calcext:value-type="float">
            <text:p>9734672</text:p>
          </table:table-cell>
          <table:table-cell office:value-type="float" office:value="9771144" calcext:value-type="float">
            <text:p>9771144</text:p>
          </table:table-cell>
          <table:table-cell office:value-type="float" office:value="15148848" calcext:value-type="float">
            <text:p>15148848</text:p>
          </table:table-cell>
          <table:table-cell office:value-type="float" office:value="247677696" calcext:value-type="float">
            <text:p>247677696</text:p>
          </table:table-cell>
          <table:table-cell office:value-type="float" office:value="66288848" calcext:value-type="float">
            <text:p>66288848</text:p>
          </table:table-cell>
          <table:table-cell office:value-type="float" office:value="39962848" calcext:value-type="float">
            <text:p>39962848</text:p>
          </table:table-cell>
          <table:table-cell office:value-type="float" office:value="39462568" calcext:value-type="float">
            <text:p>39462568</text:p>
          </table:table-cell>
          <table:table-cell table:number-columns-repeated="6"/>
        </table:table-row>
        <table:table-row table:style-name="ro1">
          <table:table-cell office:value-type="float" office:value="6006224" calcext:value-type="float">
            <text:p>6006224</text:p>
          </table:table-cell>
          <table:table-cell office:value-type="float" office:value="63113552" calcext:value-type="float">
            <text:p>63113552</text:p>
          </table:table-cell>
          <table:table-cell office:value-type="float" office:value="19055952" calcext:value-type="float">
            <text:p>19055952</text:p>
          </table:table-cell>
          <table:table-cell office:value-type="float" office:value="9736032" calcext:value-type="float">
            <text:p>9736032</text:p>
          </table:table-cell>
          <table:table-cell office:value-type="float" office:value="9772344" calcext:value-type="float">
            <text:p>9772344</text:p>
          </table:table-cell>
          <table:table-cell office:value-type="float" office:value="15198496" calcext:value-type="float">
            <text:p>15198496</text:p>
          </table:table-cell>
          <table:table-cell office:value-type="float" office:value="247749472" calcext:value-type="float">
            <text:p>247749472</text:p>
          </table:table-cell>
          <table:table-cell office:value-type="float" office:value="66293904" calcext:value-type="float">
            <text:p>66293904</text:p>
          </table:table-cell>
          <table:table-cell office:value-type="float" office:value="39963920" calcext:value-type="float">
            <text:p>39963920</text:p>
          </table:table-cell>
          <table:table-cell office:value-type="float" office:value="39462768" calcext:value-type="float">
            <text:p>39462768</text:p>
          </table:table-cell>
          <table:table-cell table:number-columns-repeated="6"/>
        </table:table-row>
        <table:table-row table:style-name="ro1">
          <table:table-cell office:value-type="float" office:value="6006368" calcext:value-type="float">
            <text:p>6006368</text:p>
          </table:table-cell>
          <table:table-cell office:value-type="float" office:value="63115440" calcext:value-type="float">
            <text:p>63115440</text:p>
          </table:table-cell>
          <table:table-cell office:value-type="float" office:value="19056152" calcext:value-type="float">
            <text:p>19056152</text:p>
          </table:table-cell>
          <table:table-cell office:value-type="float" office:value="9737288" calcext:value-type="float">
            <text:p>9737288</text:p>
          </table:table-cell>
          <table:table-cell office:value-type="float" office:value="9772400" calcext:value-type="float">
            <text:p>9772400</text:p>
          </table:table-cell>
          <table:table-cell office:value-type="float" office:value="15248120" calcext:value-type="float">
            <text:p>15248120</text:p>
          </table:table-cell>
          <table:table-cell office:value-type="float" office:value="247969696" calcext:value-type="float">
            <text:p>247969696</text:p>
          </table:table-cell>
          <table:table-cell office:value-type="float" office:value="66370392" calcext:value-type="float">
            <text:p>66370392</text:p>
          </table:table-cell>
          <table:table-cell office:value-type="float" office:value="39967664" calcext:value-type="float">
            <text:p>39967664</text:p>
          </table:table-cell>
          <table:table-cell office:value-type="float" office:value="39463504" calcext:value-type="float">
            <text:p>39463504</text:p>
          </table:table-cell>
          <table:table-cell table:number-columns-repeated="6"/>
        </table:table-row>
        <table:table-row table:style-name="ro1">
          <table:table-cell office:value-type="float" office:value="6006504" calcext:value-type="float">
            <text:p>6006504</text:p>
          </table:table-cell>
          <table:table-cell office:value-type="float" office:value="63115736" calcext:value-type="float">
            <text:p>63115736</text:p>
          </table:table-cell>
          <table:table-cell office:value-type="float" office:value="19056424" calcext:value-type="float">
            <text:p>19056424</text:p>
          </table:table-cell>
          <table:table-cell office:value-type="float" office:value="9737872" calcext:value-type="float">
            <text:p>9737872</text:p>
          </table:table-cell>
          <table:table-cell office:value-type="float" office:value="9772584" calcext:value-type="float">
            <text:p>9772584</text:p>
          </table:table-cell>
          <table:table-cell office:value-type="float" office:value="15250544" calcext:value-type="float">
            <text:p>15250544</text:p>
          </table:table-cell>
          <table:table-cell office:value-type="float" office:value="248115720" calcext:value-type="float">
            <text:p>248115720</text:p>
          </table:table-cell>
          <table:table-cell office:value-type="float" office:value="66378384" calcext:value-type="float">
            <text:p>66378384</text:p>
          </table:table-cell>
          <table:table-cell office:value-type="float" office:value="39967912" calcext:value-type="float">
            <text:p>39967912</text:p>
          </table:table-cell>
          <table:table-cell office:value-type="float" office:value="39463576" calcext:value-type="float">
            <text:p>39463576</text:p>
          </table:table-cell>
          <table:table-cell table:number-columns-repeated="6"/>
        </table:table-row>
        <table:table-row table:style-name="ro1">
          <table:table-cell office:value-type="float" office:value="6007840" calcext:value-type="float">
            <text:p>6007840</text:p>
          </table:table-cell>
          <table:table-cell office:value-type="float" office:value="63116136" calcext:value-type="float">
            <text:p>63116136</text:p>
          </table:table-cell>
          <table:table-cell office:value-type="float" office:value="19057544" calcext:value-type="float">
            <text:p>19057544</text:p>
          </table:table-cell>
          <table:table-cell office:value-type="float" office:value="9740128" calcext:value-type="float">
            <text:p>9740128</text:p>
          </table:table-cell>
          <table:table-cell office:value-type="float" office:value="9774288" calcext:value-type="float">
            <text:p>9774288</text:p>
          </table:table-cell>
          <table:table-cell office:value-type="float" office:value="15466832" calcext:value-type="float">
            <text:p>15466832</text:p>
          </table:table-cell>
          <table:table-cell office:value-type="float" office:value="248223568" calcext:value-type="float">
            <text:p>248223568</text:p>
          </table:table-cell>
          <table:table-cell office:value-type="float" office:value="66615352" calcext:value-type="float">
            <text:p>66615352</text:p>
          </table:table-cell>
          <table:table-cell office:value-type="float" office:value="39969232" calcext:value-type="float">
            <text:p>39969232</text:p>
          </table:table-cell>
          <table:table-cell office:value-type="float" office:value="39466160" calcext:value-type="float">
            <text:p>39466160</text:p>
          </table:table-cell>
          <table:table-cell table:number-columns-repeated="6"/>
        </table:table-row>
        <table:table-row table:style-name="ro1">
          <table:table-cell office:value-type="float" office:value="6009536" calcext:value-type="float">
            <text:p>6009536</text:p>
          </table:table-cell>
          <table:table-cell office:value-type="float" office:value="63116448" calcext:value-type="float">
            <text:p>63116448</text:p>
          </table:table-cell>
          <table:table-cell office:value-type="float" office:value="19057880" calcext:value-type="float">
            <text:p>19057880</text:p>
          </table:table-cell>
          <table:table-cell office:value-type="float" office:value="9740240" calcext:value-type="float">
            <text:p>9740240</text:p>
          </table:table-cell>
          <table:table-cell office:value-type="float" office:value="9774520" calcext:value-type="float">
            <text:p>9774520</text:p>
          </table:table-cell>
          <table:table-cell office:value-type="float" office:value="15671680" calcext:value-type="float">
            <text:p>15671680</text:p>
          </table:table-cell>
          <table:table-cell office:value-type="float" office:value="248295496" calcext:value-type="float">
            <text:p>248295496</text:p>
          </table:table-cell>
          <table:table-cell office:value-type="float" office:value="66798400" calcext:value-type="float">
            <text:p>66798400</text:p>
          </table:table-cell>
          <table:table-cell office:value-type="float" office:value="39970224" calcext:value-type="float">
            <text:p>39970224</text:p>
          </table:table-cell>
          <table:table-cell office:value-type="float" office:value="39466336" calcext:value-type="float">
            <text:p>39466336</text:p>
          </table:table-cell>
          <table:table-cell table:number-columns-repeated="6"/>
        </table:table-row>
        <table:table-row table:style-name="ro1">
          <table:table-cell office:value-type="float" office:value="6011672" calcext:value-type="float">
            <text:p>6011672</text:p>
          </table:table-cell>
          <table:table-cell office:value-type="float" office:value="63116672" calcext:value-type="float">
            <text:p>63116672</text:p>
          </table:table-cell>
          <table:table-cell office:value-type="float" office:value="19058208" calcext:value-type="float">
            <text:p>19058208</text:p>
          </table:table-cell>
          <table:table-cell office:value-type="float" office:value="9741424" calcext:value-type="float">
            <text:p>9741424</text:p>
          </table:table-cell>
          <table:table-cell office:value-type="float" office:value="9775232" calcext:value-type="float">
            <text:p>9775232</text:p>
          </table:table-cell>
          <table:table-cell office:value-type="float" office:value="15823104" calcext:value-type="float">
            <text:p>15823104</text:p>
          </table:table-cell>
          <table:table-cell office:value-type="float" office:value="248343864" calcext:value-type="float">
            <text:p>248343864</text:p>
          </table:table-cell>
          <table:table-cell office:value-type="float" office:value="66804504" calcext:value-type="float">
            <text:p>66804504</text:p>
          </table:table-cell>
          <table:table-cell office:value-type="float" office:value="39970728" calcext:value-type="float">
            <text:p>39970728</text:p>
          </table:table-cell>
          <table:table-cell office:value-type="float" office:value="39467072" calcext:value-type="float">
            <text:p>39467072</text:p>
          </table:table-cell>
          <table:table-cell table:number-columns-repeated="6"/>
        </table:table-row>
        <table:table-row table:style-name="ro1">
          <table:table-cell office:value-type="float" office:value="6012200" calcext:value-type="float">
            <text:p>6012200</text:p>
          </table:table-cell>
          <table:table-cell office:value-type="float" office:value="63118160" calcext:value-type="float">
            <text:p>63118160</text:p>
          </table:table-cell>
          <table:table-cell office:value-type="float" office:value="19059392" calcext:value-type="float">
            <text:p>19059392</text:p>
          </table:table-cell>
          <table:table-cell office:value-type="float" office:value="9741504" calcext:value-type="float">
            <text:p>9741504</text:p>
          </table:table-cell>
          <table:table-cell office:value-type="float" office:value="9776136" calcext:value-type="float">
            <text:p>9776136</text:p>
          </table:table-cell>
          <table:table-cell office:value-type="float" office:value="15864144" calcext:value-type="float">
            <text:p>15864144</text:p>
          </table:table-cell>
          <table:table-cell office:value-type="float" office:value="248357664" calcext:value-type="float">
            <text:p>248357664</text:p>
          </table:table-cell>
          <table:table-cell office:value-type="float" office:value="67056720" calcext:value-type="float">
            <text:p>67056720</text:p>
          </table:table-cell>
          <table:table-cell office:value-type="float" office:value="39970800" calcext:value-type="float">
            <text:p>39970800</text:p>
          </table:table-cell>
          <table:table-cell office:value-type="float" office:value="39468808" calcext:value-type="float">
            <text:p>39468808</text:p>
          </table:table-cell>
          <table:table-cell table:number-columns-repeated="6"/>
        </table:table-row>
        <table:table-row table:style-name="ro1">
          <table:table-cell office:value-type="float" office:value="6012272" calcext:value-type="float">
            <text:p>6012272</text:p>
          </table:table-cell>
          <table:table-cell office:value-type="float" office:value="63121864" calcext:value-type="float">
            <text:p>63121864</text:p>
          </table:table-cell>
          <table:table-cell office:value-type="float" office:value="19059632" calcext:value-type="float">
            <text:p>19059632</text:p>
          </table:table-cell>
          <table:table-cell office:value-type="float" office:value="9743080" calcext:value-type="float">
            <text:p>9743080</text:p>
          </table:table-cell>
          <table:table-cell office:value-type="float" office:value="9777136" calcext:value-type="float">
            <text:p>9777136</text:p>
          </table:table-cell>
          <table:table-cell office:value-type="float" office:value="15964912" calcext:value-type="float">
            <text:p>15964912</text:p>
          </table:table-cell>
          <table:table-cell office:value-type="float" office:value="248603992" calcext:value-type="float">
            <text:p>248603992</text:p>
          </table:table-cell>
          <table:table-cell office:value-type="float" office:value="67119136" calcext:value-type="float">
            <text:p>67119136</text:p>
          </table:table-cell>
          <table:table-cell office:value-type="float" office:value="39970872" calcext:value-type="float">
            <text:p>39970872</text:p>
          </table:table-cell>
          <table:table-cell office:value-type="float" office:value="39469352" calcext:value-type="float">
            <text:p>39469352</text:p>
          </table:table-cell>
          <table:table-cell table:number-columns-repeated="6"/>
        </table:table-row>
        <table:table-row table:style-name="ro1">
          <table:table-cell office:value-type="float" office:value="6013552" calcext:value-type="float">
            <text:p>6013552</text:p>
          </table:table-cell>
          <table:table-cell office:value-type="float" office:value="63123536" calcext:value-type="float">
            <text:p>63123536</text:p>
          </table:table-cell>
          <table:table-cell office:value-type="float" office:value="19061896" calcext:value-type="float">
            <text:p>19061896</text:p>
          </table:table-cell>
          <table:table-cell office:value-type="float" office:value="9743488" calcext:value-type="float">
            <text:p>9743488</text:p>
          </table:table-cell>
          <table:table-cell office:value-type="float" office:value="9777312" calcext:value-type="float">
            <text:p>9777312</text:p>
          </table:table-cell>
          <table:table-cell office:value-type="float" office:value="16029920" calcext:value-type="float">
            <text:p>16029920</text:p>
          </table:table-cell>
          <table:table-cell office:value-type="float" office:value="248706120" calcext:value-type="float">
            <text:p>248706120</text:p>
          </table:table-cell>
          <table:table-cell office:value-type="float" office:value="67171800" calcext:value-type="float">
            <text:p>67171800</text:p>
          </table:table-cell>
          <table:table-cell office:value-type="float" office:value="39974840" calcext:value-type="float">
            <text:p>39974840</text:p>
          </table:table-cell>
          <table:table-cell office:value-type="float" office:value="39470152" calcext:value-type="float">
            <text:p>39470152</text:p>
          </table:table-cell>
          <table:table-cell table:number-columns-repeated="6"/>
        </table:table-row>
        <table:table-row table:style-name="ro1">
          <table:table-cell office:value-type="float" office:value="6014800" calcext:value-type="float">
            <text:p>6014800</text:p>
          </table:table-cell>
          <table:table-cell office:value-type="float" office:value="63125872" calcext:value-type="float">
            <text:p>63125872</text:p>
          </table:table-cell>
          <table:table-cell office:value-type="float" office:value="19063184" calcext:value-type="float">
            <text:p>19063184</text:p>
          </table:table-cell>
          <table:table-cell office:value-type="float" office:value="9743744" calcext:value-type="float">
            <text:p>9743744</text:p>
          </table:table-cell>
          <table:table-cell office:value-type="float" office:value="9777320" calcext:value-type="float">
            <text:p>9777320</text:p>
          </table:table-cell>
          <table:table-cell office:value-type="float" office:value="16039552" calcext:value-type="float">
            <text:p>16039552</text:p>
          </table:table-cell>
          <table:table-cell office:value-type="float" office:value="248834208" calcext:value-type="float">
            <text:p>248834208</text:p>
          </table:table-cell>
          <table:table-cell office:value-type="float" office:value="67441400" calcext:value-type="float">
            <text:p>67441400</text:p>
          </table:table-cell>
          <table:table-cell office:value-type="float" office:value="39976760" calcext:value-type="float">
            <text:p>39976760</text:p>
          </table:table-cell>
          <table:table-cell office:value-type="float" office:value="39471040" calcext:value-type="float">
            <text:p>39471040</text:p>
          </table:table-cell>
          <table:table-cell table:number-columns-repeated="6"/>
        </table:table-row>
        <table:table-row table:style-name="ro1">
          <table:table-cell office:value-type="float" office:value="6016624" calcext:value-type="float">
            <text:p>6016624</text:p>
          </table:table-cell>
          <table:table-cell office:value-type="float" office:value="63129064" calcext:value-type="float">
            <text:p>63129064</text:p>
          </table:table-cell>
          <table:table-cell office:value-type="float" office:value="19065408" calcext:value-type="float">
            <text:p>19065408</text:p>
          </table:table-cell>
          <table:table-cell office:value-type="float" office:value="9744032" calcext:value-type="float">
            <text:p>9744032</text:p>
          </table:table-cell>
          <table:table-cell office:value-type="float" office:value="9777864" calcext:value-type="float">
            <text:p>9777864</text:p>
          </table:table-cell>
          <table:table-cell office:value-type="float" office:value="16435864" calcext:value-type="float">
            <text:p>16435864</text:p>
          </table:table-cell>
          <table:table-cell office:value-type="float" office:value="248836688" calcext:value-type="float">
            <text:p>248836688</text:p>
          </table:table-cell>
          <table:table-cell office:value-type="float" office:value="68622216" calcext:value-type="float">
            <text:p>68622216</text:p>
          </table:table-cell>
          <table:table-cell office:value-type="float" office:value="39981824" calcext:value-type="float">
            <text:p>39981824</text:p>
          </table:table-cell>
          <table:table-cell office:value-type="float" office:value="39472744" calcext:value-type="float">
            <text:p>39472744</text:p>
          </table:table-cell>
          <table:table-cell table:number-columns-repeated="6"/>
        </table:table-row>
        <table:table-row table:style-name="ro1">
          <table:table-cell office:value-type="float" office:value="6017824" calcext:value-type="float">
            <text:p>6017824</text:p>
          </table:table-cell>
          <table:table-cell office:value-type="float" office:value="63130688" calcext:value-type="float">
            <text:p>63130688</text:p>
          </table:table-cell>
          <table:table-cell office:value-type="float" office:value="19065592" calcext:value-type="float">
            <text:p>19065592</text:p>
          </table:table-cell>
          <table:table-cell office:value-type="float" office:value="9744656" calcext:value-type="float">
            <text:p>9744656</text:p>
          </table:table-cell>
          <table:table-cell office:value-type="float" office:value="9779520" calcext:value-type="float">
            <text:p>9779520</text:p>
          </table:table-cell>
          <table:table-cell office:value-type="float" office:value="19696408" calcext:value-type="float">
            <text:p>19696408</text:p>
          </table:table-cell>
          <table:table-cell office:value-type="float" office:value="249120808" calcext:value-type="float">
            <text:p>249120808</text:p>
          </table:table-cell>
          <table:table-cell office:value-type="float" office:value="69240000" calcext:value-type="float">
            <text:p>69240000</text:p>
          </table:table-cell>
          <table:table-cell office:value-type="float" office:value="39985712" calcext:value-type="float">
            <text:p>39985712</text:p>
          </table:table-cell>
          <table:table-cell office:value-type="float" office:value="39473344" calcext:value-type="float">
            <text:p>39473344</text:p>
          </table:table-cell>
          <table:table-cell table:number-columns-repeated="6"/>
        </table:table-row>
        <table:table-row table:style-name="ro1">
          <table:table-cell office:value-type="float" office:value="6018112" calcext:value-type="float">
            <text:p>6018112</text:p>
          </table:table-cell>
          <table:table-cell office:value-type="float" office:value="63131304" calcext:value-type="float">
            <text:p>63131304</text:p>
          </table:table-cell>
          <table:table-cell office:value-type="float" office:value="19065592" calcext:value-type="float">
            <text:p>19065592</text:p>
          </table:table-cell>
          <table:table-cell office:value-type="float" office:value="9746432" calcext:value-type="float">
            <text:p>9746432</text:p>
          </table:table-cell>
          <table:table-cell office:value-type="float" office:value="9781656" calcext:value-type="float">
            <text:p>9781656</text:p>
          </table:table-cell>
          <table:table-cell office:value-type="float" office:value="19967872" calcext:value-type="float">
            <text:p>19967872</text:p>
          </table:table-cell>
          <table:table-cell office:value-type="float" office:value="249139104" calcext:value-type="float">
            <text:p>249139104</text:p>
          </table:table-cell>
          <table:table-cell office:value-type="float" office:value="70220712" calcext:value-type="float">
            <text:p>70220712</text:p>
          </table:table-cell>
          <table:table-cell office:value-type="float" office:value="39987688" calcext:value-type="float">
            <text:p>39987688</text:p>
          </table:table-cell>
          <table:table-cell office:value-type="float" office:value="39473768" calcext:value-type="float">
            <text:p>39473768</text:p>
          </table:table-cell>
          <table:table-cell table:number-columns-repeated="6"/>
        </table:table-row>
        <table:table-row table:style-name="ro1">
          <table:table-cell office:value-type="float" office:value="6019048" calcext:value-type="float">
            <text:p>6019048</text:p>
          </table:table-cell>
          <table:table-cell office:value-type="float" office:value="63133152" calcext:value-type="float">
            <text:p>63133152</text:p>
          </table:table-cell>
          <table:table-cell office:value-type="float" office:value="19067264" calcext:value-type="float">
            <text:p>19067264</text:p>
          </table:table-cell>
          <table:table-cell office:value-type="float" office:value="9746656" calcext:value-type="float">
            <text:p>9746656</text:p>
          </table:table-cell>
          <table:table-cell office:value-type="float" office:value="9782000" calcext:value-type="float">
            <text:p>9782000</text:p>
          </table:table-cell>
          <table:table-cell office:value-type="float" office:value="20676272" calcext:value-type="float">
            <text:p>20676272</text:p>
          </table:table-cell>
          <table:table-cell office:value-type="float" office:value="249165424" calcext:value-type="float">
            <text:p>249165424</text:p>
          </table:table-cell>
          <table:table-cell office:value-type="float" office:value="70989768" calcext:value-type="float">
            <text:p>70989768</text:p>
          </table:table-cell>
          <table:table-cell office:value-type="float" office:value="39988296" calcext:value-type="float">
            <text:p>39988296</text:p>
          </table:table-cell>
          <table:table-cell office:value-type="float" office:value="39476224" calcext:value-type="float">
            <text:p>39476224</text:p>
          </table:table-cell>
          <table:table-cell table:number-columns-repeated="6"/>
        </table:table-row>
        <table:table-row table:style-name="ro1">
          <table:table-cell office:value-type="float" office:value="6019064" calcext:value-type="float">
            <text:p>6019064</text:p>
          </table:table-cell>
          <table:table-cell office:value-type="float" office:value="63135000" calcext:value-type="float">
            <text:p>63135000</text:p>
          </table:table-cell>
          <table:table-cell office:value-type="float" office:value="19068344" calcext:value-type="float">
            <text:p>19068344</text:p>
          </table:table-cell>
          <table:table-cell office:value-type="float" office:value="9746864" calcext:value-type="float">
            <text:p>9746864</text:p>
          </table:table-cell>
          <table:table-cell office:value-type="float" office:value="9782000" calcext:value-type="float">
            <text:p>9782000</text:p>
          </table:table-cell>
          <table:table-cell office:value-type="float" office:value="20834096" calcext:value-type="float">
            <text:p>20834096</text:p>
          </table:table-cell>
          <table:table-cell office:value-type="float" office:value="249871232" calcext:value-type="float">
            <text:p>249871232</text:p>
          </table:table-cell>
          <table:table-cell office:value-type="float" office:value="71172776" calcext:value-type="float">
            <text:p>71172776</text:p>
          </table:table-cell>
          <table:table-cell office:value-type="float" office:value="39989848" calcext:value-type="float">
            <text:p>39989848</text:p>
          </table:table-cell>
          <table:table-cell office:value-type="float" office:value="39477696" calcext:value-type="float">
            <text:p>39477696</text:p>
          </table:table-cell>
          <table:table-cell table:number-columns-repeated="6"/>
        </table:table-row>
        <table:table-row table:style-name="ro1">
          <table:table-cell office:value-type="float" office:value="6019480" calcext:value-type="float">
            <text:p>6019480</text:p>
          </table:table-cell>
          <table:table-cell office:value-type="float" office:value="63139336" calcext:value-type="float">
            <text:p>63139336</text:p>
          </table:table-cell>
          <table:table-cell office:value-type="float" office:value="19069424" calcext:value-type="float">
            <text:p>19069424</text:p>
          </table:table-cell>
          <table:table-cell office:value-type="float" office:value="9749336" calcext:value-type="float">
            <text:p>9749336</text:p>
          </table:table-cell>
          <table:table-cell office:value-type="float" office:value="9782208" calcext:value-type="float">
            <text:p>9782208</text:p>
          </table:table-cell>
          <table:table-cell office:value-type="float" office:value="20890336" calcext:value-type="float">
            <text:p>20890336</text:p>
          </table:table-cell>
          <table:table-cell office:value-type="float" office:value="250440016" calcext:value-type="float">
            <text:p>250440016</text:p>
          </table:table-cell>
          <table:table-cell office:value-type="float" office:value="71301752" calcext:value-type="float">
            <text:p>71301752</text:p>
          </table:table-cell>
          <table:table-cell office:value-type="float" office:value="39990520" calcext:value-type="float">
            <text:p>39990520</text:p>
          </table:table-cell>
          <table:table-cell office:value-type="float" office:value="39477728" calcext:value-type="float">
            <text:p>39477728</text:p>
          </table:table-cell>
          <table:table-cell table:number-columns-repeated="6"/>
        </table:table-row>
        <table:table-row table:style-name="ro1">
          <table:table-cell office:value-type="float" office:value="6021920" calcext:value-type="float">
            <text:p>6021920</text:p>
          </table:table-cell>
          <table:table-cell office:value-type="float" office:value="63141616" calcext:value-type="float">
            <text:p>63141616</text:p>
          </table:table-cell>
          <table:table-cell office:value-type="float" office:value="19070632" calcext:value-type="float">
            <text:p>19070632</text:p>
          </table:table-cell>
          <table:table-cell office:value-type="float" office:value="9750976" calcext:value-type="float">
            <text:p>9750976</text:p>
          </table:table-cell>
          <table:table-cell office:value-type="float" office:value="9783768" calcext:value-type="float">
            <text:p>9783768</text:p>
          </table:table-cell>
          <table:table-cell office:value-type="float" office:value="20898976" calcext:value-type="float">
            <text:p>20898976</text:p>
          </table:table-cell>
          <table:table-cell office:value-type="float" office:value="250478464" calcext:value-type="float">
            <text:p>250478464</text:p>
          </table:table-cell>
          <table:table-cell office:value-type="float" office:value="71304384" calcext:value-type="float">
            <text:p>71304384</text:p>
          </table:table-cell>
          <table:table-cell office:value-type="float" office:value="39992512" calcext:value-type="float">
            <text:p>39992512</text:p>
          </table:table-cell>
          <table:table-cell office:value-type="float" office:value="39477992" calcext:value-type="float">
            <text:p>39477992</text:p>
          </table:table-cell>
          <table:table-cell table:number-columns-repeated="6"/>
        </table:table-row>
        <table:table-row table:style-name="ro1">
          <table:table-cell office:value-type="float" office:value="6021976" calcext:value-type="float">
            <text:p>6021976</text:p>
          </table:table-cell>
          <table:table-cell office:value-type="float" office:value="63152800" calcext:value-type="float">
            <text:p>63152800</text:p>
          </table:table-cell>
          <table:table-cell office:value-type="float" office:value="19071472" calcext:value-type="float">
            <text:p>19071472</text:p>
          </table:table-cell>
          <table:table-cell office:value-type="float" office:value="9751624" calcext:value-type="float">
            <text:p>9751624</text:p>
          </table:table-cell>
          <table:table-cell office:value-type="float" office:value="9785976" calcext:value-type="float">
            <text:p>9785976</text:p>
          </table:table-cell>
          <table:table-cell office:value-type="float" office:value="20903272" calcext:value-type="float">
            <text:p>20903272</text:p>
          </table:table-cell>
          <table:table-cell office:value-type="float" office:value="250769968" calcext:value-type="float">
            <text:p>250769968</text:p>
          </table:table-cell>
          <table:table-cell office:value-type="float" office:value="71314336" calcext:value-type="float">
            <text:p>71314336</text:p>
          </table:table-cell>
          <table:table-cell office:value-type="float" office:value="39994312" calcext:value-type="float">
            <text:p>39994312</text:p>
          </table:table-cell>
          <table:table-cell office:value-type="float" office:value="39478040" calcext:value-type="float">
            <text:p>39478040</text:p>
          </table:table-cell>
          <table:table-cell table:number-columns-repeated="6"/>
        </table:table-row>
        <table:table-row table:style-name="ro1">
          <table:table-cell office:value-type="float" office:value="6024168" calcext:value-type="float">
            <text:p>6024168</text:p>
          </table:table-cell>
          <table:table-cell office:value-type="float" office:value="63157968" calcext:value-type="float">
            <text:p>63157968</text:p>
          </table:table-cell>
          <table:table-cell office:value-type="float" office:value="19071888" calcext:value-type="float">
            <text:p>19071888</text:p>
          </table:table-cell>
          <table:table-cell office:value-type="float" office:value="9751904" calcext:value-type="float">
            <text:p>9751904</text:p>
          </table:table-cell>
          <table:table-cell office:value-type="float" office:value="9786576" calcext:value-type="float">
            <text:p>9786576</text:p>
          </table:table-cell>
          <table:table-cell office:value-type="float" office:value="20924448" calcext:value-type="float">
            <text:p>20924448</text:p>
          </table:table-cell>
          <table:table-cell office:value-type="float" office:value="250905320" calcext:value-type="float">
            <text:p>250905320</text:p>
          </table:table-cell>
          <table:table-cell office:value-type="float" office:value="71315240" calcext:value-type="float">
            <text:p>71315240</text:p>
          </table:table-cell>
          <table:table-cell office:value-type="float" office:value="39994960" calcext:value-type="float">
            <text:p>39994960</text:p>
          </table:table-cell>
          <table:table-cell office:value-type="float" office:value="39478768" calcext:value-type="float">
            <text:p>39478768</text:p>
          </table:table-cell>
          <table:table-cell table:number-columns-repeated="6"/>
        </table:table-row>
        <table:table-row table:style-name="ro1">
          <table:table-cell office:value-type="float" office:value="6025488" calcext:value-type="float">
            <text:p>6025488</text:p>
          </table:table-cell>
          <table:table-cell office:value-type="float" office:value="63158576" calcext:value-type="float">
            <text:p>63158576</text:p>
          </table:table-cell>
          <table:table-cell office:value-type="float" office:value="19072176" calcext:value-type="float">
            <text:p>19072176</text:p>
          </table:table-cell>
          <table:table-cell office:value-type="float" office:value="9751936" calcext:value-type="float">
            <text:p>9751936</text:p>
          </table:table-cell>
          <table:table-cell office:value-type="float" office:value="9786696" calcext:value-type="float">
            <text:p>9786696</text:p>
          </table:table-cell>
          <table:table-cell office:value-type="float" office:value="20926512" calcext:value-type="float">
            <text:p>20926512</text:p>
          </table:table-cell>
          <table:table-cell office:value-type="float" office:value="250965776" calcext:value-type="float">
            <text:p>250965776</text:p>
          </table:table-cell>
          <table:table-cell office:value-type="float" office:value="71323072" calcext:value-type="float">
            <text:p>71323072</text:p>
          </table:table-cell>
          <table:table-cell office:value-type="float" office:value="39995640" calcext:value-type="float">
            <text:p>39995640</text:p>
          </table:table-cell>
          <table:table-cell office:value-type="float" office:value="39479992" calcext:value-type="float">
            <text:p>39479992</text:p>
          </table:table-cell>
          <table:table-cell table:number-columns-repeated="6"/>
        </table:table-row>
        <table:table-row table:style-name="ro1">
          <table:table-cell office:value-type="float" office:value="6026592" calcext:value-type="float">
            <text:p>6026592</text:p>
          </table:table-cell>
          <table:table-cell office:value-type="float" office:value="63159912" calcext:value-type="float">
            <text:p>63159912</text:p>
          </table:table-cell>
          <table:table-cell office:value-type="float" office:value="19074376" calcext:value-type="float">
            <text:p>19074376</text:p>
          </table:table-cell>
          <table:table-cell office:value-type="float" office:value="9752288" calcext:value-type="float">
            <text:p>9752288</text:p>
          </table:table-cell>
          <table:table-cell office:value-type="float" office:value="9788120" calcext:value-type="float">
            <text:p>9788120</text:p>
          </table:table-cell>
          <table:table-cell office:value-type="float" office:value="20939696" calcext:value-type="float">
            <text:p>20939696</text:p>
          </table:table-cell>
          <table:table-cell office:value-type="float" office:value="251060408" calcext:value-type="float">
            <text:p>251060408</text:p>
          </table:table-cell>
          <table:table-cell office:value-type="float" office:value="71326648" calcext:value-type="float">
            <text:p>71326648</text:p>
          </table:table-cell>
          <table:table-cell office:value-type="float" office:value="39996880" calcext:value-type="float">
            <text:p>39996880</text:p>
          </table:table-cell>
          <table:table-cell office:value-type="float" office:value="39481144" calcext:value-type="float">
            <text:p>39481144</text:p>
          </table:table-cell>
          <table:table-cell table:number-columns-repeated="6"/>
        </table:table-row>
        <table:table-row table:style-name="ro1">
          <table:table-cell office:value-type="float" office:value="6027496" calcext:value-type="float">
            <text:p>6027496</text:p>
          </table:table-cell>
          <table:table-cell office:value-type="float" office:value="63167888" calcext:value-type="float">
            <text:p>63167888</text:p>
          </table:table-cell>
          <table:table-cell office:value-type="float" office:value="19075120" calcext:value-type="float">
            <text:p>19075120</text:p>
          </table:table-cell>
          <table:table-cell office:value-type="float" office:value="9753032" calcext:value-type="float">
            <text:p>9753032</text:p>
          </table:table-cell>
          <table:table-cell office:value-type="float" office:value="9788304" calcext:value-type="float">
            <text:p>9788304</text:p>
          </table:table-cell>
          <table:table-cell office:value-type="float" office:value="20940488" calcext:value-type="float">
            <text:p>20940488</text:p>
          </table:table-cell>
          <table:table-cell office:value-type="float" office:value="251096488" calcext:value-type="float">
            <text:p>251096488</text:p>
          </table:table-cell>
          <table:table-cell office:value-type="float" office:value="71330448" calcext:value-type="float">
            <text:p>71330448</text:p>
          </table:table-cell>
          <table:table-cell office:value-type="float" office:value="39996960" calcext:value-type="float">
            <text:p>39996960</text:p>
          </table:table-cell>
          <table:table-cell office:value-type="float" office:value="39485048" calcext:value-type="float">
            <text:p>39485048</text:p>
          </table:table-cell>
          <table:table-cell table:number-columns-repeated="6"/>
        </table:table-row>
        <table:table-row table:style-name="ro1">
          <table:table-cell office:value-type="float" office:value="6028120" calcext:value-type="float">
            <text:p>6028120</text:p>
          </table:table-cell>
          <table:table-cell office:value-type="float" office:value="63172336" calcext:value-type="float">
            <text:p>63172336</text:p>
          </table:table-cell>
          <table:table-cell office:value-type="float" office:value="19076144" calcext:value-type="float">
            <text:p>19076144</text:p>
          </table:table-cell>
          <table:table-cell office:value-type="float" office:value="9753632" calcext:value-type="float">
            <text:p>9753632</text:p>
          </table:table-cell>
          <table:table-cell office:value-type="float" office:value="9788792" calcext:value-type="float">
            <text:p>9788792</text:p>
          </table:table-cell>
          <table:table-cell office:value-type="float" office:value="20952016" calcext:value-type="float">
            <text:p>20952016</text:p>
          </table:table-cell>
          <table:table-cell office:value-type="float" office:value="251226192" calcext:value-type="float">
            <text:p>251226192</text:p>
          </table:table-cell>
          <table:table-cell office:value-type="float" office:value="71331560" calcext:value-type="float">
            <text:p>71331560</text:p>
          </table:table-cell>
          <table:table-cell office:value-type="float" office:value="39997216" calcext:value-type="float">
            <text:p>39997216</text:p>
          </table:table-cell>
          <table:table-cell office:value-type="float" office:value="39485648" calcext:value-type="float">
            <text:p>39485648</text:p>
          </table:table-cell>
          <table:table-cell table:number-columns-repeated="6"/>
        </table:table-row>
        <table:table-row table:style-name="ro1">
          <table:table-cell office:value-type="float" office:value="6028896" calcext:value-type="float">
            <text:p>6028896</text:p>
          </table:table-cell>
          <table:table-cell office:value-type="float" office:value="63175480" calcext:value-type="float">
            <text:p>63175480</text:p>
          </table:table-cell>
          <table:table-cell office:value-type="float" office:value="19076568" calcext:value-type="float">
            <text:p>19076568</text:p>
          </table:table-cell>
          <table:table-cell office:value-type="float" office:value="9754336" calcext:value-type="float">
            <text:p>9754336</text:p>
          </table:table-cell>
          <table:table-cell office:value-type="float" office:value="9788960" calcext:value-type="float">
            <text:p>9788960</text:p>
          </table:table-cell>
          <table:table-cell office:value-type="float" office:value="20961568" calcext:value-type="float">
            <text:p>20961568</text:p>
          </table:table-cell>
          <table:table-cell office:value-type="float" office:value="251242968" calcext:value-type="float">
            <text:p>251242968</text:p>
          </table:table-cell>
          <table:table-cell office:value-type="float" office:value="71333824" calcext:value-type="float">
            <text:p>71333824</text:p>
          </table:table-cell>
          <table:table-cell office:value-type="float" office:value="39998184" calcext:value-type="float">
            <text:p>39998184</text:p>
          </table:table-cell>
          <table:table-cell office:value-type="float" office:value="39486120" calcext:value-type="float">
            <text:p>39486120</text:p>
          </table:table-cell>
          <table:table-cell table:number-columns-repeated="6"/>
        </table:table-row>
        <table:table-row table:style-name="ro1">
          <table:table-cell office:value-type="float" office:value="6033920" calcext:value-type="float">
            <text:p>6033920</text:p>
          </table:table-cell>
          <table:table-cell office:value-type="float" office:value="63176912" calcext:value-type="float">
            <text:p>63176912</text:p>
          </table:table-cell>
          <table:table-cell office:value-type="float" office:value="19077576" calcext:value-type="float">
            <text:p>19077576</text:p>
          </table:table-cell>
          <table:table-cell office:value-type="float" office:value="9756192" calcext:value-type="float">
            <text:p>9756192</text:p>
          </table:table-cell>
          <table:table-cell office:value-type="float" office:value="9791048" calcext:value-type="float">
            <text:p>9791048</text:p>
          </table:table-cell>
          <table:table-cell office:value-type="float" office:value="20963640" calcext:value-type="float">
            <text:p>20963640</text:p>
          </table:table-cell>
          <table:table-cell office:value-type="float" office:value="252715264" calcext:value-type="float">
            <text:p>252715264</text:p>
          </table:table-cell>
          <table:table-cell office:value-type="float" office:value="71336768" calcext:value-type="float">
            <text:p>71336768</text:p>
          </table:table-cell>
          <table:table-cell office:value-type="float" office:value="39998552" calcext:value-type="float">
            <text:p>39998552</text:p>
          </table:table-cell>
          <table:table-cell office:value-type="float" office:value="39486800" calcext:value-type="float">
            <text:p>39486800</text:p>
          </table:table-cell>
          <table:table-cell table:number-columns-repeated="6"/>
        </table:table-row>
        <table:table-row table:style-name="ro1">
          <table:table-cell office:value-type="float" office:value="6033976" calcext:value-type="float">
            <text:p>6033976</text:p>
          </table:table-cell>
          <table:table-cell office:value-type="float" office:value="63177512" calcext:value-type="float">
            <text:p>63177512</text:p>
          </table:table-cell>
          <table:table-cell office:value-type="float" office:value="19079224" calcext:value-type="float">
            <text:p>19079224</text:p>
          </table:table-cell>
          <table:table-cell office:value-type="float" office:value="9756344" calcext:value-type="float">
            <text:p>9756344</text:p>
          </table:table-cell>
          <table:table-cell office:value-type="float" office:value="9791064" calcext:value-type="float">
            <text:p>9791064</text:p>
          </table:table-cell>
          <table:table-cell office:value-type="float" office:value="21045032" calcext:value-type="float">
            <text:p>21045032</text:p>
          </table:table-cell>
          <table:table-cell office:value-type="float" office:value="253136176" calcext:value-type="float">
            <text:p>253136176</text:p>
          </table:table-cell>
          <table:table-cell office:value-type="float" office:value="71336952" calcext:value-type="float">
            <text:p>71336952</text:p>
          </table:table-cell>
          <table:table-cell office:value-type="float" office:value="39999176" calcext:value-type="float">
            <text:p>39999176</text:p>
          </table:table-cell>
          <table:table-cell office:value-type="float" office:value="39486864" calcext:value-type="float">
            <text:p>39486864</text:p>
          </table:table-cell>
          <table:table-cell table:number-columns-repeated="6"/>
        </table:table-row>
        <table:table-row table:style-name="ro1">
          <table:table-cell office:value-type="float" office:value="6034072" calcext:value-type="float">
            <text:p>6034072</text:p>
          </table:table-cell>
          <table:table-cell office:value-type="float" office:value="63179992" calcext:value-type="float">
            <text:p>63179992</text:p>
          </table:table-cell>
          <table:table-cell office:value-type="float" office:value="19080560" calcext:value-type="float">
            <text:p>19080560</text:p>
          </table:table-cell>
          <table:table-cell office:value-type="float" office:value="9757456" calcext:value-type="float">
            <text:p>9757456</text:p>
          </table:table-cell>
          <table:table-cell office:value-type="float" office:value="9791360" calcext:value-type="float">
            <text:p>9791360</text:p>
          </table:table-cell>
          <table:table-cell office:value-type="float" office:value="21055608" calcext:value-type="float">
            <text:p>21055608</text:p>
          </table:table-cell>
          <table:table-cell office:value-type="float" office:value="253359448" calcext:value-type="float">
            <text:p>253359448</text:p>
          </table:table-cell>
          <table:table-cell office:value-type="float" office:value="71337664" calcext:value-type="float">
            <text:p>71337664</text:p>
          </table:table-cell>
          <table:table-cell office:value-type="float" office:value="40000512" calcext:value-type="float">
            <text:p>40000512</text:p>
          </table:table-cell>
          <table:table-cell office:value-type="float" office:value="39489896" calcext:value-type="float">
            <text:p>39489896</text:p>
          </table:table-cell>
          <table:table-cell table:number-columns-repeated="6"/>
        </table:table-row>
        <table:table-row table:style-name="ro1">
          <table:table-cell office:value-type="float" office:value="6035632" calcext:value-type="float">
            <text:p>6035632</text:p>
          </table:table-cell>
          <table:table-cell office:value-type="float" office:value="63181072" calcext:value-type="float">
            <text:p>63181072</text:p>
          </table:table-cell>
          <table:table-cell office:value-type="float" office:value="19082440" calcext:value-type="float">
            <text:p>19082440</text:p>
          </table:table-cell>
          <table:table-cell office:value-type="float" office:value="9758616" calcext:value-type="float">
            <text:p>9758616</text:p>
          </table:table-cell>
          <table:table-cell office:value-type="float" office:value="9791552" calcext:value-type="float">
            <text:p>9791552</text:p>
          </table:table-cell>
          <table:table-cell office:value-type="float" office:value="21055888" calcext:value-type="float">
            <text:p>21055888</text:p>
          </table:table-cell>
          <table:table-cell office:value-type="float" office:value="253364384" calcext:value-type="float">
            <text:p>253364384</text:p>
          </table:table-cell>
          <table:table-cell office:value-type="float" office:value="71338944" calcext:value-type="float">
            <text:p>71338944</text:p>
          </table:table-cell>
          <table:table-cell office:value-type="float" office:value="40000744" calcext:value-type="float">
            <text:p>40000744</text:p>
          </table:table-cell>
          <table:table-cell office:value-type="float" office:value="39490168" calcext:value-type="float">
            <text:p>39490168</text:p>
          </table:table-cell>
          <table:table-cell table:number-columns-repeated="6"/>
        </table:table-row>
        <table:table-row table:style-name="ro1">
          <table:table-cell office:value-type="float" office:value="6036920" calcext:value-type="float">
            <text:p>6036920</text:p>
          </table:table-cell>
          <table:table-cell office:value-type="float" office:value="63185736" calcext:value-type="float">
            <text:p>63185736</text:p>
          </table:table-cell>
          <table:table-cell office:value-type="float" office:value="19083248" calcext:value-type="float">
            <text:p>19083248</text:p>
          </table:table-cell>
          <table:table-cell office:value-type="float" office:value="9759408" calcext:value-type="float">
            <text:p>9759408</text:p>
          </table:table-cell>
          <table:table-cell office:value-type="float" office:value="9791736" calcext:value-type="float">
            <text:p>9791736</text:p>
          </table:table-cell>
          <table:table-cell office:value-type="float" office:value="21075040" calcext:value-type="float">
            <text:p>21075040</text:p>
          </table:table-cell>
          <table:table-cell office:value-type="float" office:value="253388768" calcext:value-type="float">
            <text:p>253388768</text:p>
          </table:table-cell>
          <table:table-cell office:value-type="float" office:value="71339360" calcext:value-type="float">
            <text:p>71339360</text:p>
          </table:table-cell>
          <table:table-cell office:value-type="float" office:value="40002056" calcext:value-type="float">
            <text:p>40002056</text:p>
          </table:table-cell>
          <table:table-cell office:value-type="float" office:value="39491784" calcext:value-type="float">
            <text:p>39491784</text:p>
          </table:table-cell>
          <table:table-cell table:number-columns-repeated="6"/>
        </table:table-row>
        <table:table-row table:style-name="ro1">
          <table:table-cell office:value-type="float" office:value="6037128" calcext:value-type="float">
            <text:p>6037128</text:p>
          </table:table-cell>
          <table:table-cell office:value-type="float" office:value="63188704" calcext:value-type="float">
            <text:p>63188704</text:p>
          </table:table-cell>
          <table:table-cell office:value-type="float" office:value="19083608" calcext:value-type="float">
            <text:p>19083608</text:p>
          </table:table-cell>
          <table:table-cell office:value-type="float" office:value="9760816" calcext:value-type="float">
            <text:p>9760816</text:p>
          </table:table-cell>
          <table:table-cell office:value-type="float" office:value="9792312" calcext:value-type="float">
            <text:p>9792312</text:p>
          </table:table-cell>
          <table:table-cell office:value-type="float" office:value="21076712" calcext:value-type="float">
            <text:p>21076712</text:p>
          </table:table-cell>
          <table:table-cell office:value-type="float" office:value="253444600" calcext:value-type="float">
            <text:p>253444600</text:p>
          </table:table-cell>
          <table:table-cell office:value-type="float" office:value="71345936" calcext:value-type="float">
            <text:p>71345936</text:p>
          </table:table-cell>
          <table:table-cell office:value-type="float" office:value="40003560" calcext:value-type="float">
            <text:p>40003560</text:p>
          </table:table-cell>
          <table:table-cell office:value-type="float" office:value="39492480" calcext:value-type="float">
            <text:p>39492480</text:p>
          </table:table-cell>
          <table:table-cell table:number-columns-repeated="6"/>
        </table:table-row>
        <table:table-row table:style-name="ro1">
          <table:table-cell office:value-type="float" office:value="6040200" calcext:value-type="float">
            <text:p>6040200</text:p>
          </table:table-cell>
          <table:table-cell office:value-type="float" office:value="63189848" calcext:value-type="float">
            <text:p>63189848</text:p>
          </table:table-cell>
          <table:table-cell office:value-type="float" office:value="19085200" calcext:value-type="float">
            <text:p>19085200</text:p>
          </table:table-cell>
          <table:table-cell office:value-type="float" office:value="9760856" calcext:value-type="float">
            <text:p>9760856</text:p>
          </table:table-cell>
          <table:table-cell office:value-type="float" office:value="9793328" calcext:value-type="float">
            <text:p>9793328</text:p>
          </table:table-cell>
          <table:table-cell office:value-type="float" office:value="21077936" calcext:value-type="float">
            <text:p>21077936</text:p>
          </table:table-cell>
          <table:table-cell office:value-type="float" office:value="253454720" calcext:value-type="float">
            <text:p>253454720</text:p>
          </table:table-cell>
          <table:table-cell office:value-type="float" office:value="71346576" calcext:value-type="float">
            <text:p>71346576</text:p>
          </table:table-cell>
          <table:table-cell office:value-type="float" office:value="40007352" calcext:value-type="float">
            <text:p>40007352</text:p>
          </table:table-cell>
          <table:table-cell office:value-type="float" office:value="39494600" calcext:value-type="float">
            <text:p>39494600</text:p>
          </table:table-cell>
          <table:table-cell table:number-columns-repeated="6"/>
        </table:table-row>
        <table:table-row table:style-name="ro1">
          <table:table-cell office:value-type="float" office:value="6040672" calcext:value-type="float">
            <text:p>6040672</text:p>
          </table:table-cell>
          <table:table-cell office:value-type="float" office:value="63191704" calcext:value-type="float">
            <text:p>63191704</text:p>
          </table:table-cell>
          <table:table-cell office:value-type="float" office:value="19085800" calcext:value-type="float">
            <text:p>19085800</text:p>
          </table:table-cell>
          <table:table-cell office:value-type="float" office:value="9760880" calcext:value-type="float">
            <text:p>9760880</text:p>
          </table:table-cell>
          <table:table-cell office:value-type="float" office:value="9793840" calcext:value-type="float">
            <text:p>9793840</text:p>
          </table:table-cell>
          <table:table-cell office:value-type="float" office:value="21318272" calcext:value-type="float">
            <text:p>21318272</text:p>
          </table:table-cell>
          <table:table-cell office:value-type="float" office:value="253555144" calcext:value-type="float">
            <text:p>253555144</text:p>
          </table:table-cell>
          <table:table-cell office:value-type="float" office:value="71347128" calcext:value-type="float">
            <text:p>71347128</text:p>
          </table:table-cell>
          <table:table-cell office:value-type="float" office:value="40008856" calcext:value-type="float">
            <text:p>40008856</text:p>
          </table:table-cell>
          <table:table-cell office:value-type="float" office:value="39495216" calcext:value-type="float">
            <text:p>39495216</text:p>
          </table:table-cell>
          <table:table-cell table:number-columns-repeated="6"/>
        </table:table-row>
        <table:table-row table:style-name="ro1">
          <table:table-cell office:value-type="float" office:value="6040896" calcext:value-type="float">
            <text:p>6040896</text:p>
          </table:table-cell>
          <table:table-cell office:value-type="float" office:value="63192592" calcext:value-type="float">
            <text:p>63192592</text:p>
          </table:table-cell>
          <table:table-cell office:value-type="float" office:value="19087832" calcext:value-type="float">
            <text:p>19087832</text:p>
          </table:table-cell>
          <table:table-cell office:value-type="float" office:value="9760912" calcext:value-type="float">
            <text:p>9760912</text:p>
          </table:table-cell>
          <table:table-cell office:value-type="float" office:value="9794192" calcext:value-type="float">
            <text:p>9794192</text:p>
          </table:table-cell>
          <table:table-cell office:value-type="float" office:value="21407664" calcext:value-type="float">
            <text:p>21407664</text:p>
          </table:table-cell>
          <table:table-cell office:value-type="float" office:value="253572824" calcext:value-type="float">
            <text:p>253572824</text:p>
          </table:table-cell>
          <table:table-cell office:value-type="float" office:value="71356072" calcext:value-type="float">
            <text:p>71356072</text:p>
          </table:table-cell>
          <table:table-cell office:value-type="float" office:value="40009328" calcext:value-type="float">
            <text:p>40009328</text:p>
          </table:table-cell>
          <table:table-cell office:value-type="float" office:value="39497176" calcext:value-type="float">
            <text:p>39497176</text:p>
          </table:table-cell>
          <table:table-cell table:number-columns-repeated="6"/>
        </table:table-row>
        <table:table-row table:style-name="ro1">
          <table:table-cell office:value-type="float" office:value="6041712" calcext:value-type="float">
            <text:p>6041712</text:p>
          </table:table-cell>
          <table:table-cell office:value-type="float" office:value="63193040" calcext:value-type="float">
            <text:p>63193040</text:p>
          </table:table-cell>
          <table:table-cell office:value-type="float" office:value="19089600" calcext:value-type="float">
            <text:p>19089600</text:p>
          </table:table-cell>
          <table:table-cell office:value-type="float" office:value="9761776" calcext:value-type="float">
            <text:p>9761776</text:p>
          </table:table-cell>
          <table:table-cell office:value-type="float" office:value="9794720" calcext:value-type="float">
            <text:p>9794720</text:p>
          </table:table-cell>
          <table:table-cell office:value-type="float" office:value="21804496" calcext:value-type="float">
            <text:p>21804496</text:p>
          </table:table-cell>
          <table:table-cell office:value-type="float" office:value="253587616" calcext:value-type="float">
            <text:p>253587616</text:p>
          </table:table-cell>
          <table:table-cell office:value-type="float" office:value="71358928" calcext:value-type="float">
            <text:p>71358928</text:p>
          </table:table-cell>
          <table:table-cell office:value-type="float" office:value="40009360" calcext:value-type="float">
            <text:p>40009360</text:p>
          </table:table-cell>
          <table:table-cell office:value-type="float" office:value="39498696" calcext:value-type="float">
            <text:p>39498696</text:p>
          </table:table-cell>
          <table:table-cell table:number-columns-repeated="6"/>
        </table:table-row>
        <table:table-row table:style-name="ro1">
          <table:table-cell office:value-type="float" office:value="6043448" calcext:value-type="float">
            <text:p>6043448</text:p>
          </table:table-cell>
          <table:table-cell office:value-type="float" office:value="63193984" calcext:value-type="float">
            <text:p>63193984</text:p>
          </table:table-cell>
          <table:table-cell office:value-type="float" office:value="19091552" calcext:value-type="float">
            <text:p>19091552</text:p>
          </table:table-cell>
          <table:table-cell office:value-type="float" office:value="9761808" calcext:value-type="float">
            <text:p>9761808</text:p>
          </table:table-cell>
          <table:table-cell office:value-type="float" office:value="9795496" calcext:value-type="float">
            <text:p>9795496</text:p>
          </table:table-cell>
          <table:table-cell office:value-type="float" office:value="21953448" calcext:value-type="float">
            <text:p>21953448</text:p>
          </table:table-cell>
          <table:table-cell office:value-type="float" office:value="253706320" calcext:value-type="float">
            <text:p>253706320</text:p>
          </table:table-cell>
          <table:table-cell office:value-type="float" office:value="71361472" calcext:value-type="float">
            <text:p>71361472</text:p>
          </table:table-cell>
          <table:table-cell office:value-type="float" office:value="40015680" calcext:value-type="float">
            <text:p>40015680</text:p>
          </table:table-cell>
          <table:table-cell office:value-type="float" office:value="39499104" calcext:value-type="float">
            <text:p>39499104</text:p>
          </table:table-cell>
          <table:table-cell table:number-columns-repeated="6"/>
        </table:table-row>
        <table:table-row table:style-name="ro1">
          <table:table-cell office:value-type="float" office:value="6043560" calcext:value-type="float">
            <text:p>6043560</text:p>
          </table:table-cell>
          <table:table-cell office:value-type="float" office:value="63197408" calcext:value-type="float">
            <text:p>63197408</text:p>
          </table:table-cell>
          <table:table-cell office:value-type="float" office:value="19091600" calcext:value-type="float">
            <text:p>19091600</text:p>
          </table:table-cell>
          <table:table-cell office:value-type="float" office:value="9762328" calcext:value-type="float">
            <text:p>9762328</text:p>
          </table:table-cell>
          <table:table-cell office:value-type="float" office:value="9796368" calcext:value-type="float">
            <text:p>9796368</text:p>
          </table:table-cell>
          <table:table-cell office:value-type="float" office:value="22158248" calcext:value-type="float">
            <text:p>22158248</text:p>
          </table:table-cell>
          <table:table-cell office:value-type="float" office:value="253741008" calcext:value-type="float">
            <text:p>253741008</text:p>
          </table:table-cell>
          <table:table-cell office:value-type="float" office:value="71362120" calcext:value-type="float">
            <text:p>71362120</text:p>
          </table:table-cell>
          <table:table-cell office:value-type="float" office:value="40017136" calcext:value-type="float">
            <text:p>40017136</text:p>
          </table:table-cell>
          <table:table-cell office:value-type="float" office:value="39504728" calcext:value-type="float">
            <text:p>39504728</text:p>
          </table:table-cell>
          <table:table-cell table:number-columns-repeated="6"/>
        </table:table-row>
        <table:table-row table:style-name="ro1">
          <table:table-cell office:value-type="float" office:value="6044992" calcext:value-type="float">
            <text:p>6044992</text:p>
          </table:table-cell>
          <table:table-cell office:value-type="float" office:value="63198656" calcext:value-type="float">
            <text:p>63198656</text:p>
          </table:table-cell>
          <table:table-cell office:value-type="float" office:value="19094360" calcext:value-type="float">
            <text:p>19094360</text:p>
          </table:table-cell>
          <table:table-cell office:value-type="float" office:value="9762352" calcext:value-type="float">
            <text:p>9762352</text:p>
          </table:table-cell>
          <table:table-cell office:value-type="float" office:value="9796528" calcext:value-type="float">
            <text:p>9796528</text:p>
          </table:table-cell>
          <table:table-cell office:value-type="float" office:value="22365528" calcext:value-type="float">
            <text:p>22365528</text:p>
          </table:table-cell>
          <table:table-cell office:value-type="float" office:value="253771848" calcext:value-type="float">
            <text:p>253771848</text:p>
          </table:table-cell>
          <table:table-cell office:value-type="float" office:value="71363832" calcext:value-type="float">
            <text:p>71363832</text:p>
          </table:table-cell>
          <table:table-cell office:value-type="float" office:value="40018368" calcext:value-type="float">
            <text:p>40018368</text:p>
          </table:table-cell>
          <table:table-cell office:value-type="float" office:value="39509752" calcext:value-type="float">
            <text:p>39509752</text:p>
          </table:table-cell>
          <table:table-cell table:number-columns-repeated="6"/>
        </table:table-row>
        <table:table-row table:style-name="ro1">
          <table:table-cell office:value-type="float" office:value="6047744" calcext:value-type="float">
            <text:p>6047744</text:p>
          </table:table-cell>
          <table:table-cell office:value-type="float" office:value="63199984" calcext:value-type="float">
            <text:p>63199984</text:p>
          </table:table-cell>
          <table:table-cell office:value-type="float" office:value="19094904" calcext:value-type="float">
            <text:p>19094904</text:p>
          </table:table-cell>
          <table:table-cell office:value-type="float" office:value="9763704" calcext:value-type="float">
            <text:p>9763704</text:p>
          </table:table-cell>
          <table:table-cell office:value-type="float" office:value="9797384" calcext:value-type="float">
            <text:p>9797384</text:p>
          </table:table-cell>
          <table:table-cell office:value-type="float" office:value="22568928" calcext:value-type="float">
            <text:p>22568928</text:p>
          </table:table-cell>
          <table:table-cell office:value-type="float" office:value="253813480" calcext:value-type="float">
            <text:p>253813480</text:p>
          </table:table-cell>
          <table:table-cell office:value-type="float" office:value="71365936" calcext:value-type="float">
            <text:p>71365936</text:p>
          </table:table-cell>
          <table:table-cell office:value-type="float" office:value="40018856" calcext:value-type="float">
            <text:p>40018856</text:p>
          </table:table-cell>
          <table:table-cell office:value-type="float" office:value="39515376" calcext:value-type="float">
            <text:p>39515376</text:p>
          </table:table-cell>
          <table:table-cell table:number-columns-repeated="6"/>
        </table:table-row>
        <table:table-row table:style-name="ro1">
          <table:table-cell office:value-type="float" office:value="6047928" calcext:value-type="float">
            <text:p>6047928</text:p>
          </table:table-cell>
          <table:table-cell office:value-type="float" office:value="63201600" calcext:value-type="float">
            <text:p>63201600</text:p>
          </table:table-cell>
          <table:table-cell office:value-type="float" office:value="19095776" calcext:value-type="float">
            <text:p>19095776</text:p>
          </table:table-cell>
          <table:table-cell office:value-type="float" office:value="9764152" calcext:value-type="float">
            <text:p>9764152</text:p>
          </table:table-cell>
          <table:table-cell office:value-type="float" office:value="9798456" calcext:value-type="float">
            <text:p>9798456</text:p>
          </table:table-cell>
          <table:table-cell office:value-type="float" office:value="22662656" calcext:value-type="float">
            <text:p>22662656</text:p>
          </table:table-cell>
          <table:table-cell office:value-type="float" office:value="253851672" calcext:value-type="float">
            <text:p>253851672</text:p>
          </table:table-cell>
          <table:table-cell office:value-type="float" office:value="71367616" calcext:value-type="float">
            <text:p>71367616</text:p>
          </table:table-cell>
          <table:table-cell office:value-type="float" office:value="40019368" calcext:value-type="float">
            <text:p>40019368</text:p>
          </table:table-cell>
          <table:table-cell office:value-type="float" office:value="39517440" calcext:value-type="float">
            <text:p>39517440</text:p>
          </table:table-cell>
          <table:table-cell table:number-columns-repeated="6"/>
        </table:table-row>
        <table:table-row table:style-name="ro1">
          <table:table-cell office:value-type="float" office:value="6048272" calcext:value-type="float">
            <text:p>6048272</text:p>
          </table:table-cell>
          <table:table-cell office:value-type="float" office:value="63203080" calcext:value-type="float">
            <text:p>63203080</text:p>
          </table:table-cell>
          <table:table-cell office:value-type="float" office:value="19096792" calcext:value-type="float">
            <text:p>19096792</text:p>
          </table:table-cell>
          <table:table-cell office:value-type="float" office:value="9765200" calcext:value-type="float">
            <text:p>9765200</text:p>
          </table:table-cell>
          <table:table-cell office:value-type="float" office:value="9798664" calcext:value-type="float">
            <text:p>9798664</text:p>
          </table:table-cell>
          <table:table-cell office:value-type="float" office:value="22681672" calcext:value-type="float">
            <text:p>22681672</text:p>
          </table:table-cell>
          <table:table-cell office:value-type="float" office:value="253899448" calcext:value-type="float">
            <text:p>253899448</text:p>
          </table:table-cell>
          <table:table-cell office:value-type="float" office:value="71369160" calcext:value-type="float">
            <text:p>71369160</text:p>
          </table:table-cell>
          <table:table-cell office:value-type="float" office:value="40023808" calcext:value-type="float">
            <text:p>40023808</text:p>
          </table:table-cell>
          <table:table-cell office:value-type="float" office:value="39523648" calcext:value-type="float">
            <text:p>39523648</text:p>
          </table:table-cell>
          <table:table-cell table:number-columns-repeated="6"/>
        </table:table-row>
        <table:table-row table:style-name="ro1">
          <table:table-cell office:value-type="float" office:value="6049048" calcext:value-type="float">
            <text:p>6049048</text:p>
          </table:table-cell>
          <table:table-cell office:value-type="float" office:value="63206856" calcext:value-type="float">
            <text:p>63206856</text:p>
          </table:table-cell>
          <table:table-cell office:value-type="float" office:value="19096872" calcext:value-type="float">
            <text:p>19096872</text:p>
          </table:table-cell>
          <table:table-cell office:value-type="float" office:value="9766744" calcext:value-type="float">
            <text:p>9766744</text:p>
          </table:table-cell>
          <table:table-cell office:value-type="float" office:value="9799360" calcext:value-type="float">
            <text:p>9799360</text:p>
          </table:table-cell>
          <table:table-cell office:value-type="float" office:value="22815448" calcext:value-type="float">
            <text:p>22815448</text:p>
          </table:table-cell>
          <table:table-cell office:value-type="float" office:value="253903176" calcext:value-type="float">
            <text:p>253903176</text:p>
          </table:table-cell>
          <table:table-cell office:value-type="float" office:value="71369304" calcext:value-type="float">
            <text:p>71369304</text:p>
          </table:table-cell>
          <table:table-cell office:value-type="float" office:value="40024312" calcext:value-type="float">
            <text:p>40024312</text:p>
          </table:table-cell>
          <table:table-cell office:value-type="float" office:value="39529088" calcext:value-type="float">
            <text:p>39529088</text:p>
          </table:table-cell>
          <table:table-cell table:number-columns-repeated="6"/>
        </table:table-row>
        <table:table-row table:style-name="ro1">
          <table:table-cell office:value-type="float" office:value="6050432" calcext:value-type="float">
            <text:p>6050432</text:p>
          </table:table-cell>
          <table:table-cell office:value-type="float" office:value="63208968" calcext:value-type="float">
            <text:p>63208968</text:p>
          </table:table-cell>
          <table:table-cell office:value-type="float" office:value="19099016" calcext:value-type="float">
            <text:p>19099016</text:p>
          </table:table-cell>
          <table:table-cell office:value-type="float" office:value="9767376" calcext:value-type="float">
            <text:p>9767376</text:p>
          </table:table-cell>
          <table:table-cell office:value-type="float" office:value="9799384" calcext:value-type="float">
            <text:p>9799384</text:p>
          </table:table-cell>
          <table:table-cell office:value-type="float" office:value="22994728" calcext:value-type="float">
            <text:p>22994728</text:p>
          </table:table-cell>
          <table:table-cell office:value-type="float" office:value="253924280" calcext:value-type="float">
            <text:p>253924280</text:p>
          </table:table-cell>
          <table:table-cell office:value-type="float" office:value="71369400" calcext:value-type="float">
            <text:p>71369400</text:p>
          </table:table-cell>
          <table:table-cell office:value-type="float" office:value="40024808" calcext:value-type="float">
            <text:p>40024808</text:p>
          </table:table-cell>
          <table:table-cell office:value-type="float" office:value="39532480" calcext:value-type="float">
            <text:p>39532480</text:p>
          </table:table-cell>
          <table:table-cell table:number-columns-repeated="6"/>
        </table:table-row>
        <table:table-row table:style-name="ro1">
          <table:table-cell office:value-type="float" office:value="6052408" calcext:value-type="float">
            <text:p>6052408</text:p>
          </table:table-cell>
          <table:table-cell office:value-type="float" office:value="63209440" calcext:value-type="float">
            <text:p>63209440</text:p>
          </table:table-cell>
          <table:table-cell office:value-type="float" office:value="19099448" calcext:value-type="float">
            <text:p>19099448</text:p>
          </table:table-cell>
          <table:table-cell office:value-type="float" office:value="9767592" calcext:value-type="float">
            <text:p>9767592</text:p>
          </table:table-cell>
          <table:table-cell office:value-type="float" office:value="9800176" calcext:value-type="float">
            <text:p>9800176</text:p>
          </table:table-cell>
          <table:table-cell office:value-type="float" office:value="23003200" calcext:value-type="float">
            <text:p>23003200</text:p>
          </table:table-cell>
          <table:table-cell office:value-type="float" office:value="253992688" calcext:value-type="float">
            <text:p>253992688</text:p>
          </table:table-cell>
          <table:table-cell office:value-type="float" office:value="71369480" calcext:value-type="float">
            <text:p>71369480</text:p>
          </table:table-cell>
          <table:table-cell office:value-type="float" office:value="40025552" calcext:value-type="float">
            <text:p>40025552</text:p>
          </table:table-cell>
          <table:table-cell office:value-type="float" office:value="39532544" calcext:value-type="float">
            <text:p>39532544</text:p>
          </table:table-cell>
          <table:table-cell table:number-columns-repeated="6"/>
        </table:table-row>
        <table:table-row table:style-name="ro1">
          <table:table-cell office:value-type="float" office:value="6055520" calcext:value-type="float">
            <text:p>6055520</text:p>
          </table:table-cell>
          <table:table-cell office:value-type="float" office:value="63210536" calcext:value-type="float">
            <text:p>63210536</text:p>
          </table:table-cell>
          <table:table-cell office:value-type="float" office:value="19100096" calcext:value-type="float">
            <text:p>19100096</text:p>
          </table:table-cell>
          <table:table-cell office:value-type="float" office:value="9769248" calcext:value-type="float">
            <text:p>9769248</text:p>
          </table:table-cell>
          <table:table-cell office:value-type="float" office:value="9800536" calcext:value-type="float">
            <text:p>9800536</text:p>
          </table:table-cell>
          <table:table-cell office:value-type="float" office:value="23034248" calcext:value-type="float">
            <text:p>23034248</text:p>
          </table:table-cell>
          <table:table-cell office:value-type="float" office:value="254034832" calcext:value-type="float">
            <text:p>254034832</text:p>
          </table:table-cell>
          <table:table-cell office:value-type="float" office:value="71373304" calcext:value-type="float">
            <text:p>71373304</text:p>
          </table:table-cell>
          <table:table-cell office:value-type="float" office:value="40026960" calcext:value-type="float">
            <text:p>40026960</text:p>
          </table:table-cell>
          <table:table-cell office:value-type="float" office:value="39532568" calcext:value-type="float">
            <text:p>39532568</text:p>
          </table:table-cell>
          <table:table-cell table:number-columns-repeated="6"/>
        </table:table-row>
        <table:table-row table:style-name="ro1">
          <table:table-cell office:value-type="float" office:value="6057056" calcext:value-type="float">
            <text:p>6057056</text:p>
          </table:table-cell>
          <table:table-cell office:value-type="float" office:value="63212048" calcext:value-type="float">
            <text:p>63212048</text:p>
          </table:table-cell>
          <table:table-cell office:value-type="float" office:value="19100224" calcext:value-type="float">
            <text:p>19100224</text:p>
          </table:table-cell>
          <table:table-cell office:value-type="float" office:value="9770096" calcext:value-type="float">
            <text:p>9770096</text:p>
          </table:table-cell>
          <table:table-cell office:value-type="float" office:value="9802432" calcext:value-type="float">
            <text:p>9802432</text:p>
          </table:table-cell>
          <table:table-cell office:value-type="float" office:value="23391856" calcext:value-type="float">
            <text:p>23391856</text:p>
          </table:table-cell>
          <table:table-cell office:value-type="float" office:value="254047464" calcext:value-type="float">
            <text:p>254047464</text:p>
          </table:table-cell>
          <table:table-cell office:value-type="float" office:value="71373776" calcext:value-type="float">
            <text:p>71373776</text:p>
          </table:table-cell>
          <table:table-cell office:value-type="float" office:value="40028096" calcext:value-type="float">
            <text:p>40028096</text:p>
          </table:table-cell>
          <table:table-cell office:value-type="float" office:value="39533064" calcext:value-type="float">
            <text:p>39533064</text:p>
          </table:table-cell>
          <table:table-cell table:number-columns-repeated="6"/>
        </table:table-row>
        <table:table-row table:style-name="ro1">
          <table:table-cell office:value-type="float" office:value="6057080" calcext:value-type="float">
            <text:p>6057080</text:p>
          </table:table-cell>
          <table:table-cell office:value-type="float" office:value="63216712" calcext:value-type="float">
            <text:p>63216712</text:p>
          </table:table-cell>
          <table:table-cell office:value-type="float" office:value="19102504" calcext:value-type="float">
            <text:p>19102504</text:p>
          </table:table-cell>
          <table:table-cell office:value-type="float" office:value="9770840" calcext:value-type="float">
            <text:p>9770840</text:p>
          </table:table-cell>
          <table:table-cell office:value-type="float" office:value="9803368" calcext:value-type="float">
            <text:p>9803368</text:p>
          </table:table-cell>
          <table:table-cell office:value-type="float" office:value="23624560" calcext:value-type="float">
            <text:p>23624560</text:p>
          </table:table-cell>
          <table:table-cell office:value-type="float" office:value="254050744" calcext:value-type="float">
            <text:p>254050744</text:p>
          </table:table-cell>
          <table:table-cell office:value-type="float" office:value="71375496" calcext:value-type="float">
            <text:p>71375496</text:p>
          </table:table-cell>
          <table:table-cell office:value-type="float" office:value="40028512" calcext:value-type="float">
            <text:p>40028512</text:p>
          </table:table-cell>
          <table:table-cell office:value-type="float" office:value="39534416" calcext:value-type="float">
            <text:p>39534416</text:p>
          </table:table-cell>
          <table:table-cell table:number-columns-repeated="6"/>
        </table:table-row>
        <table:table-row table:style-name="ro1">
          <table:table-cell office:value-type="float" office:value="6058632" calcext:value-type="float">
            <text:p>6058632</text:p>
          </table:table-cell>
          <table:table-cell office:value-type="float" office:value="63222088" calcext:value-type="float">
            <text:p>63222088</text:p>
          </table:table-cell>
          <table:table-cell office:value-type="float" office:value="19103200" calcext:value-type="float">
            <text:p>19103200</text:p>
          </table:table-cell>
          <table:table-cell office:value-type="float" office:value="9771080" calcext:value-type="float">
            <text:p>9771080</text:p>
          </table:table-cell>
          <table:table-cell office:value-type="float" office:value="9804192" calcext:value-type="float">
            <text:p>9804192</text:p>
          </table:table-cell>
          <table:table-cell office:value-type="float" office:value="24074432" calcext:value-type="float">
            <text:p>24074432</text:p>
          </table:table-cell>
          <table:table-cell office:value-type="float" office:value="254133936" calcext:value-type="float">
            <text:p>254133936</text:p>
          </table:table-cell>
          <table:table-cell office:value-type="float" office:value="71376440" calcext:value-type="float">
            <text:p>71376440</text:p>
          </table:table-cell>
          <table:table-cell office:value-type="float" office:value="40032648" calcext:value-type="float">
            <text:p>40032648</text:p>
          </table:table-cell>
          <table:table-cell office:value-type="float" office:value="39537120" calcext:value-type="float">
            <text:p>39537120</text:p>
          </table:table-cell>
          <table:table-cell table:number-columns-repeated="6"/>
        </table:table-row>
        <table:table-row table:style-name="ro1">
          <table:table-cell office:value-type="float" office:value="6058760" calcext:value-type="float">
            <text:p>6058760</text:p>
          </table:table-cell>
          <table:table-cell office:value-type="float" office:value="63225440" calcext:value-type="float">
            <text:p>63225440</text:p>
          </table:table-cell>
          <table:table-cell office:value-type="float" office:value="19103760" calcext:value-type="float">
            <text:p>19103760</text:p>
          </table:table-cell>
          <table:table-cell office:value-type="float" office:value="9772392" calcext:value-type="float">
            <text:p>9772392</text:p>
          </table:table-cell>
          <table:table-cell office:value-type="float" office:value="9804552" calcext:value-type="float">
            <text:p>9804552</text:p>
          </table:table-cell>
          <table:table-cell office:value-type="float" office:value="24390248" calcext:value-type="float">
            <text:p>24390248</text:p>
          </table:table-cell>
          <table:table-cell office:value-type="float" office:value="254321144" calcext:value-type="float">
            <text:p>254321144</text:p>
          </table:table-cell>
          <table:table-cell office:value-type="float" office:value="71376888" calcext:value-type="float">
            <text:p>71376888</text:p>
          </table:table-cell>
          <table:table-cell office:value-type="float" office:value="40034168" calcext:value-type="float">
            <text:p>40034168</text:p>
          </table:table-cell>
          <table:table-cell office:value-type="float" office:value="39537672" calcext:value-type="float">
            <text:p>39537672</text:p>
          </table:table-cell>
          <table:table-cell table:number-columns-repeated="6"/>
        </table:table-row>
        <table:table-row table:style-name="ro1">
          <table:table-cell office:value-type="float" office:value="6059920" calcext:value-type="float">
            <text:p>6059920</text:p>
          </table:table-cell>
          <table:table-cell office:value-type="float" office:value="63234304" calcext:value-type="float">
            <text:p>63234304</text:p>
          </table:table-cell>
          <table:table-cell office:value-type="float" office:value="19106744" calcext:value-type="float">
            <text:p>19106744</text:p>
          </table:table-cell>
          <table:table-cell office:value-type="float" office:value="9773568" calcext:value-type="float">
            <text:p>9773568</text:p>
          </table:table-cell>
          <table:table-cell office:value-type="float" office:value="9804624" calcext:value-type="float">
            <text:p>9804624</text:p>
          </table:table-cell>
          <table:table-cell office:value-type="float" office:value="25134584" calcext:value-type="float">
            <text:p>25134584</text:p>
          </table:table-cell>
          <table:table-cell office:value-type="float" office:value="254345792" calcext:value-type="float">
            <text:p>254345792</text:p>
          </table:table-cell>
          <table:table-cell office:value-type="float" office:value="71378200" calcext:value-type="float">
            <text:p>71378200</text:p>
          </table:table-cell>
          <table:table-cell office:value-type="float" office:value="40035608" calcext:value-type="float">
            <text:p>40035608</text:p>
          </table:table-cell>
          <table:table-cell office:value-type="float" office:value="39539848" calcext:value-type="float">
            <text:p>39539848</text:p>
          </table:table-cell>
          <table:table-cell table:number-columns-repeated="6"/>
        </table:table-row>
        <table:table-row table:style-name="ro1">
          <table:table-cell office:value-type="float" office:value="6060912" calcext:value-type="float">
            <text:p>6060912</text:p>
          </table:table-cell>
          <table:table-cell office:value-type="float" office:value="63237536" calcext:value-type="float">
            <text:p>63237536</text:p>
          </table:table-cell>
          <table:table-cell office:value-type="float" office:value="19107648" calcext:value-type="float">
            <text:p>19107648</text:p>
          </table:table-cell>
          <table:table-cell office:value-type="float" office:value="9776280" calcext:value-type="float">
            <text:p>9776280</text:p>
          </table:table-cell>
          <table:table-cell office:value-type="float" office:value="9806296" calcext:value-type="float">
            <text:p>9806296</text:p>
          </table:table-cell>
          <table:table-cell office:value-type="float" office:value="26640520" calcext:value-type="float">
            <text:p>26640520</text:p>
          </table:table-cell>
          <table:table-cell office:value-type="float" office:value="254358280" calcext:value-type="float">
            <text:p>254358280</text:p>
          </table:table-cell>
          <table:table-cell office:value-type="float" office:value="71378464" calcext:value-type="float">
            <text:p>71378464</text:p>
          </table:table-cell>
          <table:table-cell office:value-type="float" office:value="40042744" calcext:value-type="float">
            <text:p>40042744</text:p>
          </table:table-cell>
          <table:table-cell office:value-type="float" office:value="39549424" calcext:value-type="float">
            <text:p>39549424</text:p>
          </table:table-cell>
          <table:table-cell table:number-columns-repeated="6"/>
        </table:table-row>
        <table:table-row table:style-name="ro1">
          <table:table-cell office:value-type="float" office:value="6063232" calcext:value-type="float">
            <text:p>6063232</text:p>
          </table:table-cell>
          <table:table-cell office:value-type="float" office:value="63238696" calcext:value-type="float">
            <text:p>63238696</text:p>
          </table:table-cell>
          <table:table-cell office:value-type="float" office:value="19110544" calcext:value-type="float">
            <text:p>19110544</text:p>
          </table:table-cell>
          <table:table-cell office:value-type="float" office:value="9776896" calcext:value-type="float">
            <text:p>9776896</text:p>
          </table:table-cell>
          <table:table-cell office:value-type="float" office:value="9806304" calcext:value-type="float">
            <text:p>9806304</text:p>
          </table:table-cell>
          <table:table-cell office:value-type="float" office:value="27167448" calcext:value-type="float">
            <text:p>27167448</text:p>
          </table:table-cell>
          <table:table-cell office:value-type="float" office:value="254362488" calcext:value-type="float">
            <text:p>254362488</text:p>
          </table:table-cell>
          <table:table-cell office:value-type="float" office:value="71378616" calcext:value-type="float">
            <text:p>71378616</text:p>
          </table:table-cell>
          <table:table-cell office:value-type="float" office:value="40047064" calcext:value-type="float">
            <text:p>40047064</text:p>
          </table:table-cell>
          <table:table-cell office:value-type="float" office:value="39549880" calcext:value-type="float">
            <text:p>39549880</text:p>
          </table:table-cell>
          <table:table-cell table:number-columns-repeated="6"/>
        </table:table-row>
        <table:table-row table:style-name="ro1">
          <table:table-cell office:value-type="float" office:value="6063464" calcext:value-type="float">
            <text:p>6063464</text:p>
          </table:table-cell>
          <table:table-cell office:value-type="float" office:value="63243680" calcext:value-type="float">
            <text:p>63243680</text:p>
          </table:table-cell>
          <table:table-cell office:value-type="float" office:value="19111032" calcext:value-type="float">
            <text:p>19111032</text:p>
          </table:table-cell>
          <table:table-cell office:value-type="float" office:value="9777000" calcext:value-type="float">
            <text:p>9777000</text:p>
          </table:table-cell>
          <table:table-cell office:value-type="float" office:value="9806336" calcext:value-type="float">
            <text:p>9806336</text:p>
          </table:table-cell>
          <table:table-cell office:value-type="float" office:value="27173600" calcext:value-type="float">
            <text:p>27173600</text:p>
          </table:table-cell>
          <table:table-cell office:value-type="float" office:value="254617488" calcext:value-type="float">
            <text:p>254617488</text:p>
          </table:table-cell>
          <table:table-cell office:value-type="float" office:value="71379768" calcext:value-type="float">
            <text:p>71379768</text:p>
          </table:table-cell>
          <table:table-cell office:value-type="float" office:value="40051960" calcext:value-type="float">
            <text:p>40051960</text:p>
          </table:table-cell>
          <table:table-cell office:value-type="float" office:value="39553256" calcext:value-type="float">
            <text:p>39553256</text:p>
          </table:table-cell>
          <table:table-cell table:number-columns-repeated="6"/>
        </table:table-row>
        <table:table-row table:style-name="ro1">
          <table:table-cell office:value-type="float" office:value="6064472" calcext:value-type="float">
            <text:p>6064472</text:p>
          </table:table-cell>
          <table:table-cell office:value-type="float" office:value="63244968" calcext:value-type="float">
            <text:p>63244968</text:p>
          </table:table-cell>
          <table:table-cell office:value-type="float" office:value="19113064" calcext:value-type="float">
            <text:p>19113064</text:p>
          </table:table-cell>
          <table:table-cell office:value-type="float" office:value="9780248" calcext:value-type="float">
            <text:p>9780248</text:p>
          </table:table-cell>
          <table:table-cell office:value-type="float" office:value="9807248" calcext:value-type="float">
            <text:p>9807248</text:p>
          </table:table-cell>
          <table:table-cell office:value-type="float" office:value="27191424" calcext:value-type="float">
            <text:p>27191424</text:p>
          </table:table-cell>
          <table:table-cell office:value-type="float" office:value="254644096" calcext:value-type="float">
            <text:p>254644096</text:p>
          </table:table-cell>
          <table:table-cell office:value-type="float" office:value="71381888" calcext:value-type="float">
            <text:p>71381888</text:p>
          </table:table-cell>
          <table:table-cell office:value-type="float" office:value="40053336" calcext:value-type="float">
            <text:p>40053336</text:p>
          </table:table-cell>
          <table:table-cell office:value-type="float" office:value="39554736" calcext:value-type="float">
            <text:p>39554736</text:p>
          </table:table-cell>
          <table:table-cell table:number-columns-repeated="6"/>
        </table:table-row>
        <table:table-row table:style-name="ro1">
          <table:table-cell office:value-type="float" office:value="6064672" calcext:value-type="float">
            <text:p>6064672</text:p>
          </table:table-cell>
          <table:table-cell office:value-type="float" office:value="63244992" calcext:value-type="float">
            <text:p>63244992</text:p>
          </table:table-cell>
          <table:table-cell office:value-type="float" office:value="19114688" calcext:value-type="float">
            <text:p>19114688</text:p>
          </table:table-cell>
          <table:table-cell office:value-type="float" office:value="9781672" calcext:value-type="float">
            <text:p>9781672</text:p>
          </table:table-cell>
          <table:table-cell office:value-type="float" office:value="9807568" calcext:value-type="float">
            <text:p>9807568</text:p>
          </table:table-cell>
          <table:table-cell office:value-type="float" office:value="27199848" calcext:value-type="float">
            <text:p>27199848</text:p>
          </table:table-cell>
          <table:table-cell office:value-type="float" office:value="254658208" calcext:value-type="float">
            <text:p>254658208</text:p>
          </table:table-cell>
          <table:table-cell office:value-type="float" office:value="71391928" calcext:value-type="float">
            <text:p>71391928</text:p>
          </table:table-cell>
          <table:table-cell office:value-type="float" office:value="40053496" calcext:value-type="float">
            <text:p>40053496</text:p>
          </table:table-cell>
          <table:table-cell office:value-type="float" office:value="39555536" calcext:value-type="float">
            <text:p>39555536</text:p>
          </table:table-cell>
          <table:table-cell table:number-columns-repeated="6"/>
        </table:table-row>
        <table:table-row table:style-name="ro1">
          <table:table-cell office:value-type="float" office:value="6065888" calcext:value-type="float">
            <text:p>6065888</text:p>
          </table:table-cell>
          <table:table-cell office:value-type="float" office:value="63245936" calcext:value-type="float">
            <text:p>63245936</text:p>
          </table:table-cell>
          <table:table-cell office:value-type="float" office:value="19115232" calcext:value-type="float">
            <text:p>19115232</text:p>
          </table:table-cell>
          <table:table-cell office:value-type="float" office:value="9782040" calcext:value-type="float">
            <text:p>9782040</text:p>
          </table:table-cell>
          <table:table-cell office:value-type="float" office:value="9810736" calcext:value-type="float">
            <text:p>9810736</text:p>
          </table:table-cell>
          <table:table-cell office:value-type="float" office:value="27238064" calcext:value-type="float">
            <text:p>27238064</text:p>
          </table:table-cell>
          <table:table-cell office:value-type="float" office:value="254678032" calcext:value-type="float">
            <text:p>254678032</text:p>
          </table:table-cell>
          <table:table-cell office:value-type="float" office:value="71392744" calcext:value-type="float">
            <text:p>71392744</text:p>
          </table:table-cell>
          <table:table-cell office:value-type="float" office:value="40057720" calcext:value-type="float">
            <text:p>40057720</text:p>
          </table:table-cell>
          <table:table-cell office:value-type="float" office:value="39566440" calcext:value-type="float">
            <text:p>39566440</text:p>
          </table:table-cell>
          <table:table-cell table:number-columns-repeated="6"/>
        </table:table-row>
        <table:table-row table:style-name="ro1">
          <table:table-cell office:value-type="float" office:value="6066056" calcext:value-type="float">
            <text:p>6066056</text:p>
          </table:table-cell>
          <table:table-cell office:value-type="float" office:value="63246328" calcext:value-type="float">
            <text:p>63246328</text:p>
          </table:table-cell>
          <table:table-cell office:value-type="float" office:value="19116376" calcext:value-type="float">
            <text:p>19116376</text:p>
          </table:table-cell>
          <table:table-cell office:value-type="float" office:value="9782112" calcext:value-type="float">
            <text:p>9782112</text:p>
          </table:table-cell>
          <table:table-cell office:value-type="float" office:value="9811032" calcext:value-type="float">
            <text:p>9811032</text:p>
          </table:table-cell>
          <table:table-cell office:value-type="float" office:value="27243304" calcext:value-type="float">
            <text:p>27243304</text:p>
          </table:table-cell>
          <table:table-cell office:value-type="float" office:value="254793896" calcext:value-type="float">
            <text:p>254793896</text:p>
          </table:table-cell>
          <table:table-cell office:value-type="float" office:value="71398736" calcext:value-type="float">
            <text:p>71398736</text:p>
          </table:table-cell>
          <table:table-cell office:value-type="float" office:value="40058416" calcext:value-type="float">
            <text:p>40058416</text:p>
          </table:table-cell>
          <table:table-cell office:value-type="float" office:value="39567744" calcext:value-type="float">
            <text:p>39567744</text:p>
          </table:table-cell>
          <table:table-cell table:number-columns-repeated="6"/>
        </table:table-row>
        <table:table-row table:style-name="ro1">
          <table:table-cell office:value-type="float" office:value="6067776" calcext:value-type="float">
            <text:p>6067776</text:p>
          </table:table-cell>
          <table:table-cell office:value-type="float" office:value="63255992" calcext:value-type="float">
            <text:p>63255992</text:p>
          </table:table-cell>
          <table:table-cell office:value-type="float" office:value="19118480" calcext:value-type="float">
            <text:p>19118480</text:p>
          </table:table-cell>
          <table:table-cell office:value-type="float" office:value="9782120" calcext:value-type="float">
            <text:p>9782120</text:p>
          </table:table-cell>
          <table:table-cell office:value-type="float" office:value="9813104" calcext:value-type="float">
            <text:p>9813104</text:p>
          </table:table-cell>
          <table:table-cell office:value-type="float" office:value="27248120" calcext:value-type="float">
            <text:p>27248120</text:p>
          </table:table-cell>
          <table:table-cell office:value-type="float" office:value="255271744" calcext:value-type="float">
            <text:p>255271744</text:p>
          </table:table-cell>
          <table:table-cell office:value-type="float" office:value="71399544" calcext:value-type="float">
            <text:p>71399544</text:p>
          </table:table-cell>
          <table:table-cell office:value-type="float" office:value="40066776" calcext:value-type="float">
            <text:p>40066776</text:p>
          </table:table-cell>
          <table:table-cell office:value-type="float" office:value="39575688" calcext:value-type="float">
            <text:p>39575688</text:p>
          </table:table-cell>
          <table:table-cell table:number-columns-repeated="6"/>
        </table:table-row>
        <table:table-row table:style-name="ro1">
          <table:table-cell office:value-type="float" office:value="6070568" calcext:value-type="float">
            <text:p>6070568</text:p>
          </table:table-cell>
          <table:table-cell office:value-type="float" office:value="63259240" calcext:value-type="float">
            <text:p>63259240</text:p>
          </table:table-cell>
          <table:table-cell office:value-type="float" office:value="19121264" calcext:value-type="float">
            <text:p>19121264</text:p>
          </table:table-cell>
          <table:table-cell office:value-type="float" office:value="9782240" calcext:value-type="float">
            <text:p>9782240</text:p>
          </table:table-cell>
          <table:table-cell office:value-type="float" office:value="9815808" calcext:value-type="float">
            <text:p>9815808</text:p>
          </table:table-cell>
          <table:table-cell office:value-type="float" office:value="27282552" calcext:value-type="float">
            <text:p>27282552</text:p>
          </table:table-cell>
          <table:table-cell office:value-type="float" office:value="255544608" calcext:value-type="float">
            <text:p>255544608</text:p>
          </table:table-cell>
          <table:table-cell office:value-type="float" office:value="71402816" calcext:value-type="float">
            <text:p>71402816</text:p>
          </table:table-cell>
          <table:table-cell office:value-type="float" office:value="40068544" calcext:value-type="float">
            <text:p>40068544</text:p>
          </table:table-cell>
          <table:table-cell office:value-type="float" office:value="39576440" calcext:value-type="float">
            <text:p>39576440</text:p>
          </table:table-cell>
          <table:table-cell table:number-columns-repeated="6"/>
        </table:table-row>
        <table:table-row table:style-name="ro1">
          <table:table-cell office:value-type="float" office:value="6070832" calcext:value-type="float">
            <text:p>6070832</text:p>
          </table:table-cell>
          <table:table-cell office:value-type="float" office:value="63261984" calcext:value-type="float">
            <text:p>63261984</text:p>
          </table:table-cell>
          <table:table-cell office:value-type="float" office:value="19121288" calcext:value-type="float">
            <text:p>19121288</text:p>
          </table:table-cell>
          <table:table-cell office:value-type="float" office:value="9783184" calcext:value-type="float">
            <text:p>9783184</text:p>
          </table:table-cell>
          <table:table-cell office:value-type="float" office:value="9816536" calcext:value-type="float">
            <text:p>9816536</text:p>
          </table:table-cell>
          <table:table-cell office:value-type="float" office:value="27303688" calcext:value-type="float">
            <text:p>27303688</text:p>
          </table:table-cell>
          <table:table-cell office:value-type="float" office:value="255729808" calcext:value-type="float">
            <text:p>255729808</text:p>
          </table:table-cell>
          <table:table-cell office:value-type="float" office:value="71407536" calcext:value-type="float">
            <text:p>71407536</text:p>
          </table:table-cell>
          <table:table-cell office:value-type="float" office:value="40070296" calcext:value-type="float">
            <text:p>40070296</text:p>
          </table:table-cell>
          <table:table-cell office:value-type="float" office:value="39581912" calcext:value-type="float">
            <text:p>39581912</text:p>
          </table:table-cell>
          <table:table-cell table:number-columns-repeated="6"/>
        </table:table-row>
        <table:table-row table:style-name="ro1">
          <table:table-cell office:value-type="float" office:value="6071032" calcext:value-type="float">
            <text:p>6071032</text:p>
          </table:table-cell>
          <table:table-cell office:value-type="float" office:value="63263560" calcext:value-type="float">
            <text:p>63263560</text:p>
          </table:table-cell>
          <table:table-cell office:value-type="float" office:value="19128480" calcext:value-type="float">
            <text:p>19128480</text:p>
          </table:table-cell>
          <table:table-cell office:value-type="float" office:value="9784288" calcext:value-type="float">
            <text:p>9784288</text:p>
          </table:table-cell>
          <table:table-cell office:value-type="float" office:value="9816584" calcext:value-type="float">
            <text:p>9816584</text:p>
          </table:table-cell>
          <table:table-cell office:value-type="float" office:value="27327592" calcext:value-type="float">
            <text:p>27327592</text:p>
          </table:table-cell>
          <table:table-cell office:value-type="float" office:value="255760624" calcext:value-type="float">
            <text:p>255760624</text:p>
          </table:table-cell>
          <table:table-cell office:value-type="float" office:value="71407624" calcext:value-type="float">
            <text:p>71407624</text:p>
          </table:table-cell>
          <table:table-cell office:value-type="float" office:value="40076872" calcext:value-type="float">
            <text:p>40076872</text:p>
          </table:table-cell>
          <table:table-cell office:value-type="float" office:value="39584080" calcext:value-type="float">
            <text:p>39584080</text:p>
          </table:table-cell>
          <table:table-cell table:number-columns-repeated="6"/>
        </table:table-row>
        <table:table-row table:style-name="ro1">
          <table:table-cell office:value-type="float" office:value="6071616" calcext:value-type="float">
            <text:p>6071616</text:p>
          </table:table-cell>
          <table:table-cell office:value-type="float" office:value="63264616" calcext:value-type="float">
            <text:p>63264616</text:p>
          </table:table-cell>
          <table:table-cell office:value-type="float" office:value="19128784" calcext:value-type="float">
            <text:p>19128784</text:p>
          </table:table-cell>
          <table:table-cell office:value-type="float" office:value="9785256" calcext:value-type="float">
            <text:p>9785256</text:p>
          </table:table-cell>
          <table:table-cell office:value-type="float" office:value="9817080" calcext:value-type="float">
            <text:p>9817080</text:p>
          </table:table-cell>
          <table:table-cell office:value-type="float" office:value="27336072" calcext:value-type="float">
            <text:p>27336072</text:p>
          </table:table-cell>
          <table:table-cell office:value-type="float" office:value="256208096" calcext:value-type="float">
            <text:p>256208096</text:p>
          </table:table-cell>
          <table:table-cell office:value-type="float" office:value="71407664" calcext:value-type="float">
            <text:p>71407664</text:p>
          </table:table-cell>
          <table:table-cell office:value-type="float" office:value="40077160" calcext:value-type="float">
            <text:p>40077160</text:p>
          </table:table-cell>
          <table:table-cell office:value-type="float" office:value="39606952" calcext:value-type="float">
            <text:p>39606952</text:p>
          </table:table-cell>
          <table:table-cell table:number-columns-repeated="6"/>
        </table:table-row>
        <table:table-row table:style-name="ro1">
          <table:table-cell office:value-type="float" office:value="6071976" calcext:value-type="float">
            <text:p>6071976</text:p>
          </table:table-cell>
          <table:table-cell office:value-type="float" office:value="63265440" calcext:value-type="float">
            <text:p>63265440</text:p>
          </table:table-cell>
          <table:table-cell office:value-type="float" office:value="19129992" calcext:value-type="float">
            <text:p>19129992</text:p>
          </table:table-cell>
          <table:table-cell office:value-type="float" office:value="9785368" calcext:value-type="float">
            <text:p>9785368</text:p>
          </table:table-cell>
          <table:table-cell office:value-type="float" office:value="9817336" calcext:value-type="float">
            <text:p>9817336</text:p>
          </table:table-cell>
          <table:table-cell office:value-type="float" office:value="27343352" calcext:value-type="float">
            <text:p>27343352</text:p>
          </table:table-cell>
          <table:table-cell office:value-type="float" office:value="256960672" calcext:value-type="float">
            <text:p>256960672</text:p>
          </table:table-cell>
          <table:table-cell office:value-type="float" office:value="71409880" calcext:value-type="float">
            <text:p>71409880</text:p>
          </table:table-cell>
          <table:table-cell office:value-type="float" office:value="40080744" calcext:value-type="float">
            <text:p>40080744</text:p>
          </table:table-cell>
          <table:table-cell office:value-type="float" office:value="39608456" calcext:value-type="float">
            <text:p>39608456</text:p>
          </table:table-cell>
          <table:table-cell table:number-columns-repeated="6"/>
        </table:table-row>
        <table:table-row table:style-name="ro1">
          <table:table-cell office:value-type="float" office:value="6072584" calcext:value-type="float">
            <text:p>6072584</text:p>
          </table:table-cell>
          <table:table-cell office:value-type="float" office:value="63265992" calcext:value-type="float">
            <text:p>63265992</text:p>
          </table:table-cell>
          <table:table-cell office:value-type="float" office:value="19130752" calcext:value-type="float">
            <text:p>19130752</text:p>
          </table:table-cell>
          <table:table-cell office:value-type="float" office:value="9786096" calcext:value-type="float">
            <text:p>9786096</text:p>
          </table:table-cell>
          <table:table-cell office:value-type="float" office:value="9819056" calcext:value-type="float">
            <text:p>9819056</text:p>
          </table:table-cell>
          <table:table-cell office:value-type="float" office:value="27344544" calcext:value-type="float">
            <text:p>27344544</text:p>
          </table:table-cell>
          <table:table-cell office:value-type="float" office:value="257083704" calcext:value-type="float">
            <text:p>257083704</text:p>
          </table:table-cell>
          <table:table-cell office:value-type="float" office:value="71414776" calcext:value-type="float">
            <text:p>71414776</text:p>
          </table:table-cell>
          <table:table-cell office:value-type="float" office:value="40082216" calcext:value-type="float">
            <text:p>40082216</text:p>
          </table:table-cell>
          <table:table-cell office:value-type="float" office:value="39638040" calcext:value-type="float">
            <text:p>39638040</text:p>
          </table:table-cell>
          <table:table-cell table:number-columns-repeated="6"/>
        </table:table-row>
        <table:table-row table:style-name="ro1">
          <table:table-cell office:value-type="float" office:value="6074408" calcext:value-type="float">
            <text:p>6074408</text:p>
          </table:table-cell>
          <table:table-cell office:value-type="float" office:value="63271832" calcext:value-type="float">
            <text:p>63271832</text:p>
          </table:table-cell>
          <table:table-cell office:value-type="float" office:value="19130976" calcext:value-type="float">
            <text:p>19130976</text:p>
          </table:table-cell>
          <table:table-cell office:value-type="float" office:value="9787584" calcext:value-type="float">
            <text:p>9787584</text:p>
          </table:table-cell>
          <table:table-cell office:value-type="float" office:value="9819648" calcext:value-type="float">
            <text:p>9819648</text:p>
          </table:table-cell>
          <table:table-cell office:value-type="float" office:value="27349992" calcext:value-type="float">
            <text:p>27349992</text:p>
          </table:table-cell>
          <table:table-cell office:value-type="float" office:value="257141256" calcext:value-type="float">
            <text:p>257141256</text:p>
          </table:table-cell>
          <table:table-cell office:value-type="float" office:value="71418264" calcext:value-type="float">
            <text:p>71418264</text:p>
          </table:table-cell>
          <table:table-cell office:value-type="float" office:value="40099248" calcext:value-type="float">
            <text:p>40099248</text:p>
          </table:table-cell>
          <table:table-cell office:value-type="float" office:value="39667592" calcext:value-type="float">
            <text:p>39667592</text:p>
          </table:table-cell>
          <table:table-cell table:number-columns-repeated="6"/>
        </table:table-row>
        <table:table-row table:style-name="ro1">
          <table:table-cell office:value-type="float" office:value="6076224" calcext:value-type="float">
            <text:p>6076224</text:p>
          </table:table-cell>
          <table:table-cell office:value-type="float" office:value="63277776" calcext:value-type="float">
            <text:p>63277776</text:p>
          </table:table-cell>
          <table:table-cell office:value-type="float" office:value="19131288" calcext:value-type="float">
            <text:p>19131288</text:p>
          </table:table-cell>
          <table:table-cell office:value-type="float" office:value="9788208" calcext:value-type="float">
            <text:p>9788208</text:p>
          </table:table-cell>
          <table:table-cell office:value-type="float" office:value="9820072" calcext:value-type="float">
            <text:p>9820072</text:p>
          </table:table-cell>
          <table:table-cell office:value-type="float" office:value="27366272" calcext:value-type="float">
            <text:p>27366272</text:p>
          </table:table-cell>
          <table:table-cell office:value-type="float" office:value="257336056" calcext:value-type="float">
            <text:p>257336056</text:p>
          </table:table-cell>
          <table:table-cell office:value-type="float" office:value="71422920" calcext:value-type="float">
            <text:p>71422920</text:p>
          </table:table-cell>
          <table:table-cell office:value-type="float" office:value="40144376" calcext:value-type="float">
            <text:p>40144376</text:p>
          </table:table-cell>
          <table:table-cell office:value-type="float" office:value="39669448" calcext:value-type="float">
            <text:p>39669448</text:p>
          </table:table-cell>
          <table:table-cell table:number-columns-repeated="6"/>
        </table:table-row>
        <table:table-row table:style-name="ro1">
          <table:table-cell office:value-type="float" office:value="6078920" calcext:value-type="float">
            <text:p>6078920</text:p>
          </table:table-cell>
          <table:table-cell office:value-type="float" office:value="63285528" calcext:value-type="float">
            <text:p>63285528</text:p>
          </table:table-cell>
          <table:table-cell office:value-type="float" office:value="19131496" calcext:value-type="float">
            <text:p>19131496</text:p>
          </table:table-cell>
          <table:table-cell office:value-type="float" office:value="9788216" calcext:value-type="float">
            <text:p>9788216</text:p>
          </table:table-cell>
          <table:table-cell office:value-type="float" office:value="9821864" calcext:value-type="float">
            <text:p>9821864</text:p>
          </table:table-cell>
          <table:table-cell office:value-type="float" office:value="27414312" calcext:value-type="float">
            <text:p>27414312</text:p>
          </table:table-cell>
          <table:table-cell office:value-type="float" office:value="257429488" calcext:value-type="float">
            <text:p>257429488</text:p>
          </table:table-cell>
          <table:table-cell office:value-type="float" office:value="71424104" calcext:value-type="float">
            <text:p>71424104</text:p>
          </table:table-cell>
          <table:table-cell office:value-type="float" office:value="40163200" calcext:value-type="float">
            <text:p>40163200</text:p>
          </table:table-cell>
          <table:table-cell office:value-type="float" office:value="39670728" calcext:value-type="float">
            <text:p>39670728</text:p>
          </table:table-cell>
          <table:table-cell table:number-columns-repeated="6"/>
        </table:table-row>
        <table:table-row table:style-name="ro1">
          <table:table-cell office:value-type="float" office:value="6079216" calcext:value-type="float">
            <text:p>6079216</text:p>
          </table:table-cell>
          <table:table-cell office:value-type="float" office:value="63291304" calcext:value-type="float">
            <text:p>63291304</text:p>
          </table:table-cell>
          <table:table-cell office:value-type="float" office:value="19133760" calcext:value-type="float">
            <text:p>19133760</text:p>
          </table:table-cell>
          <table:table-cell office:value-type="float" office:value="9789016" calcext:value-type="float">
            <text:p>9789016</text:p>
          </table:table-cell>
          <table:table-cell office:value-type="float" office:value="9823336" calcext:value-type="float">
            <text:p>9823336</text:p>
          </table:table-cell>
          <table:table-cell office:value-type="float" office:value="27431056" calcext:value-type="float">
            <text:p>27431056</text:p>
          </table:table-cell>
          <table:table-cell office:value-type="float" office:value="257551576" calcext:value-type="float">
            <text:p>257551576</text:p>
          </table:table-cell>
          <table:table-cell office:value-type="float" office:value="71428616" calcext:value-type="float">
            <text:p>71428616</text:p>
          </table:table-cell>
          <table:table-cell office:value-type="float" office:value="40170816" calcext:value-type="float">
            <text:p>40170816</text:p>
          </table:table-cell>
          <table:table-cell office:value-type="float" office:value="39677920" calcext:value-type="float">
            <text:p>39677920</text:p>
          </table:table-cell>
          <table:table-cell table:number-columns-repeated="6"/>
        </table:table-row>
        <table:table-row table:style-name="ro1">
          <table:table-cell office:value-type="float" office:value="6079592" calcext:value-type="float">
            <text:p>6079592</text:p>
          </table:table-cell>
          <table:table-cell office:value-type="float" office:value="63291992" calcext:value-type="float">
            <text:p>63291992</text:p>
          </table:table-cell>
          <table:table-cell office:value-type="float" office:value="19138192" calcext:value-type="float">
            <text:p>19138192</text:p>
          </table:table-cell>
          <table:table-cell office:value-type="float" office:value="9790440" calcext:value-type="float">
            <text:p>9790440</text:p>
          </table:table-cell>
          <table:table-cell office:value-type="float" office:value="9824056" calcext:value-type="float">
            <text:p>9824056</text:p>
          </table:table-cell>
          <table:table-cell office:value-type="float" office:value="27440112" calcext:value-type="float">
            <text:p>27440112</text:p>
          </table:table-cell>
          <table:table-cell office:value-type="float" office:value="257754464" calcext:value-type="float">
            <text:p>257754464</text:p>
          </table:table-cell>
          <table:table-cell office:value-type="float" office:value="71429872" calcext:value-type="float">
            <text:p>71429872</text:p>
          </table:table-cell>
          <table:table-cell office:value-type="float" office:value="40171168" calcext:value-type="float">
            <text:p>40171168</text:p>
          </table:table-cell>
          <table:table-cell office:value-type="float" office:value="39678712" calcext:value-type="float">
            <text:p>39678712</text:p>
          </table:table-cell>
          <table:table-cell table:number-columns-repeated="6"/>
        </table:table-row>
        <table:table-row table:style-name="ro1">
          <table:table-cell office:value-type="float" office:value="6080112" calcext:value-type="float">
            <text:p>6080112</text:p>
          </table:table-cell>
          <table:table-cell office:value-type="float" office:value="63294040" calcext:value-type="float">
            <text:p>63294040</text:p>
          </table:table-cell>
          <table:table-cell office:value-type="float" office:value="19138648" calcext:value-type="float">
            <text:p>19138648</text:p>
          </table:table-cell>
          <table:table-cell office:value-type="float" office:value="9791128" calcext:value-type="float">
            <text:p>9791128</text:p>
          </table:table-cell>
          <table:table-cell office:value-type="float" office:value="9826080" calcext:value-type="float">
            <text:p>9826080</text:p>
          </table:table-cell>
          <table:table-cell office:value-type="float" office:value="27440928" calcext:value-type="float">
            <text:p>27440928</text:p>
          </table:table-cell>
          <table:table-cell office:value-type="float" office:value="257955608" calcext:value-type="float">
            <text:p>257955608</text:p>
          </table:table-cell>
          <table:table-cell office:value-type="float" office:value="71431280" calcext:value-type="float">
            <text:p>71431280</text:p>
          </table:table-cell>
          <table:table-cell office:value-type="float" office:value="40171656" calcext:value-type="float">
            <text:p>40171656</text:p>
          </table:table-cell>
          <table:table-cell office:value-type="float" office:value="39683856" calcext:value-type="float">
            <text:p>39683856</text:p>
          </table:table-cell>
          <table:table-cell table:number-columns-repeated="6"/>
        </table:table-row>
        <table:table-row table:style-name="ro1">
          <table:table-cell office:value-type="float" office:value="6083064" calcext:value-type="float">
            <text:p>6083064</text:p>
          </table:table-cell>
          <table:table-cell office:value-type="float" office:value="63304032" calcext:value-type="float">
            <text:p>63304032</text:p>
          </table:table-cell>
          <table:table-cell office:value-type="float" office:value="19144976" calcext:value-type="float">
            <text:p>19144976</text:p>
          </table:table-cell>
          <table:table-cell office:value-type="float" office:value="9792192" calcext:value-type="float">
            <text:p>9792192</text:p>
          </table:table-cell>
          <table:table-cell office:value-type="float" office:value="9827456" calcext:value-type="float">
            <text:p>9827456</text:p>
          </table:table-cell>
          <table:table-cell office:value-type="float" office:value="27449608" calcext:value-type="float">
            <text:p>27449608</text:p>
          </table:table-cell>
          <table:table-cell office:value-type="float" office:value="258004096" calcext:value-type="float">
            <text:p>258004096</text:p>
          </table:table-cell>
          <table:table-cell office:value-type="float" office:value="71431392" calcext:value-type="float">
            <text:p>71431392</text:p>
          </table:table-cell>
          <table:table-cell office:value-type="float" office:value="40185368" calcext:value-type="float">
            <text:p>40185368</text:p>
          </table:table-cell>
          <table:table-cell office:value-type="float" office:value="39701240" calcext:value-type="float">
            <text:p>39701240</text:p>
          </table:table-cell>
          <table:table-cell table:number-columns-repeated="6"/>
        </table:table-row>
        <table:table-row table:style-name="ro1">
          <table:table-cell office:value-type="float" office:value="6083544" calcext:value-type="float">
            <text:p>6083544</text:p>
          </table:table-cell>
          <table:table-cell office:value-type="float" office:value="63307720" calcext:value-type="float">
            <text:p>63307720</text:p>
          </table:table-cell>
          <table:table-cell office:value-type="float" office:value="19145432" calcext:value-type="float">
            <text:p>19145432</text:p>
          </table:table-cell>
          <table:table-cell office:value-type="float" office:value="9792200" calcext:value-type="float">
            <text:p>9792200</text:p>
          </table:table-cell>
          <table:table-cell office:value-type="float" office:value="9827696" calcext:value-type="float">
            <text:p>9827696</text:p>
          </table:table-cell>
          <table:table-cell office:value-type="float" office:value="27472664" calcext:value-type="float">
            <text:p>27472664</text:p>
          </table:table-cell>
          <table:table-cell office:value-type="float" office:value="258093552" calcext:value-type="float">
            <text:p>258093552</text:p>
          </table:table-cell>
          <table:table-cell office:value-type="float" office:value="71431512" calcext:value-type="float">
            <text:p>71431512</text:p>
          </table:table-cell>
          <table:table-cell office:value-type="float" office:value="40191288" calcext:value-type="float">
            <text:p>40191288</text:p>
          </table:table-cell>
          <table:table-cell office:value-type="float" office:value="39746152" calcext:value-type="float">
            <text:p>39746152</text:p>
          </table:table-cell>
          <table:table-cell table:number-columns-repeated="6"/>
        </table:table-row>
        <table:table-row table:style-name="ro1">
          <table:table-cell office:value-type="float" office:value="6084472" calcext:value-type="float">
            <text:p>6084472</text:p>
          </table:table-cell>
          <table:table-cell office:value-type="float" office:value="63308200" calcext:value-type="float">
            <text:p>63308200</text:p>
          </table:table-cell>
          <table:table-cell office:value-type="float" office:value="19147128" calcext:value-type="float">
            <text:p>19147128</text:p>
          </table:table-cell>
          <table:table-cell office:value-type="float" office:value="9795704" calcext:value-type="float">
            <text:p>9795704</text:p>
          </table:table-cell>
          <table:table-cell office:value-type="float" office:value="9831808" calcext:value-type="float">
            <text:p>9831808</text:p>
          </table:table-cell>
          <table:table-cell office:value-type="float" office:value="27476832" calcext:value-type="float">
            <text:p>27476832</text:p>
          </table:table-cell>
          <table:table-cell office:value-type="float" office:value="258318976" calcext:value-type="float">
            <text:p>258318976</text:p>
          </table:table-cell>
          <table:table-cell office:value-type="float" office:value="71432832" calcext:value-type="float">
            <text:p>71432832</text:p>
          </table:table-cell>
          <table:table-cell office:value-type="float" office:value="40197232" calcext:value-type="float">
            <text:p>40197232</text:p>
          </table:table-cell>
          <table:table-cell office:value-type="float" office:value="39871232" calcext:value-type="float">
            <text:p>39871232</text:p>
          </table:table-cell>
          <table:table-cell table:number-columns-repeated="6"/>
        </table:table-row>
        <table:table-row table:style-name="ro1">
          <table:table-cell office:value-type="float" office:value="6086792" calcext:value-type="float">
            <text:p>6086792</text:p>
          </table:table-cell>
          <table:table-cell office:value-type="float" office:value="63317808" calcext:value-type="float">
            <text:p>63317808</text:p>
          </table:table-cell>
          <table:table-cell office:value-type="float" office:value="19153152" calcext:value-type="float">
            <text:p>19153152</text:p>
          </table:table-cell>
          <table:table-cell office:value-type="float" office:value="9796320" calcext:value-type="float">
            <text:p>9796320</text:p>
          </table:table-cell>
          <table:table-cell office:value-type="float" office:value="9836352" calcext:value-type="float">
            <text:p>9836352</text:p>
          </table:table-cell>
          <table:table-cell office:value-type="float" office:value="27476944" calcext:value-type="float">
            <text:p>27476944</text:p>
          </table:table-cell>
          <table:table-cell office:value-type="float" office:value="258580032" calcext:value-type="float">
            <text:p>258580032</text:p>
          </table:table-cell>
          <table:table-cell office:value-type="float" office:value="71433408" calcext:value-type="float">
            <text:p>71433408</text:p>
          </table:table-cell>
          <table:table-cell office:value-type="float" office:value="40222272" calcext:value-type="float">
            <text:p>40222272</text:p>
          </table:table-cell>
          <table:table-cell office:value-type="float" office:value="39986672" calcext:value-type="float">
            <text:p>39986672</text:p>
          </table:table-cell>
          <table:table-cell table:number-columns-repeated="6"/>
        </table:table-row>
        <table:table-row table:style-name="ro1">
          <table:table-cell office:value-type="float" office:value="6086896" calcext:value-type="float">
            <text:p>6086896</text:p>
          </table:table-cell>
          <table:table-cell office:value-type="float" office:value="63323928" calcext:value-type="float">
            <text:p>63323928</text:p>
          </table:table-cell>
          <table:table-cell office:value-type="float" office:value="19158320" calcext:value-type="float">
            <text:p>19158320</text:p>
          </table:table-cell>
          <table:table-cell office:value-type="float" office:value="9796544" calcext:value-type="float">
            <text:p>9796544</text:p>
          </table:table-cell>
          <table:table-cell office:value-type="float" office:value="9836824" calcext:value-type="float">
            <text:p>9836824</text:p>
          </table:table-cell>
          <table:table-cell office:value-type="float" office:value="27477416" calcext:value-type="float">
            <text:p>27477416</text:p>
          </table:table-cell>
          <table:table-cell office:value-type="float" office:value="258788488" calcext:value-type="float">
            <text:p>258788488</text:p>
          </table:table-cell>
          <table:table-cell office:value-type="float" office:value="71436752" calcext:value-type="float">
            <text:p>71436752</text:p>
          </table:table-cell>
          <table:table-cell office:value-type="float" office:value="40241848" calcext:value-type="float">
            <text:p>40241848</text:p>
          </table:table-cell>
          <table:table-cell office:value-type="float" office:value="40031440" calcext:value-type="float">
            <text:p>40031440</text:p>
          </table:table-cell>
          <table:table-cell table:number-columns-repeated="6"/>
        </table:table-row>
        <table:table-row table:style-name="ro1">
          <table:table-cell office:value-type="float" office:value="6087552" calcext:value-type="float">
            <text:p>6087552</text:p>
          </table:table-cell>
          <table:table-cell office:value-type="float" office:value="63325112" calcext:value-type="float">
            <text:p>63325112</text:p>
          </table:table-cell>
          <table:table-cell office:value-type="float" office:value="19161488" calcext:value-type="float">
            <text:p>19161488</text:p>
          </table:table-cell>
          <table:table-cell office:value-type="float" office:value="9796656" calcext:value-type="float">
            <text:p>9796656</text:p>
          </table:table-cell>
          <table:table-cell office:value-type="float" office:value="9839144" calcext:value-type="float">
            <text:p>9839144</text:p>
          </table:table-cell>
          <table:table-cell office:value-type="float" office:value="27478472" calcext:value-type="float">
            <text:p>27478472</text:p>
          </table:table-cell>
          <table:table-cell office:value-type="float" office:value="258802848" calcext:value-type="float">
            <text:p>258802848</text:p>
          </table:table-cell>
          <table:table-cell office:value-type="float" office:value="71449048" calcext:value-type="float">
            <text:p>71449048</text:p>
          </table:table-cell>
          <table:table-cell office:value-type="float" office:value="40250664" calcext:value-type="float">
            <text:p>40250664</text:p>
          </table:table-cell>
          <table:table-cell office:value-type="float" office:value="40045744" calcext:value-type="float">
            <text:p>40045744</text:p>
          </table:table-cell>
          <table:table-cell table:number-columns-repeated="6"/>
        </table:table-row>
        <table:table-row table:style-name="ro1">
          <table:table-cell office:value-type="float" office:value="6088864" calcext:value-type="float">
            <text:p>6088864</text:p>
          </table:table-cell>
          <table:table-cell office:value-type="float" office:value="63327752" calcext:value-type="float">
            <text:p>63327752</text:p>
          </table:table-cell>
          <table:table-cell office:value-type="float" office:value="19164824" calcext:value-type="float">
            <text:p>19164824</text:p>
          </table:table-cell>
          <table:table-cell office:value-type="float" office:value="9796880" calcext:value-type="float">
            <text:p>9796880</text:p>
          </table:table-cell>
          <table:table-cell office:value-type="float" office:value="9839568" calcext:value-type="float">
            <text:p>9839568</text:p>
          </table:table-cell>
          <table:table-cell office:value-type="float" office:value="27492256" calcext:value-type="float">
            <text:p>27492256</text:p>
          </table:table-cell>
          <table:table-cell office:value-type="float" office:value="259395896" calcext:value-type="float">
            <text:p>259395896</text:p>
          </table:table-cell>
          <table:table-cell office:value-type="float" office:value="71458112" calcext:value-type="float">
            <text:p>71458112</text:p>
          </table:table-cell>
          <table:table-cell office:value-type="float" office:value="40255128" calcext:value-type="float">
            <text:p>40255128</text:p>
          </table:table-cell>
          <table:table-cell office:value-type="float" office:value="40082584" calcext:value-type="float">
            <text:p>40082584</text:p>
          </table:table-cell>
          <table:table-cell table:number-columns-repeated="6"/>
        </table:table-row>
        <table:table-row table:style-name="ro1">
          <table:table-cell office:value-type="float" office:value="6093928" calcext:value-type="float">
            <text:p>6093928</text:p>
          </table:table-cell>
          <table:table-cell office:value-type="float" office:value="63342920" calcext:value-type="float">
            <text:p>63342920</text:p>
          </table:table-cell>
          <table:table-cell office:value-type="float" office:value="19167432" calcext:value-type="float">
            <text:p>19167432</text:p>
          </table:table-cell>
          <table:table-cell office:value-type="float" office:value="9797128" calcext:value-type="float">
            <text:p>9797128</text:p>
          </table:table-cell>
          <table:table-cell office:value-type="float" office:value="9845736" calcext:value-type="float">
            <text:p>9845736</text:p>
          </table:table-cell>
          <table:table-cell office:value-type="float" office:value="27498504" calcext:value-type="float">
            <text:p>27498504</text:p>
          </table:table-cell>
          <table:table-cell office:value-type="float" office:value="259696888" calcext:value-type="float">
            <text:p>259696888</text:p>
          </table:table-cell>
          <table:table-cell office:value-type="float" office:value="71463192" calcext:value-type="float">
            <text:p>71463192</text:p>
          </table:table-cell>
          <table:table-cell office:value-type="float" office:value="40412568" calcext:value-type="float">
            <text:p>40412568</text:p>
          </table:table-cell>
          <table:table-cell office:value-type="float" office:value="40113320" calcext:value-type="float">
            <text:p>40113320</text:p>
          </table:table-cell>
          <table:table-cell table:number-columns-repeated="6"/>
        </table:table-row>
        <table:table-row table:style-name="ro1">
          <table:table-cell office:value-type="float" office:value="6095040" calcext:value-type="float">
            <text:p>6095040</text:p>
          </table:table-cell>
          <table:table-cell office:value-type="float" office:value="63348656" calcext:value-type="float">
            <text:p>63348656</text:p>
          </table:table-cell>
          <table:table-cell office:value-type="float" office:value="19169504" calcext:value-type="float">
            <text:p>19169504</text:p>
          </table:table-cell>
          <table:table-cell office:value-type="float" office:value="9797808" calcext:value-type="float">
            <text:p>9797808</text:p>
          </table:table-cell>
          <table:table-cell office:value-type="float" office:value="9847456" calcext:value-type="float">
            <text:p>9847456</text:p>
          </table:table-cell>
          <table:table-cell office:value-type="float" office:value="27505256" calcext:value-type="float">
            <text:p>27505256</text:p>
          </table:table-cell>
          <table:table-cell office:value-type="float" office:value="259737664" calcext:value-type="float">
            <text:p>259737664</text:p>
          </table:table-cell>
          <table:table-cell office:value-type="float" office:value="71467056" calcext:value-type="float">
            <text:p>71467056</text:p>
          </table:table-cell>
          <table:table-cell office:value-type="float" office:value="40445224" calcext:value-type="float">
            <text:p>40445224</text:p>
          </table:table-cell>
          <table:table-cell office:value-type="float" office:value="40124680" calcext:value-type="float">
            <text:p>40124680</text:p>
          </table:table-cell>
          <table:table-cell table:number-columns-repeated="6"/>
        </table:table-row>
        <table:table-row table:style-name="ro1">
          <table:table-cell office:value-type="float" office:value="6095728" calcext:value-type="float">
            <text:p>6095728</text:p>
          </table:table-cell>
          <table:table-cell office:value-type="float" office:value="63352944" calcext:value-type="float">
            <text:p>63352944</text:p>
          </table:table-cell>
          <table:table-cell office:value-type="float" office:value="19174584" calcext:value-type="float">
            <text:p>19174584</text:p>
          </table:table-cell>
          <table:table-cell office:value-type="float" office:value="9798216" calcext:value-type="float">
            <text:p>9798216</text:p>
          </table:table-cell>
          <table:table-cell office:value-type="float" office:value="9849192" calcext:value-type="float">
            <text:p>9849192</text:p>
          </table:table-cell>
          <table:table-cell office:value-type="float" office:value="27511432" calcext:value-type="float">
            <text:p>27511432</text:p>
          </table:table-cell>
          <table:table-cell office:value-type="float" office:value="259748936" calcext:value-type="float">
            <text:p>259748936</text:p>
          </table:table-cell>
          <table:table-cell office:value-type="float" office:value="71480040" calcext:value-type="float">
            <text:p>71480040</text:p>
          </table:table-cell>
          <table:table-cell office:value-type="float" office:value="40640792" calcext:value-type="float">
            <text:p>40640792</text:p>
          </table:table-cell>
          <table:table-cell office:value-type="float" office:value="40138992" calcext:value-type="float">
            <text:p>40138992</text:p>
          </table:table-cell>
          <table:table-cell table:number-columns-repeated="6"/>
        </table:table-row>
        <table:table-row table:style-name="ro1">
          <table:table-cell office:value-type="float" office:value="6097624" calcext:value-type="float">
            <text:p>6097624</text:p>
          </table:table-cell>
          <table:table-cell office:value-type="float" office:value="63355616" calcext:value-type="float">
            <text:p>63355616</text:p>
          </table:table-cell>
          <table:table-cell office:value-type="float" office:value="19175072" calcext:value-type="float">
            <text:p>19175072</text:p>
          </table:table-cell>
          <table:table-cell office:value-type="float" office:value="9799184" calcext:value-type="float">
            <text:p>9799184</text:p>
          </table:table-cell>
          <table:table-cell office:value-type="float" office:value="9850976" calcext:value-type="float">
            <text:p>9850976</text:p>
          </table:table-cell>
          <table:table-cell office:value-type="float" office:value="27519208" calcext:value-type="float">
            <text:p>27519208</text:p>
          </table:table-cell>
          <table:table-cell office:value-type="float" office:value="259766296" calcext:value-type="float">
            <text:p>259766296</text:p>
          </table:table-cell>
          <table:table-cell office:value-type="float" office:value="71487688" calcext:value-type="float">
            <text:p>71487688</text:p>
          </table:table-cell>
          <table:table-cell office:value-type="float" office:value="40821704" calcext:value-type="float">
            <text:p>40821704</text:p>
          </table:table-cell>
          <table:table-cell office:value-type="float" office:value="40232112" calcext:value-type="float">
            <text:p>40232112</text:p>
          </table:table-cell>
          <table:table-cell table:number-columns-repeated="6"/>
        </table:table-row>
        <table:table-row table:style-name="ro1">
          <table:table-cell office:value-type="float" office:value="6098728" calcext:value-type="float">
            <text:p>6098728</text:p>
          </table:table-cell>
          <table:table-cell office:value-type="float" office:value="63385448" calcext:value-type="float">
            <text:p>63385448</text:p>
          </table:table-cell>
          <table:table-cell office:value-type="float" office:value="19175384" calcext:value-type="float">
            <text:p>19175384</text:p>
          </table:table-cell>
          <table:table-cell office:value-type="float" office:value="9799928" calcext:value-type="float">
            <text:p>9799928</text:p>
          </table:table-cell>
          <table:table-cell office:value-type="float" office:value="9851136" calcext:value-type="float">
            <text:p>9851136</text:p>
          </table:table-cell>
          <table:table-cell office:value-type="float" office:value="27535296" calcext:value-type="float">
            <text:p>27535296</text:p>
          </table:table-cell>
          <table:table-cell office:value-type="float" office:value="259790248" calcext:value-type="float">
            <text:p>259790248</text:p>
          </table:table-cell>
          <table:table-cell office:value-type="float" office:value="71498584" calcext:value-type="float">
            <text:p>71498584</text:p>
          </table:table-cell>
          <table:table-cell office:value-type="float" office:value="40834392" calcext:value-type="float">
            <text:p>40834392</text:p>
          </table:table-cell>
          <table:table-cell office:value-type="float" office:value="40269128" calcext:value-type="float">
            <text:p>40269128</text:p>
          </table:table-cell>
          <table:table-cell table:number-columns-repeated="6"/>
        </table:table-row>
        <table:table-row table:style-name="ro1">
          <table:table-cell office:value-type="float" office:value="6102680" calcext:value-type="float">
            <text:p>6102680</text:p>
          </table:table-cell>
          <table:table-cell office:value-type="float" office:value="63392496" calcext:value-type="float">
            <text:p>63392496</text:p>
          </table:table-cell>
          <table:table-cell office:value-type="float" office:value="19176712" calcext:value-type="float">
            <text:p>19176712</text:p>
          </table:table-cell>
          <table:table-cell office:value-type="float" office:value="9800840" calcext:value-type="float">
            <text:p>9800840</text:p>
          </table:table-cell>
          <table:table-cell office:value-type="float" office:value="9851456" calcext:value-type="float">
            <text:p>9851456</text:p>
          </table:table-cell>
          <table:table-cell office:value-type="float" office:value="27587200" calcext:value-type="float">
            <text:p>27587200</text:p>
          </table:table-cell>
          <table:table-cell office:value-type="float" office:value="259851680" calcext:value-type="float">
            <text:p>259851680</text:p>
          </table:table-cell>
          <table:table-cell office:value-type="float" office:value="71500480" calcext:value-type="float">
            <text:p>71500480</text:p>
          </table:table-cell>
          <table:table-cell office:value-type="float" office:value="40916896" calcext:value-type="float">
            <text:p>40916896</text:p>
          </table:table-cell>
          <table:table-cell office:value-type="float" office:value="40289232" calcext:value-type="float">
            <text:p>40289232</text:p>
          </table:table-cell>
          <table:table-cell table:number-columns-repeated="6"/>
        </table:table-row>
        <table:table-row table:style-name="ro1">
          <table:table-cell office:value-type="float" office:value="6103864" calcext:value-type="float">
            <text:p>6103864</text:p>
          </table:table-cell>
          <table:table-cell office:value-type="float" office:value="63393704" calcext:value-type="float">
            <text:p>63393704</text:p>
          </table:table-cell>
          <table:table-cell office:value-type="float" office:value="19177000" calcext:value-type="float">
            <text:p>19177000</text:p>
          </table:table-cell>
          <table:table-cell office:value-type="float" office:value="9801480" calcext:value-type="float">
            <text:p>9801480</text:p>
          </table:table-cell>
          <table:table-cell office:value-type="float" office:value="9851512" calcext:value-type="float">
            <text:p>9851512</text:p>
          </table:table-cell>
          <table:table-cell office:value-type="float" office:value="27604872" calcext:value-type="float">
            <text:p>27604872</text:p>
          </table:table-cell>
          <table:table-cell office:value-type="float" office:value="259855864" calcext:value-type="float">
            <text:p>259855864</text:p>
          </table:table-cell>
          <table:table-cell office:value-type="float" office:value="71523784" calcext:value-type="float">
            <text:p>71523784</text:p>
          </table:table-cell>
          <table:table-cell office:value-type="float" office:value="41590440" calcext:value-type="float">
            <text:p>41590440</text:p>
          </table:table-cell>
          <table:table-cell office:value-type="float" office:value="40369376" calcext:value-type="float">
            <text:p>40369376</text:p>
          </table:table-cell>
          <table:table-cell table:number-columns-repeated="6"/>
        </table:table-row>
        <table:table-row table:style-name="ro1">
          <table:table-cell office:value-type="float" office:value="6105136" calcext:value-type="float">
            <text:p>6105136</text:p>
          </table:table-cell>
          <table:table-cell office:value-type="float" office:value="63399128" calcext:value-type="float">
            <text:p>63399128</text:p>
          </table:table-cell>
          <table:table-cell office:value-type="float" office:value="19179728" calcext:value-type="float">
            <text:p>19179728</text:p>
          </table:table-cell>
          <table:table-cell office:value-type="float" office:value="9803120" calcext:value-type="float">
            <text:p>9803120</text:p>
          </table:table-cell>
          <table:table-cell office:value-type="float" office:value="9852112" calcext:value-type="float">
            <text:p>9852112</text:p>
          </table:table-cell>
          <table:table-cell office:value-type="float" office:value="27605664" calcext:value-type="float">
            <text:p>27605664</text:p>
          </table:table-cell>
          <table:table-cell office:value-type="float" office:value="259856032" calcext:value-type="float">
            <text:p>259856032</text:p>
          </table:table-cell>
          <table:table-cell office:value-type="float" office:value="71564056" calcext:value-type="float">
            <text:p>71564056</text:p>
          </table:table-cell>
          <table:table-cell office:value-type="float" office:value="41750472" calcext:value-type="float">
            <text:p>41750472</text:p>
          </table:table-cell>
          <table:table-cell office:value-type="float" office:value="40379472" calcext:value-type="float">
            <text:p>40379472</text:p>
          </table:table-cell>
          <table:table-cell table:number-columns-repeated="6"/>
        </table:table-row>
        <table:table-row table:style-name="ro1">
          <table:table-cell office:value-type="float" office:value="6107376" calcext:value-type="float">
            <text:p>6107376</text:p>
          </table:table-cell>
          <table:table-cell office:value-type="float" office:value="63405016" calcext:value-type="float">
            <text:p>63405016</text:p>
          </table:table-cell>
          <table:table-cell office:value-type="float" office:value="19180544" calcext:value-type="float">
            <text:p>19180544</text:p>
          </table:table-cell>
          <table:table-cell office:value-type="float" office:value="9803928" calcext:value-type="float">
            <text:p>9803928</text:p>
          </table:table-cell>
          <table:table-cell office:value-type="float" office:value="9853760" calcext:value-type="float">
            <text:p>9853760</text:p>
          </table:table-cell>
          <table:table-cell office:value-type="float" office:value="27706616" calcext:value-type="float">
            <text:p>27706616</text:p>
          </table:table-cell>
          <table:table-cell office:value-type="float" office:value="259939192" calcext:value-type="float">
            <text:p>259939192</text:p>
          </table:table-cell>
          <table:table-cell office:value-type="float" office:value="71574856" calcext:value-type="float">
            <text:p>71574856</text:p>
          </table:table-cell>
          <table:table-cell office:value-type="float" office:value="41915368" calcext:value-type="float">
            <text:p>41915368</text:p>
          </table:table-cell>
          <table:table-cell office:value-type="float" office:value="40880632" calcext:value-type="float">
            <text:p>40880632</text:p>
          </table:table-cell>
          <table:table-cell table:number-columns-repeated="6"/>
        </table:table-row>
        <table:table-row table:style-name="ro1">
          <table:table-cell office:value-type="float" office:value="6110464" calcext:value-type="float">
            <text:p>6110464</text:p>
          </table:table-cell>
          <table:table-cell office:value-type="float" office:value="63405696" calcext:value-type="float">
            <text:p>63405696</text:p>
          </table:table-cell>
          <table:table-cell office:value-type="float" office:value="19187208" calcext:value-type="float">
            <text:p>19187208</text:p>
          </table:table-cell>
          <table:table-cell office:value-type="float" office:value="9804216" calcext:value-type="float">
            <text:p>9804216</text:p>
          </table:table-cell>
          <table:table-cell office:value-type="float" office:value="9855376" calcext:value-type="float">
            <text:p>9855376</text:p>
          </table:table-cell>
          <table:table-cell office:value-type="float" office:value="27783216" calcext:value-type="float">
            <text:p>27783216</text:p>
          </table:table-cell>
          <table:table-cell office:value-type="float" office:value="260048728" calcext:value-type="float">
            <text:p>260048728</text:p>
          </table:table-cell>
          <table:table-cell office:value-type="float" office:value="71579024" calcext:value-type="float">
            <text:p>71579024</text:p>
          </table:table-cell>
          <table:table-cell office:value-type="float" office:value="42644584" calcext:value-type="float">
            <text:p>42644584</text:p>
          </table:table-cell>
          <table:table-cell office:value-type="float" office:value="40884552" calcext:value-type="float">
            <text:p>40884552</text:p>
          </table:table-cell>
          <table:table-cell table:number-columns-repeated="6"/>
        </table:table-row>
        <table:table-row table:style-name="ro1">
          <table:table-cell office:value-type="float" office:value="6110672" calcext:value-type="float">
            <text:p>6110672</text:p>
          </table:table-cell>
          <table:table-cell office:value-type="float" office:value="63413704" calcext:value-type="float">
            <text:p>63413704</text:p>
          </table:table-cell>
          <table:table-cell office:value-type="float" office:value="19189672" calcext:value-type="float">
            <text:p>19189672</text:p>
          </table:table-cell>
          <table:table-cell office:value-type="float" office:value="9804432" calcext:value-type="float">
            <text:p>9804432</text:p>
          </table:table-cell>
          <table:table-cell office:value-type="float" office:value="9856272" calcext:value-type="float">
            <text:p>9856272</text:p>
          </table:table-cell>
          <table:table-cell office:value-type="float" office:value="27807328" calcext:value-type="float">
            <text:p>27807328</text:p>
          </table:table-cell>
          <table:table-cell office:value-type="float" office:value="260070192" calcext:value-type="float">
            <text:p>260070192</text:p>
          </table:table-cell>
          <table:table-cell office:value-type="float" office:value="71580864" calcext:value-type="float">
            <text:p>71580864</text:p>
          </table:table-cell>
          <table:table-cell office:value-type="float" office:value="43302360" calcext:value-type="float">
            <text:p>43302360</text:p>
          </table:table-cell>
          <table:table-cell office:value-type="float" office:value="40900840" calcext:value-type="float">
            <text:p>40900840</text:p>
          </table:table-cell>
          <table:table-cell table:number-columns-repeated="6"/>
        </table:table-row>
        <table:table-row table:style-name="ro1">
          <table:table-cell office:value-type="float" office:value="6111688" calcext:value-type="float">
            <text:p>6111688</text:p>
          </table:table-cell>
          <table:table-cell office:value-type="float" office:value="63415120" calcext:value-type="float">
            <text:p>63415120</text:p>
          </table:table-cell>
          <table:table-cell office:value-type="float" office:value="19189952" calcext:value-type="float">
            <text:p>19189952</text:p>
          </table:table-cell>
          <table:table-cell office:value-type="float" office:value="9804584" calcext:value-type="float">
            <text:p>9804584</text:p>
          </table:table-cell>
          <table:table-cell office:value-type="float" office:value="9856888" calcext:value-type="float">
            <text:p>9856888</text:p>
          </table:table-cell>
          <table:table-cell office:value-type="float" office:value="27842688" calcext:value-type="float">
            <text:p>27842688</text:p>
          </table:table-cell>
          <table:table-cell office:value-type="float" office:value="260122952" calcext:value-type="float">
            <text:p>260122952</text:p>
          </table:table-cell>
          <table:table-cell office:value-type="float" office:value="71582592" calcext:value-type="float">
            <text:p>71582592</text:p>
          </table:table-cell>
          <table:table-cell office:value-type="float" office:value="43609384" calcext:value-type="float">
            <text:p>43609384</text:p>
          </table:table-cell>
          <table:table-cell office:value-type="float" office:value="40910744" calcext:value-type="float">
            <text:p>40910744</text:p>
          </table:table-cell>
          <table:table-cell table:number-columns-repeated="6"/>
        </table:table-row>
        <table:table-row table:style-name="ro1">
          <table:table-cell office:value-type="float" office:value="6112312" calcext:value-type="float">
            <text:p>6112312</text:p>
          </table:table-cell>
          <table:table-cell office:value-type="float" office:value="63419608" calcext:value-type="float">
            <text:p>63419608</text:p>
          </table:table-cell>
          <table:table-cell office:value-type="float" office:value="19191272" calcext:value-type="float">
            <text:p>19191272</text:p>
          </table:table-cell>
          <table:table-cell office:value-type="float" office:value="9805048" calcext:value-type="float">
            <text:p>9805048</text:p>
          </table:table-cell>
          <table:table-cell office:value-type="float" office:value="9860240" calcext:value-type="float">
            <text:p>9860240</text:p>
          </table:table-cell>
          <table:table-cell office:value-type="float" office:value="27862528" calcext:value-type="float">
            <text:p>27862528</text:p>
          </table:table-cell>
          <table:table-cell office:value-type="float" office:value="260188784" calcext:value-type="float">
            <text:p>260188784</text:p>
          </table:table-cell>
          <table:table-cell office:value-type="float" office:value="71583768" calcext:value-type="float">
            <text:p>71583768</text:p>
          </table:table-cell>
          <table:table-cell office:value-type="float" office:value="44723784" calcext:value-type="float">
            <text:p>44723784</text:p>
          </table:table-cell>
          <table:table-cell office:value-type="float" office:value="40950336" calcext:value-type="float">
            <text:p>40950336</text:p>
          </table:table-cell>
          <table:table-cell table:number-columns-repeated="6"/>
        </table:table-row>
        <table:table-row table:style-name="ro1">
          <table:table-cell office:value-type="float" office:value="6112648" calcext:value-type="float">
            <text:p>6112648</text:p>
          </table:table-cell>
          <table:table-cell office:value-type="float" office:value="63422216" calcext:value-type="float">
            <text:p>63422216</text:p>
          </table:table-cell>
          <table:table-cell office:value-type="float" office:value="19191936" calcext:value-type="float">
            <text:p>19191936</text:p>
          </table:table-cell>
          <table:table-cell office:value-type="float" office:value="9805136" calcext:value-type="float">
            <text:p>9805136</text:p>
          </table:table-cell>
          <table:table-cell office:value-type="float" office:value="9860608" calcext:value-type="float">
            <text:p>9860608</text:p>
          </table:table-cell>
          <table:table-cell office:value-type="float" office:value="27865024" calcext:value-type="float">
            <text:p>27865024</text:p>
          </table:table-cell>
          <table:table-cell office:value-type="float" office:value="260360984" calcext:value-type="float">
            <text:p>260360984</text:p>
          </table:table-cell>
          <table:table-cell office:value-type="float" office:value="71586656" calcext:value-type="float">
            <text:p>71586656</text:p>
          </table:table-cell>
          <table:table-cell office:value-type="float" office:value="45392632" calcext:value-type="float">
            <text:p>45392632</text:p>
          </table:table-cell>
          <table:table-cell office:value-type="float" office:value="40961672" calcext:value-type="float">
            <text:p>40961672</text:p>
          </table:table-cell>
          <table:table-cell table:number-columns-repeated="6"/>
        </table:table-row>
        <table:table-row table:style-name="ro1">
          <table:table-cell office:value-type="float" office:value="6114528" calcext:value-type="float">
            <text:p>6114528</text:p>
          </table:table-cell>
          <table:table-cell office:value-type="float" office:value="63425360" calcext:value-type="float">
            <text:p>63425360</text:p>
          </table:table-cell>
          <table:table-cell office:value-type="float" office:value="19192352" calcext:value-type="float">
            <text:p>19192352</text:p>
          </table:table-cell>
          <table:table-cell office:value-type="float" office:value="9807808" calcext:value-type="float">
            <text:p>9807808</text:p>
          </table:table-cell>
          <table:table-cell office:value-type="float" office:value="9861200" calcext:value-type="float">
            <text:p>9861200</text:p>
          </table:table-cell>
          <table:table-cell office:value-type="float" office:value="27880712" calcext:value-type="float">
            <text:p>27880712</text:p>
          </table:table-cell>
          <table:table-cell office:value-type="float" office:value="260651688" calcext:value-type="float">
            <text:p>260651688</text:p>
          </table:table-cell>
          <table:table-cell office:value-type="float" office:value="71599808" calcext:value-type="float">
            <text:p>71599808</text:p>
          </table:table-cell>
          <table:table-cell office:value-type="float" office:value="45423000" calcext:value-type="float">
            <text:p>45423000</text:p>
          </table:table-cell>
          <table:table-cell office:value-type="float" office:value="41392904" calcext:value-type="float">
            <text:p>41392904</text:p>
          </table:table-cell>
          <table:table-cell table:number-columns-repeated="6"/>
        </table:table-row>
        <table:table-row table:style-name="ro1">
          <table:table-cell office:value-type="float" office:value="6118576" calcext:value-type="float">
            <text:p>6118576</text:p>
          </table:table-cell>
          <table:table-cell office:value-type="float" office:value="63433408" calcext:value-type="float">
            <text:p>63433408</text:p>
          </table:table-cell>
          <table:table-cell office:value-type="float" office:value="19195576" calcext:value-type="float">
            <text:p>19195576</text:p>
          </table:table-cell>
          <table:table-cell office:value-type="float" office:value="9810576" calcext:value-type="float">
            <text:p>9810576</text:p>
          </table:table-cell>
          <table:table-cell office:value-type="float" office:value="9861976" calcext:value-type="float">
            <text:p>9861976</text:p>
          </table:table-cell>
          <table:table-cell office:value-type="float" office:value="28011872" calcext:value-type="float">
            <text:p>28011872</text:p>
          </table:table-cell>
          <table:table-cell office:value-type="float" office:value="261316008" calcext:value-type="float">
            <text:p>261316008</text:p>
          </table:table-cell>
          <table:table-cell office:value-type="float" office:value="71603552" calcext:value-type="float">
            <text:p>71603552</text:p>
          </table:table-cell>
          <table:table-cell office:value-type="float" office:value="45684504" calcext:value-type="float">
            <text:p>45684504</text:p>
          </table:table-cell>
          <table:table-cell office:value-type="float" office:value="42186784" calcext:value-type="float">
            <text:p>42186784</text:p>
          </table:table-cell>
          <table:table-cell table:number-columns-repeated="6"/>
        </table:table-row>
        <table:table-row table:style-name="ro1">
          <table:table-cell office:value-type="float" office:value="6119208" calcext:value-type="float">
            <text:p>6119208</text:p>
          </table:table-cell>
          <table:table-cell office:value-type="float" office:value="63436544" calcext:value-type="float">
            <text:p>63436544</text:p>
          </table:table-cell>
          <table:table-cell office:value-type="float" office:value="19195600" calcext:value-type="float">
            <text:p>19195600</text:p>
          </table:table-cell>
          <table:table-cell office:value-type="float" office:value="9810880" calcext:value-type="float">
            <text:p>9810880</text:p>
          </table:table-cell>
          <table:table-cell office:value-type="float" office:value="9862320" calcext:value-type="float">
            <text:p>9862320</text:p>
          </table:table-cell>
          <table:table-cell office:value-type="float" office:value="28015480" calcext:value-type="float">
            <text:p>28015480</text:p>
          </table:table-cell>
          <table:table-cell office:value-type="float" office:value="261668688" calcext:value-type="float">
            <text:p>261668688</text:p>
          </table:table-cell>
          <table:table-cell office:value-type="float" office:value="71610584" calcext:value-type="float">
            <text:p>71610584</text:p>
          </table:table-cell>
          <table:table-cell office:value-type="float" office:value="45695456" calcext:value-type="float">
            <text:p>45695456</text:p>
          </table:table-cell>
          <table:table-cell office:value-type="float" office:value="44088696" calcext:value-type="float">
            <text:p>44088696</text:p>
          </table:table-cell>
          <table:table-cell table:number-columns-repeated="6"/>
        </table:table-row>
        <table:table-row table:style-name="ro1">
          <table:table-cell office:value-type="float" office:value="6120336" calcext:value-type="float">
            <text:p>6120336</text:p>
          </table:table-cell>
          <table:table-cell office:value-type="float" office:value="63454144" calcext:value-type="float">
            <text:p>63454144</text:p>
          </table:table-cell>
          <table:table-cell office:value-type="float" office:value="19196080" calcext:value-type="float">
            <text:p>19196080</text:p>
          </table:table-cell>
          <table:table-cell office:value-type="float" office:value="9811016" calcext:value-type="float">
            <text:p>9811016</text:p>
          </table:table-cell>
          <table:table-cell office:value-type="float" office:value="9863432" calcext:value-type="float">
            <text:p>9863432</text:p>
          </table:table-cell>
          <table:table-cell office:value-type="float" office:value="28127872" calcext:value-type="float">
            <text:p>28127872</text:p>
          </table:table-cell>
          <table:table-cell office:value-type="float" office:value="261791032" calcext:value-type="float">
            <text:p>261791032</text:p>
          </table:table-cell>
          <table:table-cell office:value-type="float" office:value="71610888" calcext:value-type="float">
            <text:p>71610888</text:p>
          </table:table-cell>
          <table:table-cell office:value-type="float" office:value="45782296" calcext:value-type="float">
            <text:p>45782296</text:p>
          </table:table-cell>
          <table:table-cell office:value-type="float" office:value="44309104" calcext:value-type="float">
            <text:p>44309104</text:p>
          </table:table-cell>
          <table:table-cell table:number-columns-repeated="6"/>
        </table:table-row>
        <table:table-row table:style-name="ro1">
          <table:table-cell office:value-type="float" office:value="6120576" calcext:value-type="float">
            <text:p>6120576</text:p>
          </table:table-cell>
          <table:table-cell office:value-type="float" office:value="63467088" calcext:value-type="float">
            <text:p>63467088</text:p>
          </table:table-cell>
          <table:table-cell office:value-type="float" office:value="19198392" calcext:value-type="float">
            <text:p>19198392</text:p>
          </table:table-cell>
          <table:table-cell office:value-type="float" office:value="9811104" calcext:value-type="float">
            <text:p>9811104</text:p>
          </table:table-cell>
          <table:table-cell office:value-type="float" office:value="9865136" calcext:value-type="float">
            <text:p>9865136</text:p>
          </table:table-cell>
          <table:table-cell office:value-type="float" office:value="28715272" calcext:value-type="float">
            <text:p>28715272</text:p>
          </table:table-cell>
          <table:table-cell office:value-type="float" office:value="262000008" calcext:value-type="float">
            <text:p>262000008</text:p>
          </table:table-cell>
          <table:table-cell office:value-type="float" office:value="71611016" calcext:value-type="float">
            <text:p>71611016</text:p>
          </table:table-cell>
          <table:table-cell office:value-type="float" office:value="45789056" calcext:value-type="float">
            <text:p>45789056</text:p>
          </table:table-cell>
          <table:table-cell office:value-type="float" office:value="44497376" calcext:value-type="float">
            <text:p>44497376</text:p>
          </table:table-cell>
          <table:table-cell table:number-columns-repeated="6"/>
        </table:table-row>
        <table:table-row table:style-name="ro1">
          <table:table-cell office:value-type="float" office:value="6121296" calcext:value-type="float">
            <text:p>6121296</text:p>
          </table:table-cell>
          <table:table-cell office:value-type="float" office:value="63475480" calcext:value-type="float">
            <text:p>63475480</text:p>
          </table:table-cell>
          <table:table-cell office:value-type="float" office:value="19198600" calcext:value-type="float">
            <text:p>19198600</text:p>
          </table:table-cell>
          <table:table-cell office:value-type="float" office:value="9811208" calcext:value-type="float">
            <text:p>9811208</text:p>
          </table:table-cell>
          <table:table-cell office:value-type="float" office:value="9866224" calcext:value-type="float">
            <text:p>9866224</text:p>
          </table:table-cell>
          <table:table-cell office:value-type="float" office:value="28764928" calcext:value-type="float">
            <text:p>28764928</text:p>
          </table:table-cell>
          <table:table-cell office:value-type="float" office:value="262698536" calcext:value-type="float">
            <text:p>262698536</text:p>
          </table:table-cell>
          <table:table-cell office:value-type="float" office:value="71625032" calcext:value-type="float">
            <text:p>71625032</text:p>
          </table:table-cell>
          <table:table-cell office:value-type="float" office:value="45832840" calcext:value-type="float">
            <text:p>45832840</text:p>
          </table:table-cell>
          <table:table-cell office:value-type="float" office:value="44570952" calcext:value-type="float">
            <text:p>44570952</text:p>
          </table:table-cell>
          <table:table-cell table:number-columns-repeated="6"/>
        </table:table-row>
        <table:table-row table:style-name="ro1">
          <table:table-cell office:value-type="float" office:value="6121928" calcext:value-type="float">
            <text:p>6121928</text:p>
          </table:table-cell>
          <table:table-cell office:value-type="float" office:value="63505104" calcext:value-type="float">
            <text:p>63505104</text:p>
          </table:table-cell>
          <table:table-cell office:value-type="float" office:value="19198752" calcext:value-type="float">
            <text:p>19198752</text:p>
          </table:table-cell>
          <table:table-cell office:value-type="float" office:value="9813368" calcext:value-type="float">
            <text:p>9813368</text:p>
          </table:table-cell>
          <table:table-cell office:value-type="float" office:value="9866832" calcext:value-type="float">
            <text:p>9866832</text:p>
          </table:table-cell>
          <table:table-cell office:value-type="float" office:value="28900720" calcext:value-type="float">
            <text:p>28900720</text:p>
          </table:table-cell>
          <table:table-cell office:value-type="float" office:value="262816712" calcext:value-type="float">
            <text:p>262816712</text:p>
          </table:table-cell>
          <table:table-cell office:value-type="float" office:value="71643480" calcext:value-type="float">
            <text:p>71643480</text:p>
          </table:table-cell>
          <table:table-cell office:value-type="float" office:value="45838384" calcext:value-type="float">
            <text:p>45838384</text:p>
          </table:table-cell>
          <table:table-cell office:value-type="float" office:value="45519744" calcext:value-type="float">
            <text:p>45519744</text:p>
          </table:table-cell>
          <table:table-cell table:number-columns-repeated="6"/>
        </table:table-row>
        <table:table-row table:style-name="ro1">
          <table:table-cell office:value-type="float" office:value="6123112" calcext:value-type="float">
            <text:p>6123112</text:p>
          </table:table-cell>
          <table:table-cell office:value-type="float" office:value="63533200" calcext:value-type="float">
            <text:p>63533200</text:p>
          </table:table-cell>
          <table:table-cell office:value-type="float" office:value="19205088" calcext:value-type="float">
            <text:p>19205088</text:p>
          </table:table-cell>
          <table:table-cell office:value-type="float" office:value="9813432" calcext:value-type="float">
            <text:p>9813432</text:p>
          </table:table-cell>
          <table:table-cell office:value-type="float" office:value="9868216" calcext:value-type="float">
            <text:p>9868216</text:p>
          </table:table-cell>
          <table:table-cell office:value-type="float" office:value="28908296" calcext:value-type="float">
            <text:p>28908296</text:p>
          </table:table-cell>
          <table:table-cell office:value-type="float" office:value="263724408" calcext:value-type="float">
            <text:p>263724408</text:p>
          </table:table-cell>
          <table:table-cell office:value-type="float" office:value="71656616" calcext:value-type="float">
            <text:p>71656616</text:p>
          </table:table-cell>
          <table:table-cell office:value-type="float" office:value="45909024" calcext:value-type="float">
            <text:p>45909024</text:p>
          </table:table-cell>
          <table:table-cell office:value-type="float" office:value="45652520" calcext:value-type="float">
            <text:p>45652520</text:p>
          </table:table-cell>
          <table:table-cell table:number-columns-repeated="6"/>
        </table:table-row>
        <table:table-row table:style-name="ro1">
          <table:table-cell office:value-type="float" office:value="6127536" calcext:value-type="float">
            <text:p>6127536</text:p>
          </table:table-cell>
          <table:table-cell office:value-type="float" office:value="63536144" calcext:value-type="float">
            <text:p>63536144</text:p>
          </table:table-cell>
          <table:table-cell office:value-type="float" office:value="19206248" calcext:value-type="float">
            <text:p>19206248</text:p>
          </table:table-cell>
          <table:table-cell office:value-type="float" office:value="9814448" calcext:value-type="float">
            <text:p>9814448</text:p>
          </table:table-cell>
          <table:table-cell office:value-type="float" office:value="9868720" calcext:value-type="float">
            <text:p>9868720</text:p>
          </table:table-cell>
          <table:table-cell office:value-type="float" office:value="29141728" calcext:value-type="float">
            <text:p>29141728</text:p>
          </table:table-cell>
          <table:table-cell office:value-type="float" office:value="264628872" calcext:value-type="float">
            <text:p>264628872</text:p>
          </table:table-cell>
          <table:table-cell office:value-type="float" office:value="72033984" calcext:value-type="float">
            <text:p>72033984</text:p>
          </table:table-cell>
          <table:table-cell office:value-type="float" office:value="46044336" calcext:value-type="float">
            <text:p>46044336</text:p>
          </table:table-cell>
          <table:table-cell office:value-type="float" office:value="45690512" calcext:value-type="float">
            <text:p>45690512</text:p>
          </table:table-cell>
          <table:table-cell table:number-columns-repeated="6"/>
        </table:table-row>
        <table:table-row table:style-name="ro1">
          <table:table-cell office:value-type="float" office:value="6127608" calcext:value-type="float">
            <text:p>6127608</text:p>
          </table:table-cell>
          <table:table-cell office:value-type="float" office:value="63540408" calcext:value-type="float">
            <text:p>63540408</text:p>
          </table:table-cell>
          <table:table-cell office:value-type="float" office:value="19208080" calcext:value-type="float">
            <text:p>19208080</text:p>
          </table:table-cell>
          <table:table-cell office:value-type="float" office:value="9816072" calcext:value-type="float">
            <text:p>9816072</text:p>
          </table:table-cell>
          <table:table-cell office:value-type="float" office:value="9869320" calcext:value-type="float">
            <text:p>9869320</text:p>
          </table:table-cell>
          <table:table-cell office:value-type="float" office:value="29422544" calcext:value-type="float">
            <text:p>29422544</text:p>
          </table:table-cell>
          <table:table-cell office:value-type="float" office:value="265234904" calcext:value-type="float">
            <text:p>265234904</text:p>
          </table:table-cell>
          <table:table-cell office:value-type="float" office:value="72069256" calcext:value-type="float">
            <text:p>72069256</text:p>
          </table:table-cell>
          <table:table-cell office:value-type="float" office:value="46128688" calcext:value-type="float">
            <text:p>46128688</text:p>
          </table:table-cell>
          <table:table-cell office:value-type="float" office:value="45705176" calcext:value-type="float">
            <text:p>45705176</text:p>
          </table:table-cell>
          <table:table-cell table:number-columns-repeated="6"/>
        </table:table-row>
        <table:table-row table:style-name="ro1">
          <table:table-cell office:value-type="float" office:value="6128520" calcext:value-type="float">
            <text:p>6128520</text:p>
          </table:table-cell>
          <table:table-cell office:value-type="float" office:value="63545440" calcext:value-type="float">
            <text:p>63545440</text:p>
          </table:table-cell>
          <table:table-cell office:value-type="float" office:value="19208632" calcext:value-type="float">
            <text:p>19208632</text:p>
          </table:table-cell>
          <table:table-cell office:value-type="float" office:value="9816184" calcext:value-type="float">
            <text:p>9816184</text:p>
          </table:table-cell>
          <table:table-cell office:value-type="float" office:value="9869520" calcext:value-type="float">
            <text:p>9869520</text:p>
          </table:table-cell>
          <table:table-cell office:value-type="float" office:value="31708304" calcext:value-type="float">
            <text:p>31708304</text:p>
          </table:table-cell>
          <table:table-cell office:value-type="float" office:value="265236192" calcext:value-type="float">
            <text:p>265236192</text:p>
          </table:table-cell>
          <table:table-cell office:value-type="float" office:value="72168512" calcext:value-type="float">
            <text:p>72168512</text:p>
          </table:table-cell>
          <table:table-cell office:value-type="float" office:value="46169664" calcext:value-type="float">
            <text:p>46169664</text:p>
          </table:table-cell>
          <table:table-cell office:value-type="float" office:value="45729864" calcext:value-type="float">
            <text:p>45729864</text:p>
          </table:table-cell>
          <table:table-cell table:number-columns-repeated="6"/>
        </table:table-row>
        <table:table-row table:style-name="ro1">
          <table:table-cell office:value-type="float" office:value="6131176" calcext:value-type="float">
            <text:p>6131176</text:p>
          </table:table-cell>
          <table:table-cell office:value-type="float" office:value="63549152" calcext:value-type="float">
            <text:p>63549152</text:p>
          </table:table-cell>
          <table:table-cell office:value-type="float" office:value="19209088" calcext:value-type="float">
            <text:p>19209088</text:p>
          </table:table-cell>
          <table:table-cell office:value-type="float" office:value="9818088" calcext:value-type="float">
            <text:p>9818088</text:p>
          </table:table-cell>
          <table:table-cell office:value-type="float" office:value="9871224" calcext:value-type="float">
            <text:p>9871224</text:p>
          </table:table-cell>
          <table:table-cell office:value-type="float" office:value="31785640" calcext:value-type="float">
            <text:p>31785640</text:p>
          </table:table-cell>
          <table:table-cell office:value-type="float" office:value="265323696" calcext:value-type="float">
            <text:p>265323696</text:p>
          </table:table-cell>
          <table:table-cell office:value-type="float" office:value="72445680" calcext:value-type="float">
            <text:p>72445680</text:p>
          </table:table-cell>
          <table:table-cell office:value-type="float" office:value="46189096" calcext:value-type="float">
            <text:p>46189096</text:p>
          </table:table-cell>
          <table:table-cell office:value-type="float" office:value="45765648" calcext:value-type="float">
            <text:p>45765648</text:p>
          </table:table-cell>
          <table:table-cell table:number-columns-repeated="6"/>
        </table:table-row>
        <table:table-row table:style-name="ro1">
          <table:table-cell office:value-type="float" office:value="6136184" calcext:value-type="float">
            <text:p>6136184</text:p>
          </table:table-cell>
          <table:table-cell office:value-type="float" office:value="63553904" calcext:value-type="float">
            <text:p>63553904</text:p>
          </table:table-cell>
          <table:table-cell office:value-type="float" office:value="19213096" calcext:value-type="float">
            <text:p>19213096</text:p>
          </table:table-cell>
          <table:table-cell office:value-type="float" office:value="9819176" calcext:value-type="float">
            <text:p>9819176</text:p>
          </table:table-cell>
          <table:table-cell office:value-type="float" office:value="9872136" calcext:value-type="float">
            <text:p>9872136</text:p>
          </table:table-cell>
          <table:table-cell office:value-type="float" office:value="33505280" calcext:value-type="float">
            <text:p>33505280</text:p>
          </table:table-cell>
          <table:table-cell office:value-type="float" office:value="266069384" calcext:value-type="float">
            <text:p>266069384</text:p>
          </table:table-cell>
          <table:table-cell office:value-type="float" office:value="72713024" calcext:value-type="float">
            <text:p>72713024</text:p>
          </table:table-cell>
          <table:table-cell office:value-type="float" office:value="46313760" calcext:value-type="float">
            <text:p>46313760</text:p>
          </table:table-cell>
          <table:table-cell office:value-type="float" office:value="45770528" calcext:value-type="float">
            <text:p>45770528</text:p>
          </table:table-cell>
          <table:table-cell table:number-columns-repeated="6"/>
        </table:table-row>
        <table:table-row table:style-name="ro1">
          <table:table-cell office:value-type="float" office:value="6137928" calcext:value-type="float">
            <text:p>6137928</text:p>
          </table:table-cell>
          <table:table-cell office:value-type="float" office:value="63574976" calcext:value-type="float">
            <text:p>63574976</text:p>
          </table:table-cell>
          <table:table-cell office:value-type="float" office:value="19213160" calcext:value-type="float">
            <text:p>19213160</text:p>
          </table:table-cell>
          <table:table-cell office:value-type="float" office:value="9821160" calcext:value-type="float">
            <text:p>9821160</text:p>
          </table:table-cell>
          <table:table-cell office:value-type="float" office:value="9873000" calcext:value-type="float">
            <text:p>9873000</text:p>
          </table:table-cell>
          <table:table-cell office:value-type="float" office:value="33608080" calcext:value-type="float">
            <text:p>33608080</text:p>
          </table:table-cell>
          <table:table-cell office:value-type="float" office:value="266106952" calcext:value-type="float">
            <text:p>266106952</text:p>
          </table:table-cell>
          <table:table-cell office:value-type="float" office:value="73108392" calcext:value-type="float">
            <text:p>73108392</text:p>
          </table:table-cell>
          <table:table-cell office:value-type="float" office:value="46324976" calcext:value-type="float">
            <text:p>46324976</text:p>
          </table:table-cell>
          <table:table-cell office:value-type="float" office:value="45780992" calcext:value-type="float">
            <text:p>45780992</text:p>
          </table:table-cell>
          <table:table-cell table:number-columns-repeated="6"/>
        </table:table-row>
        <table:table-row table:style-name="ro1">
          <table:table-cell office:value-type="float" office:value="6138872" calcext:value-type="float">
            <text:p>6138872</text:p>
          </table:table-cell>
          <table:table-cell office:value-type="float" office:value="63585456" calcext:value-type="float">
            <text:p>63585456</text:p>
          </table:table-cell>
          <table:table-cell office:value-type="float" office:value="19215208" calcext:value-type="float">
            <text:p>19215208</text:p>
          </table:table-cell>
          <table:table-cell office:value-type="float" office:value="9821560" calcext:value-type="float">
            <text:p>9821560</text:p>
          </table:table-cell>
          <table:table-cell office:value-type="float" office:value="9873704" calcext:value-type="float">
            <text:p>9873704</text:p>
          </table:table-cell>
          <table:table-cell office:value-type="float" office:value="33634440" calcext:value-type="float">
            <text:p>33634440</text:p>
          </table:table-cell>
          <table:table-cell office:value-type="float" office:value="266167232" calcext:value-type="float">
            <text:p>266167232</text:p>
          </table:table-cell>
          <table:table-cell office:value-type="float" office:value="73247296" calcext:value-type="float">
            <text:p>73247296</text:p>
          </table:table-cell>
          <table:table-cell office:value-type="float" office:value="46327792" calcext:value-type="float">
            <text:p>46327792</text:p>
          </table:table-cell>
          <table:table-cell office:value-type="float" office:value="45784888" calcext:value-type="float">
            <text:p>45784888</text:p>
          </table:table-cell>
          <table:table-cell table:number-columns-repeated="6"/>
        </table:table-row>
        <table:table-row table:style-name="ro1">
          <table:table-cell office:value-type="float" office:value="6140240" calcext:value-type="float">
            <text:p>6140240</text:p>
          </table:table-cell>
          <table:table-cell office:value-type="float" office:value="63606312" calcext:value-type="float">
            <text:p>63606312</text:p>
          </table:table-cell>
          <table:table-cell office:value-type="float" office:value="19215336" calcext:value-type="float">
            <text:p>19215336</text:p>
          </table:table-cell>
          <table:table-cell office:value-type="float" office:value="9828728" calcext:value-type="float">
            <text:p>9828728</text:p>
          </table:table-cell>
          <table:table-cell office:value-type="float" office:value="9875896" calcext:value-type="float">
            <text:p>9875896</text:p>
          </table:table-cell>
          <table:table-cell office:value-type="float" office:value="33636664" calcext:value-type="float">
            <text:p>33636664</text:p>
          </table:table-cell>
          <table:table-cell office:value-type="float" office:value="266169584" calcext:value-type="float">
            <text:p>266169584</text:p>
          </table:table-cell>
          <table:table-cell office:value-type="float" office:value="73777840" calcext:value-type="float">
            <text:p>73777840</text:p>
          </table:table-cell>
          <table:table-cell office:value-type="float" office:value="46357752" calcext:value-type="float">
            <text:p>46357752</text:p>
          </table:table-cell>
          <table:table-cell office:value-type="float" office:value="45815224" calcext:value-type="float">
            <text:p>45815224</text:p>
          </table:table-cell>
          <table:table-cell table:number-columns-repeated="6"/>
        </table:table-row>
        <table:table-row table:style-name="ro1">
          <table:table-cell office:value-type="float" office:value="6141544" calcext:value-type="float">
            <text:p>6141544</text:p>
          </table:table-cell>
          <table:table-cell office:value-type="float" office:value="63609936" calcext:value-type="float">
            <text:p>63609936</text:p>
          </table:table-cell>
          <table:table-cell office:value-type="float" office:value="19215792" calcext:value-type="float">
            <text:p>19215792</text:p>
          </table:table-cell>
          <table:table-cell office:value-type="float" office:value="9830584" calcext:value-type="float">
            <text:p>9830584</text:p>
          </table:table-cell>
          <table:table-cell office:value-type="float" office:value="9878880" calcext:value-type="float">
            <text:p>9878880</text:p>
          </table:table-cell>
          <table:table-cell office:value-type="float" office:value="33637048" calcext:value-type="float">
            <text:p>33637048</text:p>
          </table:table-cell>
          <table:table-cell office:value-type="float" office:value="266303664" calcext:value-type="float">
            <text:p>266303664</text:p>
          </table:table-cell>
          <table:table-cell office:value-type="float" office:value="74309608" calcext:value-type="float">
            <text:p>74309608</text:p>
          </table:table-cell>
          <table:table-cell office:value-type="float" office:value="46403760" calcext:value-type="float">
            <text:p>46403760</text:p>
          </table:table-cell>
          <table:table-cell office:value-type="float" office:value="45842592" calcext:value-type="float">
            <text:p>45842592</text:p>
          </table:table-cell>
          <table:table-cell table:number-columns-repeated="6"/>
        </table:table-row>
        <table:table-row table:style-name="ro1">
          <table:table-cell office:value-type="float" office:value="6143120" calcext:value-type="float">
            <text:p>6143120</text:p>
          </table:table-cell>
          <table:table-cell office:value-type="float" office:value="63616008" calcext:value-type="float">
            <text:p>63616008</text:p>
          </table:table-cell>
          <table:table-cell office:value-type="float" office:value="19216632" calcext:value-type="float">
            <text:p>19216632</text:p>
          </table:table-cell>
          <table:table-cell office:value-type="float" office:value="9832080" calcext:value-type="float">
            <text:p>9832080</text:p>
          </table:table-cell>
          <table:table-cell office:value-type="float" office:value="9881328" calcext:value-type="float">
            <text:p>9881328</text:p>
          </table:table-cell>
          <table:table-cell office:value-type="float" office:value="33641392" calcext:value-type="float">
            <text:p>33641392</text:p>
          </table:table-cell>
          <table:table-cell office:value-type="float" office:value="266395784" calcext:value-type="float">
            <text:p>266395784</text:p>
          </table:table-cell>
          <table:table-cell office:value-type="float" office:value="74393368" calcext:value-type="float">
            <text:p>74393368</text:p>
          </table:table-cell>
          <table:table-cell office:value-type="float" office:value="46713368" calcext:value-type="float">
            <text:p>46713368</text:p>
          </table:table-cell>
          <table:table-cell office:value-type="float" office:value="45847688" calcext:value-type="float">
            <text:p>45847688</text:p>
          </table:table-cell>
          <table:table-cell table:number-columns-repeated="6"/>
        </table:table-row>
        <table:table-row table:style-name="ro1">
          <table:table-cell office:value-type="float" office:value="6143184" calcext:value-type="float">
            <text:p>6143184</text:p>
          </table:table-cell>
          <table:table-cell office:value-type="float" office:value="63618872" calcext:value-type="float">
            <text:p>63618872</text:p>
          </table:table-cell>
          <table:table-cell office:value-type="float" office:value="19216760" calcext:value-type="float">
            <text:p>19216760</text:p>
          </table:table-cell>
          <table:table-cell office:value-type="float" office:value="9832688" calcext:value-type="float">
            <text:p>9832688</text:p>
          </table:table-cell>
          <table:table-cell office:value-type="float" office:value="9883664" calcext:value-type="float">
            <text:p>9883664</text:p>
          </table:table-cell>
          <table:table-cell office:value-type="float" office:value="33649096" calcext:value-type="float">
            <text:p>33649096</text:p>
          </table:table-cell>
          <table:table-cell office:value-type="float" office:value="266402152" calcext:value-type="float">
            <text:p>266402152</text:p>
          </table:table-cell>
          <table:table-cell office:value-type="float" office:value="74593224" calcext:value-type="float">
            <text:p>74593224</text:p>
          </table:table-cell>
          <table:table-cell office:value-type="float" office:value="46745792" calcext:value-type="float">
            <text:p>46745792</text:p>
          </table:table-cell>
          <table:table-cell office:value-type="float" office:value="45855232" calcext:value-type="float">
            <text:p>45855232</text:p>
          </table:table-cell>
          <table:table-cell table:number-columns-repeated="6"/>
        </table:table-row>
        <table:table-row table:style-name="ro1">
          <table:table-cell office:value-type="float" office:value="6143240" calcext:value-type="float">
            <text:p>6143240</text:p>
          </table:table-cell>
          <table:table-cell office:value-type="float" office:value="63676904" calcext:value-type="float">
            <text:p>63676904</text:p>
          </table:table-cell>
          <table:table-cell office:value-type="float" office:value="19217176" calcext:value-type="float">
            <text:p>19217176</text:p>
          </table:table-cell>
          <table:table-cell office:value-type="float" office:value="9833936" calcext:value-type="float">
            <text:p>9833936</text:p>
          </table:table-cell>
          <table:table-cell office:value-type="float" office:value="9884624" calcext:value-type="float">
            <text:p>9884624</text:p>
          </table:table-cell>
          <table:table-cell office:value-type="float" office:value="33649184" calcext:value-type="float">
            <text:p>33649184</text:p>
          </table:table-cell>
          <table:table-cell office:value-type="float" office:value="266434280" calcext:value-type="float">
            <text:p>266434280</text:p>
          </table:table-cell>
          <table:table-cell office:value-type="float" office:value="76559456" calcext:value-type="float">
            <text:p>76559456</text:p>
          </table:table-cell>
          <table:table-cell office:value-type="float" office:value="47068048" calcext:value-type="float">
            <text:p>47068048</text:p>
          </table:table-cell>
          <table:table-cell office:value-type="float" office:value="45863136" calcext:value-type="float">
            <text:p>45863136</text:p>
          </table:table-cell>
          <table:table-cell table:number-columns-repeated="6"/>
        </table:table-row>
        <table:table-row table:style-name="ro1">
          <table:table-cell office:value-type="float" office:value="6143960" calcext:value-type="float">
            <text:p>6143960</text:p>
          </table:table-cell>
          <table:table-cell office:value-type="float" office:value="63677064" calcext:value-type="float">
            <text:p>63677064</text:p>
          </table:table-cell>
          <table:table-cell office:value-type="float" office:value="19217608" calcext:value-type="float">
            <text:p>19217608</text:p>
          </table:table-cell>
          <table:table-cell office:value-type="float" office:value="9836408" calcext:value-type="float">
            <text:p>9836408</text:p>
          </table:table-cell>
          <table:table-cell office:value-type="float" office:value="9886576" calcext:value-type="float">
            <text:p>9886576</text:p>
          </table:table-cell>
          <table:table-cell office:value-type="float" office:value="33653568" calcext:value-type="float">
            <text:p>33653568</text:p>
          </table:table-cell>
          <table:table-cell office:value-type="float" office:value="266465424" calcext:value-type="float">
            <text:p>266465424</text:p>
          </table:table-cell>
          <table:table-cell office:value-type="float" office:value="77122168" calcext:value-type="float">
            <text:p>77122168</text:p>
          </table:table-cell>
          <table:table-cell office:value-type="float" office:value="47163848" calcext:value-type="float">
            <text:p>47163848</text:p>
          </table:table-cell>
          <table:table-cell office:value-type="float" office:value="45873776" calcext:value-type="float">
            <text:p>45873776</text:p>
          </table:table-cell>
          <table:table-cell table:number-columns-repeated="6"/>
        </table:table-row>
        <table:table-row table:style-name="ro1">
          <table:table-cell office:value-type="float" office:value="6146040" calcext:value-type="float">
            <text:p>6146040</text:p>
          </table:table-cell>
          <table:table-cell office:value-type="float" office:value="63680784" calcext:value-type="float">
            <text:p>63680784</text:p>
          </table:table-cell>
          <table:table-cell office:value-type="float" office:value="19221272" calcext:value-type="float">
            <text:p>19221272</text:p>
          </table:table-cell>
          <table:table-cell office:value-type="float" office:value="9841784" calcext:value-type="float">
            <text:p>9841784</text:p>
          </table:table-cell>
          <table:table-cell office:value-type="float" office:value="9887608" calcext:value-type="float">
            <text:p>9887608</text:p>
          </table:table-cell>
          <table:table-cell office:value-type="float" office:value="33657184" calcext:value-type="float">
            <text:p>33657184</text:p>
          </table:table-cell>
          <table:table-cell office:value-type="float" office:value="266576704" calcext:value-type="float">
            <text:p>266576704</text:p>
          </table:table-cell>
          <table:table-cell office:value-type="float" office:value="77211680" calcext:value-type="float">
            <text:p>77211680</text:p>
          </table:table-cell>
          <table:table-cell office:value-type="float" office:value="48242216" calcext:value-type="float">
            <text:p>48242216</text:p>
          </table:table-cell>
          <table:table-cell office:value-type="float" office:value="45887656" calcext:value-type="float">
            <text:p>45887656</text:p>
          </table:table-cell>
          <table:table-cell table:number-columns-repeated="6"/>
        </table:table-row>
        <table:table-row table:style-name="ro1">
          <table:table-cell office:value-type="float" office:value="6146472" calcext:value-type="float">
            <text:p>6146472</text:p>
          </table:table-cell>
          <table:table-cell office:value-type="float" office:value="63686544" calcext:value-type="float">
            <text:p>63686544</text:p>
          </table:table-cell>
          <table:table-cell office:value-type="float" office:value="19224856" calcext:value-type="float">
            <text:p>19224856</text:p>
          </table:table-cell>
          <table:table-cell office:value-type="float" office:value="9843000" calcext:value-type="float">
            <text:p>9843000</text:p>
          </table:table-cell>
          <table:table-cell office:value-type="float" office:value="9888672" calcext:value-type="float">
            <text:p>9888672</text:p>
          </table:table-cell>
          <table:table-cell office:value-type="float" office:value="33657728" calcext:value-type="float">
            <text:p>33657728</text:p>
          </table:table-cell>
          <table:table-cell office:value-type="float" office:value="266630832" calcext:value-type="float">
            <text:p>266630832</text:p>
          </table:table-cell>
          <table:table-cell office:value-type="float" office:value="77614240" calcext:value-type="float">
            <text:p>77614240</text:p>
          </table:table-cell>
          <table:table-cell office:value-type="float" office:value="49493096" calcext:value-type="float">
            <text:p>49493096</text:p>
          </table:table-cell>
          <table:table-cell office:value-type="float" office:value="45910456" calcext:value-type="float">
            <text:p>45910456</text:p>
          </table:table-cell>
          <table:table-cell table:number-columns-repeated="6"/>
        </table:table-row>
        <table:table-row table:style-name="ro1">
          <table:table-cell office:value-type="float" office:value="6149912" calcext:value-type="float">
            <text:p>6149912</text:p>
          </table:table-cell>
          <table:table-cell office:value-type="float" office:value="63697624" calcext:value-type="float">
            <text:p>63697624</text:p>
          </table:table-cell>
          <table:table-cell office:value-type="float" office:value="19225008" calcext:value-type="float">
            <text:p>19225008</text:p>
          </table:table-cell>
          <table:table-cell office:value-type="float" office:value="9843048" calcext:value-type="float">
            <text:p>9843048</text:p>
          </table:table-cell>
          <table:table-cell office:value-type="float" office:value="9890560" calcext:value-type="float">
            <text:p>9890560</text:p>
          </table:table-cell>
          <table:table-cell office:value-type="float" office:value="33664944" calcext:value-type="float">
            <text:p>33664944</text:p>
          </table:table-cell>
          <table:table-cell office:value-type="float" office:value="266652472" calcext:value-type="float">
            <text:p>266652472</text:p>
          </table:table-cell>
          <table:table-cell office:value-type="float" office:value="77620440" calcext:value-type="float">
            <text:p>77620440</text:p>
          </table:table-cell>
          <table:table-cell office:value-type="float" office:value="49664880" calcext:value-type="float">
            <text:p>49664880</text:p>
          </table:table-cell>
          <table:table-cell office:value-type="float" office:value="45912152" calcext:value-type="float">
            <text:p>45912152</text:p>
          </table:table-cell>
          <table:table-cell table:number-columns-repeated="6"/>
        </table:table-row>
        <table:table-row table:style-name="ro1">
          <table:table-cell office:value-type="float" office:value="6152256" calcext:value-type="float">
            <text:p>6152256</text:p>
          </table:table-cell>
          <table:table-cell office:value-type="float" office:value="63711032" calcext:value-type="float">
            <text:p>63711032</text:p>
          </table:table-cell>
          <table:table-cell office:value-type="float" office:value="19230080" calcext:value-type="float">
            <text:p>19230080</text:p>
          </table:table-cell>
          <table:table-cell office:value-type="float" office:value="9846000" calcext:value-type="float">
            <text:p>9846000</text:p>
          </table:table-cell>
          <table:table-cell office:value-type="float" office:value="9892592" calcext:value-type="float">
            <text:p>9892592</text:p>
          </table:table-cell>
          <table:table-cell office:value-type="float" office:value="33666784" calcext:value-type="float">
            <text:p>33666784</text:p>
          </table:table-cell>
          <table:table-cell office:value-type="float" office:value="266669840" calcext:value-type="float">
            <text:p>266669840</text:p>
          </table:table-cell>
          <table:table-cell office:value-type="float" office:value="77730400" calcext:value-type="float">
            <text:p>77730400</text:p>
          </table:table-cell>
          <table:table-cell office:value-type="float" office:value="50743320" calcext:value-type="float">
            <text:p>50743320</text:p>
          </table:table-cell>
          <table:table-cell office:value-type="float" office:value="46022528" calcext:value-type="float">
            <text:p>46022528</text:p>
          </table:table-cell>
          <table:table-cell table:number-columns-repeated="6"/>
        </table:table-row>
        <table:table-row table:style-name="ro1">
          <table:table-cell office:value-type="float" office:value="6153752" calcext:value-type="float">
            <text:p>6153752</text:p>
          </table:table-cell>
          <table:table-cell office:value-type="float" office:value="63731520" calcext:value-type="float">
            <text:p>63731520</text:p>
          </table:table-cell>
          <table:table-cell office:value-type="float" office:value="19231504" calcext:value-type="float">
            <text:p>19231504</text:p>
          </table:table-cell>
          <table:table-cell office:value-type="float" office:value="9847520" calcext:value-type="float">
            <text:p>9847520</text:p>
          </table:table-cell>
          <table:table-cell office:value-type="float" office:value="9896512" calcext:value-type="float">
            <text:p>9896512</text:p>
          </table:table-cell>
          <table:table-cell office:value-type="float" office:value="33667640" calcext:value-type="float">
            <text:p>33667640</text:p>
          </table:table-cell>
          <table:table-cell office:value-type="float" office:value="266674344" calcext:value-type="float">
            <text:p>266674344</text:p>
          </table:table-cell>
          <table:table-cell office:value-type="float" office:value="77731960" calcext:value-type="float">
            <text:p>77731960</text:p>
          </table:table-cell>
          <table:table-cell office:value-type="float" office:value="50868776" calcext:value-type="float">
            <text:p>50868776</text:p>
          </table:table-cell>
          <table:table-cell office:value-type="float" office:value="46047520" calcext:value-type="float">
            <text:p>46047520</text:p>
          </table:table-cell>
          <table:table-cell table:number-columns-repeated="6"/>
        </table:table-row>
        <table:table-row table:style-name="ro1">
          <table:table-cell office:value-type="float" office:value="6153832" calcext:value-type="float">
            <text:p>6153832</text:p>
          </table:table-cell>
          <table:table-cell office:value-type="float" office:value="63734048" calcext:value-type="float">
            <text:p>63734048</text:p>
          </table:table-cell>
          <table:table-cell office:value-type="float" office:value="19232272" calcext:value-type="float">
            <text:p>19232272</text:p>
          </table:table-cell>
          <table:table-cell office:value-type="float" office:value="9849912" calcext:value-type="float">
            <text:p>9849912</text:p>
          </table:table-cell>
          <table:table-cell office:value-type="float" office:value="9896696" calcext:value-type="float">
            <text:p>9896696</text:p>
          </table:table-cell>
          <table:table-cell office:value-type="float" office:value="33670784" calcext:value-type="float">
            <text:p>33670784</text:p>
          </table:table-cell>
          <table:table-cell office:value-type="float" office:value="266751008" calcext:value-type="float">
            <text:p>266751008</text:p>
          </table:table-cell>
          <table:table-cell office:value-type="float" office:value="77752312" calcext:value-type="float">
            <text:p>77752312</text:p>
          </table:table-cell>
          <table:table-cell office:value-type="float" office:value="51015280" calcext:value-type="float">
            <text:p>51015280</text:p>
          </table:table-cell>
          <table:table-cell office:value-type="float" office:value="46076064" calcext:value-type="float">
            <text:p>46076064</text:p>
          </table:table-cell>
          <table:table-cell table:number-columns-repeated="6"/>
        </table:table-row>
        <table:table-row table:style-name="ro1">
          <table:table-cell office:value-type="float" office:value="6155296" calcext:value-type="float">
            <text:p>6155296</text:p>
          </table:table-cell>
          <table:table-cell office:value-type="float" office:value="63755232" calcext:value-type="float">
            <text:p>63755232</text:p>
          </table:table-cell>
          <table:table-cell office:value-type="float" office:value="19233880" calcext:value-type="float">
            <text:p>19233880</text:p>
          </table:table-cell>
          <table:table-cell office:value-type="float" office:value="9853472" calcext:value-type="float">
            <text:p>9853472</text:p>
          </table:table-cell>
          <table:table-cell office:value-type="float" office:value="9897184" calcext:value-type="float">
            <text:p>9897184</text:p>
          </table:table-cell>
          <table:table-cell office:value-type="float" office:value="33671672" calcext:value-type="float">
            <text:p>33671672</text:p>
          </table:table-cell>
          <table:table-cell office:value-type="float" office:value="266774944" calcext:value-type="float">
            <text:p>266774944</text:p>
          </table:table-cell>
          <table:table-cell office:value-type="float" office:value="77771416" calcext:value-type="float">
            <text:p>77771416</text:p>
          </table:table-cell>
          <table:table-cell office:value-type="float" office:value="51358192" calcext:value-type="float">
            <text:p>51358192</text:p>
          </table:table-cell>
          <table:table-cell office:value-type="float" office:value="46087056" calcext:value-type="float">
            <text:p>46087056</text:p>
          </table:table-cell>
          <table:table-cell table:number-columns-repeated="6"/>
        </table:table-row>
        <table:table-row table:style-name="ro1">
          <table:table-cell office:value-type="float" office:value="6159736" calcext:value-type="float">
            <text:p>6159736</text:p>
          </table:table-cell>
          <table:table-cell office:value-type="float" office:value="63761272" calcext:value-type="float">
            <text:p>63761272</text:p>
          </table:table-cell>
          <table:table-cell office:value-type="float" office:value="19234072" calcext:value-type="float">
            <text:p>19234072</text:p>
          </table:table-cell>
          <table:table-cell office:value-type="float" office:value="9868824" calcext:value-type="float">
            <text:p>9868824</text:p>
          </table:table-cell>
          <table:table-cell office:value-type="float" office:value="9897456" calcext:value-type="float">
            <text:p>9897456</text:p>
          </table:table-cell>
          <table:table-cell office:value-type="float" office:value="33679240" calcext:value-type="float">
            <text:p>33679240</text:p>
          </table:table-cell>
          <table:table-cell office:value-type="float" office:value="266879608" calcext:value-type="float">
            <text:p>266879608</text:p>
          </table:table-cell>
          <table:table-cell office:value-type="float" office:value="77779368" calcext:value-type="float">
            <text:p>77779368</text:p>
          </table:table-cell>
          <table:table-cell office:value-type="float" office:value="51942728" calcext:value-type="float">
            <text:p>51942728</text:p>
          </table:table-cell>
          <table:table-cell office:value-type="float" office:value="46097768" calcext:value-type="float">
            <text:p>46097768</text:p>
          </table:table-cell>
          <table:table-cell table:number-columns-repeated="6"/>
        </table:table-row>
        <table:table-row table:style-name="ro1">
          <table:table-cell office:value-type="float" office:value="6160440" calcext:value-type="float">
            <text:p>6160440</text:p>
          </table:table-cell>
          <table:table-cell office:value-type="float" office:value="63782408" calcext:value-type="float">
            <text:p>63782408</text:p>
          </table:table-cell>
          <table:table-cell office:value-type="float" office:value="19234568" calcext:value-type="float">
            <text:p>19234568</text:p>
          </table:table-cell>
          <table:table-cell office:value-type="float" office:value="9868936" calcext:value-type="float">
            <text:p>9868936</text:p>
          </table:table-cell>
          <table:table-cell office:value-type="float" office:value="9898856" calcext:value-type="float">
            <text:p>9898856</text:p>
          </table:table-cell>
          <table:table-cell office:value-type="float" office:value="33680400" calcext:value-type="float">
            <text:p>33680400</text:p>
          </table:table-cell>
          <table:table-cell office:value-type="float" office:value="266900072" calcext:value-type="float">
            <text:p>266900072</text:p>
          </table:table-cell>
          <table:table-cell office:value-type="float" office:value="77795152" calcext:value-type="float">
            <text:p>77795152</text:p>
          </table:table-cell>
          <table:table-cell office:value-type="float" office:value="52096192" calcext:value-type="float">
            <text:p>52096192</text:p>
          </table:table-cell>
          <table:table-cell office:value-type="float" office:value="46107432" calcext:value-type="float">
            <text:p>46107432</text:p>
          </table:table-cell>
          <table:table-cell table:number-columns-repeated="6"/>
        </table:table-row>
        <table:table-row table:style-name="ro1">
          <table:table-cell office:value-type="float" office:value="6160576" calcext:value-type="float">
            <text:p>6160576</text:p>
          </table:table-cell>
          <table:table-cell office:value-type="float" office:value="63789592" calcext:value-type="float">
            <text:p>63789592</text:p>
          </table:table-cell>
          <table:table-cell office:value-type="float" office:value="19236192" calcext:value-type="float">
            <text:p>19236192</text:p>
          </table:table-cell>
          <table:table-cell office:value-type="float" office:value="9869376" calcext:value-type="float">
            <text:p>9869376</text:p>
          </table:table-cell>
          <table:table-cell office:value-type="float" office:value="9900104" calcext:value-type="float">
            <text:p>9900104</text:p>
          </table:table-cell>
          <table:table-cell office:value-type="float" office:value="33682632" calcext:value-type="float">
            <text:p>33682632</text:p>
          </table:table-cell>
          <table:table-cell office:value-type="float" office:value="266992584" calcext:value-type="float">
            <text:p>266992584</text:p>
          </table:table-cell>
          <table:table-cell office:value-type="float" office:value="77795368" calcext:value-type="float">
            <text:p>77795368</text:p>
          </table:table-cell>
          <table:table-cell office:value-type="float" office:value="52096472" calcext:value-type="float">
            <text:p>52096472</text:p>
          </table:table-cell>
          <table:table-cell office:value-type="float" office:value="46160136" calcext:value-type="float">
            <text:p>46160136</text:p>
          </table:table-cell>
          <table:table-cell table:number-columns-repeated="6"/>
        </table:table-row>
        <table:table-row table:style-name="ro1">
          <table:table-cell office:value-type="float" office:value="6162888" calcext:value-type="float">
            <text:p>6162888</text:p>
          </table:table-cell>
          <table:table-cell office:value-type="float" office:value="63792416" calcext:value-type="float">
            <text:p>63792416</text:p>
          </table:table-cell>
          <table:table-cell office:value-type="float" office:value="19239040" calcext:value-type="float">
            <text:p>19239040</text:p>
          </table:table-cell>
          <table:table-cell office:value-type="float" office:value="9870400" calcext:value-type="float">
            <text:p>9870400</text:p>
          </table:table-cell>
          <table:table-cell office:value-type="float" office:value="9900656" calcext:value-type="float">
            <text:p>9900656</text:p>
          </table:table-cell>
          <table:table-cell office:value-type="float" office:value="33687400" calcext:value-type="float">
            <text:p>33687400</text:p>
          </table:table-cell>
          <table:table-cell office:value-type="float" office:value="267027408" calcext:value-type="float">
            <text:p>267027408</text:p>
          </table:table-cell>
          <table:table-cell office:value-type="float" office:value="77817544" calcext:value-type="float">
            <text:p>77817544</text:p>
          </table:table-cell>
          <table:table-cell office:value-type="float" office:value="52098160" calcext:value-type="float">
            <text:p>52098160</text:p>
          </table:table-cell>
          <table:table-cell office:value-type="float" office:value="46202880" calcext:value-type="float">
            <text:p>46202880</text:p>
          </table:table-cell>
          <table:table-cell table:number-columns-repeated="6"/>
        </table:table-row>
        <table:table-row table:style-name="ro1">
          <table:table-cell office:value-type="float" office:value="6163008" calcext:value-type="float">
            <text:p>6163008</text:p>
          </table:table-cell>
          <table:table-cell office:value-type="float" office:value="63848688" calcext:value-type="float">
            <text:p>63848688</text:p>
          </table:table-cell>
          <table:table-cell office:value-type="float" office:value="19240664" calcext:value-type="float">
            <text:p>19240664</text:p>
          </table:table-cell>
          <table:table-cell office:value-type="float" office:value="9872072" calcext:value-type="float">
            <text:p>9872072</text:p>
          </table:table-cell>
          <table:table-cell office:value-type="float" office:value="9900776" calcext:value-type="float">
            <text:p>9900776</text:p>
          </table:table-cell>
          <table:table-cell office:value-type="float" office:value="33688856" calcext:value-type="float">
            <text:p>33688856</text:p>
          </table:table-cell>
          <table:table-cell office:value-type="float" office:value="267601304" calcext:value-type="float">
            <text:p>267601304</text:p>
          </table:table-cell>
          <table:table-cell office:value-type="float" office:value="77823424" calcext:value-type="float">
            <text:p>77823424</text:p>
          </table:table-cell>
          <table:table-cell office:value-type="float" office:value="52101224" calcext:value-type="float">
            <text:p>52101224</text:p>
          </table:table-cell>
          <table:table-cell office:value-type="float" office:value="46397656" calcext:value-type="float">
            <text:p>46397656</text:p>
          </table:table-cell>
          <table:table-cell table:number-columns-repeated="6"/>
        </table:table-row>
        <table:table-row table:style-name="ro1">
          <table:table-cell office:value-type="float" office:value="6163304" calcext:value-type="float">
            <text:p>6163304</text:p>
          </table:table-cell>
          <table:table-cell office:value-type="float" office:value="63906264" calcext:value-type="float">
            <text:p>63906264</text:p>
          </table:table-cell>
          <table:table-cell office:value-type="float" office:value="19244616" calcext:value-type="float">
            <text:p>19244616</text:p>
          </table:table-cell>
          <table:table-cell office:value-type="float" office:value="9872216" calcext:value-type="float">
            <text:p>9872216</text:p>
          </table:table-cell>
          <table:table-cell office:value-type="float" office:value="9903064" calcext:value-type="float">
            <text:p>9903064</text:p>
          </table:table-cell>
          <table:table-cell office:value-type="float" office:value="33689008" calcext:value-type="float">
            <text:p>33689008</text:p>
          </table:table-cell>
          <table:table-cell office:value-type="float" office:value="267674200" calcext:value-type="float">
            <text:p>267674200</text:p>
          </table:table-cell>
          <table:table-cell office:value-type="float" office:value="77996632" calcext:value-type="float">
            <text:p>77996632</text:p>
          </table:table-cell>
          <table:table-cell office:value-type="float" office:value="52153256" calcext:value-type="float">
            <text:p>52153256</text:p>
          </table:table-cell>
          <table:table-cell office:value-type="float" office:value="46709992" calcext:value-type="float">
            <text:p>46709992</text:p>
          </table:table-cell>
          <table:table-cell table:number-columns-repeated="6"/>
        </table:table-row>
        <table:table-row table:style-name="ro1">
          <table:table-cell office:value-type="float" office:value="6164824" calcext:value-type="float">
            <text:p>6164824</text:p>
          </table:table-cell>
          <table:table-cell office:value-type="float" office:value="63910280" calcext:value-type="float">
            <text:p>63910280</text:p>
          </table:table-cell>
          <table:table-cell office:value-type="float" office:value="19245848" calcext:value-type="float">
            <text:p>19245848</text:p>
          </table:table-cell>
          <table:table-cell office:value-type="float" office:value="9874120" calcext:value-type="float">
            <text:p>9874120</text:p>
          </table:table-cell>
          <table:table-cell office:value-type="float" office:value="9906784" calcext:value-type="float">
            <text:p>9906784</text:p>
          </table:table-cell>
          <table:table-cell office:value-type="float" office:value="33689400" calcext:value-type="float">
            <text:p>33689400</text:p>
          </table:table-cell>
          <table:table-cell office:value-type="float" office:value="267916952" calcext:value-type="float">
            <text:p>267916952</text:p>
          </table:table-cell>
          <table:table-cell office:value-type="float" office:value="78048704" calcext:value-type="float">
            <text:p>78048704</text:p>
          </table:table-cell>
          <table:table-cell office:value-type="float" office:value="52165320" calcext:value-type="float">
            <text:p>52165320</text:p>
          </table:table-cell>
          <table:table-cell office:value-type="float" office:value="47170120" calcext:value-type="float">
            <text:p>47170120</text:p>
          </table:table-cell>
          <table:table-cell table:number-columns-repeated="6"/>
        </table:table-row>
        <table:table-row table:style-name="ro1">
          <table:table-cell office:value-type="float" office:value="6165872" calcext:value-type="float">
            <text:p>6165872</text:p>
          </table:table-cell>
          <table:table-cell office:value-type="float" office:value="63914192" calcext:value-type="float">
            <text:p>63914192</text:p>
          </table:table-cell>
          <table:table-cell office:value-type="float" office:value="19251136" calcext:value-type="float">
            <text:p>19251136</text:p>
          </table:table-cell>
          <table:table-cell office:value-type="float" office:value="9876408" calcext:value-type="float">
            <text:p>9876408</text:p>
          </table:table-cell>
          <table:table-cell office:value-type="float" office:value="9912592" calcext:value-type="float">
            <text:p>9912592</text:p>
          </table:table-cell>
          <table:table-cell office:value-type="float" office:value="33690792" calcext:value-type="float">
            <text:p>33690792</text:p>
          </table:table-cell>
          <table:table-cell office:value-type="float" office:value="268159016" calcext:value-type="float">
            <text:p>268159016</text:p>
          </table:table-cell>
          <table:table-cell office:value-type="float" office:value="78129768" calcext:value-type="float">
            <text:p>78129768</text:p>
          </table:table-cell>
          <table:table-cell office:value-type="float" office:value="52282608" calcext:value-type="float">
            <text:p>52282608</text:p>
          </table:table-cell>
          <table:table-cell office:value-type="float" office:value="48093656" calcext:value-type="float">
            <text:p>48093656</text:p>
          </table:table-cell>
          <table:table-cell table:number-columns-repeated="6"/>
        </table:table-row>
        <table:table-row table:style-name="ro1">
          <table:table-cell office:value-type="float" office:value="6166504" calcext:value-type="float">
            <text:p>6166504</text:p>
          </table:table-cell>
          <table:table-cell office:value-type="float" office:value="63926656" calcext:value-type="float">
            <text:p>63926656</text:p>
          </table:table-cell>
          <table:table-cell office:value-type="float" office:value="19253216" calcext:value-type="float">
            <text:p>19253216</text:p>
          </table:table-cell>
          <table:table-cell office:value-type="float" office:value="9878208" calcext:value-type="float">
            <text:p>9878208</text:p>
          </table:table-cell>
          <table:table-cell office:value-type="float" office:value="9912952" calcext:value-type="float">
            <text:p>9912952</text:p>
          </table:table-cell>
          <table:table-cell office:value-type="float" office:value="33694712" calcext:value-type="float">
            <text:p>33694712</text:p>
          </table:table-cell>
          <table:table-cell office:value-type="float" office:value="268480592" calcext:value-type="float">
            <text:p>268480592</text:p>
          </table:table-cell>
          <table:table-cell office:value-type="float" office:value="78240360" calcext:value-type="float">
            <text:p>78240360</text:p>
          </table:table-cell>
          <table:table-cell office:value-type="float" office:value="52430648" calcext:value-type="float">
            <text:p>52430648</text:p>
          </table:table-cell>
          <table:table-cell office:value-type="float" office:value="49889136" calcext:value-type="float">
            <text:p>49889136</text:p>
          </table:table-cell>
          <table:table-cell table:number-columns-repeated="6"/>
        </table:table-row>
        <table:table-row table:style-name="ro1">
          <table:table-cell office:value-type="float" office:value="6168992" calcext:value-type="float">
            <text:p>6168992</text:p>
          </table:table-cell>
          <table:table-cell office:value-type="float" office:value="63929224" calcext:value-type="float">
            <text:p>63929224</text:p>
          </table:table-cell>
          <table:table-cell office:value-type="float" office:value="19254104" calcext:value-type="float">
            <text:p>19254104</text:p>
          </table:table-cell>
          <table:table-cell office:value-type="float" office:value="9878784" calcext:value-type="float">
            <text:p>9878784</text:p>
          </table:table-cell>
          <table:table-cell office:value-type="float" office:value="9914312" calcext:value-type="float">
            <text:p>9914312</text:p>
          </table:table-cell>
          <table:table-cell office:value-type="float" office:value="33697992" calcext:value-type="float">
            <text:p>33697992</text:p>
          </table:table-cell>
          <table:table-cell office:value-type="float" office:value="268540360" calcext:value-type="float">
            <text:p>268540360</text:p>
          </table:table-cell>
          <table:table-cell office:value-type="float" office:value="78289640" calcext:value-type="float">
            <text:p>78289640</text:p>
          </table:table-cell>
          <table:table-cell office:value-type="float" office:value="52433808" calcext:value-type="float">
            <text:p>52433808</text:p>
          </table:table-cell>
          <table:table-cell office:value-type="float" office:value="50032688" calcext:value-type="float">
            <text:p>50032688</text:p>
          </table:table-cell>
          <table:table-cell table:number-columns-repeated="6"/>
        </table:table-row>
        <table:table-row table:style-name="ro1">
          <table:table-cell office:value-type="float" office:value="6169008" calcext:value-type="float">
            <text:p>6169008</text:p>
          </table:table-cell>
          <table:table-cell office:value-type="float" office:value="63945464" calcext:value-type="float">
            <text:p>63945464</text:p>
          </table:table-cell>
          <table:table-cell office:value-type="float" office:value="19254504" calcext:value-type="float">
            <text:p>19254504</text:p>
          </table:table-cell>
          <table:table-cell office:value-type="float" office:value="9880952" calcext:value-type="float">
            <text:p>9880952</text:p>
          </table:table-cell>
          <table:table-cell office:value-type="float" office:value="9922720" calcext:value-type="float">
            <text:p>9922720</text:p>
          </table:table-cell>
          <table:table-cell office:value-type="float" office:value="33716192" calcext:value-type="float">
            <text:p>33716192</text:p>
          </table:table-cell>
          <table:table-cell office:value-type="float" office:value="269795072" calcext:value-type="float">
            <text:p>269795072</text:p>
          </table:table-cell>
          <table:table-cell office:value-type="float" office:value="79478944" calcext:value-type="float">
            <text:p>79478944</text:p>
          </table:table-cell>
          <table:table-cell office:value-type="float" office:value="52448944" calcext:value-type="float">
            <text:p>52448944</text:p>
          </table:table-cell>
          <table:table-cell office:value-type="float" office:value="50557784" calcext:value-type="float">
            <text:p>50557784</text:p>
          </table:table-cell>
          <table:table-cell table:number-columns-repeated="6"/>
        </table:table-row>
        <table:table-row table:style-name="ro1">
          <table:table-cell office:value-type="float" office:value="6169360" calcext:value-type="float">
            <text:p>6169360</text:p>
          </table:table-cell>
          <table:table-cell office:value-type="float" office:value="63994024" calcext:value-type="float">
            <text:p>63994024</text:p>
          </table:table-cell>
          <table:table-cell office:value-type="float" office:value="19255184" calcext:value-type="float">
            <text:p>19255184</text:p>
          </table:table-cell>
          <table:table-cell office:value-type="float" office:value="9882048" calcext:value-type="float">
            <text:p>9882048</text:p>
          </table:table-cell>
          <table:table-cell office:value-type="float" office:value="9924968" calcext:value-type="float">
            <text:p>9924968</text:p>
          </table:table-cell>
          <table:table-cell office:value-type="float" office:value="33716760" calcext:value-type="float">
            <text:p>33716760</text:p>
          </table:table-cell>
          <table:table-cell office:value-type="float" office:value="269974768" calcext:value-type="float">
            <text:p>269974768</text:p>
          </table:table-cell>
          <table:table-cell office:value-type="float" office:value="80632560" calcext:value-type="float">
            <text:p>80632560</text:p>
          </table:table-cell>
          <table:table-cell office:value-type="float" office:value="52663392" calcext:value-type="float">
            <text:p>52663392</text:p>
          </table:table-cell>
          <table:table-cell office:value-type="float" office:value="51767160" calcext:value-type="float">
            <text:p>51767160</text:p>
          </table:table-cell>
          <table:table-cell table:number-columns-repeated="6"/>
        </table:table-row>
        <table:table-row table:style-name="ro1">
          <table:table-cell office:value-type="float" office:value="6173376" calcext:value-type="float">
            <text:p>6173376</text:p>
          </table:table-cell>
          <table:table-cell office:value-type="float" office:value="64020352" calcext:value-type="float">
            <text:p>64020352</text:p>
          </table:table-cell>
          <table:table-cell office:value-type="float" office:value="19264544" calcext:value-type="float">
            <text:p>19264544</text:p>
          </table:table-cell>
          <table:table-cell office:value-type="float" office:value="9882440" calcext:value-type="float">
            <text:p>9882440</text:p>
          </table:table-cell>
          <table:table-cell office:value-type="float" office:value="9925880" calcext:value-type="float">
            <text:p>9925880</text:p>
          </table:table-cell>
          <table:table-cell office:value-type="float" office:value="33720040" calcext:value-type="float">
            <text:p>33720040</text:p>
          </table:table-cell>
          <table:table-cell office:value-type="float" office:value="270041680" calcext:value-type="float">
            <text:p>270041680</text:p>
          </table:table-cell>
          <table:table-cell office:value-type="float" office:value="82828944" calcext:value-type="float">
            <text:p>82828944</text:p>
          </table:table-cell>
          <table:table-cell office:value-type="float" office:value="52719408" calcext:value-type="float">
            <text:p>52719408</text:p>
          </table:table-cell>
          <table:table-cell office:value-type="float" office:value="51821384" calcext:value-type="float">
            <text:p>51821384</text:p>
          </table:table-cell>
          <table:table-cell table:number-columns-repeated="6"/>
        </table:table-row>
        <table:table-row table:style-name="ro1">
          <table:table-cell office:value-type="float" office:value="6175200" calcext:value-type="float">
            <text:p>6175200</text:p>
          </table:table-cell>
          <table:table-cell office:value-type="float" office:value="64031480" calcext:value-type="float">
            <text:p>64031480</text:p>
          </table:table-cell>
          <table:table-cell office:value-type="float" office:value="19265784" calcext:value-type="float">
            <text:p>19265784</text:p>
          </table:table-cell>
          <table:table-cell office:value-type="float" office:value="9883552" calcext:value-type="float">
            <text:p>9883552</text:p>
          </table:table-cell>
          <table:table-cell office:value-type="float" office:value="9927064" calcext:value-type="float">
            <text:p>9927064</text:p>
          </table:table-cell>
          <table:table-cell office:value-type="float" office:value="33720136" calcext:value-type="float">
            <text:p>33720136</text:p>
          </table:table-cell>
          <table:table-cell office:value-type="float" office:value="270226160" calcext:value-type="float">
            <text:p>270226160</text:p>
          </table:table-cell>
          <table:table-cell office:value-type="float" office:value="84113200" calcext:value-type="float">
            <text:p>84113200</text:p>
          </table:table-cell>
          <table:table-cell office:value-type="float" office:value="52723792" calcext:value-type="float">
            <text:p>52723792</text:p>
          </table:table-cell>
          <table:table-cell office:value-type="float" office:value="51943200" calcext:value-type="float">
            <text:p>51943200</text:p>
          </table:table-cell>
          <table:table-cell table:number-columns-repeated="6"/>
        </table:table-row>
        <table:table-row table:style-name="ro1">
          <table:table-cell office:value-type="float" office:value="6178272" calcext:value-type="float">
            <text:p>6178272</text:p>
          </table:table-cell>
          <table:table-cell office:value-type="float" office:value="64084392" calcext:value-type="float">
            <text:p>64084392</text:p>
          </table:table-cell>
          <table:table-cell office:value-type="float" office:value="19274688" calcext:value-type="float">
            <text:p>19274688</text:p>
          </table:table-cell>
          <table:table-cell office:value-type="float" office:value="9884640" calcext:value-type="float">
            <text:p>9884640</text:p>
          </table:table-cell>
          <table:table-cell office:value-type="float" office:value="9940296" calcext:value-type="float">
            <text:p>9940296</text:p>
          </table:table-cell>
          <table:table-cell office:value-type="float" office:value="33720216" calcext:value-type="float">
            <text:p>33720216</text:p>
          </table:table-cell>
          <table:table-cell office:value-type="float" office:value="270598888" calcext:value-type="float">
            <text:p>270598888</text:p>
          </table:table-cell>
          <table:table-cell office:value-type="float" office:value="84200360" calcext:value-type="float">
            <text:p>84200360</text:p>
          </table:table-cell>
          <table:table-cell office:value-type="float" office:value="52759576" calcext:value-type="float">
            <text:p>52759576</text:p>
          </table:table-cell>
          <table:table-cell office:value-type="float" office:value="52009216" calcext:value-type="float">
            <text:p>52009216</text:p>
          </table:table-cell>
          <table:table-cell table:number-columns-repeated="6"/>
        </table:table-row>
        <table:table-row table:style-name="ro1">
          <table:table-cell office:value-type="float" office:value="6178904" calcext:value-type="float">
            <text:p>6178904</text:p>
          </table:table-cell>
          <table:table-cell office:value-type="float" office:value="64105864" calcext:value-type="float">
            <text:p>64105864</text:p>
          </table:table-cell>
          <table:table-cell office:value-type="float" office:value="19276352" calcext:value-type="float">
            <text:p>19276352</text:p>
          </table:table-cell>
          <table:table-cell office:value-type="float" office:value="9887248" calcext:value-type="float">
            <text:p>9887248</text:p>
          </table:table-cell>
          <table:table-cell office:value-type="float" office:value="9940920" calcext:value-type="float">
            <text:p>9940920</text:p>
          </table:table-cell>
          <table:table-cell office:value-type="float" office:value="33720752" calcext:value-type="float">
            <text:p>33720752</text:p>
          </table:table-cell>
          <table:table-cell office:value-type="float" office:value="271321736" calcext:value-type="float">
            <text:p>271321736</text:p>
          </table:table-cell>
          <table:table-cell office:value-type="float" office:value="84281096" calcext:value-type="float">
            <text:p>84281096</text:p>
          </table:table-cell>
          <table:table-cell office:value-type="float" office:value="52764736" calcext:value-type="float">
            <text:p>52764736</text:p>
          </table:table-cell>
          <table:table-cell office:value-type="float" office:value="52079456" calcext:value-type="float">
            <text:p>52079456</text:p>
          </table:table-cell>
          <table:table-cell table:number-columns-repeated="6"/>
        </table:table-row>
        <table:table-row table:style-name="ro1">
          <table:table-cell office:value-type="float" office:value="6180296" calcext:value-type="float">
            <text:p>6180296</text:p>
          </table:table-cell>
          <table:table-cell office:value-type="float" office:value="64135768" calcext:value-type="float">
            <text:p>64135768</text:p>
          </table:table-cell>
          <table:table-cell office:value-type="float" office:value="19278328" calcext:value-type="float">
            <text:p>19278328</text:p>
          </table:table-cell>
          <table:table-cell office:value-type="float" office:value="9887664" calcext:value-type="float">
            <text:p>9887664</text:p>
          </table:table-cell>
          <table:table-cell office:value-type="float" office:value="9942792" calcext:value-type="float">
            <text:p>9942792</text:p>
          </table:table-cell>
          <table:table-cell office:value-type="float" office:value="33721408" calcext:value-type="float">
            <text:p>33721408</text:p>
          </table:table-cell>
          <table:table-cell office:value-type="float" office:value="272436432" calcext:value-type="float">
            <text:p>272436432</text:p>
          </table:table-cell>
          <table:table-cell office:value-type="float" office:value="84329592" calcext:value-type="float">
            <text:p>84329592</text:p>
          </table:table-cell>
          <table:table-cell office:value-type="float" office:value="54075880" calcext:value-type="float">
            <text:p>54075880</text:p>
          </table:table-cell>
          <table:table-cell office:value-type="float" office:value="52118512" calcext:value-type="float">
            <text:p>52118512</text:p>
          </table:table-cell>
          <table:table-cell table:number-columns-repeated="6"/>
        </table:table-row>
        <table:table-row table:style-name="ro1">
          <table:table-cell office:value-type="float" office:value="6188312" calcext:value-type="float">
            <text:p>6188312</text:p>
          </table:table-cell>
          <table:table-cell office:value-type="float" office:value="64141048" calcext:value-type="float">
            <text:p>64141048</text:p>
          </table:table-cell>
          <table:table-cell office:value-type="float" office:value="19282320" calcext:value-type="float">
            <text:p>19282320</text:p>
          </table:table-cell>
          <table:table-cell office:value-type="float" office:value="9889512" calcext:value-type="float">
            <text:p>9889512</text:p>
          </table:table-cell>
          <table:table-cell office:value-type="float" office:value="9949880" calcext:value-type="float">
            <text:p>9949880</text:p>
          </table:table-cell>
          <table:table-cell office:value-type="float" office:value="33725120" calcext:value-type="float">
            <text:p>33725120</text:p>
          </table:table-cell>
          <table:table-cell office:value-type="float" office:value="272485008" calcext:value-type="float">
            <text:p>272485008</text:p>
          </table:table-cell>
          <table:table-cell office:value-type="float" office:value="84357520" calcext:value-type="float">
            <text:p>84357520</text:p>
          </table:table-cell>
          <table:table-cell office:value-type="float" office:value="54843480" calcext:value-type="float">
            <text:p>54843480</text:p>
          </table:table-cell>
          <table:table-cell office:value-type="float" office:value="52124544" calcext:value-type="float">
            <text:p>52124544</text:p>
          </table:table-cell>
          <table:table-cell table:number-columns-repeated="6"/>
        </table:table-row>
        <table:table-row table:style-name="ro1">
          <table:table-cell office:value-type="float" office:value="6189216" calcext:value-type="float">
            <text:p>6189216</text:p>
          </table:table-cell>
          <table:table-cell office:value-type="float" office:value="64144800" calcext:value-type="float">
            <text:p>64144800</text:p>
          </table:table-cell>
          <table:table-cell office:value-type="float" office:value="19286432" calcext:value-type="float">
            <text:p>19286432</text:p>
          </table:table-cell>
          <table:table-cell office:value-type="float" office:value="9889736" calcext:value-type="float">
            <text:p>9889736</text:p>
          </table:table-cell>
          <table:table-cell office:value-type="float" office:value="9950072" calcext:value-type="float">
            <text:p>9950072</text:p>
          </table:table-cell>
          <table:table-cell office:value-type="float" office:value="33727088" calcext:value-type="float">
            <text:p>33727088</text:p>
          </table:table-cell>
          <table:table-cell office:value-type="float" office:value="272504616" calcext:value-type="float">
            <text:p>272504616</text:p>
          </table:table-cell>
          <table:table-cell office:value-type="float" office:value="84860064" calcext:value-type="float">
            <text:p>84860064</text:p>
          </table:table-cell>
          <table:table-cell office:value-type="float" office:value="55548976" calcext:value-type="float">
            <text:p>55548976</text:p>
          </table:table-cell>
          <table:table-cell office:value-type="float" office:value="52166840" calcext:value-type="float">
            <text:p>52166840</text:p>
          </table:table-cell>
          <table:table-cell table:number-columns-repeated="6"/>
        </table:table-row>
        <table:table-row table:style-name="ro1">
          <table:table-cell office:value-type="float" office:value="6196104" calcext:value-type="float">
            <text:p>6196104</text:p>
          </table:table-cell>
          <table:table-cell office:value-type="float" office:value="64148928" calcext:value-type="float">
            <text:p>64148928</text:p>
          </table:table-cell>
          <table:table-cell office:value-type="float" office:value="19287008" calcext:value-type="float">
            <text:p>19287008</text:p>
          </table:table-cell>
          <table:table-cell office:value-type="float" office:value="9895728" calcext:value-type="float">
            <text:p>9895728</text:p>
          </table:table-cell>
          <table:table-cell office:value-type="float" office:value="9950152" calcext:value-type="float">
            <text:p>9950152</text:p>
          </table:table-cell>
          <table:table-cell office:value-type="float" office:value="33730016" calcext:value-type="float">
            <text:p>33730016</text:p>
          </table:table-cell>
          <table:table-cell office:value-type="float" office:value="272913920" calcext:value-type="float">
            <text:p>272913920</text:p>
          </table:table-cell>
          <table:table-cell office:value-type="float" office:value="85123576" calcext:value-type="float">
            <text:p>85123576</text:p>
          </table:table-cell>
          <table:table-cell office:value-type="float" office:value="56721648" calcext:value-type="float">
            <text:p>56721648</text:p>
          </table:table-cell>
          <table:table-cell office:value-type="float" office:value="52179008" calcext:value-type="float">
            <text:p>52179008</text:p>
          </table:table-cell>
          <table:table-cell table:number-columns-repeated="6"/>
        </table:table-row>
        <table:table-row table:style-name="ro1">
          <table:table-cell office:value-type="float" office:value="6197912" calcext:value-type="float">
            <text:p>6197912</text:p>
          </table:table-cell>
          <table:table-cell office:value-type="float" office:value="64162384" calcext:value-type="float">
            <text:p>64162384</text:p>
          </table:table-cell>
          <table:table-cell office:value-type="float" office:value="19288792" calcext:value-type="float">
            <text:p>19288792</text:p>
          </table:table-cell>
          <table:table-cell office:value-type="float" office:value="9895808" calcext:value-type="float">
            <text:p>9895808</text:p>
          </table:table-cell>
          <table:table-cell office:value-type="float" office:value="9951392" calcext:value-type="float">
            <text:p>9951392</text:p>
          </table:table-cell>
          <table:table-cell office:value-type="float" office:value="33754864" calcext:value-type="float">
            <text:p>33754864</text:p>
          </table:table-cell>
          <table:table-cell office:value-type="float" office:value="273021680" calcext:value-type="float">
            <text:p>273021680</text:p>
          </table:table-cell>
          <table:table-cell office:value-type="float" office:value="85185992" calcext:value-type="float">
            <text:p>85185992</text:p>
          </table:table-cell>
          <table:table-cell office:value-type="float" office:value="57924496" calcext:value-type="float">
            <text:p>57924496</text:p>
          </table:table-cell>
          <table:table-cell office:value-type="float" office:value="52198136" calcext:value-type="float">
            <text:p>52198136</text:p>
          </table:table-cell>
          <table:table-cell table:number-columns-repeated="6"/>
        </table:table-row>
        <table:table-row table:style-name="ro1">
          <table:table-cell office:value-type="float" office:value="6199448" calcext:value-type="float">
            <text:p>6199448</text:p>
          </table:table-cell>
          <table:table-cell office:value-type="float" office:value="64202200" calcext:value-type="float">
            <text:p>64202200</text:p>
          </table:table-cell>
          <table:table-cell office:value-type="float" office:value="19300264" calcext:value-type="float">
            <text:p>19300264</text:p>
          </table:table-cell>
          <table:table-cell office:value-type="float" office:value="9896648" calcext:value-type="float">
            <text:p>9896648</text:p>
          </table:table-cell>
          <table:table-cell office:value-type="float" office:value="9953560" calcext:value-type="float">
            <text:p>9953560</text:p>
          </table:table-cell>
          <table:table-cell office:value-type="float" office:value="33758080" calcext:value-type="float">
            <text:p>33758080</text:p>
          </table:table-cell>
          <table:table-cell office:value-type="float" office:value="273261384" calcext:value-type="float">
            <text:p>273261384</text:p>
          </table:table-cell>
          <table:table-cell office:value-type="float" office:value="85927624" calcext:value-type="float">
            <text:p>85927624</text:p>
          </table:table-cell>
          <table:table-cell office:value-type="float" office:value="58436272" calcext:value-type="float">
            <text:p>58436272</text:p>
          </table:table-cell>
          <table:table-cell office:value-type="float" office:value="52266920" calcext:value-type="float">
            <text:p>52266920</text:p>
          </table:table-cell>
          <table:table-cell table:number-columns-repeated="6"/>
        </table:table-row>
        <table:table-row table:style-name="ro1">
          <table:table-cell office:value-type="float" office:value="6201544" calcext:value-type="float">
            <text:p>6201544</text:p>
          </table:table-cell>
          <table:table-cell office:value-type="float" office:value="64225072" calcext:value-type="float">
            <text:p>64225072</text:p>
          </table:table-cell>
          <table:table-cell office:value-type="float" office:value="19306984" calcext:value-type="float">
            <text:p>19306984</text:p>
          </table:table-cell>
          <table:table-cell office:value-type="float" office:value="9898152" calcext:value-type="float">
            <text:p>9898152</text:p>
          </table:table-cell>
          <table:table-cell office:value-type="float" office:value="9961248" calcext:value-type="float">
            <text:p>9961248</text:p>
          </table:table-cell>
          <table:table-cell office:value-type="float" office:value="33765320" calcext:value-type="float">
            <text:p>33765320</text:p>
          </table:table-cell>
          <table:table-cell office:value-type="float" office:value="273408048" calcext:value-type="float">
            <text:p>273408048</text:p>
          </table:table-cell>
          <table:table-cell office:value-type="float" office:value="85949528" calcext:value-type="float">
            <text:p>85949528</text:p>
          </table:table-cell>
          <table:table-cell office:value-type="float" office:value="58518408" calcext:value-type="float">
            <text:p>58518408</text:p>
          </table:table-cell>
          <table:table-cell office:value-type="float" office:value="52269360" calcext:value-type="float">
            <text:p>52269360</text:p>
          </table:table-cell>
          <table:table-cell table:number-columns-repeated="6"/>
        </table:table-row>
        <table:table-row table:style-name="ro1">
          <table:table-cell office:value-type="float" office:value="6207248" calcext:value-type="float">
            <text:p>6207248</text:p>
          </table:table-cell>
          <table:table-cell office:value-type="float" office:value="64236184" calcext:value-type="float">
            <text:p>64236184</text:p>
          </table:table-cell>
          <table:table-cell office:value-type="float" office:value="19310648" calcext:value-type="float">
            <text:p>19310648</text:p>
          </table:table-cell>
          <table:table-cell office:value-type="float" office:value="9898944" calcext:value-type="float">
            <text:p>9898944</text:p>
          </table:table-cell>
          <table:table-cell office:value-type="float" office:value="9969168" calcext:value-type="float">
            <text:p>9969168</text:p>
          </table:table-cell>
          <table:table-cell office:value-type="float" office:value="33787144" calcext:value-type="float">
            <text:p>33787144</text:p>
          </table:table-cell>
          <table:table-cell office:value-type="float" office:value="273646008" calcext:value-type="float">
            <text:p>273646008</text:p>
          </table:table-cell>
          <table:table-cell office:value-type="float" office:value="86056320" calcext:value-type="float">
            <text:p>86056320</text:p>
          </table:table-cell>
          <table:table-cell office:value-type="float" office:value="58618040" calcext:value-type="float">
            <text:p>58618040</text:p>
          </table:table-cell>
          <table:table-cell office:value-type="float" office:value="52401816" calcext:value-type="float">
            <text:p>52401816</text:p>
          </table:table-cell>
          <table:table-cell table:number-columns-repeated="6"/>
        </table:table-row>
        <table:table-row table:style-name="ro1">
          <table:table-cell office:value-type="float" office:value="6207808" calcext:value-type="float">
            <text:p>6207808</text:p>
          </table:table-cell>
          <table:table-cell office:value-type="float" office:value="64245280" calcext:value-type="float">
            <text:p>64245280</text:p>
          </table:table-cell>
          <table:table-cell office:value-type="float" office:value="19312072" calcext:value-type="float">
            <text:p>19312072</text:p>
          </table:table-cell>
          <table:table-cell office:value-type="float" office:value="9900216" calcext:value-type="float">
            <text:p>9900216</text:p>
          </table:table-cell>
          <table:table-cell office:value-type="float" office:value="9971744" calcext:value-type="float">
            <text:p>9971744</text:p>
          </table:table-cell>
          <table:table-cell office:value-type="float" office:value="33797920" calcext:value-type="float">
            <text:p>33797920</text:p>
          </table:table-cell>
          <table:table-cell office:value-type="float" office:value="274747360" calcext:value-type="float">
            <text:p>274747360</text:p>
          </table:table-cell>
          <table:table-cell office:value-type="float" office:value="86738944" calcext:value-type="float">
            <text:p>86738944</text:p>
          </table:table-cell>
          <table:table-cell office:value-type="float" office:value="58621896" calcext:value-type="float">
            <text:p>58621896</text:p>
          </table:table-cell>
          <table:table-cell office:value-type="float" office:value="52449776" calcext:value-type="float">
            <text:p>52449776</text:p>
          </table:table-cell>
          <table:table-cell table:number-columns-repeated="6"/>
        </table:table-row>
        <table:table-row table:style-name="ro1">
          <table:table-cell office:value-type="float" office:value="6211336" calcext:value-type="float">
            <text:p>6211336</text:p>
          </table:table-cell>
          <table:table-cell office:value-type="float" office:value="64272200" calcext:value-type="float">
            <text:p>64272200</text:p>
          </table:table-cell>
          <table:table-cell office:value-type="float" office:value="19317232" calcext:value-type="float">
            <text:p>19317232</text:p>
          </table:table-cell>
          <table:table-cell office:value-type="float" office:value="9903200" calcext:value-type="float">
            <text:p>9903200</text:p>
          </table:table-cell>
          <table:table-cell office:value-type="float" office:value="9982800" calcext:value-type="float">
            <text:p>9982800</text:p>
          </table:table-cell>
          <table:table-cell office:value-type="float" office:value="33814488" calcext:value-type="float">
            <text:p>33814488</text:p>
          </table:table-cell>
          <table:table-cell office:value-type="float" office:value="276110432" calcext:value-type="float">
            <text:p>276110432</text:p>
          </table:table-cell>
          <table:table-cell office:value-type="float" office:value="89133976" calcext:value-type="float">
            <text:p>89133976</text:p>
          </table:table-cell>
          <table:table-cell office:value-type="float" office:value="58675456" calcext:value-type="float">
            <text:p>58675456</text:p>
          </table:table-cell>
          <table:table-cell office:value-type="float" office:value="52968976" calcext:value-type="float">
            <text:p>52968976</text:p>
          </table:table-cell>
          <table:table-cell table:number-columns-repeated="6"/>
        </table:table-row>
        <table:table-row table:style-name="ro1">
          <table:table-cell office:value-type="float" office:value="6211456" calcext:value-type="float">
            <text:p>6211456</text:p>
          </table:table-cell>
          <table:table-cell office:value-type="float" office:value="64297432" calcext:value-type="float">
            <text:p>64297432</text:p>
          </table:table-cell>
          <table:table-cell office:value-type="float" office:value="19318344" calcext:value-type="float">
            <text:p>19318344</text:p>
          </table:table-cell>
          <table:table-cell office:value-type="float" office:value="9906752" calcext:value-type="float">
            <text:p>9906752</text:p>
          </table:table-cell>
          <table:table-cell office:value-type="float" office:value="9985576" calcext:value-type="float">
            <text:p>9985576</text:p>
          </table:table-cell>
          <table:table-cell office:value-type="float" office:value="33827928" calcext:value-type="float">
            <text:p>33827928</text:p>
          </table:table-cell>
          <table:table-cell office:value-type="float" office:value="278403984" calcext:value-type="float">
            <text:p>278403984</text:p>
          </table:table-cell>
          <table:table-cell office:value-type="float" office:value="90074056" calcext:value-type="float">
            <text:p>90074056</text:p>
          </table:table-cell>
          <table:table-cell office:value-type="float" office:value="59104856" calcext:value-type="float">
            <text:p>59104856</text:p>
          </table:table-cell>
          <table:table-cell office:value-type="float" office:value="53043952" calcext:value-type="float">
            <text:p>53043952</text:p>
          </table:table-cell>
          <table:table-cell table:number-columns-repeated="6"/>
        </table:table-row>
        <table:table-row table:style-name="ro1">
          <table:table-cell office:value-type="float" office:value="6212488" calcext:value-type="float">
            <text:p>6212488</text:p>
          </table:table-cell>
          <table:table-cell office:value-type="float" office:value="64328240" calcext:value-type="float">
            <text:p>64328240</text:p>
          </table:table-cell>
          <table:table-cell office:value-type="float" office:value="19318656" calcext:value-type="float">
            <text:p>19318656</text:p>
          </table:table-cell>
          <table:table-cell office:value-type="float" office:value="9910136" calcext:value-type="float">
            <text:p>9910136</text:p>
          </table:table-cell>
          <table:table-cell office:value-type="float" office:value="9986328" calcext:value-type="float">
            <text:p>9986328</text:p>
          </table:table-cell>
          <table:table-cell office:value-type="float" office:value="33828936" calcext:value-type="float">
            <text:p>33828936</text:p>
          </table:table-cell>
          <table:table-cell office:value-type="float" office:value="278582552" calcext:value-type="float">
            <text:p>278582552</text:p>
          </table:table-cell>
          <table:table-cell office:value-type="float" office:value="90394120" calcext:value-type="float">
            <text:p>90394120</text:p>
          </table:table-cell>
          <table:table-cell office:value-type="float" office:value="59181472" calcext:value-type="float">
            <text:p>59181472</text:p>
          </table:table-cell>
          <table:table-cell office:value-type="float" office:value="54162440" calcext:value-type="float">
            <text:p>54162440</text:p>
          </table:table-cell>
          <table:table-cell table:number-columns-repeated="6"/>
        </table:table-row>
        <table:table-row table:style-name="ro1">
          <table:table-cell office:value-type="float" office:value="6216344" calcext:value-type="float">
            <text:p>6216344</text:p>
          </table:table-cell>
          <table:table-cell office:value-type="float" office:value="64333480" calcext:value-type="float">
            <text:p>64333480</text:p>
          </table:table-cell>
          <table:table-cell office:value-type="float" office:value="19320144" calcext:value-type="float">
            <text:p>19320144</text:p>
          </table:table-cell>
          <table:table-cell office:value-type="float" office:value="9911856" calcext:value-type="float">
            <text:p>9911856</text:p>
          </table:table-cell>
          <table:table-cell office:value-type="float" office:value="9993272" calcext:value-type="float">
            <text:p>9993272</text:p>
          </table:table-cell>
          <table:table-cell office:value-type="float" office:value="33835712" calcext:value-type="float">
            <text:p>33835712</text:p>
          </table:table-cell>
          <table:table-cell office:value-type="float" office:value="278896640" calcext:value-type="float">
            <text:p>278896640</text:p>
          </table:table-cell>
          <table:table-cell office:value-type="float" office:value="90462800" calcext:value-type="float">
            <text:p>90462800</text:p>
          </table:table-cell>
          <table:table-cell office:value-type="float" office:value="59236832" calcext:value-type="float">
            <text:p>59236832</text:p>
          </table:table-cell>
          <table:table-cell office:value-type="float" office:value="55997896" calcext:value-type="float">
            <text:p>55997896</text:p>
          </table:table-cell>
          <table:table-cell table:number-columns-repeated="6"/>
        </table:table-row>
        <table:table-row table:style-name="ro1">
          <table:table-cell office:value-type="float" office:value="6218528" calcext:value-type="float">
            <text:p>6218528</text:p>
          </table:table-cell>
          <table:table-cell office:value-type="float" office:value="64337704" calcext:value-type="float">
            <text:p>64337704</text:p>
          </table:table-cell>
          <table:table-cell office:value-type="float" office:value="19333472" calcext:value-type="float">
            <text:p>19333472</text:p>
          </table:table-cell>
          <table:table-cell office:value-type="float" office:value="9913320" calcext:value-type="float">
            <text:p>9913320</text:p>
          </table:table-cell>
          <table:table-cell office:value-type="float" office:value="9994568" calcext:value-type="float">
            <text:p>9994568</text:p>
          </table:table-cell>
          <table:table-cell office:value-type="float" office:value="33838608" calcext:value-type="float">
            <text:p>33838608</text:p>
          </table:table-cell>
          <table:table-cell office:value-type="float" office:value="279010232" calcext:value-type="float">
            <text:p>279010232</text:p>
          </table:table-cell>
          <table:table-cell office:value-type="float" office:value="90492304" calcext:value-type="float">
            <text:p>90492304</text:p>
          </table:table-cell>
          <table:table-cell office:value-type="float" office:value="63285856" calcext:value-type="float">
            <text:p>63285856</text:p>
          </table:table-cell>
          <table:table-cell office:value-type="float" office:value="56871040" calcext:value-type="float">
            <text:p>56871040</text:p>
          </table:table-cell>
          <table:table-cell table:number-columns-repeated="6"/>
        </table:table-row>
        <table:table-row table:style-name="ro1">
          <table:table-cell office:value-type="float" office:value="6219640" calcext:value-type="float">
            <text:p>6219640</text:p>
          </table:table-cell>
          <table:table-cell office:value-type="float" office:value="64341024" calcext:value-type="float">
            <text:p>64341024</text:p>
          </table:table-cell>
          <table:table-cell office:value-type="float" office:value="19347296" calcext:value-type="float">
            <text:p>19347296</text:p>
          </table:table-cell>
          <table:table-cell office:value-type="float" office:value="9915032" calcext:value-type="float">
            <text:p>9915032</text:p>
          </table:table-cell>
          <table:table-cell office:value-type="float" office:value="9994960" calcext:value-type="float">
            <text:p>9994960</text:p>
          </table:table-cell>
          <table:table-cell office:value-type="float" office:value="33841976" calcext:value-type="float">
            <text:p>33841976</text:p>
          </table:table-cell>
          <table:table-cell office:value-type="float" office:value="279143024" calcext:value-type="float">
            <text:p>279143024</text:p>
          </table:table-cell>
          <table:table-cell office:value-type="float" office:value="90520568" calcext:value-type="float">
            <text:p>90520568</text:p>
          </table:table-cell>
          <table:table-cell office:value-type="float" office:value="63952320" calcext:value-type="float">
            <text:p>63952320</text:p>
          </table:table-cell>
          <table:table-cell office:value-type="float" office:value="57323336" calcext:value-type="float">
            <text:p>57323336</text:p>
          </table:table-cell>
          <table:table-cell table:number-columns-repeated="6"/>
        </table:table-row>
        <table:table-row table:style-name="ro1">
          <table:table-cell office:value-type="float" office:value="6221328" calcext:value-type="float">
            <text:p>6221328</text:p>
          </table:table-cell>
          <table:table-cell office:value-type="float" office:value="64342096" calcext:value-type="float">
            <text:p>64342096</text:p>
          </table:table-cell>
          <table:table-cell office:value-type="float" office:value="19350976" calcext:value-type="float">
            <text:p>19350976</text:p>
          </table:table-cell>
          <table:table-cell office:value-type="float" office:value="9919056" calcext:value-type="float">
            <text:p>9919056</text:p>
          </table:table-cell>
          <table:table-cell office:value-type="float" office:value="9996584" calcext:value-type="float">
            <text:p>9996584</text:p>
          </table:table-cell>
          <table:table-cell office:value-type="float" office:value="33842112" calcext:value-type="float">
            <text:p>33842112</text:p>
          </table:table-cell>
          <table:table-cell office:value-type="float" office:value="279202744" calcext:value-type="float">
            <text:p>279202744</text:p>
          </table:table-cell>
          <table:table-cell office:value-type="float" office:value="90528520" calcext:value-type="float">
            <text:p>90528520</text:p>
          </table:table-cell>
          <table:table-cell office:value-type="float" office:value="64900832" calcext:value-type="float">
            <text:p>64900832</text:p>
          </table:table-cell>
          <table:table-cell office:value-type="float" office:value="58494280" calcext:value-type="float">
            <text:p>58494280</text:p>
          </table:table-cell>
          <table:table-cell table:number-columns-repeated="6"/>
        </table:table-row>
        <table:table-row table:style-name="ro1">
          <table:table-cell office:value-type="float" office:value="6223088" calcext:value-type="float">
            <text:p>6223088</text:p>
          </table:table-cell>
          <table:table-cell office:value-type="float" office:value="64346016" calcext:value-type="float">
            <text:p>64346016</text:p>
          </table:table-cell>
          <table:table-cell office:value-type="float" office:value="19360384" calcext:value-type="float">
            <text:p>19360384</text:p>
          </table:table-cell>
          <table:table-cell office:value-type="float" office:value="9919632" calcext:value-type="float">
            <text:p>9919632</text:p>
          </table:table-cell>
          <table:table-cell office:value-type="float" office:value="10015168" calcext:value-type="float">
            <text:p>10015168</text:p>
          </table:table-cell>
          <table:table-cell office:value-type="float" office:value="33857592" calcext:value-type="float">
            <text:p>33857592</text:p>
          </table:table-cell>
          <table:table-cell office:value-type="float" office:value="279421720" calcext:value-type="float">
            <text:p>279421720</text:p>
          </table:table-cell>
          <table:table-cell office:value-type="float" office:value="90570040" calcext:value-type="float">
            <text:p>90570040</text:p>
          </table:table-cell>
          <table:table-cell office:value-type="float" office:value="64910240" calcext:value-type="float">
            <text:p>64910240</text:p>
          </table:table-cell>
          <table:table-cell office:value-type="float" office:value="58501208" calcext:value-type="float">
            <text:p>58501208</text:p>
          </table:table-cell>
          <table:table-cell table:number-columns-repeated="6"/>
        </table:table-row>
        <table:table-row table:style-name="ro1">
          <table:table-cell office:value-type="float" office:value="6224640" calcext:value-type="float">
            <text:p>6224640</text:p>
          </table:table-cell>
          <table:table-cell office:value-type="float" office:value="64352576" calcext:value-type="float">
            <text:p>64352576</text:p>
          </table:table-cell>
          <table:table-cell office:value-type="float" office:value="19365512" calcext:value-type="float">
            <text:p>19365512</text:p>
          </table:table-cell>
          <table:table-cell office:value-type="float" office:value="9922928" calcext:value-type="float">
            <text:p>9922928</text:p>
          </table:table-cell>
          <table:table-cell office:value-type="float" office:value="10018656" calcext:value-type="float">
            <text:p>10018656</text:p>
          </table:table-cell>
          <table:table-cell office:value-type="float" office:value="33886120" calcext:value-type="float">
            <text:p>33886120</text:p>
          </table:table-cell>
          <table:table-cell office:value-type="float" office:value="279514072" calcext:value-type="float">
            <text:p>279514072</text:p>
          </table:table-cell>
          <table:table-cell office:value-type="float" office:value="90687952" calcext:value-type="float">
            <text:p>90687952</text:p>
          </table:table-cell>
          <table:table-cell office:value-type="float" office:value="64920032" calcext:value-type="float">
            <text:p>64920032</text:p>
          </table:table-cell>
          <table:table-cell office:value-type="float" office:value="58547112" calcext:value-type="float">
            <text:p>58547112</text:p>
          </table:table-cell>
          <table:table-cell table:number-columns-repeated="6"/>
        </table:table-row>
        <table:table-row table:style-name="ro1">
          <table:table-cell office:value-type="float" office:value="6225888" calcext:value-type="float">
            <text:p>6225888</text:p>
          </table:table-cell>
          <table:table-cell office:value-type="float" office:value="64375168" calcext:value-type="float">
            <text:p>64375168</text:p>
          </table:table-cell>
          <table:table-cell office:value-type="float" office:value="19370616" calcext:value-type="float">
            <text:p>19370616</text:p>
          </table:table-cell>
          <table:table-cell office:value-type="float" office:value="9923520" calcext:value-type="float">
            <text:p>9923520</text:p>
          </table:table-cell>
          <table:table-cell office:value-type="float" office:value="10019320" calcext:value-type="float">
            <text:p>10019320</text:p>
          </table:table-cell>
          <table:table-cell office:value-type="float" office:value="33908168" calcext:value-type="float">
            <text:p>33908168</text:p>
          </table:table-cell>
          <table:table-cell office:value-type="float" office:value="279880112" calcext:value-type="float">
            <text:p>279880112</text:p>
          </table:table-cell>
          <table:table-cell office:value-type="float" office:value="90753232" calcext:value-type="float">
            <text:p>90753232</text:p>
          </table:table-cell>
          <table:table-cell office:value-type="float" office:value="64941824" calcext:value-type="float">
            <text:p>64941824</text:p>
          </table:table-cell>
          <table:table-cell office:value-type="float" office:value="58582272" calcext:value-type="float">
            <text:p>58582272</text:p>
          </table:table-cell>
          <table:table-cell table:number-columns-repeated="6"/>
        </table:table-row>
        <table:table-row table:style-name="ro1">
          <table:table-cell office:value-type="float" office:value="6231984" calcext:value-type="float">
            <text:p>6231984</text:p>
          </table:table-cell>
          <table:table-cell office:value-type="float" office:value="64375456" calcext:value-type="float">
            <text:p>64375456</text:p>
          </table:table-cell>
          <table:table-cell office:value-type="float" office:value="19370792" calcext:value-type="float">
            <text:p>19370792</text:p>
          </table:table-cell>
          <table:table-cell office:value-type="float" office:value="9926056" calcext:value-type="float">
            <text:p>9926056</text:p>
          </table:table-cell>
          <table:table-cell office:value-type="float" office:value="10020232" calcext:value-type="float">
            <text:p>10020232</text:p>
          </table:table-cell>
          <table:table-cell office:value-type="float" office:value="33947752" calcext:value-type="float">
            <text:p>33947752</text:p>
          </table:table-cell>
          <table:table-cell office:value-type="float" office:value="280150784" calcext:value-type="float">
            <text:p>280150784</text:p>
          </table:table-cell>
          <table:table-cell office:value-type="float" office:value="90781968" calcext:value-type="float">
            <text:p>90781968</text:p>
          </table:table-cell>
          <table:table-cell office:value-type="float" office:value="64944328" calcext:value-type="float">
            <text:p>64944328</text:p>
          </table:table-cell>
          <table:table-cell office:value-type="float" office:value="58599488" calcext:value-type="float">
            <text:p>58599488</text:p>
          </table:table-cell>
          <table:table-cell table:number-columns-repeated="6"/>
        </table:table-row>
        <table:table-row table:style-name="ro1">
          <table:table-cell office:value-type="float" office:value="6233984" calcext:value-type="float">
            <text:p>6233984</text:p>
          </table:table-cell>
          <table:table-cell office:value-type="float" office:value="64404920" calcext:value-type="float">
            <text:p>64404920</text:p>
          </table:table-cell>
          <table:table-cell office:value-type="float" office:value="19402880" calcext:value-type="float">
            <text:p>19402880</text:p>
          </table:table-cell>
          <table:table-cell office:value-type="float" office:value="9926168" calcext:value-type="float">
            <text:p>9926168</text:p>
          </table:table-cell>
          <table:table-cell office:value-type="float" office:value="10026032" calcext:value-type="float">
            <text:p>10026032</text:p>
          </table:table-cell>
          <table:table-cell office:value-type="float" office:value="34003904" calcext:value-type="float">
            <text:p>34003904</text:p>
          </table:table-cell>
          <table:table-cell office:value-type="float" office:value="280335080" calcext:value-type="float">
            <text:p>280335080</text:p>
          </table:table-cell>
          <table:table-cell office:value-type="float" office:value="91848080" calcext:value-type="float">
            <text:p>91848080</text:p>
          </table:table-cell>
          <table:table-cell office:value-type="float" office:value="64949448" calcext:value-type="float">
            <text:p>64949448</text:p>
          </table:table-cell>
          <table:table-cell office:value-type="float" office:value="58609536" calcext:value-type="float">
            <text:p>58609536</text:p>
          </table:table-cell>
          <table:table-cell table:number-columns-repeated="6"/>
        </table:table-row>
        <table:table-row table:style-name="ro1">
          <table:table-cell office:value-type="float" office:value="6234176" calcext:value-type="float">
            <text:p>6234176</text:p>
          </table:table-cell>
          <table:table-cell office:value-type="float" office:value="64439424" calcext:value-type="float">
            <text:p>64439424</text:p>
          </table:table-cell>
          <table:table-cell office:value-type="float" office:value="19422440" calcext:value-type="float">
            <text:p>19422440</text:p>
          </table:table-cell>
          <table:table-cell office:value-type="float" office:value="9927640" calcext:value-type="float">
            <text:p>9927640</text:p>
          </table:table-cell>
          <table:table-cell office:value-type="float" office:value="10027136" calcext:value-type="float">
            <text:p>10027136</text:p>
          </table:table-cell>
          <table:table-cell office:value-type="float" office:value="34233728" calcext:value-type="float">
            <text:p>34233728</text:p>
          </table:table-cell>
          <table:table-cell office:value-type="float" office:value="280488248" calcext:value-type="float">
            <text:p>280488248</text:p>
          </table:table-cell>
          <table:table-cell office:value-type="float" office:value="92305296" calcext:value-type="float">
            <text:p>92305296</text:p>
          </table:table-cell>
          <table:table-cell office:value-type="float" office:value="64951880" calcext:value-type="float">
            <text:p>64951880</text:p>
          </table:table-cell>
          <table:table-cell office:value-type="float" office:value="58760504" calcext:value-type="float">
            <text:p>58760504</text:p>
          </table:table-cell>
          <table:table-cell table:number-columns-repeated="6"/>
        </table:table-row>
        <table:table-row table:style-name="ro1">
          <table:table-cell office:value-type="float" office:value="6238696" calcext:value-type="float">
            <text:p>6238696</text:p>
          </table:table-cell>
          <table:table-cell office:value-type="float" office:value="64447664" calcext:value-type="float">
            <text:p>64447664</text:p>
          </table:table-cell>
          <table:table-cell office:value-type="float" office:value="19450032" calcext:value-type="float">
            <text:p>19450032</text:p>
          </table:table-cell>
          <table:table-cell office:value-type="float" office:value="9933288" calcext:value-type="float">
            <text:p>9933288</text:p>
          </table:table-cell>
          <table:table-cell office:value-type="float" office:value="10036080" calcext:value-type="float">
            <text:p>10036080</text:p>
          </table:table-cell>
          <table:table-cell office:value-type="float" office:value="34552872" calcext:value-type="float">
            <text:p>34552872</text:p>
          </table:table-cell>
          <table:table-cell office:value-type="float" office:value="281455968" calcext:value-type="float">
            <text:p>281455968</text:p>
          </table:table-cell>
          <table:table-cell office:value-type="float" office:value="92577032" calcext:value-type="float">
            <text:p>92577032</text:p>
          </table:table-cell>
          <table:table-cell office:value-type="float" office:value="64985200" calcext:value-type="float">
            <text:p>64985200</text:p>
          </table:table-cell>
          <table:table-cell office:value-type="float" office:value="59241680" calcext:value-type="float">
            <text:p>59241680</text:p>
          </table:table-cell>
          <table:table-cell table:number-columns-repeated="6"/>
        </table:table-row>
        <table:table-row table:style-name="ro1">
          <table:table-cell office:value-type="float" office:value="6238872" calcext:value-type="float">
            <text:p>6238872</text:p>
          </table:table-cell>
          <table:table-cell office:value-type="float" office:value="64452600" calcext:value-type="float">
            <text:p>64452600</text:p>
          </table:table-cell>
          <table:table-cell office:value-type="float" office:value="19456696" calcext:value-type="float">
            <text:p>19456696</text:p>
          </table:table-cell>
          <table:table-cell office:value-type="float" office:value="9933480" calcext:value-type="float">
            <text:p>9933480</text:p>
          </table:table-cell>
          <table:table-cell office:value-type="float" office:value="10044616" calcext:value-type="float">
            <text:p>10044616</text:p>
          </table:table-cell>
          <table:table-cell office:value-type="float" office:value="34570240" calcext:value-type="float">
            <text:p>34570240</text:p>
          </table:table-cell>
          <table:table-cell office:value-type="float" office:value="281600984" calcext:value-type="float">
            <text:p>281600984</text:p>
          </table:table-cell>
          <table:table-cell office:value-type="float" office:value="92609504" calcext:value-type="float">
            <text:p>92609504</text:p>
          </table:table-cell>
          <table:table-cell office:value-type="float" office:value="65017136" calcext:value-type="float">
            <text:p>65017136</text:p>
          </table:table-cell>
          <table:table-cell office:value-type="float" office:value="59671600" calcext:value-type="float">
            <text:p>59671600</text:p>
          </table:table-cell>
          <table:table-cell table:number-columns-repeated="6"/>
        </table:table-row>
        <table:table-row table:style-name="ro1">
          <table:table-cell office:value-type="float" office:value="6239368" calcext:value-type="float">
            <text:p>6239368</text:p>
          </table:table-cell>
          <table:table-cell office:value-type="float" office:value="64463192" calcext:value-type="float">
            <text:p>64463192</text:p>
          </table:table-cell>
          <table:table-cell office:value-type="float" office:value="19463072" calcext:value-type="float">
            <text:p>19463072</text:p>
          </table:table-cell>
          <table:table-cell office:value-type="float" office:value="9934704" calcext:value-type="float">
            <text:p>9934704</text:p>
          </table:table-cell>
          <table:table-cell office:value-type="float" office:value="10044904" calcext:value-type="float">
            <text:p>10044904</text:p>
          </table:table-cell>
          <table:table-cell office:value-type="float" office:value="35310800" calcext:value-type="float">
            <text:p>35310800</text:p>
          </table:table-cell>
          <table:table-cell office:value-type="float" office:value="283135320" calcext:value-type="float">
            <text:p>283135320</text:p>
          </table:table-cell>
          <table:table-cell office:value-type="float" office:value="92644784" calcext:value-type="float">
            <text:p>92644784</text:p>
          </table:table-cell>
          <table:table-cell office:value-type="float" office:value="65049888" calcext:value-type="float">
            <text:p>65049888</text:p>
          </table:table-cell>
          <table:table-cell office:value-type="float" office:value="60031528" calcext:value-type="float">
            <text:p>60031528</text:p>
          </table:table-cell>
          <table:table-cell table:number-columns-repeated="6"/>
        </table:table-row>
        <table:table-row table:style-name="ro1">
          <table:table-cell office:value-type="float" office:value="6242360" calcext:value-type="float">
            <text:p>6242360</text:p>
          </table:table-cell>
          <table:table-cell office:value-type="float" office:value="64471624" calcext:value-type="float">
            <text:p>64471624</text:p>
          </table:table-cell>
          <table:table-cell office:value-type="float" office:value="19481824" calcext:value-type="float">
            <text:p>19481824</text:p>
          </table:table-cell>
          <table:table-cell office:value-type="float" office:value="9935944" calcext:value-type="float">
            <text:p>9935944</text:p>
          </table:table-cell>
          <table:table-cell office:value-type="float" office:value="10050624" calcext:value-type="float">
            <text:p>10050624</text:p>
          </table:table-cell>
          <table:table-cell office:value-type="float" office:value="36474536" calcext:value-type="float">
            <text:p>36474536</text:p>
          </table:table-cell>
          <table:table-cell office:value-type="float" office:value="283507728" calcext:value-type="float">
            <text:p>283507728</text:p>
          </table:table-cell>
          <table:table-cell office:value-type="float" office:value="96638592" calcext:value-type="float">
            <text:p>96638592</text:p>
          </table:table-cell>
          <table:table-cell office:value-type="float" office:value="65093328" calcext:value-type="float">
            <text:p>65093328</text:p>
          </table:table-cell>
          <table:table-cell office:value-type="float" office:value="62679168" calcext:value-type="float">
            <text:p>62679168</text:p>
          </table:table-cell>
          <table:table-cell table:number-columns-repeated="6"/>
        </table:table-row>
        <table:table-row table:style-name="ro1">
          <table:table-cell office:value-type="float" office:value="6246720" calcext:value-type="float">
            <text:p>6246720</text:p>
          </table:table-cell>
          <table:table-cell office:value-type="float" office:value="64494920" calcext:value-type="float">
            <text:p>64494920</text:p>
          </table:table-cell>
          <table:table-cell office:value-type="float" office:value="19495560" calcext:value-type="float">
            <text:p>19495560</text:p>
          </table:table-cell>
          <table:table-cell office:value-type="float" office:value="9945080" calcext:value-type="float">
            <text:p>9945080</text:p>
          </table:table-cell>
          <table:table-cell office:value-type="float" office:value="10086056" calcext:value-type="float">
            <text:p>10086056</text:p>
          </table:table-cell>
          <table:table-cell office:value-type="float" office:value="36807000" calcext:value-type="float">
            <text:p>36807000</text:p>
          </table:table-cell>
          <table:table-cell office:value-type="float" office:value="283584128" calcext:value-type="float">
            <text:p>283584128</text:p>
          </table:table-cell>
          <table:table-cell office:value-type="float" office:value="96790544" calcext:value-type="float">
            <text:p>96790544</text:p>
          </table:table-cell>
          <table:table-cell office:value-type="float" office:value="65309640" calcext:value-type="float">
            <text:p>65309640</text:p>
          </table:table-cell>
          <table:table-cell office:value-type="float" office:value="64584680" calcext:value-type="float">
            <text:p>64584680</text:p>
          </table:table-cell>
          <table:table-cell table:number-columns-repeated="6"/>
        </table:table-row>
        <table:table-row table:style-name="ro1">
          <table:table-cell office:value-type="float" office:value="6247512" calcext:value-type="float">
            <text:p>6247512</text:p>
          </table:table-cell>
          <table:table-cell office:value-type="float" office:value="64528424" calcext:value-type="float">
            <text:p>64528424</text:p>
          </table:table-cell>
          <table:table-cell office:value-type="float" office:value="19510584" calcext:value-type="float">
            <text:p>19510584</text:p>
          </table:table-cell>
          <table:table-cell office:value-type="float" office:value="9948200" calcext:value-type="float">
            <text:p>9948200</text:p>
          </table:table-cell>
          <table:table-cell office:value-type="float" office:value="10099696" calcext:value-type="float">
            <text:p>10099696</text:p>
          </table:table-cell>
          <table:table-cell office:value-type="float" office:value="39100472" calcext:value-type="float">
            <text:p>39100472</text:p>
          </table:table-cell>
          <table:table-cell office:value-type="float" office:value="284397704" calcext:value-type="float">
            <text:p>284397704</text:p>
          </table:table-cell>
          <table:table-cell office:value-type="float" office:value="96829328" calcext:value-type="float">
            <text:p>96829328</text:p>
          </table:table-cell>
          <table:table-cell office:value-type="float" office:value="65367256" calcext:value-type="float">
            <text:p>65367256</text:p>
          </table:table-cell>
          <table:table-cell office:value-type="float" office:value="64632680" calcext:value-type="float">
            <text:p>64632680</text:p>
          </table:table-cell>
          <table:table-cell table:number-columns-repeated="6"/>
        </table:table-row>
        <table:table-row table:style-name="ro1">
          <table:table-cell office:value-type="float" office:value="6259528" calcext:value-type="float">
            <text:p>6259528</text:p>
          </table:table-cell>
          <table:table-cell office:value-type="float" office:value="64541296" calcext:value-type="float">
            <text:p>64541296</text:p>
          </table:table-cell>
          <table:table-cell office:value-type="float" office:value="19514304" calcext:value-type="float">
            <text:p>19514304</text:p>
          </table:table-cell>
          <table:table-cell office:value-type="float" office:value="9948656" calcext:value-type="float">
            <text:p>9948656</text:p>
          </table:table-cell>
          <table:table-cell office:value-type="float" office:value="10100088" calcext:value-type="float">
            <text:p>10100088</text:p>
          </table:table-cell>
          <table:table-cell office:value-type="float" office:value="39914080" calcext:value-type="float">
            <text:p>39914080</text:p>
          </table:table-cell>
          <table:table-cell office:value-type="float" office:value="284918816" calcext:value-type="float">
            <text:p>284918816</text:p>
          </table:table-cell>
          <table:table-cell office:value-type="float" office:value="96841216" calcext:value-type="float">
            <text:p>96841216</text:p>
          </table:table-cell>
          <table:table-cell office:value-type="float" office:value="65392208" calcext:value-type="float">
            <text:p>65392208</text:p>
          </table:table-cell>
          <table:table-cell office:value-type="float" office:value="64742344" calcext:value-type="float">
            <text:p>64742344</text:p>
          </table:table-cell>
          <table:table-cell table:number-columns-repeated="6"/>
        </table:table-row>
        <table:table-row table:style-name="ro1">
          <table:table-cell office:value-type="float" office:value="6267080" calcext:value-type="float">
            <text:p>6267080</text:p>
          </table:table-cell>
          <table:table-cell office:value-type="float" office:value="64548160" calcext:value-type="float">
            <text:p>64548160</text:p>
          </table:table-cell>
          <table:table-cell office:value-type="float" office:value="19524656" calcext:value-type="float">
            <text:p>19524656</text:p>
          </table:table-cell>
          <table:table-cell office:value-type="float" office:value="9952064" calcext:value-type="float">
            <text:p>9952064</text:p>
          </table:table-cell>
          <table:table-cell office:value-type="float" office:value="10111816" calcext:value-type="float">
            <text:p>10111816</text:p>
          </table:table-cell>
          <table:table-cell office:value-type="float" office:value="39985384" calcext:value-type="float">
            <text:p>39985384</text:p>
          </table:table-cell>
          <table:table-cell office:value-type="float" office:value="285310040" calcext:value-type="float">
            <text:p>285310040</text:p>
          </table:table-cell>
          <table:table-cell office:value-type="float" office:value="96845824" calcext:value-type="float">
            <text:p>96845824</text:p>
          </table:table-cell>
          <table:table-cell office:value-type="float" office:value="65441768" calcext:value-type="float">
            <text:p>65441768</text:p>
          </table:table-cell>
          <table:table-cell office:value-type="float" office:value="64853872" calcext:value-type="float">
            <text:p>64853872</text:p>
          </table:table-cell>
          <table:table-cell table:number-columns-repeated="6"/>
        </table:table-row>
        <table:table-row table:style-name="ro1">
          <table:table-cell office:value-type="float" office:value="6271096" calcext:value-type="float">
            <text:p>6271096</text:p>
          </table:table-cell>
          <table:table-cell office:value-type="float" office:value="64554328" calcext:value-type="float">
            <text:p>64554328</text:p>
          </table:table-cell>
          <table:table-cell office:value-type="float" office:value="19531624" calcext:value-type="float">
            <text:p>19531624</text:p>
          </table:table-cell>
          <table:table-cell office:value-type="float" office:value="9952552" calcext:value-type="float">
            <text:p>9952552</text:p>
          </table:table-cell>
          <table:table-cell office:value-type="float" office:value="10122304" calcext:value-type="float">
            <text:p>10122304</text:p>
          </table:table-cell>
          <table:table-cell office:value-type="float" office:value="39987096" calcext:value-type="float">
            <text:p>39987096</text:p>
          </table:table-cell>
          <table:table-cell office:value-type="float" office:value="285312856" calcext:value-type="float">
            <text:p>285312856</text:p>
          </table:table-cell>
          <table:table-cell office:value-type="float" office:value="96850904" calcext:value-type="float">
            <text:p>96850904</text:p>
          </table:table-cell>
          <table:table-cell office:value-type="float" office:value="65443936" calcext:value-type="float">
            <text:p>65443936</text:p>
          </table:table-cell>
          <table:table-cell office:value-type="float" office:value="64872536" calcext:value-type="float">
            <text:p>64872536</text:p>
          </table:table-cell>
          <table:table-cell table:number-columns-repeated="6"/>
        </table:table-row>
        <table:table-row table:style-name="ro1">
          <table:table-cell office:value-type="float" office:value="6276424" calcext:value-type="float">
            <text:p>6276424</text:p>
          </table:table-cell>
          <table:table-cell office:value-type="float" office:value="64607288" calcext:value-type="float">
            <text:p>64607288</text:p>
          </table:table-cell>
          <table:table-cell office:value-type="float" office:value="19537552" calcext:value-type="float">
            <text:p>19537552</text:p>
          </table:table-cell>
          <table:table-cell office:value-type="float" office:value="9955072" calcext:value-type="float">
            <text:p>9955072</text:p>
          </table:table-cell>
          <table:table-cell office:value-type="float" office:value="10155584" calcext:value-type="float">
            <text:p>10155584</text:p>
          </table:table-cell>
          <table:table-cell office:value-type="float" office:value="40061688" calcext:value-type="float">
            <text:p>40061688</text:p>
          </table:table-cell>
          <table:table-cell office:value-type="float" office:value="285460440" calcext:value-type="float">
            <text:p>285460440</text:p>
          </table:table-cell>
          <table:table-cell office:value-type="float" office:value="96851432" calcext:value-type="float">
            <text:p>96851432</text:p>
          </table:table-cell>
          <table:table-cell office:value-type="float" office:value="65456776" calcext:value-type="float">
            <text:p>65456776</text:p>
          </table:table-cell>
          <table:table-cell office:value-type="float" office:value="64886024" calcext:value-type="float">
            <text:p>64886024</text:p>
          </table:table-cell>
          <table:table-cell table:number-columns-repeated="6"/>
        </table:table-row>
        <table:table-row table:style-name="ro1">
          <table:table-cell office:value-type="float" office:value="6277472" calcext:value-type="float">
            <text:p>6277472</text:p>
          </table:table-cell>
          <table:table-cell office:value-type="float" office:value="64644080" calcext:value-type="float">
            <text:p>64644080</text:p>
          </table:table-cell>
          <table:table-cell office:value-type="float" office:value="19544752" calcext:value-type="float">
            <text:p>19544752</text:p>
          </table:table-cell>
          <table:table-cell office:value-type="float" office:value="9959416" calcext:value-type="float">
            <text:p>9959416</text:p>
          </table:table-cell>
          <table:table-cell office:value-type="float" office:value="10162400" calcext:value-type="float">
            <text:p>10162400</text:p>
          </table:table-cell>
          <table:table-cell office:value-type="float" office:value="40286976" calcext:value-type="float">
            <text:p>40286976</text:p>
          </table:table-cell>
          <table:table-cell office:value-type="float" office:value="285729496" calcext:value-type="float">
            <text:p>285729496</text:p>
          </table:table-cell>
          <table:table-cell office:value-type="float" office:value="96874616" calcext:value-type="float">
            <text:p>96874616</text:p>
          </table:table-cell>
          <table:table-cell office:value-type="float" office:value="65462040" calcext:value-type="float">
            <text:p>65462040</text:p>
          </table:table-cell>
          <table:table-cell office:value-type="float" office:value="64889920" calcext:value-type="float">
            <text:p>64889920</text:p>
          </table:table-cell>
          <table:table-cell table:number-columns-repeated="6"/>
        </table:table-row>
        <table:table-row table:style-name="ro1">
          <table:table-cell office:value-type="float" office:value="6278968" calcext:value-type="float">
            <text:p>6278968</text:p>
          </table:table-cell>
          <table:table-cell office:value-type="float" office:value="64652368" calcext:value-type="float">
            <text:p>64652368</text:p>
          </table:table-cell>
          <table:table-cell office:value-type="float" office:value="19594192" calcext:value-type="float">
            <text:p>19594192</text:p>
          </table:table-cell>
          <table:table-cell office:value-type="float" office:value="9959520" calcext:value-type="float">
            <text:p>9959520</text:p>
          </table:table-cell>
          <table:table-cell office:value-type="float" office:value="10179064" calcext:value-type="float">
            <text:p>10179064</text:p>
          </table:table-cell>
          <table:table-cell office:value-type="float" office:value="40290800" calcext:value-type="float">
            <text:p>40290800</text:p>
          </table:table-cell>
          <table:table-cell office:value-type="float" office:value="285860152" calcext:value-type="float">
            <text:p>285860152</text:p>
          </table:table-cell>
          <table:table-cell office:value-type="float" office:value="96876336" calcext:value-type="float">
            <text:p>96876336</text:p>
          </table:table-cell>
          <table:table-cell office:value-type="float" office:value="65465608" calcext:value-type="float">
            <text:p>65465608</text:p>
          </table:table-cell>
          <table:table-cell office:value-type="float" office:value="64910096" calcext:value-type="float">
            <text:p>64910096</text:p>
          </table:table-cell>
          <table:table-cell table:number-columns-repeated="6"/>
        </table:table-row>
        <table:table-row table:style-name="ro1">
          <table:table-cell office:value-type="float" office:value="6278992" calcext:value-type="float">
            <text:p>6278992</text:p>
          </table:table-cell>
          <table:table-cell office:value-type="float" office:value="64743584" calcext:value-type="float">
            <text:p>64743584</text:p>
          </table:table-cell>
          <table:table-cell office:value-type="float" office:value="19595512" calcext:value-type="float">
            <text:p>19595512</text:p>
          </table:table-cell>
          <table:table-cell office:value-type="float" office:value="9960960" calcext:value-type="float">
            <text:p>9960960</text:p>
          </table:table-cell>
          <table:table-cell office:value-type="float" office:value="10225160" calcext:value-type="float">
            <text:p>10225160</text:p>
          </table:table-cell>
          <table:table-cell office:value-type="float" office:value="40479584" calcext:value-type="float">
            <text:p>40479584</text:p>
          </table:table-cell>
          <table:table-cell office:value-type="float" office:value="286307136" calcext:value-type="float">
            <text:p>286307136</text:p>
          </table:table-cell>
          <table:table-cell office:value-type="float" office:value="96881784" calcext:value-type="float">
            <text:p>96881784</text:p>
          </table:table-cell>
          <table:table-cell office:value-type="float" office:value="65471440" calcext:value-type="float">
            <text:p>65471440</text:p>
          </table:table-cell>
          <table:table-cell office:value-type="float" office:value="64919544" calcext:value-type="float">
            <text:p>64919544</text:p>
          </table:table-cell>
          <table:table-cell table:number-columns-repeated="6"/>
        </table:table-row>
        <table:table-row table:style-name="ro1">
          <table:table-cell office:value-type="float" office:value="6281424" calcext:value-type="float">
            <text:p>6281424</text:p>
          </table:table-cell>
          <table:table-cell office:value-type="float" office:value="64801296" calcext:value-type="float">
            <text:p>64801296</text:p>
          </table:table-cell>
          <table:table-cell office:value-type="float" office:value="19595536" calcext:value-type="float">
            <text:p>19595536</text:p>
          </table:table-cell>
          <table:table-cell office:value-type="float" office:value="9964128" calcext:value-type="float">
            <text:p>9964128</text:p>
          </table:table-cell>
          <table:table-cell office:value-type="float" office:value="10254264" calcext:value-type="float">
            <text:p>10254264</text:p>
          </table:table-cell>
          <table:table-cell office:value-type="float" office:value="41383384" calcext:value-type="float">
            <text:p>41383384</text:p>
          </table:table-cell>
          <table:table-cell office:value-type="float" office:value="286954016" calcext:value-type="float">
            <text:p>286954016</text:p>
          </table:table-cell>
          <table:table-cell office:value-type="float" office:value="96897224" calcext:value-type="float">
            <text:p>96897224</text:p>
          </table:table-cell>
          <table:table-cell office:value-type="float" office:value="65472632" calcext:value-type="float">
            <text:p>65472632</text:p>
          </table:table-cell>
          <table:table-cell office:value-type="float" office:value="64922304" calcext:value-type="float">
            <text:p>64922304</text:p>
          </table:table-cell>
          <table:table-cell table:number-columns-repeated="6"/>
        </table:table-row>
        <table:table-row table:style-name="ro1">
          <table:table-cell office:value-type="float" office:value="6294104" calcext:value-type="float">
            <text:p>6294104</text:p>
          </table:table-cell>
          <table:table-cell office:value-type="float" office:value="64885704" calcext:value-type="float">
            <text:p>64885704</text:p>
          </table:table-cell>
          <table:table-cell office:value-type="float" office:value="19656712" calcext:value-type="float">
            <text:p>19656712</text:p>
          </table:table-cell>
          <table:table-cell office:value-type="float" office:value="9966520" calcext:value-type="float">
            <text:p>9966520</text:p>
          </table:table-cell>
          <table:table-cell office:value-type="float" office:value="10352256" calcext:value-type="float">
            <text:p>10352256</text:p>
          </table:table-cell>
          <table:table-cell office:value-type="float" office:value="44585696" calcext:value-type="float">
            <text:p>44585696</text:p>
          </table:table-cell>
          <table:table-cell office:value-type="float" office:value="287005976" calcext:value-type="float">
            <text:p>287005976</text:p>
          </table:table-cell>
          <table:table-cell office:value-type="float" office:value="96897984" calcext:value-type="float">
            <text:p>96897984</text:p>
          </table:table-cell>
          <table:table-cell office:value-type="float" office:value="65476880" calcext:value-type="float">
            <text:p>65476880</text:p>
          </table:table-cell>
          <table:table-cell office:value-type="float" office:value="64929704" calcext:value-type="float">
            <text:p>64929704</text:p>
          </table:table-cell>
          <table:table-cell table:number-columns-repeated="6"/>
        </table:table-row>
        <table:table-row table:style-name="ro1">
          <table:table-cell office:value-type="float" office:value="6303744" calcext:value-type="float">
            <text:p>6303744</text:p>
          </table:table-cell>
          <table:table-cell office:value-type="float" office:value="65264752" calcext:value-type="float">
            <text:p>65264752</text:p>
          </table:table-cell>
          <table:table-cell office:value-type="float" office:value="19684208" calcext:value-type="float">
            <text:p>19684208</text:p>
          </table:table-cell>
          <table:table-cell office:value-type="float" office:value="9967480" calcext:value-type="float">
            <text:p>9967480</text:p>
          </table:table-cell>
          <table:table-cell office:value-type="float" office:value="10368112" calcext:value-type="float">
            <text:p>10368112</text:p>
          </table:table-cell>
          <table:table-cell office:value-type="float" office:value="46282608" calcext:value-type="float">
            <text:p>46282608</text:p>
          </table:table-cell>
          <table:table-cell office:value-type="float" office:value="291517472" calcext:value-type="float">
            <text:p>291517472</text:p>
          </table:table-cell>
          <table:table-cell office:value-type="float" office:value="96902528" calcext:value-type="float">
            <text:p>96902528</text:p>
          </table:table-cell>
          <table:table-cell office:value-type="float" office:value="65499560" calcext:value-type="float">
            <text:p>65499560</text:p>
          </table:table-cell>
          <table:table-cell office:value-type="float" office:value="64937800" calcext:value-type="float">
            <text:p>64937800</text:p>
          </table:table-cell>
          <table:table-cell table:number-columns-repeated="6"/>
        </table:table-row>
        <table:table-row table:style-name="ro1">
          <table:table-cell office:value-type="float" office:value="6322648" calcext:value-type="float">
            <text:p>6322648</text:p>
          </table:table-cell>
          <table:table-cell office:value-type="float" office:value="65291840" calcext:value-type="float">
            <text:p>65291840</text:p>
          </table:table-cell>
          <table:table-cell office:value-type="float" office:value="19723120" calcext:value-type="float">
            <text:p>19723120</text:p>
          </table:table-cell>
          <table:table-cell office:value-type="float" office:value="9977440" calcext:value-type="float">
            <text:p>9977440</text:p>
          </table:table-cell>
          <table:table-cell office:value-type="float" office:value="10455712" calcext:value-type="float">
            <text:p>10455712</text:p>
          </table:table-cell>
          <table:table-cell office:value-type="float" office:value="46348432" calcext:value-type="float">
            <text:p>46348432</text:p>
          </table:table-cell>
          <table:table-cell office:value-type="float" office:value="291671496" calcext:value-type="float">
            <text:p>291671496</text:p>
          </table:table-cell>
          <table:table-cell office:value-type="float" office:value="96903960" calcext:value-type="float">
            <text:p>96903960</text:p>
          </table:table-cell>
          <table:table-cell office:value-type="float" office:value="65500008" calcext:value-type="float">
            <text:p>65500008</text:p>
          </table:table-cell>
          <table:table-cell office:value-type="float" office:value="64940856" calcext:value-type="float">
            <text:p>64940856</text:p>
          </table:table-cell>
          <table:table-cell table:number-columns-repeated="6"/>
        </table:table-row>
        <table:table-row table:style-name="ro1">
          <table:table-cell office:value-type="float" office:value="6323816" calcext:value-type="float">
            <text:p>6323816</text:p>
          </table:table-cell>
          <table:table-cell office:value-type="float" office:value="65574432" calcext:value-type="float">
            <text:p>65574432</text:p>
          </table:table-cell>
          <table:table-cell office:value-type="float" office:value="19742520" calcext:value-type="float">
            <text:p>19742520</text:p>
          </table:table-cell>
          <table:table-cell office:value-type="float" office:value="9979784" calcext:value-type="float">
            <text:p>9979784</text:p>
          </table:table-cell>
          <table:table-cell office:value-type="float" office:value="10511528" calcext:value-type="float">
            <text:p>10511528</text:p>
          </table:table-cell>
          <table:table-cell office:value-type="float" office:value="46395072" calcext:value-type="float">
            <text:p>46395072</text:p>
          </table:table-cell>
          <table:table-cell office:value-type="float" office:value="291924384" calcext:value-type="float">
            <text:p>291924384</text:p>
          </table:table-cell>
          <table:table-cell office:value-type="float" office:value="96918688" calcext:value-type="float">
            <text:p>96918688</text:p>
          </table:table-cell>
          <table:table-cell office:value-type="float" office:value="65504912" calcext:value-type="float">
            <text:p>65504912</text:p>
          </table:table-cell>
          <table:table-cell office:value-type="float" office:value="64959176" calcext:value-type="float">
            <text:p>64959176</text:p>
          </table:table-cell>
          <table:table-cell table:number-columns-repeated="6"/>
        </table:table-row>
        <table:table-row table:style-name="ro1">
          <table:table-cell office:value-type="float" office:value="6337616" calcext:value-type="float">
            <text:p>6337616</text:p>
          </table:table-cell>
          <table:table-cell office:value-type="float" office:value="65967504" calcext:value-type="float">
            <text:p>65967504</text:p>
          </table:table-cell>
          <table:table-cell office:value-type="float" office:value="19759104" calcext:value-type="float">
            <text:p>19759104</text:p>
          </table:table-cell>
          <table:table-cell office:value-type="float" office:value="9987160" calcext:value-type="float">
            <text:p>9987160</text:p>
          </table:table-cell>
          <table:table-cell office:value-type="float" office:value="10512216" calcext:value-type="float">
            <text:p>10512216</text:p>
          </table:table-cell>
          <table:table-cell office:value-type="float" office:value="46396520" calcext:value-type="float">
            <text:p>46396520</text:p>
          </table:table-cell>
          <table:table-cell office:value-type="float" office:value="292095136" calcext:value-type="float">
            <text:p>292095136</text:p>
          </table:table-cell>
          <table:table-cell office:value-type="float" office:value="96923176" calcext:value-type="float">
            <text:p>96923176</text:p>
          </table:table-cell>
          <table:table-cell office:value-type="float" office:value="65505152" calcext:value-type="float">
            <text:p>65505152</text:p>
          </table:table-cell>
          <table:table-cell office:value-type="float" office:value="64959800" calcext:value-type="float">
            <text:p>64959800</text:p>
          </table:table-cell>
          <table:table-cell table:number-columns-repeated="6"/>
        </table:table-row>
        <table:table-row table:style-name="ro1">
          <table:table-cell office:value-type="float" office:value="6338976" calcext:value-type="float">
            <text:p>6338976</text:p>
          </table:table-cell>
          <table:table-cell office:value-type="float" office:value="66022176" calcext:value-type="float">
            <text:p>66022176</text:p>
          </table:table-cell>
          <table:table-cell office:value-type="float" office:value="19792312" calcext:value-type="float">
            <text:p>19792312</text:p>
          </table:table-cell>
          <table:table-cell office:value-type="float" office:value="9999592" calcext:value-type="float">
            <text:p>9999592</text:p>
          </table:table-cell>
          <table:table-cell office:value-type="float" office:value="10513016" calcext:value-type="float">
            <text:p>10513016</text:p>
          </table:table-cell>
          <table:table-cell office:value-type="float" office:value="46424008" calcext:value-type="float">
            <text:p>46424008</text:p>
          </table:table-cell>
          <table:table-cell office:value-type="float" office:value="292214312" calcext:value-type="float">
            <text:p>292214312</text:p>
          </table:table-cell>
          <table:table-cell office:value-type="float" office:value="96942424" calcext:value-type="float">
            <text:p>96942424</text:p>
          </table:table-cell>
          <table:table-cell office:value-type="float" office:value="65506752" calcext:value-type="float">
            <text:p>65506752</text:p>
          </table:table-cell>
          <table:table-cell office:value-type="float" office:value="64973104" calcext:value-type="float">
            <text:p>64973104</text:p>
          </table:table-cell>
          <table:table-cell table:number-columns-repeated="6"/>
        </table:table-row>
        <table:table-row table:style-name="ro1">
          <table:table-cell office:value-type="float" office:value="6339824" calcext:value-type="float">
            <text:p>6339824</text:p>
          </table:table-cell>
          <table:table-cell office:value-type="float" office:value="66105120" calcext:value-type="float">
            <text:p>66105120</text:p>
          </table:table-cell>
          <table:table-cell office:value-type="float" office:value="19882256" calcext:value-type="float">
            <text:p>19882256</text:p>
          </table:table-cell>
          <table:table-cell office:value-type="float" office:value="10003240" calcext:value-type="float">
            <text:p>10003240</text:p>
          </table:table-cell>
          <table:table-cell office:value-type="float" office:value="10578648" calcext:value-type="float">
            <text:p>10578648</text:p>
          </table:table-cell>
          <table:table-cell office:value-type="float" office:value="46445312" calcext:value-type="float">
            <text:p>46445312</text:p>
          </table:table-cell>
          <table:table-cell office:value-type="float" office:value="292223024" calcext:value-type="float">
            <text:p>292223024</text:p>
          </table:table-cell>
          <table:table-cell office:value-type="float" office:value="97131208" calcext:value-type="float">
            <text:p>97131208</text:p>
          </table:table-cell>
          <table:table-cell office:value-type="float" office:value="65514232" calcext:value-type="float">
            <text:p>65514232</text:p>
          </table:table-cell>
          <table:table-cell office:value-type="float" office:value="64973144" calcext:value-type="float">
            <text:p>64973144</text:p>
          </table:table-cell>
          <table:table-cell table:number-columns-repeated="6"/>
        </table:table-row>
        <table:table-row table:style-name="ro1">
          <table:table-cell office:value-type="float" office:value="6371072" calcext:value-type="float">
            <text:p>6371072</text:p>
          </table:table-cell>
          <table:table-cell office:value-type="float" office:value="66160208" calcext:value-type="float">
            <text:p>66160208</text:p>
          </table:table-cell>
          <table:table-cell office:value-type="float" office:value="19899120" calcext:value-type="float">
            <text:p>19899120</text:p>
          </table:table-cell>
          <table:table-cell office:value-type="float" office:value="10010624" calcext:value-type="float">
            <text:p>10010624</text:p>
          </table:table-cell>
          <table:table-cell office:value-type="float" office:value="10617320" calcext:value-type="float">
            <text:p>10617320</text:p>
          </table:table-cell>
          <table:table-cell office:value-type="float" office:value="46449400" calcext:value-type="float">
            <text:p>46449400</text:p>
          </table:table-cell>
          <table:table-cell office:value-type="float" office:value="292313864" calcext:value-type="float">
            <text:p>292313864</text:p>
          </table:table-cell>
          <table:table-cell office:value-type="float" office:value="97360536" calcext:value-type="float">
            <text:p>97360536</text:p>
          </table:table-cell>
          <table:table-cell office:value-type="float" office:value="65525720" calcext:value-type="float">
            <text:p>65525720</text:p>
          </table:table-cell>
          <table:table-cell office:value-type="float" office:value="65011168" calcext:value-type="float">
            <text:p>65011168</text:p>
          </table:table-cell>
          <table:table-cell table:number-columns-repeated="6"/>
        </table:table-row>
        <table:table-row table:style-name="ro1">
          <table:table-cell office:value-type="float" office:value="6375816" calcext:value-type="float">
            <text:p>6375816</text:p>
          </table:table-cell>
          <table:table-cell office:value-type="float" office:value="66228696" calcext:value-type="float">
            <text:p>66228696</text:p>
          </table:table-cell>
          <table:table-cell office:value-type="float" office:value="19911312" calcext:value-type="float">
            <text:p>19911312</text:p>
          </table:table-cell>
          <table:table-cell office:value-type="float" office:value="10021408" calcext:value-type="float">
            <text:p>10021408</text:p>
          </table:table-cell>
          <table:table-cell office:value-type="float" office:value="10727640" calcext:value-type="float">
            <text:p>10727640</text:p>
          </table:table-cell>
          <table:table-cell office:value-type="float" office:value="46524104" calcext:value-type="float">
            <text:p>46524104</text:p>
          </table:table-cell>
          <table:table-cell office:value-type="float" office:value="292369104" calcext:value-type="float">
            <text:p>292369104</text:p>
          </table:table-cell>
          <table:table-cell office:value-type="float" office:value="97929232" calcext:value-type="float">
            <text:p>97929232</text:p>
          </table:table-cell>
          <table:table-cell office:value-type="float" office:value="66045680" calcext:value-type="float">
            <text:p>66045680</text:p>
          </table:table-cell>
          <table:table-cell office:value-type="float" office:value="65021952" calcext:value-type="float">
            <text:p>65021952</text:p>
          </table:table-cell>
          <table:table-cell table:number-columns-repeated="6"/>
        </table:table-row>
        <table:table-row table:style-name="ro1">
          <table:table-cell office:value-type="float" office:value="6409280" calcext:value-type="float">
            <text:p>6409280</text:p>
          </table:table-cell>
          <table:table-cell office:value-type="float" office:value="66604560" calcext:value-type="float">
            <text:p>66604560</text:p>
          </table:table-cell>
          <table:table-cell office:value-type="float" office:value="20175944" calcext:value-type="float">
            <text:p>20175944</text:p>
          </table:table-cell>
          <table:table-cell office:value-type="float" office:value="10032432" calcext:value-type="float">
            <text:p>10032432</text:p>
          </table:table-cell>
          <table:table-cell office:value-type="float" office:value="10790344" calcext:value-type="float">
            <text:p>10790344</text:p>
          </table:table-cell>
          <table:table-cell office:value-type="float" office:value="46532984" calcext:value-type="float">
            <text:p>46532984</text:p>
          </table:table-cell>
          <table:table-cell office:value-type="float" office:value="295072368" calcext:value-type="float">
            <text:p>295072368</text:p>
          </table:table-cell>
          <table:table-cell office:value-type="float" office:value="97953952" calcext:value-type="float">
            <text:p>97953952</text:p>
          </table:table-cell>
          <table:table-cell office:value-type="float" office:value="66125296" calcext:value-type="float">
            <text:p>66125296</text:p>
          </table:table-cell>
          <table:table-cell office:value-type="float" office:value="65047096" calcext:value-type="float">
            <text:p>65047096</text:p>
          </table:table-cell>
          <table:table-cell table:number-columns-repeated="6"/>
        </table:table-row>
        <table:table-row table:style-name="ro1">
          <table:table-cell office:value-type="float" office:value="6409832" calcext:value-type="float">
            <text:p>6409832</text:p>
          </table:table-cell>
          <table:table-cell office:value-type="float" office:value="66747352" calcext:value-type="float">
            <text:p>66747352</text:p>
          </table:table-cell>
          <table:table-cell office:value-type="float" office:value="20199688" calcext:value-type="float">
            <text:p>20199688</text:p>
          </table:table-cell>
          <table:table-cell office:value-type="float" office:value="10099384" calcext:value-type="float">
            <text:p>10099384</text:p>
          </table:table-cell>
          <table:table-cell office:value-type="float" office:value="10923320" calcext:value-type="float">
            <text:p>10923320</text:p>
          </table:table-cell>
          <table:table-cell office:value-type="float" office:value="46616680" calcext:value-type="float">
            <text:p>46616680</text:p>
          </table:table-cell>
          <table:table-cell office:value-type="float" office:value="295254232" calcext:value-type="float">
            <text:p>295254232</text:p>
          </table:table-cell>
          <table:table-cell office:value-type="float" office:value="98172192" calcext:value-type="float">
            <text:p>98172192</text:p>
          </table:table-cell>
          <table:table-cell office:value-type="float" office:value="68473384" calcext:value-type="float">
            <text:p>68473384</text:p>
          </table:table-cell>
          <table:table-cell office:value-type="float" office:value="65062920" calcext:value-type="float">
            <text:p>65062920</text:p>
          </table:table-cell>
          <table:table-cell table:number-columns-repeated="6"/>
        </table:table-row>
        <table:table-row table:style-name="ro1">
          <table:table-cell office:value-type="float" office:value="6459096" calcext:value-type="float">
            <text:p>6459096</text:p>
          </table:table-cell>
          <table:table-cell office:value-type="float" office:value="67106560" calcext:value-type="float">
            <text:p>67106560</text:p>
          </table:table-cell>
          <table:table-cell office:value-type="float" office:value="20220728" calcext:value-type="float">
            <text:p>20220728</text:p>
          </table:table-cell>
          <table:table-cell office:value-type="float" office:value="10106896" calcext:value-type="float">
            <text:p>10106896</text:p>
          </table:table-cell>
          <table:table-cell office:value-type="float" office:value="10937752" calcext:value-type="float">
            <text:p>10937752</text:p>
          </table:table-cell>
          <table:table-cell office:value-type="float" office:value="46726616" calcext:value-type="float">
            <text:p>46726616</text:p>
          </table:table-cell>
          <table:table-cell office:value-type="float" office:value="295537856" calcext:value-type="float">
            <text:p>295537856</text:p>
          </table:table-cell>
          <table:table-cell office:value-type="float" office:value="101372928" calcext:value-type="float">
            <text:p>101372928</text:p>
          </table:table-cell>
          <table:table-cell office:value-type="float" office:value="71211432" calcext:value-type="float">
            <text:p>71211432</text:p>
          </table:table-cell>
          <table:table-cell office:value-type="float" office:value="71147472" calcext:value-type="float">
            <text:p>71147472</text:p>
          </table:table-cell>
          <table:table-cell table:number-columns-repeated="6"/>
        </table:table-row>
        <table:table-row table:style-name="ro1">
          <table:table-cell office:value-type="float" office:value="6514728" calcext:value-type="float">
            <text:p>6514728</text:p>
          </table:table-cell>
          <table:table-cell office:value-type="float" office:value="67251464" calcext:value-type="float">
            <text:p>67251464</text:p>
          </table:table-cell>
          <table:table-cell office:value-type="float" office:value="20231872" calcext:value-type="float">
            <text:p>20231872</text:p>
          </table:table-cell>
          <table:table-cell office:value-type="float" office:value="10125200" calcext:value-type="float">
            <text:p>10125200</text:p>
          </table:table-cell>
          <table:table-cell office:value-type="float" office:value="11002464" calcext:value-type="float">
            <text:p>11002464</text:p>
          </table:table-cell>
          <table:table-cell office:value-type="float" office:value="47033800" calcext:value-type="float">
            <text:p>47033800</text:p>
          </table:table-cell>
          <table:table-cell office:value-type="float" office:value="297399104" calcext:value-type="float">
            <text:p>297399104</text:p>
          </table:table-cell>
          <table:table-cell office:value-type="float" office:value="103359432" calcext:value-type="float">
            <text:p>103359432</text:p>
          </table:table-cell>
          <table:table-cell office:value-type="float" office:value="71232240" calcext:value-type="float">
            <text:p>71232240</text:p>
          </table:table-cell>
          <table:table-cell office:value-type="float" office:value="71247872" calcext:value-type="float">
            <text:p>71247872</text:p>
          </table:table-cell>
          <table:table-cell table:number-columns-repeated="6"/>
        </table:table-row>
        <table:table-row table:style-name="ro1">
          <table:table-cell office:value-type="float" office:value="6589288" calcext:value-type="float">
            <text:p>6589288</text:p>
          </table:table-cell>
          <table:table-cell office:value-type="float" office:value="67872808" calcext:value-type="float">
            <text:p>67872808</text:p>
          </table:table-cell>
          <table:table-cell office:value-type="float" office:value="20260528" calcext:value-type="float">
            <text:p>20260528</text:p>
          </table:table-cell>
          <table:table-cell office:value-type="float" office:value="10150008" calcext:value-type="float">
            <text:p>10150008</text:p>
          </table:table-cell>
          <table:table-cell office:value-type="float" office:value="11163136" calcext:value-type="float">
            <text:p>11163136</text:p>
          </table:table-cell>
          <table:table-cell office:value-type="float" office:value="47812696" calcext:value-type="float">
            <text:p>47812696</text:p>
          </table:table-cell>
          <table:table-cell office:value-type="float" office:value="298154232" calcext:value-type="float">
            <text:p>298154232</text:p>
          </table:table-cell>
          <table:table-cell office:value-type="float" office:value="103371872" calcext:value-type="float">
            <text:p>103371872</text:p>
          </table:table-cell>
          <table:table-cell office:value-type="float" office:value="71319232" calcext:value-type="float">
            <text:p>71319232</text:p>
          </table:table-cell>
          <table:table-cell office:value-type="float" office:value="71348792" calcext:value-type="float">
            <text:p>71348792</text:p>
          </table:table-cell>
          <table:table-cell table:number-columns-repeated="6"/>
        </table:table-row>
        <table:table-row table:style-name="ro1">
          <table:table-cell office:value-type="float" office:value="6788424" calcext:value-type="float">
            <text:p>6788424</text:p>
          </table:table-cell>
          <table:table-cell office:value-type="float" office:value="68231920" calcext:value-type="float">
            <text:p>68231920</text:p>
          </table:table-cell>
          <table:table-cell office:value-type="float" office:value="20273912" calcext:value-type="float">
            <text:p>20273912</text:p>
          </table:table-cell>
          <table:table-cell office:value-type="float" office:value="10152072" calcext:value-type="float">
            <text:p>10152072</text:p>
          </table:table-cell>
          <table:table-cell office:value-type="float" office:value="11220488" calcext:value-type="float">
            <text:p>11220488</text:p>
          </table:table-cell>
          <table:table-cell office:value-type="float" office:value="47919472" calcext:value-type="float">
            <text:p>47919472</text:p>
          </table:table-cell>
          <table:table-cell office:value-type="float" office:value="298163512" calcext:value-type="float">
            <text:p>298163512</text:p>
          </table:table-cell>
          <table:table-cell office:value-type="float" office:value="103375536" calcext:value-type="float">
            <text:p>103375536</text:p>
          </table:table-cell>
          <table:table-cell office:value-type="float" office:value="71741160" calcext:value-type="float">
            <text:p>71741160</text:p>
          </table:table-cell>
          <table:table-cell office:value-type="float" office:value="71447816" calcext:value-type="float">
            <text:p>71447816</text:p>
          </table:table-cell>
          <table:table-cell table:number-columns-repeated="6"/>
        </table:table-row>
        <table:table-row table:style-name="ro1">
          <table:table-cell office:value-type="float" office:value="6793440" calcext:value-type="float">
            <text:p>6793440</text:p>
          </table:table-cell>
          <table:table-cell office:value-type="float" office:value="68687544" calcext:value-type="float">
            <text:p>68687544</text:p>
          </table:table-cell>
          <table:table-cell office:value-type="float" office:value="20368216" calcext:value-type="float">
            <text:p>20368216</text:p>
          </table:table-cell>
          <table:table-cell office:value-type="float" office:value="10160512" calcext:value-type="float">
            <text:p>10160512</text:p>
          </table:table-cell>
          <table:table-cell office:value-type="float" office:value="11245016" calcext:value-type="float">
            <text:p>11245016</text:p>
          </table:table-cell>
          <table:table-cell office:value-type="float" office:value="52520064" calcext:value-type="float">
            <text:p>52520064</text:p>
          </table:table-cell>
          <table:table-cell office:value-type="float" office:value="298247144" calcext:value-type="float">
            <text:p>298247144</text:p>
          </table:table-cell>
          <table:table-cell office:value-type="float" office:value="103378008" calcext:value-type="float">
            <text:p>103378008</text:p>
          </table:table-cell>
          <table:table-cell office:value-type="float" office:value="72577952" calcext:value-type="float">
            <text:p>72577952</text:p>
          </table:table-cell>
          <table:table-cell office:value-type="float" office:value="72127232" calcext:value-type="float">
            <text:p>72127232</text:p>
          </table:table-cell>
          <table:table-cell table:number-columns-repeated="6"/>
        </table:table-row>
        <table:table-row table:style-name="ro1">
          <table:table-cell office:value-type="float" office:value="7140424" calcext:value-type="float">
            <text:p>7140424</text:p>
          </table:table-cell>
          <table:table-cell office:value-type="float" office:value="68853064" calcext:value-type="float">
            <text:p>68853064</text:p>
          </table:table-cell>
          <table:table-cell office:value-type="float" office:value="20377576" calcext:value-type="float">
            <text:p>20377576</text:p>
          </table:table-cell>
          <table:table-cell office:value-type="float" office:value="10252640" calcext:value-type="float">
            <text:p>10252640</text:p>
          </table:table-cell>
          <table:table-cell office:value-type="float" office:value="11413320" calcext:value-type="float">
            <text:p>11413320</text:p>
          </table:table-cell>
          <table:table-cell office:value-type="float" office:value="52705832" calcext:value-type="float">
            <text:p>52705832</text:p>
          </table:table-cell>
          <table:table-cell office:value-type="float" office:value="298368312" calcext:value-type="float">
            <text:p>298368312</text:p>
          </table:table-cell>
          <table:table-cell office:value-type="float" office:value="103591464" calcext:value-type="float">
            <text:p>103591464</text:p>
          </table:table-cell>
          <table:table-cell office:value-type="float" office:value="73767400" calcext:value-type="float">
            <text:p>73767400</text:p>
          </table:table-cell>
          <table:table-cell office:value-type="float" office:value="73484936" calcext:value-type="float">
            <text:p>73484936</text:p>
          </table:table-cell>
          <table:table-cell table:number-columns-repeated="6"/>
        </table:table-row>
        <table:table-row table:style-name="ro1">
          <table:table-cell office:value-type="float" office:value="7395944" calcext:value-type="float">
            <text:p>7395944</text:p>
          </table:table-cell>
          <table:table-cell office:value-type="float" office:value="69149120" calcext:value-type="float">
            <text:p>69149120</text:p>
          </table:table-cell>
          <table:table-cell office:value-type="float" office:value="20401216" calcext:value-type="float">
            <text:p>20401216</text:p>
          </table:table-cell>
          <table:table-cell office:value-type="float" office:value="10267024" calcext:value-type="float">
            <text:p>10267024</text:p>
          </table:table-cell>
          <table:table-cell office:value-type="float" office:value="11621336" calcext:value-type="float">
            <text:p>11621336</text:p>
          </table:table-cell>
          <table:table-cell office:value-type="float" office:value="59079200" calcext:value-type="float">
            <text:p>59079200</text:p>
          </table:table-cell>
          <table:table-cell office:value-type="float" office:value="298390936" calcext:value-type="float">
            <text:p>298390936</text:p>
          </table:table-cell>
          <table:table-cell office:value-type="float" office:value="107033696" calcext:value-type="float">
            <text:p>107033696</text:p>
          </table:table-cell>
          <table:table-cell office:value-type="float" office:value="76113544" calcext:value-type="float">
            <text:p>76113544</text:p>
          </table:table-cell>
          <table:table-cell office:value-type="float" office:value="75656744" calcext:value-type="float">
            <text:p>75656744</text:p>
          </table:table-cell>
          <table:table-cell table:number-columns-repeated="6"/>
        </table:table-row>
        <table:table-row table:style-name="ro1">
          <table:table-cell office:value-type="float" office:value="7455488" calcext:value-type="float">
            <text:p>7455488</text:p>
          </table:table-cell>
          <table:table-cell office:value-type="float" office:value="69490656" calcext:value-type="float">
            <text:p>69490656</text:p>
          </table:table-cell>
          <table:table-cell office:value-type="float" office:value="20490544" calcext:value-type="float">
            <text:p>20490544</text:p>
          </table:table-cell>
          <table:table-cell office:value-type="float" office:value="10269520" calcext:value-type="float">
            <text:p>10269520</text:p>
          </table:table-cell>
          <table:table-cell office:value-type="float" office:value="11737560" calcext:value-type="float">
            <text:p>11737560</text:p>
          </table:table-cell>
          <table:table-cell office:value-type="float" office:value="59108344" calcext:value-type="float">
            <text:p>59108344</text:p>
          </table:table-cell>
          <table:table-cell office:value-type="float" office:value="298400120" calcext:value-type="float">
            <text:p>298400120</text:p>
          </table:table-cell>
          <table:table-cell office:value-type="float" office:value="107052872" calcext:value-type="float">
            <text:p>107052872</text:p>
          </table:table-cell>
          <table:table-cell office:value-type="float" office:value="77567312" calcext:value-type="float">
            <text:p>77567312</text:p>
          </table:table-cell>
          <table:table-cell office:value-type="float" office:value="77478640" calcext:value-type="float">
            <text:p>77478640</text:p>
          </table:table-cell>
          <table:table-cell table:number-columns-repeated="6"/>
        </table:table-row>
        <table:table-row table:style-name="ro1">
          <table:table-cell office:value-type="float" office:value="7786440" calcext:value-type="float">
            <text:p>7786440</text:p>
          </table:table-cell>
          <table:table-cell office:value-type="float" office:value="69602464" calcext:value-type="float">
            <text:p>69602464</text:p>
          </table:table-cell>
          <table:table-cell office:value-type="float" office:value="21109120" calcext:value-type="float">
            <text:p>21109120</text:p>
          </table:table-cell>
          <table:table-cell office:value-type="float" office:value="10778248" calcext:value-type="float">
            <text:p>10778248</text:p>
          </table:table-cell>
          <table:table-cell office:value-type="float" office:value="11773976" calcext:value-type="float">
            <text:p>11773976</text:p>
          </table:table-cell>
          <table:table-cell office:value-type="float" office:value="59137552" calcext:value-type="float">
            <text:p>59137552</text:p>
          </table:table-cell>
          <table:table-cell office:value-type="float" office:value="298429912" calcext:value-type="float">
            <text:p>298429912</text:p>
          </table:table-cell>
          <table:table-cell office:value-type="float" office:value="109651256" calcext:value-type="float">
            <text:p>109651256</text:p>
          </table:table-cell>
          <table:table-cell office:value-type="float" office:value="77626016" calcext:value-type="float">
            <text:p>77626016</text:p>
          </table:table-cell>
          <table:table-cell office:value-type="float" office:value="77617816" calcext:value-type="float">
            <text:p>77617816</text:p>
          </table:table-cell>
          <table:table-cell table:number-columns-repeated="6"/>
        </table:table-row>
        <table:table-row table:style-name="ro1">
          <table:table-cell office:value-type="float" office:value="8231704" calcext:value-type="float">
            <text:p>8231704</text:p>
          </table:table-cell>
          <table:table-cell office:value-type="float" office:value="70192104" calcext:value-type="float">
            <text:p>70192104</text:p>
          </table:table-cell>
          <table:table-cell office:value-type="float" office:value="21254408" calcext:value-type="float">
            <text:p>21254408</text:p>
          </table:table-cell>
          <table:table-cell office:value-type="float" office:value="10785184" calcext:value-type="float">
            <text:p>10785184</text:p>
          </table:table-cell>
          <table:table-cell office:value-type="float" office:value="11804496" calcext:value-type="float">
            <text:p>11804496</text:p>
          </table:table-cell>
          <table:table-cell office:value-type="float" office:value="59183816" calcext:value-type="float">
            <text:p>59183816</text:p>
          </table:table-cell>
          <table:table-cell office:value-type="float" office:value="298625112" calcext:value-type="float">
            <text:p>298625112</text:p>
          </table:table-cell>
          <table:table-cell office:value-type="float" office:value="114093864" calcext:value-type="float">
            <text:p>114093864</text:p>
          </table:table-cell>
          <table:table-cell office:value-type="float" office:value="81450944" calcext:value-type="float">
            <text:p>81450944</text:p>
          </table:table-cell>
          <table:table-cell office:value-type="float" office:value="77674632" calcext:value-type="float">
            <text:p>77674632</text:p>
          </table:table-cell>
          <table:table-cell table:number-columns-repeated="6"/>
        </table:table-row>
        <table:table-row table:style-name="ro1">
          <table:table-cell office:value-type="float" office:value="8676432" calcext:value-type="float">
            <text:p>8676432</text:p>
          </table:table-cell>
          <table:table-cell office:value-type="float" office:value="70266264" calcext:value-type="float">
            <text:p>70266264</text:p>
          </table:table-cell>
          <table:table-cell office:value-type="float" office:value="21398448" calcext:value-type="float">
            <text:p>21398448</text:p>
          </table:table-cell>
          <table:table-cell office:value-type="float" office:value="10925440" calcext:value-type="float">
            <text:p>10925440</text:p>
          </table:table-cell>
          <table:table-cell office:value-type="float" office:value="11883704" calcext:value-type="float">
            <text:p>11883704</text:p>
          </table:table-cell>
          <table:table-cell office:value-type="float" office:value="59287344" calcext:value-type="float">
            <text:p>59287344</text:p>
          </table:table-cell>
          <table:table-cell office:value-type="float" office:value="301850672" calcext:value-type="float">
            <text:p>301850672</text:p>
          </table:table-cell>
          <table:table-cell office:value-type="float" office:value="115827752" calcext:value-type="float">
            <text:p>115827752</text:p>
          </table:table-cell>
          <table:table-cell office:value-type="float" office:value="84575600" calcext:value-type="float">
            <text:p>84575600</text:p>
          </table:table-cell>
          <table:table-cell office:value-type="float" office:value="77699192" calcext:value-type="float">
            <text:p>77699192</text:p>
          </table:table-cell>
          <table:table-cell table:number-columns-repeated="6"/>
        </table:table-row>
        <table:table-row table:style-name="ro1">
          <table:table-cell office:value-type="float" office:value="8714496" calcext:value-type="float">
            <text:p>8714496</text:p>
          </table:table-cell>
          <table:table-cell office:value-type="float" office:value="70577232" calcext:value-type="float">
            <text:p>70577232</text:p>
          </table:table-cell>
          <table:table-cell office:value-type="float" office:value="21659256" calcext:value-type="float">
            <text:p>21659256</text:p>
          </table:table-cell>
          <table:table-cell office:value-type="float" office:value="11109392" calcext:value-type="float">
            <text:p>11109392</text:p>
          </table:table-cell>
          <table:table-cell office:value-type="float" office:value="12228736" calcext:value-type="float">
            <text:p>12228736</text:p>
          </table:table-cell>
          <table:table-cell office:value-type="float" office:value="59333944" calcext:value-type="float">
            <text:p>59333944</text:p>
          </table:table-cell>
          <table:table-cell office:value-type="float" office:value="302346912" calcext:value-type="float">
            <text:p>302346912</text:p>
          </table:table-cell>
          <table:table-cell office:value-type="float" office:value="115984168" calcext:value-type="float">
            <text:p>115984168</text:p>
          </table:table-cell>
          <table:table-cell office:value-type="float" office:value="84636568" calcext:value-type="float">
            <text:p>84636568</text:p>
          </table:table-cell>
          <table:table-cell office:value-type="float" office:value="77870976" calcext:value-type="float">
            <text:p>77870976</text:p>
          </table:table-cell>
          <table:table-cell table:number-columns-repeated="6"/>
        </table:table-row>
        <table:table-row table:style-name="ro1">
          <table:table-cell office:value-type="float" office:value="8718632" calcext:value-type="float">
            <text:p>8718632</text:p>
          </table:table-cell>
          <table:table-cell office:value-type="float" office:value="72002568" calcext:value-type="float">
            <text:p>72002568</text:p>
          </table:table-cell>
          <table:table-cell office:value-type="float" office:value="21949664" calcext:value-type="float">
            <text:p>21949664</text:p>
          </table:table-cell>
          <table:table-cell office:value-type="float" office:value="11133832" calcext:value-type="float">
            <text:p>11133832</text:p>
          </table:table-cell>
          <table:table-cell office:value-type="float" office:value="12340392" calcext:value-type="float">
            <text:p>12340392</text:p>
          </table:table-cell>
          <table:table-cell office:value-type="float" office:value="65556568" calcext:value-type="float">
            <text:p>65556568</text:p>
          </table:table-cell>
          <table:table-cell office:value-type="float" office:value="304793624" calcext:value-type="float">
            <text:p>304793624</text:p>
          </table:table-cell>
          <table:table-cell office:value-type="float" office:value="116005832" calcext:value-type="float">
            <text:p>116005832</text:p>
          </table:table-cell>
          <table:table-cell office:value-type="float" office:value="84649000" calcext:value-type="float">
            <text:p>84649000</text:p>
          </table:table-cell>
          <table:table-cell office:value-type="float" office:value="84179968" calcext:value-type="float">
            <text:p>84179968</text:p>
          </table:table-cell>
          <table:table-cell table:number-columns-repeated="6"/>
        </table:table-row>
        <table:table-row table:style-name="ro1">
          <table:table-cell office:value-type="float" office:value="8728536" calcext:value-type="float">
            <text:p>8728536</text:p>
          </table:table-cell>
          <table:table-cell office:value-type="float" office:value="73103424" calcext:value-type="float">
            <text:p>73103424</text:p>
          </table:table-cell>
          <table:table-cell office:value-type="float" office:value="22067992" calcext:value-type="float">
            <text:p>22067992</text:p>
          </table:table-cell>
          <table:table-cell office:value-type="float" office:value="11630992" calcext:value-type="float">
            <text:p>11630992</text:p>
          </table:table-cell>
          <table:table-cell office:value-type="float" office:value="12347208" calcext:value-type="float">
            <text:p>12347208</text:p>
          </table:table-cell>
          <table:table-cell office:value-type="float" office:value="67584792" calcext:value-type="float">
            <text:p>67584792</text:p>
          </table:table-cell>
          <table:table-cell office:value-type="float" office:value="307217008" calcext:value-type="float">
            <text:p>307217008</text:p>
          </table:table-cell>
          <table:table-cell office:value-type="float" office:value="116012632" calcext:value-type="float">
            <text:p>116012632</text:p>
          </table:table-cell>
          <table:table-cell office:value-type="float" office:value="88861104" calcext:value-type="float">
            <text:p>88861104</text:p>
          </table:table-cell>
          <table:table-cell office:value-type="float" office:value="90147016" calcext:value-type="float">
            <text:p>90147016</text:p>
          </table:table-cell>
          <table:table-cell table:number-columns-repeated="6"/>
        </table:table-row>
        <table:table-row table:style-name="ro1">
          <table:table-cell office:value-type="float" office:value="8732192" calcext:value-type="float">
            <text:p>8732192</text:p>
          </table:table-cell>
          <table:table-cell office:value-type="float" office:value="73853072" calcext:value-type="float">
            <text:p>73853072</text:p>
          </table:table-cell>
          <table:table-cell office:value-type="float" office:value="22086216" calcext:value-type="float">
            <text:p>22086216</text:p>
          </table:table-cell>
          <table:table-cell office:value-type="float" office:value="11651984" calcext:value-type="float">
            <text:p>11651984</text:p>
          </table:table-cell>
          <table:table-cell office:value-type="float" office:value="12606696" calcext:value-type="float">
            <text:p>12606696</text:p>
          </table:table-cell>
          <table:table-cell office:value-type="float" office:value="71937280" calcext:value-type="float">
            <text:p>71937280</text:p>
          </table:table-cell>
          <table:table-cell office:value-type="float" office:value="310642264" calcext:value-type="float">
            <text:p>310642264</text:p>
          </table:table-cell>
          <table:table-cell office:value-type="float" office:value="116076544" calcext:value-type="float">
            <text:p>116076544</text:p>
          </table:table-cell>
          <table:table-cell office:value-type="float" office:value="89960376" calcext:value-type="float">
            <text:p>89960376</text:p>
          </table:table-cell>
          <table:table-cell office:value-type="float" office:value="90503368" calcext:value-type="float">
            <text:p>90503368</text:p>
          </table:table-cell>
          <table:table-cell table:number-columns-repeated="6"/>
        </table:table-row>
        <table:table-row table:style-name="ro1">
          <table:table-cell office:value-type="float" office:value="8782056" calcext:value-type="float">
            <text:p>8782056</text:p>
          </table:table-cell>
          <table:table-cell office:value-type="float" office:value="74081216" calcext:value-type="float">
            <text:p>74081216</text:p>
          </table:table-cell>
          <table:table-cell office:value-type="float" office:value="22382224" calcext:value-type="float">
            <text:p>22382224</text:p>
          </table:table-cell>
          <table:table-cell office:value-type="float" office:value="11851616" calcext:value-type="float">
            <text:p>11851616</text:p>
          </table:table-cell>
          <table:table-cell office:value-type="float" office:value="12796448" calcext:value-type="float">
            <text:p>12796448</text:p>
          </table:table-cell>
          <table:table-cell office:value-type="float" office:value="86085248" calcext:value-type="float">
            <text:p>86085248</text:p>
          </table:table-cell>
          <table:table-cell office:value-type="float" office:value="310922488" calcext:value-type="float">
            <text:p>310922488</text:p>
          </table:table-cell>
          <table:table-cell office:value-type="float" office:value="117767056" calcext:value-type="float">
            <text:p>117767056</text:p>
          </table:table-cell>
          <table:table-cell office:value-type="float" office:value="91000016" calcext:value-type="float">
            <text:p>91000016</text:p>
          </table:table-cell>
          <table:table-cell office:value-type="float" office:value="90918800" calcext:value-type="float">
            <text:p>90918800</text:p>
          </table:table-cell>
          <table:table-cell table:number-columns-repeated="6"/>
        </table:table-row>
        <table:table-row table:style-name="ro1">
          <table:table-cell office:value-type="float" office:value="8832000" calcext:value-type="float">
            <text:p>8832000</text:p>
          </table:table-cell>
          <table:table-cell office:value-type="float" office:value="76661056" calcext:value-type="float">
            <text:p>76661056</text:p>
          </table:table-cell>
          <table:table-cell office:value-type="float" office:value="22732520" calcext:value-type="float">
            <text:p>22732520</text:p>
          </table:table-cell>
          <table:table-cell office:value-type="float" office:value="12074400" calcext:value-type="float">
            <text:p>12074400</text:p>
          </table:table-cell>
          <table:table-cell office:value-type="float" office:value="13062424" calcext:value-type="float">
            <text:p>13062424</text:p>
          </table:table-cell>
          <table:table-cell office:value-type="float" office:value="90968832" calcext:value-type="float">
            <text:p>90968832</text:p>
          </table:table-cell>
          <table:table-cell office:value-type="float" office:value="311084544" calcext:value-type="float">
            <text:p>311084544</text:p>
          </table:table-cell>
          <table:table-cell office:value-type="float" office:value="122353256" calcext:value-type="float">
            <text:p>122353256</text:p>
          </table:table-cell>
          <table:table-cell office:value-type="float" office:value="97022976" calcext:value-type="float">
            <text:p>97022976</text:p>
          </table:table-cell>
          <table:table-cell office:value-type="float" office:value="91098504" calcext:value-type="float">
            <text:p>91098504</text:p>
          </table:table-cell>
          <table:table-cell table:number-columns-repeated="6"/>
        </table:table-row>
        <table:table-row table:style-name="ro1">
          <table:table-cell office:value-type="float" office:value="8879528" calcext:value-type="float">
            <text:p>8879528</text:p>
          </table:table-cell>
          <table:table-cell office:value-type="float" office:value="78465744" calcext:value-type="float">
            <text:p>78465744</text:p>
          </table:table-cell>
          <table:table-cell office:value-type="float" office:value="25732448" calcext:value-type="float">
            <text:p>25732448</text:p>
          </table:table-cell>
          <table:table-cell office:value-type="float" office:value="12424680" calcext:value-type="float">
            <text:p>12424680</text:p>
          </table:table-cell>
          <table:table-cell office:value-type="float" office:value="13208384" calcext:value-type="float">
            <text:p>13208384</text:p>
          </table:table-cell>
          <table:table-cell office:value-type="float" office:value="101767344" calcext:value-type="float">
            <text:p>101767344</text:p>
          </table:table-cell>
          <table:table-cell office:value-type="float" office:value="315559992" calcext:value-type="float">
            <text:p>315559992</text:p>
          </table:table-cell>
          <table:table-cell office:value-type="float" office:value="122366232" calcext:value-type="float">
            <text:p>122366232</text:p>
          </table:table-cell>
          <table:table-cell office:value-type="float" office:value="102960680" calcext:value-type="float">
            <text:p>102960680</text:p>
          </table:table-cell>
          <table:table-cell office:value-type="float" office:value="93531512" calcext:value-type="float">
            <text:p>93531512</text:p>
          </table:table-cell>
          <table:table-cell table:number-columns-repeated="6"/>
        </table:table-row>
        <table:table-row table:style-name="ro1">
          <table:table-cell office:value-type="float" office:value="10382696" calcext:value-type="float">
            <text:p>10382696</text:p>
          </table:table-cell>
          <table:table-cell office:value-type="float" office:value="81239560" calcext:value-type="float">
            <text:p>81239560</text:p>
          </table:table-cell>
          <table:table-cell office:value-type="float" office:value="27141048" calcext:value-type="float">
            <text:p>27141048</text:p>
          </table:table-cell>
          <table:table-cell office:value-type="float" office:value="13458480" calcext:value-type="float">
            <text:p>13458480</text:p>
          </table:table-cell>
          <table:table-cell office:value-type="float" office:value="13396760" calcext:value-type="float">
            <text:p>13396760</text:p>
          </table:table-cell>
          <table:table-cell office:value-type="float" office:value="123105904" calcext:value-type="float">
            <text:p>123105904</text:p>
          </table:table-cell>
          <table:table-cell office:value-type="float" office:value="316487400" calcext:value-type="float">
            <text:p>316487400</text:p>
          </table:table-cell>
          <table:table-cell office:value-type="float" office:value="122376824" calcext:value-type="float">
            <text:p>122376824</text:p>
          </table:table-cell>
          <table:table-cell office:value-type="float" office:value="160990816" calcext:value-type="float">
            <text:p>160990816</text:p>
          </table:table-cell>
          <table:table-cell office:value-type="float" office:value="96847192" calcext:value-type="float">
            <text:p>96847192</text:p>
          </table:table-cell>
          <table:table-cell table:number-columns-repeated="6"/>
        </table:table-row>
        <table:table-row table:style-name="ro1">
          <table:table-cell office:value-type="float" office:value="5580640" calcext:value-type="float">
            <text:p>5580640</text:p>
          </table:table-cell>
          <table:table-cell office:value-type="float" office:value="62593968" calcext:value-type="float">
            <text:p>62593968</text:p>
          </table:table-cell>
          <table:table-cell office:value-type="float" office:value="18623296" calcext:value-type="float">
            <text:p>18623296</text:p>
          </table:table-cell>
          <table:table-cell office:value-type="float" office:value="9393592" calcext:value-type="float">
            <text:p>9393592</text:p>
          </table:table-cell>
          <table:table-cell office:value-type="float" office:value="9419184" calcext:value-type="float">
            <text:p>9419184</text:p>
          </table:table-cell>
          <table:table-cell office:value-type="float" office:value="8078536" calcext:value-type="float">
            <text:p>8078536</text:p>
          </table:table-cell>
          <table:table-cell office:value-type="float" office:value="79550168" calcext:value-type="float">
            <text:p>79550168</text:p>
          </table:table-cell>
          <table:table-cell office:value-type="float" office:value="20310952" calcext:value-type="float">
            <text:p>20310952</text:p>
          </table:table-cell>
          <table:table-cell office:value-type="float" office:value="13357880" calcext:value-type="float">
            <text:p>13357880</text:p>
          </table:table-cell>
          <table:table-cell office:value-type="float" office:value="113688216" calcext:value-type="float">
            <text:p>11368821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J1000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20:55:19.92249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24T20:58:22.240441145</dc:date>
    <meta:editing-duration>P0D</meta:editing-duration>
    <meta:editing-cycles>1</meta:editing-cycles>
    <meta:document-statistic meta:table-count="1" meta:cell-count="10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L3:Sheet1.P3" chart:error-lower-range="Sheet1.L3:Sheet1.P3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category="cell-range" chart:error-upper-range="Sheet1.L3:Sheet1.P3" chart:error-lower-range="Sheet1.L3:Sheet1.P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L3:Sheet1.P3" chart:error-lower-range="Sheet1.L3:Sheet1.P3" chart:std-weight="1"/>
      <style:graphic-properties draw:stroke="solid" svg:stroke-width="0.102cm" svg:stroke-color="#ff3333" svg:stroke-opacity="95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5.841cm" svg:y="0.316cm" chart:style-name="ch2">
          <text:p>Performance Bandas</text:p>
        </chart:title>
        <chart:plot-area chart:style-name="ch3" table:cell-range-address="Sheet1.L1:Sheet1.P2" chart:data-source-has-labels="row" svg:x="1.331cm" svg:y="1.661cm" svg:width="14.032cm" svg:height="6.745cm">
          <chartooo:coordinate-region svg:x="3.064cm" svg:y="1.861cm" svg:width="12.299cm" svg:height="5.898cm"/>
          <chart:axis chart:dimension="x" chart:name="primary-x" chart:style-name="ch4" chartooo:axis-type="auto">
            <chartooo:date-scale/>
            <chart:categories table:cell-range-address="Sheet1.L1:Sheet1.P1"/>
          </chart:axis>
          <chart:axis chart:dimension="y" chart:name="primary-y" chart:style-name="ch5">
            <chart:title svg:x="0.451cm" svg:y="5.58cm" chart:style-name="ch6">
              <text:p>tiempo</text:p>
            </chart:title>
            <chart:grid chart:style-name="ch7" chart:class="major"/>
          </chart:axis>
          <chart:series chart:style-name="ch8" chart:values-cell-range-address="Sheet1.L2:Sheet1.P2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L1:Sheet1.P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913728.67774086">
                <text:p>5913728.67774086</text:p>
                <draw:g>
                  <svg:desc>Sheet1.L2:Sheet1.P2</svg:desc>
                </draw:g>
              </table:table-cell>
              <table:table-cell office:value-type="float" office:value="62875359.1096346">
                <text:p>62875359.1096346</text:p>
              </table:table-cell>
              <table:table-cell office:value-type="float" office:value="18949521.6212625">
                <text:p>18949521.6212625</text:p>
              </table:table-cell>
              <table:table-cell office:value-type="float" office:value="9607845.3820598">
                <text:p>9607845.3820598</text:p>
              </table:table-cell>
              <table:table-cell office:value-type="float" office:value="9633029.06312292">
                <text:p>9633029.0631229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2822.0877842514">
                <text:p>42822.0877842514</text:p>
                <draw:g>
                  <svg:desc>Sheet1.L3:Sheet1.P3</svg:desc>
                </draw:g>
              </table:table-cell>
              <table:table-cell office:value-type="float" office:value="91503.4127956031">
                <text:p>91503.4127956031</text:p>
              </table:table-cell>
              <table:table-cell office:value-type="float" office:value="50012.2322445813">
                <text:p>50012.2322445813</text:p>
              </table:table-cell>
              <table:table-cell office:value-type="float" office:value="56802.6064490987">
                <text:p>56802.6064490987</text:p>
              </table:table-cell>
              <table:table-cell office:value-type="float" office:value="65522.9359556808">
                <text:p>65522.935955680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2822.0877842514">
                <text:p>42822.0877842514</text:p>
                <draw:g>
                  <svg:desc>Sheet1.L3:Sheet1.P3</svg:desc>
                </draw:g>
              </table:table-cell>
              <table:table-cell office:value-type="float" office:value="91503.4127956031">
                <text:p>91503.4127956031</text:p>
              </table:table-cell>
              <table:table-cell office:value-type="float" office:value="50012.2322445813">
                <text:p>50012.2322445813</text:p>
              </table:table-cell>
              <table:table-cell office:value-type="float" office:value="56802.6064490987">
                <text:p>56802.6064490987</text:p>
              </table:table-cell>
              <table:table-cell office:value-type="float" office:value="65522.9359556808">
                <text:p>65522.9359556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